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7.9102in" svg:height="3.5429in" svg:x="0.3764in" svg:y="0.8933in">
            <draw:object draw:notify-on-update-of-ranges="Sheet2.M2:Sheet2.M112 Sheet2.N1:Sheet2.N1 Sheet2.N2:Sheet2.N112 Sheet2.M2:Sheet2.M112 Sheet2.O1:Sheet2.O1 Sheet2.O2:Sheet2.O112 Sheet2.M2:Sheet2.M112 Sheet2.P1:Sheet2.P1 Sheet2.P2:Sheet2.P112 Sheet2.M2:Sheet2.M112 Sheet2.Q1:Sheet2.Q1 Sheet2.Q2:Sheet2.Q112 Sheet2.M2:Sheet2.M112 Sheet2.R1:Sheet2.R1 Sheet2.R2:Sheet2.R112 Sheet2.M2:Sheet2.M112 Sheet2.S1:Sheet2.S1 Sheet2.S2:Sheet2.S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9102in" svg:height="3.5429in" svg:x="0.4067in" svg:y="4.6988in">
            <draw:object draw:notify-on-update-of-ranges="Sheet2.V1:Sheet2.V1 Sheet2.W1:Sheet2.W1 Sheet2.X1:Sheet2.X1 Sheet2.Y1:Sheet2.Y1 Sheet2.Z1:Sheet2.Z1 Sheet2.AA1:Sheet2.AA1 Sheet2.AA3:Sheet2.AA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8" table:default-cell-style-name="Default"/>
        <table:table-row table:style-name="ro1">
          <table:table-cell table:number-columns-repeated="12"/>
          <table:table-cell office:value-type="string" calcext:value-type="string">
            <text:p>ADC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+grad</text:p>
          </table:table-cell>
          <table:table-cell office:value-type="string" calcext:value-type="string">
            <text:p>en+grad(0.25)</text:p>
          </table:table-cell>
          <table:table-cell office:value-type="string" calcext:value-type="string">
            <text:p>en+grad(0.2)</text:p>
          </table:table-cell>
          <table:table-cell office:value-type="string" calcext:value-type="string">
            <text:p>en+grad(0.15)</text:p>
          </table:table-cell>
          <table:table-cell office:value-type="string" calcext:value-type="string">
            <text:p>en+grad(0.1)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+grad</text:p>
          </table:table-cell>
          <table:table-cell office:value-type="string" calcext:value-type="string">
            <text:p>en+grad(0.25)</text:p>
          </table:table-cell>
          <table:table-cell office:value-type="string" calcext:value-type="string">
            <text:p>en+grad(0.2)</text:p>
          </table:table-cell>
          <table:table-cell office:value-type="string" calcext:value-type="string">
            <text:p>en+grad(0.15)</text:p>
          </table:table-cell>
          <table:table-cell office:value-type="string" calcext:value-type="string">
            <text:p>en+grad(0.1)</text:p>
          </table:table-cell>
          <table:table-cell table:number-columns-repeated="2"/>
          <table:table-cell office:value-type="string" calcext:value-type="string">
            <text:p>TRAJ:</text:p>
          </table:table-cell>
          <table:table-cell office:value-type="string" calcext:value-type="string">
            <text:p>Npoints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+grad</text:p>
          </table:table-cell>
          <table:table-cell office:value-type="string" calcext:value-type="string">
            <text:p>en+grad(0.25)</text:p>
          </table:table-cell>
          <table:table-cell office:value-type="string" calcext:value-type="string">
            <text:p>en+grad(0.2)</text:p>
          </table:table-cell>
          <table:table-cell office:value-type="string" calcext:value-type="string">
            <text:p>en+grad(0.15)</text:p>
          </table:table-cell>
          <table:table-cell office:value-type="string" calcext:value-type="string">
            <text:p>en+grad(0.1)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+grad</text:p>
          </table:table-cell>
          <table:table-cell office:value-type="string" calcext:value-type="string">
            <text:p>en+grad(0.25)</text:p>
          </table:table-cell>
          <table:table-cell office:value-type="string" calcext:value-type="string">
            <text:p>en+grad(0.2)</text:p>
          </table:table-cell>
          <table:table-cell office:value-type="string" calcext:value-type="string">
            <text:p>en+grad(0.15)</text:p>
          </table:table-cell>
          <table:table-cell office:value-type="string" calcext:value-type="string">
            <text:p>en+grad(0.1)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8" table:number-rows-spanned="2">
            <text:p>ENERGY GAP: E_traj - E_pred</text:p>
          </table:table-cell>
          <table:covered-table-cell table:number-columns-repeated="7"/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0.007180540059" calcext:value-type="float">
            <text:p>-0.007180540059</text:p>
          </table:table-cell>
          <table:table-cell office:value-type="float" office:value="0.0980515269" calcext:value-type="float">
            <text:p>0.0980515269</text:p>
          </table:table-cell>
          <table:table-cell office:value-type="float" office:value="0.109033733298" calcext:value-type="float">
            <text:p>0.109033733298</text:p>
          </table:table-cell>
          <table:table-cell office:value-type="float" office:value="0.103350095005" calcext:value-type="float">
            <text:p>0.103350095005</text:p>
          </table:table-cell>
          <table:table-cell office:value-type="float" office:value="0.097604097208" calcext:value-type="float">
            <text:p>0.0976040972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24655701358" calcext:value-type="float">
            <text:p>-0.02465570135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formula="of:=ABS([.N2])" office:value-type="float" office:value="0.007180540059" calcext:value-type="float">
            <text:p>0.007180540059</text:p>
          </table:table-cell>
          <table:table-cell table:formula="of:=ABS([.O2])" office:value-type="float" office:value="0.0980515269" calcext:value-type="float">
            <text:p>0.0980515269</text:p>
          </table:table-cell>
          <table:table-cell table:formula="of:=ABS([.P2])" office:value-type="float" office:value="0.109033733298" calcext:value-type="float">
            <text:p>0.109033733298</text:p>
          </table:table-cell>
          <table:table-cell table:formula="of:=ABS([.Q2])" office:value-type="float" office:value="0.103350095005" calcext:value-type="float">
            <text:p>0.103350095005</text:p>
          </table:table-cell>
          <table:table-cell table:formula="of:=ABS([.R2])" office:value-type="float" office:value="0.097604097208" calcext:value-type="float">
            <text:p>0.097604097208</text:p>
          </table:table-cell>
          <table:table-cell table:formula="of:=ABS([.S2])" office:value-type="float" office:value="0" calcext:value-type="float">
            <text:p>0</text:p>
          </table:table-cell>
          <table:table-cell/>
          <table:table-cell table:formula="of:=ABS([.V2])" office:value-type="float" office:value="0.024655701358" calcext:value-type="float">
            <text:p>0.024655701358</text:p>
          </table:table-cell>
          <table:table-cell table:formula="of:=ABS([.W2])" office:value-type="float" office:value="0" calcext:value-type="float">
            <text:p>0</text:p>
          </table:table-cell>
          <table:table-cell table:formula="of:=ABS([.X2])" office:value-type="float" office:value="0" calcext:value-type="float">
            <text:p>0</text:p>
          </table:table-cell>
          <table:table-cell table:formula="of:=ABS([.Y2])" office:value-type="float" office:value="0" calcext:value-type="float">
            <text:p>0</text:p>
          </table:table-cell>
          <table:table-cell table:formula="of:=ABS([.Z2])" office:value-type="float" office:value="0" calcext:value-type="float">
            <text:p>0</text:p>
          </table:table-cell>
          <table:table-cell table:formula="of:=ABS([.AA2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number-columns-repeated="8"/>
          <table:table-cell/>
          <table:table-cell table:style-name="ce2" office:value-type="string" calcext:value-type="string">
            <text:p>ADC 1k</text:p>
          </table:table-cell>
          <table:table-cell table:style-name="ce2" office:value-type="string" calcext:value-type="string">
            <text:p>AVERAGE 0 - 31 fs</text:p>
          </table:table-cell>
          <table:table-cell office:value-type="float" office:value="1" calcext:value-type="float">
            <text:p>1</text:p>
          </table:table-cell>
          <table:table-cell office:value-type="float" office:value="0.003811505794" calcext:value-type="float">
            <text:p>0.003811505794</text:p>
          </table:table-cell>
          <table:table-cell office:value-type="float" office:value="0.326259257227" calcext:value-type="float">
            <text:p>0.326259257227</text:p>
          </table:table-cell>
          <table:table-cell office:value-type="float" office:value="0.341576666301" calcext:value-type="float">
            <text:p>0.341576666301</text:p>
          </table:table-cell>
          <table:table-cell office:value-type="float" office:value="0.336915409114" calcext:value-type="float">
            <text:p>0.336915409114</text:p>
          </table:table-cell>
          <table:table-cell office:value-type="float" office:value="0.331739064894" calcext:value-type="float">
            <text:p>0.33173906489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0.00577612899" calcext:value-type="float">
            <text:p>-0.0057761289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formula="of:=ABS([.N3])" office:value-type="float" office:value="0.003811505794" calcext:value-type="float">
            <text:p>0.003811505794</text:p>
          </table:table-cell>
          <table:table-cell table:formula="of:=ABS([.O3])" office:value-type="float" office:value="0.326259257227" calcext:value-type="float">
            <text:p>0.326259257227</text:p>
          </table:table-cell>
          <table:table-cell table:formula="of:=ABS([.P3])" office:value-type="float" office:value="0.341576666301" calcext:value-type="float">
            <text:p>0.341576666301</text:p>
          </table:table-cell>
          <table:table-cell table:formula="of:=ABS([.Q3])" office:value-type="float" office:value="0.336915409114" calcext:value-type="float">
            <text:p>0.336915409114</text:p>
          </table:table-cell>
          <table:table-cell table:formula="of:=ABS([.R3])" office:value-type="float" office:value="0.331739064894" calcext:value-type="float">
            <text:p>0.331739064894</text:p>
          </table:table-cell>
          <table:table-cell table:formula="of:=ABS([.S3])" office:value-type="float" office:value="0" calcext:value-type="float">
            <text:p>0</text:p>
          </table:table-cell>
          <table:table-cell/>
          <table:table-cell table:formula="of:=ABS([.V3])" office:value-type="float" office:value="0.00577612899" calcext:value-type="float">
            <text:p>0.00577612899</text:p>
          </table:table-cell>
          <table:table-cell table:formula="of:=ABS([.W3])" office:value-type="float" office:value="0" calcext:value-type="float">
            <text:p>0</text:p>
          </table:table-cell>
          <table:table-cell table:formula="of:=ABS([.X3])" office:value-type="float" office:value="0" calcext:value-type="float">
            <text:p>0</text:p>
          </table:table-cell>
          <table:table-cell table:formula="of:=ABS([.Y3])" office:value-type="float" office:value="0" calcext:value-type="float">
            <text:p>0</text:p>
          </table:table-cell>
          <table:table-cell table:formula="of:=ABS([.Z3])" office:value-type="float" office:value="0" calcext:value-type="float">
            <text:p>0</text:p>
          </table:table-cell>
          <table:table-cell table:formula="of:=ABS([.AA3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en</text:p>
          </table:table-cell>
          <table:table-cell table:style-name="ce2" table:formula="of:=AVERAGE([.AL2:.AL61])" office:value-type="float" office:value="0.0119158718519333" calcext:value-type="float">
            <text:p>0.0119158718519333</text:p>
          </table:table-cell>
          <table:table-cell office:value-type="float" office:value="1.5" calcext:value-type="float">
            <text:p>1.5</text:p>
          </table:table-cell>
          <table:table-cell office:value-type="float" office:value="0.00557012632" calcext:value-type="float">
            <text:p>0.00557012632</text:p>
          </table:table-cell>
          <table:table-cell office:value-type="float" office:value="0.502560140055" calcext:value-type="float">
            <text:p>0.502560140055</text:p>
          </table:table-cell>
          <table:table-cell office:value-type="float" office:value="0.520340055363" calcext:value-type="float">
            <text:p>0.520340055363</text:p>
          </table:table-cell>
          <table:table-cell office:value-type="float" office:value="0.516227377875" calcext:value-type="float">
            <text:p>0.516227377875</text:p>
          </table:table-cell>
          <table:table-cell office:value-type="float" office:value="0.510938797087" calcext:value-type="float">
            <text:p>0.5109387970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7778088933" calcext:value-type="float">
            <text:p>0.00777808893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formula="of:=ABS([.N4])" office:value-type="float" office:value="0.00557012632" calcext:value-type="float">
            <text:p>0.00557012632</text:p>
          </table:table-cell>
          <table:table-cell table:formula="of:=ABS([.O4])" office:value-type="float" office:value="0.502560140055" calcext:value-type="float">
            <text:p>0.502560140055</text:p>
          </table:table-cell>
          <table:table-cell table:formula="of:=ABS([.P4])" office:value-type="float" office:value="0.520340055363" calcext:value-type="float">
            <text:p>0.520340055363</text:p>
          </table:table-cell>
          <table:table-cell table:formula="of:=ABS([.Q4])" office:value-type="float" office:value="0.516227377875" calcext:value-type="float">
            <text:p>0.516227377875</text:p>
          </table:table-cell>
          <table:table-cell table:formula="of:=ABS([.R4])" office:value-type="float" office:value="0.510938797087" calcext:value-type="float">
            <text:p>0.510938797087</text:p>
          </table:table-cell>
          <table:table-cell table:formula="of:=ABS([.S4])" office:value-type="float" office:value="0" calcext:value-type="float">
            <text:p>0</text:p>
          </table:table-cell>
          <table:table-cell/>
          <table:table-cell table:formula="of:=ABS([.V4])" office:value-type="float" office:value="0.007778088933" calcext:value-type="float">
            <text:p>0.007778088933</text:p>
          </table:table-cell>
          <table:table-cell table:formula="of:=ABS([.W4])" office:value-type="float" office:value="0" calcext:value-type="float">
            <text:p>0</text:p>
          </table:table-cell>
          <table:table-cell table:formula="of:=ABS([.X4])" office:value-type="float" office:value="0" calcext:value-type="float">
            <text:p>0</text:p>
          </table:table-cell>
          <table:table-cell table:formula="of:=ABS([.Y4])" office:value-type="float" office:value="0" calcext:value-type="float">
            <text:p>0</text:p>
          </table:table-cell>
          <table:table-cell table:formula="of:=ABS([.Z4])" office:value-type="float" office:value="0" calcext:value-type="float">
            <text:p>0</text:p>
          </table:table-cell>
          <table:table-cell table:formula="of:=ABS([.AA4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en+grad</text:p>
          </table:table-cell>
          <table:table-cell table:style-name="ce2" table:formula="of:=AVERAGE([.AM2:.AM61])" office:value-type="float" office:value="0.4333403180079" calcext:value-type="float">
            <text:p>0.4333403180079</text:p>
          </table:table-cell>
          <table:table-cell office:value-type="float" office:value="2" calcext:value-type="float">
            <text:p>2</text:p>
          </table:table-cell>
          <table:table-cell office:value-type="float" office:value="0.004785100815" calcext:value-type="float">
            <text:p>0.004785100815</text:p>
          </table:table-cell>
          <table:table-cell office:value-type="float" office:value="0.557911561636" calcext:value-type="float">
            <text:p>0.557911561636</text:p>
          </table:table-cell>
          <table:table-cell office:value-type="float" office:value="0.575908964144" calcext:value-type="float">
            <text:p>0.575908964144</text:p>
          </table:table-cell>
          <table:table-cell office:value-type="float" office:value="0.571813712188" calcext:value-type="float">
            <text:p>0.571813712188</text:p>
          </table:table-cell>
          <table:table-cell office:value-type="float" office:value="0.565953870627" calcext:value-type="float">
            <text:p>0.565953870627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01375707676" calcext:value-type="float">
            <text:p>0.0137570767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table:formula="of:=ABS([.N5])" office:value-type="float" office:value="0.004785100815" calcext:value-type="float">
            <text:p>0.004785100815</text:p>
          </table:table-cell>
          <table:table-cell table:formula="of:=ABS([.O5])" office:value-type="float" office:value="0.557911561636" calcext:value-type="float">
            <text:p>0.557911561636</text:p>
          </table:table-cell>
          <table:table-cell table:formula="of:=ABS([.P5])" office:value-type="float" office:value="0.575908964144" calcext:value-type="float">
            <text:p>0.575908964144</text:p>
          </table:table-cell>
          <table:table-cell table:formula="of:=ABS([.Q5])" office:value-type="float" office:value="0.571813712188" calcext:value-type="float">
            <text:p>0.571813712188</text:p>
          </table:table-cell>
          <table:table-cell table:formula="of:=ABS([.R5])" office:value-type="float" office:value="0.565953870627" calcext:value-type="float">
            <text:p>0.565953870627</text:p>
          </table:table-cell>
          <table:table-cell table:formula="of:=ABS([.S5])" office:value-type="float" office:value="0" calcext:value-type="float">
            <text:p>0</text:p>
          </table:table-cell>
          <table:table-cell/>
          <table:table-cell table:formula="of:=ABS([.V5])" office:value-type="float" office:value="0.01375707676" calcext:value-type="float">
            <text:p>0.01375707676</text:p>
          </table:table-cell>
          <table:table-cell table:formula="of:=ABS([.W5])" office:value-type="float" office:value="0" calcext:value-type="float">
            <text:p>0</text:p>
          </table:table-cell>
          <table:table-cell table:formula="of:=ABS([.X5])" office:value-type="float" office:value="0" calcext:value-type="float">
            <text:p>0</text:p>
          </table:table-cell>
          <table:table-cell table:formula="of:=ABS([.Y5])" office:value-type="float" office:value="0" calcext:value-type="float">
            <text:p>0</text:p>
          </table:table-cell>
          <table:table-cell table:formula="of:=ABS([.Z5])" office:value-type="float" office:value="0" calcext:value-type="float">
            <text:p>0</text:p>
          </table:table-cell>
          <table:table-cell table:formula="of:=ABS([.AA5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en+grad(0.25)</text:p>
          </table:table-cell>
          <table:table-cell table:style-name="ce2" table:formula="of:=AVERAGE([.AN2:.AN61])" office:value-type="float" office:value="0.415704454940767" calcext:value-type="float">
            <text:p>0.415704454940767</text:p>
          </table:table-cell>
          <table:table-cell office:value-type="float" office:value="2.5" calcext:value-type="float">
            <text:p>2.5</text:p>
          </table:table-cell>
          <table:table-cell office:value-type="float" office:value="0.003174191968" calcext:value-type="float">
            <text:p>0.003174191968</text:p>
          </table:table-cell>
          <table:table-cell office:value-type="float" office:value="0.507259957583" calcext:value-type="float">
            <text:p>0.507259957583</text:p>
          </table:table-cell>
          <table:table-cell office:value-type="float" office:value="0.525221608328" calcext:value-type="float">
            <text:p>0.525221608328</text:p>
          </table:table-cell>
          <table:table-cell office:value-type="float" office:value="0.520908739007" calcext:value-type="float">
            <text:p>0.520908739007</text:p>
          </table:table-cell>
          <table:table-cell office:value-type="float" office:value="0.514845098078" calcext:value-type="float">
            <text:p>0.5148450980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94753763" calcext:value-type="float">
            <text:p>0.0149475376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formula="of:=ABS([.N6])" office:value-type="float" office:value="0.003174191968" calcext:value-type="float">
            <text:p>0.003174191968</text:p>
          </table:table-cell>
          <table:table-cell table:formula="of:=ABS([.O6])" office:value-type="float" office:value="0.507259957583" calcext:value-type="float">
            <text:p>0.507259957583</text:p>
          </table:table-cell>
          <table:table-cell table:formula="of:=ABS([.P6])" office:value-type="float" office:value="0.525221608328" calcext:value-type="float">
            <text:p>0.525221608328</text:p>
          </table:table-cell>
          <table:table-cell table:formula="of:=ABS([.Q6])" office:value-type="float" office:value="0.520908739007" calcext:value-type="float">
            <text:p>0.520908739007</text:p>
          </table:table-cell>
          <table:table-cell table:formula="of:=ABS([.R6])" office:value-type="float" office:value="0.514845098078" calcext:value-type="float">
            <text:p>0.514845098078</text:p>
          </table:table-cell>
          <table:table-cell table:formula="of:=ABS([.S6])" office:value-type="float" office:value="0" calcext:value-type="float">
            <text:p>0</text:p>
          </table:table-cell>
          <table:table-cell/>
          <table:table-cell table:formula="of:=ABS([.V6])" office:value-type="float" office:value="0.01494753763" calcext:value-type="float">
            <text:p>0.01494753763</text:p>
          </table:table-cell>
          <table:table-cell table:formula="of:=ABS([.W6])" office:value-type="float" office:value="0" calcext:value-type="float">
            <text:p>0</text:p>
          </table:table-cell>
          <table:table-cell table:formula="of:=ABS([.X6])" office:value-type="float" office:value="0" calcext:value-type="float">
            <text:p>0</text:p>
          </table:table-cell>
          <table:table-cell table:formula="of:=ABS([.Y6])" office:value-type="float" office:value="0" calcext:value-type="float">
            <text:p>0</text:p>
          </table:table-cell>
          <table:table-cell table:formula="of:=ABS([.Z6])" office:value-type="float" office:value="0" calcext:value-type="float">
            <text:p>0</text:p>
          </table:table-cell>
          <table:table-cell table:formula="of:=ABS([.AA6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en+grad(0.2)</text:p>
          </table:table-cell>
          <table:table-cell table:style-name="ce2" table:formula="of:=AVERAGE([.AO2:.AO61])" office:value-type="float" office:value="0.4187743419309" calcext:value-type="float">
            <text:p>0.4187743419309</text:p>
          </table:table-cell>
          <table:table-cell office:value-type="float" office:value="3" calcext:value-type="float">
            <text:p>3</text:p>
          </table:table-cell>
          <table:table-cell office:value-type="float" office:value="0.000235197625" calcext:value-type="float">
            <text:p>0.000235197625</text:p>
          </table:table-cell>
          <table:table-cell office:value-type="float" office:value="0.39643268872" calcext:value-type="float">
            <text:p>0.39643268872</text:p>
          </table:table-cell>
          <table:table-cell office:value-type="float" office:value="0.414884201323" calcext:value-type="float">
            <text:p>0.414884201323</text:p>
          </table:table-cell>
          <table:table-cell office:value-type="float" office:value="0.410320449546" calcext:value-type="float">
            <text:p>0.410320449546</text:p>
          </table:table-cell>
          <table:table-cell office:value-type="float" office:value="0.404787601332" calcext:value-type="float">
            <text:p>0.404787601332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14261448794" calcext:value-type="float">
            <text:p>0.014261448794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formula="of:=ABS([.N7])" office:value-type="float" office:value="0.000235197625" calcext:value-type="float">
            <text:p>0.000235197625</text:p>
          </table:table-cell>
          <table:table-cell table:formula="of:=ABS([.O7])" office:value-type="float" office:value="0.39643268872" calcext:value-type="float">
            <text:p>0.39643268872</text:p>
          </table:table-cell>
          <table:table-cell table:formula="of:=ABS([.P7])" office:value-type="float" office:value="0.414884201323" calcext:value-type="float">
            <text:p>0.414884201323</text:p>
          </table:table-cell>
          <table:table-cell table:formula="of:=ABS([.Q7])" office:value-type="float" office:value="0.410320449546" calcext:value-type="float">
            <text:p>0.410320449546</text:p>
          </table:table-cell>
          <table:table-cell table:formula="of:=ABS([.R7])" office:value-type="float" office:value="0.404787601332" calcext:value-type="float">
            <text:p>0.404787601332</text:p>
          </table:table-cell>
          <table:table-cell table:formula="of:=ABS([.S7])" office:value-type="float" office:value="0" calcext:value-type="float">
            <text:p>0</text:p>
          </table:table-cell>
          <table:table-cell/>
          <table:table-cell table:formula="of:=ABS([.V7])" office:value-type="float" office:value="0.014261448794" calcext:value-type="float">
            <text:p>0.014261448794</text:p>
          </table:table-cell>
          <table:table-cell table:formula="of:=ABS([.W7])" office:value-type="float" office:value="0" calcext:value-type="float">
            <text:p>0</text:p>
          </table:table-cell>
          <table:table-cell table:formula="of:=ABS([.X7])" office:value-type="float" office:value="0" calcext:value-type="float">
            <text:p>0</text:p>
          </table:table-cell>
          <table:table-cell table:formula="of:=ABS([.Y7])" office:value-type="float" office:value="0" calcext:value-type="float">
            <text:p>0</text:p>
          </table:table-cell>
          <table:table-cell table:formula="of:=ABS([.Z7])" office:value-type="float" office:value="0" calcext:value-type="float">
            <text:p>0</text:p>
          </table:table-cell>
          <table:table-cell table:formula="of:=ABS([.AA7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en+grad(0.15)</text:p>
          </table:table-cell>
          <table:table-cell table:style-name="ce2" table:formula="of:=AVERAGE([.AP2:.AP61])" office:value-type="float" office:value="0.415051689774133" calcext:value-type="float">
            <text:p>0.415051689774133</text:p>
          </table:table-cell>
          <table:table-cell office:value-type="float" office:value="3.5" calcext:value-type="float">
            <text:p>3.5</text:p>
          </table:table-cell>
          <table:table-cell office:value-type="float" office:value="-0.003650394096" calcext:value-type="float">
            <text:p>-0.003650394096</text:p>
          </table:table-cell>
          <table:table-cell office:value-type="float" office:value="0.266993054699" calcext:value-type="float">
            <text:p>0.266993054699</text:p>
          </table:table-cell>
          <table:table-cell office:value-type="float" office:value="0.286013257033" calcext:value-type="float">
            <text:p>0.286013257033</text:p>
          </table:table-cell>
          <table:table-cell office:value-type="float" office:value="0.28122041586" calcext:value-type="float">
            <text:p>0.28122041586</text:p>
          </table:table-cell>
          <table:table-cell office:value-type="float" office:value="0.276797729687" calcext:value-type="float">
            <text:p>0.2767977296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1922154259" calcext:value-type="float">
            <text:p>0.01192215425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formula="of:=ABS([.N8])" office:value-type="float" office:value="0.003650394096" calcext:value-type="float">
            <text:p>0.003650394096</text:p>
          </table:table-cell>
          <table:table-cell table:formula="of:=ABS([.O8])" office:value-type="float" office:value="0.266993054699" calcext:value-type="float">
            <text:p>0.266993054699</text:p>
          </table:table-cell>
          <table:table-cell table:formula="of:=ABS([.P8])" office:value-type="float" office:value="0.286013257033" calcext:value-type="float">
            <text:p>0.286013257033</text:p>
          </table:table-cell>
          <table:table-cell table:formula="of:=ABS([.Q8])" office:value-type="float" office:value="0.28122041586" calcext:value-type="float">
            <text:p>0.28122041586</text:p>
          </table:table-cell>
          <table:table-cell table:formula="of:=ABS([.R8])" office:value-type="float" office:value="0.276797729687" calcext:value-type="float">
            <text:p>0.276797729687</text:p>
          </table:table-cell>
          <table:table-cell table:formula="of:=ABS([.S8])" office:value-type="float" office:value="0" calcext:value-type="float">
            <text:p>0</text:p>
          </table:table-cell>
          <table:table-cell/>
          <table:table-cell table:formula="of:=ABS([.V8])" office:value-type="float" office:value="0.011922154259" calcext:value-type="float">
            <text:p>0.011922154259</text:p>
          </table:table-cell>
          <table:table-cell table:formula="of:=ABS([.W8])" office:value-type="float" office:value="0" calcext:value-type="float">
            <text:p>0</text:p>
          </table:table-cell>
          <table:table-cell table:formula="of:=ABS([.X8])" office:value-type="float" office:value="0" calcext:value-type="float">
            <text:p>0</text:p>
          </table:table-cell>
          <table:table-cell table:formula="of:=ABS([.Y8])" office:value-type="float" office:value="0" calcext:value-type="float">
            <text:p>0</text:p>
          </table:table-cell>
          <table:table-cell table:formula="of:=ABS([.Z8])" office:value-type="float" office:value="0" calcext:value-type="float">
            <text:p>0</text:p>
          </table:table-cell>
          <table:table-cell table:formula="of:=ABS([.AA8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en+grad(0.1)</text:p>
          </table:table-cell>
          <table:table-cell table:style-name="ce2" table:formula="of:=AVERAGE([.AQ2:.AQ6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0.007039125489" calcext:value-type="float">
            <text:p>-0.007039125489</text:p>
          </table:table-cell>
          <table:table-cell office:value-type="float" office:value="0.149487596164" calcext:value-type="float">
            <text:p>0.149487596164</text:p>
          </table:table-cell>
          <table:table-cell office:value-type="float" office:value="0.168707368932" calcext:value-type="float">
            <text:p>0.168707368932</text:p>
          </table:table-cell>
          <table:table-cell office:value-type="float" office:value="0.163698787547" calcext:value-type="float">
            <text:p>0.163698787547</text:p>
          </table:table-cell>
          <table:table-cell office:value-type="float" office:value="0.160643491339" calcext:value-type="float">
            <text:p>0.160643491339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007118797969" calcext:value-type="float">
            <text:p>0.00711879796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formula="of:=ABS([.N9])" office:value-type="float" office:value="0.007039125489" calcext:value-type="float">
            <text:p>0.007039125489</text:p>
          </table:table-cell>
          <table:table-cell table:formula="of:=ABS([.O9])" office:value-type="float" office:value="0.149487596164" calcext:value-type="float">
            <text:p>0.149487596164</text:p>
          </table:table-cell>
          <table:table-cell table:formula="of:=ABS([.P9])" office:value-type="float" office:value="0.168707368932" calcext:value-type="float">
            <text:p>0.168707368932</text:p>
          </table:table-cell>
          <table:table-cell table:formula="of:=ABS([.Q9])" office:value-type="float" office:value="0.163698787547" calcext:value-type="float">
            <text:p>0.163698787547</text:p>
          </table:table-cell>
          <table:table-cell table:formula="of:=ABS([.R9])" office:value-type="float" office:value="0.160643491339" calcext:value-type="float">
            <text:p>0.160643491339</text:p>
          </table:table-cell>
          <table:table-cell table:formula="of:=ABS([.S9])" office:value-type="float" office:value="0" calcext:value-type="float">
            <text:p>0</text:p>
          </table:table-cell>
          <table:table-cell/>
          <table:table-cell table:formula="of:=ABS([.V9])" office:value-type="float" office:value="0.007118797969" calcext:value-type="float">
            <text:p>0.007118797969</text:p>
          </table:table-cell>
          <table:table-cell table:formula="of:=ABS([.W9])" office:value-type="float" office:value="0" calcext:value-type="float">
            <text:p>0</text:p>
          </table:table-cell>
          <table:table-cell table:formula="of:=ABS([.X9])" office:value-type="float" office:value="0" calcext:value-type="float">
            <text:p>0</text:p>
          </table:table-cell>
          <table:table-cell table:formula="of:=ABS([.Y9])" office:value-type="float" office:value="0" calcext:value-type="float">
            <text:p>0</text:p>
          </table:table-cell>
          <table:table-cell table:formula="of:=ABS([.Z9])" office:value-type="float" office:value="0" calcext:value-type="float">
            <text:p>0</text:p>
          </table:table-cell>
          <table:table-cell table:formula="of:=ABS([.AA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.5" calcext:value-type="float">
            <text:p>4.5</text:p>
          </table:table-cell>
          <table:table-cell office:value-type="float" office:value="-0.007879929474" calcext:value-type="float">
            <text:p>-0.007879929474</text:p>
          </table:table-cell>
          <table:table-cell office:value-type="float" office:value="0.058087232931" calcext:value-type="float">
            <text:p>0.058087232931</text:p>
          </table:table-cell>
          <table:table-cell office:value-type="float" office:value="0.077234087001" calcext:value-type="float">
            <text:p>0.077234087001</text:p>
          </table:table-cell>
          <table:table-cell office:value-type="float" office:value="0.072002384147" calcext:value-type="float">
            <text:p>0.072002384147</text:p>
          </table:table-cell>
          <table:table-cell office:value-type="float" office:value="0.070306146637" calcext:value-type="float">
            <text:p>0.0703061466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0057360383" calcext:value-type="float">
            <text:p>-0.000057360383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formula="of:=ABS([.N10])" office:value-type="float" office:value="0.007879929474" calcext:value-type="float">
            <text:p>0.007879929474</text:p>
          </table:table-cell>
          <table:table-cell table:formula="of:=ABS([.O10])" office:value-type="float" office:value="0.058087232931" calcext:value-type="float">
            <text:p>0.058087232931</text:p>
          </table:table-cell>
          <table:table-cell table:formula="of:=ABS([.P10])" office:value-type="float" office:value="0.077234087001" calcext:value-type="float">
            <text:p>0.077234087001</text:p>
          </table:table-cell>
          <table:table-cell table:formula="of:=ABS([.Q10])" office:value-type="float" office:value="0.072002384147" calcext:value-type="float">
            <text:p>0.072002384147</text:p>
          </table:table-cell>
          <table:table-cell table:formula="of:=ABS([.R10])" office:value-type="float" office:value="0.070306146637" calcext:value-type="float">
            <text:p>0.070306146637</text:p>
          </table:table-cell>
          <table:table-cell table:formula="of:=ABS([.S10])" office:value-type="float" office:value="0" calcext:value-type="float">
            <text:p>0</text:p>
          </table:table-cell>
          <table:table-cell/>
          <table:table-cell table:formula="of:=ABS([.V10])" office:value-type="float" office:value="0.000057360383" calcext:value-type="float">
            <text:p>0.000057360383</text:p>
          </table:table-cell>
          <table:table-cell table:formula="of:=ABS([.W10])" office:value-type="float" office:value="0" calcext:value-type="float">
            <text:p>0</text:p>
          </table:table-cell>
          <table:table-cell table:formula="of:=ABS([.X10])" office:value-type="float" office:value="0" calcext:value-type="float">
            <text:p>0</text:p>
          </table:table-cell>
          <table:table-cell table:formula="of:=ABS([.Y10])" office:value-type="float" office:value="0" calcext:value-type="float">
            <text:p>0</text:p>
          </table:table-cell>
          <table:table-cell table:formula="of:=ABS([.Z10])" office:value-type="float" office:value="0" calcext:value-type="float">
            <text:p>0</text:p>
          </table:table-cell>
          <table:table-cell table:formula="of:=ABS([.AA10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CAS 1k</text:p>
          </table:table-cell>
          <table:table-cell table:style-name="ce2" office:value-type="string" calcext:value-type="string">
            <text:p>AVERAGE 0 - 100 fs</text:p>
          </table:table-cell>
          <table:table-cell office:value-type="float" office:value="5" calcext:value-type="float">
            <text:p>5</text:p>
          </table:table-cell>
          <table:table-cell office:value-type="float" office:value="-0.00501893498" calcext:value-type="float">
            <text:p>-0.00501893498</text:p>
          </table:table-cell>
          <table:table-cell office:value-type="float" office:value="-0.006871695151" calcext:value-type="float">
            <text:p>-0.006871695151</text:p>
          </table:table-cell>
          <table:table-cell office:value-type="float" office:value="0.012304014906" calcext:value-type="float">
            <text:p>0.012304014906</text:p>
          </table:table-cell>
          <table:table-cell office:value-type="float" office:value="0.006847783814" calcext:value-type="float">
            <text:p>0.006847783814</text:p>
          </table:table-cell>
          <table:table-cell office:value-type="float" office:value="0.006309618344" calcext:value-type="float">
            <text:p>0.00630961834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-0.00906937073" calcext:value-type="float">
            <text:p>-0.0090693707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formula="of:=ABS([.N11])" office:value-type="float" office:value="0.00501893498" calcext:value-type="float">
            <text:p>0.00501893498</text:p>
          </table:table-cell>
          <table:table-cell table:formula="of:=ABS([.O11])" office:value-type="float" office:value="0.006871695151" calcext:value-type="float">
            <text:p>0.006871695151</text:p>
          </table:table-cell>
          <table:table-cell table:formula="of:=ABS([.P11])" office:value-type="float" office:value="0.012304014906" calcext:value-type="float">
            <text:p>0.012304014906</text:p>
          </table:table-cell>
          <table:table-cell table:formula="of:=ABS([.Q11])" office:value-type="float" office:value="0.006847783814" calcext:value-type="float">
            <text:p>0.006847783814</text:p>
          </table:table-cell>
          <table:table-cell table:formula="of:=ABS([.R11])" office:value-type="float" office:value="0.006309618344" calcext:value-type="float">
            <text:p>0.006309618344</text:p>
          </table:table-cell>
          <table:table-cell table:formula="of:=ABS([.S11])" office:value-type="float" office:value="0" calcext:value-type="float">
            <text:p>0</text:p>
          </table:table-cell>
          <table:table-cell/>
          <table:table-cell table:formula="of:=ABS([.V11])" office:value-type="float" office:value="0.00906937073" calcext:value-type="float">
            <text:p>0.00906937073</text:p>
          </table:table-cell>
          <table:table-cell table:formula="of:=ABS([.W11])" office:value-type="float" office:value="0" calcext:value-type="float">
            <text:p>0</text:p>
          </table:table-cell>
          <table:table-cell table:formula="of:=ABS([.X11])" office:value-type="float" office:value="0" calcext:value-type="float">
            <text:p>0</text:p>
          </table:table-cell>
          <table:table-cell table:formula="of:=ABS([.Y11])" office:value-type="float" office:value="0" calcext:value-type="float">
            <text:p>0</text:p>
          </table:table-cell>
          <table:table-cell table:formula="of:=ABS([.Z11])" office:value-type="float" office:value="0" calcext:value-type="float">
            <text:p>0</text:p>
          </table:table-cell>
          <table:table-cell table:formula="of:=ABS([.AA11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en</text:p>
          </table:table-cell>
          <table:table-cell table:style-name="ce2" table:formula="of:=AVERAGE([.AS2:.AS32])" office:value-type="float" office:value="0.0276184216572581" calcext:value-type="float">
            <text:p>0.0276184216572581</text:p>
          </table:table-cell>
          <table:table-cell office:value-type="float" office:value="5.5" calcext:value-type="float">
            <text:p>5.5</text:p>
          </table:table-cell>
          <table:table-cell office:value-type="float" office:value="0.000767570782" calcext:value-type="float">
            <text:p>0.000767570782</text:p>
          </table:table-cell>
          <table:table-cell office:value-type="float" office:value="-0.052612676091" calcext:value-type="float">
            <text:p>-0.052612676091</text:p>
          </table:table-cell>
          <table:table-cell office:value-type="float" office:value="-0.033029470822" calcext:value-type="float">
            <text:p>-0.033029470822</text:p>
          </table:table-cell>
          <table:table-cell office:value-type="float" office:value="-0.038679106208" calcext:value-type="float">
            <text:p>-0.038679106208</text:p>
          </table:table-cell>
          <table:table-cell office:value-type="float" office:value="-0.038394308592" calcext:value-type="float">
            <text:p>-0.03839430859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18986067741" calcext:value-type="float">
            <text:p>-0.01898606774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table:formula="of:=ABS([.N12])" office:value-type="float" office:value="0.000767570782" calcext:value-type="float">
            <text:p>0.000767570782</text:p>
          </table:table-cell>
          <table:table-cell table:formula="of:=ABS([.O12])" office:value-type="float" office:value="0.052612676091" calcext:value-type="float">
            <text:p>0.052612676091</text:p>
          </table:table-cell>
          <table:table-cell table:formula="of:=ABS([.P12])" office:value-type="float" office:value="0.033029470822" calcext:value-type="float">
            <text:p>0.033029470822</text:p>
          </table:table-cell>
          <table:table-cell table:formula="of:=ABS([.Q12])" office:value-type="float" office:value="0.038679106208" calcext:value-type="float">
            <text:p>0.038679106208</text:p>
          </table:table-cell>
          <table:table-cell table:formula="of:=ABS([.R12])" office:value-type="float" office:value="0.038394308592" calcext:value-type="float">
            <text:p>0.038394308592</text:p>
          </table:table-cell>
          <table:table-cell table:formula="of:=ABS([.S12])" office:value-type="float" office:value="0" calcext:value-type="float">
            <text:p>0</text:p>
          </table:table-cell>
          <table:table-cell/>
          <table:table-cell table:formula="of:=ABS([.V12])" office:value-type="float" office:value="0.018986067741" calcext:value-type="float">
            <text:p>0.018986067741</text:p>
          </table:table-cell>
          <table:table-cell table:formula="of:=ABS([.W12])" office:value-type="float" office:value="0" calcext:value-type="float">
            <text:p>0</text:p>
          </table:table-cell>
          <table:table-cell table:formula="of:=ABS([.X12])" office:value-type="float" office:value="0" calcext:value-type="float">
            <text:p>0</text:p>
          </table:table-cell>
          <table:table-cell table:formula="of:=ABS([.Y12])" office:value-type="float" office:value="0" calcext:value-type="float">
            <text:p>0</text:p>
          </table:table-cell>
          <table:table-cell table:formula="of:=ABS([.Z12])" office:value-type="float" office:value="0" calcext:value-type="float">
            <text:p>0</text:p>
          </table:table-cell>
          <table:table-cell table:formula="of:=ABS([.AA12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en+grad</text:p>
          </table:table-cell>
          <table:table-cell table:style-name="ce2" table:formula="of:=AVERAGE([.AT2:.AT3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7287982411" calcext:value-type="float">
            <text:p>0.007287982411</text:p>
          </table:table-cell>
          <table:table-cell office:value-type="float" office:value="-0.086444306982" calcext:value-type="float">
            <text:p>-0.086444306982</text:p>
          </table:table-cell>
          <table:table-cell office:value-type="float" office:value="-0.066033284619" calcext:value-type="float">
            <text:p>-0.066033284619</text:p>
          </table:table-cell>
          <table:table-cell office:value-type="float" office:value="-0.07181063198" calcext:value-type="float">
            <text:p>-0.07181063198</text:p>
          </table:table-cell>
          <table:table-cell office:value-type="float" office:value="-0.071095755983" calcext:value-type="float">
            <text:p>-0.071095755983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-0.028269572921" calcext:value-type="float">
            <text:p>-0.028269572921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formula="of:=ABS([.N13])" office:value-type="float" office:value="0.007287982411" calcext:value-type="float">
            <text:p>0.007287982411</text:p>
          </table:table-cell>
          <table:table-cell table:formula="of:=ABS([.O13])" office:value-type="float" office:value="0.086444306982" calcext:value-type="float">
            <text:p>0.086444306982</text:p>
          </table:table-cell>
          <table:table-cell table:formula="of:=ABS([.P13])" office:value-type="float" office:value="0.066033284619" calcext:value-type="float">
            <text:p>0.066033284619</text:p>
          </table:table-cell>
          <table:table-cell table:formula="of:=ABS([.Q13])" office:value-type="float" office:value="0.07181063198" calcext:value-type="float">
            <text:p>0.07181063198</text:p>
          </table:table-cell>
          <table:table-cell table:formula="of:=ABS([.R13])" office:value-type="float" office:value="0.071095755983" calcext:value-type="float">
            <text:p>0.071095755983</text:p>
          </table:table-cell>
          <table:table-cell table:formula="of:=ABS([.S13])" office:value-type="float" office:value="0" calcext:value-type="float">
            <text:p>0</text:p>
          </table:table-cell>
          <table:table-cell/>
          <table:table-cell table:formula="of:=ABS([.V13])" office:value-type="float" office:value="0.028269572921" calcext:value-type="float">
            <text:p>0.028269572921</text:p>
          </table:table-cell>
          <table:table-cell table:formula="of:=ABS([.W13])" office:value-type="float" office:value="0" calcext:value-type="float">
            <text:p>0</text:p>
          </table:table-cell>
          <table:table-cell table:formula="of:=ABS([.X13])" office:value-type="float" office:value="0" calcext:value-type="float">
            <text:p>0</text:p>
          </table:table-cell>
          <table:table-cell table:formula="of:=ABS([.Y13])" office:value-type="float" office:value="0" calcext:value-type="float">
            <text:p>0</text:p>
          </table:table-cell>
          <table:table-cell table:formula="of:=ABS([.Z13])" office:value-type="float" office:value="0" calcext:value-type="float">
            <text:p>0</text:p>
          </table:table-cell>
          <table:table-cell table:formula="of:=ABS([.AA13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en+grad(0.25)</text:p>
          </table:table-cell>
          <table:table-cell table:style-name="ce2" table:formula="of:=AVERAGE([.AU2:.AU32])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0.012219952626" calcext:value-type="float">
            <text:p>0.012219952626</text:p>
          </table:table-cell>
          <table:table-cell office:value-type="float" office:value="-0.111349141715" calcext:value-type="float">
            <text:p>-0.111349141715</text:p>
          </table:table-cell>
          <table:table-cell office:value-type="float" office:value="-0.08979430472" calcext:value-type="float">
            <text:p>-0.08979430472</text:p>
          </table:table-cell>
          <table:table-cell office:value-type="float" office:value="-0.09561652266" calcext:value-type="float">
            <text:p>-0.09561652266</text:p>
          </table:table-cell>
          <table:table-cell office:value-type="float" office:value="-0.09483049469" calcext:value-type="float">
            <text:p>-0.0948304946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3513134306" calcext:value-type="float">
            <text:p>-0.03513134306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formula="of:=ABS([.N14])" office:value-type="float" office:value="0.012219952626" calcext:value-type="float">
            <text:p>0.012219952626</text:p>
          </table:table-cell>
          <table:table-cell table:formula="of:=ABS([.O14])" office:value-type="float" office:value="0.111349141715" calcext:value-type="float">
            <text:p>0.111349141715</text:p>
          </table:table-cell>
          <table:table-cell table:formula="of:=ABS([.P14])" office:value-type="float" office:value="0.08979430472" calcext:value-type="float">
            <text:p>0.08979430472</text:p>
          </table:table-cell>
          <table:table-cell table:formula="of:=ABS([.Q14])" office:value-type="float" office:value="0.09561652266" calcext:value-type="float">
            <text:p>0.09561652266</text:p>
          </table:table-cell>
          <table:table-cell table:formula="of:=ABS([.R14])" office:value-type="float" office:value="0.09483049469" calcext:value-type="float">
            <text:p>0.09483049469</text:p>
          </table:table-cell>
          <table:table-cell table:formula="of:=ABS([.S14])" office:value-type="float" office:value="0" calcext:value-type="float">
            <text:p>0</text:p>
          </table:table-cell>
          <table:table-cell/>
          <table:table-cell table:formula="of:=ABS([.V14])" office:value-type="float" office:value="0.03513134306" calcext:value-type="float">
            <text:p>0.03513134306</text:p>
          </table:table-cell>
          <table:table-cell table:formula="of:=ABS([.W14])" office:value-type="float" office:value="0" calcext:value-type="float">
            <text:p>0</text:p>
          </table:table-cell>
          <table:table-cell table:formula="of:=ABS([.X14])" office:value-type="float" office:value="0" calcext:value-type="float">
            <text:p>0</text:p>
          </table:table-cell>
          <table:table-cell table:formula="of:=ABS([.Y14])" office:value-type="float" office:value="0" calcext:value-type="float">
            <text:p>0</text:p>
          </table:table-cell>
          <table:table-cell table:formula="of:=ABS([.Z14])" office:value-type="float" office:value="0" calcext:value-type="float">
            <text:p>0</text:p>
          </table:table-cell>
          <table:table-cell table:formula="of:=ABS([.AA14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en+grad(0.2)</text:p>
          </table:table-cell>
          <table:table-cell table:style-name="ce2" table:formula="of:=AVERAGE([.AV2:.AV32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4155644401" calcext:value-type="float">
            <text:p>0.014155644401</text:p>
          </table:table-cell>
          <table:table-cell office:value-type="float" office:value="-0.125724044385" calcext:value-type="float">
            <text:p>-0.125724044385</text:p>
          </table:table-cell>
          <table:table-cell office:value-type="float" office:value="-0.102840752619" calcext:value-type="float">
            <text:p>-0.102840752619</text:p>
          </table:table-cell>
          <table:table-cell office:value-type="float" office:value="-0.108631107314" calcext:value-type="float">
            <text:p>-0.108631107314</text:p>
          </table:table-cell>
          <table:table-cell office:value-type="float" office:value="-0.108026123244" calcext:value-type="float">
            <text:p>-0.108026123244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0.027274303623" calcext:value-type="float">
            <text:p>0.02727430362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formula="of:=ABS([.N15])" office:value-type="float" office:value="0.014155644401" calcext:value-type="float">
            <text:p>0.014155644401</text:p>
          </table:table-cell>
          <table:table-cell table:formula="of:=ABS([.O15])" office:value-type="float" office:value="0.125724044385" calcext:value-type="float">
            <text:p>0.125724044385</text:p>
          </table:table-cell>
          <table:table-cell table:formula="of:=ABS([.P15])" office:value-type="float" office:value="0.102840752619" calcext:value-type="float">
            <text:p>0.102840752619</text:p>
          </table:table-cell>
          <table:table-cell table:formula="of:=ABS([.Q15])" office:value-type="float" office:value="0.108631107314" calcext:value-type="float">
            <text:p>0.108631107314</text:p>
          </table:table-cell>
          <table:table-cell table:formula="of:=ABS([.R15])" office:value-type="float" office:value="0.108026123244" calcext:value-type="float">
            <text:p>0.108026123244</text:p>
          </table:table-cell>
          <table:table-cell table:formula="of:=ABS([.S15])" office:value-type="float" office:value="0" calcext:value-type="float">
            <text:p>0</text:p>
          </table:table-cell>
          <table:table-cell/>
          <table:table-cell table:formula="of:=ABS([.V15])" office:value-type="float" office:value="0.027274303623" calcext:value-type="float">
            <text:p>0.027274303623</text:p>
          </table:table-cell>
          <table:table-cell table:formula="of:=ABS([.W15])" office:value-type="float" office:value="0" calcext:value-type="float">
            <text:p>0</text:p>
          </table:table-cell>
          <table:table-cell table:formula="of:=ABS([.X15])" office:value-type="float" office:value="0" calcext:value-type="float">
            <text:p>0</text:p>
          </table:table-cell>
          <table:table-cell table:formula="of:=ABS([.Y15])" office:value-type="float" office:value="0" calcext:value-type="float">
            <text:p>0</text:p>
          </table:table-cell>
          <table:table-cell table:formula="of:=ABS([.Z15])" office:value-type="float" office:value="0" calcext:value-type="float">
            <text:p>0</text:p>
          </table:table-cell>
          <table:table-cell table:formula="of:=ABS([.AA15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en+grad(0.15)</text:p>
          </table:table-cell>
          <table:table-cell table:style-name="ce2" table:formula="of:=AVERAGE([.AW2:.AW32])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.012842426339" calcext:value-type="float">
            <text:p>0.012842426339</text:p>
          </table:table-cell>
          <table:table-cell office:value-type="float" office:value="-0.125789393676" calcext:value-type="float">
            <text:p>-0.125789393676</text:p>
          </table:table-cell>
          <table:table-cell office:value-type="float" office:value="-0.101504148211" calcext:value-type="float">
            <text:p>-0.101504148211</text:p>
          </table:table-cell>
          <table:table-cell office:value-type="float" office:value="-0.107215139548" calcext:value-type="float">
            <text:p>-0.107215139548</text:p>
          </table:table-cell>
          <table:table-cell office:value-type="float" office:value="-0.106910124181" calcext:value-type="float">
            <text:p>-0.10691012418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28987644056" calcext:value-type="float">
            <text:p>0.02898764405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formula="of:=ABS([.N16])" office:value-type="float" office:value="0.012842426339" calcext:value-type="float">
            <text:p>0.012842426339</text:p>
          </table:table-cell>
          <table:table-cell table:formula="of:=ABS([.O16])" office:value-type="float" office:value="0.125789393676" calcext:value-type="float">
            <text:p>0.125789393676</text:p>
          </table:table-cell>
          <table:table-cell table:formula="of:=ABS([.P16])" office:value-type="float" office:value="0.101504148211" calcext:value-type="float">
            <text:p>0.101504148211</text:p>
          </table:table-cell>
          <table:table-cell table:formula="of:=ABS([.Q16])" office:value-type="float" office:value="0.107215139548" calcext:value-type="float">
            <text:p>0.107215139548</text:p>
          </table:table-cell>
          <table:table-cell table:formula="of:=ABS([.R16])" office:value-type="float" office:value="0.106910124181" calcext:value-type="float">
            <text:p>0.106910124181</text:p>
          </table:table-cell>
          <table:table-cell table:formula="of:=ABS([.S16])" office:value-type="float" office:value="0" calcext:value-type="float">
            <text:p>0</text:p>
          </table:table-cell>
          <table:table-cell/>
          <table:table-cell table:formula="of:=ABS([.V16])" office:value-type="float" office:value="0.028987644056" calcext:value-type="float">
            <text:p>0.028987644056</text:p>
          </table:table-cell>
          <table:table-cell table:formula="of:=ABS([.W16])" office:value-type="float" office:value="0" calcext:value-type="float">
            <text:p>0</text:p>
          </table:table-cell>
          <table:table-cell table:formula="of:=ABS([.X16])" office:value-type="float" office:value="0" calcext:value-type="float">
            <text:p>0</text:p>
          </table:table-cell>
          <table:table-cell table:formula="of:=ABS([.Y16])" office:value-type="float" office:value="0" calcext:value-type="float">
            <text:p>0</text:p>
          </table:table-cell>
          <table:table-cell table:formula="of:=ABS([.Z16])" office:value-type="float" office:value="0" calcext:value-type="float">
            <text:p>0</text:p>
          </table:table-cell>
          <table:table-cell table:formula="of:=ABS([.AA16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en+grad(0.1)</text:p>
          </table:table-cell>
          <table:table-cell table:style-name="ce2" table:formula="of:=AVERAGE([.AX2:.AX32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8942874477" calcext:value-type="float">
            <text:p>0.008942874477</text:p>
          </table:table-cell>
          <table:table-cell office:value-type="float" office:value="-0.108886595797" calcext:value-type="float">
            <text:p>-0.108886595797</text:p>
          </table:table-cell>
          <table:table-cell office:value-type="float" office:value="-0.083215750034" calcext:value-type="float">
            <text:p>-0.083215750034</text:p>
          </table:table-cell>
          <table:table-cell office:value-type="float" office:value="-0.088847799245" calcext:value-type="float">
            <text:p>-0.088847799245</text:p>
          </table:table-cell>
          <table:table-cell office:value-type="float" office:value="-0.088851510093" calcext:value-type="float">
            <text:p>-0.088851510093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025913368218" calcext:value-type="float">
            <text:p>0.02591336821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formula="of:=ABS([.N17])" office:value-type="float" office:value="0.008942874477" calcext:value-type="float">
            <text:p>0.008942874477</text:p>
          </table:table-cell>
          <table:table-cell table:formula="of:=ABS([.O17])" office:value-type="float" office:value="0.108886595797" calcext:value-type="float">
            <text:p>0.108886595797</text:p>
          </table:table-cell>
          <table:table-cell table:formula="of:=ABS([.P17])" office:value-type="float" office:value="0.083215750034" calcext:value-type="float">
            <text:p>0.083215750034</text:p>
          </table:table-cell>
          <table:table-cell table:formula="of:=ABS([.Q17])" office:value-type="float" office:value="0.088847799245" calcext:value-type="float">
            <text:p>0.088847799245</text:p>
          </table:table-cell>
          <table:table-cell table:formula="of:=ABS([.R17])" office:value-type="float" office:value="0.088851510093" calcext:value-type="float">
            <text:p>0.088851510093</text:p>
          </table:table-cell>
          <table:table-cell table:formula="of:=ABS([.S17])" office:value-type="float" office:value="0" calcext:value-type="float">
            <text:p>0</text:p>
          </table:table-cell>
          <table:table-cell/>
          <table:table-cell table:formula="of:=ABS([.V17])" office:value-type="float" office:value="0.025913368218" calcext:value-type="float">
            <text:p>0.025913368218</text:p>
          </table:table-cell>
          <table:table-cell table:formula="of:=ABS([.W17])" office:value-type="float" office:value="0" calcext:value-type="float">
            <text:p>0</text:p>
          </table:table-cell>
          <table:table-cell table:formula="of:=ABS([.X17])" office:value-type="float" office:value="0" calcext:value-type="float">
            <text:p>0</text:p>
          </table:table-cell>
          <table:table-cell table:formula="of:=ABS([.Y17])" office:value-type="float" office:value="0" calcext:value-type="float">
            <text:p>0</text:p>
          </table:table-cell>
          <table:table-cell table:formula="of:=ABS([.Z17])" office:value-type="float" office:value="0" calcext:value-type="float">
            <text:p>0</text:p>
          </table:table-cell>
          <table:table-cell table:formula="of:=ABS([.AA1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8.5" calcext:value-type="float">
            <text:p>8.5</text:p>
          </table:table-cell>
          <table:table-cell office:value-type="float" office:value="0.003842880318" calcext:value-type="float">
            <text:p>0.003842880318</text:p>
          </table:table-cell>
          <table:table-cell office:value-type="float" office:value="-0.076896067764" calcext:value-type="float">
            <text:p>-0.076896067764</text:p>
          </table:table-cell>
          <table:table-cell office:value-type="float" office:value="-0.049945922652" calcext:value-type="float">
            <text:p>-0.049945922652</text:p>
          </table:table-cell>
          <table:table-cell office:value-type="float" office:value="-0.055549908646" calcext:value-type="float">
            <text:p>-0.055549908646</text:p>
          </table:table-cell>
          <table:table-cell office:value-type="float" office:value="-0.055815019158" calcext:value-type="float">
            <text:p>-0.0558150191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2159165427" calcext:value-type="float">
            <text:p>0.02215916542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table:formula="of:=ABS([.N18])" office:value-type="float" office:value="0.003842880318" calcext:value-type="float">
            <text:p>0.003842880318</text:p>
          </table:table-cell>
          <table:table-cell table:formula="of:=ABS([.O18])" office:value-type="float" office:value="0.076896067764" calcext:value-type="float">
            <text:p>0.076896067764</text:p>
          </table:table-cell>
          <table:table-cell table:formula="of:=ABS([.P18])" office:value-type="float" office:value="0.049945922652" calcext:value-type="float">
            <text:p>0.049945922652</text:p>
          </table:table-cell>
          <table:table-cell table:formula="of:=ABS([.Q18])" office:value-type="float" office:value="0.055549908646" calcext:value-type="float">
            <text:p>0.055549908646</text:p>
          </table:table-cell>
          <table:table-cell table:formula="of:=ABS([.R18])" office:value-type="float" office:value="0.055815019158" calcext:value-type="float">
            <text:p>0.055815019158</text:p>
          </table:table-cell>
          <table:table-cell table:formula="of:=ABS([.S18])" office:value-type="float" office:value="0" calcext:value-type="float">
            <text:p>0</text:p>
          </table:table-cell>
          <table:table-cell/>
          <table:table-cell table:formula="of:=ABS([.V18])" office:value-type="float" office:value="0.022159165427" calcext:value-type="float">
            <text:p>0.022159165427</text:p>
          </table:table-cell>
          <table:table-cell table:formula="of:=ABS([.W18])" office:value-type="float" office:value="0" calcext:value-type="float">
            <text:p>0</text:p>
          </table:table-cell>
          <table:table-cell table:formula="of:=ABS([.X18])" office:value-type="float" office:value="0" calcext:value-type="float">
            <text:p>0</text:p>
          </table:table-cell>
          <table:table-cell table:formula="of:=ABS([.Y18])" office:value-type="float" office:value="0" calcext:value-type="float">
            <text:p>0</text:p>
          </table:table-cell>
          <table:table-cell table:formula="of:=ABS([.Z18])" office:value-type="float" office:value="0" calcext:value-type="float">
            <text:p>0</text:p>
          </table:table-cell>
          <table:table-cell table:formula="of:=ABS([.AA1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-0.000489080063" calcext:value-type="float">
            <text:p>-0.000489080063</text:p>
          </table:table-cell>
          <table:table-cell office:value-type="float" office:value="-0.039854006041" calcext:value-type="float">
            <text:p>-0.039854006041</text:p>
          </table:table-cell>
          <table:table-cell office:value-type="float" office:value="-0.011916034746" calcext:value-type="float">
            <text:p>-0.011916034746</text:p>
          </table:table-cell>
          <table:table-cell office:value-type="float" office:value="-0.017558548141" calcext:value-type="float">
            <text:p>-0.017558548141</text:p>
          </table:table-cell>
          <table:table-cell office:value-type="float" office:value="-0.018014713628" calcext:value-type="float">
            <text:p>-0.018014713628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0.019174196138" calcext:value-type="float">
            <text:p>0.01917419613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formula="of:=ABS([.N19])" office:value-type="float" office:value="0.000489080063" calcext:value-type="float">
            <text:p>0.000489080063</text:p>
          </table:table-cell>
          <table:table-cell table:formula="of:=ABS([.O19])" office:value-type="float" office:value="0.039854006041" calcext:value-type="float">
            <text:p>0.039854006041</text:p>
          </table:table-cell>
          <table:table-cell table:formula="of:=ABS([.P19])" office:value-type="float" office:value="0.011916034746" calcext:value-type="float">
            <text:p>0.011916034746</text:p>
          </table:table-cell>
          <table:table-cell table:formula="of:=ABS([.Q19])" office:value-type="float" office:value="0.017558548141" calcext:value-type="float">
            <text:p>0.017558548141</text:p>
          </table:table-cell>
          <table:table-cell table:formula="of:=ABS([.R19])" office:value-type="float" office:value="0.018014713628" calcext:value-type="float">
            <text:p>0.018014713628</text:p>
          </table:table-cell>
          <table:table-cell table:formula="of:=ABS([.S19])" office:value-type="float" office:value="0" calcext:value-type="float">
            <text:p>0</text:p>
          </table:table-cell>
          <table:table-cell/>
          <table:table-cell table:formula="of:=ABS([.V19])" office:value-type="float" office:value="0.019174196138" calcext:value-type="float">
            <text:p>0.019174196138</text:p>
          </table:table-cell>
          <table:table-cell table:formula="of:=ABS([.W19])" office:value-type="float" office:value="0" calcext:value-type="float">
            <text:p>0</text:p>
          </table:table-cell>
          <table:table-cell table:formula="of:=ABS([.X19])" office:value-type="float" office:value="0" calcext:value-type="float">
            <text:p>0</text:p>
          </table:table-cell>
          <table:table-cell table:formula="of:=ABS([.Y19])" office:value-type="float" office:value="0" calcext:value-type="float">
            <text:p>0</text:p>
          </table:table-cell>
          <table:table-cell table:formula="of:=ABS([.Z19])" office:value-type="float" office:value="0" calcext:value-type="float">
            <text:p>0</text:p>
          </table:table-cell>
          <table:table-cell table:formula="of:=ABS([.AA1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9.5" calcext:value-type="float">
            <text:p>9.5</text:p>
          </table:table-cell>
          <table:table-cell office:value-type="float" office:value="-0.002017325604" calcext:value-type="float">
            <text:p>-0.002017325604</text:p>
          </table:table-cell>
          <table:table-cell office:value-type="float" office:value="-0.019761471441" calcext:value-type="float">
            <text:p>-0.019761471441</text:p>
          </table:table-cell>
          <table:table-cell office:value-type="float" office:value="0.008348312222" calcext:value-type="float">
            <text:p>0.008348312222</text:p>
          </table:table-cell>
          <table:table-cell office:value-type="float" office:value="0.00267442116" calcext:value-type="float">
            <text:p>0.00267442116</text:p>
          </table:table-cell>
          <table:table-cell office:value-type="float" office:value="0.002255712798" calcext:value-type="float">
            <text:p>0.00225571279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13549110081" calcext:value-type="float">
            <text:p>0.01354911008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formula="of:=ABS([.N20])" office:value-type="float" office:value="0.002017325604" calcext:value-type="float">
            <text:p>0.002017325604</text:p>
          </table:table-cell>
          <table:table-cell table:formula="of:=ABS([.O20])" office:value-type="float" office:value="0.019761471441" calcext:value-type="float">
            <text:p>0.019761471441</text:p>
          </table:table-cell>
          <table:table-cell table:formula="of:=ABS([.P20])" office:value-type="float" office:value="0.008348312222" calcext:value-type="float">
            <text:p>0.008348312222</text:p>
          </table:table-cell>
          <table:table-cell table:formula="of:=ABS([.Q20])" office:value-type="float" office:value="0.00267442116" calcext:value-type="float">
            <text:p>0.00267442116</text:p>
          </table:table-cell>
          <table:table-cell table:formula="of:=ABS([.R20])" office:value-type="float" office:value="0.002255712798" calcext:value-type="float">
            <text:p>0.002255712798</text:p>
          </table:table-cell>
          <table:table-cell table:formula="of:=ABS([.S20])" office:value-type="float" office:value="0" calcext:value-type="float">
            <text:p>0</text:p>
          </table:table-cell>
          <table:table-cell/>
          <table:table-cell table:formula="of:=ABS([.V20])" office:value-type="float" office:value="0.013549110081" calcext:value-type="float">
            <text:p>0.013549110081</text:p>
          </table:table-cell>
          <table:table-cell table:formula="of:=ABS([.W20])" office:value-type="float" office:value="0" calcext:value-type="float">
            <text:p>0</text:p>
          </table:table-cell>
          <table:table-cell table:formula="of:=ABS([.X20])" office:value-type="float" office:value="0" calcext:value-type="float">
            <text:p>0</text:p>
          </table:table-cell>
          <table:table-cell table:formula="of:=ABS([.Y20])" office:value-type="float" office:value="0" calcext:value-type="float">
            <text:p>0</text:p>
          </table:table-cell>
          <table:table-cell table:formula="of:=ABS([.Z20])" office:value-type="float" office:value="0" calcext:value-type="float">
            <text:p>0</text:p>
          </table:table-cell>
          <table:table-cell table:formula="of:=ABS([.AA2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-0.000409544838" calcext:value-type="float">
            <text:p>-0.000409544838</text:p>
          </table:table-cell>
          <table:table-cell office:value-type="float" office:value="-0.050820465415" calcext:value-type="float">
            <text:p>-0.050820465415</text:p>
          </table:table-cell>
          <table:table-cell office:value-type="float" office:value="-0.024532254152" calcext:value-type="float">
            <text:p>-0.024532254152</text:p>
          </table:table-cell>
          <table:table-cell office:value-type="float" office:value="-0.030038426171" calcext:value-type="float">
            <text:p>-0.030038426171</text:p>
          </table:table-cell>
          <table:table-cell office:value-type="float" office:value="-0.029430222586" calcext:value-type="float">
            <text:p>-0.02943022258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0.00174572122" calcext:value-type="float">
            <text:p>0.0017457212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formula="of:=ABS([.N21])" office:value-type="float" office:value="0.000409544838" calcext:value-type="float">
            <text:p>0.000409544838</text:p>
          </table:table-cell>
          <table:table-cell table:formula="of:=ABS([.O21])" office:value-type="float" office:value="0.050820465415" calcext:value-type="float">
            <text:p>0.050820465415</text:p>
          </table:table-cell>
          <table:table-cell table:formula="of:=ABS([.P21])" office:value-type="float" office:value="0.024532254152" calcext:value-type="float">
            <text:p>0.024532254152</text:p>
          </table:table-cell>
          <table:table-cell table:formula="of:=ABS([.Q21])" office:value-type="float" office:value="0.030038426171" calcext:value-type="float">
            <text:p>0.030038426171</text:p>
          </table:table-cell>
          <table:table-cell table:formula="of:=ABS([.R21])" office:value-type="float" office:value="0.029430222586" calcext:value-type="float">
            <text:p>0.029430222586</text:p>
          </table:table-cell>
          <table:table-cell table:formula="of:=ABS([.S21])" office:value-type="float" office:value="0" calcext:value-type="float">
            <text:p>0</text:p>
          </table:table-cell>
          <table:table-cell/>
          <table:table-cell table:formula="of:=ABS([.V21])" office:value-type="float" office:value="0.00174572122" calcext:value-type="float">
            <text:p>0.00174572122</text:p>
          </table:table-cell>
          <table:table-cell table:formula="of:=ABS([.W21])" office:value-type="float" office:value="0" calcext:value-type="float">
            <text:p>0</text:p>
          </table:table-cell>
          <table:table-cell table:formula="of:=ABS([.X21])" office:value-type="float" office:value="0" calcext:value-type="float">
            <text:p>0</text:p>
          </table:table-cell>
          <table:table-cell table:formula="of:=ABS([.Y21])" office:value-type="float" office:value="0" calcext:value-type="float">
            <text:p>0</text:p>
          </table:table-cell>
          <table:table-cell table:formula="of:=ABS([.Z21])" office:value-type="float" office:value="0" calcext:value-type="float">
            <text:p>0</text:p>
          </table:table-cell>
          <table:table-cell table:formula="of:=ABS([.AA2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0.5" calcext:value-type="float">
            <text:p>10.5</text:p>
          </table:table-cell>
          <table:table-cell office:value-type="float" office:value="0.000958450253" calcext:value-type="float">
            <text:p>0.000958450253</text:p>
          </table:table-cell>
          <table:table-cell office:value-type="float" office:value="-0.167661948666" calcext:value-type="float">
            <text:p>-0.167661948666</text:p>
          </table:table-cell>
          <table:table-cell office:value-type="float" office:value="-0.146717984449" calcext:value-type="float">
            <text:p>-0.146717984449</text:p>
          </table:table-cell>
          <table:table-cell office:value-type="float" office:value="-0.15166524656" calcext:value-type="float">
            <text:p>-0.15166524656</text:p>
          </table:table-cell>
          <table:table-cell office:value-type="float" office:value="-0.147122750217" calcext:value-type="float">
            <text:p>-0.1471227502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010893836396" calcext:value-type="float">
            <text:p>-0.01089383639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formula="of:=ABS([.N22])" office:value-type="float" office:value="0.000958450253" calcext:value-type="float">
            <text:p>0.000958450253</text:p>
          </table:table-cell>
          <table:table-cell table:formula="of:=ABS([.O22])" office:value-type="float" office:value="0.167661948666" calcext:value-type="float">
            <text:p>0.167661948666</text:p>
          </table:table-cell>
          <table:table-cell table:formula="of:=ABS([.P22])" office:value-type="float" office:value="0.146717984449" calcext:value-type="float">
            <text:p>0.146717984449</text:p>
          </table:table-cell>
          <table:table-cell table:formula="of:=ABS([.Q22])" office:value-type="float" office:value="0.15166524656" calcext:value-type="float">
            <text:p>0.15166524656</text:p>
          </table:table-cell>
          <table:table-cell table:formula="of:=ABS([.R22])" office:value-type="float" office:value="0.147122750217" calcext:value-type="float">
            <text:p>0.147122750217</text:p>
          </table:table-cell>
          <table:table-cell table:formula="of:=ABS([.S22])" office:value-type="float" office:value="0" calcext:value-type="float">
            <text:p>0</text:p>
          </table:table-cell>
          <table:table-cell/>
          <table:table-cell table:formula="of:=ABS([.V22])" office:value-type="float" office:value="0.010893836396" calcext:value-type="float">
            <text:p>0.010893836396</text:p>
          </table:table-cell>
          <table:table-cell table:formula="of:=ABS([.W22])" office:value-type="float" office:value="0" calcext:value-type="float">
            <text:p>0</text:p>
          </table:table-cell>
          <table:table-cell table:formula="of:=ABS([.X22])" office:value-type="float" office:value="0" calcext:value-type="float">
            <text:p>0</text:p>
          </table:table-cell>
          <table:table-cell table:formula="of:=ABS([.Y22])" office:value-type="float" office:value="0" calcext:value-type="float">
            <text:p>0</text:p>
          </table:table-cell>
          <table:table-cell table:formula="of:=ABS([.Z22])" office:value-type="float" office:value="0" calcext:value-type="float">
            <text:p>0</text:p>
          </table:table-cell>
          <table:table-cell table:formula="of:=ABS([.AA2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-0.003929191932" calcext:value-type="float">
            <text:p>-0.003929191932</text:p>
          </table:table-cell>
          <table:table-cell office:value-type="float" office:value="-0.367898207409" calcext:value-type="float">
            <text:p>-0.367898207409</text:p>
          </table:table-cell>
          <table:table-cell office:value-type="float" office:value="-0.355476984631" calcext:value-type="float">
            <text:p>-0.355476984631</text:p>
          </table:table-cell>
          <table:table-cell office:value-type="float" office:value="-0.359610078378" calcext:value-type="float">
            <text:p>-0.359610078378</text:p>
          </table:table-cell>
          <table:table-cell office:value-type="float" office:value="-0.346424292027" calcext:value-type="float">
            <text:p>-0.346424292027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-0.01967438636" calcext:value-type="float">
            <text:p>-0.01967438636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formula="of:=ABS([.N23])" office:value-type="float" office:value="0.003929191932" calcext:value-type="float">
            <text:p>0.003929191932</text:p>
          </table:table-cell>
          <table:table-cell table:formula="of:=ABS([.O23])" office:value-type="float" office:value="0.367898207409" calcext:value-type="float">
            <text:p>0.367898207409</text:p>
          </table:table-cell>
          <table:table-cell table:formula="of:=ABS([.P23])" office:value-type="float" office:value="0.355476984631" calcext:value-type="float">
            <text:p>0.355476984631</text:p>
          </table:table-cell>
          <table:table-cell table:formula="of:=ABS([.Q23])" office:value-type="float" office:value="0.359610078378" calcext:value-type="float">
            <text:p>0.359610078378</text:p>
          </table:table-cell>
          <table:table-cell table:formula="of:=ABS([.R23])" office:value-type="float" office:value="0.346424292027" calcext:value-type="float">
            <text:p>0.346424292027</text:p>
          </table:table-cell>
          <table:table-cell table:formula="of:=ABS([.S23])" office:value-type="float" office:value="0" calcext:value-type="float">
            <text:p>0</text:p>
          </table:table-cell>
          <table:table-cell/>
          <table:table-cell table:formula="of:=ABS([.V23])" office:value-type="float" office:value="0.01967438636" calcext:value-type="float">
            <text:p>0.01967438636</text:p>
          </table:table-cell>
          <table:table-cell table:formula="of:=ABS([.W23])" office:value-type="float" office:value="0" calcext:value-type="float">
            <text:p>0</text:p>
          </table:table-cell>
          <table:table-cell table:formula="of:=ABS([.X23])" office:value-type="float" office:value="0" calcext:value-type="float">
            <text:p>0</text:p>
          </table:table-cell>
          <table:table-cell table:formula="of:=ABS([.Y23])" office:value-type="float" office:value="0" calcext:value-type="float">
            <text:p>0</text:p>
          </table:table-cell>
          <table:table-cell table:formula="of:=ABS([.Z23])" office:value-type="float" office:value="0" calcext:value-type="float">
            <text:p>0</text:p>
          </table:table-cell>
          <table:table-cell table:formula="of:=ABS([.AA2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1.5" calcext:value-type="float">
            <text:p>11.5</text:p>
          </table:table-cell>
          <table:table-cell office:value-type="float" office:value="-0.014905425674" calcext:value-type="float">
            <text:p>-0.014905425674</text:p>
          </table:table-cell>
          <table:table-cell office:value-type="float" office:value="-0.562261910256" calcext:value-type="float">
            <text:p>-0.562261910256</text:p>
          </table:table-cell>
          <table:table-cell office:value-type="float" office:value="-0.556839032829" calcext:value-type="float">
            <text:p>-0.556839032829</text:p>
          </table:table-cell>
          <table:table-cell office:value-type="float" office:value="-0.560489858825" calcext:value-type="float">
            <text:p>-0.560489858825</text:p>
          </table:table-cell>
          <table:table-cell office:value-type="float" office:value="-0.537691138801" calcext:value-type="float">
            <text:p>-0.5376911388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02835575447" calcext:value-type="float">
            <text:p>-0.02835575447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formula="of:=ABS([.N24])" office:value-type="float" office:value="0.014905425674" calcext:value-type="float">
            <text:p>0.014905425674</text:p>
          </table:table-cell>
          <table:table-cell table:formula="of:=ABS([.O24])" office:value-type="float" office:value="0.562261910256" calcext:value-type="float">
            <text:p>0.562261910256</text:p>
          </table:table-cell>
          <table:table-cell table:formula="of:=ABS([.P24])" office:value-type="float" office:value="0.556839032829" calcext:value-type="float">
            <text:p>0.556839032829</text:p>
          </table:table-cell>
          <table:table-cell table:formula="of:=ABS([.Q24])" office:value-type="float" office:value="0.560489858825" calcext:value-type="float">
            <text:p>0.560489858825</text:p>
          </table:table-cell>
          <table:table-cell table:formula="of:=ABS([.R24])" office:value-type="float" office:value="0.537691138801" calcext:value-type="float">
            <text:p>0.537691138801</text:p>
          </table:table-cell>
          <table:table-cell table:formula="of:=ABS([.S24])" office:value-type="float" office:value="0" calcext:value-type="float">
            <text:p>0</text:p>
          </table:table-cell>
          <table:table-cell/>
          <table:table-cell table:formula="of:=ABS([.V24])" office:value-type="float" office:value="0.02835575447" calcext:value-type="float">
            <text:p>0.02835575447</text:p>
          </table:table-cell>
          <table:table-cell table:formula="of:=ABS([.W24])" office:value-type="float" office:value="0" calcext:value-type="float">
            <text:p>0</text:p>
          </table:table-cell>
          <table:table-cell table:formula="of:=ABS([.X24])" office:value-type="float" office:value="0" calcext:value-type="float">
            <text:p>0</text:p>
          </table:table-cell>
          <table:table-cell table:formula="of:=ABS([.Y24])" office:value-type="float" office:value="0" calcext:value-type="float">
            <text:p>0</text:p>
          </table:table-cell>
          <table:table-cell table:formula="of:=ABS([.Z24])" office:value-type="float" office:value="0" calcext:value-type="float">
            <text:p>0</text:p>
          </table:table-cell>
          <table:table-cell table:formula="of:=ABS([.AA2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-0.016505543259" calcext:value-type="float">
            <text:p>-0.016505543259</text:p>
          </table:table-cell>
          <table:table-cell office:value-type="float" office:value="-0.60981387229" calcext:value-type="float">
            <text:p>-0.60981387229</text:p>
          </table:table-cell>
          <table:table-cell office:value-type="float" office:value="-0.604296138773" calcext:value-type="float">
            <text:p>-0.604296138773</text:p>
          </table:table-cell>
          <table:table-cell office:value-type="float" office:value="-0.608179426281" calcext:value-type="float">
            <text:p>-0.608179426281</text:p>
          </table:table-cell>
          <table:table-cell office:value-type="float" office:value="-0.584812231231" calcext:value-type="float">
            <text:p>-0.584812231231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-0.035103567348" calcext:value-type="float">
            <text:p>-0.035103567348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ABS([.N25])" office:value-type="float" office:value="0.016505543259" calcext:value-type="float">
            <text:p>0.016505543259</text:p>
          </table:table-cell>
          <table:table-cell table:formula="of:=ABS([.O25])" office:value-type="float" office:value="0.60981387229" calcext:value-type="float">
            <text:p>0.60981387229</text:p>
          </table:table-cell>
          <table:table-cell table:formula="of:=ABS([.P25])" office:value-type="float" office:value="0.604296138773" calcext:value-type="float">
            <text:p>0.604296138773</text:p>
          </table:table-cell>
          <table:table-cell table:formula="of:=ABS([.Q25])" office:value-type="float" office:value="0.608179426281" calcext:value-type="float">
            <text:p>0.608179426281</text:p>
          </table:table-cell>
          <table:table-cell table:formula="of:=ABS([.R25])" office:value-type="float" office:value="0.584812231231" calcext:value-type="float">
            <text:p>0.584812231231</text:p>
          </table:table-cell>
          <table:table-cell table:formula="of:=ABS([.S25])" office:value-type="float" office:value="0" calcext:value-type="float">
            <text:p>0</text:p>
          </table:table-cell>
          <table:table-cell/>
          <table:table-cell table:formula="of:=ABS([.V25])" office:value-type="float" office:value="0.035103567348" calcext:value-type="float">
            <text:p>0.035103567348</text:p>
          </table:table-cell>
          <table:table-cell table:formula="of:=ABS([.W25])" office:value-type="float" office:value="0" calcext:value-type="float">
            <text:p>0</text:p>
          </table:table-cell>
          <table:table-cell table:formula="of:=ABS([.X25])" office:value-type="float" office:value="0" calcext:value-type="float">
            <text:p>0</text:p>
          </table:table-cell>
          <table:table-cell table:formula="of:=ABS([.Y25])" office:value-type="float" office:value="0" calcext:value-type="float">
            <text:p>0</text:p>
          </table:table-cell>
          <table:table-cell table:formula="of:=ABS([.Z25])" office:value-type="float" office:value="0" calcext:value-type="float">
            <text:p>0</text:p>
          </table:table-cell>
          <table:table-cell table:formula="of:=ABS([.AA2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2.5" calcext:value-type="float">
            <text:p>12.5</text:p>
          </table:table-cell>
          <table:table-cell office:value-type="float" office:value="-0.007121464032" calcext:value-type="float">
            <text:p>-0.007121464032</text:p>
          </table:table-cell>
          <table:table-cell office:value-type="float" office:value="-0.484411887405" calcext:value-type="float">
            <text:p>-0.484411887405</text:p>
          </table:table-cell>
          <table:table-cell office:value-type="float" office:value="-0.471391349436" calcext:value-type="float">
            <text:p>-0.471391349436</text:p>
          </table:table-cell>
          <table:table-cell office:value-type="float" office:value="-0.475918439098" calcext:value-type="float">
            <text:p>-0.475918439098</text:p>
          </table:table-cell>
          <table:table-cell office:value-type="float" office:value="-0.462347373026" calcext:value-type="float">
            <text:p>-0.46234737302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0.03308753175" calcext:value-type="float">
            <text:p>-0.03308753175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formula="of:=ABS([.N26])" office:value-type="float" office:value="0.007121464032" calcext:value-type="float">
            <text:p>0.007121464032</text:p>
          </table:table-cell>
          <table:table-cell table:formula="of:=ABS([.O26])" office:value-type="float" office:value="0.484411887405" calcext:value-type="float">
            <text:p>0.484411887405</text:p>
          </table:table-cell>
          <table:table-cell table:formula="of:=ABS([.P26])" office:value-type="float" office:value="0.471391349436" calcext:value-type="float">
            <text:p>0.471391349436</text:p>
          </table:table-cell>
          <table:table-cell table:formula="of:=ABS([.Q26])" office:value-type="float" office:value="0.475918439098" calcext:value-type="float">
            <text:p>0.475918439098</text:p>
          </table:table-cell>
          <table:table-cell table:formula="of:=ABS([.R26])" office:value-type="float" office:value="0.462347373026" calcext:value-type="float">
            <text:p>0.462347373026</text:p>
          </table:table-cell>
          <table:table-cell table:formula="of:=ABS([.S26])" office:value-type="float" office:value="0" calcext:value-type="float">
            <text:p>0</text:p>
          </table:table-cell>
          <table:table-cell/>
          <table:table-cell table:formula="of:=ABS([.V26])" office:value-type="float" office:value="0.03308753175" calcext:value-type="float">
            <text:p>0.03308753175</text:p>
          </table:table-cell>
          <table:table-cell table:formula="of:=ABS([.W26])" office:value-type="float" office:value="0" calcext:value-type="float">
            <text:p>0</text:p>
          </table:table-cell>
          <table:table-cell table:formula="of:=ABS([.X26])" office:value-type="float" office:value="0" calcext:value-type="float">
            <text:p>0</text:p>
          </table:table-cell>
          <table:table-cell table:formula="of:=ABS([.Y26])" office:value-type="float" office:value="0" calcext:value-type="float">
            <text:p>0</text:p>
          </table:table-cell>
          <table:table-cell table:formula="of:=ABS([.Z26])" office:value-type="float" office:value="0" calcext:value-type="float">
            <text:p>0</text:p>
          </table:table-cell>
          <table:table-cell table:formula="of:=ABS([.AA2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-0.003477188212" calcext:value-type="float">
            <text:p>-0.003477188212</text:p>
          </table:table-cell>
          <table:table-cell office:value-type="float" office:value="-0.314274118846" calcext:value-type="float">
            <text:p>-0.314274118846</text:p>
          </table:table-cell>
          <table:table-cell office:value-type="float" office:value="-0.291839233227" calcext:value-type="float">
            <text:p>-0.291839233227</text:p>
          </table:table-cell>
          <table:table-cell office:value-type="float" office:value="-0.296954374517" calcext:value-type="float">
            <text:p>-0.296954374517</text:p>
          </table:table-cell>
          <table:table-cell office:value-type="float" office:value="-0.29318928376" calcext:value-type="float">
            <text:p>-0.29318928376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-0.018716890584" calcext:value-type="float">
            <text:p>-0.018716890584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formula="of:=ABS([.N27])" office:value-type="float" office:value="0.003477188212" calcext:value-type="float">
            <text:p>0.003477188212</text:p>
          </table:table-cell>
          <table:table-cell table:formula="of:=ABS([.O27])" office:value-type="float" office:value="0.314274118846" calcext:value-type="float">
            <text:p>0.314274118846</text:p>
          </table:table-cell>
          <table:table-cell table:formula="of:=ABS([.P27])" office:value-type="float" office:value="0.291839233227" calcext:value-type="float">
            <text:p>0.291839233227</text:p>
          </table:table-cell>
          <table:table-cell table:formula="of:=ABS([.Q27])" office:value-type="float" office:value="0.296954374517" calcext:value-type="float">
            <text:p>0.296954374517</text:p>
          </table:table-cell>
          <table:table-cell table:formula="of:=ABS([.R27])" office:value-type="float" office:value="0.29318928376" calcext:value-type="float">
            <text:p>0.29318928376</text:p>
          </table:table-cell>
          <table:table-cell table:formula="of:=ABS([.S27])" office:value-type="float" office:value="0" calcext:value-type="float">
            <text:p>0</text:p>
          </table:table-cell>
          <table:table-cell/>
          <table:table-cell table:formula="of:=ABS([.V27])" office:value-type="float" office:value="0.018716890584" calcext:value-type="float">
            <text:p>0.018716890584</text:p>
          </table:table-cell>
          <table:table-cell table:formula="of:=ABS([.W27])" office:value-type="float" office:value="0" calcext:value-type="float">
            <text:p>0</text:p>
          </table:table-cell>
          <table:table-cell table:formula="of:=ABS([.X27])" office:value-type="float" office:value="0" calcext:value-type="float">
            <text:p>0</text:p>
          </table:table-cell>
          <table:table-cell table:formula="of:=ABS([.Y27])" office:value-type="float" office:value="0" calcext:value-type="float">
            <text:p>0</text:p>
          </table:table-cell>
          <table:table-cell table:formula="of:=ABS([.Z27])" office:value-type="float" office:value="0" calcext:value-type="float">
            <text:p>0</text:p>
          </table:table-cell>
          <table:table-cell table:formula="of:=ABS([.AA2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3.5" calcext:value-type="float">
            <text:p>13.5</text:p>
          </table:table-cell>
          <table:table-cell office:value-type="float" office:value="-0.0055655294" calcext:value-type="float">
            <text:p>-0.0055655294</text:p>
          </table:table-cell>
          <table:table-cell office:value-type="float" office:value="-0.216947833121" calcext:value-type="float">
            <text:p>-0.216947833121</text:p>
          </table:table-cell>
          <table:table-cell office:value-type="float" office:value="-0.188749073055" calcext:value-type="float">
            <text:p>-0.188749073055</text:p>
          </table:table-cell>
          <table:table-cell office:value-type="float" office:value="-0.194140940393" calcext:value-type="float">
            <text:p>-0.194140940393</text:p>
          </table:table-cell>
          <table:table-cell office:value-type="float" office:value="-0.194668583742" calcext:value-type="float">
            <text:p>-0.19466858374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06535267197" calcext:value-type="float">
            <text:p>0.00653526719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formula="of:=ABS([.N28])" office:value-type="float" office:value="0.0055655294" calcext:value-type="float">
            <text:p>0.0055655294</text:p>
          </table:table-cell>
          <table:table-cell table:formula="of:=ABS([.O28])" office:value-type="float" office:value="0.216947833121" calcext:value-type="float">
            <text:p>0.216947833121</text:p>
          </table:table-cell>
          <table:table-cell table:formula="of:=ABS([.P28])" office:value-type="float" office:value="0.188749073055" calcext:value-type="float">
            <text:p>0.188749073055</text:p>
          </table:table-cell>
          <table:table-cell table:formula="of:=ABS([.Q28])" office:value-type="float" office:value="0.194140940393" calcext:value-type="float">
            <text:p>0.194140940393</text:p>
          </table:table-cell>
          <table:table-cell table:formula="of:=ABS([.R28])" office:value-type="float" office:value="0.194668583742" calcext:value-type="float">
            <text:p>0.194668583742</text:p>
          </table:table-cell>
          <table:table-cell table:formula="of:=ABS([.S28])" office:value-type="float" office:value="0" calcext:value-type="float">
            <text:p>0</text:p>
          </table:table-cell>
          <table:table-cell/>
          <table:table-cell table:formula="of:=ABS([.V28])" office:value-type="float" office:value="0.006535267197" calcext:value-type="float">
            <text:p>0.006535267197</text:p>
          </table:table-cell>
          <table:table-cell table:formula="of:=ABS([.W28])" office:value-type="float" office:value="0" calcext:value-type="float">
            <text:p>0</text:p>
          </table:table-cell>
          <table:table-cell table:formula="of:=ABS([.X28])" office:value-type="float" office:value="0" calcext:value-type="float">
            <text:p>0</text:p>
          </table:table-cell>
          <table:table-cell table:formula="of:=ABS([.Y28])" office:value-type="float" office:value="0" calcext:value-type="float">
            <text:p>0</text:p>
          </table:table-cell>
          <table:table-cell table:formula="of:=ABS([.Z28])" office:value-type="float" office:value="0" calcext:value-type="float">
            <text:p>0</text:p>
          </table:table-cell>
          <table:table-cell table:formula="of:=ABS([.AA2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-0.007551518419" calcext:value-type="float">
            <text:p>-0.007551518419</text:p>
          </table:table-cell>
          <table:table-cell office:value-type="float" office:value="-0.215540740026" calcext:value-type="float">
            <text:p>-0.215540740026</text:p>
          </table:table-cell>
          <table:table-cell office:value-type="float" office:value="-0.18568061517" calcext:value-type="float">
            <text:p>-0.18568061517</text:p>
          </table:table-cell>
          <table:table-cell office:value-type="float" office:value="-0.191031746138" calcext:value-type="float">
            <text:p>-0.191031746138</text:p>
          </table:table-cell>
          <table:table-cell office:value-type="float" office:value="-0.192160474521" calcext:value-type="float">
            <text:p>-0.192160474521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0.038581735083" calcext:value-type="float">
            <text:p>0.038581735083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formula="of:=ABS([.N29])" office:value-type="float" office:value="0.007551518419" calcext:value-type="float">
            <text:p>0.007551518419</text:p>
          </table:table-cell>
          <table:table-cell table:formula="of:=ABS([.O29])" office:value-type="float" office:value="0.215540740026" calcext:value-type="float">
            <text:p>0.215540740026</text:p>
          </table:table-cell>
          <table:table-cell table:formula="of:=ABS([.P29])" office:value-type="float" office:value="0.18568061517" calcext:value-type="float">
            <text:p>0.18568061517</text:p>
          </table:table-cell>
          <table:table-cell table:formula="of:=ABS([.Q29])" office:value-type="float" office:value="0.191031746138" calcext:value-type="float">
            <text:p>0.191031746138</text:p>
          </table:table-cell>
          <table:table-cell table:formula="of:=ABS([.R29])" office:value-type="float" office:value="0.192160474521" calcext:value-type="float">
            <text:p>0.192160474521</text:p>
          </table:table-cell>
          <table:table-cell table:formula="of:=ABS([.S29])" office:value-type="float" office:value="0" calcext:value-type="float">
            <text:p>0</text:p>
          </table:table-cell>
          <table:table-cell/>
          <table:table-cell table:formula="of:=ABS([.V29])" office:value-type="float" office:value="0.038581735083" calcext:value-type="float">
            <text:p>0.038581735083</text:p>
          </table:table-cell>
          <table:table-cell table:formula="of:=ABS([.W29])" office:value-type="float" office:value="0" calcext:value-type="float">
            <text:p>0</text:p>
          </table:table-cell>
          <table:table-cell table:formula="of:=ABS([.X29])" office:value-type="float" office:value="0" calcext:value-type="float">
            <text:p>0</text:p>
          </table:table-cell>
          <table:table-cell table:formula="of:=ABS([.Y29])" office:value-type="float" office:value="0" calcext:value-type="float">
            <text:p>0</text:p>
          </table:table-cell>
          <table:table-cell table:formula="of:=ABS([.Z29])" office:value-type="float" office:value="0" calcext:value-type="float">
            <text:p>0</text:p>
          </table:table-cell>
          <table:table-cell table:formula="of:=ABS([.AA2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4.5" calcext:value-type="float">
            <text:p>14.5</text:p>
          </table:table-cell>
          <table:table-cell office:value-type="float" office:value="-0.008803097271" calcext:value-type="float">
            <text:p>-0.008803097271</text:p>
          </table:table-cell>
          <table:table-cell office:value-type="float" office:value="-0.277559301729" calcext:value-type="float">
            <text:p>-0.277559301729</text:p>
          </table:table-cell>
          <table:table-cell office:value-type="float" office:value="-0.247942414685" calcext:value-type="float">
            <text:p>-0.247942414685</text:p>
          </table:table-cell>
          <table:table-cell office:value-type="float" office:value="-0.253138749489" calcext:value-type="float">
            <text:p>-0.253138749489</text:p>
          </table:table-cell>
          <table:table-cell office:value-type="float" office:value="-0.253658884325" calcext:value-type="float">
            <text:p>-0.2536588843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073908055021" calcext:value-type="float">
            <text:p>0.073908055021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formula="of:=ABS([.N30])" office:value-type="float" office:value="0.008803097271" calcext:value-type="float">
            <text:p>0.008803097271</text:p>
          </table:table-cell>
          <table:table-cell table:formula="of:=ABS([.O30])" office:value-type="float" office:value="0.277559301729" calcext:value-type="float">
            <text:p>0.277559301729</text:p>
          </table:table-cell>
          <table:table-cell table:formula="of:=ABS([.P30])" office:value-type="float" office:value="0.247942414685" calcext:value-type="float">
            <text:p>0.247942414685</text:p>
          </table:table-cell>
          <table:table-cell table:formula="of:=ABS([.Q30])" office:value-type="float" office:value="0.253138749489" calcext:value-type="float">
            <text:p>0.253138749489</text:p>
          </table:table-cell>
          <table:table-cell table:formula="of:=ABS([.R30])" office:value-type="float" office:value="0.253658884325" calcext:value-type="float">
            <text:p>0.253658884325</text:p>
          </table:table-cell>
          <table:table-cell table:formula="of:=ABS([.S30])" office:value-type="float" office:value="0" calcext:value-type="float">
            <text:p>0</text:p>
          </table:table-cell>
          <table:table-cell/>
          <table:table-cell table:formula="of:=ABS([.V30])" office:value-type="float" office:value="0.073908055021" calcext:value-type="float">
            <text:p>0.073908055021</text:p>
          </table:table-cell>
          <table:table-cell table:formula="of:=ABS([.W30])" office:value-type="float" office:value="0" calcext:value-type="float">
            <text:p>0</text:p>
          </table:table-cell>
          <table:table-cell table:formula="of:=ABS([.X30])" office:value-type="float" office:value="0" calcext:value-type="float">
            <text:p>0</text:p>
          </table:table-cell>
          <table:table-cell table:formula="of:=ABS([.Y30])" office:value-type="float" office:value="0" calcext:value-type="float">
            <text:p>0</text:p>
          </table:table-cell>
          <table:table-cell table:formula="of:=ABS([.Z30])" office:value-type="float" office:value="0" calcext:value-type="float">
            <text:p>0</text:p>
          </table:table-cell>
          <table:table-cell table:formula="of:=ABS([.AA3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0.01047455461" calcext:value-type="float">
            <text:p>-0.01047455461</text:p>
          </table:table-cell>
          <table:table-cell office:value-type="float" office:value="-0.362503282399" calcext:value-type="float">
            <text:p>-0.362503282399</text:p>
          </table:table-cell>
          <table:table-cell office:value-type="float" office:value="-0.333535661286" calcext:value-type="float">
            <text:p>-0.333535661286</text:p>
          </table:table-cell>
          <table:table-cell office:value-type="float" office:value="-0.338708827161" calcext:value-type="float">
            <text:p>-0.338708827161</text:p>
          </table:table-cell>
          <table:table-cell office:value-type="float" office:value="-0.338373782107" calcext:value-type="float">
            <text:p>-0.338373782107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0.110910296604" calcext:value-type="float">
            <text:p>0.110910296604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formula="of:=ABS([.N31])" office:value-type="float" office:value="0.01047455461" calcext:value-type="float">
            <text:p>0.01047455461</text:p>
          </table:table-cell>
          <table:table-cell table:formula="of:=ABS([.O31])" office:value-type="float" office:value="0.362503282399" calcext:value-type="float">
            <text:p>0.362503282399</text:p>
          </table:table-cell>
          <table:table-cell table:formula="of:=ABS([.P31])" office:value-type="float" office:value="0.333535661286" calcext:value-type="float">
            <text:p>0.333535661286</text:p>
          </table:table-cell>
          <table:table-cell table:formula="of:=ABS([.Q31])" office:value-type="float" office:value="0.338708827161" calcext:value-type="float">
            <text:p>0.338708827161</text:p>
          </table:table-cell>
          <table:table-cell table:formula="of:=ABS([.R31])" office:value-type="float" office:value="0.338373782107" calcext:value-type="float">
            <text:p>0.338373782107</text:p>
          </table:table-cell>
          <table:table-cell table:formula="of:=ABS([.S31])" office:value-type="float" office:value="0" calcext:value-type="float">
            <text:p>0</text:p>
          </table:table-cell>
          <table:table-cell/>
          <table:table-cell table:formula="of:=ABS([.V31])" office:value-type="float" office:value="0.110910296604" calcext:value-type="float">
            <text:p>0.110910296604</text:p>
          </table:table-cell>
          <table:table-cell table:formula="of:=ABS([.W31])" office:value-type="float" office:value="0" calcext:value-type="float">
            <text:p>0</text:p>
          </table:table-cell>
          <table:table-cell table:formula="of:=ABS([.X31])" office:value-type="float" office:value="0" calcext:value-type="float">
            <text:p>0</text:p>
          </table:table-cell>
          <table:table-cell table:formula="of:=ABS([.Y31])" office:value-type="float" office:value="0" calcext:value-type="float">
            <text:p>0</text:p>
          </table:table-cell>
          <table:table-cell table:formula="of:=ABS([.Z31])" office:value-type="float" office:value="0" calcext:value-type="float">
            <text:p>0</text:p>
          </table:table-cell>
          <table:table-cell table:formula="of:=ABS([.AA3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5.5" calcext:value-type="float">
            <text:p>15.5</text:p>
          </table:table-cell>
          <table:table-cell office:value-type="float" office:value="-0.012534622763" calcext:value-type="float">
            <text:p>-0.012534622763</text:p>
          </table:table-cell>
          <table:table-cell office:value-type="float" office:value="-0.442450379585" calcext:value-type="float">
            <text:p>-0.442450379585</text:p>
          </table:table-cell>
          <table:table-cell office:value-type="float" office:value="-0.414169485894" calcext:value-type="float">
            <text:p>-0.414169485894</text:p>
          </table:table-cell>
          <table:table-cell office:value-type="float" office:value="-0.419574277559" calcext:value-type="float">
            <text:p>-0.419574277559</text:p>
          </table:table-cell>
          <table:table-cell office:value-type="float" office:value="-0.418304415464" calcext:value-type="float">
            <text:p>-0.4183044154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149869592271" calcext:value-type="float">
            <text:p>0.149869592271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table:formula="of:=ABS([.N32])" office:value-type="float" office:value="0.012534622763" calcext:value-type="float">
            <text:p>0.012534622763</text:p>
          </table:table-cell>
          <table:table-cell table:formula="of:=ABS([.O32])" office:value-type="float" office:value="0.442450379585" calcext:value-type="float">
            <text:p>0.442450379585</text:p>
          </table:table-cell>
          <table:table-cell table:formula="of:=ABS([.P32])" office:value-type="float" office:value="0.414169485894" calcext:value-type="float">
            <text:p>0.414169485894</text:p>
          </table:table-cell>
          <table:table-cell table:formula="of:=ABS([.Q32])" office:value-type="float" office:value="0.419574277559" calcext:value-type="float">
            <text:p>0.419574277559</text:p>
          </table:table-cell>
          <table:table-cell table:formula="of:=ABS([.R32])" office:value-type="float" office:value="0.418304415464" calcext:value-type="float">
            <text:p>0.418304415464</text:p>
          </table:table-cell>
          <table:table-cell table:formula="of:=ABS([.S32])" office:value-type="float" office:value="0" calcext:value-type="float">
            <text:p>0</text:p>
          </table:table-cell>
          <table:table-cell/>
          <table:table-cell table:formula="of:=ABS([.V32])" office:value-type="float" office:value="0.149869592271" calcext:value-type="float">
            <text:p>0.149869592271</text:p>
          </table:table-cell>
          <table:table-cell table:formula="of:=ABS([.W32])" office:value-type="float" office:value="0" calcext:value-type="float">
            <text:p>0</text:p>
          </table:table-cell>
          <table:table-cell table:formula="of:=ABS([.X32])" office:value-type="float" office:value="0" calcext:value-type="float">
            <text:p>0</text:p>
          </table:table-cell>
          <table:table-cell table:formula="of:=ABS([.Y32])" office:value-type="float" office:value="0" calcext:value-type="float">
            <text:p>0</text:p>
          </table:table-cell>
          <table:table-cell table:formula="of:=ABS([.Z32])" office:value-type="float" office:value="0" calcext:value-type="float">
            <text:p>0</text:p>
          </table:table-cell>
          <table:table-cell table:formula="of:=ABS([.AA3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-0.013838892118" calcext:value-type="float">
            <text:p>-0.013838892118</text:p>
          </table:table-cell>
          <table:table-cell office:value-type="float" office:value="-0.504588487255" calcext:value-type="float">
            <text:p>-0.504588487255</text:p>
          </table:table-cell>
          <table:table-cell office:value-type="float" office:value="-0.477123226301" calcext:value-type="float">
            <text:p>-0.477123226301</text:p>
          </table:table-cell>
          <table:table-cell office:value-type="float" office:value="-0.482970014311" calcext:value-type="float">
            <text:p>-0.482970014311</text:p>
          </table:table-cell>
          <table:table-cell office:value-type="float" office:value="-0.480731220504" calcext:value-type="float">
            <text:p>-0.48073122050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0.192818607426" calcext:value-type="float">
            <text:p>0.19281860742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table:formula="of:=ABS([.N33])" office:value-type="float" office:value="0.013838892118" calcext:value-type="float">
            <text:p>0.013838892118</text:p>
          </table:table-cell>
          <table:table-cell table:formula="of:=ABS([.O33])" office:value-type="float" office:value="0.504588487255" calcext:value-type="float">
            <text:p>0.504588487255</text:p>
          </table:table-cell>
          <table:table-cell table:formula="of:=ABS([.P33])" office:value-type="float" office:value="0.477123226301" calcext:value-type="float">
            <text:p>0.477123226301</text:p>
          </table:table-cell>
          <table:table-cell table:formula="of:=ABS([.Q33])" office:value-type="float" office:value="0.482970014311" calcext:value-type="float">
            <text:p>0.482970014311</text:p>
          </table:table-cell>
          <table:table-cell table:formula="of:=ABS([.R33])" office:value-type="float" office:value="0.480731220504" calcext:value-type="float">
            <text:p>0.480731220504</text:p>
          </table:table-cell>
          <table:table-cell table:formula="of:=ABS([.S33])" office:value-type="float" office:value="0" calcext:value-type="float">
            <text:p>0</text:p>
          </table:table-cell>
          <table:table-cell/>
          <table:table-cell table:formula="of:=ABS([.V33])" office:value-type="float" office:value="0.192818607426" calcext:value-type="float">
            <text:p>0.192818607426</text:p>
          </table:table-cell>
          <table:table-cell table:formula="of:=ABS([.W33])" office:value-type="float" office:value="0" calcext:value-type="float">
            <text:p>0</text:p>
          </table:table-cell>
          <table:table-cell table:formula="of:=ABS([.X33])" office:value-type="float" office:value="0" calcext:value-type="float">
            <text:p>0</text:p>
          </table:table-cell>
          <table:table-cell table:formula="of:=ABS([.Y33])" office:value-type="float" office:value="0" calcext:value-type="float">
            <text:p>0</text:p>
          </table:table-cell>
          <table:table-cell table:formula="of:=ABS([.Z33])" office:value-type="float" office:value="0" calcext:value-type="float">
            <text:p>0</text:p>
          </table:table-cell>
          <table:table-cell table:formula="of:=ABS([.AA3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6.5" calcext:value-type="float">
            <text:p>16.5</text:p>
          </table:table-cell>
          <table:table-cell office:value-type="float" office:value="-0.013496803452" calcext:value-type="float">
            <text:p>-0.013496803452</text:p>
          </table:table-cell>
          <table:table-cell office:value-type="float" office:value="-0.546852237911" calcext:value-type="float">
            <text:p>-0.546852237911</text:p>
          </table:table-cell>
          <table:table-cell office:value-type="float" office:value="-0.520438763554" calcext:value-type="float">
            <text:p>-0.520438763554</text:p>
          </table:table-cell>
          <table:table-cell office:value-type="float" office:value="-0.52678423742" calcext:value-type="float">
            <text:p>-0.52678423742</text:p>
          </table:table-cell>
          <table:table-cell office:value-type="float" office:value="-0.523649550358" calcext:value-type="float">
            <text:p>-0.5236495503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242720497708" calcext:value-type="float">
            <text:p>0.242720497708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formula="of:=ABS([.N34])" office:value-type="float" office:value="0.013496803452" calcext:value-type="float">
            <text:p>0.013496803452</text:p>
          </table:table-cell>
          <table:table-cell table:formula="of:=ABS([.O34])" office:value-type="float" office:value="0.546852237911" calcext:value-type="float">
            <text:p>0.546852237911</text:p>
          </table:table-cell>
          <table:table-cell table:formula="of:=ABS([.P34])" office:value-type="float" office:value="0.520438763554" calcext:value-type="float">
            <text:p>0.520438763554</text:p>
          </table:table-cell>
          <table:table-cell table:formula="of:=ABS([.Q34])" office:value-type="float" office:value="0.52678423742" calcext:value-type="float">
            <text:p>0.52678423742</text:p>
          </table:table-cell>
          <table:table-cell table:formula="of:=ABS([.R34])" office:value-type="float" office:value="0.523649550358" calcext:value-type="float">
            <text:p>0.523649550358</text:p>
          </table:table-cell>
          <table:table-cell table:formula="of:=ABS([.S34])" office:value-type="float" office:value="0" calcext:value-type="float">
            <text:p>0</text:p>
          </table:table-cell>
          <table:table-cell/>
          <table:table-cell table:formula="of:=ABS([.V34])" office:value-type="float" office:value="0.242720497708" calcext:value-type="float">
            <text:p>0.242720497708</text:p>
          </table:table-cell>
          <table:table-cell table:formula="of:=ABS([.W34])" office:value-type="float" office:value="0" calcext:value-type="float">
            <text:p>0</text:p>
          </table:table-cell>
          <table:table-cell table:formula="of:=ABS([.X34])" office:value-type="float" office:value="0" calcext:value-type="float">
            <text:p>0</text:p>
          </table:table-cell>
          <table:table-cell table:formula="of:=ABS([.Y34])" office:value-type="float" office:value="0" calcext:value-type="float">
            <text:p>0</text:p>
          </table:table-cell>
          <table:table-cell table:formula="of:=ABS([.Z34])" office:value-type="float" office:value="0" calcext:value-type="float">
            <text:p>0</text:p>
          </table:table-cell>
          <table:table-cell table:formula="of:=ABS([.AA3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-0.011459524301" calcext:value-type="float">
            <text:p>-0.011459524301</text:p>
          </table:table-cell>
          <table:table-cell office:value-type="float" office:value="-0.571356905046" calcext:value-type="float">
            <text:p>-0.571356905046</text:p>
          </table:table-cell>
          <table:table-cell office:value-type="float" office:value="-0.546252905272" calcext:value-type="float">
            <text:p>-0.546252905272</text:p>
          </table:table-cell>
          <table:table-cell office:value-type="float" office:value="-0.55298029261" calcext:value-type="float">
            <text:p>-0.55298029261</text:p>
          </table:table-cell>
          <table:table-cell office:value-type="float" office:value="-0.549159179649" calcext:value-type="float">
            <text:p>-0.549159179649</text:p>
          </table:table-cell>
          <table:table-cell table:number-columns-repeated="2"/>
          <table:table-cell office:value-type="float" office:value="16.5" calcext:value-type="float">
            <text:p>16.5</text:p>
          </table:table-cell>
          <table:table-cell office:value-type="float" office:value="0.301833897494" calcext:value-type="float">
            <text:p>0.301833897494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formula="of:=ABS([.N35])" office:value-type="float" office:value="0.011459524301" calcext:value-type="float">
            <text:p>0.011459524301</text:p>
          </table:table-cell>
          <table:table-cell table:formula="of:=ABS([.O35])" office:value-type="float" office:value="0.571356905046" calcext:value-type="float">
            <text:p>0.571356905046</text:p>
          </table:table-cell>
          <table:table-cell table:formula="of:=ABS([.P35])" office:value-type="float" office:value="0.546252905272" calcext:value-type="float">
            <text:p>0.546252905272</text:p>
          </table:table-cell>
          <table:table-cell table:formula="of:=ABS([.Q35])" office:value-type="float" office:value="0.55298029261" calcext:value-type="float">
            <text:p>0.55298029261</text:p>
          </table:table-cell>
          <table:table-cell table:formula="of:=ABS([.R35])" office:value-type="float" office:value="0.549159179649" calcext:value-type="float">
            <text:p>0.549159179649</text:p>
          </table:table-cell>
          <table:table-cell table:formula="of:=ABS([.S35])" office:value-type="float" office:value="0" calcext:value-type="float">
            <text:p>0</text:p>
          </table:table-cell>
          <table:table-cell/>
          <table:table-cell table:formula="of:=ABS([.V35])" office:value-type="float" office:value="0.301833897494" calcext:value-type="float">
            <text:p>0.301833897494</text:p>
          </table:table-cell>
          <table:table-cell table:formula="of:=ABS([.W35])" office:value-type="float" office:value="0" calcext:value-type="float">
            <text:p>0</text:p>
          </table:table-cell>
          <table:table-cell table:formula="of:=ABS([.X35])" office:value-type="float" office:value="0" calcext:value-type="float">
            <text:p>0</text:p>
          </table:table-cell>
          <table:table-cell table:formula="of:=ABS([.Y35])" office:value-type="float" office:value="0" calcext:value-type="float">
            <text:p>0</text:p>
          </table:table-cell>
          <table:table-cell table:formula="of:=ABS([.Z35])" office:value-type="float" office:value="0" calcext:value-type="float">
            <text:p>0</text:p>
          </table:table-cell>
          <table:table-cell table:formula="of:=ABS([.AA3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7.5" calcext:value-type="float">
            <text:p>17.5</text:p>
          </table:table-cell>
          <table:table-cell office:value-type="float" office:value="-0.00817392916" calcext:value-type="float">
            <text:p>-0.00817392916</text:p>
          </table:table-cell>
          <table:table-cell office:value-type="float" office:value="-0.57890542691" calcext:value-type="float">
            <text:p>-0.57890542691</text:p>
          </table:table-cell>
          <table:table-cell office:value-type="float" office:value="-0.555348604307" calcext:value-type="float">
            <text:p>-0.555348604307</text:p>
          </table:table-cell>
          <table:table-cell office:value-type="float" office:value="-0.56222182747" calcext:value-type="float">
            <text:p>-0.56222182747</text:p>
          </table:table-cell>
          <table:table-cell office:value-type="float" office:value="-0.558024762964" calcext:value-type="float">
            <text:p>-0.55802476296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370509161294" calcext:value-type="float">
            <text:p>0.370509161294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table:formula="of:=ABS([.N36])" office:value-type="float" office:value="0.00817392916" calcext:value-type="float">
            <text:p>0.00817392916</text:p>
          </table:table-cell>
          <table:table-cell table:formula="of:=ABS([.O36])" office:value-type="float" office:value="0.57890542691" calcext:value-type="float">
            <text:p>0.57890542691</text:p>
          </table:table-cell>
          <table:table-cell table:formula="of:=ABS([.P36])" office:value-type="float" office:value="0.555348604307" calcext:value-type="float">
            <text:p>0.555348604307</text:p>
          </table:table-cell>
          <table:table-cell table:formula="of:=ABS([.Q36])" office:value-type="float" office:value="0.56222182747" calcext:value-type="float">
            <text:p>0.56222182747</text:p>
          </table:table-cell>
          <table:table-cell table:formula="of:=ABS([.R36])" office:value-type="float" office:value="0.558024762964" calcext:value-type="float">
            <text:p>0.558024762964</text:p>
          </table:table-cell>
          <table:table-cell table:formula="of:=ABS([.S36])" office:value-type="float" office:value="0" calcext:value-type="float">
            <text:p>0</text:p>
          </table:table-cell>
          <table:table-cell/>
          <table:table-cell table:formula="of:=ABS([.V36])" office:value-type="float" office:value="0.370509161294" calcext:value-type="float">
            <text:p>0.370509161294</text:p>
          </table:table-cell>
          <table:table-cell table:formula="of:=ABS([.W36])" office:value-type="float" office:value="0" calcext:value-type="float">
            <text:p>0</text:p>
          </table:table-cell>
          <table:table-cell table:formula="of:=ABS([.X36])" office:value-type="float" office:value="0" calcext:value-type="float">
            <text:p>0</text:p>
          </table:table-cell>
          <table:table-cell table:formula="of:=ABS([.Y36])" office:value-type="float" office:value="0" calcext:value-type="float">
            <text:p>0</text:p>
          </table:table-cell>
          <table:table-cell table:formula="of:=ABS([.Z36])" office:value-type="float" office:value="0" calcext:value-type="float">
            <text:p>0</text:p>
          </table:table-cell>
          <table:table-cell table:formula="of:=ABS([.AA3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-0.004191502974" calcext:value-type="float">
            <text:p>-0.004191502974</text:p>
          </table:table-cell>
          <table:table-cell office:value-type="float" office:value="-0.567194167949" calcext:value-type="float">
            <text:p>-0.567194167949</text:p>
          </table:table-cell>
          <table:table-cell office:value-type="float" office:value="-0.545332578956" calcext:value-type="float">
            <text:p>-0.545332578956</text:p>
          </table:table-cell>
          <table:table-cell office:value-type="float" office:value="-0.552090495122" calcext:value-type="float">
            <text:p>-0.552090495122</text:p>
          </table:table-cell>
          <table:table-cell office:value-type="float" office:value="-0.547853328737" calcext:value-type="float">
            <text:p>-0.547853328737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0.447182368143" calcext:value-type="float">
            <text:p>0.447182368143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formula="of:=ABS([.N37])" office:value-type="float" office:value="0.004191502974" calcext:value-type="float">
            <text:p>0.004191502974</text:p>
          </table:table-cell>
          <table:table-cell table:formula="of:=ABS([.O37])" office:value-type="float" office:value="0.567194167949" calcext:value-type="float">
            <text:p>0.567194167949</text:p>
          </table:table-cell>
          <table:table-cell table:formula="of:=ABS([.P37])" office:value-type="float" office:value="0.545332578956" calcext:value-type="float">
            <text:p>0.545332578956</text:p>
          </table:table-cell>
          <table:table-cell table:formula="of:=ABS([.Q37])" office:value-type="float" office:value="0.552090495122" calcext:value-type="float">
            <text:p>0.552090495122</text:p>
          </table:table-cell>
          <table:table-cell table:formula="of:=ABS([.R37])" office:value-type="float" office:value="0.547853328737" calcext:value-type="float">
            <text:p>0.547853328737</text:p>
          </table:table-cell>
          <table:table-cell table:formula="of:=ABS([.S37])" office:value-type="float" office:value="0" calcext:value-type="float">
            <text:p>0</text:p>
          </table:table-cell>
          <table:table-cell/>
          <table:table-cell table:formula="of:=ABS([.V37])" office:value-type="float" office:value="0.447182368143" calcext:value-type="float">
            <text:p>0.447182368143</text:p>
          </table:table-cell>
          <table:table-cell table:formula="of:=ABS([.W37])" office:value-type="float" office:value="0" calcext:value-type="float">
            <text:p>0</text:p>
          </table:table-cell>
          <table:table-cell table:formula="of:=ABS([.X37])" office:value-type="float" office:value="0" calcext:value-type="float">
            <text:p>0</text:p>
          </table:table-cell>
          <table:table-cell table:formula="of:=ABS([.Y37])" office:value-type="float" office:value="0" calcext:value-type="float">
            <text:p>0</text:p>
          </table:table-cell>
          <table:table-cell table:formula="of:=ABS([.Z37])" office:value-type="float" office:value="0" calcext:value-type="float">
            <text:p>0</text:p>
          </table:table-cell>
          <table:table-cell table:formula="of:=ABS([.AA3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8.5" calcext:value-type="float">
            <text:p>18.5</text:p>
          </table:table-cell>
          <table:table-cell office:value-type="float" office:value="0.000574894021" calcext:value-type="float">
            <text:p>0.000574894021</text:p>
          </table:table-cell>
          <table:table-cell office:value-type="float" office:value="-0.533245590494" calcext:value-type="float">
            <text:p>-0.533245590494</text:p>
          </table:table-cell>
          <table:table-cell office:value-type="float" office:value="-0.513069858984" calcext:value-type="float">
            <text:p>-0.513069858984</text:p>
          </table:table-cell>
          <table:table-cell office:value-type="float" office:value="-0.519495196228" calcext:value-type="float">
            <text:p>-0.519495196228</text:p>
          </table:table-cell>
          <table:table-cell office:value-type="float" office:value="-0.515484385441" calcext:value-type="float">
            <text:p>-0.51548438544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528899942058" calcext:value-type="float">
            <text:p>0.528899942058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formula="of:=ABS([.N38])" office:value-type="float" office:value="0.000574894021" calcext:value-type="float">
            <text:p>0.000574894021</text:p>
          </table:table-cell>
          <table:table-cell table:formula="of:=ABS([.O38])" office:value-type="float" office:value="0.533245590494" calcext:value-type="float">
            <text:p>0.533245590494</text:p>
          </table:table-cell>
          <table:table-cell table:formula="of:=ABS([.P38])" office:value-type="float" office:value="0.513069858984" calcext:value-type="float">
            <text:p>0.513069858984</text:p>
          </table:table-cell>
          <table:table-cell table:formula="of:=ABS([.Q38])" office:value-type="float" office:value="0.519495196228" calcext:value-type="float">
            <text:p>0.519495196228</text:p>
          </table:table-cell>
          <table:table-cell table:formula="of:=ABS([.R38])" office:value-type="float" office:value="0.515484385441" calcext:value-type="float">
            <text:p>0.515484385441</text:p>
          </table:table-cell>
          <table:table-cell table:formula="of:=ABS([.S38])" office:value-type="float" office:value="0" calcext:value-type="float">
            <text:p>0</text:p>
          </table:table-cell>
          <table:table-cell/>
          <table:table-cell table:formula="of:=ABS([.V38])" office:value-type="float" office:value="0.528899942058" calcext:value-type="float">
            <text:p>0.528899942058</text:p>
          </table:table-cell>
          <table:table-cell table:formula="of:=ABS([.W38])" office:value-type="float" office:value="0" calcext:value-type="float">
            <text:p>0</text:p>
          </table:table-cell>
          <table:table-cell table:formula="of:=ABS([.X38])" office:value-type="float" office:value="0" calcext:value-type="float">
            <text:p>0</text:p>
          </table:table-cell>
          <table:table-cell table:formula="of:=ABS([.Y38])" office:value-type="float" office:value="0" calcext:value-type="float">
            <text:p>0</text:p>
          </table:table-cell>
          <table:table-cell table:formula="of:=ABS([.Z38])" office:value-type="float" office:value="0" calcext:value-type="float">
            <text:p>0</text:p>
          </table:table-cell>
          <table:table-cell table:formula="of:=ABS([.AA3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0.005770913133" calcext:value-type="float">
            <text:p>0.005770913133</text:p>
          </table:table-cell>
          <table:table-cell office:value-type="float" office:value="-0.474355344077" calcext:value-type="float">
            <text:p>-0.474355344077</text:p>
          </table:table-cell>
          <table:table-cell office:value-type="float" office:value="-0.455594374002" calcext:value-type="float">
            <text:p>-0.455594374002</text:p>
          </table:table-cell>
          <table:table-cell office:value-type="float" office:value="-0.46157277676" calcext:value-type="float">
            <text:p>-0.46157277676</text:p>
          </table:table-cell>
          <table:table-cell office:value-type="float" office:value="-0.457932619706" calcext:value-type="float">
            <text:p>-0.457932619706</text:p>
          </table:table-cell>
          <table:table-cell table:number-columns-repeated="2"/>
          <table:table-cell office:value-type="float" office:value="18.5" calcext:value-type="float">
            <text:p>18.5</text:p>
          </table:table-cell>
          <table:table-cell office:value-type="float" office:value="0.611503670746" calcext:value-type="float">
            <text:p>0.611503670746</text:p>
          </table:table-cell>
          <table:table-cell table:number-columns-repeated="7"/>
          <table:table-cell table:number-columns-repeated="2" office:value-type="float" office:value="38" calcext:value-type="float">
            <text:p>38</text:p>
          </table:table-cell>
          <table:table-cell table:number-columns-repeated="6"/>
          <table:table-cell table:formula="of:=ABS([.N39])" office:value-type="float" office:value="0.005770913133" calcext:value-type="float">
            <text:p>0.005770913133</text:p>
          </table:table-cell>
          <table:table-cell table:formula="of:=ABS([.O39])" office:value-type="float" office:value="0.474355344077" calcext:value-type="float">
            <text:p>0.474355344077</text:p>
          </table:table-cell>
          <table:table-cell table:formula="of:=ABS([.P39])" office:value-type="float" office:value="0.455594374002" calcext:value-type="float">
            <text:p>0.455594374002</text:p>
          </table:table-cell>
          <table:table-cell table:formula="of:=ABS([.Q39])" office:value-type="float" office:value="0.46157277676" calcext:value-type="float">
            <text:p>0.46157277676</text:p>
          </table:table-cell>
          <table:table-cell table:formula="of:=ABS([.R39])" office:value-type="float" office:value="0.457932619706" calcext:value-type="float">
            <text:p>0.457932619706</text:p>
          </table:table-cell>
          <table:table-cell table:formula="of:=ABS([.S39])" office:value-type="float" office:value="0" calcext:value-type="float">
            <text:p>0</text:p>
          </table:table-cell>
          <table:table-cell/>
          <table:table-cell table:formula="of:=ABS([.V39])" office:value-type="float" office:value="0.611503670746" calcext:value-type="float">
            <text:p>0.611503670746</text:p>
          </table:table-cell>
          <table:table-cell table:formula="of:=ABS([.W39])" office:value-type="float" office:value="0" calcext:value-type="float">
            <text:p>0</text:p>
          </table:table-cell>
          <table:table-cell table:formula="of:=ABS([.X39])" office:value-type="float" office:value="0" calcext:value-type="float">
            <text:p>0</text:p>
          </table:table-cell>
          <table:table-cell table:formula="of:=ABS([.Y39])" office:value-type="float" office:value="0" calcext:value-type="float">
            <text:p>0</text:p>
          </table:table-cell>
          <table:table-cell table:formula="of:=ABS([.Z39])" office:value-type="float" office:value="0" calcext:value-type="float">
            <text:p>0</text:p>
          </table:table-cell>
          <table:table-cell table:formula="of:=ABS([.AA3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9.5" calcext:value-type="float">
            <text:p>19.5</text:p>
          </table:table-cell>
          <table:table-cell office:value-type="float" office:value="0.010638797458" calcext:value-type="float">
            <text:p>0.010638797458</text:p>
          </table:table-cell>
          <table:table-cell office:value-type="float" office:value="-0.390247882452" calcext:value-type="float">
            <text:p>-0.390247882452</text:p>
          </table:table-cell>
          <table:table-cell office:value-type="float" office:value="-0.372309174324" calcext:value-type="float">
            <text:p>-0.372309174324</text:p>
          </table:table-cell>
          <table:table-cell office:value-type="float" office:value="-0.377851397501" calcext:value-type="float">
            <text:p>-0.377851397501</text:p>
          </table:table-cell>
          <table:table-cell office:value-type="float" office:value="-0.374585077154" calcext:value-type="float">
            <text:p>-0.37458507715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689215317221" calcext:value-type="float">
            <text:p>0.689215317221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formula="of:=ABS([.N40])" office:value-type="float" office:value="0.010638797458" calcext:value-type="float">
            <text:p>0.010638797458</text:p>
          </table:table-cell>
          <table:table-cell table:formula="of:=ABS([.O40])" office:value-type="float" office:value="0.390247882452" calcext:value-type="float">
            <text:p>0.390247882452</text:p>
          </table:table-cell>
          <table:table-cell table:formula="of:=ABS([.P40])" office:value-type="float" office:value="0.372309174324" calcext:value-type="float">
            <text:p>0.372309174324</text:p>
          </table:table-cell>
          <table:table-cell table:formula="of:=ABS([.Q40])" office:value-type="float" office:value="0.377851397501" calcext:value-type="float">
            <text:p>0.377851397501</text:p>
          </table:table-cell>
          <table:table-cell table:formula="of:=ABS([.R40])" office:value-type="float" office:value="0.374585077154" calcext:value-type="float">
            <text:p>0.374585077154</text:p>
          </table:table-cell>
          <table:table-cell table:formula="of:=ABS([.S40])" office:value-type="float" office:value="0" calcext:value-type="float">
            <text:p>0</text:p>
          </table:table-cell>
          <table:table-cell/>
          <table:table-cell table:formula="of:=ABS([.V40])" office:value-type="float" office:value="0.689215317221" calcext:value-type="float">
            <text:p>0.689215317221</text:p>
          </table:table-cell>
          <table:table-cell table:formula="of:=ABS([.W40])" office:value-type="float" office:value="0" calcext:value-type="float">
            <text:p>0</text:p>
          </table:table-cell>
          <table:table-cell table:formula="of:=ABS([.X40])" office:value-type="float" office:value="0" calcext:value-type="float">
            <text:p>0</text:p>
          </table:table-cell>
          <table:table-cell table:formula="of:=ABS([.Y40])" office:value-type="float" office:value="0" calcext:value-type="float">
            <text:p>0</text:p>
          </table:table-cell>
          <table:table-cell table:formula="of:=ABS([.Z40])" office:value-type="float" office:value="0" calcext:value-type="float">
            <text:p>0</text:p>
          </table:table-cell>
          <table:table-cell table:formula="of:=ABS([.AA4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0.013961665532" calcext:value-type="float">
            <text:p>0.013961665532</text:p>
          </table:table-cell>
          <table:table-cell office:value-type="float" office:value="-0.285548351062" calcext:value-type="float">
            <text:p>-0.285548351062</text:p>
          </table:table-cell>
          <table:table-cell office:value-type="float" office:value="-0.267560208411" calcext:value-type="float">
            <text:p>-0.267560208411</text:p>
          </table:table-cell>
          <table:table-cell office:value-type="float" office:value="-0.272784284292" calcext:value-type="float">
            <text:p>-0.272784284292</text:p>
          </table:table-cell>
          <table:table-cell office:value-type="float" office:value="-0.269783284089" calcext:value-type="float">
            <text:p>-0.269783284089</text:p>
          </table:table-cell>
          <table:table-cell table:number-columns-repeated="2"/>
          <table:table-cell office:value-type="float" office:value="19.5" calcext:value-type="float">
            <text:p>19.5</text:p>
          </table:table-cell>
          <table:table-cell office:value-type="float" office:value="0.756877583232" calcext:value-type="float">
            <text:p>0.756877583232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table:formula="of:=ABS([.N41])" office:value-type="float" office:value="0.013961665532" calcext:value-type="float">
            <text:p>0.013961665532</text:p>
          </table:table-cell>
          <table:table-cell table:formula="of:=ABS([.O41])" office:value-type="float" office:value="0.285548351062" calcext:value-type="float">
            <text:p>0.285548351062</text:p>
          </table:table-cell>
          <table:table-cell table:formula="of:=ABS([.P41])" office:value-type="float" office:value="0.267560208411" calcext:value-type="float">
            <text:p>0.267560208411</text:p>
          </table:table-cell>
          <table:table-cell table:formula="of:=ABS([.Q41])" office:value-type="float" office:value="0.272784284292" calcext:value-type="float">
            <text:p>0.272784284292</text:p>
          </table:table-cell>
          <table:table-cell table:formula="of:=ABS([.R41])" office:value-type="float" office:value="0.269783284089" calcext:value-type="float">
            <text:p>0.269783284089</text:p>
          </table:table-cell>
          <table:table-cell table:formula="of:=ABS([.S41])" office:value-type="float" office:value="0" calcext:value-type="float">
            <text:p>0</text:p>
          </table:table-cell>
          <table:table-cell/>
          <table:table-cell table:formula="of:=ABS([.V41])" office:value-type="float" office:value="0.756877583232" calcext:value-type="float">
            <text:p>0.756877583232</text:p>
          </table:table-cell>
          <table:table-cell table:formula="of:=ABS([.W41])" office:value-type="float" office:value="0" calcext:value-type="float">
            <text:p>0</text:p>
          </table:table-cell>
          <table:table-cell table:formula="of:=ABS([.X41])" office:value-type="float" office:value="0" calcext:value-type="float">
            <text:p>0</text:p>
          </table:table-cell>
          <table:table-cell table:formula="of:=ABS([.Y41])" office:value-type="float" office:value="0" calcext:value-type="float">
            <text:p>0</text:p>
          </table:table-cell>
          <table:table-cell table:formula="of:=ABS([.Z41])" office:value-type="float" office:value="0" calcext:value-type="float">
            <text:p>0</text:p>
          </table:table-cell>
          <table:table-cell table:formula="of:=ABS([.AA4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0.5" calcext:value-type="float">
            <text:p>20.5</text:p>
          </table:table-cell>
          <table:table-cell office:value-type="float" office:value="0.014720295329" calcext:value-type="float">
            <text:p>0.014720295329</text:p>
          </table:table-cell>
          <table:table-cell office:value-type="float" office:value="-0.172737004584" calcext:value-type="float">
            <text:p>-0.172737004584</text:p>
          </table:table-cell>
          <table:table-cell office:value-type="float" office:value="-0.153715158426" calcext:value-type="float">
            <text:p>-0.153715158426</text:p>
          </table:table-cell>
          <table:table-cell office:value-type="float" office:value="-0.158782704074" calcext:value-type="float">
            <text:p>-0.158782704074</text:p>
          </table:table-cell>
          <table:table-cell office:value-type="float" office:value="-0.155906498301" calcext:value-type="float">
            <text:p>-0.1559064983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21876164811" calcext:value-type="float">
            <text:p>0.821876164811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formula="of:=ABS([.N42])" office:value-type="float" office:value="0.014720295329" calcext:value-type="float">
            <text:p>0.014720295329</text:p>
          </table:table-cell>
          <table:table-cell table:formula="of:=ABS([.O42])" office:value-type="float" office:value="0.172737004584" calcext:value-type="float">
            <text:p>0.172737004584</text:p>
          </table:table-cell>
          <table:table-cell table:formula="of:=ABS([.P42])" office:value-type="float" office:value="0.153715158426" calcext:value-type="float">
            <text:p>0.153715158426</text:p>
          </table:table-cell>
          <table:table-cell table:formula="of:=ABS([.Q42])" office:value-type="float" office:value="0.158782704074" calcext:value-type="float">
            <text:p>0.158782704074</text:p>
          </table:table-cell>
          <table:table-cell table:formula="of:=ABS([.R42])" office:value-type="float" office:value="0.155906498301" calcext:value-type="float">
            <text:p>0.155906498301</text:p>
          </table:table-cell>
          <table:table-cell table:formula="of:=ABS([.S42])" office:value-type="float" office:value="0" calcext:value-type="float">
            <text:p>0</text:p>
          </table:table-cell>
          <table:table-cell/>
          <table:table-cell table:formula="of:=ABS([.V42])" office:value-type="float" office:value="0.821876164811" calcext:value-type="float">
            <text:p>0.821876164811</text:p>
          </table:table-cell>
          <table:table-cell table:formula="of:=ABS([.W42])" office:value-type="float" office:value="0" calcext:value-type="float">
            <text:p>0</text:p>
          </table:table-cell>
          <table:table-cell table:formula="of:=ABS([.X42])" office:value-type="float" office:value="0" calcext:value-type="float">
            <text:p>0</text:p>
          </table:table-cell>
          <table:table-cell table:formula="of:=ABS([.Y42])" office:value-type="float" office:value="0" calcext:value-type="float">
            <text:p>0</text:p>
          </table:table-cell>
          <table:table-cell table:formula="of:=ABS([.Z42])" office:value-type="float" office:value="0" calcext:value-type="float">
            <text:p>0</text:p>
          </table:table-cell>
          <table:table-cell table:formula="of:=ABS([.AA4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0.012955181129" calcext:value-type="float">
            <text:p>0.012955181129</text:p>
          </table:table-cell>
          <table:table-cell office:value-type="float" office:value="-0.075838910929" calcext:value-type="float">
            <text:p>-0.075838910929</text:p>
          </table:table-cell>
          <table:table-cell office:value-type="float" office:value="-0.054899282486" calcext:value-type="float">
            <text:p>-0.054899282486</text:p>
          </table:table-cell>
          <table:table-cell office:value-type="float" office:value="-0.059908809389" calcext:value-type="float">
            <text:p>-0.059908809389</text:p>
          </table:table-cell>
          <table:table-cell office:value-type="float" office:value="-0.0571037054" calcext:value-type="float">
            <text:p>-0.0571037054</text:p>
          </table:table-cell>
          <table:table-cell table:number-columns-repeated="2"/>
          <table:table-cell office:value-type="float" office:value="20.5" calcext:value-type="float">
            <text:p>20.5</text:p>
          </table:table-cell>
          <table:table-cell office:value-type="float" office:value="0.912144695374" calcext:value-type="float">
            <text:p>0.912144695374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formula="of:=ABS([.N43])" office:value-type="float" office:value="0.012955181129" calcext:value-type="float">
            <text:p>0.012955181129</text:p>
          </table:table-cell>
          <table:table-cell table:formula="of:=ABS([.O43])" office:value-type="float" office:value="0.075838910929" calcext:value-type="float">
            <text:p>0.075838910929</text:p>
          </table:table-cell>
          <table:table-cell table:formula="of:=ABS([.P43])" office:value-type="float" office:value="0.054899282486" calcext:value-type="float">
            <text:p>0.054899282486</text:p>
          </table:table-cell>
          <table:table-cell table:formula="of:=ABS([.Q43])" office:value-type="float" office:value="0.059908809389" calcext:value-type="float">
            <text:p>0.059908809389</text:p>
          </table:table-cell>
          <table:table-cell table:formula="of:=ABS([.R43])" office:value-type="float" office:value="0.0571037054" calcext:value-type="float">
            <text:p>0.0571037054</text:p>
          </table:table-cell>
          <table:table-cell table:formula="of:=ABS([.S43])" office:value-type="float" office:value="0" calcext:value-type="float">
            <text:p>0</text:p>
          </table:table-cell>
          <table:table-cell/>
          <table:table-cell table:formula="of:=ABS([.V43])" office:value-type="float" office:value="0.912144695374" calcext:value-type="float">
            <text:p>0.912144695374</text:p>
          </table:table-cell>
          <table:table-cell table:formula="of:=ABS([.W43])" office:value-type="float" office:value="0" calcext:value-type="float">
            <text:p>0</text:p>
          </table:table-cell>
          <table:table-cell table:formula="of:=ABS([.X43])" office:value-type="float" office:value="0" calcext:value-type="float">
            <text:p>0</text:p>
          </table:table-cell>
          <table:table-cell table:formula="of:=ABS([.Y43])" office:value-type="float" office:value="0" calcext:value-type="float">
            <text:p>0</text:p>
          </table:table-cell>
          <table:table-cell table:formula="of:=ABS([.Z43])" office:value-type="float" office:value="0" calcext:value-type="float">
            <text:p>0</text:p>
          </table:table-cell>
          <table:table-cell table:formula="of:=ABS([.AA4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1.5" calcext:value-type="float">
            <text:p>21.5</text:p>
          </table:table-cell>
          <table:table-cell office:value-type="float" office:value="0.010133613584" calcext:value-type="float">
            <text:p>0.010133613584</text:p>
          </table:table-cell>
          <table:table-cell office:value-type="float" office:value="-0.03279325712" calcext:value-type="float">
            <text:p>-0.03279325712</text:p>
          </table:table-cell>
          <table:table-cell office:value-type="float" office:value="-0.009290368512" calcext:value-type="float">
            <text:p>-0.009290368512</text:p>
          </table:table-cell>
          <table:table-cell office:value-type="float" office:value="-0.014164546419" calcext:value-type="float">
            <text:p>-0.014164546419</text:p>
          </table:table-cell>
          <table:table-cell office:value-type="float" office:value="-0.011570760458" calcext:value-type="float">
            <text:p>-0.0115707604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.04124737217" calcext:value-type="float">
            <text:p>1.0412473721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formula="of:=ABS([.N44])" office:value-type="float" office:value="0.010133613584" calcext:value-type="float">
            <text:p>0.010133613584</text:p>
          </table:table-cell>
          <table:table-cell table:formula="of:=ABS([.O44])" office:value-type="float" office:value="0.03279325712" calcext:value-type="float">
            <text:p>0.03279325712</text:p>
          </table:table-cell>
          <table:table-cell table:formula="of:=ABS([.P44])" office:value-type="float" office:value="0.009290368512" calcext:value-type="float">
            <text:p>0.009290368512</text:p>
          </table:table-cell>
          <table:table-cell table:formula="of:=ABS([.Q44])" office:value-type="float" office:value="0.014164546419" calcext:value-type="float">
            <text:p>0.014164546419</text:p>
          </table:table-cell>
          <table:table-cell table:formula="of:=ABS([.R44])" office:value-type="float" office:value="0.011570760458" calcext:value-type="float">
            <text:p>0.011570760458</text:p>
          </table:table-cell>
          <table:table-cell table:formula="of:=ABS([.S44])" office:value-type="float" office:value="0" calcext:value-type="float">
            <text:p>0</text:p>
          </table:table-cell>
          <table:table-cell/>
          <table:table-cell table:formula="of:=ABS([.V44])" office:value-type="float" office:value="1.04124737217" calcext:value-type="float">
            <text:p>1.04124737217</text:p>
          </table:table-cell>
          <table:table-cell table:formula="of:=ABS([.W44])" office:value-type="float" office:value="0" calcext:value-type="float">
            <text:p>0</text:p>
          </table:table-cell>
          <table:table-cell table:formula="of:=ABS([.X44])" office:value-type="float" office:value="0" calcext:value-type="float">
            <text:p>0</text:p>
          </table:table-cell>
          <table:table-cell table:formula="of:=ABS([.Y44])" office:value-type="float" office:value="0" calcext:value-type="float">
            <text:p>0</text:p>
          </table:table-cell>
          <table:table-cell table:formula="of:=ABS([.Z44])" office:value-type="float" office:value="0" calcext:value-type="float">
            <text:p>0</text:p>
          </table:table-cell>
          <table:table-cell table:formula="of:=ABS([.AA4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0.007583270074" calcext:value-type="float">
            <text:p>0.007583270074</text:p>
          </table:table-cell>
          <table:table-cell office:value-type="float" office:value="-0.088867063657" calcext:value-type="float">
            <text:p>-0.088867063657</text:p>
          </table:table-cell>
          <table:table-cell office:value-type="float" office:value="-0.0624403314" calcext:value-type="float">
            <text:p>-0.0624403314</text:p>
          </table:table-cell>
          <table:table-cell office:value-type="float" office:value="-0.066911764728" calcext:value-type="float">
            <text:p>-0.066911764728</text:p>
          </table:table-cell>
          <table:table-cell office:value-type="float" office:value="-0.064811967038" calcext:value-type="float">
            <text:p>-0.064811967038</text:p>
          </table:table-cell>
          <table:table-cell table:number-columns-repeated="2"/>
          <table:table-cell office:value-type="float" office:value="21.5" calcext:value-type="float">
            <text:p>21.5</text:p>
          </table:table-cell>
          <table:table-cell office:value-type="float" office:value="1.183409255004" calcext:value-type="float">
            <text:p>1.183409255004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table:formula="of:=ABS([.N45])" office:value-type="float" office:value="0.007583270074" calcext:value-type="float">
            <text:p>0.007583270074</text:p>
          </table:table-cell>
          <table:table-cell table:formula="of:=ABS([.O45])" office:value-type="float" office:value="0.088867063657" calcext:value-type="float">
            <text:p>0.088867063657</text:p>
          </table:table-cell>
          <table:table-cell table:formula="of:=ABS([.P45])" office:value-type="float" office:value="0.0624403314" calcext:value-type="float">
            <text:p>0.0624403314</text:p>
          </table:table-cell>
          <table:table-cell table:formula="of:=ABS([.Q45])" office:value-type="float" office:value="0.066911764728" calcext:value-type="float">
            <text:p>0.066911764728</text:p>
          </table:table-cell>
          <table:table-cell table:formula="of:=ABS([.R45])" office:value-type="float" office:value="0.064811967038" calcext:value-type="float">
            <text:p>0.064811967038</text:p>
          </table:table-cell>
          <table:table-cell table:formula="of:=ABS([.S45])" office:value-type="float" office:value="0" calcext:value-type="float">
            <text:p>0</text:p>
          </table:table-cell>
          <table:table-cell/>
          <table:table-cell table:formula="of:=ABS([.V45])" office:value-type="float" office:value="1.183409255004" calcext:value-type="float">
            <text:p>1.183409255004</text:p>
          </table:table-cell>
          <table:table-cell table:formula="of:=ABS([.W45])" office:value-type="float" office:value="0" calcext:value-type="float">
            <text:p>0</text:p>
          </table:table-cell>
          <table:table-cell table:formula="of:=ABS([.X45])" office:value-type="float" office:value="0" calcext:value-type="float">
            <text:p>0</text:p>
          </table:table-cell>
          <table:table-cell table:formula="of:=ABS([.Y45])" office:value-type="float" office:value="0" calcext:value-type="float">
            <text:p>0</text:p>
          </table:table-cell>
          <table:table-cell table:formula="of:=ABS([.Z45])" office:value-type="float" office:value="0" calcext:value-type="float">
            <text:p>0</text:p>
          </table:table-cell>
          <table:table-cell table:formula="of:=ABS([.AA4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2.5" calcext:value-type="float">
            <text:p>22.5</text:p>
          </table:table-cell>
          <table:table-cell office:value-type="float" office:value="0.001776362258" calcext:value-type="float">
            <text:p>0.001776362258</text:p>
          </table:table-cell>
          <table:table-cell office:value-type="float" office:value="-0.265662242344" calcext:value-type="float">
            <text:p>-0.265662242344</text:p>
          </table:table-cell>
          <table:table-cell office:value-type="float" office:value="-0.236066123038" calcext:value-type="float">
            <text:p>-0.236066123038</text:p>
          </table:table-cell>
          <table:table-cell office:value-type="float" office:value="-0.239873949007" calcext:value-type="float">
            <text:p>-0.239873949007</text:p>
          </table:table-cell>
          <table:table-cell office:value-type="float" office:value="-0.23833275188" calcext:value-type="float">
            <text:p>-0.2383327518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.312831053967" calcext:value-type="float">
            <text:p>1.312831053967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formula="of:=ABS([.N46])" office:value-type="float" office:value="0.001776362258" calcext:value-type="float">
            <text:p>0.001776362258</text:p>
          </table:table-cell>
          <table:table-cell table:formula="of:=ABS([.O46])" office:value-type="float" office:value="0.265662242344" calcext:value-type="float">
            <text:p>0.265662242344</text:p>
          </table:table-cell>
          <table:table-cell table:formula="of:=ABS([.P46])" office:value-type="float" office:value="0.236066123038" calcext:value-type="float">
            <text:p>0.236066123038</text:p>
          </table:table-cell>
          <table:table-cell table:formula="of:=ABS([.Q46])" office:value-type="float" office:value="0.239873949007" calcext:value-type="float">
            <text:p>0.239873949007</text:p>
          </table:table-cell>
          <table:table-cell table:formula="of:=ABS([.R46])" office:value-type="float" office:value="0.23833275188" calcext:value-type="float">
            <text:p>0.23833275188</text:p>
          </table:table-cell>
          <table:table-cell table:formula="of:=ABS([.S46])" office:value-type="float" office:value="0" calcext:value-type="float">
            <text:p>0</text:p>
          </table:table-cell>
          <table:table-cell/>
          <table:table-cell table:formula="of:=ABS([.V46])" office:value-type="float" office:value="1.312831053967" calcext:value-type="float">
            <text:p>1.312831053967</text:p>
          </table:table-cell>
          <table:table-cell table:formula="of:=ABS([.W46])" office:value-type="float" office:value="0" calcext:value-type="float">
            <text:p>0</text:p>
          </table:table-cell>
          <table:table-cell table:formula="of:=ABS([.X46])" office:value-type="float" office:value="0" calcext:value-type="float">
            <text:p>0</text:p>
          </table:table-cell>
          <table:table-cell table:formula="of:=ABS([.Y46])" office:value-type="float" office:value="0" calcext:value-type="float">
            <text:p>0</text:p>
          </table:table-cell>
          <table:table-cell table:formula="of:=ABS([.Z46])" office:value-type="float" office:value="0" calcext:value-type="float">
            <text:p>0</text:p>
          </table:table-cell>
          <table:table-cell table:formula="of:=ABS([.AA4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-0.014933894989" calcext:value-type="float">
            <text:p>-0.014933894989</text:p>
          </table:table-cell>
          <table:table-cell office:value-type="float" office:value="-0.502685978107" calcext:value-type="float">
            <text:p>-0.502685978107</text:p>
          </table:table-cell>
          <table:table-cell office:value-type="float" office:value="-0.46976757879" calcext:value-type="float">
            <text:p>-0.46976757879</text:p>
          </table:table-cell>
          <table:table-cell office:value-type="float" office:value="-0.472903698769" calcext:value-type="float">
            <text:p>-0.472903698769</text:p>
          </table:table-cell>
          <table:table-cell office:value-type="float" office:value="-0.471567357958" calcext:value-type="float">
            <text:p>-0.471567357958</text:p>
          </table:table-cell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1.425780497718" calcext:value-type="float">
            <text:p>1.425780497718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formula="of:=ABS([.N47])" office:value-type="float" office:value="0.014933894989" calcext:value-type="float">
            <text:p>0.014933894989</text:p>
          </table:table-cell>
          <table:table-cell table:formula="of:=ABS([.O47])" office:value-type="float" office:value="0.502685978107" calcext:value-type="float">
            <text:p>0.502685978107</text:p>
          </table:table-cell>
          <table:table-cell table:formula="of:=ABS([.P47])" office:value-type="float" office:value="0.46976757879" calcext:value-type="float">
            <text:p>0.46976757879</text:p>
          </table:table-cell>
          <table:table-cell table:formula="of:=ABS([.Q47])" office:value-type="float" office:value="0.472903698769" calcext:value-type="float">
            <text:p>0.472903698769</text:p>
          </table:table-cell>
          <table:table-cell table:formula="of:=ABS([.R47])" office:value-type="float" office:value="0.471567357958" calcext:value-type="float">
            <text:p>0.471567357958</text:p>
          </table:table-cell>
          <table:table-cell table:formula="of:=ABS([.S47])" office:value-type="float" office:value="0" calcext:value-type="float">
            <text:p>0</text:p>
          </table:table-cell>
          <table:table-cell/>
          <table:table-cell table:formula="of:=ABS([.V47])" office:value-type="float" office:value="1.425780497718" calcext:value-type="float">
            <text:p>1.425780497718</text:p>
          </table:table-cell>
          <table:table-cell table:formula="of:=ABS([.W47])" office:value-type="float" office:value="0" calcext:value-type="float">
            <text:p>0</text:p>
          </table:table-cell>
          <table:table-cell table:formula="of:=ABS([.X47])" office:value-type="float" office:value="0" calcext:value-type="float">
            <text:p>0</text:p>
          </table:table-cell>
          <table:table-cell table:formula="of:=ABS([.Y47])" office:value-type="float" office:value="0" calcext:value-type="float">
            <text:p>0</text:p>
          </table:table-cell>
          <table:table-cell table:formula="of:=ABS([.Z47])" office:value-type="float" office:value="0" calcext:value-type="float">
            <text:p>0</text:p>
          </table:table-cell>
          <table:table-cell table:formula="of:=ABS([.AA4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3.5" calcext:value-type="float">
            <text:p>23.5</text:p>
          </table:table-cell>
          <table:table-cell office:value-type="float" office:value="-0.025569647162" calcext:value-type="float">
            <text:p>-0.025569647162</text:p>
          </table:table-cell>
          <table:table-cell office:value-type="float" office:value="-0.647438437783" calcext:value-type="float">
            <text:p>-0.647438437783</text:p>
          </table:table-cell>
          <table:table-cell office:value-type="float" office:value="-0.613694021755" calcext:value-type="float">
            <text:p>-0.613694021755</text:p>
          </table:table-cell>
          <table:table-cell office:value-type="float" office:value="-0.616300518896" calcext:value-type="float">
            <text:p>-0.616300518896</text:p>
          </table:table-cell>
          <table:table-cell office:value-type="float" office:value="-0.61501653775" calcext:value-type="float">
            <text:p>-0.6150165377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.528664196159" calcext:value-type="float">
            <text:p>1.528664196159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formula="of:=ABS([.N48])" office:value-type="float" office:value="0.025569647162" calcext:value-type="float">
            <text:p>0.025569647162</text:p>
          </table:table-cell>
          <table:table-cell table:formula="of:=ABS([.O48])" office:value-type="float" office:value="0.647438437783" calcext:value-type="float">
            <text:p>0.647438437783</text:p>
          </table:table-cell>
          <table:table-cell table:formula="of:=ABS([.P48])" office:value-type="float" office:value="0.613694021755" calcext:value-type="float">
            <text:p>0.613694021755</text:p>
          </table:table-cell>
          <table:table-cell table:formula="of:=ABS([.Q48])" office:value-type="float" office:value="0.616300518896" calcext:value-type="float">
            <text:p>0.616300518896</text:p>
          </table:table-cell>
          <table:table-cell table:formula="of:=ABS([.R48])" office:value-type="float" office:value="0.61501653775" calcext:value-type="float">
            <text:p>0.61501653775</text:p>
          </table:table-cell>
          <table:table-cell table:formula="of:=ABS([.S48])" office:value-type="float" office:value="0" calcext:value-type="float">
            <text:p>0</text:p>
          </table:table-cell>
          <table:table-cell/>
          <table:table-cell table:formula="of:=ABS([.V48])" office:value-type="float" office:value="1.528664196159" calcext:value-type="float">
            <text:p>1.528664196159</text:p>
          </table:table-cell>
          <table:table-cell table:formula="of:=ABS([.W48])" office:value-type="float" office:value="0" calcext:value-type="float">
            <text:p>0</text:p>
          </table:table-cell>
          <table:table-cell table:formula="of:=ABS([.X48])" office:value-type="float" office:value="0" calcext:value-type="float">
            <text:p>0</text:p>
          </table:table-cell>
          <table:table-cell table:formula="of:=ABS([.Y48])" office:value-type="float" office:value="0" calcext:value-type="float">
            <text:p>0</text:p>
          </table:table-cell>
          <table:table-cell table:formula="of:=ABS([.Z48])" office:value-type="float" office:value="0" calcext:value-type="float">
            <text:p>0</text:p>
          </table:table-cell>
          <table:table-cell table:formula="of:=ABS([.AA4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-0.002156778405" calcext:value-type="float">
            <text:p>-0.002156778405</text:p>
          </table:table-cell>
          <table:table-cell office:value-type="float" office:value="-0.609095126634" calcext:value-type="float">
            <text:p>-0.609095126634</text:p>
          </table:table-cell>
          <table:table-cell office:value-type="float" office:value="-0.579177952744" calcext:value-type="float">
            <text:p>-0.579177952744</text:p>
          </table:table-cell>
          <table:table-cell office:value-type="float" office:value="-0.581446790877" calcext:value-type="float">
            <text:p>-0.581446790877</text:p>
          </table:table-cell>
          <table:table-cell office:value-type="float" office:value="-0.5800065044" calcext:value-type="float">
            <text:p>-0.5800065044</text:p>
          </table:table-cell>
          <table:table-cell table:number-columns-repeated="2"/>
          <table:table-cell office:value-type="float" office:value="23.5" calcext:value-type="float">
            <text:p>23.5</text:p>
          </table:table-cell>
          <table:table-cell office:value-type="float" office:value="1.627760684995" calcext:value-type="float">
            <text:p>1.627760684995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formula="of:=ABS([.N49])" office:value-type="float" office:value="0.002156778405" calcext:value-type="float">
            <text:p>0.002156778405</text:p>
          </table:table-cell>
          <table:table-cell table:formula="of:=ABS([.O49])" office:value-type="float" office:value="0.609095126634" calcext:value-type="float">
            <text:p>0.609095126634</text:p>
          </table:table-cell>
          <table:table-cell table:formula="of:=ABS([.P49])" office:value-type="float" office:value="0.579177952744" calcext:value-type="float">
            <text:p>0.579177952744</text:p>
          </table:table-cell>
          <table:table-cell table:formula="of:=ABS([.Q49])" office:value-type="float" office:value="0.581446790877" calcext:value-type="float">
            <text:p>0.581446790877</text:p>
          </table:table-cell>
          <table:table-cell table:formula="of:=ABS([.R49])" office:value-type="float" office:value="0.5800065044" calcext:value-type="float">
            <text:p>0.5800065044</text:p>
          </table:table-cell>
          <table:table-cell table:formula="of:=ABS([.S49])" office:value-type="float" office:value="0" calcext:value-type="float">
            <text:p>0</text:p>
          </table:table-cell>
          <table:table-cell/>
          <table:table-cell table:formula="of:=ABS([.V49])" office:value-type="float" office:value="1.627760684995" calcext:value-type="float">
            <text:p>1.627760684995</text:p>
          </table:table-cell>
          <table:table-cell table:formula="of:=ABS([.W49])" office:value-type="float" office:value="0" calcext:value-type="float">
            <text:p>0</text:p>
          </table:table-cell>
          <table:table-cell table:formula="of:=ABS([.X49])" office:value-type="float" office:value="0" calcext:value-type="float">
            <text:p>0</text:p>
          </table:table-cell>
          <table:table-cell table:formula="of:=ABS([.Y49])" office:value-type="float" office:value="0" calcext:value-type="float">
            <text:p>0</text:p>
          </table:table-cell>
          <table:table-cell table:formula="of:=ABS([.Z49])" office:value-type="float" office:value="0" calcext:value-type="float">
            <text:p>0</text:p>
          </table:table-cell>
          <table:table-cell table:formula="of:=ABS([.AA4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4.5" calcext:value-type="float">
            <text:p>24.5</text:p>
          </table:table-cell>
          <table:table-cell office:value-type="float" office:value="0.028259104815" calcext:value-type="float">
            <text:p>0.028259104815</text:p>
          </table:table-cell>
          <table:table-cell office:value-type="float" office:value="-0.483898571526" calcext:value-type="float">
            <text:p>-0.483898571526</text:p>
          </table:table-cell>
          <table:table-cell office:value-type="float" office:value="-0.457767118443" calcext:value-type="float">
            <text:p>-0.457767118443</text:p>
          </table:table-cell>
          <table:table-cell office:value-type="float" office:value="-0.460163039394" calcext:value-type="float">
            <text:p>-0.460163039394</text:p>
          </table:table-cell>
          <table:table-cell office:value-type="float" office:value="-0.457822315097" calcext:value-type="float">
            <text:p>-0.45782231509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726621736169" calcext:value-type="float">
            <text:p>1.726621736169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formula="of:=ABS([.N50])" office:value-type="float" office:value="0.028259104815" calcext:value-type="float">
            <text:p>0.028259104815</text:p>
          </table:table-cell>
          <table:table-cell table:formula="of:=ABS([.O50])" office:value-type="float" office:value="0.483898571526" calcext:value-type="float">
            <text:p>0.483898571526</text:p>
          </table:table-cell>
          <table:table-cell table:formula="of:=ABS([.P50])" office:value-type="float" office:value="0.457767118443" calcext:value-type="float">
            <text:p>0.457767118443</text:p>
          </table:table-cell>
          <table:table-cell table:formula="of:=ABS([.Q50])" office:value-type="float" office:value="0.460163039394" calcext:value-type="float">
            <text:p>0.460163039394</text:p>
          </table:table-cell>
          <table:table-cell table:formula="of:=ABS([.R50])" office:value-type="float" office:value="0.457822315097" calcext:value-type="float">
            <text:p>0.457822315097</text:p>
          </table:table-cell>
          <table:table-cell table:formula="of:=ABS([.S50])" office:value-type="float" office:value="0" calcext:value-type="float">
            <text:p>0</text:p>
          </table:table-cell>
          <table:table-cell/>
          <table:table-cell table:formula="of:=ABS([.V50])" office:value-type="float" office:value="1.726621736169" calcext:value-type="float">
            <text:p>1.726621736169</text:p>
          </table:table-cell>
          <table:table-cell table:formula="of:=ABS([.W50])" office:value-type="float" office:value="0" calcext:value-type="float">
            <text:p>0</text:p>
          </table:table-cell>
          <table:table-cell table:formula="of:=ABS([.X50])" office:value-type="float" office:value="0" calcext:value-type="float">
            <text:p>0</text:p>
          </table:table-cell>
          <table:table-cell table:formula="of:=ABS([.Y50])" office:value-type="float" office:value="0" calcext:value-type="float">
            <text:p>0</text:p>
          </table:table-cell>
          <table:table-cell table:formula="of:=ABS([.Z50])" office:value-type="float" office:value="0" calcext:value-type="float">
            <text:p>0</text:p>
          </table:table-cell>
          <table:table-cell table:formula="of:=ABS([.AA5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0.034039166684" calcext:value-type="float">
            <text:p>0.034039166684</text:p>
          </table:table-cell>
          <table:table-cell office:value-type="float" office:value="-0.410857023771" calcext:value-type="float">
            <text:p>-0.410857023771</text:p>
          </table:table-cell>
          <table:table-cell office:value-type="float" office:value="-0.386132330927" calcext:value-type="float">
            <text:p>-0.386132330927</text:p>
          </table:table-cell>
          <table:table-cell office:value-type="float" office:value="-0.389095800144" calcext:value-type="float">
            <text:p>-0.389095800144</text:p>
          </table:table-cell>
          <table:table-cell office:value-type="float" office:value="-0.385726510202" calcext:value-type="float">
            <text:p>-0.385726510202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1.825079897119" calcext:value-type="float">
            <text:p>1.825079897119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formula="of:=ABS([.N51])" office:value-type="float" office:value="0.034039166684" calcext:value-type="float">
            <text:p>0.034039166684</text:p>
          </table:table-cell>
          <table:table-cell table:formula="of:=ABS([.O51])" office:value-type="float" office:value="0.410857023771" calcext:value-type="float">
            <text:p>0.410857023771</text:p>
          </table:table-cell>
          <table:table-cell table:formula="of:=ABS([.P51])" office:value-type="float" office:value="0.386132330927" calcext:value-type="float">
            <text:p>0.386132330927</text:p>
          </table:table-cell>
          <table:table-cell table:formula="of:=ABS([.Q51])" office:value-type="float" office:value="0.389095800144" calcext:value-type="float">
            <text:p>0.389095800144</text:p>
          </table:table-cell>
          <table:table-cell table:formula="of:=ABS([.R51])" office:value-type="float" office:value="0.385726510202" calcext:value-type="float">
            <text:p>0.385726510202</text:p>
          </table:table-cell>
          <table:table-cell table:formula="of:=ABS([.S51])" office:value-type="float" office:value="0" calcext:value-type="float">
            <text:p>0</text:p>
          </table:table-cell>
          <table:table-cell/>
          <table:table-cell table:formula="of:=ABS([.V51])" office:value-type="float" office:value="1.825079897119" calcext:value-type="float">
            <text:p>1.825079897119</text:p>
          </table:table-cell>
          <table:table-cell table:formula="of:=ABS([.W51])" office:value-type="float" office:value="0" calcext:value-type="float">
            <text:p>0</text:p>
          </table:table-cell>
          <table:table-cell table:formula="of:=ABS([.X51])" office:value-type="float" office:value="0" calcext:value-type="float">
            <text:p>0</text:p>
          </table:table-cell>
          <table:table-cell table:formula="of:=ABS([.Y51])" office:value-type="float" office:value="0" calcext:value-type="float">
            <text:p>0</text:p>
          </table:table-cell>
          <table:table-cell table:formula="of:=ABS([.Z51])" office:value-type="float" office:value="0" calcext:value-type="float">
            <text:p>0</text:p>
          </table:table-cell>
          <table:table-cell table:formula="of:=ABS([.AA5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5.5" calcext:value-type="float">
            <text:p>25.5</text:p>
          </table:table-cell>
          <table:table-cell office:value-type="float" office:value="0.021683368978" calcext:value-type="float">
            <text:p>0.021683368978</text:p>
          </table:table-cell>
          <table:table-cell office:value-type="float" office:value="-0.435170130775" calcext:value-type="float">
            <text:p>-0.435170130775</text:p>
          </table:table-cell>
          <table:table-cell office:value-type="float" office:value="-0.411530364329" calcext:value-type="float">
            <text:p>-0.411530364329</text:p>
          </table:table-cell>
          <table:table-cell office:value-type="float" office:value="-0.415063735301" calcext:value-type="float">
            <text:p>-0.415063735301</text:p>
          </table:table-cell>
          <table:table-cell office:value-type="float" office:value="-0.410805670691" calcext:value-type="float">
            <text:p>-0.41080567069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19590484072" calcext:value-type="float">
            <text:p>1.919590484072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table:formula="of:=ABS([.N52])" office:value-type="float" office:value="0.021683368978" calcext:value-type="float">
            <text:p>0.021683368978</text:p>
          </table:table-cell>
          <table:table-cell table:formula="of:=ABS([.O52])" office:value-type="float" office:value="0.435170130775" calcext:value-type="float">
            <text:p>0.435170130775</text:p>
          </table:table-cell>
          <table:table-cell table:formula="of:=ABS([.P52])" office:value-type="float" office:value="0.411530364329" calcext:value-type="float">
            <text:p>0.411530364329</text:p>
          </table:table-cell>
          <table:table-cell table:formula="of:=ABS([.Q52])" office:value-type="float" office:value="0.415063735301" calcext:value-type="float">
            <text:p>0.415063735301</text:p>
          </table:table-cell>
          <table:table-cell table:formula="of:=ABS([.R52])" office:value-type="float" office:value="0.410805670691" calcext:value-type="float">
            <text:p>0.410805670691</text:p>
          </table:table-cell>
          <table:table-cell table:formula="of:=ABS([.S52])" office:value-type="float" office:value="0" calcext:value-type="float">
            <text:p>0</text:p>
          </table:table-cell>
          <table:table-cell/>
          <table:table-cell table:formula="of:=ABS([.V52])" office:value-type="float" office:value="1.919590484072" calcext:value-type="float">
            <text:p>1.919590484072</text:p>
          </table:table-cell>
          <table:table-cell table:formula="of:=ABS([.W52])" office:value-type="float" office:value="0" calcext:value-type="float">
            <text:p>0</text:p>
          </table:table-cell>
          <table:table-cell table:formula="of:=ABS([.X52])" office:value-type="float" office:value="0" calcext:value-type="float">
            <text:p>0</text:p>
          </table:table-cell>
          <table:table-cell table:formula="of:=ABS([.Y52])" office:value-type="float" office:value="0" calcext:value-type="float">
            <text:p>0</text:p>
          </table:table-cell>
          <table:table-cell table:formula="of:=ABS([.Z52])" office:value-type="float" office:value="0" calcext:value-type="float">
            <text:p>0</text:p>
          </table:table-cell>
          <table:table-cell table:formula="of:=ABS([.AA5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office:value-type="float" office:value="0.008298385352" calcext:value-type="float">
            <text:p>0.008298385352</text:p>
          </table:table-cell>
          <table:table-cell office:value-type="float" office:value="-0.534724284674" calcext:value-type="float">
            <text:p>-0.534724284674</text:p>
          </table:table-cell>
          <table:table-cell office:value-type="float" office:value="-0.512576987368" calcext:value-type="float">
            <text:p>-0.512576987368</text:p>
          </table:table-cell>
          <table:table-cell office:value-type="float" office:value="-0.516409158602" calcext:value-type="float">
            <text:p>-0.516409158602</text:p>
          </table:table-cell>
          <table:table-cell office:value-type="float" office:value="-0.510924296995" calcext:value-type="float">
            <text:p>-0.510924296995</text:p>
          </table:table-cell>
          <table:table-cell table:number-columns-repeated="2"/>
          <table:table-cell office:value-type="float" office:value="25.5" calcext:value-type="float">
            <text:p>25.5</text:p>
          </table:table-cell>
          <table:table-cell office:value-type="float" office:value="2.005977778512" calcext:value-type="float">
            <text:p>2.005977778512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table:formula="of:=ABS([.N53])" office:value-type="float" office:value="0.008298385352" calcext:value-type="float">
            <text:p>0.008298385352</text:p>
          </table:table-cell>
          <table:table-cell table:formula="of:=ABS([.O53])" office:value-type="float" office:value="0.534724284674" calcext:value-type="float">
            <text:p>0.534724284674</text:p>
          </table:table-cell>
          <table:table-cell table:formula="of:=ABS([.P53])" office:value-type="float" office:value="0.512576987368" calcext:value-type="float">
            <text:p>0.512576987368</text:p>
          </table:table-cell>
          <table:table-cell table:formula="of:=ABS([.Q53])" office:value-type="float" office:value="0.516409158602" calcext:value-type="float">
            <text:p>0.516409158602</text:p>
          </table:table-cell>
          <table:table-cell table:formula="of:=ABS([.R53])" office:value-type="float" office:value="0.510924296995" calcext:value-type="float">
            <text:p>0.510924296995</text:p>
          </table:table-cell>
          <table:table-cell table:formula="of:=ABS([.S53])" office:value-type="float" office:value="0" calcext:value-type="float">
            <text:p>0</text:p>
          </table:table-cell>
          <table:table-cell/>
          <table:table-cell table:formula="of:=ABS([.V53])" office:value-type="float" office:value="2.005977778512" calcext:value-type="float">
            <text:p>2.005977778512</text:p>
          </table:table-cell>
          <table:table-cell table:formula="of:=ABS([.W53])" office:value-type="float" office:value="0" calcext:value-type="float">
            <text:p>0</text:p>
          </table:table-cell>
          <table:table-cell table:formula="of:=ABS([.X53])" office:value-type="float" office:value="0" calcext:value-type="float">
            <text:p>0</text:p>
          </table:table-cell>
          <table:table-cell table:formula="of:=ABS([.Y53])" office:value-type="float" office:value="0" calcext:value-type="float">
            <text:p>0</text:p>
          </table:table-cell>
          <table:table-cell table:formula="of:=ABS([.Z53])" office:value-type="float" office:value="0" calcext:value-type="float">
            <text:p>0</text:p>
          </table:table-cell>
          <table:table-cell table:formula="of:=ABS([.AA5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6.5" calcext:value-type="float">
            <text:p>26.5</text:p>
          </table:table-cell>
          <table:table-cell office:value-type="float" office:value="0.002246839983" calcext:value-type="float">
            <text:p>0.002246839983</text:p>
          </table:table-cell>
          <table:table-cell office:value-type="float" office:value="-0.676157070225" calcext:value-type="float">
            <text:p>-0.676157070225</text:p>
          </table:table-cell>
          <table:table-cell office:value-type="float" office:value="-0.655151442396" calcext:value-type="float">
            <text:p>-0.655151442396</text:p>
          </table:table-cell>
          <table:table-cell office:value-type="float" office:value="-0.65905646328" calcext:value-type="float">
            <text:p>-0.65905646328</text:p>
          </table:table-cell>
          <table:table-cell office:value-type="float" office:value="-0.651976697186" calcext:value-type="float">
            <text:p>-0.65197669718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.08170129299" calcext:value-type="float">
            <text:p>2.08170129299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table:formula="of:=ABS([.N54])" office:value-type="float" office:value="0.002246839983" calcext:value-type="float">
            <text:p>0.002246839983</text:p>
          </table:table-cell>
          <table:table-cell table:formula="of:=ABS([.O54])" office:value-type="float" office:value="0.676157070225" calcext:value-type="float">
            <text:p>0.676157070225</text:p>
          </table:table-cell>
          <table:table-cell table:formula="of:=ABS([.P54])" office:value-type="float" office:value="0.655151442396" calcext:value-type="float">
            <text:p>0.655151442396</text:p>
          </table:table-cell>
          <table:table-cell table:formula="of:=ABS([.Q54])" office:value-type="float" office:value="0.65905646328" calcext:value-type="float">
            <text:p>0.65905646328</text:p>
          </table:table-cell>
          <table:table-cell table:formula="of:=ABS([.R54])" office:value-type="float" office:value="0.651976697186" calcext:value-type="float">
            <text:p>0.651976697186</text:p>
          </table:table-cell>
          <table:table-cell table:formula="of:=ABS([.S54])" office:value-type="float" office:value="0" calcext:value-type="float">
            <text:p>0</text:p>
          </table:table-cell>
          <table:table-cell/>
          <table:table-cell table:formula="of:=ABS([.V54])" office:value-type="float" office:value="2.08170129299" calcext:value-type="float">
            <text:p>2.08170129299</text:p>
          </table:table-cell>
          <table:table-cell table:formula="of:=ABS([.W54])" office:value-type="float" office:value="0" calcext:value-type="float">
            <text:p>0</text:p>
          </table:table-cell>
          <table:table-cell table:formula="of:=ABS([.X54])" office:value-type="float" office:value="0" calcext:value-type="float">
            <text:p>0</text:p>
          </table:table-cell>
          <table:table-cell table:formula="of:=ABS([.Y54])" office:value-type="float" office:value="0" calcext:value-type="float">
            <text:p>0</text:p>
          </table:table-cell>
          <table:table-cell table:formula="of:=ABS([.Z54])" office:value-type="float" office:value="0" calcext:value-type="float">
            <text:p>0</text:p>
          </table:table-cell>
          <table:table-cell table:formula="of:=ABS([.AA5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office:value-type="float" office:value="0.002413270826" calcext:value-type="float">
            <text:p>0.002413270826</text:p>
          </table:table-cell>
          <table:table-cell office:value-type="float" office:value="-0.836180158117" calcext:value-type="float">
            <text:p>-0.836180158117</text:p>
          </table:table-cell>
          <table:table-cell office:value-type="float" office:value="-0.815148100983" calcext:value-type="float">
            <text:p>-0.815148100983</text:p>
          </table:table-cell>
          <table:table-cell office:value-type="float" office:value="-0.81905645754" calcext:value-type="float">
            <text:p>-0.81905645754</text:p>
          </table:table-cell>
          <table:table-cell office:value-type="float" office:value="-0.810579194714" calcext:value-type="float">
            <text:p>-0.810579194714</text:p>
          </table:table-cell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2.147618011764" calcext:value-type="float">
            <text:p>2.147618011764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ABS([.N55])" office:value-type="float" office:value="0.002413270826" calcext:value-type="float">
            <text:p>0.002413270826</text:p>
          </table:table-cell>
          <table:table-cell table:formula="of:=ABS([.O55])" office:value-type="float" office:value="0.836180158117" calcext:value-type="float">
            <text:p>0.836180158117</text:p>
          </table:table-cell>
          <table:table-cell table:formula="of:=ABS([.P55])" office:value-type="float" office:value="0.815148100983" calcext:value-type="float">
            <text:p>0.815148100983</text:p>
          </table:table-cell>
          <table:table-cell table:formula="of:=ABS([.Q55])" office:value-type="float" office:value="0.81905645754" calcext:value-type="float">
            <text:p>0.81905645754</text:p>
          </table:table-cell>
          <table:table-cell table:formula="of:=ABS([.R55])" office:value-type="float" office:value="0.810579194714" calcext:value-type="float">
            <text:p>0.810579194714</text:p>
          </table:table-cell>
          <table:table-cell table:formula="of:=ABS([.S55])" office:value-type="float" office:value="0" calcext:value-type="float">
            <text:p>0</text:p>
          </table:table-cell>
          <table:table-cell/>
          <table:table-cell table:formula="of:=ABS([.V55])" office:value-type="float" office:value="2.147618011764" calcext:value-type="float">
            <text:p>2.147618011764</text:p>
          </table:table-cell>
          <table:table-cell table:formula="of:=ABS([.W55])" office:value-type="float" office:value="0" calcext:value-type="float">
            <text:p>0</text:p>
          </table:table-cell>
          <table:table-cell table:formula="of:=ABS([.X55])" office:value-type="float" office:value="0" calcext:value-type="float">
            <text:p>0</text:p>
          </table:table-cell>
          <table:table-cell table:formula="of:=ABS([.Y55])" office:value-type="float" office:value="0" calcext:value-type="float">
            <text:p>0</text:p>
          </table:table-cell>
          <table:table-cell table:formula="of:=ABS([.Z55])" office:value-type="float" office:value="0" calcext:value-type="float">
            <text:p>0</text:p>
          </table:table-cell>
          <table:table-cell table:formula="of:=ABS([.AA5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7.5" calcext:value-type="float">
            <text:p>27.5</text:p>
          </table:table-cell>
          <table:table-cell office:value-type="float" office:value="0.002819599107" calcext:value-type="float">
            <text:p>0.002819599107</text:p>
          </table:table-cell>
          <table:table-cell office:value-type="float" office:value="-1.001191364595" calcext:value-type="float">
            <text:p>-1.001191364595</text:p>
          </table:table-cell>
          <table:table-cell office:value-type="float" office:value="-0.9784218876" calcext:value-type="float">
            <text:p>-0.9784218876</text:p>
          </table:table-cell>
          <table:table-cell office:value-type="float" office:value="-0.982380461809" calcext:value-type="float">
            <text:p>-0.982380461809</text:p>
          </table:table-cell>
          <table:table-cell office:value-type="float" office:value="-0.973362307721" calcext:value-type="float">
            <text:p>-0.97336230772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.207228720434" calcext:value-type="float">
            <text:p>2.207228720434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table:formula="of:=ABS([.N56])" office:value-type="float" office:value="0.002819599107" calcext:value-type="float">
            <text:p>0.002819599107</text:p>
          </table:table-cell>
          <table:table-cell table:formula="of:=ABS([.O56])" office:value-type="float" office:value="1.001191364595" calcext:value-type="float">
            <text:p>1.001191364595</text:p>
          </table:table-cell>
          <table:table-cell table:formula="of:=ABS([.P56])" office:value-type="float" office:value="0.9784218876" calcext:value-type="float">
            <text:p>0.9784218876</text:p>
          </table:table-cell>
          <table:table-cell table:formula="of:=ABS([.Q56])" office:value-type="float" office:value="0.982380461809" calcext:value-type="float">
            <text:p>0.982380461809</text:p>
          </table:table-cell>
          <table:table-cell table:formula="of:=ABS([.R56])" office:value-type="float" office:value="0.973362307721" calcext:value-type="float">
            <text:p>0.973362307721</text:p>
          </table:table-cell>
          <table:table-cell table:formula="of:=ABS([.S56])" office:value-type="float" office:value="0" calcext:value-type="float">
            <text:p>0</text:p>
          </table:table-cell>
          <table:table-cell/>
          <table:table-cell table:formula="of:=ABS([.V56])" office:value-type="float" office:value="2.207228720434" calcext:value-type="float">
            <text:p>2.207228720434</text:p>
          </table:table-cell>
          <table:table-cell table:formula="of:=ABS([.W56])" office:value-type="float" office:value="0" calcext:value-type="float">
            <text:p>0</text:p>
          </table:table-cell>
          <table:table-cell table:formula="of:=ABS([.X56])" office:value-type="float" office:value="0" calcext:value-type="float">
            <text:p>0</text:p>
          </table:table-cell>
          <table:table-cell table:formula="of:=ABS([.Y56])" office:value-type="float" office:value="0" calcext:value-type="float">
            <text:p>0</text:p>
          </table:table-cell>
          <table:table-cell table:formula="of:=ABS([.Z56])" office:value-type="float" office:value="0" calcext:value-type="float">
            <text:p>0</text:p>
          </table:table-cell>
          <table:table-cell table:formula="of:=ABS([.AA5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office:value-type="float" office:value="-0.002748534199" calcext:value-type="float">
            <text:p>-0.002748534199</text:p>
          </table:table-cell>
          <table:table-cell office:value-type="float" office:value="-1.162200198553" calcext:value-type="float">
            <text:p>-1.162200198553</text:p>
          </table:table-cell>
          <table:table-cell office:value-type="float" office:value="-1.135733566378" calcext:value-type="float">
            <text:p>-1.135733566378</text:p>
          </table:table-cell>
          <table:table-cell office:value-type="float" office:value="-1.139831941267" calcext:value-type="float">
            <text:p>-1.139831941267</text:p>
          </table:table-cell>
          <table:table-cell office:value-type="float" office:value="-1.131551518615" calcext:value-type="float">
            <text:p>-1.131551518615</text:p>
          </table:table-cell>
          <table:table-cell table:number-columns-repeated="2"/>
          <table:table-cell office:value-type="float" office:value="27.5" calcext:value-type="float">
            <text:p>27.5</text:p>
          </table:table-cell>
          <table:table-cell office:value-type="float" office:value="2.264760624821" calcext:value-type="float">
            <text:p>2.264760624821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table:formula="of:=ABS([.N57])" office:value-type="float" office:value="0.002748534199" calcext:value-type="float">
            <text:p>0.002748534199</text:p>
          </table:table-cell>
          <table:table-cell table:formula="of:=ABS([.O57])" office:value-type="float" office:value="1.162200198553" calcext:value-type="float">
            <text:p>1.162200198553</text:p>
          </table:table-cell>
          <table:table-cell table:formula="of:=ABS([.P57])" office:value-type="float" office:value="1.135733566378" calcext:value-type="float">
            <text:p>1.135733566378</text:p>
          </table:table-cell>
          <table:table-cell table:formula="of:=ABS([.Q57])" office:value-type="float" office:value="1.139831941267" calcext:value-type="float">
            <text:p>1.139831941267</text:p>
          </table:table-cell>
          <table:table-cell table:formula="of:=ABS([.R57])" office:value-type="float" office:value="1.131551518615" calcext:value-type="float">
            <text:p>1.131551518615</text:p>
          </table:table-cell>
          <table:table-cell table:formula="of:=ABS([.S57])" office:value-type="float" office:value="0" calcext:value-type="float">
            <text:p>0</text:p>
          </table:table-cell>
          <table:table-cell/>
          <table:table-cell table:formula="of:=ABS([.V57])" office:value-type="float" office:value="2.264760624821" calcext:value-type="float">
            <text:p>2.264760624821</text:p>
          </table:table-cell>
          <table:table-cell table:formula="of:=ABS([.W57])" office:value-type="float" office:value="0" calcext:value-type="float">
            <text:p>0</text:p>
          </table:table-cell>
          <table:table-cell table:formula="of:=ABS([.X57])" office:value-type="float" office:value="0" calcext:value-type="float">
            <text:p>0</text:p>
          </table:table-cell>
          <table:table-cell table:formula="of:=ABS([.Y57])" office:value-type="float" office:value="0" calcext:value-type="float">
            <text:p>0</text:p>
          </table:table-cell>
          <table:table-cell table:formula="of:=ABS([.Z57])" office:value-type="float" office:value="0" calcext:value-type="float">
            <text:p>0</text:p>
          </table:table-cell>
          <table:table-cell table:formula="of:=ABS([.AA5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8.5" calcext:value-type="float">
            <text:p>28.5</text:p>
          </table:table-cell>
          <table:table-cell office:value-type="float" office:value="-0.017733527123" calcext:value-type="float">
            <text:p>-0.017733527123</text:p>
          </table:table-cell>
          <table:table-cell office:value-type="float" office:value="-1.311570267588" calcext:value-type="float">
            <text:p>-1.311570267588</text:p>
          </table:table-cell>
          <table:table-cell office:value-type="float" office:value="-1.2796331581" calcext:value-type="float">
            <text:p>-1.2796331581</text:p>
          </table:table-cell>
          <table:table-cell office:value-type="float" office:value="-1.283944586461" calcext:value-type="float">
            <text:p>-1.283944586461</text:p>
          </table:table-cell>
          <table:table-cell office:value-type="float" office:value="-1.277801320433" calcext:value-type="float">
            <text:p>-1.27780132043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.322516015397" calcext:value-type="float">
            <text:p>2.322516015397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formula="of:=ABS([.N58])" office:value-type="float" office:value="0.017733527123" calcext:value-type="float">
            <text:p>0.017733527123</text:p>
          </table:table-cell>
          <table:table-cell table:formula="of:=ABS([.O58])" office:value-type="float" office:value="1.311570267588" calcext:value-type="float">
            <text:p>1.311570267588</text:p>
          </table:table-cell>
          <table:table-cell table:formula="of:=ABS([.P58])" office:value-type="float" office:value="1.2796331581" calcext:value-type="float">
            <text:p>1.2796331581</text:p>
          </table:table-cell>
          <table:table-cell table:formula="of:=ABS([.Q58])" office:value-type="float" office:value="1.283944586461" calcext:value-type="float">
            <text:p>1.283944586461</text:p>
          </table:table-cell>
          <table:table-cell table:formula="of:=ABS([.R58])" office:value-type="float" office:value="1.277801320433" calcext:value-type="float">
            <text:p>1.277801320433</text:p>
          </table:table-cell>
          <table:table-cell table:formula="of:=ABS([.S58])" office:value-type="float" office:value="0" calcext:value-type="float">
            <text:p>0</text:p>
          </table:table-cell>
          <table:table-cell/>
          <table:table-cell table:formula="of:=ABS([.V58])" office:value-type="float" office:value="2.322516015397" calcext:value-type="float">
            <text:p>2.322516015397</text:p>
          </table:table-cell>
          <table:table-cell table:formula="of:=ABS([.W58])" office:value-type="float" office:value="0" calcext:value-type="float">
            <text:p>0</text:p>
          </table:table-cell>
          <table:table-cell table:formula="of:=ABS([.X58])" office:value-type="float" office:value="0" calcext:value-type="float">
            <text:p>0</text:p>
          </table:table-cell>
          <table:table-cell table:formula="of:=ABS([.Y58])" office:value-type="float" office:value="0" calcext:value-type="float">
            <text:p>0</text:p>
          </table:table-cell>
          <table:table-cell table:formula="of:=ABS([.Z58])" office:value-type="float" office:value="0" calcext:value-type="float">
            <text:p>0</text:p>
          </table:table-cell>
          <table:table-cell table:formula="of:=ABS([.AA5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-0.041956769189" calcext:value-type="float">
            <text:p>-0.041956769189</text:p>
          </table:table-cell>
          <table:table-cell office:value-type="float" office:value="-1.442156846415" calcext:value-type="float">
            <text:p>-1.442156846415</text:p>
          </table:table-cell>
          <table:table-cell office:value-type="float" office:value="-1.403715509368" calcext:value-type="float">
            <text:p>-1.403715509368</text:p>
          </table:table-cell>
          <table:table-cell office:value-type="float" office:value="-1.408257759153" calcext:value-type="float">
            <text:p>-1.408257759153</text:p>
          </table:table-cell>
          <table:table-cell office:value-type="float" office:value="-1.40553003839" calcext:value-type="float">
            <text:p>-1.40553003839</text:p>
          </table:table-cell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2.381043540636" calcext:value-type="float">
            <text:p>2.381043540636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formula="of:=ABS([.N59])" office:value-type="float" office:value="0.041956769189" calcext:value-type="float">
            <text:p>0.041956769189</text:p>
          </table:table-cell>
          <table:table-cell table:formula="of:=ABS([.O59])" office:value-type="float" office:value="1.442156846415" calcext:value-type="float">
            <text:p>1.442156846415</text:p>
          </table:table-cell>
          <table:table-cell table:formula="of:=ABS([.P59])" office:value-type="float" office:value="1.403715509368" calcext:value-type="float">
            <text:p>1.403715509368</text:p>
          </table:table-cell>
          <table:table-cell table:formula="of:=ABS([.Q59])" office:value-type="float" office:value="1.408257759153" calcext:value-type="float">
            <text:p>1.408257759153</text:p>
          </table:table-cell>
          <table:table-cell table:formula="of:=ABS([.R59])" office:value-type="float" office:value="1.40553003839" calcext:value-type="float">
            <text:p>1.40553003839</text:p>
          </table:table-cell>
          <table:table-cell table:formula="of:=ABS([.S59])" office:value-type="float" office:value="0" calcext:value-type="float">
            <text:p>0</text:p>
          </table:table-cell>
          <table:table-cell/>
          <table:table-cell table:formula="of:=ABS([.V59])" office:value-type="float" office:value="2.381043540636" calcext:value-type="float">
            <text:p>2.381043540636</text:p>
          </table:table-cell>
          <table:table-cell table:formula="of:=ABS([.W59])" office:value-type="float" office:value="0" calcext:value-type="float">
            <text:p>0</text:p>
          </table:table-cell>
          <table:table-cell table:formula="of:=ABS([.X59])" office:value-type="float" office:value="0" calcext:value-type="float">
            <text:p>0</text:p>
          </table:table-cell>
          <table:table-cell table:formula="of:=ABS([.Y59])" office:value-type="float" office:value="0" calcext:value-type="float">
            <text:p>0</text:p>
          </table:table-cell>
          <table:table-cell table:formula="of:=ABS([.Z59])" office:value-type="float" office:value="0" calcext:value-type="float">
            <text:p>0</text:p>
          </table:table-cell>
          <table:table-cell table:formula="of:=ABS([.AA5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9.5" calcext:value-type="float">
            <text:p>29.5</text:p>
          </table:table-cell>
          <table:table-cell office:value-type="float" office:value="-0.072443388112" calcext:value-type="float">
            <text:p>-0.072443388112</text:p>
          </table:table-cell>
          <table:table-cell office:value-type="float" office:value="-1.547426506542" calcext:value-type="float">
            <text:p>-1.547426506542</text:p>
          </table:table-cell>
          <table:table-cell office:value-type="float" office:value="-1.502671823895" calcext:value-type="float">
            <text:p>-1.502671823895</text:p>
          </table:table-cell>
          <table:table-cell office:value-type="float" office:value="-1.507386515737" calcext:value-type="float">
            <text:p>-1.507386515737</text:p>
          </table:table-cell>
          <table:table-cell office:value-type="float" office:value="-1.509068340196" calcext:value-type="float">
            <text:p>-1.50906834019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.43746422675" calcext:value-type="float">
            <text:p>2.43746422675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formula="of:=ABS([.N60])" office:value-type="float" office:value="0.072443388112" calcext:value-type="float">
            <text:p>0.072443388112</text:p>
          </table:table-cell>
          <table:table-cell table:formula="of:=ABS([.O60])" office:value-type="float" office:value="1.547426506542" calcext:value-type="float">
            <text:p>1.547426506542</text:p>
          </table:table-cell>
          <table:table-cell table:formula="of:=ABS([.P60])" office:value-type="float" office:value="1.502671823895" calcext:value-type="float">
            <text:p>1.502671823895</text:p>
          </table:table-cell>
          <table:table-cell table:formula="of:=ABS([.Q60])" office:value-type="float" office:value="1.507386515737" calcext:value-type="float">
            <text:p>1.507386515737</text:p>
          </table:table-cell>
          <table:table-cell table:formula="of:=ABS([.R60])" office:value-type="float" office:value="1.509068340196" calcext:value-type="float">
            <text:p>1.509068340196</text:p>
          </table:table-cell>
          <table:table-cell table:formula="of:=ABS([.S60])" office:value-type="float" office:value="0" calcext:value-type="float">
            <text:p>0</text:p>
          </table:table-cell>
          <table:table-cell/>
          <table:table-cell table:formula="of:=ABS([.V60])" office:value-type="float" office:value="2.43746422675" calcext:value-type="float">
            <text:p>2.43746422675</text:p>
          </table:table-cell>
          <table:table-cell table:formula="of:=ABS([.W60])" office:value-type="float" office:value="0" calcext:value-type="float">
            <text:p>0</text:p>
          </table:table-cell>
          <table:table-cell table:formula="of:=ABS([.X60])" office:value-type="float" office:value="0" calcext:value-type="float">
            <text:p>0</text:p>
          </table:table-cell>
          <table:table-cell table:formula="of:=ABS([.Y60])" office:value-type="float" office:value="0" calcext:value-type="float">
            <text:p>0</text:p>
          </table:table-cell>
          <table:table-cell table:formula="of:=ABS([.Z60])" office:value-type="float" office:value="0" calcext:value-type="float">
            <text:p>0</text:p>
          </table:table-cell>
          <table:table-cell table:formula="of:=ABS([.AA6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-0.105227477365" calcext:value-type="float">
            <text:p>-0.105227477365</text:p>
          </table:table-cell>
          <table:table-cell office:value-type="float" office:value="-1.622097881274" calcext:value-type="float">
            <text:p>-1.622097881274</text:p>
          </table:table-cell>
          <table:table-cell office:value-type="float" office:value="-1.572682330536" calcext:value-type="float">
            <text:p>-1.572682330536</text:p>
          </table:table-cell>
          <table:table-cell office:value-type="float" office:value="-1.577432563718" calcext:value-type="float">
            <text:p>-1.577432563718</text:p>
          </table:table-cell>
          <table:table-cell office:value-type="float" office:value="-1.584130975014" calcext:value-type="float">
            <text:p>-1.584130975014</text:p>
          </table:table-cell>
          <table:table-cell table:number-columns-repeated="2"/>
          <table:table-cell office:value-type="float" office:value="29.5" calcext:value-type="float">
            <text:p>29.5</text:p>
          </table:table-cell>
          <table:table-cell office:value-type="float" office:value="2.485140330683" calcext:value-type="float">
            <text:p>2.485140330683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formula="of:=ABS([.N61])" office:value-type="float" office:value="0.105227477365" calcext:value-type="float">
            <text:p>0.105227477365</text:p>
          </table:table-cell>
          <table:table-cell table:formula="of:=ABS([.O61])" office:value-type="float" office:value="1.622097881274" calcext:value-type="float">
            <text:p>1.622097881274</text:p>
          </table:table-cell>
          <table:table-cell table:formula="of:=ABS([.P61])" office:value-type="float" office:value="1.572682330536" calcext:value-type="float">
            <text:p>1.572682330536</text:p>
          </table:table-cell>
          <table:table-cell table:formula="of:=ABS([.Q61])" office:value-type="float" office:value="1.577432563718" calcext:value-type="float">
            <text:p>1.577432563718</text:p>
          </table:table-cell>
          <table:table-cell table:formula="of:=ABS([.R61])" office:value-type="float" office:value="1.584130975014" calcext:value-type="float">
            <text:p>1.584130975014</text:p>
          </table:table-cell>
          <table:table-cell table:formula="of:=ABS([.S61])" office:value-type="float" office:value="0" calcext:value-type="float">
            <text:p>0</text:p>
          </table:table-cell>
          <table:table-cell/>
          <table:table-cell table:formula="of:=ABS([.V61])" office:value-type="float" office:value="2.485140330683" calcext:value-type="float">
            <text:p>2.485140330683</text:p>
          </table:table-cell>
          <table:table-cell table:formula="of:=ABS([.W61])" office:value-type="float" office:value="0" calcext:value-type="float">
            <text:p>0</text:p>
          </table:table-cell>
          <table:table-cell table:formula="of:=ABS([.X61])" office:value-type="float" office:value="0" calcext:value-type="float">
            <text:p>0</text:p>
          </table:table-cell>
          <table:table-cell table:formula="of:=ABS([.Y61])" office:value-type="float" office:value="0" calcext:value-type="float">
            <text:p>0</text:p>
          </table:table-cell>
          <table:table-cell table:formula="of:=ABS([.Z61])" office:value-type="float" office:value="0" calcext:value-type="float">
            <text:p>0</text:p>
          </table:table-cell>
          <table:table-cell table:formula="of:=ABS([.AA6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0.5" calcext:value-type="float">
            <text:p>30.5</text:p>
          </table:table-cell>
          <table:table-cell office:value-type="float" office:value="-0.13697433352" calcext:value-type="float">
            <text:p>-0.13697433352</text:p>
          </table:table-cell>
          <table:table-cell office:value-type="float" office:value="-1.662755072171" calcext:value-type="float">
            <text:p>-1.662755072171</text:p>
          </table:table-cell>
          <table:table-cell office:value-type="float" office:value="-1.611688790244" calcext:value-type="float">
            <text:p>-1.611688790244</text:p>
          </table:table-cell>
          <table:table-cell office:value-type="float" office:value="-1.616278487477" calcext:value-type="float">
            <text:p>-1.616278487477</text:p>
          </table:table-cell>
          <table:table-cell office:value-type="float" office:value="-1.628135562898" calcext:value-type="float">
            <text:p>-1.62813556289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.517813531223" calcext:value-type="float">
            <text:p>2.517813531223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formula="of:=ABS([.N62])" office:value-type="float" office:value="0.13697433352" calcext:value-type="float">
            <text:p>0.13697433352</text:p>
          </table:table-cell>
          <table:table-cell table:formula="of:=ABS([.O62])" office:value-type="float" office:value="1.662755072171" calcext:value-type="float">
            <text:p>1.662755072171</text:p>
          </table:table-cell>
          <table:table-cell table:formula="of:=ABS([.P62])" office:value-type="float" office:value="1.611688790244" calcext:value-type="float">
            <text:p>1.611688790244</text:p>
          </table:table-cell>
          <table:table-cell table:formula="of:=ABS([.Q62])" office:value-type="float" office:value="1.616278487477" calcext:value-type="float">
            <text:p>1.616278487477</text:p>
          </table:table-cell>
          <table:table-cell table:formula="of:=ABS([.R62])" office:value-type="float" office:value="1.628135562898" calcext:value-type="float">
            <text:p>1.628135562898</text:p>
          </table:table-cell>
          <table:table-cell table:formula="of:=ABS([.S62])" office:value-type="float" office:value="0" calcext:value-type="float">
            <text:p>0</text:p>
          </table:table-cell>
          <table:table-cell/>
          <table:table-cell table:formula="of:=ABS([.V62])" office:value-type="float" office:value="2.517813531223" calcext:value-type="float">
            <text:p>2.517813531223</text:p>
          </table:table-cell>
          <table:table-cell table:formula="of:=ABS([.W62])" office:value-type="float" office:value="0" calcext:value-type="float">
            <text:p>0</text:p>
          </table:table-cell>
          <table:table-cell table:formula="of:=ABS([.X62])" office:value-type="float" office:value="0" calcext:value-type="float">
            <text:p>0</text:p>
          </table:table-cell>
          <table:table-cell table:formula="of:=ABS([.Y62])" office:value-type="float" office:value="0" calcext:value-type="float">
            <text:p>0</text:p>
          </table:table-cell>
          <table:table-cell table:formula="of:=ABS([.Z62])" office:value-type="float" office:value="0" calcext:value-type="float">
            <text:p>0</text:p>
          </table:table-cell>
          <table:table-cell table:formula="of:=ABS([.AA6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office:value-type="float" office:value="-0.165944748931" calcext:value-type="float">
            <text:p>-0.165944748931</text:p>
          </table:table-cell>
          <table:table-cell office:value-type="float" office:value="-1.6686356429" calcext:value-type="float">
            <text:p>-1.6686356429</text:p>
          </table:table-cell>
          <table:table-cell office:value-type="float" office:value="-1.61983578341" calcext:value-type="float">
            <text:p>-1.61983578341</text:p>
          </table:table-cell>
          <table:table-cell office:value-type="float" office:value="-1.624051742313" calcext:value-type="float">
            <text:p>-1.624051742313</text:p>
          </table:table-cell>
          <table:table-cell office:value-type="float" office:value="-1.640668145291" calcext:value-type="float">
            <text:p>-1.640668145291</text:p>
          </table:table-cell>
          <table:table-cell table:number-columns-repeated="2"/>
          <table:table-cell office:value-type="float" office:value="30.5" calcext:value-type="float">
            <text:p>30.5</text:p>
          </table:table-cell>
          <table:table-cell office:value-type="float" office:value="2.546031916621" calcext:value-type="float">
            <text:p>2.546031916621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formula="of:=ABS([.N63])" office:value-type="float" office:value="0.165944748931" calcext:value-type="float">
            <text:p>0.165944748931</text:p>
          </table:table-cell>
          <table:table-cell table:formula="of:=ABS([.O63])" office:value-type="float" office:value="1.6686356429" calcext:value-type="float">
            <text:p>1.6686356429</text:p>
          </table:table-cell>
          <table:table-cell table:formula="of:=ABS([.P63])" office:value-type="float" office:value="1.61983578341" calcext:value-type="float">
            <text:p>1.61983578341</text:p>
          </table:table-cell>
          <table:table-cell table:formula="of:=ABS([.Q63])" office:value-type="float" office:value="1.624051742313" calcext:value-type="float">
            <text:p>1.624051742313</text:p>
          </table:table-cell>
          <table:table-cell table:formula="of:=ABS([.R63])" office:value-type="float" office:value="1.640668145291" calcext:value-type="float">
            <text:p>1.640668145291</text:p>
          </table:table-cell>
          <table:table-cell table:formula="of:=ABS([.S63])" office:value-type="float" office:value="0" calcext:value-type="float">
            <text:p>0</text:p>
          </table:table-cell>
          <table:table-cell/>
          <table:table-cell table:formula="of:=ABS([.V63])" office:value-type="float" office:value="2.546031916621" calcext:value-type="float">
            <text:p>2.546031916621</text:p>
          </table:table-cell>
          <table:table-cell table:formula="of:=ABS([.W63])" office:value-type="float" office:value="0" calcext:value-type="float">
            <text:p>0</text:p>
          </table:table-cell>
          <table:table-cell table:formula="of:=ABS([.X63])" office:value-type="float" office:value="0" calcext:value-type="float">
            <text:p>0</text:p>
          </table:table-cell>
          <table:table-cell table:formula="of:=ABS([.Y63])" office:value-type="float" office:value="0" calcext:value-type="float">
            <text:p>0</text:p>
          </table:table-cell>
          <table:table-cell table:formula="of:=ABS([.Z63])" office:value-type="float" office:value="0" calcext:value-type="float">
            <text:p>0</text:p>
          </table:table-cell>
          <table:table-cell table:formula="of:=ABS([.AA6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1.5" calcext:value-type="float">
            <text:p>31.5</text:p>
          </table:table-cell>
          <table:table-cell office:value-type="float" office:value="-0.191928253566" calcext:value-type="float">
            <text:p>-0.191928253566</text:p>
          </table:table-cell>
          <table:table-cell office:value-type="float" office:value="-1.642620291775" calcext:value-type="float">
            <text:p>-1.642620291775</text:p>
          </table:table-cell>
          <table:table-cell office:value-type="float" office:value="-1.600168201889" calcext:value-type="float">
            <text:p>-1.600168201889</text:p>
          </table:table-cell>
          <table:table-cell office:value-type="float" office:value="-1.603844203575" calcext:value-type="float">
            <text:p>-1.603844203575</text:p>
          </table:table-cell>
          <table:table-cell office:value-type="float" office:value="-1.62418731146" calcext:value-type="float">
            <text:p>-1.6241873114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.620966466762" calcext:value-type="float">
            <text:p>2.620966466762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formula="of:=ABS([.N64])" office:value-type="float" office:value="0.191928253566" calcext:value-type="float">
            <text:p>0.191928253566</text:p>
          </table:table-cell>
          <table:table-cell table:formula="of:=ABS([.O64])" office:value-type="float" office:value="1.642620291775" calcext:value-type="float">
            <text:p>1.642620291775</text:p>
          </table:table-cell>
          <table:table-cell table:formula="of:=ABS([.P64])" office:value-type="float" office:value="1.600168201889" calcext:value-type="float">
            <text:p>1.600168201889</text:p>
          </table:table-cell>
          <table:table-cell table:formula="of:=ABS([.Q64])" office:value-type="float" office:value="1.603844203575" calcext:value-type="float">
            <text:p>1.603844203575</text:p>
          </table:table-cell>
          <table:table-cell table:formula="of:=ABS([.R64])" office:value-type="float" office:value="1.62418731146" calcext:value-type="float">
            <text:p>1.62418731146</text:p>
          </table:table-cell>
          <table:table-cell table:formula="of:=ABS([.S64])" office:value-type="float" office:value="0" calcext:value-type="float">
            <text:p>0</text:p>
          </table:table-cell>
          <table:table-cell/>
          <table:table-cell table:formula="of:=ABS([.V64])" office:value-type="float" office:value="2.620966466762" calcext:value-type="float">
            <text:p>2.620966466762</text:p>
          </table:table-cell>
          <table:table-cell table:formula="of:=ABS([.W64])" office:value-type="float" office:value="0" calcext:value-type="float">
            <text:p>0</text:p>
          </table:table-cell>
          <table:table-cell table:formula="of:=ABS([.X64])" office:value-type="float" office:value="0" calcext:value-type="float">
            <text:p>0</text:p>
          </table:table-cell>
          <table:table-cell table:formula="of:=ABS([.Y64])" office:value-type="float" office:value="0" calcext:value-type="float">
            <text:p>0</text:p>
          </table:table-cell>
          <table:table-cell table:formula="of:=ABS([.Z64])" office:value-type="float" office:value="0" calcext:value-type="float">
            <text:p>0</text:p>
          </table:table-cell>
          <table:table-cell table:formula="of:=ABS([.AA6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-0.215240926929" calcext:value-type="float">
            <text:p>-0.215240926929</text:p>
          </table:table-cell>
          <table:table-cell office:value-type="float" office:value="-1.592542528148" calcext:value-type="float">
            <text:p>-1.592542528148</text:p>
          </table:table-cell>
          <table:table-cell office:value-type="float" office:value="-1.559769137398" calcext:value-type="float">
            <text:p>-1.559769137398</text:p>
          </table:table-cell>
          <table:table-cell office:value-type="float" office:value="-1.562862466951" calcext:value-type="float">
            <text:p>-1.562862466951</text:p>
          </table:table-cell>
          <table:table-cell office:value-type="float" office:value="-1.585174627441" calcext:value-type="float">
            <text:p>-1.585174627441</text:p>
          </table:table-cell>
          <table:table-cell table:number-columns-repeated="2"/>
          <table:table-cell office:value-type="float" office:value="31.5" calcext:value-type="float">
            <text:p>31.5</text:p>
          </table:table-cell>
          <table:table-cell office:value-type="float" office:value="2.802269979579" calcext:value-type="float">
            <text:p>2.802269979579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formula="of:=ABS([.N65])" office:value-type="float" office:value="0.215240926929" calcext:value-type="float">
            <text:p>0.215240926929</text:p>
          </table:table-cell>
          <table:table-cell table:formula="of:=ABS([.O65])" office:value-type="float" office:value="1.592542528148" calcext:value-type="float">
            <text:p>1.592542528148</text:p>
          </table:table-cell>
          <table:table-cell table:formula="of:=ABS([.P65])" office:value-type="float" office:value="1.559769137398" calcext:value-type="float">
            <text:p>1.559769137398</text:p>
          </table:table-cell>
          <table:table-cell table:formula="of:=ABS([.Q65])" office:value-type="float" office:value="1.562862466951" calcext:value-type="float">
            <text:p>1.562862466951</text:p>
          </table:table-cell>
          <table:table-cell table:formula="of:=ABS([.R65])" office:value-type="float" office:value="1.585174627441" calcext:value-type="float">
            <text:p>1.585174627441</text:p>
          </table:table-cell>
          <table:table-cell table:formula="of:=ABS([.S65])" office:value-type="float" office:value="0" calcext:value-type="float">
            <text:p>0</text:p>
          </table:table-cell>
          <table:table-cell/>
          <table:table-cell table:formula="of:=ABS([.V65])" office:value-type="float" office:value="2.802269979579" calcext:value-type="float">
            <text:p>2.802269979579</text:p>
          </table:table-cell>
          <table:table-cell table:formula="of:=ABS([.W65])" office:value-type="float" office:value="0" calcext:value-type="float">
            <text:p>0</text:p>
          </table:table-cell>
          <table:table-cell table:formula="of:=ABS([.X65])" office:value-type="float" office:value="0" calcext:value-type="float">
            <text:p>0</text:p>
          </table:table-cell>
          <table:table-cell table:formula="of:=ABS([.Y65])" office:value-type="float" office:value="0" calcext:value-type="float">
            <text:p>0</text:p>
          </table:table-cell>
          <table:table-cell table:formula="of:=ABS([.Z65])" office:value-type="float" office:value="0" calcext:value-type="float">
            <text:p>0</text:p>
          </table:table-cell>
          <table:table-cell table:formula="of:=ABS([.AA6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2.5" calcext:value-type="float">
            <text:p>32.5</text:p>
          </table:table-cell>
          <table:table-cell office:value-type="float" office:value="-0.235078647902" calcext:value-type="float">
            <text:p>-0.235078647902</text:p>
          </table:table-cell>
          <table:table-cell office:value-type="float" office:value="-1.532594041923" calcext:value-type="float">
            <text:p>-1.532594041923</text:p>
          </table:table-cell>
          <table:table-cell office:value-type="float" office:value="-1.511213379062" calcext:value-type="float">
            <text:p>-1.511213379062</text:p>
          </table:table-cell>
          <table:table-cell office:value-type="float" office:value="-1.513871274028" calcext:value-type="float">
            <text:p>-1.513871274028</text:p>
          </table:table-cell>
          <table:table-cell office:value-type="float" office:value="-1.535641152472" calcext:value-type="float">
            <text:p>-1.53564115247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.066220259107" calcext:value-type="float">
            <text:p>3.066220259107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formula="of:=ABS([.N66])" office:value-type="float" office:value="0.235078647902" calcext:value-type="float">
            <text:p>0.235078647902</text:p>
          </table:table-cell>
          <table:table-cell table:formula="of:=ABS([.O66])" office:value-type="float" office:value="1.532594041923" calcext:value-type="float">
            <text:p>1.532594041923</text:p>
          </table:table-cell>
          <table:table-cell table:formula="of:=ABS([.P66])" office:value-type="float" office:value="1.511213379062" calcext:value-type="float">
            <text:p>1.511213379062</text:p>
          </table:table-cell>
          <table:table-cell table:formula="of:=ABS([.Q66])" office:value-type="float" office:value="1.513871274028" calcext:value-type="float">
            <text:p>1.513871274028</text:p>
          </table:table-cell>
          <table:table-cell table:formula="of:=ABS([.R66])" office:value-type="float" office:value="1.535641152472" calcext:value-type="float">
            <text:p>1.535641152472</text:p>
          </table:table-cell>
          <table:table-cell table:formula="of:=ABS([.S66])" office:value-type="float" office:value="0" calcext:value-type="float">
            <text:p>0</text:p>
          </table:table-cell>
          <table:table-cell/>
          <table:table-cell table:formula="of:=ABS([.V66])" office:value-type="float" office:value="3.066220259107" calcext:value-type="float">
            <text:p>3.066220259107</text:p>
          </table:table-cell>
          <table:table-cell table:formula="of:=ABS([.W66])" office:value-type="float" office:value="0" calcext:value-type="float">
            <text:p>0</text:p>
          </table:table-cell>
          <table:table-cell table:formula="of:=ABS([.X66])" office:value-type="float" office:value="0" calcext:value-type="float">
            <text:p>0</text:p>
          </table:table-cell>
          <table:table-cell table:formula="of:=ABS([.Y66])" office:value-type="float" office:value="0" calcext:value-type="float">
            <text:p>0</text:p>
          </table:table-cell>
          <table:table-cell table:formula="of:=ABS([.Z66])" office:value-type="float" office:value="0" calcext:value-type="float">
            <text:p>0</text:p>
          </table:table-cell>
          <table:table-cell table:formula="of:=ABS([.AA6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office:value-type="float" office:value="-0.247350466063" calcext:value-type="float">
            <text:p>-0.247350466063</text:p>
          </table:table-cell>
          <table:table-cell office:value-type="float" office:value="-1.484583134471" calcext:value-type="float">
            <text:p>-1.484583134471</text:p>
          </table:table-cell>
          <table:table-cell office:value-type="float" office:value="-1.473657785962" calcext:value-type="float">
            <text:p>-1.473657785962</text:p>
          </table:table-cell>
          <table:table-cell office:value-type="float" office:value="-1.47621991023" calcext:value-type="float">
            <text:p>-1.47621991023</text:p>
          </table:table-cell>
          <table:table-cell office:value-type="float" office:value="-1.494620133419" calcext:value-type="float">
            <text:p>-1.494620133419</text:p>
          </table:table-cell>
          <table:table-cell table:number-columns-repeated="2"/>
          <table:table-cell office:value-type="float" office:value="32.5" calcext:value-type="float">
            <text:p>32.5</text:p>
          </table:table-cell>
          <table:table-cell office:value-type="float" office:value="3.323035180429" calcext:value-type="float">
            <text:p>3.323035180429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table:formula="of:=ABS([.N67])" office:value-type="float" office:value="0.247350466063" calcext:value-type="float">
            <text:p>0.247350466063</text:p>
          </table:table-cell>
          <table:table-cell table:formula="of:=ABS([.O67])" office:value-type="float" office:value="1.484583134471" calcext:value-type="float">
            <text:p>1.484583134471</text:p>
          </table:table-cell>
          <table:table-cell table:formula="of:=ABS([.P67])" office:value-type="float" office:value="1.473657785962" calcext:value-type="float">
            <text:p>1.473657785962</text:p>
          </table:table-cell>
          <table:table-cell table:formula="of:=ABS([.Q67])" office:value-type="float" office:value="1.47621991023" calcext:value-type="float">
            <text:p>1.47621991023</text:p>
          </table:table-cell>
          <table:table-cell table:formula="of:=ABS([.R67])" office:value-type="float" office:value="1.494620133419" calcext:value-type="float">
            <text:p>1.494620133419</text:p>
          </table:table-cell>
          <table:table-cell table:formula="of:=ABS([.S67])" office:value-type="float" office:value="0" calcext:value-type="float">
            <text:p>0</text:p>
          </table:table-cell>
          <table:table-cell/>
          <table:table-cell table:formula="of:=ABS([.V67])" office:value-type="float" office:value="3.323035180429" calcext:value-type="float">
            <text:p>3.323035180429</text:p>
          </table:table-cell>
          <table:table-cell table:formula="of:=ABS([.W67])" office:value-type="float" office:value="0" calcext:value-type="float">
            <text:p>0</text:p>
          </table:table-cell>
          <table:table-cell table:formula="of:=ABS([.X67])" office:value-type="float" office:value="0" calcext:value-type="float">
            <text:p>0</text:p>
          </table:table-cell>
          <table:table-cell table:formula="of:=ABS([.Y67])" office:value-type="float" office:value="0" calcext:value-type="float">
            <text:p>0</text:p>
          </table:table-cell>
          <table:table-cell table:formula="of:=ABS([.Z67])" office:value-type="float" office:value="0" calcext:value-type="float">
            <text:p>0</text:p>
          </table:table-cell>
          <table:table-cell table:formula="of:=ABS([.AA6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3.5" calcext:value-type="float">
            <text:p>33.5</text:p>
          </table:table-cell>
          <table:table-cell office:value-type="float" office:value="-0.250286947883" calcext:value-type="float">
            <text:p>-0.250286947883</text:p>
          </table:table-cell>
          <table:table-cell office:value-type="float" office:value="-1.465556896929" calcext:value-type="float">
            <text:p>-1.465556896929</text:p>
          </table:table-cell>
          <table:table-cell office:value-type="float" office:value="-1.463395436666" calcext:value-type="float">
            <text:p>-1.463395436666</text:p>
          </table:table-cell>
          <table:table-cell office:value-type="float" office:value="-1.466285145288" calcext:value-type="float">
            <text:p>-1.466285145288</text:p>
          </table:table-cell>
          <table:table-cell office:value-type="float" office:value="-1.478312823243" calcext:value-type="float">
            <text:p>-1.47831282324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511758377013" calcext:value-type="float">
            <text:p>3.511758377013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formula="of:=ABS([.N68])" office:value-type="float" office:value="0.250286947883" calcext:value-type="float">
            <text:p>0.250286947883</text:p>
          </table:table-cell>
          <table:table-cell table:formula="of:=ABS([.O68])" office:value-type="float" office:value="1.465556896929" calcext:value-type="float">
            <text:p>1.465556896929</text:p>
          </table:table-cell>
          <table:table-cell table:formula="of:=ABS([.P68])" office:value-type="float" office:value="1.463395436666" calcext:value-type="float">
            <text:p>1.463395436666</text:p>
          </table:table-cell>
          <table:table-cell table:formula="of:=ABS([.Q68])" office:value-type="float" office:value="1.466285145288" calcext:value-type="float">
            <text:p>1.466285145288</text:p>
          </table:table-cell>
          <table:table-cell table:formula="of:=ABS([.R68])" office:value-type="float" office:value="1.478312823243" calcext:value-type="float">
            <text:p>1.478312823243</text:p>
          </table:table-cell>
          <table:table-cell table:formula="of:=ABS([.S68])" office:value-type="float" office:value="0" calcext:value-type="float">
            <text:p>0</text:p>
          </table:table-cell>
          <table:table-cell/>
          <table:table-cell table:formula="of:=ABS([.V68])" office:value-type="float" office:value="3.511758377013" calcext:value-type="float">
            <text:p>3.511758377013</text:p>
          </table:table-cell>
          <table:table-cell table:formula="of:=ABS([.W68])" office:value-type="float" office:value="0" calcext:value-type="float">
            <text:p>0</text:p>
          </table:table-cell>
          <table:table-cell table:formula="of:=ABS([.X68])" office:value-type="float" office:value="0" calcext:value-type="float">
            <text:p>0</text:p>
          </table:table-cell>
          <table:table-cell table:formula="of:=ABS([.Y68])" office:value-type="float" office:value="0" calcext:value-type="float">
            <text:p>0</text:p>
          </table:table-cell>
          <table:table-cell table:formula="of:=ABS([.Z68])" office:value-type="float" office:value="0" calcext:value-type="float">
            <text:p>0</text:p>
          </table:table-cell>
          <table:table-cell table:formula="of:=ABS([.AA6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office:value-type="float" office:value="-0.245601488069" calcext:value-type="float">
            <text:p>-0.245601488069</text:p>
          </table:table-cell>
          <table:table-cell office:value-type="float" office:value="-1.498796295394" calcext:value-type="float">
            <text:p>-1.498796295394</text:p>
          </table:table-cell>
          <table:table-cell office:value-type="float" office:value="-1.502684001854" calcext:value-type="float">
            <text:p>-1.502684001854</text:p>
          </table:table-cell>
          <table:table-cell office:value-type="float" office:value="-1.506300659438" calcext:value-type="float">
            <text:p>-1.506300659438</text:p>
          </table:table-cell>
          <table:table-cell office:value-type="float" office:value="-1.509554037132" calcext:value-type="float">
            <text:p>-1.509554037132</text:p>
          </table:table-cell>
          <table:table-cell table:number-columns-repeated="2"/>
          <table:table-cell office:value-type="float" office:value="33.5" calcext:value-type="float">
            <text:p>33.5</text:p>
          </table:table-cell>
          <table:table-cell office:value-type="float" office:value="3.626278446028" calcext:value-type="float">
            <text:p>3.626278446028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formula="of:=ABS([.N69])" office:value-type="float" office:value="0.245601488069" calcext:value-type="float">
            <text:p>0.245601488069</text:p>
          </table:table-cell>
          <table:table-cell table:formula="of:=ABS([.O69])" office:value-type="float" office:value="1.498796295394" calcext:value-type="float">
            <text:p>1.498796295394</text:p>
          </table:table-cell>
          <table:table-cell table:formula="of:=ABS([.P69])" office:value-type="float" office:value="1.502684001854" calcext:value-type="float">
            <text:p>1.502684001854</text:p>
          </table:table-cell>
          <table:table-cell table:formula="of:=ABS([.Q69])" office:value-type="float" office:value="1.506300659438" calcext:value-type="float">
            <text:p>1.506300659438</text:p>
          </table:table-cell>
          <table:table-cell table:formula="of:=ABS([.R69])" office:value-type="float" office:value="1.509554037132" calcext:value-type="float">
            <text:p>1.509554037132</text:p>
          </table:table-cell>
          <table:table-cell table:formula="of:=ABS([.S69])" office:value-type="float" office:value="0" calcext:value-type="float">
            <text:p>0</text:p>
          </table:table-cell>
          <table:table-cell/>
          <table:table-cell table:formula="of:=ABS([.V69])" office:value-type="float" office:value="3.626278446028" calcext:value-type="float">
            <text:p>3.626278446028</text:p>
          </table:table-cell>
          <table:table-cell table:formula="of:=ABS([.W69])" office:value-type="float" office:value="0" calcext:value-type="float">
            <text:p>0</text:p>
          </table:table-cell>
          <table:table-cell table:formula="of:=ABS([.X69])" office:value-type="float" office:value="0" calcext:value-type="float">
            <text:p>0</text:p>
          </table:table-cell>
          <table:table-cell table:formula="of:=ABS([.Y69])" office:value-type="float" office:value="0" calcext:value-type="float">
            <text:p>0</text:p>
          </table:table-cell>
          <table:table-cell table:formula="of:=ABS([.Z69])" office:value-type="float" office:value="0" calcext:value-type="float">
            <text:p>0</text:p>
          </table:table-cell>
          <table:table-cell table:formula="of:=ABS([.AA6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4.5" calcext:value-type="float">
            <text:p>34.5</text:p>
          </table:table-cell>
          <table:table-cell office:value-type="float" office:value="-0.24428758175" calcext:value-type="float">
            <text:p>-0.24428758175</text:p>
          </table:table-cell>
          <table:table-cell office:value-type="float" office:value="-1.594343914103" calcext:value-type="float">
            <text:p>-1.594343914103</text:p>
          </table:table-cell>
          <table:table-cell office:value-type="float" office:value="-1.601134662136" calcext:value-type="float">
            <text:p>-1.601134662136</text:p>
          </table:table-cell>
          <table:table-cell office:value-type="float" office:value="-1.605732101473" calcext:value-type="float">
            <text:p>-1.605732101473</text:p>
          </table:table-cell>
          <table:table-cell office:value-type="float" office:value="-1.599332644733" calcext:value-type="float">
            <text:p>-1.59933264473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.686266492806" calcext:value-type="float">
            <text:p>3.686266492806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formula="of:=ABS([.N70])" office:value-type="float" office:value="0.24428758175" calcext:value-type="float">
            <text:p>0.24428758175</text:p>
          </table:table-cell>
          <table:table-cell table:formula="of:=ABS([.O70])" office:value-type="float" office:value="1.594343914103" calcext:value-type="float">
            <text:p>1.594343914103</text:p>
          </table:table-cell>
          <table:table-cell table:formula="of:=ABS([.P70])" office:value-type="float" office:value="1.601134662136" calcext:value-type="float">
            <text:p>1.601134662136</text:p>
          </table:table-cell>
          <table:table-cell table:formula="of:=ABS([.Q70])" office:value-type="float" office:value="1.605732101473" calcext:value-type="float">
            <text:p>1.605732101473</text:p>
          </table:table-cell>
          <table:table-cell table:formula="of:=ABS([.R70])" office:value-type="float" office:value="1.599332644733" calcext:value-type="float">
            <text:p>1.599332644733</text:p>
          </table:table-cell>
          <table:table-cell table:formula="of:=ABS([.S70])" office:value-type="float" office:value="0" calcext:value-type="float">
            <text:p>0</text:p>
          </table:table-cell>
          <table:table-cell/>
          <table:table-cell table:formula="of:=ABS([.V70])" office:value-type="float" office:value="3.686266492806" calcext:value-type="float">
            <text:p>3.686266492806</text:p>
          </table:table-cell>
          <table:table-cell table:formula="of:=ABS([.W70])" office:value-type="float" office:value="0" calcext:value-type="float">
            <text:p>0</text:p>
          </table:table-cell>
          <table:table-cell table:formula="of:=ABS([.X70])" office:value-type="float" office:value="0" calcext:value-type="float">
            <text:p>0</text:p>
          </table:table-cell>
          <table:table-cell table:formula="of:=ABS([.Y70])" office:value-type="float" office:value="0" calcext:value-type="float">
            <text:p>0</text:p>
          </table:table-cell>
          <table:table-cell table:formula="of:=ABS([.Z70])" office:value-type="float" office:value="0" calcext:value-type="float">
            <text:p>0</text:p>
          </table:table-cell>
          <table:table-cell table:formula="of:=ABS([.AA7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-0.259545803837" calcext:value-type="float">
            <text:p>-0.259545803837</text:p>
          </table:table-cell>
          <table:table-cell office:value-type="float" office:value="-1.73122417996" calcext:value-type="float">
            <text:p>-1.73122417996</text:p>
          </table:table-cell>
          <table:table-cell office:value-type="float" office:value="-1.737564702952" calcext:value-type="float">
            <text:p>-1.737564702952</text:p>
          </table:table-cell>
          <table:table-cell office:value-type="float" office:value="-1.743279178637" calcext:value-type="float">
            <text:p>-1.743279178637</text:p>
          </table:table-cell>
          <table:table-cell office:value-type="float" office:value="-1.728380704622" calcext:value-type="float">
            <text:p>-1.728380704622</text:p>
          </table:table-cell>
          <table:table-cell table:number-columns-repeated="2"/>
          <table:table-cell office:value-type="float" office:value="34.5" calcext:value-type="float">
            <text:p>34.5</text:p>
          </table:table-cell>
          <table:table-cell office:value-type="float" office:value="3.712337025723" calcext:value-type="float">
            <text:p>3.712337025723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ABS([.N71])" office:value-type="float" office:value="0.259545803837" calcext:value-type="float">
            <text:p>0.259545803837</text:p>
          </table:table-cell>
          <table:table-cell table:formula="of:=ABS([.O71])" office:value-type="float" office:value="1.73122417996" calcext:value-type="float">
            <text:p>1.73122417996</text:p>
          </table:table-cell>
          <table:table-cell table:formula="of:=ABS([.P71])" office:value-type="float" office:value="1.737564702952" calcext:value-type="float">
            <text:p>1.737564702952</text:p>
          </table:table-cell>
          <table:table-cell table:formula="of:=ABS([.Q71])" office:value-type="float" office:value="1.743279178637" calcext:value-type="float">
            <text:p>1.743279178637</text:p>
          </table:table-cell>
          <table:table-cell table:formula="of:=ABS([.R71])" office:value-type="float" office:value="1.728380704622" calcext:value-type="float">
            <text:p>1.728380704622</text:p>
          </table:table-cell>
          <table:table-cell table:formula="of:=ABS([.S71])" office:value-type="float" office:value="0" calcext:value-type="float">
            <text:p>0</text:p>
          </table:table-cell>
          <table:table-cell/>
          <table:table-cell table:formula="of:=ABS([.V71])" office:value-type="float" office:value="3.712337025723" calcext:value-type="float">
            <text:p>3.712337025723</text:p>
          </table:table-cell>
          <table:table-cell table:formula="of:=ABS([.W71])" office:value-type="float" office:value="0" calcext:value-type="float">
            <text:p>0</text:p>
          </table:table-cell>
          <table:table-cell table:formula="of:=ABS([.X71])" office:value-type="float" office:value="0" calcext:value-type="float">
            <text:p>0</text:p>
          </table:table-cell>
          <table:table-cell table:formula="of:=ABS([.Y71])" office:value-type="float" office:value="0" calcext:value-type="float">
            <text:p>0</text:p>
          </table:table-cell>
          <table:table-cell table:formula="of:=ABS([.Z71])" office:value-type="float" office:value="0" calcext:value-type="float">
            <text:p>0</text:p>
          </table:table-cell>
          <table:table-cell table:formula="of:=ABS([.AA7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5.5" calcext:value-type="float">
            <text:p>35.5</text:p>
          </table:table-cell>
          <table:table-cell office:value-type="float" office:value="-0.285702415324" calcext:value-type="float">
            <text:p>-0.285702415324</text:p>
          </table:table-cell>
          <table:table-cell office:value-type="float" office:value="-1.852661590671" calcext:value-type="float">
            <text:p>-1.852661590671</text:p>
          </table:table-cell>
          <table:table-cell office:value-type="float" office:value="-1.856241739927" calcext:value-type="float">
            <text:p>-1.856241739927</text:p>
          </table:table-cell>
          <table:table-cell office:value-type="float" office:value="-1.863223815207" calcext:value-type="float">
            <text:p>-1.863223815207</text:p>
          </table:table-cell>
          <table:table-cell office:value-type="float" office:value="-1.842520800056" calcext:value-type="float">
            <text:p>-1.84252080005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.717594915518" calcext:value-type="float">
            <text:p>3.717594915518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formula="of:=ABS([.N72])" office:value-type="float" office:value="0.285702415324" calcext:value-type="float">
            <text:p>0.285702415324</text:p>
          </table:table-cell>
          <table:table-cell table:formula="of:=ABS([.O72])" office:value-type="float" office:value="1.852661590671" calcext:value-type="float">
            <text:p>1.852661590671</text:p>
          </table:table-cell>
          <table:table-cell table:formula="of:=ABS([.P72])" office:value-type="float" office:value="1.856241739927" calcext:value-type="float">
            <text:p>1.856241739927</text:p>
          </table:table-cell>
          <table:table-cell table:formula="of:=ABS([.Q72])" office:value-type="float" office:value="1.863223815207" calcext:value-type="float">
            <text:p>1.863223815207</text:p>
          </table:table-cell>
          <table:table-cell table:formula="of:=ABS([.R72])" office:value-type="float" office:value="1.842520800056" calcext:value-type="float">
            <text:p>1.842520800056</text:p>
          </table:table-cell>
          <table:table-cell table:formula="of:=ABS([.S72])" office:value-type="float" office:value="0" calcext:value-type="float">
            <text:p>0</text:p>
          </table:table-cell>
          <table:table-cell/>
          <table:table-cell table:formula="of:=ABS([.V72])" office:value-type="float" office:value="3.717594915518" calcext:value-type="float">
            <text:p>3.717594915518</text:p>
          </table:table-cell>
          <table:table-cell table:formula="of:=ABS([.W72])" office:value-type="float" office:value="0" calcext:value-type="float">
            <text:p>0</text:p>
          </table:table-cell>
          <table:table-cell table:formula="of:=ABS([.X72])" office:value-type="float" office:value="0" calcext:value-type="float">
            <text:p>0</text:p>
          </table:table-cell>
          <table:table-cell table:formula="of:=ABS([.Y72])" office:value-type="float" office:value="0" calcext:value-type="float">
            <text:p>0</text:p>
          </table:table-cell>
          <table:table-cell table:formula="of:=ABS([.Z72])" office:value-type="float" office:value="0" calcext:value-type="float">
            <text:p>0</text:p>
          </table:table-cell>
          <table:table-cell table:formula="of:=ABS([.AA7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office:value-type="float" office:value="-0.292242337291" calcext:value-type="float">
            <text:p>-0.292242337291</text:p>
          </table:table-cell>
          <table:table-cell office:value-type="float" office:value="-1.888471146067" calcext:value-type="float">
            <text:p>-1.888471146067</text:p>
          </table:table-cell>
          <table:table-cell office:value-type="float" office:value="-1.88865503657" calcext:value-type="float">
            <text:p>-1.88865503657</text:p>
          </table:table-cell>
          <table:table-cell office:value-type="float" office:value="-1.897209175958" calcext:value-type="float">
            <text:p>-1.897209175958</text:p>
          </table:table-cell>
          <table:table-cell office:value-type="float" office:value="-1.873363770558" calcext:value-type="float">
            <text:p>-1.873363770558</text:p>
          </table:table-cell>
          <table:table-cell table:number-columns-repeated="2"/>
          <table:table-cell office:value-type="float" office:value="35.5" calcext:value-type="float">
            <text:p>35.5</text:p>
          </table:table-cell>
          <table:table-cell office:value-type="float" office:value="3.709349229741" calcext:value-type="float">
            <text:p>3.709349229741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table:formula="of:=ABS([.N73])" office:value-type="float" office:value="0.292242337291" calcext:value-type="float">
            <text:p>0.292242337291</text:p>
          </table:table-cell>
          <table:table-cell table:formula="of:=ABS([.O73])" office:value-type="float" office:value="1.888471146067" calcext:value-type="float">
            <text:p>1.888471146067</text:p>
          </table:table-cell>
          <table:table-cell table:formula="of:=ABS([.P73])" office:value-type="float" office:value="1.88865503657" calcext:value-type="float">
            <text:p>1.88865503657</text:p>
          </table:table-cell>
          <table:table-cell table:formula="of:=ABS([.Q73])" office:value-type="float" office:value="1.897209175958" calcext:value-type="float">
            <text:p>1.897209175958</text:p>
          </table:table-cell>
          <table:table-cell table:formula="of:=ABS([.R73])" office:value-type="float" office:value="1.873363770558" calcext:value-type="float">
            <text:p>1.873363770558</text:p>
          </table:table-cell>
          <table:table-cell table:formula="of:=ABS([.S73])" office:value-type="float" office:value="0" calcext:value-type="float">
            <text:p>0</text:p>
          </table:table-cell>
          <table:table-cell/>
          <table:table-cell table:formula="of:=ABS([.V73])" office:value-type="float" office:value="3.709349229741" calcext:value-type="float">
            <text:p>3.709349229741</text:p>
          </table:table-cell>
          <table:table-cell table:formula="of:=ABS([.W73])" office:value-type="float" office:value="0" calcext:value-type="float">
            <text:p>0</text:p>
          </table:table-cell>
          <table:table-cell table:formula="of:=ABS([.X73])" office:value-type="float" office:value="0" calcext:value-type="float">
            <text:p>0</text:p>
          </table:table-cell>
          <table:table-cell table:formula="of:=ABS([.Y73])" office:value-type="float" office:value="0" calcext:value-type="float">
            <text:p>0</text:p>
          </table:table-cell>
          <table:table-cell table:formula="of:=ABS([.Z73])" office:value-type="float" office:value="0" calcext:value-type="float">
            <text:p>0</text:p>
          </table:table-cell>
          <table:table-cell table:formula="of:=ABS([.AA7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6.5" calcext:value-type="float">
            <text:p>36.5</text:p>
          </table:table-cell>
          <table:table-cell office:value-type="float" office:value="-0.269454366728" calcext:value-type="float">
            <text:p>-0.269454366728</text:p>
          </table:table-cell>
          <table:table-cell office:value-type="float" office:value="-1.827356545648" calcext:value-type="float">
            <text:p>-1.827356545648</text:p>
          </table:table-cell>
          <table:table-cell office:value-type="float" office:value="-1.823175625515" calcext:value-type="float">
            <text:p>-1.823175625515</text:p>
          </table:table-cell>
          <table:table-cell office:value-type="float" office:value="-1.833644932552" calcext:value-type="float">
            <text:p>-1.833644932552</text:p>
          </table:table-cell>
          <table:table-cell office:value-type="float" office:value="-1.808224949855" calcext:value-type="float">
            <text:p>-1.80822494985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.692453600281" calcext:value-type="float">
            <text:p>3.692453600281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formula="of:=ABS([.N74])" office:value-type="float" office:value="0.269454366728" calcext:value-type="float">
            <text:p>0.269454366728</text:p>
          </table:table-cell>
          <table:table-cell table:formula="of:=ABS([.O74])" office:value-type="float" office:value="1.827356545648" calcext:value-type="float">
            <text:p>1.827356545648</text:p>
          </table:table-cell>
          <table:table-cell table:formula="of:=ABS([.P74])" office:value-type="float" office:value="1.823175625515" calcext:value-type="float">
            <text:p>1.823175625515</text:p>
          </table:table-cell>
          <table:table-cell table:formula="of:=ABS([.Q74])" office:value-type="float" office:value="1.833644932552" calcext:value-type="float">
            <text:p>1.833644932552</text:p>
          </table:table-cell>
          <table:table-cell table:formula="of:=ABS([.R74])" office:value-type="float" office:value="1.808224949855" calcext:value-type="float">
            <text:p>1.808224949855</text:p>
          </table:table-cell>
          <table:table-cell table:formula="of:=ABS([.S74])" office:value-type="float" office:value="0" calcext:value-type="float">
            <text:p>0</text:p>
          </table:table-cell>
          <table:table-cell/>
          <table:table-cell table:formula="of:=ABS([.V74])" office:value-type="float" office:value="3.692453600281" calcext:value-type="float">
            <text:p>3.692453600281</text:p>
          </table:table-cell>
          <table:table-cell table:formula="of:=ABS([.W74])" office:value-type="float" office:value="0" calcext:value-type="float">
            <text:p>0</text:p>
          </table:table-cell>
          <table:table-cell table:formula="of:=ABS([.X74])" office:value-type="float" office:value="0" calcext:value-type="float">
            <text:p>0</text:p>
          </table:table-cell>
          <table:table-cell table:formula="of:=ABS([.Y74])" office:value-type="float" office:value="0" calcext:value-type="float">
            <text:p>0</text:p>
          </table:table-cell>
          <table:table-cell table:formula="of:=ABS([.Z74])" office:value-type="float" office:value="0" calcext:value-type="float">
            <text:p>0</text:p>
          </table:table-cell>
          <table:table-cell table:formula="of:=ABS([.AA7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-0.241901299879" calcext:value-type="float">
            <text:p>-0.241901299879</text:p>
          </table:table-cell>
          <table:table-cell office:value-type="float" office:value="-1.720383042161" calcext:value-type="float">
            <text:p>-1.720383042161</text:p>
          </table:table-cell>
          <table:table-cell office:value-type="float" office:value="-1.707591151197" calcext:value-type="float">
            <text:p>-1.707591151197</text:p>
          </table:table-cell>
          <table:table-cell office:value-type="float" office:value="-1.720182802143" calcext:value-type="float">
            <text:p>-1.720182802143</text:p>
          </table:table-cell>
          <table:table-cell office:value-type="float" office:value="-1.693980911861" calcext:value-type="float">
            <text:p>-1.693980911861</text:p>
          </table:table-cell>
          <table:table-cell table:number-columns-repeated="2"/>
          <table:table-cell office:value-type="float" office:value="36.5" calcext:value-type="float">
            <text:p>36.5</text:p>
          </table:table-cell>
          <table:table-cell office:value-type="float" office:value="3.673297200125" calcext:value-type="float">
            <text:p>3.673297200125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formula="of:=ABS([.N75])" office:value-type="float" office:value="0.241901299879" calcext:value-type="float">
            <text:p>0.241901299879</text:p>
          </table:table-cell>
          <table:table-cell table:formula="of:=ABS([.O75])" office:value-type="float" office:value="1.720383042161" calcext:value-type="float">
            <text:p>1.720383042161</text:p>
          </table:table-cell>
          <table:table-cell table:formula="of:=ABS([.P75])" office:value-type="float" office:value="1.707591151197" calcext:value-type="float">
            <text:p>1.707591151197</text:p>
          </table:table-cell>
          <table:table-cell table:formula="of:=ABS([.Q75])" office:value-type="float" office:value="1.720182802143" calcext:value-type="float">
            <text:p>1.720182802143</text:p>
          </table:table-cell>
          <table:table-cell table:formula="of:=ABS([.R75])" office:value-type="float" office:value="1.693980911861" calcext:value-type="float">
            <text:p>1.693980911861</text:p>
          </table:table-cell>
          <table:table-cell table:formula="of:=ABS([.S75])" office:value-type="float" office:value="0" calcext:value-type="float">
            <text:p>0</text:p>
          </table:table-cell>
          <table:table-cell/>
          <table:table-cell table:formula="of:=ABS([.V75])" office:value-type="float" office:value="3.673297200125" calcext:value-type="float">
            <text:p>3.673297200125</text:p>
          </table:table-cell>
          <table:table-cell table:formula="of:=ABS([.W75])" office:value-type="float" office:value="0" calcext:value-type="float">
            <text:p>0</text:p>
          </table:table-cell>
          <table:table-cell table:formula="of:=ABS([.X75])" office:value-type="float" office:value="0" calcext:value-type="float">
            <text:p>0</text:p>
          </table:table-cell>
          <table:table-cell table:formula="of:=ABS([.Y75])" office:value-type="float" office:value="0" calcext:value-type="float">
            <text:p>0</text:p>
          </table:table-cell>
          <table:table-cell table:formula="of:=ABS([.Z75])" office:value-type="float" office:value="0" calcext:value-type="float">
            <text:p>0</text:p>
          </table:table-cell>
          <table:table-cell table:formula="of:=ABS([.AA7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7.5" calcext:value-type="float">
            <text:p>37.5</text:p>
          </table:table-cell>
          <table:table-cell office:value-type="float" office:value="-0.232668633726" calcext:value-type="float">
            <text:p>-0.232668633726</text:p>
          </table:table-cell>
          <table:table-cell office:value-type="float" office:value="-1.623428512135" calcext:value-type="float">
            <text:p>-1.623428512135</text:p>
          </table:table-cell>
          <table:table-cell office:value-type="float" office:value="-1.59435157857" calcext:value-type="float">
            <text:p>-1.59435157857</text:p>
          </table:table-cell>
          <table:table-cell office:value-type="float" office:value="-1.609320301595" calcext:value-type="float">
            <text:p>-1.609320301595</text:p>
          </table:table-cell>
          <table:table-cell office:value-type="float" office:value="-1.583164823381" calcext:value-type="float">
            <text:p>-1.58316482338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.659303388929" calcext:value-type="float">
            <text:p>3.659303388929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formula="of:=ABS([.N76])" office:value-type="float" office:value="0.232668633726" calcext:value-type="float">
            <text:p>0.232668633726</text:p>
          </table:table-cell>
          <table:table-cell table:formula="of:=ABS([.O76])" office:value-type="float" office:value="1.623428512135" calcext:value-type="float">
            <text:p>1.623428512135</text:p>
          </table:table-cell>
          <table:table-cell table:formula="of:=ABS([.P76])" office:value-type="float" office:value="1.59435157857" calcext:value-type="float">
            <text:p>1.59435157857</text:p>
          </table:table-cell>
          <table:table-cell table:formula="of:=ABS([.Q76])" office:value-type="float" office:value="1.609320301595" calcext:value-type="float">
            <text:p>1.609320301595</text:p>
          </table:table-cell>
          <table:table-cell table:formula="of:=ABS([.R76])" office:value-type="float" office:value="1.583164823381" calcext:value-type="float">
            <text:p>1.583164823381</text:p>
          </table:table-cell>
          <table:table-cell table:formula="of:=ABS([.S76])" office:value-type="float" office:value="0" calcext:value-type="float">
            <text:p>0</text:p>
          </table:table-cell>
          <table:table-cell/>
          <table:table-cell table:formula="of:=ABS([.V76])" office:value-type="float" office:value="3.659303388929" calcext:value-type="float">
            <text:p>3.659303388929</text:p>
          </table:table-cell>
          <table:table-cell table:formula="of:=ABS([.W76])" office:value-type="float" office:value="0" calcext:value-type="float">
            <text:p>0</text:p>
          </table:table-cell>
          <table:table-cell table:formula="of:=ABS([.X76])" office:value-type="float" office:value="0" calcext:value-type="float">
            <text:p>0</text:p>
          </table:table-cell>
          <table:table-cell table:formula="of:=ABS([.Y76])" office:value-type="float" office:value="0" calcext:value-type="float">
            <text:p>0</text:p>
          </table:table-cell>
          <table:table-cell table:formula="of:=ABS([.Z76])" office:value-type="float" office:value="0" calcext:value-type="float">
            <text:p>0</text:p>
          </table:table-cell>
          <table:table-cell table:formula="of:=ABS([.AA7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office:value-type="float" office:value="-0.242395663326" calcext:value-type="float">
            <text:p>-0.242395663326</text:p>
          </table:table-cell>
          <table:table-cell office:value-type="float" office:value="-1.577467337653" calcext:value-type="float">
            <text:p>-1.577467337653</text:p>
          </table:table-cell>
          <table:table-cell office:value-type="float" office:value="-1.525558302767" calcext:value-type="float">
            <text:p>-1.525558302767</text:p>
          </table:table-cell>
          <table:table-cell office:value-type="float" office:value="-1.542846921333" calcext:value-type="float">
            <text:p>-1.542846921333</text:p>
          </table:table-cell>
          <table:table-cell office:value-type="float" office:value="-1.517344048855" calcext:value-type="float">
            <text:p>-1.517344048855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3.656976882442" calcext:value-type="float">
            <text:p>3.656976882442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table:formula="of:=ABS([.N77])" office:value-type="float" office:value="0.242395663326" calcext:value-type="float">
            <text:p>0.242395663326</text:p>
          </table:table-cell>
          <table:table-cell table:formula="of:=ABS([.O77])" office:value-type="float" office:value="1.577467337653" calcext:value-type="float">
            <text:p>1.577467337653</text:p>
          </table:table-cell>
          <table:table-cell table:formula="of:=ABS([.P77])" office:value-type="float" office:value="1.525558302767" calcext:value-type="float">
            <text:p>1.525558302767</text:p>
          </table:table-cell>
          <table:table-cell table:formula="of:=ABS([.Q77])" office:value-type="float" office:value="1.542846921333" calcext:value-type="float">
            <text:p>1.542846921333</text:p>
          </table:table-cell>
          <table:table-cell table:formula="of:=ABS([.R77])" office:value-type="float" office:value="1.517344048855" calcext:value-type="float">
            <text:p>1.517344048855</text:p>
          </table:table-cell>
          <table:table-cell table:formula="of:=ABS([.S77])" office:value-type="float" office:value="0" calcext:value-type="float">
            <text:p>0</text:p>
          </table:table-cell>
          <table:table-cell/>
          <table:table-cell table:formula="of:=ABS([.V77])" office:value-type="float" office:value="3.656976882442" calcext:value-type="float">
            <text:p>3.656976882442</text:p>
          </table:table-cell>
          <table:table-cell table:formula="of:=ABS([.W77])" office:value-type="float" office:value="0" calcext:value-type="float">
            <text:p>0</text:p>
          </table:table-cell>
          <table:table-cell table:formula="of:=ABS([.X77])" office:value-type="float" office:value="0" calcext:value-type="float">
            <text:p>0</text:p>
          </table:table-cell>
          <table:table-cell table:formula="of:=ABS([.Y77])" office:value-type="float" office:value="0" calcext:value-type="float">
            <text:p>0</text:p>
          </table:table-cell>
          <table:table-cell table:formula="of:=ABS([.Z77])" office:value-type="float" office:value="0" calcext:value-type="float">
            <text:p>0</text:p>
          </table:table-cell>
          <table:table-cell table:formula="of:=ABS([.AA7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8.5" calcext:value-type="float">
            <text:p>38.5</text:p>
          </table:table-cell>
          <table:table-cell office:value-type="float" office:value="-0.258112091555" calcext:value-type="float">
            <text:p>-0.258112091555</text:p>
          </table:table-cell>
          <table:table-cell office:value-type="float" office:value="-1.584224223166" calcext:value-type="float">
            <text:p>-1.584224223166</text:p>
          </table:table-cell>
          <table:table-cell office:value-type="float" office:value="-1.506345825106" calcext:value-type="float">
            <text:p>-1.506345825106</text:p>
          </table:table-cell>
          <table:table-cell office:value-type="float" office:value="-1.525882898696" calcext:value-type="float">
            <text:p>-1.525882898696</text:p>
          </table:table-cell>
          <table:table-cell office:value-type="float" office:value="-1.500878016083" calcext:value-type="float">
            <text:p>-1.50087801608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.671427288315" calcext:value-type="float">
            <text:p>3.671427288315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formula="of:=ABS([.N78])" office:value-type="float" office:value="0.258112091555" calcext:value-type="float">
            <text:p>0.258112091555</text:p>
          </table:table-cell>
          <table:table-cell table:formula="of:=ABS([.O78])" office:value-type="float" office:value="1.584224223166" calcext:value-type="float">
            <text:p>1.584224223166</text:p>
          </table:table-cell>
          <table:table-cell table:formula="of:=ABS([.P78])" office:value-type="float" office:value="1.506345825106" calcext:value-type="float">
            <text:p>1.506345825106</text:p>
          </table:table-cell>
          <table:table-cell table:formula="of:=ABS([.Q78])" office:value-type="float" office:value="1.525882898696" calcext:value-type="float">
            <text:p>1.525882898696</text:p>
          </table:table-cell>
          <table:table-cell table:formula="of:=ABS([.R78])" office:value-type="float" office:value="1.500878016083" calcext:value-type="float">
            <text:p>1.500878016083</text:p>
          </table:table-cell>
          <table:table-cell table:formula="of:=ABS([.S78])" office:value-type="float" office:value="0" calcext:value-type="float">
            <text:p>0</text:p>
          </table:table-cell>
          <table:table-cell/>
          <table:table-cell table:formula="of:=ABS([.V78])" office:value-type="float" office:value="3.671427288315" calcext:value-type="float">
            <text:p>3.671427288315</text:p>
          </table:table-cell>
          <table:table-cell table:formula="of:=ABS([.W78])" office:value-type="float" office:value="0" calcext:value-type="float">
            <text:p>0</text:p>
          </table:table-cell>
          <table:table-cell table:formula="of:=ABS([.X78])" office:value-type="float" office:value="0" calcext:value-type="float">
            <text:p>0</text:p>
          </table:table-cell>
          <table:table-cell table:formula="of:=ABS([.Y78])" office:value-type="float" office:value="0" calcext:value-type="float">
            <text:p>0</text:p>
          </table:table-cell>
          <table:table-cell table:formula="of:=ABS([.Z78])" office:value-type="float" office:value="0" calcext:value-type="float">
            <text:p>0</text:p>
          </table:table-cell>
          <table:table-cell table:formula="of:=ABS([.AA7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office:value-type="float" office:value="-0.270458187073" calcext:value-type="float">
            <text:p>-0.270458187073</text:p>
          </table:table-cell>
          <table:table-cell office:value-type="float" office:value="-1.632842783053" calcext:value-type="float">
            <text:p>-1.632842783053</text:p>
          </table:table-cell>
          <table:table-cell office:value-type="float" office:value="-1.529923589244" calcext:value-type="float">
            <text:p>-1.529923589244</text:p>
          </table:table-cell>
          <table:table-cell office:value-type="float" office:value="-1.551609441021" calcext:value-type="float">
            <text:p>-1.551609441021</text:p>
          </table:table-cell>
          <table:table-cell office:value-type="float" office:value="-1.526190126547" calcext:value-type="float">
            <text:p>-1.526190126547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.704044705599" calcext:value-type="float">
            <text:p>3.704044705599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formula="of:=ABS([.N79])" office:value-type="float" office:value="0.270458187073" calcext:value-type="float">
            <text:p>0.270458187073</text:p>
          </table:table-cell>
          <table:table-cell table:formula="of:=ABS([.O79])" office:value-type="float" office:value="1.632842783053" calcext:value-type="float">
            <text:p>1.632842783053</text:p>
          </table:table-cell>
          <table:table-cell table:formula="of:=ABS([.P79])" office:value-type="float" office:value="1.529923589244" calcext:value-type="float">
            <text:p>1.529923589244</text:p>
          </table:table-cell>
          <table:table-cell table:formula="of:=ABS([.Q79])" office:value-type="float" office:value="1.551609441021" calcext:value-type="float">
            <text:p>1.551609441021</text:p>
          </table:table-cell>
          <table:table-cell table:formula="of:=ABS([.R79])" office:value-type="float" office:value="1.526190126547" calcext:value-type="float">
            <text:p>1.526190126547</text:p>
          </table:table-cell>
          <table:table-cell table:formula="of:=ABS([.S79])" office:value-type="float" office:value="0" calcext:value-type="float">
            <text:p>0</text:p>
          </table:table-cell>
          <table:table-cell/>
          <table:table-cell table:formula="of:=ABS([.V79])" office:value-type="float" office:value="3.704044705599" calcext:value-type="float">
            <text:p>3.704044705599</text:p>
          </table:table-cell>
          <table:table-cell table:formula="of:=ABS([.W79])" office:value-type="float" office:value="0" calcext:value-type="float">
            <text:p>0</text:p>
          </table:table-cell>
          <table:table-cell table:formula="of:=ABS([.X79])" office:value-type="float" office:value="0" calcext:value-type="float">
            <text:p>0</text:p>
          </table:table-cell>
          <table:table-cell table:formula="of:=ABS([.Y79])" office:value-type="float" office:value="0" calcext:value-type="float">
            <text:p>0</text:p>
          </table:table-cell>
          <table:table-cell table:formula="of:=ABS([.Z79])" office:value-type="float" office:value="0" calcext:value-type="float">
            <text:p>0</text:p>
          </table:table-cell>
          <table:table-cell table:formula="of:=ABS([.AA7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9.5" calcext:value-type="float">
            <text:p>39.5</text:p>
          </table:table-cell>
          <table:table-cell office:value-type="float" office:value="-0.279095574203" calcext:value-type="float">
            <text:p>-0.279095574203</text:p>
          </table:table-cell>
          <table:table-cell office:value-type="float" office:value="-1.718823039089" calcext:value-type="float">
            <text:p>-1.718823039089</text:p>
          </table:table-cell>
          <table:table-cell office:value-type="float" office:value="-1.593120298991" calcext:value-type="float">
            <text:p>-1.593120298991</text:p>
          </table:table-cell>
          <table:table-cell office:value-type="float" office:value="-1.61699849015" calcext:value-type="float">
            <text:p>-1.61699849015</text:p>
          </table:table-cell>
          <table:table-cell office:value-type="float" office:value="-1.589782154561" calcext:value-type="float">
            <text:p>-1.58978215456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.753389332247" calcext:value-type="float">
            <text:p>3.753389332247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formula="of:=ABS([.N80])" office:value-type="float" office:value="0.279095574203" calcext:value-type="float">
            <text:p>0.279095574203</text:p>
          </table:table-cell>
          <table:table-cell table:formula="of:=ABS([.O80])" office:value-type="float" office:value="1.718823039089" calcext:value-type="float">
            <text:p>1.718823039089</text:p>
          </table:table-cell>
          <table:table-cell table:formula="of:=ABS([.P80])" office:value-type="float" office:value="1.593120298991" calcext:value-type="float">
            <text:p>1.593120298991</text:p>
          </table:table-cell>
          <table:table-cell table:formula="of:=ABS([.Q80])" office:value-type="float" office:value="1.61699849015" calcext:value-type="float">
            <text:p>1.61699849015</text:p>
          </table:table-cell>
          <table:table-cell table:formula="of:=ABS([.R80])" office:value-type="float" office:value="1.589782154561" calcext:value-type="float">
            <text:p>1.589782154561</text:p>
          </table:table-cell>
          <table:table-cell table:formula="of:=ABS([.S80])" office:value-type="float" office:value="0" calcext:value-type="float">
            <text:p>0</text:p>
          </table:table-cell>
          <table:table-cell/>
          <table:table-cell table:formula="of:=ABS([.V80])" office:value-type="float" office:value="3.753389332247" calcext:value-type="float">
            <text:p>3.753389332247</text:p>
          </table:table-cell>
          <table:table-cell table:formula="of:=ABS([.W80])" office:value-type="float" office:value="0" calcext:value-type="float">
            <text:p>0</text:p>
          </table:table-cell>
          <table:table-cell table:formula="of:=ABS([.X80])" office:value-type="float" office:value="0" calcext:value-type="float">
            <text:p>0</text:p>
          </table:table-cell>
          <table:table-cell table:formula="of:=ABS([.Y80])" office:value-type="float" office:value="0" calcext:value-type="float">
            <text:p>0</text:p>
          </table:table-cell>
          <table:table-cell table:formula="of:=ABS([.Z80])" office:value-type="float" office:value="0" calcext:value-type="float">
            <text:p>0</text:p>
          </table:table-cell>
          <table:table-cell table:formula="of:=ABS([.AA8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-0.28785876459" calcext:value-type="float">
            <text:p>-0.28785876459</text:p>
          </table:table-cell>
          <table:table-cell office:value-type="float" office:value="-1.820680137661" calcext:value-type="float">
            <text:p>-1.820680137661</text:p>
          </table:table-cell>
          <table:table-cell office:value-type="float" office:value="-1.678941957509" calcext:value-type="float">
            <text:p>-1.678941957509</text:p>
          </table:table-cell>
          <table:table-cell office:value-type="float" office:value="-1.704720466802" calcext:value-type="float">
            <text:p>-1.704720466802</text:p>
          </table:table-cell>
          <table:table-cell office:value-type="float" office:value="-1.674631934767" calcext:value-type="float">
            <text:p>-1.674631934767</text:p>
          </table:table-cell>
          <table:table-cell table:number-columns-repeated="2"/>
          <table:table-cell office:value-type="float" office:value="39.5" calcext:value-type="float">
            <text:p>39.5</text:p>
          </table:table-cell>
          <table:table-cell office:value-type="float" office:value="3.814330251548" calcext:value-type="float">
            <text:p>3.814330251548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table:formula="of:=ABS([.N81])" office:value-type="float" office:value="0.28785876459" calcext:value-type="float">
            <text:p>0.28785876459</text:p>
          </table:table-cell>
          <table:table-cell table:formula="of:=ABS([.O81])" office:value-type="float" office:value="1.820680137661" calcext:value-type="float">
            <text:p>1.820680137661</text:p>
          </table:table-cell>
          <table:table-cell table:formula="of:=ABS([.P81])" office:value-type="float" office:value="1.678941957509" calcext:value-type="float">
            <text:p>1.678941957509</text:p>
          </table:table-cell>
          <table:table-cell table:formula="of:=ABS([.Q81])" office:value-type="float" office:value="1.704720466802" calcext:value-type="float">
            <text:p>1.704720466802</text:p>
          </table:table-cell>
          <table:table-cell table:formula="of:=ABS([.R81])" office:value-type="float" office:value="1.674631934767" calcext:value-type="float">
            <text:p>1.674631934767</text:p>
          </table:table-cell>
          <table:table-cell table:formula="of:=ABS([.S81])" office:value-type="float" office:value="0" calcext:value-type="float">
            <text:p>0</text:p>
          </table:table-cell>
          <table:table-cell/>
          <table:table-cell table:formula="of:=ABS([.V81])" office:value-type="float" office:value="3.814330251548" calcext:value-type="float">
            <text:p>3.814330251548</text:p>
          </table:table-cell>
          <table:table-cell table:formula="of:=ABS([.W81])" office:value-type="float" office:value="0" calcext:value-type="float">
            <text:p>0</text:p>
          </table:table-cell>
          <table:table-cell table:formula="of:=ABS([.X81])" office:value-type="float" office:value="0" calcext:value-type="float">
            <text:p>0</text:p>
          </table:table-cell>
          <table:table-cell table:formula="of:=ABS([.Y81])" office:value-type="float" office:value="0" calcext:value-type="float">
            <text:p>0</text:p>
          </table:table-cell>
          <table:table-cell table:formula="of:=ABS([.Z81])" office:value-type="float" office:value="0" calcext:value-type="float">
            <text:p>0</text:p>
          </table:table-cell>
          <table:table-cell table:formula="of:=ABS([.AA8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0.5" calcext:value-type="float">
            <text:p>40.5</text:p>
          </table:table-cell>
          <table:table-cell office:value-type="float" office:value="-0.29922596923" calcext:value-type="float">
            <text:p>-0.29922596923</text:p>
          </table:table-cell>
          <table:table-cell office:value-type="float" office:value="-1.912800307694" calcext:value-type="float">
            <text:p>-1.912800307694</text:p>
          </table:table-cell>
          <table:table-cell office:value-type="float" office:value="-1.761893487077" calcext:value-type="float">
            <text:p>-1.761893487077</text:p>
          </table:table-cell>
          <table:table-cell office:value-type="float" office:value="-1.789099481891" calcext:value-type="float">
            <text:p>-1.789099481891</text:p>
          </table:table-cell>
          <table:table-cell office:value-type="float" office:value="-1.755844757524" calcext:value-type="float">
            <text:p>-1.75584475752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.877516404143" calcext:value-type="float">
            <text:p>3.877516404143</text:p>
          </table:table-cell>
          <table:table-cell table:number-columns-repeated="8"/>
          <table:table-cell table:formula="of:=SUM([.AE2:.AE81])" office:value-type="float" office:value="3080" calcext:value-type="float">
            <text:p>3080</text:p>
          </table:table-cell>
          <table:table-cell table:number-columns-repeated="6"/>
          <table:table-cell table:formula="of:=ABS([.N82])" office:value-type="float" office:value="0.29922596923" calcext:value-type="float">
            <text:p>0.29922596923</text:p>
          </table:table-cell>
          <table:table-cell table:formula="of:=ABS([.O82])" office:value-type="float" office:value="1.912800307694" calcext:value-type="float">
            <text:p>1.912800307694</text:p>
          </table:table-cell>
          <table:table-cell table:formula="of:=ABS([.P82])" office:value-type="float" office:value="1.761893487077" calcext:value-type="float">
            <text:p>1.761893487077</text:p>
          </table:table-cell>
          <table:table-cell table:formula="of:=ABS([.Q82])" office:value-type="float" office:value="1.789099481891" calcext:value-type="float">
            <text:p>1.789099481891</text:p>
          </table:table-cell>
          <table:table-cell table:formula="of:=ABS([.R82])" office:value-type="float" office:value="1.755844757524" calcext:value-type="float">
            <text:p>1.755844757524</text:p>
          </table:table-cell>
          <table:table-cell table:formula="of:=ABS([.S82])" office:value-type="float" office:value="0" calcext:value-type="float">
            <text:p>0</text:p>
          </table:table-cell>
          <table:table-cell/>
          <table:table-cell table:formula="of:=ABS([.V82])" office:value-type="float" office:value="3.877516404143" calcext:value-type="float">
            <text:p>3.877516404143</text:p>
          </table:table-cell>
          <table:table-cell table:formula="of:=ABS([.W82])" office:value-type="float" office:value="0" calcext:value-type="float">
            <text:p>0</text:p>
          </table:table-cell>
          <table:table-cell table:formula="of:=ABS([.X82])" office:value-type="float" office:value="0" calcext:value-type="float">
            <text:p>0</text:p>
          </table:table-cell>
          <table:table-cell table:formula="of:=ABS([.Y82])" office:value-type="float" office:value="0" calcext:value-type="float">
            <text:p>0</text:p>
          </table:table-cell>
          <table:table-cell table:formula="of:=ABS([.Z82])" office:value-type="float" office:value="0" calcext:value-type="float">
            <text:p>0</text:p>
          </table:table-cell>
          <table:table-cell table:formula="of:=ABS([.AA8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1" calcext:value-type="float">
            <text:p>41</text:p>
          </table:table-cell>
          <table:table-cell office:value-type="float" office:value="-0.311061741527" calcext:value-type="float">
            <text:p>-0.311061741527</text:p>
          </table:table-cell>
          <table:table-cell office:value-type="float" office:value="-1.982967422143" calcext:value-type="float">
            <text:p>-1.982967422143</text:p>
          </table:table-cell>
          <table:table-cell office:value-type="float" office:value="-1.827828078181" calcext:value-type="float">
            <text:p>-1.827828078181</text:p>
          </table:table-cell>
          <table:table-cell office:value-type="float" office:value="-1.855999460057" calcext:value-type="float">
            <text:p>-1.855999460057</text:p>
          </table:table-cell>
          <table:table-cell office:value-type="float" office:value="-1.819744054942" calcext:value-type="float">
            <text:p>-1.819744054942</text:p>
          </table:table-cell>
          <table:table-cell table:number-columns-repeated="2"/>
          <table:table-cell office:value-type="float" office:value="40.5" calcext:value-type="float">
            <text:p>40.5</text:p>
          </table:table-cell>
          <table:table-cell office:value-type="float" office:value="3.929482798088" calcext:value-type="float">
            <text:p>3.929482798088</text:p>
          </table:table-cell>
          <table:table-cell table:number-columns-repeated="15"/>
          <table:table-cell table:formula="of:=ABS([.N83])" office:value-type="float" office:value="0.311061741527" calcext:value-type="float">
            <text:p>0.311061741527</text:p>
          </table:table-cell>
          <table:table-cell table:formula="of:=ABS([.O83])" office:value-type="float" office:value="1.982967422143" calcext:value-type="float">
            <text:p>1.982967422143</text:p>
          </table:table-cell>
          <table:table-cell table:formula="of:=ABS([.P83])" office:value-type="float" office:value="1.827828078181" calcext:value-type="float">
            <text:p>1.827828078181</text:p>
          </table:table-cell>
          <table:table-cell table:formula="of:=ABS([.Q83])" office:value-type="float" office:value="1.855999460057" calcext:value-type="float">
            <text:p>1.855999460057</text:p>
          </table:table-cell>
          <table:table-cell table:formula="of:=ABS([.R83])" office:value-type="float" office:value="1.819744054942" calcext:value-type="float">
            <text:p>1.819744054942</text:p>
          </table:table-cell>
          <table:table-cell table:formula="of:=ABS([.S83])" office:value-type="float" office:value="0" calcext:value-type="float">
            <text:p>0</text:p>
          </table:table-cell>
          <table:table-cell/>
          <table:table-cell table:formula="of:=ABS([.V83])" office:value-type="float" office:value="3.929482798088" calcext:value-type="float">
            <text:p>3.929482798088</text:p>
          </table:table-cell>
          <table:table-cell table:formula="of:=ABS([.W83])" office:value-type="float" office:value="0" calcext:value-type="float">
            <text:p>0</text:p>
          </table:table-cell>
          <table:table-cell table:formula="of:=ABS([.X83])" office:value-type="float" office:value="0" calcext:value-type="float">
            <text:p>0</text:p>
          </table:table-cell>
          <table:table-cell table:formula="of:=ABS([.Y83])" office:value-type="float" office:value="0" calcext:value-type="float">
            <text:p>0</text:p>
          </table:table-cell>
          <table:table-cell table:formula="of:=ABS([.Z83])" office:value-type="float" office:value="0" calcext:value-type="float">
            <text:p>0</text:p>
          </table:table-cell>
          <table:table-cell table:formula="of:=ABS([.AA8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1.5" calcext:value-type="float">
            <text:p>41.5</text:p>
          </table:table-cell>
          <table:table-cell office:value-type="float" office:value="-0.3174371336" calcext:value-type="float">
            <text:p>-0.3174371336</text:p>
          </table:table-cell>
          <table:table-cell office:value-type="float" office:value="-2.020875958725" calcext:value-type="float">
            <text:p>-2.020875958725</text:p>
          </table:table-cell>
          <table:table-cell office:value-type="float" office:value="-1.864914556385" calcext:value-type="float">
            <text:p>-1.864914556385</text:p>
          </table:table-cell>
          <table:table-cell office:value-type="float" office:value="-1.893574172307" calcext:value-type="float">
            <text:p>-1.893574172307</text:p>
          </table:table-cell>
          <table:table-cell office:value-type="float" office:value="-1.854849206705" calcext:value-type="float">
            <text:p>-1.85484920670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.958283280574" calcext:value-type="float">
            <text:p>3.958283280574</text:p>
          </table:table-cell>
          <table:table-cell table:number-columns-repeated="15"/>
          <table:table-cell table:formula="of:=ABS([.N84])" office:value-type="float" office:value="0.3174371336" calcext:value-type="float">
            <text:p>0.3174371336</text:p>
          </table:table-cell>
          <table:table-cell table:formula="of:=ABS([.O84])" office:value-type="float" office:value="2.020875958725" calcext:value-type="float">
            <text:p>2.020875958725</text:p>
          </table:table-cell>
          <table:table-cell table:formula="of:=ABS([.P84])" office:value-type="float" office:value="1.864914556385" calcext:value-type="float">
            <text:p>1.864914556385</text:p>
          </table:table-cell>
          <table:table-cell table:formula="of:=ABS([.Q84])" office:value-type="float" office:value="1.893574172307" calcext:value-type="float">
            <text:p>1.893574172307</text:p>
          </table:table-cell>
          <table:table-cell table:formula="of:=ABS([.R84])" office:value-type="float" office:value="1.854849206705" calcext:value-type="float">
            <text:p>1.854849206705</text:p>
          </table:table-cell>
          <table:table-cell table:formula="of:=ABS([.S84])" office:value-type="float" office:value="0" calcext:value-type="float">
            <text:p>0</text:p>
          </table:table-cell>
          <table:table-cell/>
          <table:table-cell table:formula="of:=ABS([.V84])" office:value-type="float" office:value="3.958283280574" calcext:value-type="float">
            <text:p>3.958283280574</text:p>
          </table:table-cell>
          <table:table-cell table:formula="of:=ABS([.W84])" office:value-type="float" office:value="0" calcext:value-type="float">
            <text:p>0</text:p>
          </table:table-cell>
          <table:table-cell table:formula="of:=ABS([.X84])" office:value-type="float" office:value="0" calcext:value-type="float">
            <text:p>0</text:p>
          </table:table-cell>
          <table:table-cell table:formula="of:=ABS([.Y84])" office:value-type="float" office:value="0" calcext:value-type="float">
            <text:p>0</text:p>
          </table:table-cell>
          <table:table-cell table:formula="of:=ABS([.Z84])" office:value-type="float" office:value="0" calcext:value-type="float">
            <text:p>0</text:p>
          </table:table-cell>
          <table:table-cell table:formula="of:=ABS([.AA8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2" calcext:value-type="float">
            <text:p>42</text:p>
          </table:table-cell>
          <table:table-cell office:value-type="float" office:value="-0.311798400535" calcext:value-type="float">
            <text:p>-0.311798400535</text:p>
          </table:table-cell>
          <table:table-cell office:value-type="float" office:value="-2.020841735779" calcext:value-type="float">
            <text:p>-2.020841735779</text:p>
          </table:table-cell>
          <table:table-cell office:value-type="float" office:value="-1.86592797954" calcext:value-type="float">
            <text:p>-1.86592797954</text:p>
          </table:table-cell>
          <table:table-cell office:value-type="float" office:value="-1.894626206439" calcext:value-type="float">
            <text:p>-1.894626206439</text:p>
          </table:table-cell>
          <table:table-cell office:value-type="float" office:value="-1.85410634389" calcext:value-type="float">
            <text:p>-1.85410634389</text:p>
          </table:table-cell>
          <table:table-cell table:number-columns-repeated="2"/>
          <table:table-cell office:value-type="float" office:value="41.5" calcext:value-type="float">
            <text:p>41.5</text:p>
          </table:table-cell>
          <table:table-cell office:value-type="float" office:value="3.972352453188" calcext:value-type="float">
            <text:p>3.972352453188</text:p>
          </table:table-cell>
          <table:table-cell table:number-columns-repeated="15"/>
          <table:table-cell table:formula="of:=ABS([.N85])" office:value-type="float" office:value="0.311798400535" calcext:value-type="float">
            <text:p>0.311798400535</text:p>
          </table:table-cell>
          <table:table-cell table:formula="of:=ABS([.O85])" office:value-type="float" office:value="2.020841735779" calcext:value-type="float">
            <text:p>2.020841735779</text:p>
          </table:table-cell>
          <table:table-cell table:formula="of:=ABS([.P85])" office:value-type="float" office:value="1.86592797954" calcext:value-type="float">
            <text:p>1.86592797954</text:p>
          </table:table-cell>
          <table:table-cell table:formula="of:=ABS([.Q85])" office:value-type="float" office:value="1.894626206439" calcext:value-type="float">
            <text:p>1.894626206439</text:p>
          </table:table-cell>
          <table:table-cell table:formula="of:=ABS([.R85])" office:value-type="float" office:value="1.85410634389" calcext:value-type="float">
            <text:p>1.85410634389</text:p>
          </table:table-cell>
          <table:table-cell table:formula="of:=ABS([.S85])" office:value-type="float" office:value="0" calcext:value-type="float">
            <text:p>0</text:p>
          </table:table-cell>
          <table:table-cell/>
          <table:table-cell table:formula="of:=ABS([.V85])" office:value-type="float" office:value="3.972352453188" calcext:value-type="float">
            <text:p>3.972352453188</text:p>
          </table:table-cell>
          <table:table-cell table:formula="of:=ABS([.W85])" office:value-type="float" office:value="0" calcext:value-type="float">
            <text:p>0</text:p>
          </table:table-cell>
          <table:table-cell table:formula="of:=ABS([.X85])" office:value-type="float" office:value="0" calcext:value-type="float">
            <text:p>0</text:p>
          </table:table-cell>
          <table:table-cell table:formula="of:=ABS([.Y85])" office:value-type="float" office:value="0" calcext:value-type="float">
            <text:p>0</text:p>
          </table:table-cell>
          <table:table-cell table:formula="of:=ABS([.Z85])" office:value-type="float" office:value="0" calcext:value-type="float">
            <text:p>0</text:p>
          </table:table-cell>
          <table:table-cell table:formula="of:=ABS([.AA8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2.5" calcext:value-type="float">
            <text:p>42.5</text:p>
          </table:table-cell>
          <table:table-cell office:value-type="float" office:value="-0.289912409713" calcext:value-type="float">
            <text:p>-0.289912409713</text:p>
          </table:table-cell>
          <table:table-cell office:value-type="float" office:value="-1.981303213236" calcext:value-type="float">
            <text:p>-1.981303213236</text:p>
          </table:table-cell>
          <table:table-cell office:value-type="float" office:value="-1.82769194489" calcext:value-type="float">
            <text:p>-1.82769194489</text:p>
          </table:table-cell>
          <table:table-cell office:value-type="float" office:value="-1.856034121993" calcext:value-type="float">
            <text:p>-1.856034121993</text:p>
          </table:table-cell>
          <table:table-cell office:value-type="float" office:value="-1.814335521989" calcext:value-type="float">
            <text:p>-1.81433552198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.019514138186" calcext:value-type="float">
            <text:p>4.019514138186</text:p>
          </table:table-cell>
          <table:table-cell table:number-columns-repeated="15"/>
          <table:table-cell table:formula="of:=ABS([.N86])" office:value-type="float" office:value="0.289912409713" calcext:value-type="float">
            <text:p>0.289912409713</text:p>
          </table:table-cell>
          <table:table-cell table:formula="of:=ABS([.O86])" office:value-type="float" office:value="1.981303213236" calcext:value-type="float">
            <text:p>1.981303213236</text:p>
          </table:table-cell>
          <table:table-cell table:formula="of:=ABS([.P86])" office:value-type="float" office:value="1.82769194489" calcext:value-type="float">
            <text:p>1.82769194489</text:p>
          </table:table-cell>
          <table:table-cell table:formula="of:=ABS([.Q86])" office:value-type="float" office:value="1.856034121993" calcext:value-type="float">
            <text:p>1.856034121993</text:p>
          </table:table-cell>
          <table:table-cell table:formula="of:=ABS([.R86])" office:value-type="float" office:value="1.814335521989" calcext:value-type="float">
            <text:p>1.814335521989</text:p>
          </table:table-cell>
          <table:table-cell table:formula="of:=ABS([.S86])" office:value-type="float" office:value="0" calcext:value-type="float">
            <text:p>0</text:p>
          </table:table-cell>
          <table:table-cell/>
          <table:table-cell table:formula="of:=ABS([.V86])" office:value-type="float" office:value="4.019514138186" calcext:value-type="float">
            <text:p>4.019514138186</text:p>
          </table:table-cell>
          <table:table-cell table:formula="of:=ABS([.W86])" office:value-type="float" office:value="0" calcext:value-type="float">
            <text:p>0</text:p>
          </table:table-cell>
          <table:table-cell table:formula="of:=ABS([.X86])" office:value-type="float" office:value="0" calcext:value-type="float">
            <text:p>0</text:p>
          </table:table-cell>
          <table:table-cell table:formula="of:=ABS([.Y86])" office:value-type="float" office:value="0" calcext:value-type="float">
            <text:p>0</text:p>
          </table:table-cell>
          <table:table-cell table:formula="of:=ABS([.Z86])" office:value-type="float" office:value="0" calcext:value-type="float">
            <text:p>0</text:p>
          </table:table-cell>
          <table:table-cell table:formula="of:=ABS([.AA8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" calcext:value-type="float">
            <text:p>43</text:p>
          </table:table-cell>
          <table:table-cell office:value-type="float" office:value="-0.251978725555" calcext:value-type="float">
            <text:p>-0.251978725555</text:p>
          </table:table-cell>
          <table:table-cell office:value-type="float" office:value="-1.904783772665" calcext:value-type="float">
            <text:p>-1.904783772665</text:p>
          </table:table-cell>
          <table:table-cell office:value-type="float" office:value="-1.75095485853" calcext:value-type="float">
            <text:p>-1.75095485853</text:p>
          </table:table-cell>
          <table:table-cell office:value-type="float" office:value="-1.778613280747" calcext:value-type="float">
            <text:p>-1.778613280747</text:p>
          </table:table-cell>
          <table:table-cell office:value-type="float" office:value="-1.736135003548" calcext:value-type="float">
            <text:p>-1.736135003548</text:p>
          </table:table-cell>
          <table:table-cell table:number-columns-repeated="2"/>
          <table:table-cell office:value-type="float" office:value="42.5" calcext:value-type="float">
            <text:p>42.5</text:p>
          </table:table-cell>
          <table:table-cell office:value-type="float" office:value="4.149053356497" calcext:value-type="float">
            <text:p>4.149053356497</text:p>
          </table:table-cell>
          <table:table-cell table:number-columns-repeated="15"/>
          <table:table-cell table:formula="of:=ABS([.N87])" office:value-type="float" office:value="0.251978725555" calcext:value-type="float">
            <text:p>0.251978725555</text:p>
          </table:table-cell>
          <table:table-cell table:formula="of:=ABS([.O87])" office:value-type="float" office:value="1.904783772665" calcext:value-type="float">
            <text:p>1.904783772665</text:p>
          </table:table-cell>
          <table:table-cell table:formula="of:=ABS([.P87])" office:value-type="float" office:value="1.75095485853" calcext:value-type="float">
            <text:p>1.75095485853</text:p>
          </table:table-cell>
          <table:table-cell table:formula="of:=ABS([.Q87])" office:value-type="float" office:value="1.778613280747" calcext:value-type="float">
            <text:p>1.778613280747</text:p>
          </table:table-cell>
          <table:table-cell table:formula="of:=ABS([.R87])" office:value-type="float" office:value="1.736135003548" calcext:value-type="float">
            <text:p>1.736135003548</text:p>
          </table:table-cell>
          <table:table-cell table:formula="of:=ABS([.S87])" office:value-type="float" office:value="0" calcext:value-type="float">
            <text:p>0</text:p>
          </table:table-cell>
          <table:table-cell/>
          <table:table-cell table:formula="of:=ABS([.V87])" office:value-type="float" office:value="4.149053356497" calcext:value-type="float">
            <text:p>4.149053356497</text:p>
          </table:table-cell>
          <table:table-cell table:formula="of:=ABS([.W87])" office:value-type="float" office:value="0" calcext:value-type="float">
            <text:p>0</text:p>
          </table:table-cell>
          <table:table-cell table:formula="of:=ABS([.X87])" office:value-type="float" office:value="0" calcext:value-type="float">
            <text:p>0</text:p>
          </table:table-cell>
          <table:table-cell table:formula="of:=ABS([.Y87])" office:value-type="float" office:value="0" calcext:value-type="float">
            <text:p>0</text:p>
          </table:table-cell>
          <table:table-cell table:formula="of:=ABS([.Z87])" office:value-type="float" office:value="0" calcext:value-type="float">
            <text:p>0</text:p>
          </table:table-cell>
          <table:table-cell table:formula="of:=ABS([.AA8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3.5" calcext:value-type="float">
            <text:p>43.5</text:p>
          </table:table-cell>
          <table:table-cell office:value-type="float" office:value="-0.202840184472" calcext:value-type="float">
            <text:p>-0.202840184472</text:p>
          </table:table-cell>
          <table:table-cell office:value-type="float" office:value="-1.797658951052" calcext:value-type="float">
            <text:p>-1.797658951052</text:p>
          </table:table-cell>
          <table:table-cell office:value-type="float" office:value="-1.640281561333" calcext:value-type="float">
            <text:p>-1.640281561333</text:p>
          </table:table-cell>
          <table:table-cell office:value-type="float" office:value="-1.666985666503" calcext:value-type="float">
            <text:p>-1.666985666503</text:p>
          </table:table-cell>
          <table:table-cell office:value-type="float" office:value="-1.623817040376" calcext:value-type="float">
            <text:p>-1.62381704037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.331847685758" calcext:value-type="float">
            <text:p>4.331847685758</text:p>
          </table:table-cell>
          <table:table-cell table:number-columns-repeated="15"/>
          <table:table-cell table:formula="of:=ABS([.N88])" office:value-type="float" office:value="0.202840184472" calcext:value-type="float">
            <text:p>0.202840184472</text:p>
          </table:table-cell>
          <table:table-cell table:formula="of:=ABS([.O88])" office:value-type="float" office:value="1.797658951052" calcext:value-type="float">
            <text:p>1.797658951052</text:p>
          </table:table-cell>
          <table:table-cell table:formula="of:=ABS([.P88])" office:value-type="float" office:value="1.640281561333" calcext:value-type="float">
            <text:p>1.640281561333</text:p>
          </table:table-cell>
          <table:table-cell table:formula="of:=ABS([.Q88])" office:value-type="float" office:value="1.666985666503" calcext:value-type="float">
            <text:p>1.666985666503</text:p>
          </table:table-cell>
          <table:table-cell table:formula="of:=ABS([.R88])" office:value-type="float" office:value="1.623817040376" calcext:value-type="float">
            <text:p>1.623817040376</text:p>
          </table:table-cell>
          <table:table-cell table:formula="of:=ABS([.S88])" office:value-type="float" office:value="0" calcext:value-type="float">
            <text:p>0</text:p>
          </table:table-cell>
          <table:table-cell/>
          <table:table-cell table:formula="of:=ABS([.V88])" office:value-type="float" office:value="4.331847685758" calcext:value-type="float">
            <text:p>4.331847685758</text:p>
          </table:table-cell>
          <table:table-cell table:formula="of:=ABS([.W88])" office:value-type="float" office:value="0" calcext:value-type="float">
            <text:p>0</text:p>
          </table:table-cell>
          <table:table-cell table:formula="of:=ABS([.X88])" office:value-type="float" office:value="0" calcext:value-type="float">
            <text:p>0</text:p>
          </table:table-cell>
          <table:table-cell table:formula="of:=ABS([.Y88])" office:value-type="float" office:value="0" calcext:value-type="float">
            <text:p>0</text:p>
          </table:table-cell>
          <table:table-cell table:formula="of:=ABS([.Z88])" office:value-type="float" office:value="0" calcext:value-type="float">
            <text:p>0</text:p>
          </table:table-cell>
          <table:table-cell table:formula="of:=ABS([.AA8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4" calcext:value-type="float">
            <text:p>44</text:p>
          </table:table-cell>
          <table:table-cell office:value-type="float" office:value="-0.150873738963" calcext:value-type="float">
            <text:p>-0.150873738963</text:p>
          </table:table-cell>
          <table:table-cell office:value-type="float" office:value="-1.67049975319" calcext:value-type="float">
            <text:p>-1.67049975319</text:p>
          </table:table-cell>
          <table:table-cell office:value-type="float" office:value="-1.504839265364" calcext:value-type="float">
            <text:p>-1.504839265364</text:p>
          </table:table-cell>
          <table:table-cell office:value-type="float" office:value="-1.530331378469" calcext:value-type="float">
            <text:p>-1.530331378469</text:p>
          </table:table-cell>
          <table:table-cell office:value-type="float" office:value="-1.486251016163" calcext:value-type="float">
            <text:p>-1.486251016163</text:p>
          </table:table-cell>
          <table:table-cell table:number-columns-repeated="2"/>
          <table:table-cell office:value-type="float" office:value="43.5" calcext:value-type="float">
            <text:p>43.5</text:p>
          </table:table-cell>
          <table:table-cell office:value-type="float" office:value="4.481504387354" calcext:value-type="float">
            <text:p>4.481504387354</text:p>
          </table:table-cell>
          <table:table-cell table:number-columns-repeated="15"/>
          <table:table-cell table:formula="of:=ABS([.N89])" office:value-type="float" office:value="0.150873738963" calcext:value-type="float">
            <text:p>0.150873738963</text:p>
          </table:table-cell>
          <table:table-cell table:formula="of:=ABS([.O89])" office:value-type="float" office:value="1.67049975319" calcext:value-type="float">
            <text:p>1.67049975319</text:p>
          </table:table-cell>
          <table:table-cell table:formula="of:=ABS([.P89])" office:value-type="float" office:value="1.504839265364" calcext:value-type="float">
            <text:p>1.504839265364</text:p>
          </table:table-cell>
          <table:table-cell table:formula="of:=ABS([.Q89])" office:value-type="float" office:value="1.530331378469" calcext:value-type="float">
            <text:p>1.530331378469</text:p>
          </table:table-cell>
          <table:table-cell table:formula="of:=ABS([.R89])" office:value-type="float" office:value="1.486251016163" calcext:value-type="float">
            <text:p>1.486251016163</text:p>
          </table:table-cell>
          <table:table-cell table:formula="of:=ABS([.S89])" office:value-type="float" office:value="0" calcext:value-type="float">
            <text:p>0</text:p>
          </table:table-cell>
          <table:table-cell/>
          <table:table-cell table:formula="of:=ABS([.V89])" office:value-type="float" office:value="4.481504387354" calcext:value-type="float">
            <text:p>4.481504387354</text:p>
          </table:table-cell>
          <table:table-cell table:formula="of:=ABS([.W89])" office:value-type="float" office:value="0" calcext:value-type="float">
            <text:p>0</text:p>
          </table:table-cell>
          <table:table-cell table:formula="of:=ABS([.X89])" office:value-type="float" office:value="0" calcext:value-type="float">
            <text:p>0</text:p>
          </table:table-cell>
          <table:table-cell table:formula="of:=ABS([.Y89])" office:value-type="float" office:value="0" calcext:value-type="float">
            <text:p>0</text:p>
          </table:table-cell>
          <table:table-cell table:formula="of:=ABS([.Z89])" office:value-type="float" office:value="0" calcext:value-type="float">
            <text:p>0</text:p>
          </table:table-cell>
          <table:table-cell table:formula="of:=ABS([.AA8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4.5" calcext:value-type="float">
            <text:p>44.5</text:p>
          </table:table-cell>
          <table:table-cell office:value-type="float" office:value="-0.105156652246" calcext:value-type="float">
            <text:p>-0.105156652246</text:p>
          </table:table-cell>
          <table:table-cell office:value-type="float" office:value="-1.538346216378" calcext:value-type="float">
            <text:p>-1.538346216378</text:p>
          </table:table-cell>
          <table:table-cell office:value-type="float" office:value="-1.359432686727" calcext:value-type="float">
            <text:p>-1.359432686727</text:p>
          </table:table-cell>
          <table:table-cell office:value-type="float" office:value="-1.383356581254" calcext:value-type="float">
            <text:p>-1.383356581254</text:p>
          </table:table-cell>
          <table:table-cell office:value-type="float" office:value="-1.337956010817" calcext:value-type="float">
            <text:p>-1.33795601081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.550484473767" calcext:value-type="float">
            <text:p>4.550484473767</text:p>
          </table:table-cell>
          <table:table-cell table:number-columns-repeated="15"/>
          <table:table-cell table:formula="of:=ABS([.N90])" office:value-type="float" office:value="0.105156652246" calcext:value-type="float">
            <text:p>0.105156652246</text:p>
          </table:table-cell>
          <table:table-cell table:formula="of:=ABS([.O90])" office:value-type="float" office:value="1.538346216378" calcext:value-type="float">
            <text:p>1.538346216378</text:p>
          </table:table-cell>
          <table:table-cell table:formula="of:=ABS([.P90])" office:value-type="float" office:value="1.359432686727" calcext:value-type="float">
            <text:p>1.359432686727</text:p>
          </table:table-cell>
          <table:table-cell table:formula="of:=ABS([.Q90])" office:value-type="float" office:value="1.383356581254" calcext:value-type="float">
            <text:p>1.383356581254</text:p>
          </table:table-cell>
          <table:table-cell table:formula="of:=ABS([.R90])" office:value-type="float" office:value="1.337956010817" calcext:value-type="float">
            <text:p>1.337956010817</text:p>
          </table:table-cell>
          <table:table-cell table:formula="of:=ABS([.S90])" office:value-type="float" office:value="0" calcext:value-type="float">
            <text:p>0</text:p>
          </table:table-cell>
          <table:table-cell/>
          <table:table-cell table:formula="of:=ABS([.V90])" office:value-type="float" office:value="4.550484473767" calcext:value-type="float">
            <text:p>4.550484473767</text:p>
          </table:table-cell>
          <table:table-cell table:formula="of:=ABS([.W90])" office:value-type="float" office:value="0" calcext:value-type="float">
            <text:p>0</text:p>
          </table:table-cell>
          <table:table-cell table:formula="of:=ABS([.X90])" office:value-type="float" office:value="0" calcext:value-type="float">
            <text:p>0</text:p>
          </table:table-cell>
          <table:table-cell table:formula="of:=ABS([.Y90])" office:value-type="float" office:value="0" calcext:value-type="float">
            <text:p>0</text:p>
          </table:table-cell>
          <table:table-cell table:formula="of:=ABS([.Z90])" office:value-type="float" office:value="0" calcext:value-type="float">
            <text:p>0</text:p>
          </table:table-cell>
          <table:table-cell table:formula="of:=ABS([.AA9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5" calcext:value-type="float">
            <text:p>45</text:p>
          </table:table-cell>
          <table:table-cell office:value-type="float" office:value="-0.072595187424" calcext:value-type="float">
            <text:p>-0.072595187424</text:p>
          </table:table-cell>
          <table:table-cell office:value-type="float" office:value="-1.422494738395" calcext:value-type="float">
            <text:p>-1.422494738395</text:p>
          </table:table-cell>
          <table:table-cell office:value-type="float" office:value="-1.227425251527" calcext:value-type="float">
            <text:p>-1.227425251527</text:p>
          </table:table-cell>
          <table:table-cell office:value-type="float" office:value="-1.249126538224" calcext:value-type="float">
            <text:p>-1.249126538224</text:p>
          </table:table-cell>
          <table:table-cell office:value-type="float" office:value="-1.202120763334" calcext:value-type="float">
            <text:p>-1.202120763334</text:p>
          </table:table-cell>
          <table:table-cell table:number-columns-repeated="2"/>
          <table:table-cell office:value-type="float" office:value="44.5" calcext:value-type="float">
            <text:p>44.5</text:p>
          </table:table-cell>
          <table:table-cell office:value-type="float" office:value="4.546936834498" calcext:value-type="float">
            <text:p>4.546936834498</text:p>
          </table:table-cell>
          <table:table-cell table:number-columns-repeated="15"/>
          <table:table-cell table:formula="of:=ABS([.N91])" office:value-type="float" office:value="0.072595187424" calcext:value-type="float">
            <text:p>0.072595187424</text:p>
          </table:table-cell>
          <table:table-cell table:formula="of:=ABS([.O91])" office:value-type="float" office:value="1.422494738395" calcext:value-type="float">
            <text:p>1.422494738395</text:p>
          </table:table-cell>
          <table:table-cell table:formula="of:=ABS([.P91])" office:value-type="float" office:value="1.227425251527" calcext:value-type="float">
            <text:p>1.227425251527</text:p>
          </table:table-cell>
          <table:table-cell table:formula="of:=ABS([.Q91])" office:value-type="float" office:value="1.249126538224" calcext:value-type="float">
            <text:p>1.249126538224</text:p>
          </table:table-cell>
          <table:table-cell table:formula="of:=ABS([.R91])" office:value-type="float" office:value="1.202120763334" calcext:value-type="float">
            <text:p>1.202120763334</text:p>
          </table:table-cell>
          <table:table-cell table:formula="of:=ABS([.S91])" office:value-type="float" office:value="0" calcext:value-type="float">
            <text:p>0</text:p>
          </table:table-cell>
          <table:table-cell/>
          <table:table-cell table:formula="of:=ABS([.V91])" office:value-type="float" office:value="4.546936834498" calcext:value-type="float">
            <text:p>4.546936834498</text:p>
          </table:table-cell>
          <table:table-cell table:formula="of:=ABS([.W91])" office:value-type="float" office:value="0" calcext:value-type="float">
            <text:p>0</text:p>
          </table:table-cell>
          <table:table-cell table:formula="of:=ABS([.X91])" office:value-type="float" office:value="0" calcext:value-type="float">
            <text:p>0</text:p>
          </table:table-cell>
          <table:table-cell table:formula="of:=ABS([.Y91])" office:value-type="float" office:value="0" calcext:value-type="float">
            <text:p>0</text:p>
          </table:table-cell>
          <table:table-cell table:formula="of:=ABS([.Z91])" office:value-type="float" office:value="0" calcext:value-type="float">
            <text:p>0</text:p>
          </table:table-cell>
          <table:table-cell table:formula="of:=ABS([.AA9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5.5" calcext:value-type="float">
            <text:p>45.5</text:p>
          </table:table-cell>
          <table:table-cell office:value-type="float" office:value="-0.057326681409" calcext:value-type="float">
            <text:p>-0.057326681409</text:p>
          </table:table-cell>
          <table:table-cell office:value-type="float" office:value="-1.349775908277" calcext:value-type="float">
            <text:p>-1.349775908277</text:p>
          </table:table-cell>
          <table:table-cell office:value-type="float" office:value="-1.14051226343" calcext:value-type="float">
            <text:p>-1.14051226343</text:p>
          </table:table-cell>
          <table:table-cell office:value-type="float" office:value="-1.158718025227" calcext:value-type="float">
            <text:p>-1.158718025227</text:p>
          </table:table-cell>
          <table:table-cell office:value-type="float" office:value="-1.110415821398" calcext:value-type="float">
            <text:p>-1.11041582139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.499881598011" calcext:value-type="float">
            <text:p>4.499881598011</text:p>
          </table:table-cell>
          <table:table-cell table:number-columns-repeated="15"/>
          <table:table-cell table:formula="of:=ABS([.N92])" office:value-type="float" office:value="0.057326681409" calcext:value-type="float">
            <text:p>0.057326681409</text:p>
          </table:table-cell>
          <table:table-cell table:formula="of:=ABS([.O92])" office:value-type="float" office:value="1.349775908277" calcext:value-type="float">
            <text:p>1.349775908277</text:p>
          </table:table-cell>
          <table:table-cell table:formula="of:=ABS([.P92])" office:value-type="float" office:value="1.14051226343" calcext:value-type="float">
            <text:p>1.14051226343</text:p>
          </table:table-cell>
          <table:table-cell table:formula="of:=ABS([.Q92])" office:value-type="float" office:value="1.158718025227" calcext:value-type="float">
            <text:p>1.158718025227</text:p>
          </table:table-cell>
          <table:table-cell table:formula="of:=ABS([.R92])" office:value-type="float" office:value="1.110415821398" calcext:value-type="float">
            <text:p>1.110415821398</text:p>
          </table:table-cell>
          <table:table-cell table:formula="of:=ABS([.S92])" office:value-type="float" office:value="0" calcext:value-type="float">
            <text:p>0</text:p>
          </table:table-cell>
          <table:table-cell/>
          <table:table-cell table:formula="of:=ABS([.V92])" office:value-type="float" office:value="4.499881598011" calcext:value-type="float">
            <text:p>4.499881598011</text:p>
          </table:table-cell>
          <table:table-cell table:formula="of:=ABS([.W92])" office:value-type="float" office:value="0" calcext:value-type="float">
            <text:p>0</text:p>
          </table:table-cell>
          <table:table-cell table:formula="of:=ABS([.X92])" office:value-type="float" office:value="0" calcext:value-type="float">
            <text:p>0</text:p>
          </table:table-cell>
          <table:table-cell table:formula="of:=ABS([.Y92])" office:value-type="float" office:value="0" calcext:value-type="float">
            <text:p>0</text:p>
          </table:table-cell>
          <table:table-cell table:formula="of:=ABS([.Z92])" office:value-type="float" office:value="0" calcext:value-type="float">
            <text:p>0</text:p>
          </table:table-cell>
          <table:table-cell table:formula="of:=ABS([.AA9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6" calcext:value-type="float">
            <text:p>46</text:p>
          </table:table-cell>
          <table:table-cell office:value-type="float" office:value="-0.06813862721" calcext:value-type="float">
            <text:p>-0.06813862721</text:p>
          </table:table-cell>
          <table:table-cell office:value-type="float" office:value="-1.350260360843" calcext:value-type="float">
            <text:p>-1.350260360843</text:p>
          </table:table-cell>
          <table:table-cell office:value-type="float" office:value="-1.135214140378" calcext:value-type="float">
            <text:p>-1.135214140378</text:p>
          </table:table-cell>
          <table:table-cell office:value-type="float" office:value="-1.147740161706" calcext:value-type="float">
            <text:p>-1.147740161706</text:p>
          </table:table-cell>
          <table:table-cell office:value-type="float" office:value="-1.099478921043" calcext:value-type="float">
            <text:p>-1.099478921043</text:p>
          </table:table-cell>
          <table:table-cell table:number-columns-repeated="2"/>
          <table:table-cell office:value-type="float" office:value="45.5" calcext:value-type="float">
            <text:p>45.5</text:p>
          </table:table-cell>
          <table:table-cell office:value-type="float" office:value="4.434430936017" calcext:value-type="float">
            <text:p>4.434430936017</text:p>
          </table:table-cell>
          <table:table-cell table:number-columns-repeated="15"/>
          <table:table-cell table:formula="of:=ABS([.N93])" office:value-type="float" office:value="0.06813862721" calcext:value-type="float">
            <text:p>0.06813862721</text:p>
          </table:table-cell>
          <table:table-cell table:formula="of:=ABS([.O93])" office:value-type="float" office:value="1.350260360843" calcext:value-type="float">
            <text:p>1.350260360843</text:p>
          </table:table-cell>
          <table:table-cell table:formula="of:=ABS([.P93])" office:value-type="float" office:value="1.135214140378" calcext:value-type="float">
            <text:p>1.135214140378</text:p>
          </table:table-cell>
          <table:table-cell table:formula="of:=ABS([.Q93])" office:value-type="float" office:value="1.147740161706" calcext:value-type="float">
            <text:p>1.147740161706</text:p>
          </table:table-cell>
          <table:table-cell table:formula="of:=ABS([.R93])" office:value-type="float" office:value="1.099478921043" calcext:value-type="float">
            <text:p>1.099478921043</text:p>
          </table:table-cell>
          <table:table-cell table:formula="of:=ABS([.S93])" office:value-type="float" office:value="0" calcext:value-type="float">
            <text:p>0</text:p>
          </table:table-cell>
          <table:table-cell/>
          <table:table-cell table:formula="of:=ABS([.V93])" office:value-type="float" office:value="4.434430936017" calcext:value-type="float">
            <text:p>4.434430936017</text:p>
          </table:table-cell>
          <table:table-cell table:formula="of:=ABS([.W93])" office:value-type="float" office:value="0" calcext:value-type="float">
            <text:p>0</text:p>
          </table:table-cell>
          <table:table-cell table:formula="of:=ABS([.X93])" office:value-type="float" office:value="0" calcext:value-type="float">
            <text:p>0</text:p>
          </table:table-cell>
          <table:table-cell table:formula="of:=ABS([.Y93])" office:value-type="float" office:value="0" calcext:value-type="float">
            <text:p>0</text:p>
          </table:table-cell>
          <table:table-cell table:formula="of:=ABS([.Z93])" office:value-type="float" office:value="0" calcext:value-type="float">
            <text:p>0</text:p>
          </table:table-cell>
          <table:table-cell table:formula="of:=ABS([.AA9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6.5" calcext:value-type="float">
            <text:p>46.5</text:p>
          </table:table-cell>
          <table:table-cell office:value-type="float" office:value="-0.126753514541" calcext:value-type="float">
            <text:p>-0.126753514541</text:p>
          </table:table-cell>
          <table:table-cell office:value-type="float" office:value="-1.445122004708" calcext:value-type="float">
            <text:p>-1.445122004708</text:p>
          </table:table-cell>
          <table:table-cell office:value-type="float" office:value="-1.236171929442" calcext:value-type="float">
            <text:p>-1.236171929442</text:p>
          </table:table-cell>
          <table:table-cell office:value-type="float" office:value="-1.240150976238" calcext:value-type="float">
            <text:p>-1.240150976238</text:p>
          </table:table-cell>
          <table:table-cell office:value-type="float" office:value="-1.194068774576" calcext:value-type="float">
            <text:p>-1.19406877457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.367751026943" calcext:value-type="float">
            <text:p>4.367751026943</text:p>
          </table:table-cell>
          <table:table-cell table:number-columns-repeated="15"/>
          <table:table-cell table:formula="of:=ABS([.N94])" office:value-type="float" office:value="0.126753514541" calcext:value-type="float">
            <text:p>0.126753514541</text:p>
          </table:table-cell>
          <table:table-cell table:formula="of:=ABS([.O94])" office:value-type="float" office:value="1.445122004708" calcext:value-type="float">
            <text:p>1.445122004708</text:p>
          </table:table-cell>
          <table:table-cell table:formula="of:=ABS([.P94])" office:value-type="float" office:value="1.236171929442" calcext:value-type="float">
            <text:p>1.236171929442</text:p>
          </table:table-cell>
          <table:table-cell table:formula="of:=ABS([.Q94])" office:value-type="float" office:value="1.240150976238" calcext:value-type="float">
            <text:p>1.240150976238</text:p>
          </table:table-cell>
          <table:table-cell table:formula="of:=ABS([.R94])" office:value-type="float" office:value="1.194068774576" calcext:value-type="float">
            <text:p>1.194068774576</text:p>
          </table:table-cell>
          <table:table-cell table:formula="of:=ABS([.S94])" office:value-type="float" office:value="0" calcext:value-type="float">
            <text:p>0</text:p>
          </table:table-cell>
          <table:table-cell/>
          <table:table-cell table:formula="of:=ABS([.V94])" office:value-type="float" office:value="4.367751026943" calcext:value-type="float">
            <text:p>4.367751026943</text:p>
          </table:table-cell>
          <table:table-cell table:formula="of:=ABS([.W94])" office:value-type="float" office:value="0" calcext:value-type="float">
            <text:p>0</text:p>
          </table:table-cell>
          <table:table-cell table:formula="of:=ABS([.X94])" office:value-type="float" office:value="0" calcext:value-type="float">
            <text:p>0</text:p>
          </table:table-cell>
          <table:table-cell table:formula="of:=ABS([.Y94])" office:value-type="float" office:value="0" calcext:value-type="float">
            <text:p>0</text:p>
          </table:table-cell>
          <table:table-cell table:formula="of:=ABS([.Z94])" office:value-type="float" office:value="0" calcext:value-type="float">
            <text:p>0</text:p>
          </table:table-cell>
          <table:table-cell table:formula="of:=ABS([.AA9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7" calcext:value-type="float">
            <text:p>47</text:p>
          </table:table-cell>
          <table:table-cell office:value-type="float" office:value="-0.247148220397" calcext:value-type="float">
            <text:p>-0.247148220397</text:p>
          </table:table-cell>
          <table:table-cell office:value-type="float" office:value="-1.618098094916" calcext:value-type="float">
            <text:p>-1.618098094916</text:p>
          </table:table-cell>
          <table:table-cell office:value-type="float" office:value="-1.422366418892" calcext:value-type="float">
            <text:p>-1.422366418892</text:p>
          </table:table-cell>
          <table:table-cell office:value-type="float" office:value="-1.415714295661" calcext:value-type="float">
            <text:p>-1.415714295661</text:p>
          </table:table-cell>
          <table:table-cell office:value-type="float" office:value="-1.373050484593" calcext:value-type="float">
            <text:p>-1.373050484593</text:p>
          </table:table-cell>
          <table:table-cell table:number-columns-repeated="2"/>
          <table:table-cell office:value-type="float" office:value="46.5" calcext:value-type="float">
            <text:p>46.5</text:p>
          </table:table-cell>
          <table:table-cell office:value-type="float" office:value="4.311471140608" calcext:value-type="float">
            <text:p>4.311471140608</text:p>
          </table:table-cell>
          <table:table-cell table:number-columns-repeated="15"/>
          <table:table-cell table:formula="of:=ABS([.N95])" office:value-type="float" office:value="0.247148220397" calcext:value-type="float">
            <text:p>0.247148220397</text:p>
          </table:table-cell>
          <table:table-cell table:formula="of:=ABS([.O95])" office:value-type="float" office:value="1.618098094916" calcext:value-type="float">
            <text:p>1.618098094916</text:p>
          </table:table-cell>
          <table:table-cell table:formula="of:=ABS([.P95])" office:value-type="float" office:value="1.422366418892" calcext:value-type="float">
            <text:p>1.422366418892</text:p>
          </table:table-cell>
          <table:table-cell table:formula="of:=ABS([.Q95])" office:value-type="float" office:value="1.415714295661" calcext:value-type="float">
            <text:p>1.415714295661</text:p>
          </table:table-cell>
          <table:table-cell table:formula="of:=ABS([.R95])" office:value-type="float" office:value="1.373050484593" calcext:value-type="float">
            <text:p>1.373050484593</text:p>
          </table:table-cell>
          <table:table-cell table:formula="of:=ABS([.S95])" office:value-type="float" office:value="0" calcext:value-type="float">
            <text:p>0</text:p>
          </table:table-cell>
          <table:table-cell/>
          <table:table-cell table:formula="of:=ABS([.V95])" office:value-type="float" office:value="4.311471140608" calcext:value-type="float">
            <text:p>4.311471140608</text:p>
          </table:table-cell>
          <table:table-cell table:formula="of:=ABS([.W95])" office:value-type="float" office:value="0" calcext:value-type="float">
            <text:p>0</text:p>
          </table:table-cell>
          <table:table-cell table:formula="of:=ABS([.X95])" office:value-type="float" office:value="0" calcext:value-type="float">
            <text:p>0</text:p>
          </table:table-cell>
          <table:table-cell table:formula="of:=ABS([.Y95])" office:value-type="float" office:value="0" calcext:value-type="float">
            <text:p>0</text:p>
          </table:table-cell>
          <table:table-cell table:formula="of:=ABS([.Z95])" office:value-type="float" office:value="0" calcext:value-type="float">
            <text:p>0</text:p>
          </table:table-cell>
          <table:table-cell table:formula="of:=ABS([.AA9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7.5" calcext:value-type="float">
            <text:p>47.5</text:p>
          </table:table-cell>
          <table:table-cell office:value-type="float" office:value="-0.381890802324" calcext:value-type="float">
            <text:p>-0.381890802324</text:p>
          </table:table-cell>
          <table:table-cell office:value-type="float" office:value="-1.79357342716" calcext:value-type="float">
            <text:p>-1.79357342716</text:p>
          </table:table-cell>
          <table:table-cell office:value-type="float" office:value="-1.60887430623" calcext:value-type="float">
            <text:p>-1.60887430623</text:p>
          </table:table-cell>
          <table:table-cell office:value-type="float" office:value="-1.592634922227" calcext:value-type="float">
            <text:p>-1.592634922227</text:p>
          </table:table-cell>
          <table:table-cell office:value-type="float" office:value="-1.551169336468" calcext:value-type="float">
            <text:p>-1.55116933646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.274013405622" calcext:value-type="float">
            <text:p>4.274013405622</text:p>
          </table:table-cell>
          <table:table-cell table:number-columns-repeated="15"/>
          <table:table-cell table:formula="of:=ABS([.N96])" office:value-type="float" office:value="0.381890802324" calcext:value-type="float">
            <text:p>0.381890802324</text:p>
          </table:table-cell>
          <table:table-cell table:formula="of:=ABS([.O96])" office:value-type="float" office:value="1.79357342716" calcext:value-type="float">
            <text:p>1.79357342716</text:p>
          </table:table-cell>
          <table:table-cell table:formula="of:=ABS([.P96])" office:value-type="float" office:value="1.60887430623" calcext:value-type="float">
            <text:p>1.60887430623</text:p>
          </table:table-cell>
          <table:table-cell table:formula="of:=ABS([.Q96])" office:value-type="float" office:value="1.592634922227" calcext:value-type="float">
            <text:p>1.592634922227</text:p>
          </table:table-cell>
          <table:table-cell table:formula="of:=ABS([.R96])" office:value-type="float" office:value="1.551169336468" calcext:value-type="float">
            <text:p>1.551169336468</text:p>
          </table:table-cell>
          <table:table-cell table:formula="of:=ABS([.S96])" office:value-type="float" office:value="0" calcext:value-type="float">
            <text:p>0</text:p>
          </table:table-cell>
          <table:table-cell/>
          <table:table-cell table:formula="of:=ABS([.V96])" office:value-type="float" office:value="4.274013405622" calcext:value-type="float">
            <text:p>4.274013405622</text:p>
          </table:table-cell>
          <table:table-cell table:formula="of:=ABS([.W96])" office:value-type="float" office:value="0" calcext:value-type="float">
            <text:p>0</text:p>
          </table:table-cell>
          <table:table-cell table:formula="of:=ABS([.X96])" office:value-type="float" office:value="0" calcext:value-type="float">
            <text:p>0</text:p>
          </table:table-cell>
          <table:table-cell table:formula="of:=ABS([.Y96])" office:value-type="float" office:value="0" calcext:value-type="float">
            <text:p>0</text:p>
          </table:table-cell>
          <table:table-cell table:formula="of:=ABS([.Z96])" office:value-type="float" office:value="0" calcext:value-type="float">
            <text:p>0</text:p>
          </table:table-cell>
          <table:table-cell table:formula="of:=ABS([.AA9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8" calcext:value-type="float">
            <text:p>48</text:p>
          </table:table-cell>
          <table:table-cell office:value-type="float" office:value="-0.437412144864" calcext:value-type="float">
            <text:p>-0.437412144864</text:p>
          </table:table-cell>
          <table:table-cell office:value-type="float" office:value="-1.8832380038" calcext:value-type="float">
            <text:p>-1.8832380038</text:p>
          </table:table-cell>
          <table:table-cell office:value-type="float" office:value="-1.702928420605" calcext:value-type="float">
            <text:p>-1.702928420605</text:p>
          </table:table-cell>
          <table:table-cell office:value-type="float" office:value="-1.681964026678" calcext:value-type="float">
            <text:p>-1.681964026678</text:p>
          </table:table-cell>
          <table:table-cell office:value-type="float" office:value="-1.635183358821" calcext:value-type="float">
            <text:p>-1.635183358821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office:value-type="float" office:value="4.261592235844" calcext:value-type="float">
            <text:p>4.261592235844</text:p>
          </table:table-cell>
          <table:table-cell table:number-columns-repeated="15"/>
          <table:table-cell table:formula="of:=ABS([.N97])" office:value-type="float" office:value="0.437412144864" calcext:value-type="float">
            <text:p>0.437412144864</text:p>
          </table:table-cell>
          <table:table-cell table:formula="of:=ABS([.O97])" office:value-type="float" office:value="1.8832380038" calcext:value-type="float">
            <text:p>1.8832380038</text:p>
          </table:table-cell>
          <table:table-cell table:formula="of:=ABS([.P97])" office:value-type="float" office:value="1.702928420605" calcext:value-type="float">
            <text:p>1.702928420605</text:p>
          </table:table-cell>
          <table:table-cell table:formula="of:=ABS([.Q97])" office:value-type="float" office:value="1.681964026678" calcext:value-type="float">
            <text:p>1.681964026678</text:p>
          </table:table-cell>
          <table:table-cell table:formula="of:=ABS([.R97])" office:value-type="float" office:value="1.635183358821" calcext:value-type="float">
            <text:p>1.635183358821</text:p>
          </table:table-cell>
          <table:table-cell table:formula="of:=ABS([.S97])" office:value-type="float" office:value="0" calcext:value-type="float">
            <text:p>0</text:p>
          </table:table-cell>
          <table:table-cell/>
          <table:table-cell table:formula="of:=ABS([.V97])" office:value-type="float" office:value="4.261592235844" calcext:value-type="float">
            <text:p>4.261592235844</text:p>
          </table:table-cell>
          <table:table-cell table:formula="of:=ABS([.W97])" office:value-type="float" office:value="0" calcext:value-type="float">
            <text:p>0</text:p>
          </table:table-cell>
          <table:table-cell table:formula="of:=ABS([.X97])" office:value-type="float" office:value="0" calcext:value-type="float">
            <text:p>0</text:p>
          </table:table-cell>
          <table:table-cell table:formula="of:=ABS([.Y97])" office:value-type="float" office:value="0" calcext:value-type="float">
            <text:p>0</text:p>
          </table:table-cell>
          <table:table-cell table:formula="of:=ABS([.Z97])" office:value-type="float" office:value="0" calcext:value-type="float">
            <text:p>0</text:p>
          </table:table-cell>
          <table:table-cell table:formula="of:=ABS([.AA9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8.5" calcext:value-type="float">
            <text:p>48.5</text:p>
          </table:table-cell>
          <table:table-cell office:value-type="float" office:value="-0.389409161713" calcext:value-type="float">
            <text:p>-0.389409161713</text:p>
          </table:table-cell>
          <table:table-cell office:value-type="float" office:value="-1.87904532355" calcext:value-type="float">
            <text:p>-1.87904532355</text:p>
          </table:table-cell>
          <table:table-cell office:value-type="float" office:value="-1.696501159086" calcext:value-type="float">
            <text:p>-1.696501159086</text:p>
          </table:table-cell>
          <table:table-cell office:value-type="float" office:value="-1.676756154493" calcext:value-type="float">
            <text:p>-1.676756154493</text:p>
          </table:table-cell>
          <table:table-cell office:value-type="float" office:value="-1.616293744083" calcext:value-type="float">
            <text:p>-1.61629374408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.277844882449" calcext:value-type="float">
            <text:p>4.277844882449</text:p>
          </table:table-cell>
          <table:table-cell table:number-columns-repeated="15"/>
          <table:table-cell table:formula="of:=ABS([.N98])" office:value-type="float" office:value="0.389409161713" calcext:value-type="float">
            <text:p>0.389409161713</text:p>
          </table:table-cell>
          <table:table-cell table:formula="of:=ABS([.O98])" office:value-type="float" office:value="1.87904532355" calcext:value-type="float">
            <text:p>1.87904532355</text:p>
          </table:table-cell>
          <table:table-cell table:formula="of:=ABS([.P98])" office:value-type="float" office:value="1.696501159086" calcext:value-type="float">
            <text:p>1.696501159086</text:p>
          </table:table-cell>
          <table:table-cell table:formula="of:=ABS([.Q98])" office:value-type="float" office:value="1.676756154493" calcext:value-type="float">
            <text:p>1.676756154493</text:p>
          </table:table-cell>
          <table:table-cell table:formula="of:=ABS([.R98])" office:value-type="float" office:value="1.616293744083" calcext:value-type="float">
            <text:p>1.616293744083</text:p>
          </table:table-cell>
          <table:table-cell table:formula="of:=ABS([.S98])" office:value-type="float" office:value="0" calcext:value-type="float">
            <text:p>0</text:p>
          </table:table-cell>
          <table:table-cell/>
          <table:table-cell table:formula="of:=ABS([.V98])" office:value-type="float" office:value="4.277844882449" calcext:value-type="float">
            <text:p>4.277844882449</text:p>
          </table:table-cell>
          <table:table-cell table:formula="of:=ABS([.W98])" office:value-type="float" office:value="0" calcext:value-type="float">
            <text:p>0</text:p>
          </table:table-cell>
          <table:table-cell table:formula="of:=ABS([.X98])" office:value-type="float" office:value="0" calcext:value-type="float">
            <text:p>0</text:p>
          </table:table-cell>
          <table:table-cell table:formula="of:=ABS([.Y98])" office:value-type="float" office:value="0" calcext:value-type="float">
            <text:p>0</text:p>
          </table:table-cell>
          <table:table-cell table:formula="of:=ABS([.Z98])" office:value-type="float" office:value="0" calcext:value-type="float">
            <text:p>0</text:p>
          </table:table-cell>
          <table:table-cell table:formula="of:=ABS([.AA9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9" calcext:value-type="float">
            <text:p>49</text:p>
          </table:table-cell>
          <table:table-cell office:value-type="float" office:value="-0.297214820705" calcext:value-type="float">
            <text:p>-0.297214820705</text:p>
          </table:table-cell>
          <table:table-cell office:value-type="float" office:value="-1.844784995446" calcext:value-type="float">
            <text:p>-1.844784995446</text:p>
          </table:table-cell>
          <table:table-cell office:value-type="float" office:value="-1.657062631251" calcext:value-type="float">
            <text:p>-1.657062631251</text:p>
          </table:table-cell>
          <table:table-cell office:value-type="float" office:value="-1.642306836259" calcext:value-type="float">
            <text:p>-1.642306836259</text:p>
          </table:table-cell>
          <table:table-cell office:value-type="float" office:value="-1.561339125498" calcext:value-type="float">
            <text:p>-1.561339125498</text:p>
          </table:table-cell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4.324292147183" calcext:value-type="float">
            <text:p>4.324292147183</text:p>
          </table:table-cell>
          <table:table-cell table:number-columns-repeated="15"/>
          <table:table-cell table:formula="of:=ABS([.N99])" office:value-type="float" office:value="0.297214820705" calcext:value-type="float">
            <text:p>0.297214820705</text:p>
          </table:table-cell>
          <table:table-cell table:formula="of:=ABS([.O99])" office:value-type="float" office:value="1.844784995446" calcext:value-type="float">
            <text:p>1.844784995446</text:p>
          </table:table-cell>
          <table:table-cell table:formula="of:=ABS([.P99])" office:value-type="float" office:value="1.657062631251" calcext:value-type="float">
            <text:p>1.657062631251</text:p>
          </table:table-cell>
          <table:table-cell table:formula="of:=ABS([.Q99])" office:value-type="float" office:value="1.642306836259" calcext:value-type="float">
            <text:p>1.642306836259</text:p>
          </table:table-cell>
          <table:table-cell table:formula="of:=ABS([.R99])" office:value-type="float" office:value="1.561339125498" calcext:value-type="float">
            <text:p>1.561339125498</text:p>
          </table:table-cell>
          <table:table-cell table:formula="of:=ABS([.S99])" office:value-type="float" office:value="0" calcext:value-type="float">
            <text:p>0</text:p>
          </table:table-cell>
          <table:table-cell/>
          <table:table-cell table:formula="of:=ABS([.V99])" office:value-type="float" office:value="4.324292147183" calcext:value-type="float">
            <text:p>4.324292147183</text:p>
          </table:table-cell>
          <table:table-cell table:formula="of:=ABS([.W99])" office:value-type="float" office:value="0" calcext:value-type="float">
            <text:p>0</text:p>
          </table:table-cell>
          <table:table-cell table:formula="of:=ABS([.X99])" office:value-type="float" office:value="0" calcext:value-type="float">
            <text:p>0</text:p>
          </table:table-cell>
          <table:table-cell table:formula="of:=ABS([.Y99])" office:value-type="float" office:value="0" calcext:value-type="float">
            <text:p>0</text:p>
          </table:table-cell>
          <table:table-cell table:formula="of:=ABS([.Z99])" office:value-type="float" office:value="0" calcext:value-type="float">
            <text:p>0</text:p>
          </table:table-cell>
          <table:table-cell table:formula="of:=ABS([.AA9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49.5" calcext:value-type="float">
            <text:p>49.5</text:p>
          </table:table-cell>
          <table:table-cell office:value-type="float" office:value="-0.215613337735" calcext:value-type="float">
            <text:p>-0.215613337735</text:p>
          </table:table-cell>
          <table:table-cell office:value-type="float" office:value="-1.837636497601" calcext:value-type="float">
            <text:p>-1.837636497601</text:p>
          </table:table-cell>
          <table:table-cell office:value-type="float" office:value="-1.648764048863" calcext:value-type="float">
            <text:p>-1.648764048863</text:p>
          </table:table-cell>
          <table:table-cell office:value-type="float" office:value="-1.639954502923" calcext:value-type="float">
            <text:p>-1.639954502923</text:p>
          </table:table-cell>
          <table:table-cell office:value-type="float" office:value="-1.534591498756" calcext:value-type="float">
            <text:p>-1.53459149875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.4003655225" calcext:value-type="float">
            <text:p>4.4003655225</text:p>
          </table:table-cell>
          <table:table-cell table:number-columns-repeated="15"/>
          <table:table-cell table:formula="of:=ABS([.N100])" office:value-type="float" office:value="0.215613337735" calcext:value-type="float">
            <text:p>0.215613337735</text:p>
          </table:table-cell>
          <table:table-cell table:formula="of:=ABS([.O100])" office:value-type="float" office:value="1.837636497601" calcext:value-type="float">
            <text:p>1.837636497601</text:p>
          </table:table-cell>
          <table:table-cell table:formula="of:=ABS([.P100])" office:value-type="float" office:value="1.648764048863" calcext:value-type="float">
            <text:p>1.648764048863</text:p>
          </table:table-cell>
          <table:table-cell table:formula="of:=ABS([.Q100])" office:value-type="float" office:value="1.639954502923" calcext:value-type="float">
            <text:p>1.639954502923</text:p>
          </table:table-cell>
          <table:table-cell table:formula="of:=ABS([.R100])" office:value-type="float" office:value="1.534591498756" calcext:value-type="float">
            <text:p>1.534591498756</text:p>
          </table:table-cell>
          <table:table-cell table:formula="of:=ABS([.S100])" office:value-type="float" office:value="0" calcext:value-type="float">
            <text:p>0</text:p>
          </table:table-cell>
          <table:table-cell/>
          <table:table-cell table:formula="of:=ABS([.V100])" office:value-type="float" office:value="4.4003655225" calcext:value-type="float">
            <text:p>4.4003655225</text:p>
          </table:table-cell>
          <table:table-cell table:formula="of:=ABS([.W100])" office:value-type="float" office:value="0" calcext:value-type="float">
            <text:p>0</text:p>
          </table:table-cell>
          <table:table-cell table:formula="of:=ABS([.X100])" office:value-type="float" office:value="0" calcext:value-type="float">
            <text:p>0</text:p>
          </table:table-cell>
          <table:table-cell table:formula="of:=ABS([.Y100])" office:value-type="float" office:value="0" calcext:value-type="float">
            <text:p>0</text:p>
          </table:table-cell>
          <table:table-cell table:formula="of:=ABS([.Z100])" office:value-type="float" office:value="0" calcext:value-type="float">
            <text:p>0</text:p>
          </table:table-cell>
          <table:table-cell table:formula="of:=ABS([.AA10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-0.166650628643" calcext:value-type="float">
            <text:p>-0.166650628643</text:p>
          </table:table-cell>
          <table:table-cell office:value-type="float" office:value="-1.885932898599" calcext:value-type="float">
            <text:p>-1.885932898599</text:p>
          </table:table-cell>
          <table:table-cell office:value-type="float" office:value="-1.703355617548" calcext:value-type="float">
            <text:p>-1.703355617548</text:p>
          </table:table-cell>
          <table:table-cell office:value-type="float" office:value="-1.699707021496" calcext:value-type="float">
            <text:p>-1.699707021496</text:p>
          </table:table-cell>
          <table:table-cell office:value-type="float" office:value="-1.568825400822" calcext:value-type="float">
            <text:p>-1.568825400822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office:value-type="float" office:value="4.5025008759" calcext:value-type="float">
            <text:p>4.5025008759</text:p>
          </table:table-cell>
          <table:table-cell table:number-columns-repeated="15"/>
          <table:table-cell table:formula="of:=ABS([.N101])" office:value-type="float" office:value="0.166650628643" calcext:value-type="float">
            <text:p>0.166650628643</text:p>
          </table:table-cell>
          <table:table-cell table:formula="of:=ABS([.O101])" office:value-type="float" office:value="1.885932898599" calcext:value-type="float">
            <text:p>1.885932898599</text:p>
          </table:table-cell>
          <table:table-cell table:formula="of:=ABS([.P101])" office:value-type="float" office:value="1.703355617548" calcext:value-type="float">
            <text:p>1.703355617548</text:p>
          </table:table-cell>
          <table:table-cell table:formula="of:=ABS([.Q101])" office:value-type="float" office:value="1.699707021496" calcext:value-type="float">
            <text:p>1.699707021496</text:p>
          </table:table-cell>
          <table:table-cell table:formula="of:=ABS([.R101])" office:value-type="float" office:value="1.568825400822" calcext:value-type="float">
            <text:p>1.568825400822</text:p>
          </table:table-cell>
          <table:table-cell table:formula="of:=ABS([.S101])" office:value-type="float" office:value="0" calcext:value-type="float">
            <text:p>0</text:p>
          </table:table-cell>
          <table:table-cell/>
          <table:table-cell table:formula="of:=ABS([.V101])" office:value-type="float" office:value="4.5025008759" calcext:value-type="float">
            <text:p>4.5025008759</text:p>
          </table:table-cell>
          <table:table-cell table:formula="of:=ABS([.W101])" office:value-type="float" office:value="0" calcext:value-type="float">
            <text:p>0</text:p>
          </table:table-cell>
          <table:table-cell table:formula="of:=ABS([.X101])" office:value-type="float" office:value="0" calcext:value-type="float">
            <text:p>0</text:p>
          </table:table-cell>
          <table:table-cell table:formula="of:=ABS([.Y101])" office:value-type="float" office:value="0" calcext:value-type="float">
            <text:p>0</text:p>
          </table:table-cell>
          <table:table-cell table:formula="of:=ABS([.Z101])" office:value-type="float" office:value="0" calcext:value-type="float">
            <text:p>0</text:p>
          </table:table-cell>
          <table:table-cell table:formula="of:=ABS([.AA10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0.5" calcext:value-type="float">
            <text:p>50.5</text:p>
          </table:table-cell>
          <table:table-cell office:value-type="float" office:value="-0.15993849629" calcext:value-type="float">
            <text:p>-0.15993849629</text:p>
          </table:table-cell>
          <table:table-cell office:value-type="float" office:value="-2.000791379003" calcext:value-type="float">
            <text:p>-2.000791379003</text:p>
          </table:table-cell>
          <table:table-cell office:value-type="float" office:value="-1.829122542765" calcext:value-type="float">
            <text:p>-1.829122542765</text:p>
          </table:table-cell>
          <table:table-cell office:value-type="float" office:value="-1.829242334188" calcext:value-type="float">
            <text:p>-1.829242334188</text:p>
          </table:table-cell>
          <table:table-cell office:value-type="float" office:value="-1.674198151664" calcext:value-type="float">
            <text:p>-1.67419815166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.624961138236" calcext:value-type="float">
            <text:p>4.624961138236</text:p>
          </table:table-cell>
          <table:table-cell table:number-columns-repeated="15"/>
          <table:table-cell table:formula="of:=ABS([.N102])" office:value-type="float" office:value="0.15993849629" calcext:value-type="float">
            <text:p>0.15993849629</text:p>
          </table:table-cell>
          <table:table-cell table:formula="of:=ABS([.O102])" office:value-type="float" office:value="2.000791379003" calcext:value-type="float">
            <text:p>2.000791379003</text:p>
          </table:table-cell>
          <table:table-cell table:formula="of:=ABS([.P102])" office:value-type="float" office:value="1.829122542765" calcext:value-type="float">
            <text:p>1.829122542765</text:p>
          </table:table-cell>
          <table:table-cell table:formula="of:=ABS([.Q102])" office:value-type="float" office:value="1.829242334188" calcext:value-type="float">
            <text:p>1.829242334188</text:p>
          </table:table-cell>
          <table:table-cell table:formula="of:=ABS([.R102])" office:value-type="float" office:value="1.674198151664" calcext:value-type="float">
            <text:p>1.674198151664</text:p>
          </table:table-cell>
          <table:table-cell table:formula="of:=ABS([.S102])" office:value-type="float" office:value="0" calcext:value-type="float">
            <text:p>0</text:p>
          </table:table-cell>
          <table:table-cell/>
          <table:table-cell table:formula="of:=ABS([.V102])" office:value-type="float" office:value="4.624961138236" calcext:value-type="float">
            <text:p>4.624961138236</text:p>
          </table:table-cell>
          <table:table-cell table:formula="of:=ABS([.W102])" office:value-type="float" office:value="0" calcext:value-type="float">
            <text:p>0</text:p>
          </table:table-cell>
          <table:table-cell table:formula="of:=ABS([.X102])" office:value-type="float" office:value="0" calcext:value-type="float">
            <text:p>0</text:p>
          </table:table-cell>
          <table:table-cell table:formula="of:=ABS([.Y102])" office:value-type="float" office:value="0" calcext:value-type="float">
            <text:p>0</text:p>
          </table:table-cell>
          <table:table-cell table:formula="of:=ABS([.Z102])" office:value-type="float" office:value="0" calcext:value-type="float">
            <text:p>0</text:p>
          </table:table-cell>
          <table:table-cell table:formula="of:=ABS([.AA10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-0.204400529742" calcext:value-type="float">
            <text:p>-0.204400529742</text:p>
          </table:table-cell>
          <table:table-cell office:value-type="float" office:value="-2.1808308332" calcext:value-type="float">
            <text:p>-2.1808308332</text:p>
          </table:table-cell>
          <table:table-cell office:value-type="float" office:value="-2.017810445583" calcext:value-type="float">
            <text:p>-2.017810445583</text:p>
          </table:table-cell>
          <table:table-cell office:value-type="float" office:value="-2.020596154996" calcext:value-type="float">
            <text:p>-2.020596154996</text:p>
          </table:table-cell>
          <table:table-cell office:value-type="float" office:value="-1.844473969273" calcext:value-type="float">
            <text:p>-1.844473969273</text:p>
          </table:table-cell>
          <table:table-cell table:number-columns-repeated="2"/>
          <table:table-cell office:value-type="float" office:value="50.5" calcext:value-type="float">
            <text:p>50.5</text:p>
          </table:table-cell>
          <table:table-cell office:value-type="float" office:value="4.757238691087" calcext:value-type="float">
            <text:p>4.757238691087</text:p>
          </table:table-cell>
          <table:table-cell table:number-columns-repeated="15"/>
          <table:table-cell table:formula="of:=ABS([.N103])" office:value-type="float" office:value="0.204400529742" calcext:value-type="float">
            <text:p>0.204400529742</text:p>
          </table:table-cell>
          <table:table-cell table:formula="of:=ABS([.O103])" office:value-type="float" office:value="2.1808308332" calcext:value-type="float">
            <text:p>2.1808308332</text:p>
          </table:table-cell>
          <table:table-cell table:formula="of:=ABS([.P103])" office:value-type="float" office:value="2.017810445583" calcext:value-type="float">
            <text:p>2.017810445583</text:p>
          </table:table-cell>
          <table:table-cell table:formula="of:=ABS([.Q103])" office:value-type="float" office:value="2.020596154996" calcext:value-type="float">
            <text:p>2.020596154996</text:p>
          </table:table-cell>
          <table:table-cell table:formula="of:=ABS([.R103])" office:value-type="float" office:value="1.844473969273" calcext:value-type="float">
            <text:p>1.844473969273</text:p>
          </table:table-cell>
          <table:table-cell table:formula="of:=ABS([.S103])" office:value-type="float" office:value="0" calcext:value-type="float">
            <text:p>0</text:p>
          </table:table-cell>
          <table:table-cell/>
          <table:table-cell table:formula="of:=ABS([.V103])" office:value-type="float" office:value="4.757238691087" calcext:value-type="float">
            <text:p>4.757238691087</text:p>
          </table:table-cell>
          <table:table-cell table:formula="of:=ABS([.W103])" office:value-type="float" office:value="0" calcext:value-type="float">
            <text:p>0</text:p>
          </table:table-cell>
          <table:table-cell table:formula="of:=ABS([.X103])" office:value-type="float" office:value="0" calcext:value-type="float">
            <text:p>0</text:p>
          </table:table-cell>
          <table:table-cell table:formula="of:=ABS([.Y103])" office:value-type="float" office:value="0" calcext:value-type="float">
            <text:p>0</text:p>
          </table:table-cell>
          <table:table-cell table:formula="of:=ABS([.Z103])" office:value-type="float" office:value="0" calcext:value-type="float">
            <text:p>0</text:p>
          </table:table-cell>
          <table:table-cell table:formula="of:=ABS([.AA10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1.5" calcext:value-type="float">
            <text:p>51.5</text:p>
          </table:table-cell>
          <table:table-cell office:value-type="float" office:value="-0.30429542387" calcext:value-type="float">
            <text:p>-0.30429542387</text:p>
          </table:table-cell>
          <table:table-cell office:value-type="float" office:value="-2.413865356562" calcext:value-type="float">
            <text:p>-2.413865356562</text:p>
          </table:table-cell>
          <table:table-cell office:value-type="float" office:value="-2.249366161231" calcext:value-type="float">
            <text:p>-2.249366161231</text:p>
          </table:table-cell>
          <table:table-cell office:value-type="float" office:value="-2.254613054525" calcext:value-type="float">
            <text:p>-2.254613054525</text:p>
          </table:table-cell>
          <table:table-cell office:value-type="float" office:value="-2.06080163485" calcext:value-type="float">
            <text:p>-2.0608016348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.885054843785" calcext:value-type="float">
            <text:p>4.885054843785</text:p>
          </table:table-cell>
          <table:table-cell table:number-columns-repeated="15"/>
          <table:table-cell table:formula="of:=ABS([.N104])" office:value-type="float" office:value="0.30429542387" calcext:value-type="float">
            <text:p>0.30429542387</text:p>
          </table:table-cell>
          <table:table-cell table:formula="of:=ABS([.O104])" office:value-type="float" office:value="2.413865356562" calcext:value-type="float">
            <text:p>2.413865356562</text:p>
          </table:table-cell>
          <table:table-cell table:formula="of:=ABS([.P104])" office:value-type="float" office:value="2.249366161231" calcext:value-type="float">
            <text:p>2.249366161231</text:p>
          </table:table-cell>
          <table:table-cell table:formula="of:=ABS([.Q104])" office:value-type="float" office:value="2.254613054525" calcext:value-type="float">
            <text:p>2.254613054525</text:p>
          </table:table-cell>
          <table:table-cell table:formula="of:=ABS([.R104])" office:value-type="float" office:value="2.06080163485" calcext:value-type="float">
            <text:p>2.06080163485</text:p>
          </table:table-cell>
          <table:table-cell table:formula="of:=ABS([.S104])" office:value-type="float" office:value="0" calcext:value-type="float">
            <text:p>0</text:p>
          </table:table-cell>
          <table:table-cell/>
          <table:table-cell table:formula="of:=ABS([.V104])" office:value-type="float" office:value="4.885054843785" calcext:value-type="float">
            <text:p>4.885054843785</text:p>
          </table:table-cell>
          <table:table-cell table:formula="of:=ABS([.W104])" office:value-type="float" office:value="0" calcext:value-type="float">
            <text:p>0</text:p>
          </table:table-cell>
          <table:table-cell table:formula="of:=ABS([.X104])" office:value-type="float" office:value="0" calcext:value-type="float">
            <text:p>0</text:p>
          </table:table-cell>
          <table:table-cell table:formula="of:=ABS([.Y104])" office:value-type="float" office:value="0" calcext:value-type="float">
            <text:p>0</text:p>
          </table:table-cell>
          <table:table-cell table:formula="of:=ABS([.Z104])" office:value-type="float" office:value="0" calcext:value-type="float">
            <text:p>0</text:p>
          </table:table-cell>
          <table:table-cell table:formula="of:=ABS([.AA10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2" calcext:value-type="float">
            <text:p>52</text:p>
          </table:table-cell>
          <table:table-cell office:value-type="float" office:value="-0.448500250268" calcext:value-type="float">
            <text:p>-0.448500250268</text:p>
          </table:table-cell>
          <table:table-cell office:value-type="float" office:value="-2.6759661603" calcext:value-type="float">
            <text:p>-2.6759661603</text:p>
          </table:table-cell>
          <table:table-cell office:value-type="float" office:value="-2.49375464893" calcext:value-type="float">
            <text:p>-2.49375464893</text:p>
          </table:table-cell>
          <table:table-cell office:value-type="float" office:value="-2.502344552306" calcext:value-type="float">
            <text:p>-2.502344552306</text:p>
          </table:table-cell>
          <table:table-cell office:value-type="float" office:value="-2.2933605611" calcext:value-type="float">
            <text:p>-2.2933605611</text:p>
          </table:table-cell>
          <table:table-cell table:number-columns-repeated="2"/>
          <table:table-cell office:value-type="float" office:value="51.5" calcext:value-type="float">
            <text:p>51.5</text:p>
          </table:table-cell>
          <table:table-cell office:value-type="float" office:value="4.990816767519" calcext:value-type="float">
            <text:p>4.990816767519</text:p>
          </table:table-cell>
          <table:table-cell table:number-columns-repeated="15"/>
          <table:table-cell table:formula="of:=ABS([.N105])" office:value-type="float" office:value="0.448500250268" calcext:value-type="float">
            <text:p>0.448500250268</text:p>
          </table:table-cell>
          <table:table-cell table:formula="of:=ABS([.O105])" office:value-type="float" office:value="2.6759661603" calcext:value-type="float">
            <text:p>2.6759661603</text:p>
          </table:table-cell>
          <table:table-cell table:formula="of:=ABS([.P105])" office:value-type="float" office:value="2.49375464893" calcext:value-type="float">
            <text:p>2.49375464893</text:p>
          </table:table-cell>
          <table:table-cell table:formula="of:=ABS([.Q105])" office:value-type="float" office:value="2.502344552306" calcext:value-type="float">
            <text:p>2.502344552306</text:p>
          </table:table-cell>
          <table:table-cell table:formula="of:=ABS([.R105])" office:value-type="float" office:value="2.2933605611" calcext:value-type="float">
            <text:p>2.2933605611</text:p>
          </table:table-cell>
          <table:table-cell table:formula="of:=ABS([.S105])" office:value-type="float" office:value="0" calcext:value-type="float">
            <text:p>0</text:p>
          </table:table-cell>
          <table:table-cell/>
          <table:table-cell table:formula="of:=ABS([.V105])" office:value-type="float" office:value="4.990816767519" calcext:value-type="float">
            <text:p>4.990816767519</text:p>
          </table:table-cell>
          <table:table-cell table:formula="of:=ABS([.W105])" office:value-type="float" office:value="0" calcext:value-type="float">
            <text:p>0</text:p>
          </table:table-cell>
          <table:table-cell table:formula="of:=ABS([.X105])" office:value-type="float" office:value="0" calcext:value-type="float">
            <text:p>0</text:p>
          </table:table-cell>
          <table:table-cell table:formula="of:=ABS([.Y105])" office:value-type="float" office:value="0" calcext:value-type="float">
            <text:p>0</text:p>
          </table:table-cell>
          <table:table-cell table:formula="of:=ABS([.Z105])" office:value-type="float" office:value="0" calcext:value-type="float">
            <text:p>0</text:p>
          </table:table-cell>
          <table:table-cell table:formula="of:=ABS([.AA10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2.5" calcext:value-type="float">
            <text:p>52.5</text:p>
          </table:table-cell>
          <table:table-cell office:value-type="float" office:value="-0.604304551241" calcext:value-type="float">
            <text:p>-0.604304551241</text:p>
          </table:table-cell>
          <table:table-cell office:value-type="float" office:value="-2.932122516261" calcext:value-type="float">
            <text:p>-2.932122516261</text:p>
          </table:table-cell>
          <table:table-cell office:value-type="float" office:value="-2.713611104385" calcext:value-type="float">
            <text:p>-2.713611104385</text:p>
          </table:table-cell>
          <table:table-cell office:value-type="float" office:value="-2.727362438415" calcext:value-type="float">
            <text:p>-2.727362438415</text:p>
          </table:table-cell>
          <table:table-cell office:value-type="float" office:value="-2.504022536804" calcext:value-type="float">
            <text:p>-2.50402253680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.058460185661" calcext:value-type="float">
            <text:p>5.058460185661</text:p>
          </table:table-cell>
          <table:table-cell table:number-columns-repeated="15"/>
          <table:table-cell table:formula="of:=ABS([.N106])" office:value-type="float" office:value="0.604304551241" calcext:value-type="float">
            <text:p>0.604304551241</text:p>
          </table:table-cell>
          <table:table-cell table:formula="of:=ABS([.O106])" office:value-type="float" office:value="2.932122516261" calcext:value-type="float">
            <text:p>2.932122516261</text:p>
          </table:table-cell>
          <table:table-cell table:formula="of:=ABS([.P106])" office:value-type="float" office:value="2.713611104385" calcext:value-type="float">
            <text:p>2.713611104385</text:p>
          </table:table-cell>
          <table:table-cell table:formula="of:=ABS([.Q106])" office:value-type="float" office:value="2.727362438415" calcext:value-type="float">
            <text:p>2.727362438415</text:p>
          </table:table-cell>
          <table:table-cell table:formula="of:=ABS([.R106])" office:value-type="float" office:value="2.504022536804" calcext:value-type="float">
            <text:p>2.504022536804</text:p>
          </table:table-cell>
          <table:table-cell table:formula="of:=ABS([.S106])" office:value-type="float" office:value="0" calcext:value-type="float">
            <text:p>0</text:p>
          </table:table-cell>
          <table:table-cell/>
          <table:table-cell table:formula="of:=ABS([.V106])" office:value-type="float" office:value="5.058460185661" calcext:value-type="float">
            <text:p>5.058460185661</text:p>
          </table:table-cell>
          <table:table-cell table:formula="of:=ABS([.W106])" office:value-type="float" office:value="0" calcext:value-type="float">
            <text:p>0</text:p>
          </table:table-cell>
          <table:table-cell table:formula="of:=ABS([.X106])" office:value-type="float" office:value="0" calcext:value-type="float">
            <text:p>0</text:p>
          </table:table-cell>
          <table:table-cell table:formula="of:=ABS([.Y106])" office:value-type="float" office:value="0" calcext:value-type="float">
            <text:p>0</text:p>
          </table:table-cell>
          <table:table-cell table:formula="of:=ABS([.Z106])" office:value-type="float" office:value="0" calcext:value-type="float">
            <text:p>0</text:p>
          </table:table-cell>
          <table:table-cell table:formula="of:=ABS([.AA10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-0.725759737886" calcext:value-type="float">
            <text:p>-0.725759737886</text:p>
          </table:table-cell>
          <table:table-cell office:value-type="float" office:value="-3.141514817105" calcext:value-type="float">
            <text:p>-3.141514817105</text:p>
          </table:table-cell>
          <table:table-cell office:value-type="float" office:value="-2.86927428595" calcext:value-type="float">
            <text:p>-2.86927428595</text:p>
          </table:table-cell>
          <table:table-cell office:value-type="float" office:value="-2.890612492788" calcext:value-type="float">
            <text:p>-2.890612492788</text:p>
          </table:table-cell>
          <table:table-cell office:value-type="float" office:value="-2.651906412661" calcext:value-type="float">
            <text:p>-2.651906412661</text:p>
          </table:table-cell>
          <table:table-cell table:number-columns-repeated="2"/>
          <table:table-cell office:value-type="float" office:value="52.5" calcext:value-type="float">
            <text:p>52.5</text:p>
          </table:table-cell>
          <table:table-cell office:value-type="float" office:value="5.090552058533" calcext:value-type="float">
            <text:p>5.090552058533</text:p>
          </table:table-cell>
          <table:table-cell table:number-columns-repeated="15"/>
          <table:table-cell table:formula="of:=ABS([.N107])" office:value-type="float" office:value="0.725759737886" calcext:value-type="float">
            <text:p>0.725759737886</text:p>
          </table:table-cell>
          <table:table-cell table:formula="of:=ABS([.O107])" office:value-type="float" office:value="3.141514817105" calcext:value-type="float">
            <text:p>3.141514817105</text:p>
          </table:table-cell>
          <table:table-cell table:formula="of:=ABS([.P107])" office:value-type="float" office:value="2.86927428595" calcext:value-type="float">
            <text:p>2.86927428595</text:p>
          </table:table-cell>
          <table:table-cell table:formula="of:=ABS([.Q107])" office:value-type="float" office:value="2.890612492788" calcext:value-type="float">
            <text:p>2.890612492788</text:p>
          </table:table-cell>
          <table:table-cell table:formula="of:=ABS([.R107])" office:value-type="float" office:value="2.651906412661" calcext:value-type="float">
            <text:p>2.651906412661</text:p>
          </table:table-cell>
          <table:table-cell table:formula="of:=ABS([.S107])" office:value-type="float" office:value="0" calcext:value-type="float">
            <text:p>0</text:p>
          </table:table-cell>
          <table:table-cell/>
          <table:table-cell table:formula="of:=ABS([.V107])" office:value-type="float" office:value="5.090552058533" calcext:value-type="float">
            <text:p>5.090552058533</text:p>
          </table:table-cell>
          <table:table-cell table:formula="of:=ABS([.W107])" office:value-type="float" office:value="0" calcext:value-type="float">
            <text:p>0</text:p>
          </table:table-cell>
          <table:table-cell table:formula="of:=ABS([.X107])" office:value-type="float" office:value="0" calcext:value-type="float">
            <text:p>0</text:p>
          </table:table-cell>
          <table:table-cell table:formula="of:=ABS([.Y107])" office:value-type="float" office:value="0" calcext:value-type="float">
            <text:p>0</text:p>
          </table:table-cell>
          <table:table-cell table:formula="of:=ABS([.Z107])" office:value-type="float" office:value="0" calcext:value-type="float">
            <text:p>0</text:p>
          </table:table-cell>
          <table:table-cell table:formula="of:=ABS([.AA10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3.5" calcext:value-type="float">
            <text:p>53.5</text:p>
          </table:table-cell>
          <table:table-cell office:value-type="float" office:value="-0.7952245589" calcext:value-type="float">
            <text:p>-0.7952245589</text:p>
          </table:table-cell>
          <table:table-cell office:value-type="float" office:value="-3.293884243832" calcext:value-type="float">
            <text:p>-3.293884243832</text:p>
          </table:table-cell>
          <table:table-cell office:value-type="float" office:value="-2.952938651652" calcext:value-type="float">
            <text:p>-2.952938651652</text:p>
          </table:table-cell>
          <table:table-cell office:value-type="float" office:value="-2.984656607942" calcext:value-type="float">
            <text:p>-2.984656607942</text:p>
          </table:table-cell>
          <table:table-cell office:value-type="float" office:value="-2.727840736758" calcext:value-type="float">
            <text:p>-2.72784073675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.1305870764" calcext:value-type="float">
            <text:p>5.1305870764</text:p>
          </table:table-cell>
          <table:table-cell table:number-columns-repeated="15"/>
          <table:table-cell table:formula="of:=ABS([.N108])" office:value-type="float" office:value="0.7952245589" calcext:value-type="float">
            <text:p>0.7952245589</text:p>
          </table:table-cell>
          <table:table-cell table:formula="of:=ABS([.O108])" office:value-type="float" office:value="3.293884243832" calcext:value-type="float">
            <text:p>3.293884243832</text:p>
          </table:table-cell>
          <table:table-cell table:formula="of:=ABS([.P108])" office:value-type="float" office:value="2.952938651652" calcext:value-type="float">
            <text:p>2.952938651652</text:p>
          </table:table-cell>
          <table:table-cell table:formula="of:=ABS([.Q108])" office:value-type="float" office:value="2.984656607942" calcext:value-type="float">
            <text:p>2.984656607942</text:p>
          </table:table-cell>
          <table:table-cell table:formula="of:=ABS([.R108])" office:value-type="float" office:value="2.727840736758" calcext:value-type="float">
            <text:p>2.727840736758</text:p>
          </table:table-cell>
          <table:table-cell table:formula="of:=ABS([.S108])" office:value-type="float" office:value="0" calcext:value-type="float">
            <text:p>0</text:p>
          </table:table-cell>
          <table:table-cell/>
          <table:table-cell table:formula="of:=ABS([.V108])" office:value-type="float" office:value="5.1305870764" calcext:value-type="float">
            <text:p>5.1305870764</text:p>
          </table:table-cell>
          <table:table-cell table:formula="of:=ABS([.W108])" office:value-type="float" office:value="0" calcext:value-type="float">
            <text:p>0</text:p>
          </table:table-cell>
          <table:table-cell table:formula="of:=ABS([.X108])" office:value-type="float" office:value="0" calcext:value-type="float">
            <text:p>0</text:p>
          </table:table-cell>
          <table:table-cell table:formula="of:=ABS([.Y108])" office:value-type="float" office:value="0" calcext:value-type="float">
            <text:p>0</text:p>
          </table:table-cell>
          <table:table-cell table:formula="of:=ABS([.Z108])" office:value-type="float" office:value="0" calcext:value-type="float">
            <text:p>0</text:p>
          </table:table-cell>
          <table:table-cell table:formula="of:=ABS([.AA10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-0.834819356836" calcext:value-type="float">
            <text:p>-0.834819356836</text:p>
          </table:table-cell>
          <table:table-cell office:value-type="float" office:value="-3.412826371929" calcext:value-type="float">
            <text:p>-3.412826371929</text:p>
          </table:table-cell>
          <table:table-cell office:value-type="float" office:value="-2.993611629715" calcext:value-type="float">
            <text:p>-2.993611629715</text:p>
          </table:table-cell>
          <table:table-cell office:value-type="float" office:value="-3.038232695233" calcext:value-type="float">
            <text:p>-3.038232695233</text:p>
          </table:table-cell>
          <table:table-cell office:value-type="float" office:value="-2.759933387094" calcext:value-type="float">
            <text:p>-2.759933387094</text:p>
          </table:table-cell>
          <table:table-cell table:number-columns-repeated="2"/>
          <table:table-cell office:value-type="float" office:value="53.5" calcext:value-type="float">
            <text:p>53.5</text:p>
          </table:table-cell>
          <table:table-cell office:value-type="float" office:value="5.239012682945" calcext:value-type="float">
            <text:p>5.239012682945</text:p>
          </table:table-cell>
          <table:table-cell table:number-columns-repeated="15"/>
          <table:table-cell table:formula="of:=ABS([.N109])" office:value-type="float" office:value="0.834819356836" calcext:value-type="float">
            <text:p>0.834819356836</text:p>
          </table:table-cell>
          <table:table-cell table:formula="of:=ABS([.O109])" office:value-type="float" office:value="3.412826371929" calcext:value-type="float">
            <text:p>3.412826371929</text:p>
          </table:table-cell>
          <table:table-cell table:formula="of:=ABS([.P109])" office:value-type="float" office:value="2.993611629715" calcext:value-type="float">
            <text:p>2.993611629715</text:p>
          </table:table-cell>
          <table:table-cell table:formula="of:=ABS([.Q109])" office:value-type="float" office:value="3.038232695233" calcext:value-type="float">
            <text:p>3.038232695233</text:p>
          </table:table-cell>
          <table:table-cell table:formula="of:=ABS([.R109])" office:value-type="float" office:value="2.759933387094" calcext:value-type="float">
            <text:p>2.759933387094</text:p>
          </table:table-cell>
          <table:table-cell table:formula="of:=ABS([.S109])" office:value-type="float" office:value="0" calcext:value-type="float">
            <text:p>0</text:p>
          </table:table-cell>
          <table:table-cell/>
          <table:table-cell table:formula="of:=ABS([.V109])" office:value-type="float" office:value="5.239012682945" calcext:value-type="float">
            <text:p>5.239012682945</text:p>
          </table:table-cell>
          <table:table-cell table:formula="of:=ABS([.W109])" office:value-type="float" office:value="0" calcext:value-type="float">
            <text:p>0</text:p>
          </table:table-cell>
          <table:table-cell table:formula="of:=ABS([.X109])" office:value-type="float" office:value="0" calcext:value-type="float">
            <text:p>0</text:p>
          </table:table-cell>
          <table:table-cell table:formula="of:=ABS([.Y109])" office:value-type="float" office:value="0" calcext:value-type="float">
            <text:p>0</text:p>
          </table:table-cell>
          <table:table-cell table:formula="of:=ABS([.Z109])" office:value-type="float" office:value="0" calcext:value-type="float">
            <text:p>0</text:p>
          </table:table-cell>
          <table:table-cell table:formula="of:=ABS([.AA10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4.5" calcext:value-type="float">
            <text:p>54.5</text:p>
          </table:table-cell>
          <table:table-cell office:value-type="float" office:value="-0.861588113487" calcext:value-type="float">
            <text:p>-0.861588113487</text:p>
          </table:table-cell>
          <table:table-cell office:value-type="float" office:value="-3.516414978749" calcext:value-type="float">
            <text:p>-3.516414978749</text:p>
          </table:table-cell>
          <table:table-cell office:value-type="float" office:value="-3.013107159081" calcext:value-type="float">
            <text:p>-3.013107159081</text:p>
          </table:table-cell>
          <table:table-cell office:value-type="float" office:value="-3.072895997731" calcext:value-type="float">
            <text:p>-3.072895997731</text:p>
          </table:table-cell>
          <table:table-cell office:value-type="float" office:value="-2.76906225152" calcext:value-type="float">
            <text:p>-2.7690622515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.41072248173" calcext:value-type="float">
            <text:p>5.41072248173</text:p>
          </table:table-cell>
          <table:table-cell table:number-columns-repeated="15"/>
          <table:table-cell table:formula="of:=ABS([.N110])" office:value-type="float" office:value="0.861588113487" calcext:value-type="float">
            <text:p>0.861588113487</text:p>
          </table:table-cell>
          <table:table-cell table:formula="of:=ABS([.O110])" office:value-type="float" office:value="3.516414978749" calcext:value-type="float">
            <text:p>3.516414978749</text:p>
          </table:table-cell>
          <table:table-cell table:formula="of:=ABS([.P110])" office:value-type="float" office:value="3.013107159081" calcext:value-type="float">
            <text:p>3.013107159081</text:p>
          </table:table-cell>
          <table:table-cell table:formula="of:=ABS([.Q110])" office:value-type="float" office:value="3.072895997731" calcext:value-type="float">
            <text:p>3.072895997731</text:p>
          </table:table-cell>
          <table:table-cell table:formula="of:=ABS([.R110])" office:value-type="float" office:value="2.76906225152" calcext:value-type="float">
            <text:p>2.76906225152</text:p>
          </table:table-cell>
          <table:table-cell table:formula="of:=ABS([.S110])" office:value-type="float" office:value="0" calcext:value-type="float">
            <text:p>0</text:p>
          </table:table-cell>
          <table:table-cell/>
          <table:table-cell table:formula="of:=ABS([.V110])" office:value-type="float" office:value="5.41072248173" calcext:value-type="float">
            <text:p>5.41072248173</text:p>
          </table:table-cell>
          <table:table-cell table:formula="of:=ABS([.W110])" office:value-type="float" office:value="0" calcext:value-type="float">
            <text:p>0</text:p>
          </table:table-cell>
          <table:table-cell table:formula="of:=ABS([.X110])" office:value-type="float" office:value="0" calcext:value-type="float">
            <text:p>0</text:p>
          </table:table-cell>
          <table:table-cell table:formula="of:=ABS([.Y110])" office:value-type="float" office:value="0" calcext:value-type="float">
            <text:p>0</text:p>
          </table:table-cell>
          <table:table-cell table:formula="of:=ABS([.Z110])" office:value-type="float" office:value="0" calcext:value-type="float">
            <text:p>0</text:p>
          </table:table-cell>
          <table:table-cell table:formula="of:=ABS([.AA11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5" calcext:value-type="float">
            <text:p>55</text:p>
          </table:table-cell>
          <table:table-cell office:value-type="float" office:value="-0.881160238431" calcext:value-type="float">
            <text:p>-0.881160238431</text:p>
          </table:table-cell>
          <table:table-cell office:value-type="float" office:value="-3.601426054808" calcext:value-type="float">
            <text:p>-3.601426054808</text:p>
          </table:table-cell>
          <table:table-cell office:value-type="float" office:value="-3.018964168095" calcext:value-type="float">
            <text:p>-3.018964168095</text:p>
          </table:table-cell>
          <table:table-cell office:value-type="float" office:value="-3.094282107972" calcext:value-type="float">
            <text:p>-3.094282107972</text:p>
          </table:table-cell>
          <table:table-cell office:value-type="float" office:value="-2.763406520985" calcext:value-type="float">
            <text:p>-2.763406520985</text:p>
          </table:table-cell>
          <table:table-cell table:number-columns-repeated="2"/>
          <table:table-cell office:value-type="float" office:value="54.5" calcext:value-type="float">
            <text:p>54.5</text:p>
          </table:table-cell>
          <table:table-cell office:value-type="float" office:value="5.5591184004" calcext:value-type="float">
            <text:p>5.5591184004</text:p>
          </table:table-cell>
          <table:table-cell table:number-columns-repeated="15"/>
          <table:table-cell table:formula="of:=ABS([.N111])" office:value-type="float" office:value="0.881160238431" calcext:value-type="float">
            <text:p>0.881160238431</text:p>
          </table:table-cell>
          <table:table-cell table:formula="of:=ABS([.O111])" office:value-type="float" office:value="3.601426054808" calcext:value-type="float">
            <text:p>3.601426054808</text:p>
          </table:table-cell>
          <table:table-cell table:formula="of:=ABS([.P111])" office:value-type="float" office:value="3.018964168095" calcext:value-type="float">
            <text:p>3.018964168095</text:p>
          </table:table-cell>
          <table:table-cell table:formula="of:=ABS([.Q111])" office:value-type="float" office:value="3.094282107972" calcext:value-type="float">
            <text:p>3.094282107972</text:p>
          </table:table-cell>
          <table:table-cell table:formula="of:=ABS([.R111])" office:value-type="float" office:value="2.763406520985" calcext:value-type="float">
            <text:p>2.763406520985</text:p>
          </table:table-cell>
          <table:table-cell table:formula="of:=ABS([.S111])" office:value-type="float" office:value="0" calcext:value-type="float">
            <text:p>0</text:p>
          </table:table-cell>
          <table:table-cell/>
          <table:table-cell table:formula="of:=ABS([.V111])" office:value-type="float" office:value="5.5591184004" calcext:value-type="float">
            <text:p>5.5591184004</text:p>
          </table:table-cell>
          <table:table-cell table:formula="of:=ABS([.W111])" office:value-type="float" office:value="0" calcext:value-type="float">
            <text:p>0</text:p>
          </table:table-cell>
          <table:table-cell table:formula="of:=ABS([.X111])" office:value-type="float" office:value="0" calcext:value-type="float">
            <text:p>0</text:p>
          </table:table-cell>
          <table:table-cell table:formula="of:=ABS([.Y111])" office:value-type="float" office:value="0" calcext:value-type="float">
            <text:p>0</text:p>
          </table:table-cell>
          <table:table-cell table:formula="of:=ABS([.Z111])" office:value-type="float" office:value="0" calcext:value-type="float">
            <text:p>0</text:p>
          </table:table-cell>
          <table:table-cell table:formula="of:=ABS([.AA11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5.5" calcext:value-type="float">
            <text:p>55.5</text:p>
          </table:table-cell>
          <table:table-cell office:value-type="float" office:value="-0.901786569627" calcext:value-type="float">
            <text:p>-0.901786569627</text:p>
          </table:table-cell>
          <table:table-cell office:value-type="float" office:value="-3.675874348473" calcext:value-type="float">
            <text:p>-3.675874348473</text:p>
          </table:table-cell>
          <table:table-cell office:value-type="float" office:value="-3.014419709452" calcext:value-type="float">
            <text:p>-3.014419709452</text:p>
          </table:table-cell>
          <table:table-cell office:value-type="float" office:value="-3.106360838522" calcext:value-type="float">
            <text:p>-3.106360838522</text:p>
          </table:table-cell>
          <table:table-cell office:value-type="float" office:value="-2.745560147008" calcext:value-type="float">
            <text:p>-2.74556014700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.609264941475" calcext:value-type="float">
            <text:p>5.609264941475</text:p>
          </table:table-cell>
          <table:table-cell table:number-columns-repeated="15"/>
          <table:table-cell table:formula="of:=ABS([.N112])" office:value-type="float" office:value="0.901786569627" calcext:value-type="float">
            <text:p>0.901786569627</text:p>
          </table:table-cell>
          <table:table-cell table:formula="of:=ABS([.O112])" office:value-type="float" office:value="3.675874348473" calcext:value-type="float">
            <text:p>3.675874348473</text:p>
          </table:table-cell>
          <table:table-cell table:formula="of:=ABS([.P112])" office:value-type="float" office:value="3.014419709452" calcext:value-type="float">
            <text:p>3.014419709452</text:p>
          </table:table-cell>
          <table:table-cell table:formula="of:=ABS([.Q112])" office:value-type="float" office:value="3.106360838522" calcext:value-type="float">
            <text:p>3.106360838522</text:p>
          </table:table-cell>
          <table:table-cell table:formula="of:=ABS([.R112])" office:value-type="float" office:value="2.745560147008" calcext:value-type="float">
            <text:p>2.745560147008</text:p>
          </table:table-cell>
          <table:table-cell table:formula="of:=ABS([.S112])" office:value-type="float" office:value="0" calcext:value-type="float">
            <text:p>0</text:p>
          </table:table-cell>
          <table:table-cell/>
          <table:table-cell table:formula="of:=ABS([.V112])" office:value-type="float" office:value="5.609264941475" calcext:value-type="float">
            <text:p>5.609264941475</text:p>
          </table:table-cell>
          <table:table-cell table:formula="of:=ABS([.W112])" office:value-type="float" office:value="0" calcext:value-type="float">
            <text:p>0</text:p>
          </table:table-cell>
          <table:table-cell table:formula="of:=ABS([.X112])" office:value-type="float" office:value="0" calcext:value-type="float">
            <text:p>0</text:p>
          </table:table-cell>
          <table:table-cell table:formula="of:=ABS([.Y112])" office:value-type="float" office:value="0" calcext:value-type="float">
            <text:p>0</text:p>
          </table:table-cell>
          <table:table-cell table:formula="of:=ABS([.Z112])" office:value-type="float" office:value="0" calcext:value-type="float">
            <text:p>0</text:p>
          </table:table-cell>
          <table:table-cell table:formula="of:=ABS([.AA112])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office:value-type="float" office:value="55.5" calcext:value-type="float">
            <text:p>55.5</text:p>
          </table:table-cell>
          <table:table-cell office:value-type="float" office:value="5.560438351504" calcext:value-type="float">
            <text:p>5.560438351504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office:value-type="float" office:value="5.442422898248" calcext:value-type="float">
            <text:p>5.442422898248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56.5" calcext:value-type="float">
            <text:p>56.5</text:p>
          </table:table-cell>
          <table:table-cell office:value-type="float" office:value="5.288701373107" calcext:value-type="float">
            <text:p>5.288701373107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office:value-type="float" office:value="5.12551043577" calcext:value-type="float">
            <text:p>5.12551043577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57.5" calcext:value-type="float">
            <text:p>57.5</text:p>
          </table:table-cell>
          <table:table-cell office:value-type="float" office:value="4.968882701749" calcext:value-type="float">
            <text:p>4.968882701749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office:value-type="float" office:value="4.82890997286" calcext:value-type="float">
            <text:p>4.82890997286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58.5" calcext:value-type="float">
            <text:p>58.5</text:p>
          </table:table-cell>
          <table:table-cell office:value-type="float" office:value="4.717672067488" calcext:value-type="float">
            <text:p>4.717672067488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office:value-type="float" office:value="4.644855477333" calcext:value-type="float">
            <text:p>4.644855477333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59.5" calcext:value-type="float">
            <text:p>59.5</text:p>
          </table:table-cell>
          <table:table-cell office:value-type="float" office:value="4.618080254491" calcext:value-type="float">
            <text:p>4.618080254491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office:value-type="float" office:value="4.639746442081" calcext:value-type="float">
            <text:p>4.639746442081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0.5" calcext:value-type="float">
            <text:p>60.5</text:p>
          </table:table-cell>
          <table:table-cell office:value-type="float" office:value="4.716027885087" calcext:value-type="float">
            <text:p>4.716027885087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office:value-type="float" office:value="4.846409639325" calcext:value-type="float">
            <text:p>4.846409639325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1.5" calcext:value-type="float">
            <text:p>61.5</text:p>
          </table:table-cell>
          <table:table-cell office:value-type="float" office:value="5.031659014132" calcext:value-type="float">
            <text:p>5.031659014132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office:value-type="float" office:value="5.269744055554" calcext:value-type="float">
            <text:p>5.269744055554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2.5" calcext:value-type="float">
            <text:p>62.5</text:p>
          </table:table-cell>
          <table:table-cell office:value-type="float" office:value="5.540713306609" calcext:value-type="float">
            <text:p>5.540713306609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office:value-type="float" office:value="5.814640837579" calcext:value-type="float">
            <text:p>5.814640837579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3.5" calcext:value-type="float">
            <text:p>63.5</text:p>
          </table:table-cell>
          <table:table-cell office:value-type="float" office:value="6.067331880539" calcext:value-type="float">
            <text:p>6.067331880539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office:value-type="float" office:value="6.290102544188" calcext:value-type="float">
            <text:p>6.290102544188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4.5" calcext:value-type="float">
            <text:p>64.5</text:p>
          </table:table-cell>
          <table:table-cell office:value-type="float" office:value="6.510336746275" calcext:value-type="float">
            <text:p>6.510336746275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office:value-type="float" office:value="6.705223658891" calcext:value-type="float">
            <text:p>6.705223658891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5.5" calcext:value-type="float">
            <text:p>65.5</text:p>
          </table:table-cell>
          <table:table-cell office:value-type="float" office:value="6.802992451005" calcext:value-type="float">
            <text:p>6.802992451005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6" calcext:value-type="float">
            <text:p>66</text:p>
          </table:table-cell>
          <table:table-cell office:value-type="float" office:value="6.762820867528" calcext:value-type="float">
            <text:p>6.762820867528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6.5" calcext:value-type="float">
            <text:p>66.5</text:p>
          </table:table-cell>
          <table:table-cell office:value-type="float" office:value="6.613852083513" calcext:value-type="float">
            <text:p>6.613852083513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7" calcext:value-type="float">
            <text:p>67</text:p>
          </table:table-cell>
          <table:table-cell office:value-type="float" office:value="6.413804272633" calcext:value-type="float">
            <text:p>6.413804272633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7.5" calcext:value-type="float">
            <text:p>67.5</text:p>
          </table:table-cell>
          <table:table-cell office:value-type="float" office:value="6.213212646597" calcext:value-type="float">
            <text:p>6.213212646597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8" calcext:value-type="float">
            <text:p>68</text:p>
          </table:table-cell>
          <table:table-cell office:value-type="float" office:value="6.042737544685" calcext:value-type="float">
            <text:p>6.042737544685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8.5" calcext:value-type="float">
            <text:p>68.5</text:p>
          </table:table-cell>
          <table:table-cell office:value-type="float" office:value="5.911968445595" calcext:value-type="float">
            <text:p>5.911968445595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9" calcext:value-type="float">
            <text:p>69</text:p>
          </table:table-cell>
          <table:table-cell office:value-type="float" office:value="5.837442937167" calcext:value-type="float">
            <text:p>5.837442937167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69.5" calcext:value-type="float">
            <text:p>69.5</text:p>
          </table:table-cell>
          <table:table-cell office:value-type="float" office:value="5.816013313545" calcext:value-type="float">
            <text:p>5.816013313545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0" calcext:value-type="float">
            <text:p>70</text:p>
          </table:table-cell>
          <table:table-cell office:value-type="float" office:value="5.84928728047" calcext:value-type="float">
            <text:p>5.84928728047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0.5" calcext:value-type="float">
            <text:p>70.5</text:p>
          </table:table-cell>
          <table:table-cell office:value-type="float" office:value="5.903913436177" calcext:value-type="float">
            <text:p>5.903913436177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1" calcext:value-type="float">
            <text:p>71</text:p>
          </table:table-cell>
          <table:table-cell office:value-type="float" office:value="6.043242947843" calcext:value-type="float">
            <text:p>6.043242947843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1.5" calcext:value-type="float">
            <text:p>71.5</text:p>
          </table:table-cell>
          <table:table-cell office:value-type="float" office:value="6.227993708429" calcext:value-type="float">
            <text:p>6.227993708429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2" calcext:value-type="float">
            <text:p>72</text:p>
          </table:table-cell>
          <table:table-cell office:value-type="float" office:value="6.441815499207" calcext:value-type="float">
            <text:p>6.441815499207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2.5" calcext:value-type="float">
            <text:p>72.5</text:p>
          </table:table-cell>
          <table:table-cell office:value-type="float" office:value="6.685875544037" calcext:value-type="float">
            <text:p>6.685875544037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3" calcext:value-type="float">
            <text:p>73</text:p>
          </table:table-cell>
          <table:table-cell office:value-type="float" office:value="6.940724886832" calcext:value-type="float">
            <text:p>6.940724886832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3.5" calcext:value-type="float">
            <text:p>73.5</text:p>
          </table:table-cell>
          <table:table-cell office:value-type="float" office:value="7.170662077315" calcext:value-type="float">
            <text:p>7.170662077315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4" calcext:value-type="float">
            <text:p>74</text:p>
          </table:table-cell>
          <table:table-cell office:value-type="float" office:value="7.332718171693" calcext:value-type="float">
            <text:p>7.332718171693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4.5" calcext:value-type="float">
            <text:p>74.5</text:p>
          </table:table-cell>
          <table:table-cell office:value-type="float" office:value="7.392759575762" calcext:value-type="float">
            <text:p>7.392759575762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5" calcext:value-type="float">
            <text:p>75</text:p>
          </table:table-cell>
          <table:table-cell office:value-type="float" office:value="7.360548895444" calcext:value-type="float">
            <text:p>7.360548895444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5.5" calcext:value-type="float">
            <text:p>75.5</text:p>
          </table:table-cell>
          <table:table-cell office:value-type="float" office:value="7.283340263298" calcext:value-type="float">
            <text:p>7.283340263298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6" calcext:value-type="float">
            <text:p>76</text:p>
          </table:table-cell>
          <table:table-cell office:value-type="float" office:value="7.17782934809" calcext:value-type="float">
            <text:p>7.17782934809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6.5" calcext:value-type="float">
            <text:p>76.5</text:p>
          </table:table-cell>
          <table:table-cell office:value-type="float" office:value="7.023382761412" calcext:value-type="float">
            <text:p>7.023382761412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7" calcext:value-type="float">
            <text:p>77</text:p>
          </table:table-cell>
          <table:table-cell office:value-type="float" office:value="6.79761963461" calcext:value-type="float">
            <text:p>6.79761963461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7.5" calcext:value-type="float">
            <text:p>77.5</text:p>
          </table:table-cell>
          <table:table-cell office:value-type="float" office:value="6.507897616005" calcext:value-type="float">
            <text:p>6.507897616005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8" calcext:value-type="float">
            <text:p>78</text:p>
          </table:table-cell>
          <table:table-cell office:value-type="float" office:value="6.181546118536" calcext:value-type="float">
            <text:p>6.181546118536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8.5" calcext:value-type="float">
            <text:p>78.5</text:p>
          </table:table-cell>
          <table:table-cell office:value-type="float" office:value="5.845224238178" calcext:value-type="float">
            <text:p>5.845224238178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9" calcext:value-type="float">
            <text:p>79</text:p>
          </table:table-cell>
          <table:table-cell office:value-type="float" office:value="5.522427313583" calcext:value-type="float">
            <text:p>5.522427313583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79.5" calcext:value-type="float">
            <text:p>79.5</text:p>
          </table:table-cell>
          <table:table-cell office:value-type="float" office:value="5.202335924304" calcext:value-type="float">
            <text:p>5.202335924304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0" calcext:value-type="float">
            <text:p>80</text:p>
          </table:table-cell>
          <table:table-cell office:value-type="float" office:value="4.915165674404" calcext:value-type="float">
            <text:p>4.915165674404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0.5" calcext:value-type="float">
            <text:p>80.5</text:p>
          </table:table-cell>
          <table:table-cell office:value-type="float" office:value="4.662540447852" calcext:value-type="float">
            <text:p>4.662540447852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1" calcext:value-type="float">
            <text:p>81</text:p>
          </table:table-cell>
          <table:table-cell office:value-type="float" office:value="4.449131394154" calcext:value-type="float">
            <text:p>4.449131394154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1.5" calcext:value-type="float">
            <text:p>81.5</text:p>
          </table:table-cell>
          <table:table-cell office:value-type="float" office:value="4.274415368729" calcext:value-type="float">
            <text:p>4.274415368729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2" calcext:value-type="float">
            <text:p>82</text:p>
          </table:table-cell>
          <table:table-cell office:value-type="float" office:value="4.140038791023" calcext:value-type="float">
            <text:p>4.140038791023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2.5" calcext:value-type="float">
            <text:p>82.5</text:p>
          </table:table-cell>
          <table:table-cell office:value-type="float" office:value="4.044866909054" calcext:value-type="float">
            <text:p>4.044866909054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3" calcext:value-type="float">
            <text:p>83</text:p>
          </table:table-cell>
          <table:table-cell office:value-type="float" office:value="3.985126818957" calcext:value-type="float">
            <text:p>3.985126818957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3.5" calcext:value-type="float">
            <text:p>83.5</text:p>
          </table:table-cell>
          <table:table-cell office:value-type="float" office:value="3.950595195096" calcext:value-type="float">
            <text:p>3.950595195096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4" calcext:value-type="float">
            <text:p>84</text:p>
          </table:table-cell>
          <table:table-cell office:value-type="float" office:value="3.930667827542" calcext:value-type="float">
            <text:p>3.930667827542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4.5" calcext:value-type="float">
            <text:p>84.5</text:p>
          </table:table-cell>
          <table:table-cell office:value-type="float" office:value="3.910455551845" calcext:value-type="float">
            <text:p>3.910455551845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5" calcext:value-type="float">
            <text:p>85</text:p>
          </table:table-cell>
          <table:table-cell office:value-type="float" office:value="3.865935730762" calcext:value-type="float">
            <text:p>3.865935730762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5.5" calcext:value-type="float">
            <text:p>85.5</text:p>
          </table:table-cell>
          <table:table-cell office:value-type="float" office:value="3.772919069549" calcext:value-type="float">
            <text:p>3.772919069549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6" calcext:value-type="float">
            <text:p>86</text:p>
          </table:table-cell>
          <table:table-cell office:value-type="float" office:value="3.634477368309" calcext:value-type="float">
            <text:p>3.634477368309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6.5" calcext:value-type="float">
            <text:p>86.5</text:p>
          </table:table-cell>
          <table:table-cell office:value-type="float" office:value="3.451071125432" calcext:value-type="float">
            <text:p>3.451071125432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7" calcext:value-type="float">
            <text:p>87</text:p>
          </table:table-cell>
          <table:table-cell office:value-type="float" office:value="3.195859282662" calcext:value-type="float">
            <text:p>3.195859282662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7.5" calcext:value-type="float">
            <text:p>87.5</text:p>
          </table:table-cell>
          <table:table-cell office:value-type="float" office:value="2.853993026608" calcext:value-type="float">
            <text:p>2.853993026608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8" calcext:value-type="float">
            <text:p>88</text:p>
          </table:table-cell>
          <table:table-cell office:value-type="float" office:value="2.466263242266" calcext:value-type="float">
            <text:p>2.466263242266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8.5" calcext:value-type="float">
            <text:p>88.5</text:p>
          </table:table-cell>
          <table:table-cell office:value-type="float" office:value="2.114498735054" calcext:value-type="float">
            <text:p>2.114498735054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9" calcext:value-type="float">
            <text:p>89</text:p>
          </table:table-cell>
          <table:table-cell office:value-type="float" office:value="1.844981372511" calcext:value-type="float">
            <text:p>1.844981372511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89.5" calcext:value-type="float">
            <text:p>89.5</text:p>
          </table:table-cell>
          <table:table-cell office:value-type="float" office:value="1.695588775101" calcext:value-type="float">
            <text:p>1.695588775101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0" calcext:value-type="float">
            <text:p>90</text:p>
          </table:table-cell>
          <table:table-cell office:value-type="float" office:value="1.686247960556" calcext:value-type="float">
            <text:p>1.686247960556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0.5" calcext:value-type="float">
            <text:p>90.5</text:p>
          </table:table-cell>
          <table:table-cell office:value-type="float" office:value="1.825972965759" calcext:value-type="float">
            <text:p>1.825972965759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1" calcext:value-type="float">
            <text:p>91</text:p>
          </table:table-cell>
          <table:table-cell office:value-type="float" office:value="2.092440801416" calcext:value-type="float">
            <text:p>2.092440801416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1.5" calcext:value-type="float">
            <text:p>91.5</text:p>
          </table:table-cell>
          <table:table-cell office:value-type="float" office:value="2.475251190062" calcext:value-type="float">
            <text:p>2.475251190062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2" calcext:value-type="float">
            <text:p>92</text:p>
          </table:table-cell>
          <table:table-cell office:value-type="float" office:value="2.960384056024" calcext:value-type="float">
            <text:p>2.960384056024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2.5" calcext:value-type="float">
            <text:p>92.5</text:p>
          </table:table-cell>
          <table:table-cell office:value-type="float" office:value="3.530543998543" calcext:value-type="float">
            <text:p>3.530543998543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3" calcext:value-type="float">
            <text:p>93</text:p>
          </table:table-cell>
          <table:table-cell office:value-type="float" office:value="4.166844793619" calcext:value-type="float">
            <text:p>4.166844793619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3.5" calcext:value-type="float">
            <text:p>93.5</text:p>
          </table:table-cell>
          <table:table-cell office:value-type="float" office:value="4.852216188422" calcext:value-type="float">
            <text:p>4.852216188422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4" calcext:value-type="float">
            <text:p>94</text:p>
          </table:table-cell>
          <table:table-cell office:value-type="float" office:value="5.55857994974" calcext:value-type="float">
            <text:p>5.55857994974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4.5" calcext:value-type="float">
            <text:p>94.5</text:p>
          </table:table-cell>
          <table:table-cell office:value-type="float" office:value="6.247551812785" calcext:value-type="float">
            <text:p>6.247551812785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5" calcext:value-type="float">
            <text:p>95</text:p>
          </table:table-cell>
          <table:table-cell office:value-type="float" office:value="6.905419973614" calcext:value-type="float">
            <text:p>6.905419973614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5.5" calcext:value-type="float">
            <text:p>95.5</text:p>
          </table:table-cell>
          <table:table-cell office:value-type="float" office:value="7.479246878595" calcext:value-type="float">
            <text:p>7.479246878595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6" calcext:value-type="float">
            <text:p>96</text:p>
          </table:table-cell>
          <table:table-cell office:value-type="float" office:value="7.958230101854" calcext:value-type="float">
            <text:p>7.958230101854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6.5" calcext:value-type="float">
            <text:p>96.5</text:p>
          </table:table-cell>
          <table:table-cell office:value-type="float" office:value="8.356746623775" calcext:value-type="float">
            <text:p>8.356746623775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7" calcext:value-type="float">
            <text:p>97</text:p>
          </table:table-cell>
          <table:table-cell office:value-type="float" office:value="8.706483783369" calcext:value-type="float">
            <text:p>8.706483783369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7.5" calcext:value-type="float">
            <text:p>97.5</text:p>
          </table:table-cell>
          <table:table-cell office:value-type="float" office:value="9.004350593286" calcext:value-type="float">
            <text:p>9.004350593286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8" calcext:value-type="float">
            <text:p>98</text:p>
          </table:table-cell>
          <table:table-cell office:value-type="float" office:value="9.20735069248" calcext:value-type="float">
            <text:p>9.20735069248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8.5" calcext:value-type="float">
            <text:p>98.5</text:p>
          </table:table-cell>
          <table:table-cell office:value-type="float" office:value="9.2833715402" calcext:value-type="float">
            <text:p>9.2833715402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9" calcext:value-type="float">
            <text:p>99</text:p>
          </table:table-cell>
          <table:table-cell office:value-type="float" office:value="9.253630699447" calcext:value-type="float">
            <text:p>9.253630699447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99.5" calcext:value-type="float">
            <text:p>99.5</text:p>
          </table:table-cell>
          <table:table-cell office:value-type="float" office:value="9.141145427031" calcext:value-type="float">
            <text:p>9.141145427031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8.982819065668" calcext:value-type="float">
            <text:p>8.982819065668</text:p>
          </table:table-cell>
          <table:table-cell table:number-columns-repeated="28"/>
        </table:table-row>
      </table:table>
      <table:table table:name="tutorial" table:style-name="ta1">
        <table:shapes>
          <draw:frame draw:z-index="0" draw:style-name="gr1" draw:text-style-name="P1" svg:width="8.9382in" svg:height="5.0276in" svg:x="2.7827in" svg:y="0.5248in">
            <draw:object draw:notify-on-update-of-ranges="tutorial.A1:tutorial.A1 tutorial.A2:tutorial.A1001 tutorial.B1:tutorial.B1 tutorial.B2:tutorial.B1001 tutorial.A1:tutorial.A1 tutorial.A2:tutorial.A1001 tutorial.C1:tutorial.C1 tutorial.C2:tutorial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+grad</text:p>
          </table:table-cell>
          <table:table-cell office:value-type="string" calcext:value-type="string">
            <text:p>Average: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+grad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5607374301" calcext:value-type="float">
            <text:p>0.055607374301</text:p>
          </table:table-cell>
          <table:table-cell office:value-type="float" office:value="0.066063559907" calcext:value-type="float">
            <text:p>0.066063559907</text:p>
          </table:table-cell>
          <table:table-cell/>
          <table:table-cell table:formula="of:=[.O1002]" office:value-type="float" office:value="0.089306322047772" calcext:value-type="float">
            <text:p>0.089306322047772</text:p>
          </table:table-cell>
          <table:table-cell table:formula="of:=[.P1002]" office:value-type="float" office:value="0.048569579729713" calcext:value-type="float">
            <text:p>0.048569579729713</text:p>
          </table:table-cell>
          <table:table-cell table:number-columns-repeated="8"/>
          <table:table-cell table:formula="of:=ABS([.B2])" office:value-type="float" office:value="0.055607374301" calcext:value-type="float">
            <text:p>0.055607374301</text:p>
          </table:table-cell>
          <table:table-cell table:formula="of:=ABS([.C2])" office:value-type="float" office:value="0.066063559907" calcext:value-type="float">
            <text:p>0.066063559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9083289654" calcext:value-type="float">
            <text:p>0.049083289654</text:p>
          </table:table-cell>
          <table:table-cell office:value-type="float" office:value="0.006135758506" calcext:value-type="float">
            <text:p>0.006135758506</text:p>
          </table:table-cell>
          <table:table-cell table:number-columns-repeated="11"/>
          <table:table-cell table:formula="of:=ABS([.B3])" office:value-type="float" office:value="0.049083289654" calcext:value-type="float">
            <text:p>0.049083289654</text:p>
          </table:table-cell>
          <table:table-cell table:formula="of:=ABS([.C3])" office:value-type="float" office:value="0.006135758506" calcext:value-type="float">
            <text:p>0.006135758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9112379772" calcext:value-type="float">
            <text:p>0.089112379772</text:p>
          </table:table-cell>
          <table:table-cell office:value-type="float" office:value="0.012494003605" calcext:value-type="float">
            <text:p>0.012494003605</text:p>
          </table:table-cell>
          <table:table-cell table:number-columns-repeated="11"/>
          <table:table-cell table:formula="of:=ABS([.B4])" office:value-type="float" office:value="0.089112379772" calcext:value-type="float">
            <text:p>0.089112379772</text:p>
          </table:table-cell>
          <table:table-cell table:formula="of:=ABS([.C4])" office:value-type="float" office:value="0.012494003605" calcext:value-type="float">
            <text:p>0.0124940036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0351113695" calcext:value-type="float">
            <text:p>0.080351113695</text:p>
          </table:table-cell>
          <table:table-cell office:value-type="float" office:value="0.025199720547" calcext:value-type="float">
            <text:p>0.025199720547</text:p>
          </table:table-cell>
          <table:table-cell table:number-columns-repeated="11"/>
          <table:table-cell table:formula="of:=ABS([.B5])" office:value-type="float" office:value="0.080351113695" calcext:value-type="float">
            <text:p>0.080351113695</text:p>
          </table:table-cell>
          <table:table-cell table:formula="of:=ABS([.C5])" office:value-type="float" office:value="0.025199720547" calcext:value-type="float">
            <text:p>0.025199720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1851449632" calcext:value-type="float">
            <text:p>0.051851449632</text:p>
          </table:table-cell>
          <table:table-cell office:value-type="float" office:value="0.010003600336" calcext:value-type="float">
            <text:p>0.010003600336</text:p>
          </table:table-cell>
          <table:table-cell table:number-columns-repeated="11"/>
          <table:table-cell table:formula="of:=ABS([.B6])" office:value-type="float" office:value="0.051851449632" calcext:value-type="float">
            <text:p>0.051851449632</text:p>
          </table:table-cell>
          <table:table-cell table:formula="of:=ABS([.C6])" office:value-type="float" office:value="0.010003600336" calcext:value-type="float">
            <text:p>0.010003600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85138276626" calcext:value-type="float">
            <text:p>-0.085138276626</text:p>
          </table:table-cell>
          <table:table-cell office:value-type="float" office:value="0.014743010355" calcext:value-type="float">
            <text:p>0.014743010355</text:p>
          </table:table-cell>
          <table:table-cell table:number-columns-repeated="11"/>
          <table:table-cell table:formula="of:=ABS([.B7])" office:value-type="float" office:value="0.085138276626" calcext:value-type="float">
            <text:p>0.085138276626</text:p>
          </table:table-cell>
          <table:table-cell table:formula="of:=ABS([.C7])" office:value-type="float" office:value="0.014743010355" calcext:value-type="float">
            <text:p>0.014743010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0742651641" calcext:value-type="float">
            <text:p>0.200742651641</text:p>
          </table:table-cell>
          <table:table-cell office:value-type="float" office:value="0.034529554323" calcext:value-type="float">
            <text:p>0.034529554323</text:p>
          </table:table-cell>
          <table:table-cell table:number-columns-repeated="11"/>
          <table:table-cell table:formula="of:=ABS([.B8])" office:value-type="float" office:value="0.200742651641" calcext:value-type="float">
            <text:p>0.200742651641</text:p>
          </table:table-cell>
          <table:table-cell table:formula="of:=ABS([.C8])" office:value-type="float" office:value="0.034529554323" calcext:value-type="float">
            <text:p>0.034529554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0029435587" calcext:value-type="float">
            <text:p>0.020029435587</text:p>
          </table:table-cell>
          <table:table-cell office:value-type="float" office:value="0.049014473749" calcext:value-type="float">
            <text:p>0.049014473749</text:p>
          </table:table-cell>
          <table:table-cell table:number-columns-repeated="11"/>
          <table:table-cell table:formula="of:=ABS([.B9])" office:value-type="float" office:value="0.020029435587" calcext:value-type="float">
            <text:p>0.020029435587</text:p>
          </table:table-cell>
          <table:table-cell table:formula="of:=ABS([.C9])" office:value-type="float" office:value="0.049014473749" calcext:value-type="float">
            <text:p>0.0490144737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0782011642" calcext:value-type="float">
            <text:p>0.060782011642</text:p>
          </table:table-cell>
          <table:table-cell office:value-type="float" office:value="0.019899488135" calcext:value-type="float">
            <text:p>0.019899488135</text:p>
          </table:table-cell>
          <table:table-cell table:number-columns-repeated="11"/>
          <table:table-cell table:formula="of:=ABS([.B10])" office:value-type="float" office:value="0.060782011642" calcext:value-type="float">
            <text:p>0.060782011642</text:p>
          </table:table-cell>
          <table:table-cell table:formula="of:=ABS([.C10])" office:value-type="float" office:value="0.019899488135" calcext:value-type="float">
            <text:p>0.019899488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564688466" calcext:value-type="float">
            <text:p>0.26564688466</text:p>
          </table:table-cell>
          <table:table-cell office:value-type="float" office:value="0.202550121557" calcext:value-type="float">
            <text:p>0.202550121557</text:p>
          </table:table-cell>
          <table:table-cell table:number-columns-repeated="11"/>
          <table:table-cell table:formula="of:=ABS([.B11])" office:value-type="float" office:value="0.26564688466" calcext:value-type="float">
            <text:p>0.26564688466</text:p>
          </table:table-cell>
          <table:table-cell table:formula="of:=ABS([.C11])" office:value-type="float" office:value="0.202550121557" calcext:value-type="float">
            <text:p>0.2025501215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09638851312" calcext:value-type="float">
            <text:p>0.109638851312</text:p>
          </table:table-cell>
          <table:table-cell office:value-type="float" office:value="0.136238624035" calcext:value-type="float">
            <text:p>0.136238624035</text:p>
          </table:table-cell>
          <table:table-cell table:number-columns-repeated="11"/>
          <table:table-cell table:formula="of:=ABS([.B12])" office:value-type="float" office:value="0.109638851312" calcext:value-type="float">
            <text:p>0.109638851312</text:p>
          </table:table-cell>
          <table:table-cell table:formula="of:=ABS([.C12])" office:value-type="float" office:value="0.136238624035" calcext:value-type="float">
            <text:p>0.1362386240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4439621315" calcext:value-type="float">
            <text:p>0.764439621315</text:p>
          </table:table-cell>
          <table:table-cell office:value-type="float" office:value="0.182417488265" calcext:value-type="float">
            <text:p>0.182417488265</text:p>
          </table:table-cell>
          <table:table-cell table:number-columns-repeated="11"/>
          <table:table-cell table:formula="of:=ABS([.B13])" office:value-type="float" office:value="0.764439621315" calcext:value-type="float">
            <text:p>0.764439621315</text:p>
          </table:table-cell>
          <table:table-cell table:formula="of:=ABS([.C13])" office:value-type="float" office:value="0.182417488265" calcext:value-type="float">
            <text:p>0.1824174882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0583112656" calcext:value-type="float">
            <text:p>0.080583112656</text:p>
          </table:table-cell>
          <table:table-cell office:value-type="float" office:value="0.019814927817" calcext:value-type="float">
            <text:p>0.019814927817</text:p>
          </table:table-cell>
          <table:table-cell table:number-columns-repeated="11"/>
          <table:table-cell table:formula="of:=ABS([.B14])" office:value-type="float" office:value="0.080583112656" calcext:value-type="float">
            <text:p>0.080583112656</text:p>
          </table:table-cell>
          <table:table-cell table:formula="of:=ABS([.C14])" office:value-type="float" office:value="0.019814927817" calcext:value-type="float">
            <text:p>0.0198149278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65729808043" calcext:value-type="float">
            <text:p>-0.065729808043</text:p>
          </table:table-cell>
          <table:table-cell office:value-type="float" office:value="-0.046546122364" calcext:value-type="float">
            <text:p>-0.046546122364</text:p>
          </table:table-cell>
          <table:table-cell table:number-columns-repeated="11"/>
          <table:table-cell table:formula="of:=ABS([.B15])" office:value-type="float" office:value="0.065729808043" calcext:value-type="float">
            <text:p>0.065729808043</text:p>
          </table:table-cell>
          <table:table-cell table:formula="of:=ABS([.C15])" office:value-type="float" office:value="0.046546122364" calcext:value-type="float">
            <text:p>0.046546122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98632932612" calcext:value-type="float">
            <text:p>-0.198632932612</text:p>
          </table:table-cell>
          <table:table-cell office:value-type="float" office:value="-0.064315690885" calcext:value-type="float">
            <text:p>-0.064315690885</text:p>
          </table:table-cell>
          <table:table-cell table:number-columns-repeated="11"/>
          <table:table-cell table:formula="of:=ABS([.B16])" office:value-type="float" office:value="0.198632932612" calcext:value-type="float">
            <text:p>0.198632932612</text:p>
          </table:table-cell>
          <table:table-cell table:formula="of:=ABS([.C16])" office:value-type="float" office:value="0.064315690885" calcext:value-type="float">
            <text:p>0.0643156908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225763535923" calcext:value-type="float">
            <text:p>-0.225763535923</text:p>
          </table:table-cell>
          <table:table-cell office:value-type="float" office:value="-0.034217073652" calcext:value-type="float">
            <text:p>-0.034217073652</text:p>
          </table:table-cell>
          <table:table-cell table:number-columns-repeated="11"/>
          <table:table-cell table:formula="of:=ABS([.B17])" office:value-type="float" office:value="0.225763535923" calcext:value-type="float">
            <text:p>0.225763535923</text:p>
          </table:table-cell>
          <table:table-cell table:formula="of:=ABS([.C17])" office:value-type="float" office:value="0.034217073652" calcext:value-type="float">
            <text:p>0.0342170736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05889329776" calcext:value-type="float">
            <text:p>-0.005889329776</text:p>
          </table:table-cell>
          <table:table-cell office:value-type="float" office:value="0.031593682193" calcext:value-type="float">
            <text:p>0.031593682193</text:p>
          </table:table-cell>
          <table:table-cell table:number-columns-repeated="11"/>
          <table:table-cell table:formula="of:=ABS([.B18])" office:value-type="float" office:value="0.005889329776" calcext:value-type="float">
            <text:p>0.005889329776</text:p>
          </table:table-cell>
          <table:table-cell table:formula="of:=ABS([.C18])" office:value-type="float" office:value="0.031593682193" calcext:value-type="float">
            <text:p>0.0315936821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9525177573" calcext:value-type="float">
            <text:p>0.019525177573</text:p>
          </table:table-cell>
          <table:table-cell office:value-type="float" office:value="0.078881798646" calcext:value-type="float">
            <text:p>0.078881798646</text:p>
          </table:table-cell>
          <table:table-cell table:number-columns-repeated="11"/>
          <table:table-cell table:formula="of:=ABS([.B19])" office:value-type="float" office:value="0.019525177573" calcext:value-type="float">
            <text:p>0.019525177573</text:p>
          </table:table-cell>
          <table:table-cell table:formula="of:=ABS([.C19])" office:value-type="float" office:value="0.078881798646" calcext:value-type="float">
            <text:p>0.0788817986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165101858285" calcext:value-type="float">
            <text:p>-0.165101858285</text:p>
          </table:table-cell>
          <table:table-cell office:value-type="float" office:value="-0.266636376547" calcext:value-type="float">
            <text:p>-0.266636376547</text:p>
          </table:table-cell>
          <table:table-cell table:number-columns-repeated="11"/>
          <table:table-cell table:formula="of:=ABS([.B20])" office:value-type="float" office:value="0.165101858285" calcext:value-type="float">
            <text:p>0.165101858285</text:p>
          </table:table-cell>
          <table:table-cell table:formula="of:=ABS([.C20])" office:value-type="float" office:value="0.266636376547" calcext:value-type="float">
            <text:p>0.2666363765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59778251931" calcext:value-type="float">
            <text:p>-0.059778251931</text:p>
          </table:table-cell>
          <table:table-cell office:value-type="float" office:value="0.073469659228" calcext:value-type="float">
            <text:p>0.073469659228</text:p>
          </table:table-cell>
          <table:table-cell table:number-columns-repeated="11"/>
          <table:table-cell table:formula="of:=ABS([.B21])" office:value-type="float" office:value="0.059778251931" calcext:value-type="float">
            <text:p>0.059778251931</text:p>
          </table:table-cell>
          <table:table-cell table:formula="of:=ABS([.C21])" office:value-type="float" office:value="0.073469659228" calcext:value-type="float">
            <text:p>0.0734696592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2517827092" calcext:value-type="float">
            <text:p>0.032517827092</text:p>
          </table:table-cell>
          <table:table-cell office:value-type="float" office:value="0.040498248866" calcext:value-type="float">
            <text:p>0.040498248866</text:p>
          </table:table-cell>
          <table:table-cell table:number-columns-repeated="11"/>
          <table:table-cell table:formula="of:=ABS([.B22])" office:value-type="float" office:value="0.032517827092" calcext:value-type="float">
            <text:p>0.032517827092</text:p>
          </table:table-cell>
          <table:table-cell table:formula="of:=ABS([.C22])" office:value-type="float" office:value="0.040498248866" calcext:value-type="float">
            <text:p>0.0404982488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31633331588" calcext:value-type="float">
            <text:p>-0.031633331588</text:p>
          </table:table-cell>
          <table:table-cell office:value-type="float" office:value="-0.153873446061" calcext:value-type="float">
            <text:p>-0.153873446061</text:p>
          </table:table-cell>
          <table:table-cell table:number-columns-repeated="11"/>
          <table:table-cell table:formula="of:=ABS([.B23])" office:value-type="float" office:value="0.031633331588" calcext:value-type="float">
            <text:p>0.031633331588</text:p>
          </table:table-cell>
          <table:table-cell table:formula="of:=ABS([.C23])" office:value-type="float" office:value="0.153873446061" calcext:value-type="float">
            <text:p>0.1538734460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2814236843" calcext:value-type="float">
            <text:p>0.042814236843</text:p>
          </table:table-cell>
          <table:table-cell office:value-type="float" office:value="0.042038189751" calcext:value-type="float">
            <text:p>0.042038189751</text:p>
          </table:table-cell>
          <table:table-cell table:number-columns-repeated="11"/>
          <table:table-cell table:formula="of:=ABS([.B24])" office:value-type="float" office:value="0.042814236843" calcext:value-type="float">
            <text:p>0.042814236843</text:p>
          </table:table-cell>
          <table:table-cell table:formula="of:=ABS([.C24])" office:value-type="float" office:value="0.042038189751" calcext:value-type="float">
            <text:p>0.0420381897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786778543" calcext:value-type="float">
            <text:p>0.05786778543</text:p>
          </table:table-cell>
          <table:table-cell office:value-type="float" office:value="0.068504454214" calcext:value-type="float">
            <text:p>0.068504454214</text:p>
          </table:table-cell>
          <table:table-cell table:number-columns-repeated="11"/>
          <table:table-cell table:formula="of:=ABS([.B25])" office:value-type="float" office:value="0.05786778543" calcext:value-type="float">
            <text:p>0.05786778543</text:p>
          </table:table-cell>
          <table:table-cell table:formula="of:=ABS([.C25])" office:value-type="float" office:value="0.068504454214" calcext:value-type="float">
            <text:p>0.0685044542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2865699353" calcext:value-type="float">
            <text:p>0.042865699353</text:p>
          </table:table-cell>
          <table:table-cell office:value-type="float" office:value="-0.011729347016" calcext:value-type="float">
            <text:p>-0.011729347016</text:p>
          </table:table-cell>
          <table:table-cell table:number-columns-repeated="11"/>
          <table:table-cell table:formula="of:=ABS([.B26])" office:value-type="float" office:value="0.042865699353" calcext:value-type="float">
            <text:p>0.042865699353</text:p>
          </table:table-cell>
          <table:table-cell table:formula="of:=ABS([.C26])" office:value-type="float" office:value="0.011729347016" calcext:value-type="float">
            <text:p>0.0117293470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6683598518" calcext:value-type="float">
            <text:p>0.046683598518</text:p>
          </table:table-cell>
          <table:table-cell office:value-type="float" office:value="0.067323270635" calcext:value-type="float">
            <text:p>0.067323270635</text:p>
          </table:table-cell>
          <table:table-cell table:number-columns-repeated="11"/>
          <table:table-cell table:formula="of:=ABS([.B27])" office:value-type="float" office:value="0.046683598518" calcext:value-type="float">
            <text:p>0.046683598518</text:p>
          </table:table-cell>
          <table:table-cell table:formula="of:=ABS([.C27])" office:value-type="float" office:value="0.067323270635" calcext:value-type="float">
            <text:p>0.0673232706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14608896868" calcext:value-type="float">
            <text:p>-0.014608896868</text:p>
          </table:table-cell>
          <table:table-cell office:value-type="float" office:value="0.313650518617" calcext:value-type="float">
            <text:p>0.313650518617</text:p>
          </table:table-cell>
          <table:table-cell table:number-columns-repeated="11"/>
          <table:table-cell table:formula="of:=ABS([.B28])" office:value-type="float" office:value="0.014608896868" calcext:value-type="float">
            <text:p>0.014608896868</text:p>
          </table:table-cell>
          <table:table-cell table:formula="of:=ABS([.C28])" office:value-type="float" office:value="0.313650518617" calcext:value-type="float">
            <text:p>0.3136505186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18199669096" calcext:value-type="float">
            <text:p>-0.018199669096</text:p>
          </table:table-cell>
          <table:table-cell office:value-type="float" office:value="-0.012640746855" calcext:value-type="float">
            <text:p>-0.012640746855</text:p>
          </table:table-cell>
          <table:table-cell table:number-columns-repeated="11"/>
          <table:table-cell table:formula="of:=ABS([.B29])" office:value-type="float" office:value="0.018199669096" calcext:value-type="float">
            <text:p>0.018199669096</text:p>
          </table:table-cell>
          <table:table-cell table:formula="of:=ABS([.C29])" office:value-type="float" office:value="0.012640746855" calcext:value-type="float">
            <text:p>0.0126407468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22443964017" calcext:value-type="float">
            <text:p>-0.022443964017</text:p>
          </table:table-cell>
          <table:table-cell office:value-type="float" office:value="0.04277648368" calcext:value-type="float">
            <text:p>0.04277648368</text:p>
          </table:table-cell>
          <table:table-cell table:number-columns-repeated="11"/>
          <table:table-cell table:formula="of:=ABS([.B30])" office:value-type="float" office:value="0.022443964017" calcext:value-type="float">
            <text:p>0.022443964017</text:p>
          </table:table-cell>
          <table:table-cell table:formula="of:=ABS([.C30])" office:value-type="float" office:value="0.04277648368" calcext:value-type="float">
            <text:p>0.042776483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045845825" calcext:value-type="float">
            <text:p>0.01045845825</text:p>
          </table:table-cell>
          <table:table-cell office:value-type="float" office:value="-0.0077413258" calcext:value-type="float">
            <text:p>-0.0077413258</text:p>
          </table:table-cell>
          <table:table-cell table:number-columns-repeated="11"/>
          <table:table-cell table:formula="of:=ABS([.B31])" office:value-type="float" office:value="0.01045845825" calcext:value-type="float">
            <text:p>0.01045845825</text:p>
          </table:table-cell>
          <table:table-cell table:formula="of:=ABS([.C31])" office:value-type="float" office:value="0.0077413258" calcext:value-type="float">
            <text:p>0.00774132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28943587838" calcext:value-type="float">
            <text:p>-0.028943587838</text:p>
          </table:table-cell>
          <table:table-cell office:value-type="float" office:value="-0.083745344241" calcext:value-type="float">
            <text:p>-0.083745344241</text:p>
          </table:table-cell>
          <table:table-cell table:number-columns-repeated="11"/>
          <table:table-cell table:formula="of:=ABS([.B32])" office:value-type="float" office:value="0.028943587838" calcext:value-type="float">
            <text:p>0.028943587838</text:p>
          </table:table-cell>
          <table:table-cell table:formula="of:=ABS([.C32])" office:value-type="float" office:value="0.083745344241" calcext:value-type="float">
            <text:p>0.0837453442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43083481761" calcext:value-type="float">
            <text:p>-0.043083481761</text:p>
          </table:table-cell>
          <table:table-cell office:value-type="float" office:value="0.05594778558" calcext:value-type="float">
            <text:p>0.05594778558</text:p>
          </table:table-cell>
          <table:table-cell table:number-columns-repeated="11"/>
          <table:table-cell table:formula="of:=ABS([.B33])" office:value-type="float" office:value="0.043083481761" calcext:value-type="float">
            <text:p>0.043083481761</text:p>
          </table:table-cell>
          <table:table-cell table:formula="of:=ABS([.C33])" office:value-type="float" office:value="0.05594778558" calcext:value-type="float">
            <text:p>0.055947785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24150489377" calcext:value-type="float">
            <text:p>-0.024150489377</text:p>
          </table:table-cell>
          <table:table-cell office:value-type="float" office:value="-0.017901577663" calcext:value-type="float">
            <text:p>-0.017901577663</text:p>
          </table:table-cell>
          <table:table-cell table:number-columns-repeated="11"/>
          <table:table-cell table:formula="of:=ABS([.B34])" office:value-type="float" office:value="0.024150489377" calcext:value-type="float">
            <text:p>0.024150489377</text:p>
          </table:table-cell>
          <table:table-cell table:formula="of:=ABS([.C34])" office:value-type="float" office:value="0.017901577663" calcext:value-type="float">
            <text:p>0.0179015776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49310407522" calcext:value-type="float">
            <text:p>0.049310407522</text:p>
          </table:table-cell>
          <table:table-cell office:value-type="float" office:value="-0.066111419185" calcext:value-type="float">
            <text:p>-0.066111419185</text:p>
          </table:table-cell>
          <table:table-cell table:number-columns-repeated="11"/>
          <table:table-cell table:formula="of:=ABS([.B35])" office:value-type="float" office:value="0.049310407522" calcext:value-type="float">
            <text:p>0.049310407522</text:p>
          </table:table-cell>
          <table:table-cell table:formula="of:=ABS([.C35])" office:value-type="float" office:value="0.066111419185" calcext:value-type="float">
            <text:p>0.0661114191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43694343649" calcext:value-type="float">
            <text:p>0.043694343649</text:p>
          </table:table-cell>
          <table:table-cell office:value-type="float" office:value="0.000968180101" calcext:value-type="float">
            <text:p>0.000968180101</text:p>
          </table:table-cell>
          <table:table-cell table:number-columns-repeated="11"/>
          <table:table-cell table:formula="of:=ABS([.B36])" office:value-type="float" office:value="0.043694343649" calcext:value-type="float">
            <text:p>0.043694343649</text:p>
          </table:table-cell>
          <table:table-cell table:formula="of:=ABS([.C36])" office:value-type="float" office:value="0.000968180101" calcext:value-type="float">
            <text:p>0.0009681801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62711850053" calcext:value-type="float">
            <text:p>0.162711850053</text:p>
          </table:table-cell>
          <table:table-cell office:value-type="float" office:value="0.02538897154" calcext:value-type="float">
            <text:p>0.02538897154</text:p>
          </table:table-cell>
          <table:table-cell table:number-columns-repeated="11"/>
          <table:table-cell table:formula="of:=ABS([.B37])" office:value-type="float" office:value="0.162711850053" calcext:value-type="float">
            <text:p>0.162711850053</text:p>
          </table:table-cell>
          <table:table-cell table:formula="of:=ABS([.C37])" office:value-type="float" office:value="0.02538897154" calcext:value-type="float">
            <text:p>0.025388971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23752827402" calcext:value-type="float">
            <text:p>0.123752827402</text:p>
          </table:table-cell>
          <table:table-cell office:value-type="float" office:value="0.025847054625" calcext:value-type="float">
            <text:p>0.025847054625</text:p>
          </table:table-cell>
          <table:table-cell table:number-columns-repeated="11"/>
          <table:table-cell table:formula="of:=ABS([.B38])" office:value-type="float" office:value="0.123752827402" calcext:value-type="float">
            <text:p>0.123752827402</text:p>
          </table:table-cell>
          <table:table-cell table:formula="of:=ABS([.C38])" office:value-type="float" office:value="0.025847054625" calcext:value-type="float">
            <text:p>0.0258470546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180237539733" calcext:value-type="float">
            <text:p>-0.180237539733</text:p>
          </table:table-cell>
          <table:table-cell office:value-type="float" office:value="0.143238371147" calcext:value-type="float">
            <text:p>0.143238371147</text:p>
          </table:table-cell>
          <table:table-cell table:number-columns-repeated="11"/>
          <table:table-cell table:formula="of:=ABS([.B39])" office:value-type="float" office:value="0.180237539733" calcext:value-type="float">
            <text:p>0.180237539733</text:p>
          </table:table-cell>
          <table:table-cell table:formula="of:=ABS([.C39])" office:value-type="float" office:value="0.143238371147" calcext:value-type="float">
            <text:p>0.1432383711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35749801933" calcext:value-type="float">
            <text:p>-0.035749801933</text:p>
          </table:table-cell>
          <table:table-cell office:value-type="float" office:value="0.001100968653" calcext:value-type="float">
            <text:p>0.001100968653</text:p>
          </table:table-cell>
          <table:table-cell table:number-columns-repeated="11"/>
          <table:table-cell table:formula="of:=ABS([.B40])" office:value-type="float" office:value="0.035749801933" calcext:value-type="float">
            <text:p>0.035749801933</text:p>
          </table:table-cell>
          <table:table-cell table:formula="of:=ABS([.C40])" office:value-type="float" office:value="0.001100968653" calcext:value-type="float">
            <text:p>0.0011009686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9956856098" calcext:value-type="float">
            <text:p>0.69956856098</text:p>
          </table:table-cell>
          <table:table-cell office:value-type="float" office:value="0.125029339946" calcext:value-type="float">
            <text:p>0.125029339946</text:p>
          </table:table-cell>
          <table:table-cell table:number-columns-repeated="11"/>
          <table:table-cell table:formula="of:=ABS([.B41])" office:value-type="float" office:value="0.69956856098" calcext:value-type="float">
            <text:p>0.69956856098</text:p>
          </table:table-cell>
          <table:table-cell table:formula="of:=ABS([.C41])" office:value-type="float" office:value="0.125029339946" calcext:value-type="float">
            <text:p>0.1250293399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7408285455" calcext:value-type="float">
            <text:p>0.047408285455</text:p>
          </table:table-cell>
          <table:table-cell office:value-type="float" office:value="0.006563958608" calcext:value-type="float">
            <text:p>0.006563958608</text:p>
          </table:table-cell>
          <table:table-cell table:number-columns-repeated="11"/>
          <table:table-cell table:formula="of:=ABS([.B42])" office:value-type="float" office:value="0.047408285455" calcext:value-type="float">
            <text:p>0.047408285455</text:p>
          </table:table-cell>
          <table:table-cell table:formula="of:=ABS([.C42])" office:value-type="float" office:value="0.006563958608" calcext:value-type="float">
            <text:p>0.0065639586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11190671993" calcext:value-type="float">
            <text:p>0.111190671993</text:p>
          </table:table-cell>
          <table:table-cell office:value-type="float" office:value="0.033324666701" calcext:value-type="float">
            <text:p>0.033324666701</text:p>
          </table:table-cell>
          <table:table-cell table:number-columns-repeated="11"/>
          <table:table-cell table:formula="of:=ABS([.B43])" office:value-type="float" office:value="0.111190671993" calcext:value-type="float">
            <text:p>0.111190671993</text:p>
          </table:table-cell>
          <table:table-cell table:formula="of:=ABS([.C43])" office:value-type="float" office:value="0.033324666701" calcext:value-type="float">
            <text:p>0.0333246667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3217074797" calcext:value-type="float">
            <text:p>0.063217074797</text:p>
          </table:table-cell>
          <table:table-cell office:value-type="float" office:value="0.023233460895" calcext:value-type="float">
            <text:p>0.023233460895</text:p>
          </table:table-cell>
          <table:table-cell table:number-columns-repeated="11"/>
          <table:table-cell table:formula="of:=ABS([.B44])" office:value-type="float" office:value="0.063217074797" calcext:value-type="float">
            <text:p>0.063217074797</text:p>
          </table:table-cell>
          <table:table-cell table:formula="of:=ABS([.C44])" office:value-type="float" office:value="0.023233460895" calcext:value-type="float">
            <text:p>0.0232334608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6994496274" calcext:value-type="float">
            <text:p>0.026994496274</text:p>
          </table:table-cell>
          <table:table-cell office:value-type="float" office:value="0.034114676275" calcext:value-type="float">
            <text:p>0.034114676275</text:p>
          </table:table-cell>
          <table:table-cell table:number-columns-repeated="11"/>
          <table:table-cell table:formula="of:=ABS([.B45])" office:value-type="float" office:value="0.026994496274" calcext:value-type="float">
            <text:p>0.026994496274</text:p>
          </table:table-cell>
          <table:table-cell table:formula="of:=ABS([.C45])" office:value-type="float" office:value="0.034114676275" calcext:value-type="float">
            <text:p>0.0341146762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47866083438" calcext:value-type="float">
            <text:p>-0.047866083438</text:p>
          </table:table-cell>
          <table:table-cell office:value-type="float" office:value="0.314133739306" calcext:value-type="float">
            <text:p>0.314133739306</text:p>
          </table:table-cell>
          <table:table-cell table:number-columns-repeated="11"/>
          <table:table-cell table:formula="of:=ABS([.B46])" office:value-type="float" office:value="0.047866083438" calcext:value-type="float">
            <text:p>0.047866083438</text:p>
          </table:table-cell>
          <table:table-cell table:formula="of:=ABS([.C46])" office:value-type="float" office:value="0.314133739306" calcext:value-type="float">
            <text:p>0.3141337393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7953563373" calcext:value-type="float">
            <text:p>0.007953563373</text:p>
          </table:table-cell>
          <table:table-cell office:value-type="float" office:value="-0.138591555455" calcext:value-type="float">
            <text:p>-0.138591555455</text:p>
          </table:table-cell>
          <table:table-cell table:number-columns-repeated="11"/>
          <table:table-cell table:formula="of:=ABS([.B47])" office:value-type="float" office:value="0.007953563373" calcext:value-type="float">
            <text:p>0.007953563373</text:p>
          </table:table-cell>
          <table:table-cell table:formula="of:=ABS([.C47])" office:value-type="float" office:value="0.138591555455" calcext:value-type="float">
            <text:p>0.138591555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6380611015" calcext:value-type="float">
            <text:p>0.16380611015</text:p>
          </table:table-cell>
          <table:table-cell office:value-type="float" office:value="0.040670865545" calcext:value-type="float">
            <text:p>0.040670865545</text:p>
          </table:table-cell>
          <table:table-cell table:number-columns-repeated="11"/>
          <table:table-cell table:formula="of:=ABS([.B48])" office:value-type="float" office:value="0.16380611015" calcext:value-type="float">
            <text:p>0.16380611015</text:p>
          </table:table-cell>
          <table:table-cell table:formula="of:=ABS([.C48])" office:value-type="float" office:value="0.040670865545" calcext:value-type="float">
            <text:p>0.0406708655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1555837492" calcext:value-type="float">
            <text:p>0.031555837492</text:p>
          </table:table-cell>
          <table:table-cell office:value-type="float" office:value="0.052087228417" calcext:value-type="float">
            <text:p>0.052087228417</text:p>
          </table:table-cell>
          <table:table-cell table:number-columns-repeated="11"/>
          <table:table-cell table:formula="of:=ABS([.B49])" office:value-type="float" office:value="0.031555837492" calcext:value-type="float">
            <text:p>0.031555837492</text:p>
          </table:table-cell>
          <table:table-cell table:formula="of:=ABS([.C49])" office:value-type="float" office:value="0.052087228417" calcext:value-type="float">
            <text:p>0.0520872284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77371405068" calcext:value-type="float">
            <text:p>-0.077371405068</text:p>
          </table:table-cell>
          <table:table-cell office:value-type="float" office:value="-0.031100589585" calcext:value-type="float">
            <text:p>-0.031100589585</text:p>
          </table:table-cell>
          <table:table-cell table:number-columns-repeated="11"/>
          <table:table-cell table:formula="of:=ABS([.B50])" office:value-type="float" office:value="0.077371405068" calcext:value-type="float">
            <text:p>0.077371405068</text:p>
          </table:table-cell>
          <table:table-cell table:formula="of:=ABS([.C50])" office:value-type="float" office:value="0.031100589585" calcext:value-type="float">
            <text:p>0.0311005895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859634099" calcext:value-type="float">
            <text:p>0.00859634099</text:p>
          </table:table-cell>
          <table:table-cell office:value-type="float" office:value="0.028746273024" calcext:value-type="float">
            <text:p>0.028746273024</text:p>
          </table:table-cell>
          <table:table-cell table:number-columns-repeated="11"/>
          <table:table-cell table:formula="of:=ABS([.B51])" office:value-type="float" office:value="0.00859634099" calcext:value-type="float">
            <text:p>0.00859634099</text:p>
          </table:table-cell>
          <table:table-cell table:formula="of:=ABS([.C51])" office:value-type="float" office:value="0.028746273024" calcext:value-type="float">
            <text:p>0.028746273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177378222458" calcext:value-type="float">
            <text:p>-0.177378222458</text:p>
          </table:table-cell>
          <table:table-cell office:value-type="float" office:value="-0.036034428277" calcext:value-type="float">
            <text:p>-0.036034428277</text:p>
          </table:table-cell>
          <table:table-cell table:number-columns-repeated="11"/>
          <table:table-cell table:formula="of:=ABS([.B52])" office:value-type="float" office:value="0.177378222458" calcext:value-type="float">
            <text:p>0.177378222458</text:p>
          </table:table-cell>
          <table:table-cell table:formula="of:=ABS([.C52])" office:value-type="float" office:value="0.036034428277" calcext:value-type="float">
            <text:p>0.0360344282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21593574959" calcext:value-type="float">
            <text:p>-0.21593574959</text:p>
          </table:table-cell>
          <table:table-cell office:value-type="float" office:value="-0.119997017357" calcext:value-type="float">
            <text:p>-0.119997017357</text:p>
          </table:table-cell>
          <table:table-cell table:number-columns-repeated="11"/>
          <table:table-cell table:formula="of:=ABS([.B53])" office:value-type="float" office:value="0.21593574959" calcext:value-type="float">
            <text:p>0.21593574959</text:p>
          </table:table-cell>
          <table:table-cell table:formula="of:=ABS([.C53])" office:value-type="float" office:value="0.119997017357" calcext:value-type="float">
            <text:p>0.1199970173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33215810569" calcext:value-type="float">
            <text:p>0.133215810569</text:p>
          </table:table-cell>
          <table:table-cell office:value-type="float" office:value="-0.020590530291" calcext:value-type="float">
            <text:p>-0.020590530291</text:p>
          </table:table-cell>
          <table:table-cell table:number-columns-repeated="11"/>
          <table:table-cell table:formula="of:=ABS([.B54])" office:value-type="float" office:value="0.133215810569" calcext:value-type="float">
            <text:p>0.133215810569</text:p>
          </table:table-cell>
          <table:table-cell table:formula="of:=ABS([.C54])" office:value-type="float" office:value="0.020590530291" calcext:value-type="float">
            <text:p>0.0205905302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49182226374" calcext:value-type="float">
            <text:p>0.149182226374</text:p>
          </table:table-cell>
          <table:table-cell office:value-type="float" office:value="-0.029630114676" calcext:value-type="float">
            <text:p>-0.029630114676</text:p>
          </table:table-cell>
          <table:table-cell table:number-columns-repeated="11"/>
          <table:table-cell table:formula="of:=ABS([.B55])" office:value-type="float" office:value="0.149182226374" calcext:value-type="float">
            <text:p>0.149182226374</text:p>
          </table:table-cell>
          <table:table-cell table:formula="of:=ABS([.C55])" office:value-type="float" office:value="0.029630114676" calcext:value-type="float">
            <text:p>0.0296301146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9745401332" calcext:value-type="float">
            <text:p>0.079745401332</text:p>
          </table:table-cell>
          <table:table-cell office:value-type="float" office:value="0.058941590829" calcext:value-type="float">
            <text:p>0.058941590829</text:p>
          </table:table-cell>
          <table:table-cell table:number-columns-repeated="11"/>
          <table:table-cell table:formula="of:=ABS([.B56])" office:value-type="float" office:value="0.079745401332" calcext:value-type="float">
            <text:p>0.079745401332</text:p>
          </table:table-cell>
          <table:table-cell table:formula="of:=ABS([.C56])" office:value-type="float" office:value="0.058941590829" calcext:value-type="float">
            <text:p>0.0589415908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41910729973" calcext:value-type="float">
            <text:p>-0.041910729973</text:p>
          </table:table-cell>
          <table:table-cell office:value-type="float" office:value="-0.010636642656" calcext:value-type="float">
            <text:p>-0.010636642656</text:p>
          </table:table-cell>
          <table:table-cell table:number-columns-repeated="11"/>
          <table:table-cell table:formula="of:=ABS([.B57])" office:value-type="float" office:value="0.041910729973" calcext:value-type="float">
            <text:p>0.041910729973</text:p>
          </table:table-cell>
          <table:table-cell table:formula="of:=ABS([.C57])" office:value-type="float" office:value="0.010636642656" calcext:value-type="float">
            <text:p>0.0106366426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3283602822" calcext:value-type="float">
            <text:p>-0.03283602822</text:p>
          </table:table-cell>
          <table:table-cell office:value-type="float" office:value="-0.013865984382" calcext:value-type="float">
            <text:p>-0.013865984382</text:p>
          </table:table-cell>
          <table:table-cell table:number-columns-repeated="11"/>
          <table:table-cell table:formula="of:=ABS([.B58])" office:value-type="float" office:value="0.03283602822" calcext:value-type="float">
            <text:p>0.03283602822</text:p>
          </table:table-cell>
          <table:table-cell table:formula="of:=ABS([.C58])" office:value-type="float" office:value="0.013865984382" calcext:value-type="float">
            <text:p>0.0138659843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9696368996" calcext:value-type="float">
            <text:p>0.059696368996</text:p>
          </table:table-cell>
          <table:table-cell office:value-type="float" office:value="0.070504131038" calcext:value-type="float">
            <text:p>0.070504131038</text:p>
          </table:table-cell>
          <table:table-cell table:number-columns-repeated="11"/>
          <table:table-cell table:formula="of:=ABS([.B59])" office:value-type="float" office:value="0.059696368996" calcext:value-type="float">
            <text:p>0.059696368996</text:p>
          </table:table-cell>
          <table:table-cell table:formula="of:=ABS([.C59])" office:value-type="float" office:value="0.070504131038" calcext:value-type="float">
            <text:p>0.0705041310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06312282786" calcext:value-type="float">
            <text:p>0.106312282786</text:p>
          </table:table-cell>
          <table:table-cell office:value-type="float" office:value="0.033255049046" calcext:value-type="float">
            <text:p>0.033255049046</text:p>
          </table:table-cell>
          <table:table-cell table:number-columns-repeated="11"/>
          <table:table-cell table:formula="of:=ABS([.B60])" office:value-type="float" office:value="0.106312282786" calcext:value-type="float">
            <text:p>0.106312282786</text:p>
          </table:table-cell>
          <table:table-cell table:formula="of:=ABS([.C60])" office:value-type="float" office:value="0.033255049046" calcext:value-type="float">
            <text:p>0.0332550490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08767639731" calcext:value-type="float">
            <text:p>-0.008767639731</text:p>
          </table:table-cell>
          <table:table-cell office:value-type="float" office:value="-0.014316129888" calcext:value-type="float">
            <text:p>-0.014316129888</text:p>
          </table:table-cell>
          <table:table-cell table:number-columns-repeated="11"/>
          <table:table-cell table:formula="of:=ABS([.B61])" office:value-type="float" office:value="0.008767639731" calcext:value-type="float">
            <text:p>0.008767639731</text:p>
          </table:table-cell>
          <table:table-cell table:formula="of:=ABS([.C61])" office:value-type="float" office:value="0.014316129888" calcext:value-type="float">
            <text:p>0.0143161298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5146987838" calcext:value-type="float">
            <text:p>0.055146987838</text:p>
          </table:table-cell>
          <table:table-cell office:value-type="float" office:value="0.056137058778" calcext:value-type="float">
            <text:p>0.056137058778</text:p>
          </table:table-cell>
          <table:table-cell table:number-columns-repeated="11"/>
          <table:table-cell table:formula="of:=ABS([.B62])" office:value-type="float" office:value="0.055146987838" calcext:value-type="float">
            <text:p>0.055146987838</text:p>
          </table:table-cell>
          <table:table-cell table:formula="of:=ABS([.C62])" office:value-type="float" office:value="0.056137058778" calcext:value-type="float">
            <text:p>0.0561370587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8800680299" calcext:value-type="float">
            <text:p>0.018800680299</text:p>
          </table:table-cell>
          <table:table-cell office:value-type="float" office:value="0.035770325473" calcext:value-type="float">
            <text:p>0.035770325473</text:p>
          </table:table-cell>
          <table:table-cell table:number-columns-repeated="11"/>
          <table:table-cell table:formula="of:=ABS([.B63])" office:value-type="float" office:value="0.018800680299" calcext:value-type="float">
            <text:p>0.018800680299</text:p>
          </table:table-cell>
          <table:table-cell table:formula="of:=ABS([.C63])" office:value-type="float" office:value="0.035770325473" calcext:value-type="float">
            <text:p>0.0357703254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002501567095" calcext:value-type="float">
            <text:p>-0.002501567095</text:p>
          </table:table-cell>
          <table:table-cell office:value-type="float" office:value="0.043089729331" calcext:value-type="float">
            <text:p>0.043089729331</text:p>
          </table:table-cell>
          <table:table-cell table:number-columns-repeated="11"/>
          <table:table-cell table:formula="of:=ABS([.B64])" office:value-type="float" office:value="0.002501567095" calcext:value-type="float">
            <text:p>0.002501567095</text:p>
          </table:table-cell>
          <table:table-cell table:formula="of:=ABS([.C64])" office:value-type="float" office:value="0.043089729331" calcext:value-type="float">
            <text:p>0.0430897293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03050462944" calcext:value-type="float">
            <text:p>-0.003050462944</text:p>
          </table:table-cell>
          <table:table-cell office:value-type="float" office:value="0.002174582621" calcext:value-type="float">
            <text:p>0.002174582621</text:p>
          </table:table-cell>
          <table:table-cell table:number-columns-repeated="11"/>
          <table:table-cell table:formula="of:=ABS([.B65])" office:value-type="float" office:value="0.003050462944" calcext:value-type="float">
            <text:p>0.003050462944</text:p>
          </table:table-cell>
          <table:table-cell table:formula="of:=ABS([.C65])" office:value-type="float" office:value="0.002174582621" calcext:value-type="float">
            <text:p>0.0021745826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50789963126" calcext:value-type="float">
            <text:p>0.050789963126</text:p>
          </table:table-cell>
          <table:table-cell office:value-type="float" office:value="0.048638855863" calcext:value-type="float">
            <text:p>0.048638855863</text:p>
          </table:table-cell>
          <table:table-cell table:number-columns-repeated="11"/>
          <table:table-cell table:formula="of:=ABS([.B66])" office:value-type="float" office:value="0.050789963126" calcext:value-type="float">
            <text:p>0.050789963126</text:p>
          </table:table-cell>
          <table:table-cell table:formula="of:=ABS([.C66])" office:value-type="float" office:value="0.048638855863" calcext:value-type="float">
            <text:p>0.0486388558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129722562753" calcext:value-type="float">
            <text:p>-0.129722562753</text:p>
          </table:table-cell>
          <table:table-cell office:value-type="float" office:value="0.025783406015" calcext:value-type="float">
            <text:p>0.025783406015</text:p>
          </table:table-cell>
          <table:table-cell table:number-columns-repeated="11"/>
          <table:table-cell table:formula="of:=ABS([.B67])" office:value-type="float" office:value="0.129722562753" calcext:value-type="float">
            <text:p>0.129722562753</text:p>
          </table:table-cell>
          <table:table-cell table:formula="of:=ABS([.C67])" office:value-type="float" office:value="0.025783406015" calcext:value-type="float">
            <text:p>0.0257834060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052481989644" calcext:value-type="float">
            <text:p>-0.052481989644</text:p>
          </table:table-cell>
          <table:table-cell office:value-type="float" office:value="0.051743791147" calcext:value-type="float">
            <text:p>0.051743791147</text:p>
          </table:table-cell>
          <table:table-cell table:number-columns-repeated="11"/>
          <table:table-cell table:formula="of:=ABS([.B68])" office:value-type="float" office:value="0.052481989644" calcext:value-type="float">
            <text:p>0.052481989644</text:p>
          </table:table-cell>
          <table:table-cell table:formula="of:=ABS([.C68])" office:value-type="float" office:value="0.051743791147" calcext:value-type="float">
            <text:p>0.0517437911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59206778583" calcext:value-type="float">
            <text:p>0.059206778583</text:p>
          </table:table-cell>
          <table:table-cell office:value-type="float" office:value="0.030694102347" calcext:value-type="float">
            <text:p>0.030694102347</text:p>
          </table:table-cell>
          <table:table-cell table:number-columns-repeated="11"/>
          <table:table-cell table:formula="of:=ABS([.B69])" office:value-type="float" office:value="0.059206778583" calcext:value-type="float">
            <text:p>0.059206778583</text:p>
          </table:table-cell>
          <table:table-cell table:formula="of:=ABS([.C69])" office:value-type="float" office:value="0.030694102347" calcext:value-type="float">
            <text:p>0.0306941023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084834974125" calcext:value-type="float">
            <text:p>-0.084834974125</text:p>
          </table:table-cell>
          <table:table-cell office:value-type="float" office:value="-0.027421902377" calcext:value-type="float">
            <text:p>-0.027421902377</text:p>
          </table:table-cell>
          <table:table-cell table:number-columns-repeated="11"/>
          <table:table-cell table:formula="of:=ABS([.B70])" office:value-type="float" office:value="0.084834974125" calcext:value-type="float">
            <text:p>0.084834974125</text:p>
          </table:table-cell>
          <table:table-cell table:formula="of:=ABS([.C70])" office:value-type="float" office:value="0.027421902377" calcext:value-type="float">
            <text:p>0.0274219023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437885381" calcext:value-type="float">
            <text:p>0.000437885381</text:p>
          </table:table-cell>
          <table:table-cell office:value-type="float" office:value="-0.030698690177" calcext:value-type="float">
            <text:p>-0.030698690177</text:p>
          </table:table-cell>
          <table:table-cell table:number-columns-repeated="11"/>
          <table:table-cell table:formula="of:=ABS([.B71])" office:value-type="float" office:value="0.000437885381" calcext:value-type="float">
            <text:p>0.000437885381</text:p>
          </table:table-cell>
          <table:table-cell table:formula="of:=ABS([.C71])" office:value-type="float" office:value="0.030698690177" calcext:value-type="float">
            <text:p>0.0306986901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17569039433" calcext:value-type="float">
            <text:p>0.117569039433</text:p>
          </table:table-cell>
          <table:table-cell office:value-type="float" office:value="0.044521178757" calcext:value-type="float">
            <text:p>0.044521178757</text:p>
          </table:table-cell>
          <table:table-cell table:number-columns-repeated="11"/>
          <table:table-cell table:formula="of:=ABS([.B72])" office:value-type="float" office:value="0.117569039433" calcext:value-type="float">
            <text:p>0.117569039433</text:p>
          </table:table-cell>
          <table:table-cell table:formula="of:=ABS([.C72])" office:value-type="float" office:value="0.044521178757" calcext:value-type="float">
            <text:p>0.0445211787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135303359705" calcext:value-type="float">
            <text:p>-0.135303359705</text:p>
          </table:table-cell>
          <table:table-cell office:value-type="float" office:value="0.030292708809" calcext:value-type="float">
            <text:p>0.030292708809</text:p>
          </table:table-cell>
          <table:table-cell table:number-columns-repeated="11"/>
          <table:table-cell table:formula="of:=ABS([.B73])" office:value-type="float" office:value="0.135303359705" calcext:value-type="float">
            <text:p>0.135303359705</text:p>
          </table:table-cell>
          <table:table-cell table:formula="of:=ABS([.C73])" office:value-type="float" office:value="0.030292708809" calcext:value-type="float">
            <text:p>0.0302927088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65336840524" calcext:value-type="float">
            <text:p>0.065336840524</text:p>
          </table:table-cell>
          <table:table-cell office:value-type="float" office:value="-0.011594897927" calcext:value-type="float">
            <text:p>-0.011594897927</text:p>
          </table:table-cell>
          <table:table-cell table:number-columns-repeated="11"/>
          <table:table-cell table:formula="of:=ABS([.B74])" office:value-type="float" office:value="0.065336840524" calcext:value-type="float">
            <text:p>0.065336840524</text:p>
          </table:table-cell>
          <table:table-cell table:formula="of:=ABS([.C74])" office:value-type="float" office:value="0.011594897927" calcext:value-type="float">
            <text:p>0.0115948979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02401014511" calcext:value-type="float">
            <text:p>-0.002401014511</text:p>
          </table:table-cell>
          <table:table-cell office:value-type="float" office:value="0.076938897197" calcext:value-type="float">
            <text:p>0.076938897197</text:p>
          </table:table-cell>
          <table:table-cell table:number-columns-repeated="11"/>
          <table:table-cell table:formula="of:=ABS([.B75])" office:value-type="float" office:value="0.002401014511" calcext:value-type="float">
            <text:p>0.002401014511</text:p>
          </table:table-cell>
          <table:table-cell table:formula="of:=ABS([.C75])" office:value-type="float" office:value="0.076938897197" calcext:value-type="float">
            <text:p>0.0769388971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8947391099" calcext:value-type="float">
            <text:p>0.008947391099</text:p>
          </table:table-cell>
          <table:table-cell office:value-type="float" office:value="0.02333222408" calcext:value-type="float">
            <text:p>0.02333222408</text:p>
          </table:table-cell>
          <table:table-cell table:number-columns-repeated="11"/>
          <table:table-cell table:formula="of:=ABS([.B76])" office:value-type="float" office:value="0.008947391099" calcext:value-type="float">
            <text:p>0.008947391099</text:p>
          </table:table-cell>
          <table:table-cell table:formula="of:=ABS([.C76])" office:value-type="float" office:value="0.02333222408" calcext:value-type="float">
            <text:p>0.023332224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7136810676" calcext:value-type="float">
            <text:p>0.037136810676</text:p>
          </table:table-cell>
          <table:table-cell office:value-type="float" office:value="0.006010871018" calcext:value-type="float">
            <text:p>0.006010871018</text:p>
          </table:table-cell>
          <table:table-cell table:number-columns-repeated="11"/>
          <table:table-cell table:formula="of:=ABS([.B77])" office:value-type="float" office:value="0.037136810676" calcext:value-type="float">
            <text:p>0.037136810676</text:p>
          </table:table-cell>
          <table:table-cell table:formula="of:=ABS([.C77])" office:value-type="float" office:value="0.006010871018" calcext:value-type="float">
            <text:p>0.006010871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02481273713" calcext:value-type="float">
            <text:p>0.202481273713</text:p>
          </table:table-cell>
          <table:table-cell office:value-type="float" office:value="0.05088531032" calcext:value-type="float">
            <text:p>0.05088531032</text:p>
          </table:table-cell>
          <table:table-cell table:number-columns-repeated="11"/>
          <table:table-cell table:formula="of:=ABS([.B78])" office:value-type="float" office:value="0.202481273713" calcext:value-type="float">
            <text:p>0.202481273713</text:p>
          </table:table-cell>
          <table:table-cell table:formula="of:=ABS([.C78])" office:value-type="float" office:value="0.05088531032" calcext:value-type="float">
            <text:p>0.050885310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007952849553" calcext:value-type="float">
            <text:p>-0.007952849553</text:p>
          </table:table-cell>
          <table:table-cell office:value-type="float" office:value="-0.005220378622" calcext:value-type="float">
            <text:p>-0.005220378622</text:p>
          </table:table-cell>
          <table:table-cell table:number-columns-repeated="11"/>
          <table:table-cell table:formula="of:=ABS([.B79])" office:value-type="float" office:value="0.007952849553" calcext:value-type="float">
            <text:p>0.007952849553</text:p>
          </table:table-cell>
          <table:table-cell table:formula="of:=ABS([.C79])" office:value-type="float" office:value="0.005220378622" calcext:value-type="float">
            <text:p>0.0052203786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08467057965" calcext:value-type="float">
            <text:p>-0.08467057965</text:p>
          </table:table-cell>
          <table:table-cell office:value-type="float" office:value="0.028089660758" calcext:value-type="float">
            <text:p>0.028089660758</text:p>
          </table:table-cell>
          <table:table-cell table:number-columns-repeated="11"/>
          <table:table-cell table:formula="of:=ABS([.B80])" office:value-type="float" office:value="0.08467057965" calcext:value-type="float">
            <text:p>0.08467057965</text:p>
          </table:table-cell>
          <table:table-cell table:formula="of:=ABS([.C80])" office:value-type="float" office:value="0.028089660758" calcext:value-type="float">
            <text:p>0.0280896607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6176575937" calcext:value-type="float">
            <text:p>0.046176575937</text:p>
          </table:table-cell>
          <table:table-cell office:value-type="float" office:value="0.05582947129" calcext:value-type="float">
            <text:p>0.05582947129</text:p>
          </table:table-cell>
          <table:table-cell table:number-columns-repeated="11"/>
          <table:table-cell table:formula="of:=ABS([.B81])" office:value-type="float" office:value="0.046176575937" calcext:value-type="float">
            <text:p>0.046176575937</text:p>
          </table:table-cell>
          <table:table-cell table:formula="of:=ABS([.C81])" office:value-type="float" office:value="0.05582947129" calcext:value-type="float">
            <text:p>0.055829471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38063675779" calcext:value-type="float">
            <text:p>-0.38063675779</text:p>
          </table:table-cell>
          <table:table-cell office:value-type="float" office:value="-0.347371360719" calcext:value-type="float">
            <text:p>-0.347371360719</text:p>
          </table:table-cell>
          <table:table-cell table:number-columns-repeated="11"/>
          <table:table-cell table:formula="of:=ABS([.B82])" office:value-type="float" office:value="0.38063675779" calcext:value-type="float">
            <text:p>0.38063675779</text:p>
          </table:table-cell>
          <table:table-cell table:formula="of:=ABS([.C82])" office:value-type="float" office:value="0.347371360719" calcext:value-type="float">
            <text:p>0.3473713607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5715036987" calcext:value-type="float">
            <text:p>0.055715036987</text:p>
          </table:table-cell>
          <table:table-cell office:value-type="float" office:value="0.018409038455" calcext:value-type="float">
            <text:p>0.018409038455</text:p>
          </table:table-cell>
          <table:table-cell table:number-columns-repeated="11"/>
          <table:table-cell table:formula="of:=ABS([.B83])" office:value-type="float" office:value="0.055715036987" calcext:value-type="float">
            <text:p>0.055715036987</text:p>
          </table:table-cell>
          <table:table-cell table:formula="of:=ABS([.C83])" office:value-type="float" office:value="0.018409038455" calcext:value-type="float">
            <text:p>0.0184090384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7401329432" calcext:value-type="float">
            <text:p>0.057401329432</text:p>
          </table:table-cell>
          <table:table-cell office:value-type="float" office:value="0.014575683662" calcext:value-type="float">
            <text:p>0.014575683662</text:p>
          </table:table-cell>
          <table:table-cell table:number-columns-repeated="11"/>
          <table:table-cell table:formula="of:=ABS([.B84])" office:value-type="float" office:value="0.057401329432" calcext:value-type="float">
            <text:p>0.057401329432</text:p>
          </table:table-cell>
          <table:table-cell table:formula="of:=ABS([.C84])" office:value-type="float" office:value="0.014575683662" calcext:value-type="float">
            <text:p>0.0145756836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4970804376" calcext:value-type="float">
            <text:p>0.034970804376</text:p>
          </table:table-cell>
          <table:table-cell office:value-type="float" office:value="0.036625932901" calcext:value-type="float">
            <text:p>0.036625932901</text:p>
          </table:table-cell>
          <table:table-cell table:number-columns-repeated="11"/>
          <table:table-cell table:formula="of:=ABS([.B85])" office:value-type="float" office:value="0.034970804376" calcext:value-type="float">
            <text:p>0.034970804376</text:p>
          </table:table-cell>
          <table:table-cell table:formula="of:=ABS([.C85])" office:value-type="float" office:value="0.036625932901" calcext:value-type="float">
            <text:p>0.0366259329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014190909829" calcext:value-type="float">
            <text:p>-0.014190909829</text:p>
          </table:table-cell>
          <table:table-cell office:value-type="float" office:value="0.010122998417" calcext:value-type="float">
            <text:p>0.010122998417</text:p>
          </table:table-cell>
          <table:table-cell table:number-columns-repeated="11"/>
          <table:table-cell table:formula="of:=ABS([.B86])" office:value-type="float" office:value="0.014190909829" calcext:value-type="float">
            <text:p>0.014190909829</text:p>
          </table:table-cell>
          <table:table-cell table:formula="of:=ABS([.C86])" office:value-type="float" office:value="0.010122998417" calcext:value-type="float">
            <text:p>0.0101229984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42113034165" calcext:value-type="float">
            <text:p>0.042113034165</text:p>
          </table:table-cell>
          <table:table-cell office:value-type="float" office:value="0.051336372861" calcext:value-type="float">
            <text:p>0.051336372861</text:p>
          </table:table-cell>
          <table:table-cell table:number-columns-repeated="11"/>
          <table:table-cell table:formula="of:=ABS([.B87])" office:value-type="float" office:value="0.042113034165" calcext:value-type="float">
            <text:p>0.042113034165</text:p>
          </table:table-cell>
          <table:table-cell table:formula="of:=ABS([.C87])" office:value-type="float" office:value="0.051336372861" calcext:value-type="float">
            <text:p>0.0513363728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9073462775" calcext:value-type="float">
            <text:p>0.019073462775</text:p>
          </table:table-cell>
          <table:table-cell office:value-type="float" office:value="-0.002384652646" calcext:value-type="float">
            <text:p>-0.002384652646</text:p>
          </table:table-cell>
          <table:table-cell table:number-columns-repeated="11"/>
          <table:table-cell table:formula="of:=ABS([.B88])" office:value-type="float" office:value="0.019073462775" calcext:value-type="float">
            <text:p>0.019073462775</text:p>
          </table:table-cell>
          <table:table-cell table:formula="of:=ABS([.C88])" office:value-type="float" office:value="0.002384652646" calcext:value-type="float">
            <text:p>0.0023846526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58907727526" calcext:value-type="float">
            <text:p>0.158907727526</text:p>
          </table:table-cell>
          <table:table-cell office:value-type="float" office:value="0.011081128437" calcext:value-type="float">
            <text:p>0.011081128437</text:p>
          </table:table-cell>
          <table:table-cell table:number-columns-repeated="11"/>
          <table:table-cell table:formula="of:=ABS([.B89])" office:value-type="float" office:value="0.158907727526" calcext:value-type="float">
            <text:p>0.158907727526</text:p>
          </table:table-cell>
          <table:table-cell table:formula="of:=ABS([.C89])" office:value-type="float" office:value="0.011081128437" calcext:value-type="float">
            <text:p>0.0110811284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134590655571" calcext:value-type="float">
            <text:p>-0.134590655571</text:p>
          </table:table-cell>
          <table:table-cell office:value-type="float" office:value="-0.030643341763" calcext:value-type="float">
            <text:p>-0.030643341763</text:p>
          </table:table-cell>
          <table:table-cell table:number-columns-repeated="11"/>
          <table:table-cell table:formula="of:=ABS([.B90])" office:value-type="float" office:value="0.134590655571" calcext:value-type="float">
            <text:p>0.134590655571</text:p>
          </table:table-cell>
          <table:table-cell table:formula="of:=ABS([.C90])" office:value-type="float" office:value="0.030643341763" calcext:value-type="float">
            <text:p>0.0306433417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51177240882" calcext:value-type="float">
            <text:p>-0.051177240882</text:p>
          </table:table-cell>
          <table:table-cell office:value-type="float" office:value="0.003273966158" calcext:value-type="float">
            <text:p>0.003273966158</text:p>
          </table:table-cell>
          <table:table-cell table:number-columns-repeated="11"/>
          <table:table-cell table:formula="of:=ABS([.B91])" office:value-type="float" office:value="0.051177240882" calcext:value-type="float">
            <text:p>0.051177240882</text:p>
          </table:table-cell>
          <table:table-cell table:formula="of:=ABS([.C91])" office:value-type="float" office:value="0.003273966158" calcext:value-type="float">
            <text:p>0.0032739661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47822721186" calcext:value-type="float">
            <text:p>0.147822721186</text:p>
          </table:table-cell>
          <table:table-cell office:value-type="float" office:value="0.056686623184" calcext:value-type="float">
            <text:p>0.056686623184</text:p>
          </table:table-cell>
          <table:table-cell table:number-columns-repeated="11"/>
          <table:table-cell table:formula="of:=ABS([.B92])" office:value-type="float" office:value="0.147822721186" calcext:value-type="float">
            <text:p>0.147822721186</text:p>
          </table:table-cell>
          <table:table-cell table:formula="of:=ABS([.C92])" office:value-type="float" office:value="0.056686623184" calcext:value-type="float">
            <text:p>0.0566866231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05975938851" calcext:value-type="float">
            <text:p>-0.005975938851</text:p>
          </table:table-cell>
          <table:table-cell office:value-type="float" office:value="0.020368442663" calcext:value-type="float">
            <text:p>0.020368442663</text:p>
          </table:table-cell>
          <table:table-cell table:number-columns-repeated="11"/>
          <table:table-cell table:formula="of:=ABS([.B93])" office:value-type="float" office:value="0.005975938851" calcext:value-type="float">
            <text:p>0.005975938851</text:p>
          </table:table-cell>
          <table:table-cell table:formula="of:=ABS([.C93])" office:value-type="float" office:value="0.020368442663" calcext:value-type="float">
            <text:p>0.0203684426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88667956255" calcext:value-type="float">
            <text:p>0.088667956255</text:p>
          </table:table-cell>
          <table:table-cell office:value-type="float" office:value="0.015431981904" calcext:value-type="float">
            <text:p>0.015431981904</text:p>
          </table:table-cell>
          <table:table-cell table:number-columns-repeated="11"/>
          <table:table-cell table:formula="of:=ABS([.B94])" office:value-type="float" office:value="0.088667956255" calcext:value-type="float">
            <text:p>0.088667956255</text:p>
          </table:table-cell>
          <table:table-cell table:formula="of:=ABS([.C94])" office:value-type="float" office:value="0.015431981904" calcext:value-type="float">
            <text:p>0.0154319819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4615456779" calcext:value-type="float">
            <text:p>0.024615456779</text:p>
          </table:table-cell>
          <table:table-cell office:value-type="float" office:value="0.022080565594" calcext:value-type="float">
            <text:p>0.022080565594</text:p>
          </table:table-cell>
          <table:table-cell table:number-columns-repeated="11"/>
          <table:table-cell table:formula="of:=ABS([.B95])" office:value-type="float" office:value="0.024615456779" calcext:value-type="float">
            <text:p>0.024615456779</text:p>
          </table:table-cell>
          <table:table-cell table:formula="of:=ABS([.C95])" office:value-type="float" office:value="0.022080565594" calcext:value-type="float">
            <text:p>0.0220805655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24430131272" calcext:value-type="float">
            <text:p>-0.024430131272</text:p>
          </table:table-cell>
          <table:table-cell office:value-type="float" office:value="-0.038696321629" calcext:value-type="float">
            <text:p>-0.038696321629</text:p>
          </table:table-cell>
          <table:table-cell table:number-columns-repeated="11"/>
          <table:table-cell table:formula="of:=ABS([.B96])" office:value-type="float" office:value="0.024430131272" calcext:value-type="float">
            <text:p>0.024430131272</text:p>
          </table:table-cell>
          <table:table-cell table:formula="of:=ABS([.C96])" office:value-type="float" office:value="0.038696321629" calcext:value-type="float">
            <text:p>0.0386963216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4541939846" calcext:value-type="float">
            <text:p>0.014541939846</text:p>
          </table:table-cell>
          <table:table-cell office:value-type="float" office:value="0.038924173341" calcext:value-type="float">
            <text:p>0.038924173341</text:p>
          </table:table-cell>
          <table:table-cell table:number-columns-repeated="11"/>
          <table:table-cell table:formula="of:=ABS([.B97])" office:value-type="float" office:value="0.014541939846" calcext:value-type="float">
            <text:p>0.014541939846</text:p>
          </table:table-cell>
          <table:table-cell table:formula="of:=ABS([.C97])" office:value-type="float" office:value="0.038924173341" calcext:value-type="float">
            <text:p>0.0389241733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97874175762" calcext:value-type="float">
            <text:p>0.097874175762</text:p>
          </table:table-cell>
          <table:table-cell office:value-type="float" office:value="0.011395678364" calcext:value-type="float">
            <text:p>0.011395678364</text:p>
          </table:table-cell>
          <table:table-cell table:number-columns-repeated="11"/>
          <table:table-cell table:formula="of:=ABS([.B98])" office:value-type="float" office:value="0.097874175762" calcext:value-type="float">
            <text:p>0.097874175762</text:p>
          </table:table-cell>
          <table:table-cell table:formula="of:=ABS([.C98])" office:value-type="float" office:value="0.011395678364" calcext:value-type="float">
            <text:p>0.0113956783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61121451106" calcext:value-type="float">
            <text:p>0.061121451106</text:p>
          </table:table-cell>
          <table:table-cell office:value-type="float" office:value="0.072109106614" calcext:value-type="float">
            <text:p>0.072109106614</text:p>
          </table:table-cell>
          <table:table-cell table:number-columns-repeated="11"/>
          <table:table-cell table:formula="of:=ABS([.B99])" office:value-type="float" office:value="0.061121451106" calcext:value-type="float">
            <text:p>0.061121451106</text:p>
          </table:table-cell>
          <table:table-cell table:formula="of:=ABS([.C99])" office:value-type="float" office:value="0.072109106614" calcext:value-type="float">
            <text:p>0.0721091066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316053590929" calcext:value-type="float">
            <text:p>-0.316053590929</text:p>
          </table:table-cell>
          <table:table-cell office:value-type="float" office:value="0.114967385654" calcext:value-type="float">
            <text:p>0.114967385654</text:p>
          </table:table-cell>
          <table:table-cell table:number-columns-repeated="11"/>
          <table:table-cell table:formula="of:=ABS([.B100])" office:value-type="float" office:value="0.316053590929" calcext:value-type="float">
            <text:p>0.316053590929</text:p>
          </table:table-cell>
          <table:table-cell table:formula="of:=ABS([.C100])" office:value-type="float" office:value="0.114967385654" calcext:value-type="float">
            <text:p>0.1149673856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07926834586" calcext:value-type="float">
            <text:p>-0.07926834586</text:p>
          </table:table-cell>
          <table:table-cell office:value-type="float" office:value="-0.016565502149" calcext:value-type="float">
            <text:p>-0.016565502149</text:p>
          </table:table-cell>
          <table:table-cell table:number-columns-repeated="11"/>
          <table:table-cell table:formula="of:=ABS([.B101])" office:value-type="float" office:value="0.07926834586" calcext:value-type="float">
            <text:p>0.07926834586</text:p>
          </table:table-cell>
          <table:table-cell table:formula="of:=ABS([.C101])" office:value-type="float" office:value="0.016565502149" calcext:value-type="float">
            <text:p>0.0165655021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033520247388" calcext:value-type="float">
            <text:p>-0.033520247388</text:p>
          </table:table-cell>
          <table:table-cell office:value-type="float" office:value="0.032064101474" calcext:value-type="float">
            <text:p>0.032064101474</text:p>
          </table:table-cell>
          <table:table-cell table:number-columns-repeated="11"/>
          <table:table-cell table:formula="of:=ABS([.B102])" office:value-type="float" office:value="0.033520247388" calcext:value-type="float">
            <text:p>0.033520247388</text:p>
          </table:table-cell>
          <table:table-cell table:formula="of:=ABS([.C102])" office:value-type="float" office:value="0.032064101474" calcext:value-type="float">
            <text:p>0.0320641014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91600827788" calcext:value-type="float">
            <text:p>0.191600827788</text:p>
          </table:table-cell>
          <table:table-cell office:value-type="float" office:value="-0.075310547089" calcext:value-type="float">
            <text:p>-0.075310547089</text:p>
          </table:table-cell>
          <table:table-cell table:number-columns-repeated="11"/>
          <table:table-cell table:formula="of:=ABS([.B103])" office:value-type="float" office:value="0.191600827788" calcext:value-type="float">
            <text:p>0.191600827788</text:p>
          </table:table-cell>
          <table:table-cell table:formula="of:=ABS([.C103])" office:value-type="float" office:value="0.075310547089" calcext:value-type="float">
            <text:p>0.0753105470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81265345929" calcext:value-type="float">
            <text:p>0.081265345929</text:p>
          </table:table-cell>
          <table:table-cell office:value-type="float" office:value="0.026474003608" calcext:value-type="float">
            <text:p>0.026474003608</text:p>
          </table:table-cell>
          <table:table-cell table:number-columns-repeated="11"/>
          <table:table-cell table:formula="of:=ABS([.B104])" office:value-type="float" office:value="0.081265345929" calcext:value-type="float">
            <text:p>0.081265345929</text:p>
          </table:table-cell>
          <table:table-cell table:formula="of:=ABS([.C104])" office:value-type="float" office:value="0.026474003608" calcext:value-type="float">
            <text:p>0.0264740036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30967694205" calcext:value-type="float">
            <text:p>0.030967694205</text:p>
          </table:table-cell>
          <table:table-cell office:value-type="float" office:value="0.03583819582" calcext:value-type="float">
            <text:p>0.03583819582</text:p>
          </table:table-cell>
          <table:table-cell table:number-columns-repeated="11"/>
          <table:table-cell table:formula="of:=ABS([.B105])" office:value-type="float" office:value="0.030967694205" calcext:value-type="float">
            <text:p>0.030967694205</text:p>
          </table:table-cell>
          <table:table-cell table:formula="of:=ABS([.C105])" office:value-type="float" office:value="0.03583819582" calcext:value-type="float">
            <text:p>0.035838195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01839289927" calcext:value-type="float">
            <text:p>-0.01839289927</text:p>
          </table:table-cell>
          <table:table-cell office:value-type="float" office:value="0.065037662385" calcext:value-type="float">
            <text:p>0.065037662385</text:p>
          </table:table-cell>
          <table:table-cell table:number-columns-repeated="11"/>
          <table:table-cell table:formula="of:=ABS([.B106])" office:value-type="float" office:value="0.01839289927" calcext:value-type="float">
            <text:p>0.01839289927</text:p>
          </table:table-cell>
          <table:table-cell table:formula="of:=ABS([.C106])" office:value-type="float" office:value="0.065037662385" calcext:value-type="float">
            <text:p>0.0650376623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1446524109" calcext:value-type="float">
            <text:p>0.001446524109</text:p>
          </table:table-cell>
          <table:table-cell office:value-type="float" office:value="0.01749723052" calcext:value-type="float">
            <text:p>0.01749723052</text:p>
          </table:table-cell>
          <table:table-cell table:number-columns-repeated="11"/>
          <table:table-cell table:formula="of:=ABS([.B107])" office:value-type="float" office:value="0.001446524109" calcext:value-type="float">
            <text:p>0.001446524109</text:p>
          </table:table-cell>
          <table:table-cell table:formula="of:=ABS([.C107])" office:value-type="float" office:value="0.01749723052" calcext:value-type="float">
            <text:p>0.017497230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0662959689" calcext:value-type="float">
            <text:p>0.370662959689</text:p>
          </table:table-cell>
          <table:table-cell office:value-type="float" office:value="0.141034885755" calcext:value-type="float">
            <text:p>0.141034885755</text:p>
          </table:table-cell>
          <table:table-cell table:number-columns-repeated="11"/>
          <table:table-cell table:formula="of:=ABS([.B108])" office:value-type="float" office:value="0.370662959689" calcext:value-type="float">
            <text:p>0.370662959689</text:p>
          </table:table-cell>
          <table:table-cell table:formula="of:=ABS([.C108])" office:value-type="float" office:value="0.141034885755" calcext:value-type="float">
            <text:p>0.1410348857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124339376047" calcext:value-type="float">
            <text:p>-0.124339376047</text:p>
          </table:table-cell>
          <table:table-cell office:value-type="float" office:value="-0.080809400999" calcext:value-type="float">
            <text:p>-0.080809400999</text:p>
          </table:table-cell>
          <table:table-cell table:number-columns-repeated="11"/>
          <table:table-cell table:formula="of:=ABS([.B109])" office:value-type="float" office:value="0.124339376047" calcext:value-type="float">
            <text:p>0.124339376047</text:p>
          </table:table-cell>
          <table:table-cell table:formula="of:=ABS([.C109])" office:value-type="float" office:value="0.080809400999" calcext:value-type="float">
            <text:p>0.0808094009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03515637975" calcext:value-type="float">
            <text:p>-0.03515637975</text:p>
          </table:table-cell>
          <table:table-cell office:value-type="float" office:value="-0.042985237914" calcext:value-type="float">
            <text:p>-0.042985237914</text:p>
          </table:table-cell>
          <table:table-cell table:number-columns-repeated="11"/>
          <table:table-cell table:formula="of:=ABS([.B110])" office:value-type="float" office:value="0.03515637975" calcext:value-type="float">
            <text:p>0.03515637975</text:p>
          </table:table-cell>
          <table:table-cell table:formula="of:=ABS([.C110])" office:value-type="float" office:value="0.042985237914" calcext:value-type="float">
            <text:p>0.0429852379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046743036555" calcext:value-type="float">
            <text:p>-0.046743036555</text:p>
          </table:table-cell>
          <table:table-cell office:value-type="float" office:value="-0.135639971711" calcext:value-type="float">
            <text:p>-0.135639971711</text:p>
          </table:table-cell>
          <table:table-cell table:number-columns-repeated="11"/>
          <table:table-cell table:formula="of:=ABS([.B111])" office:value-type="float" office:value="0.046743036555" calcext:value-type="float">
            <text:p>0.046743036555</text:p>
          </table:table-cell>
          <table:table-cell table:formula="of:=ABS([.C111])" office:value-type="float" office:value="0.135639971711" calcext:value-type="float">
            <text:p>0.1356399717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87253348444" calcext:value-type="float">
            <text:p>0.287253348444</text:p>
          </table:table-cell>
          <table:table-cell office:value-type="float" office:value="0.017140638915" calcext:value-type="float">
            <text:p>0.017140638915</text:p>
          </table:table-cell>
          <table:table-cell table:number-columns-repeated="11"/>
          <table:table-cell table:formula="of:=ABS([.B112])" office:value-type="float" office:value="0.287253348444" calcext:value-type="float">
            <text:p>0.287253348444</text:p>
          </table:table-cell>
          <table:table-cell table:formula="of:=ABS([.C112])" office:value-type="float" office:value="0.017140638915" calcext:value-type="float">
            <text:p>0.0171406389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5575888267" calcext:value-type="float">
            <text:p>0.05575888267</text:p>
          </table:table-cell>
          <table:table-cell office:value-type="float" office:value="-0.196203584879" calcext:value-type="float">
            <text:p>-0.196203584879</text:p>
          </table:table-cell>
          <table:table-cell table:number-columns-repeated="11"/>
          <table:table-cell table:formula="of:=ABS([.B113])" office:value-type="float" office:value="0.05575888267" calcext:value-type="float">
            <text:p>0.05575888267</text:p>
          </table:table-cell>
          <table:table-cell table:formula="of:=ABS([.C113])" office:value-type="float" office:value="0.196203584879" calcext:value-type="float">
            <text:p>0.1962035848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4181837392" calcext:value-type="float">
            <text:p>0.004181837392</text:p>
          </table:table-cell>
          <table:table-cell office:value-type="float" office:value="0.02306608465" calcext:value-type="float">
            <text:p>0.02306608465</text:p>
          </table:table-cell>
          <table:table-cell table:number-columns-repeated="11"/>
          <table:table-cell table:formula="of:=ABS([.B114])" office:value-type="float" office:value="0.004181837392" calcext:value-type="float">
            <text:p>0.004181837392</text:p>
          </table:table-cell>
          <table:table-cell table:formula="of:=ABS([.C114])" office:value-type="float" office:value="0.02306608465" calcext:value-type="float">
            <text:p>0.0230660846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37564168183" calcext:value-type="float">
            <text:p>0.037564168183</text:p>
          </table:table-cell>
          <table:table-cell office:value-type="float" office:value="0.04623791975" calcext:value-type="float">
            <text:p>0.04623791975</text:p>
          </table:table-cell>
          <table:table-cell table:number-columns-repeated="11"/>
          <table:table-cell table:formula="of:=ABS([.B115])" office:value-type="float" office:value="0.037564168183" calcext:value-type="float">
            <text:p>0.037564168183</text:p>
          </table:table-cell>
          <table:table-cell table:formula="of:=ABS([.C115])" office:value-type="float" office:value="0.04623791975" calcext:value-type="float">
            <text:p>0.046237919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51911561598" calcext:value-type="float">
            <text:p>0.151911561598</text:p>
          </table:table-cell>
          <table:table-cell office:value-type="float" office:value="-0.141930632288" calcext:value-type="float">
            <text:p>-0.141930632288</text:p>
          </table:table-cell>
          <table:table-cell table:number-columns-repeated="11"/>
          <table:table-cell table:formula="of:=ABS([.B116])" office:value-type="float" office:value="0.151911561598" calcext:value-type="float">
            <text:p>0.151911561598</text:p>
          </table:table-cell>
          <table:table-cell table:formula="of:=ABS([.C116])" office:value-type="float" office:value="0.141930632288" calcext:value-type="float">
            <text:p>0.1419306322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8212944388" calcext:value-type="float">
            <text:p>0.018212944388</text:p>
          </table:table-cell>
          <table:table-cell office:value-type="float" office:value="-0.002857136589" calcext:value-type="float">
            <text:p>-0.002857136589</text:p>
          </table:table-cell>
          <table:table-cell table:number-columns-repeated="11"/>
          <table:table-cell table:formula="of:=ABS([.B117])" office:value-type="float" office:value="0.018212944388" calcext:value-type="float">
            <text:p>0.018212944388</text:p>
          </table:table-cell>
          <table:table-cell table:formula="of:=ABS([.C117])" office:value-type="float" office:value="0.002857136589" calcext:value-type="float">
            <text:p>0.0028571365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25630086592" calcext:value-type="float">
            <text:p>0.025630086592</text:p>
          </table:table-cell>
          <table:table-cell office:value-type="float" office:value="0.018410541005" calcext:value-type="float">
            <text:p>0.018410541005</text:p>
          </table:table-cell>
          <table:table-cell table:number-columns-repeated="11"/>
          <table:table-cell table:formula="of:=ABS([.B118])" office:value-type="float" office:value="0.025630086592" calcext:value-type="float">
            <text:p>0.025630086592</text:p>
          </table:table-cell>
          <table:table-cell table:formula="of:=ABS([.C118])" office:value-type="float" office:value="0.018410541005" calcext:value-type="float">
            <text:p>0.0184105410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078723865985" calcext:value-type="float">
            <text:p>-0.078723865985</text:p>
          </table:table-cell>
          <table:table-cell office:value-type="float" office:value="-0.112532134369" calcext:value-type="float">
            <text:p>-0.112532134369</text:p>
          </table:table-cell>
          <table:table-cell table:number-columns-repeated="11"/>
          <table:table-cell table:formula="of:=ABS([.B119])" office:value-type="float" office:value="0.078723865985" calcext:value-type="float">
            <text:p>0.078723865985</text:p>
          </table:table-cell>
          <table:table-cell table:formula="of:=ABS([.C119])" office:value-type="float" office:value="0.112532134369" calcext:value-type="float">
            <text:p>0.1125321343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122829267584" calcext:value-type="float">
            <text:p>-0.122829267584</text:p>
          </table:table-cell>
          <table:table-cell office:value-type="float" office:value="0.035861710326" calcext:value-type="float">
            <text:p>0.035861710326</text:p>
          </table:table-cell>
          <table:table-cell table:number-columns-repeated="11"/>
          <table:table-cell table:formula="of:=ABS([.B120])" office:value-type="float" office:value="0.122829267584" calcext:value-type="float">
            <text:p>0.122829267584</text:p>
          </table:table-cell>
          <table:table-cell table:formula="of:=ABS([.C120])" office:value-type="float" office:value="0.035861710326" calcext:value-type="float">
            <text:p>0.0358617103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065087679815" calcext:value-type="float">
            <text:p>-0.065087679815</text:p>
          </table:table-cell>
          <table:table-cell office:value-type="float" office:value="0.046387957629" calcext:value-type="float">
            <text:p>0.046387957629</text:p>
          </table:table-cell>
          <table:table-cell table:number-columns-repeated="11"/>
          <table:table-cell table:formula="of:=ABS([.B121])" office:value-type="float" office:value="0.065087679815" calcext:value-type="float">
            <text:p>0.065087679815</text:p>
          </table:table-cell>
          <table:table-cell table:formula="of:=ABS([.C121])" office:value-type="float" office:value="0.046387957629" calcext:value-type="float">
            <text:p>0.0463879576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119297871513" calcext:value-type="float">
            <text:p>-0.119297871513</text:p>
          </table:table-cell>
          <table:table-cell office:value-type="float" office:value="0.046432055749" calcext:value-type="float">
            <text:p>0.046432055749</text:p>
          </table:table-cell>
          <table:table-cell table:number-columns-repeated="11"/>
          <table:table-cell table:formula="of:=ABS([.B122])" office:value-type="float" office:value="0.119297871513" calcext:value-type="float">
            <text:p>0.119297871513</text:p>
          </table:table-cell>
          <table:table-cell table:formula="of:=ABS([.C122])" office:value-type="float" office:value="0.046432055749" calcext:value-type="float">
            <text:p>0.0464320557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074776325001" calcext:value-type="float">
            <text:p>-0.074776325001</text:p>
          </table:table-cell>
          <table:table-cell office:value-type="float" office:value="-0.022664006616" calcext:value-type="float">
            <text:p>-0.022664006616</text:p>
          </table:table-cell>
          <table:table-cell table:number-columns-repeated="11"/>
          <table:table-cell table:formula="of:=ABS([.B123])" office:value-type="float" office:value="0.074776325001" calcext:value-type="float">
            <text:p>0.074776325001</text:p>
          </table:table-cell>
          <table:table-cell table:formula="of:=ABS([.C123])" office:value-type="float" office:value="0.022664006616" calcext:value-type="float">
            <text:p>0.0226640066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4977138352" calcext:value-type="float">
            <text:p>0.04977138352</text:p>
          </table:table-cell>
          <table:table-cell office:value-type="float" office:value="0.059757556451" calcext:value-type="float">
            <text:p>0.059757556451</text:p>
          </table:table-cell>
          <table:table-cell table:number-columns-repeated="11"/>
          <table:table-cell table:formula="of:=ABS([.B124])" office:value-type="float" office:value="0.04977138352" calcext:value-type="float">
            <text:p>0.04977138352</text:p>
          </table:table-cell>
          <table:table-cell table:formula="of:=ABS([.C124])" office:value-type="float" office:value="0.059757556451" calcext:value-type="float">
            <text:p>0.0597575564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22738338263" calcext:value-type="float">
            <text:p>0.722738338263</text:p>
          </table:table-cell>
          <table:table-cell office:value-type="float" office:value="0.144270805322" calcext:value-type="float">
            <text:p>0.144270805322</text:p>
          </table:table-cell>
          <table:table-cell table:number-columns-repeated="11"/>
          <table:table-cell table:formula="of:=ABS([.B125])" office:value-type="float" office:value="0.722738338263" calcext:value-type="float">
            <text:p>0.722738338263</text:p>
          </table:table-cell>
          <table:table-cell table:formula="of:=ABS([.C125])" office:value-type="float" office:value="0.144270805322" calcext:value-type="float">
            <text:p>0.1442708053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032779053629" calcext:value-type="float">
            <text:p>-0.032779053629</text:p>
          </table:table-cell>
          <table:table-cell office:value-type="float" office:value="-0.016755457489" calcext:value-type="float">
            <text:p>-0.016755457489</text:p>
          </table:table-cell>
          <table:table-cell table:number-columns-repeated="11"/>
          <table:table-cell table:formula="of:=ABS([.B126])" office:value-type="float" office:value="0.032779053629" calcext:value-type="float">
            <text:p>0.032779053629</text:p>
          </table:table-cell>
          <table:table-cell table:formula="of:=ABS([.C126])" office:value-type="float" office:value="0.016755457489" calcext:value-type="float">
            <text:p>0.0167554574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077268440273" calcext:value-type="float">
            <text:p>-0.077268440273</text:p>
          </table:table-cell>
          <table:table-cell office:value-type="float" office:value="0.000666779755" calcext:value-type="float">
            <text:p>0.000666779755</text:p>
          </table:table-cell>
          <table:table-cell table:number-columns-repeated="11"/>
          <table:table-cell table:formula="of:=ABS([.B127])" office:value-type="float" office:value="0.077268440273" calcext:value-type="float">
            <text:p>0.077268440273</text:p>
          </table:table-cell>
          <table:table-cell table:formula="of:=ABS([.C127])" office:value-type="float" office:value="0.000666779755" calcext:value-type="float">
            <text:p>0.0006667797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32864965608" calcext:value-type="float">
            <text:p>0.032864965608</text:p>
          </table:table-cell>
          <table:table-cell office:value-type="float" office:value="0.048389921509" calcext:value-type="float">
            <text:p>0.048389921509</text:p>
          </table:table-cell>
          <table:table-cell table:number-columns-repeated="11"/>
          <table:table-cell table:formula="of:=ABS([.B128])" office:value-type="float" office:value="0.032864965608" calcext:value-type="float">
            <text:p>0.032864965608</text:p>
          </table:table-cell>
          <table:table-cell table:formula="of:=ABS([.C128])" office:value-type="float" office:value="0.048389921509" calcext:value-type="float">
            <text:p>0.0483899215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0196491164" calcext:value-type="float">
            <text:p>-0.0196491164</text:p>
          </table:table-cell>
          <table:table-cell office:value-type="float" office:value="0.054171595712" calcext:value-type="float">
            <text:p>0.054171595712</text:p>
          </table:table-cell>
          <table:table-cell table:number-columns-repeated="11"/>
          <table:table-cell table:formula="of:=ABS([.B129])" office:value-type="float" office:value="0.0196491164" calcext:value-type="float">
            <text:p>0.0196491164</text:p>
          </table:table-cell>
          <table:table-cell table:formula="of:=ABS([.C129])" office:value-type="float" office:value="0.054171595712" calcext:value-type="float">
            <text:p>0.0541715957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70906830568" calcext:value-type="float">
            <text:p>0.070906830568</text:p>
          </table:table-cell>
          <table:table-cell office:value-type="float" office:value="0.054955108476" calcext:value-type="float">
            <text:p>0.054955108476</text:p>
          </table:table-cell>
          <table:table-cell table:number-columns-repeated="11"/>
          <table:table-cell table:formula="of:=ABS([.B130])" office:value-type="float" office:value="0.070906830568" calcext:value-type="float">
            <text:p>0.070906830568</text:p>
          </table:table-cell>
          <table:table-cell table:formula="of:=ABS([.C130])" office:value-type="float" office:value="0.054955108476" calcext:value-type="float">
            <text:p>0.0549551084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058650792976" calcext:value-type="float">
            <text:p>-0.058650792976</text:p>
          </table:table-cell>
          <table:table-cell office:value-type="float" office:value="0.062246935736" calcext:value-type="float">
            <text:p>0.062246935736</text:p>
          </table:table-cell>
          <table:table-cell table:number-columns-repeated="11"/>
          <table:table-cell table:formula="of:=ABS([.B131])" office:value-type="float" office:value="0.058650792976" calcext:value-type="float">
            <text:p>0.058650792976</text:p>
          </table:table-cell>
          <table:table-cell table:formula="of:=ABS([.C131])" office:value-type="float" office:value="0.062246935736" calcext:value-type="float">
            <text:p>0.0622469357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001676380183" calcext:value-type="float">
            <text:p>-0.001676380183</text:p>
          </table:table-cell>
          <table:table-cell office:value-type="float" office:value="0.00324883161" calcext:value-type="float">
            <text:p>0.00324883161</text:p>
          </table:table-cell>
          <table:table-cell table:number-columns-repeated="11"/>
          <table:table-cell table:formula="of:=ABS([.B132])" office:value-type="float" office:value="0.001676380183" calcext:value-type="float">
            <text:p>0.001676380183</text:p>
          </table:table-cell>
          <table:table-cell table:formula="of:=ABS([.C132])" office:value-type="float" office:value="0.00324883161" calcext:value-type="float">
            <text:p>0.003248831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015515389523" calcext:value-type="float">
            <text:p>-0.015515389523</text:p>
          </table:table-cell>
          <table:table-cell office:value-type="float" office:value="0.017437424707" calcext:value-type="float">
            <text:p>0.017437424707</text:p>
          </table:table-cell>
          <table:table-cell table:number-columns-repeated="11"/>
          <table:table-cell table:formula="of:=ABS([.B133])" office:value-type="float" office:value="0.015515389523" calcext:value-type="float">
            <text:p>0.015515389523</text:p>
          </table:table-cell>
          <table:table-cell table:formula="of:=ABS([.C133])" office:value-type="float" office:value="0.017437424707" calcext:value-type="float">
            <text:p>0.0174374247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313305234021" calcext:value-type="float">
            <text:p>-0.313305234021</text:p>
          </table:table-cell>
          <table:table-cell office:value-type="float" office:value="-0.041796280997" calcext:value-type="float">
            <text:p>-0.041796280997</text:p>
          </table:table-cell>
          <table:table-cell table:number-columns-repeated="11"/>
          <table:table-cell table:formula="of:=ABS([.B134])" office:value-type="float" office:value="0.313305234021" calcext:value-type="float">
            <text:p>0.313305234021</text:p>
          </table:table-cell>
          <table:table-cell table:formula="of:=ABS([.C134])" office:value-type="float" office:value="0.041796280997" calcext:value-type="float">
            <text:p>0.0417962809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00242021712" calcext:value-type="float">
            <text:p>0.100242021712</text:p>
          </table:table-cell>
          <table:table-cell office:value-type="float" office:value="0.056313192555" calcext:value-type="float">
            <text:p>0.056313192555</text:p>
          </table:table-cell>
          <table:table-cell table:number-columns-repeated="11"/>
          <table:table-cell table:formula="of:=ABS([.B135])" office:value-type="float" office:value="0.100242021712" calcext:value-type="float">
            <text:p>0.100242021712</text:p>
          </table:table-cell>
          <table:table-cell table:formula="of:=ABS([.C135])" office:value-type="float" office:value="0.056313192555" calcext:value-type="float">
            <text:p>0.0563131925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18235499084" calcext:value-type="float">
            <text:p>-0.18235499084</text:p>
          </table:table-cell>
          <table:table-cell office:value-type="float" office:value="0.019764422948" calcext:value-type="float">
            <text:p>0.019764422948</text:p>
          </table:table-cell>
          <table:table-cell table:number-columns-repeated="11"/>
          <table:table-cell table:formula="of:=ABS([.B136])" office:value-type="float" office:value="0.18235499084" calcext:value-type="float">
            <text:p>0.18235499084</text:p>
          </table:table-cell>
          <table:table-cell table:formula="of:=ABS([.C136])" office:value-type="float" office:value="0.019764422948" calcext:value-type="float">
            <text:p>0.0197644229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009955311593" calcext:value-type="float">
            <text:p>-0.009955311593</text:p>
          </table:table-cell>
          <table:table-cell office:value-type="float" office:value="0.018880924486" calcext:value-type="float">
            <text:p>0.018880924486</text:p>
          </table:table-cell>
          <table:table-cell table:number-columns-repeated="11"/>
          <table:table-cell table:formula="of:=ABS([.B137])" office:value-type="float" office:value="0.009955311593" calcext:value-type="float">
            <text:p>0.009955311593</text:p>
          </table:table-cell>
          <table:table-cell table:formula="of:=ABS([.C137])" office:value-type="float" office:value="0.018880924486" calcext:value-type="float">
            <text:p>0.0188809244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0612064449" calcext:value-type="float">
            <text:p>0.010612064449</text:p>
          </table:table-cell>
          <table:table-cell office:value-type="float" office:value="-0.044411488963" calcext:value-type="float">
            <text:p>-0.044411488963</text:p>
          </table:table-cell>
          <table:table-cell table:number-columns-repeated="11"/>
          <table:table-cell table:formula="of:=ABS([.B138])" office:value-type="float" office:value="0.010612064449" calcext:value-type="float">
            <text:p>0.010612064449</text:p>
          </table:table-cell>
          <table:table-cell table:formula="of:=ABS([.C138])" office:value-type="float" office:value="0.044411488963" calcext:value-type="float">
            <text:p>0.04441148896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29856652557" calcext:value-type="float">
            <text:p>0.029856652557</text:p>
          </table:table-cell>
          <table:table-cell office:value-type="float" office:value="0.054918144623" calcext:value-type="float">
            <text:p>0.054918144623</text:p>
          </table:table-cell>
          <table:table-cell table:number-columns-repeated="11"/>
          <table:table-cell table:formula="of:=ABS([.B139])" office:value-type="float" office:value="0.029856652557" calcext:value-type="float">
            <text:p>0.029856652557</text:p>
          </table:table-cell>
          <table:table-cell table:formula="of:=ABS([.C139])" office:value-type="float" office:value="0.054918144623" calcext:value-type="float">
            <text:p>0.0549181446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042138735006" calcext:value-type="float">
            <text:p>-0.042138735006</text:p>
          </table:table-cell>
          <table:table-cell office:value-type="float" office:value="0.131308164328" calcext:value-type="float">
            <text:p>0.131308164328</text:p>
          </table:table-cell>
          <table:table-cell table:number-columns-repeated="11"/>
          <table:table-cell table:formula="of:=ABS([.B140])" office:value-type="float" office:value="0.042138735006" calcext:value-type="float">
            <text:p>0.042138735006</text:p>
          </table:table-cell>
          <table:table-cell table:formula="of:=ABS([.C140])" office:value-type="float" office:value="0.131308164328" calcext:value-type="float">
            <text:p>0.1313081643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2807480051" calcext:value-type="float">
            <text:p>0.112807480051</text:p>
          </table:table-cell>
          <table:table-cell office:value-type="float" office:value="0.033008044753" calcext:value-type="float">
            <text:p>0.033008044753</text:p>
          </table:table-cell>
          <table:table-cell table:number-columns-repeated="11"/>
          <table:table-cell table:formula="of:=ABS([.B141])" office:value-type="float" office:value="0.112807480051" calcext:value-type="float">
            <text:p>0.112807480051</text:p>
          </table:table-cell>
          <table:table-cell table:formula="of:=ABS([.C141])" office:value-type="float" office:value="0.033008044753" calcext:value-type="float">
            <text:p>0.0330080447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1670929838" calcext:value-type="float">
            <text:p>0.011670929838</text:p>
          </table:table-cell>
          <table:table-cell office:value-type="float" office:value="0.030675223057" calcext:value-type="float">
            <text:p>0.030675223057</text:p>
          </table:table-cell>
          <table:table-cell table:number-columns-repeated="11"/>
          <table:table-cell table:formula="of:=ABS([.B142])" office:value-type="float" office:value="0.011670929838" calcext:value-type="float">
            <text:p>0.011670929838</text:p>
          </table:table-cell>
          <table:table-cell table:formula="of:=ABS([.C142])" office:value-type="float" office:value="0.030675223057" calcext:value-type="float">
            <text:p>0.03067522305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04062843271" calcext:value-type="float">
            <text:p>0.104062843271</text:p>
          </table:table-cell>
          <table:table-cell office:value-type="float" office:value="0.033938328687" calcext:value-type="float">
            <text:p>0.033938328687</text:p>
          </table:table-cell>
          <table:table-cell table:number-columns-repeated="11"/>
          <table:table-cell table:formula="of:=ABS([.B143])" office:value-type="float" office:value="0.104062843271" calcext:value-type="float">
            <text:p>0.104062843271</text:p>
          </table:table-cell>
          <table:table-cell table:formula="of:=ABS([.C143])" office:value-type="float" office:value="0.033938328687" calcext:value-type="float">
            <text:p>0.03393832868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028344297893" calcext:value-type="float">
            <text:p>-0.028344297893</text:p>
          </table:table-cell>
          <table:table-cell office:value-type="float" office:value="-0.0268083497" calcext:value-type="float">
            <text:p>-0.0268083497</text:p>
          </table:table-cell>
          <table:table-cell table:number-columns-repeated="11"/>
          <table:table-cell table:formula="of:=ABS([.B144])" office:value-type="float" office:value="0.028344297893" calcext:value-type="float">
            <text:p>0.028344297893</text:p>
          </table:table-cell>
          <table:table-cell table:formula="of:=ABS([.C144])" office:value-type="float" office:value="0.0268083497" calcext:value-type="float">
            <text:p>0.02680834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74872648917" calcext:value-type="float">
            <text:p>0.074872648917</text:p>
          </table:table-cell>
          <table:table-cell office:value-type="float" office:value="0.030475845593" calcext:value-type="float">
            <text:p>0.030475845593</text:p>
          </table:table-cell>
          <table:table-cell table:number-columns-repeated="11"/>
          <table:table-cell table:formula="of:=ABS([.B145])" office:value-type="float" office:value="0.074872648917" calcext:value-type="float">
            <text:p>0.074872648917</text:p>
          </table:table-cell>
          <table:table-cell table:formula="of:=ABS([.C145])" office:value-type="float" office:value="0.030475845593" calcext:value-type="float">
            <text:p>0.0304758455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033962658396" calcext:value-type="float">
            <text:p>-0.033962658396</text:p>
          </table:table-cell>
          <table:table-cell office:value-type="float" office:value="0.028700494258" calcext:value-type="float">
            <text:p>0.028700494258</text:p>
          </table:table-cell>
          <table:table-cell table:number-columns-repeated="11"/>
          <table:table-cell table:formula="of:=ABS([.B146])" office:value-type="float" office:value="0.033962658396" calcext:value-type="float">
            <text:p>0.033962658396</text:p>
          </table:table-cell>
          <table:table-cell table:formula="of:=ABS([.C146])" office:value-type="float" office:value="0.028700494258" calcext:value-type="float">
            <text:p>0.0287004942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74441747089" calcext:value-type="float">
            <text:p>0.174441747089</text:p>
          </table:table-cell>
          <table:table-cell office:value-type="float" office:value="0.035241319876" calcext:value-type="float">
            <text:p>0.035241319876</text:p>
          </table:table-cell>
          <table:table-cell table:number-columns-repeated="11"/>
          <table:table-cell table:formula="of:=ABS([.B147])" office:value-type="float" office:value="0.174441747089" calcext:value-type="float">
            <text:p>0.174441747089</text:p>
          </table:table-cell>
          <table:table-cell table:formula="of:=ABS([.C147])" office:value-type="float" office:value="0.035241319876" calcext:value-type="float">
            <text:p>0.0352413198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66089312655" calcext:value-type="float">
            <text:p>-0.066089312655</text:p>
          </table:table-cell>
          <table:table-cell office:value-type="float" office:value="-0.050491094966" calcext:value-type="float">
            <text:p>-0.050491094966</text:p>
          </table:table-cell>
          <table:table-cell table:number-columns-repeated="11"/>
          <table:table-cell table:formula="of:=ABS([.B148])" office:value-type="float" office:value="0.066089312655" calcext:value-type="float">
            <text:p>0.066089312655</text:p>
          </table:table-cell>
          <table:table-cell table:formula="of:=ABS([.C148])" office:value-type="float" office:value="0.050491094966" calcext:value-type="float">
            <text:p>0.05049109496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22100777216" calcext:value-type="float">
            <text:p>0.022100777216</text:p>
          </table:table-cell>
          <table:table-cell office:value-type="float" office:value="0.002904281477" calcext:value-type="float">
            <text:p>0.002904281477</text:p>
          </table:table-cell>
          <table:table-cell table:number-columns-repeated="11"/>
          <table:table-cell table:formula="of:=ABS([.B149])" office:value-type="float" office:value="0.022100777216" calcext:value-type="float">
            <text:p>0.022100777216</text:p>
          </table:table-cell>
          <table:table-cell table:formula="of:=ABS([.C149])" office:value-type="float" office:value="0.002904281477" calcext:value-type="float">
            <text:p>0.00290428147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13981592428" calcext:value-type="float">
            <text:p>0.113981592428</text:p>
          </table:table-cell>
          <table:table-cell office:value-type="float" office:value="0.030044916458" calcext:value-type="float">
            <text:p>0.030044916458</text:p>
          </table:table-cell>
          <table:table-cell table:number-columns-repeated="11"/>
          <table:table-cell table:formula="of:=ABS([.B150])" office:value-type="float" office:value="0.113981592428" calcext:value-type="float">
            <text:p>0.113981592428</text:p>
          </table:table-cell>
          <table:table-cell table:formula="of:=ABS([.C150])" office:value-type="float" office:value="0.030044916458" calcext:value-type="float">
            <text:p>0.0300449164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115475935" calcext:value-type="float">
            <text:p>0.00115475935</text:p>
          </table:table-cell>
          <table:table-cell office:value-type="float" office:value="0.036977544034" calcext:value-type="float">
            <text:p>0.036977544034</text:p>
          </table:table-cell>
          <table:table-cell table:number-columns-repeated="11"/>
          <table:table-cell table:formula="of:=ABS([.B151])" office:value-type="float" office:value="0.00115475935" calcext:value-type="float">
            <text:p>0.00115475935</text:p>
          </table:table-cell>
          <table:table-cell table:formula="of:=ABS([.C151])" office:value-type="float" office:value="0.036977544034" calcext:value-type="float">
            <text:p>0.0369775440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9142525502" calcext:value-type="float">
            <text:p>0.019142525502</text:p>
          </table:table-cell>
          <table:table-cell office:value-type="float" office:value="0.022027771487" calcext:value-type="float">
            <text:p>0.022027771487</text:p>
          </table:table-cell>
          <table:table-cell table:number-columns-repeated="11"/>
          <table:table-cell table:formula="of:=ABS([.B152])" office:value-type="float" office:value="0.019142525502" calcext:value-type="float">
            <text:p>0.019142525502</text:p>
          </table:table-cell>
          <table:table-cell table:formula="of:=ABS([.C152])" office:value-type="float" office:value="0.022027771487" calcext:value-type="float">
            <text:p>0.0220277714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1157151689" calcext:value-type="float">
            <text:p>0.001157151689</text:p>
          </table:table-cell>
          <table:table-cell office:value-type="float" office:value="-0.007231577181" calcext:value-type="float">
            <text:p>-0.007231577181</text:p>
          </table:table-cell>
          <table:table-cell table:number-columns-repeated="11"/>
          <table:table-cell table:formula="of:=ABS([.B153])" office:value-type="float" office:value="0.001157151689" calcext:value-type="float">
            <text:p>0.001157151689</text:p>
          </table:table-cell>
          <table:table-cell table:formula="of:=ABS([.C153])" office:value-type="float" office:value="0.007231577181" calcext:value-type="float">
            <text:p>0.00723157718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559541219" calcext:value-type="float">
            <text:p>0.06559541219</text:p>
          </table:table-cell>
          <table:table-cell office:value-type="float" office:value="0.021095991843" calcext:value-type="float">
            <text:p>0.021095991843</text:p>
          </table:table-cell>
          <table:table-cell table:number-columns-repeated="11"/>
          <table:table-cell table:formula="of:=ABS([.B154])" office:value-type="float" office:value="0.06559541219" calcext:value-type="float">
            <text:p>0.06559541219</text:p>
          </table:table-cell>
          <table:table-cell table:formula="of:=ABS([.C154])" office:value-type="float" office:value="0.021095991843" calcext:value-type="float">
            <text:p>0.0210959918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184501317748" calcext:value-type="float">
            <text:p>-0.184501317748</text:p>
          </table:table-cell>
          <table:table-cell office:value-type="float" office:value="0.001334027502" calcext:value-type="float">
            <text:p>0.001334027502</text:p>
          </table:table-cell>
          <table:table-cell table:number-columns-repeated="11"/>
          <table:table-cell table:formula="of:=ABS([.B155])" office:value-type="float" office:value="0.184501317748" calcext:value-type="float">
            <text:p>0.184501317748</text:p>
          </table:table-cell>
          <table:table-cell table:formula="of:=ABS([.C155])" office:value-type="float" office:value="0.001334027502" calcext:value-type="float">
            <text:p>0.0013340275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054181321957" calcext:value-type="float">
            <text:p>-0.054181321957</text:p>
          </table:table-cell>
          <table:table-cell office:value-type="float" office:value="0.070278560888" calcext:value-type="float">
            <text:p>0.070278560888</text:p>
          </table:table-cell>
          <table:table-cell table:number-columns-repeated="11"/>
          <table:table-cell table:formula="of:=ABS([.B156])" office:value-type="float" office:value="0.054181321957" calcext:value-type="float">
            <text:p>0.054181321957</text:p>
          </table:table-cell>
          <table:table-cell table:formula="of:=ABS([.C156])" office:value-type="float" office:value="0.070278560888" calcext:value-type="float">
            <text:p>0.0702785608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294878951117" calcext:value-type="float">
            <text:p>-0.294878951117</text:p>
          </table:table-cell>
          <table:table-cell office:value-type="float" office:value="-0.040323068696" calcext:value-type="float">
            <text:p>-0.040323068696</text:p>
          </table:table-cell>
          <table:table-cell table:number-columns-repeated="11"/>
          <table:table-cell table:formula="of:=ABS([.B157])" office:value-type="float" office:value="0.294878951117" calcext:value-type="float">
            <text:p>0.294878951117</text:p>
          </table:table-cell>
          <table:table-cell table:formula="of:=ABS([.C157])" office:value-type="float" office:value="0.040323068696" calcext:value-type="float">
            <text:p>0.0403230686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56414096104" calcext:value-type="float">
            <text:p>0.156414096104</text:p>
          </table:table-cell>
          <table:table-cell office:value-type="float" office:value="0.037327389008" calcext:value-type="float">
            <text:p>0.037327389008</text:p>
          </table:table-cell>
          <table:table-cell table:number-columns-repeated="11"/>
          <table:table-cell table:formula="of:=ABS([.B158])" office:value-type="float" office:value="0.156414096104" calcext:value-type="float">
            <text:p>0.156414096104</text:p>
          </table:table-cell>
          <table:table-cell table:formula="of:=ABS([.C158])" office:value-type="float" office:value="0.037327389008" calcext:value-type="float">
            <text:p>0.0373273890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045576866621" calcext:value-type="float">
            <text:p>-0.045576866621</text:p>
          </table:table-cell>
          <table:table-cell office:value-type="float" office:value="0.026055548036" calcext:value-type="float">
            <text:p>0.026055548036</text:p>
          </table:table-cell>
          <table:table-cell table:number-columns-repeated="11"/>
          <table:table-cell table:formula="of:=ABS([.B159])" office:value-type="float" office:value="0.045576866621" calcext:value-type="float">
            <text:p>0.045576866621</text:p>
          </table:table-cell>
          <table:table-cell table:formula="of:=ABS([.C159])" office:value-type="float" office:value="0.026055548036" calcext:value-type="float">
            <text:p>0.0260555480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359435913539" calcext:value-type="float">
            <text:p>-0.359435913539</text:p>
          </table:table-cell>
          <table:table-cell office:value-type="float" office:value="-0.270225290553" calcext:value-type="float">
            <text:p>-0.270225290553</text:p>
          </table:table-cell>
          <table:table-cell table:number-columns-repeated="11"/>
          <table:table-cell table:formula="of:=ABS([.B160])" office:value-type="float" office:value="0.359435913539" calcext:value-type="float">
            <text:p>0.359435913539</text:p>
          </table:table-cell>
          <table:table-cell table:formula="of:=ABS([.C160])" office:value-type="float" office:value="0.270225290553" calcext:value-type="float">
            <text:p>0.2702252905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82486177435" calcext:value-type="float">
            <text:p>0.082486177435</text:p>
          </table:table-cell>
          <table:table-cell office:value-type="float" office:value="0.062655394986" calcext:value-type="float">
            <text:p>0.062655394986</text:p>
          </table:table-cell>
          <table:table-cell table:number-columns-repeated="11"/>
          <table:table-cell table:formula="of:=ABS([.B161])" office:value-type="float" office:value="0.082486177435" calcext:value-type="float">
            <text:p>0.082486177435</text:p>
          </table:table-cell>
          <table:table-cell table:formula="of:=ABS([.C161])" office:value-type="float" office:value="0.062655394986" calcext:value-type="float">
            <text:p>0.06265539498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51553448364" calcext:value-type="float">
            <text:p>0.051553448364</text:p>
          </table:table-cell>
          <table:table-cell office:value-type="float" office:value="-0.004386505813" calcext:value-type="float">
            <text:p>-0.004386505813</text:p>
          </table:table-cell>
          <table:table-cell table:number-columns-repeated="11"/>
          <table:table-cell table:formula="of:=ABS([.B162])" office:value-type="float" office:value="0.051553448364" calcext:value-type="float">
            <text:p>0.051553448364</text:p>
          </table:table-cell>
          <table:table-cell table:formula="of:=ABS([.C162])" office:value-type="float" office:value="0.004386505813" calcext:value-type="float">
            <text:p>0.0043865058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011839106847" calcext:value-type="float">
            <text:p>-0.011839106847</text:p>
          </table:table-cell>
          <table:table-cell office:value-type="float" office:value="0.043765083879" calcext:value-type="float">
            <text:p>0.043765083879</text:p>
          </table:table-cell>
          <table:table-cell table:number-columns-repeated="11"/>
          <table:table-cell table:formula="of:=ABS([.B163])" office:value-type="float" office:value="0.011839106847" calcext:value-type="float">
            <text:p>0.011839106847</text:p>
          </table:table-cell>
          <table:table-cell table:formula="of:=ABS([.C163])" office:value-type="float" office:value="0.043765083879" calcext:value-type="float">
            <text:p>0.0437650838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0340071807" calcext:value-type="float">
            <text:p>-0.0340071807</text:p>
          </table:table-cell>
          <table:table-cell office:value-type="float" office:value="0.291962736261" calcext:value-type="float">
            <text:p>0.291962736261</text:p>
          </table:table-cell>
          <table:table-cell table:number-columns-repeated="11"/>
          <table:table-cell table:formula="of:=ABS([.B164])" office:value-type="float" office:value="0.0340071807" calcext:value-type="float">
            <text:p>0.0340071807</text:p>
          </table:table-cell>
          <table:table-cell table:formula="of:=ABS([.C164])" office:value-type="float" office:value="0.291962736261" calcext:value-type="float">
            <text:p>0.2919627362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84207540092" calcext:value-type="float">
            <text:p>0.184207540092</text:p>
          </table:table-cell>
          <table:table-cell office:value-type="float" office:value="-0.064277911444" calcext:value-type="float">
            <text:p>-0.064277911444</text:p>
          </table:table-cell>
          <table:table-cell table:number-columns-repeated="11"/>
          <table:table-cell table:formula="of:=ABS([.B165])" office:value-type="float" office:value="0.184207540092" calcext:value-type="float">
            <text:p>0.184207540092</text:p>
          </table:table-cell>
          <table:table-cell table:formula="of:=ABS([.C165])" office:value-type="float" office:value="0.064277911444" calcext:value-type="float">
            <text:p>0.0642779114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29263924896" calcext:value-type="float">
            <text:p>0.129263924896</text:p>
          </table:table-cell>
          <table:table-cell office:value-type="float" office:value="0.018115886638" calcext:value-type="float">
            <text:p>0.018115886638</text:p>
          </table:table-cell>
          <table:table-cell table:number-columns-repeated="11"/>
          <table:table-cell table:formula="of:=ABS([.B166])" office:value-type="float" office:value="0.129263924896" calcext:value-type="float">
            <text:p>0.129263924896</text:p>
          </table:table-cell>
          <table:table-cell table:formula="of:=ABS([.C166])" office:value-type="float" office:value="0.018115886638" calcext:value-type="float">
            <text:p>0.01811588663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172849084167" calcext:value-type="float">
            <text:p>-0.172849084167</text:p>
          </table:table-cell>
          <table:table-cell office:value-type="float" office:value="-0.182595758787" calcext:value-type="float">
            <text:p>-0.182595758787</text:p>
          </table:table-cell>
          <table:table-cell table:number-columns-repeated="11"/>
          <table:table-cell table:formula="of:=ABS([.B167])" office:value-type="float" office:value="0.172849084167" calcext:value-type="float">
            <text:p>0.172849084167</text:p>
          </table:table-cell>
          <table:table-cell table:formula="of:=ABS([.C167])" office:value-type="float" office:value="0.182595758787" calcext:value-type="float">
            <text:p>0.1825957587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035685747343" calcext:value-type="float">
            <text:p>-0.035685747343</text:p>
          </table:table-cell>
          <table:table-cell office:value-type="float" office:value="-0.116448454633" calcext:value-type="float">
            <text:p>-0.116448454633</text:p>
          </table:table-cell>
          <table:table-cell table:number-columns-repeated="11"/>
          <table:table-cell table:formula="of:=ABS([.B168])" office:value-type="float" office:value="0.035685747343" calcext:value-type="float">
            <text:p>0.035685747343</text:p>
          </table:table-cell>
          <table:table-cell table:formula="of:=ABS([.C168])" office:value-type="float" office:value="0.116448454633" calcext:value-type="float">
            <text:p>0.1164484546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02580536376" calcext:value-type="float">
            <text:p>-0.02580536376</text:p>
          </table:table-cell>
          <table:table-cell office:value-type="float" office:value="-0.09157485193" calcext:value-type="float">
            <text:p>-0.09157485193</text:p>
          </table:table-cell>
          <table:table-cell table:number-columns-repeated="11"/>
          <table:table-cell table:formula="of:=ABS([.B169])" office:value-type="float" office:value="0.02580536376" calcext:value-type="float">
            <text:p>0.02580536376</text:p>
          </table:table-cell>
          <table:table-cell table:formula="of:=ABS([.C169])" office:value-type="float" office:value="0.09157485193" calcext:value-type="float">
            <text:p>0.0915748519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33615972724" calcext:value-type="float">
            <text:p>0.033615972724</text:p>
          </table:table-cell>
          <table:table-cell office:value-type="float" office:value="0.003808219584" calcext:value-type="float">
            <text:p>0.003808219584</text:p>
          </table:table-cell>
          <table:table-cell table:number-columns-repeated="11"/>
          <table:table-cell table:formula="of:=ABS([.B170])" office:value-type="float" office:value="0.033615972724" calcext:value-type="float">
            <text:p>0.033615972724</text:p>
          </table:table-cell>
          <table:table-cell table:formula="of:=ABS([.C170])" office:value-type="float" office:value="0.003808219584" calcext:value-type="float">
            <text:p>0.0038082195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73053239825" calcext:value-type="float">
            <text:p>0.073053239825</text:p>
          </table:table-cell>
          <table:table-cell office:value-type="float" office:value="-0.011811044104" calcext:value-type="float">
            <text:p>-0.011811044104</text:p>
          </table:table-cell>
          <table:table-cell table:number-columns-repeated="11"/>
          <table:table-cell table:formula="of:=ABS([.B171])" office:value-type="float" office:value="0.073053239825" calcext:value-type="float">
            <text:p>0.073053239825</text:p>
          </table:table-cell>
          <table:table-cell table:formula="of:=ABS([.C171])" office:value-type="float" office:value="0.011811044104" calcext:value-type="float">
            <text:p>0.0118110441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043884362699" calcext:value-type="float">
            <text:p>-0.043884362699</text:p>
          </table:table-cell>
          <table:table-cell office:value-type="float" office:value="0.081879327696" calcext:value-type="float">
            <text:p>0.081879327696</text:p>
          </table:table-cell>
          <table:table-cell table:number-columns-repeated="11"/>
          <table:table-cell table:formula="of:=ABS([.B172])" office:value-type="float" office:value="0.043884362699" calcext:value-type="float">
            <text:p>0.043884362699</text:p>
          </table:table-cell>
          <table:table-cell table:formula="of:=ABS([.C172])" office:value-type="float" office:value="0.081879327696" calcext:value-type="float">
            <text:p>0.0818793276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8604434546" calcext:value-type="float">
            <text:p>0.008604434546</text:p>
          </table:table-cell>
          <table:table-cell office:value-type="float" office:value="0.020413535126" calcext:value-type="float">
            <text:p>0.020413535126</text:p>
          </table:table-cell>
          <table:table-cell table:number-columns-repeated="11"/>
          <table:table-cell table:formula="of:=ABS([.B173])" office:value-type="float" office:value="0.008604434546" calcext:value-type="float">
            <text:p>0.008604434546</text:p>
          </table:table-cell>
          <table:table-cell table:formula="of:=ABS([.C173])" office:value-type="float" office:value="0.020413535126" calcext:value-type="float">
            <text:p>0.0204135351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48293250128" calcext:value-type="float">
            <text:p>0.048293250128</text:p>
          </table:table-cell>
          <table:table-cell office:value-type="float" office:value="-0.064742975199" calcext:value-type="float">
            <text:p>-0.064742975199</text:p>
          </table:table-cell>
          <table:table-cell table:number-columns-repeated="11"/>
          <table:table-cell table:formula="of:=ABS([.B174])" office:value-type="float" office:value="0.048293250128" calcext:value-type="float">
            <text:p>0.048293250128</text:p>
          </table:table-cell>
          <table:table-cell table:formula="of:=ABS([.C174])" office:value-type="float" office:value="0.064742975199" calcext:value-type="float">
            <text:p>0.0647429751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04242513697" calcext:value-type="float">
            <text:p>-0.04242513697</text:p>
          </table:table-cell>
          <table:table-cell office:value-type="float" office:value="-0.027218659288" calcext:value-type="float">
            <text:p>-0.027218659288</text:p>
          </table:table-cell>
          <table:table-cell table:number-columns-repeated="11"/>
          <table:table-cell table:formula="of:=ABS([.B175])" office:value-type="float" office:value="0.04242513697" calcext:value-type="float">
            <text:p>0.04242513697</text:p>
          </table:table-cell>
          <table:table-cell table:formula="of:=ABS([.C175])" office:value-type="float" office:value="0.027218659288" calcext:value-type="float">
            <text:p>0.0272186592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85823870971" calcext:value-type="float">
            <text:p>0.085823870971</text:p>
          </table:table-cell>
          <table:table-cell office:value-type="float" office:value="0.048547886476" calcext:value-type="float">
            <text:p>0.048547886476</text:p>
          </table:table-cell>
          <table:table-cell table:number-columns-repeated="11"/>
          <table:table-cell table:formula="of:=ABS([.B176])" office:value-type="float" office:value="0.085823870971" calcext:value-type="float">
            <text:p>0.085823870971</text:p>
          </table:table-cell>
          <table:table-cell table:formula="of:=ABS([.C176])" office:value-type="float" office:value="0.048547886476" calcext:value-type="float">
            <text:p>0.0485478864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130557944189" calcext:value-type="float">
            <text:p>-0.130557944189</text:p>
          </table:table-cell>
          <table:table-cell office:value-type="float" office:value="-0.198703957478" calcext:value-type="float">
            <text:p>-0.198703957478</text:p>
          </table:table-cell>
          <table:table-cell table:number-columns-repeated="11"/>
          <table:table-cell table:formula="of:=ABS([.B177])" office:value-type="float" office:value="0.130557944189" calcext:value-type="float">
            <text:p>0.130557944189</text:p>
          </table:table-cell>
          <table:table-cell table:formula="of:=ABS([.C177])" office:value-type="float" office:value="0.198703957478" calcext:value-type="float">
            <text:p>0.1987039574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101930484326" calcext:value-type="float">
            <text:p>-0.101930484326</text:p>
          </table:table-cell>
          <table:table-cell office:value-type="float" office:value="0.091479456503" calcext:value-type="float">
            <text:p>0.091479456503</text:p>
          </table:table-cell>
          <table:table-cell table:number-columns-repeated="11"/>
          <table:table-cell table:formula="of:=ABS([.B178])" office:value-type="float" office:value="0.101930484326" calcext:value-type="float">
            <text:p>0.101930484326</text:p>
          </table:table-cell>
          <table:table-cell table:formula="of:=ABS([.C178])" office:value-type="float" office:value="0.091479456503" calcext:value-type="float">
            <text:p>0.09147945650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25206605314" calcext:value-type="float">
            <text:p>0.025206605314</text:p>
          </table:table-cell>
          <table:table-cell office:value-type="float" office:value="0.048819670356" calcext:value-type="float">
            <text:p>0.048819670356</text:p>
          </table:table-cell>
          <table:table-cell table:number-columns-repeated="11"/>
          <table:table-cell table:formula="of:=ABS([.B179])" office:value-type="float" office:value="0.025206605314" calcext:value-type="float">
            <text:p>0.025206605314</text:p>
          </table:table-cell>
          <table:table-cell table:formula="of:=ABS([.C179])" office:value-type="float" office:value="0.048819670356" calcext:value-type="float">
            <text:p>0.0488196703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23941455173" calcext:value-type="float">
            <text:p>-0.023941455173</text:p>
          </table:table-cell>
          <table:table-cell office:value-type="float" office:value="0.031152526322" calcext:value-type="float">
            <text:p>0.031152526322</text:p>
          </table:table-cell>
          <table:table-cell table:number-columns-repeated="11"/>
          <table:table-cell table:formula="of:=ABS([.B180])" office:value-type="float" office:value="0.023941455173" calcext:value-type="float">
            <text:p>0.023941455173</text:p>
          </table:table-cell>
          <table:table-cell table:formula="of:=ABS([.C180])" office:value-type="float" office:value="0.031152526322" calcext:value-type="float">
            <text:p>0.0311525263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2945629548" calcext:value-type="float">
            <text:p>0.022945629548</text:p>
          </table:table-cell>
          <table:table-cell office:value-type="float" office:value="-0.00723308394" calcext:value-type="float">
            <text:p>-0.00723308394</text:p>
          </table:table-cell>
          <table:table-cell table:number-columns-repeated="11"/>
          <table:table-cell table:formula="of:=ABS([.B181])" office:value-type="float" office:value="0.022945629548" calcext:value-type="float">
            <text:p>0.022945629548</text:p>
          </table:table-cell>
          <table:table-cell table:formula="of:=ABS([.C181])" office:value-type="float" office:value="0.00723308394" calcext:value-type="float">
            <text:p>0.007233083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086687525185" calcext:value-type="float">
            <text:p>-0.086687525185</text:p>
          </table:table-cell>
          <table:table-cell office:value-type="float" office:value="-0.006862976807" calcext:value-type="float">
            <text:p>-0.006862976807</text:p>
          </table:table-cell>
          <table:table-cell table:number-columns-repeated="11"/>
          <table:table-cell table:formula="of:=ABS([.B182])" office:value-type="float" office:value="0.086687525185" calcext:value-type="float">
            <text:p>0.086687525185</text:p>
          </table:table-cell>
          <table:table-cell table:formula="of:=ABS([.C182])" office:value-type="float" office:value="0.006862976807" calcext:value-type="float">
            <text:p>0.0068629768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0.337046799854" calcext:value-type="float">
            <text:p>-0.337046799854</text:p>
          </table:table-cell>
          <table:table-cell office:value-type="float" office:value="-0.124867984899" calcext:value-type="float">
            <text:p>-0.124867984899</text:p>
          </table:table-cell>
          <table:table-cell table:number-columns-repeated="11"/>
          <table:table-cell table:formula="of:=ABS([.B183])" office:value-type="float" office:value="0.337046799854" calcext:value-type="float">
            <text:p>0.337046799854</text:p>
          </table:table-cell>
          <table:table-cell table:formula="of:=ABS([.C183])" office:value-type="float" office:value="0.124867984899" calcext:value-type="float">
            <text:p>0.12486798489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9524895419" calcext:value-type="float">
            <text:p>0.09524895419</text:p>
          </table:table-cell>
          <table:table-cell office:value-type="float" office:value="0.031994242333" calcext:value-type="float">
            <text:p>0.031994242333</text:p>
          </table:table-cell>
          <table:table-cell table:number-columns-repeated="11"/>
          <table:table-cell table:formula="of:=ABS([.B184])" office:value-type="float" office:value="0.09524895419" calcext:value-type="float">
            <text:p>0.09524895419</text:p>
          </table:table-cell>
          <table:table-cell table:formula="of:=ABS([.C184])" office:value-type="float" office:value="0.031994242333" calcext:value-type="float">
            <text:p>0.0319942423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79259646557" calcext:value-type="float">
            <text:p>0.079259646557</text:p>
          </table:table-cell>
          <table:table-cell office:value-type="float" office:value="0.024832216231" calcext:value-type="float">
            <text:p>0.024832216231</text:p>
          </table:table-cell>
          <table:table-cell table:number-columns-repeated="11"/>
          <table:table-cell table:formula="of:=ABS([.B185])" office:value-type="float" office:value="0.079259646557" calcext:value-type="float">
            <text:p>0.079259646557</text:p>
          </table:table-cell>
          <table:table-cell table:formula="of:=ABS([.C185])" office:value-type="float" office:value="0.024832216231" calcext:value-type="float">
            <text:p>0.0248322162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54584257728" calcext:value-type="float">
            <text:p>0.154584257728</text:p>
          </table:table-cell>
          <table:table-cell office:value-type="float" office:value="-0.143674108316" calcext:value-type="float">
            <text:p>-0.143674108316</text:p>
          </table:table-cell>
          <table:table-cell table:number-columns-repeated="11"/>
          <table:table-cell table:formula="of:=ABS([.B186])" office:value-type="float" office:value="0.154584257728" calcext:value-type="float">
            <text:p>0.154584257728</text:p>
          </table:table-cell>
          <table:table-cell table:formula="of:=ABS([.C186])" office:value-type="float" office:value="0.143674108316" calcext:value-type="float">
            <text:p>0.1436741083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0.165054161932" calcext:value-type="float">
            <text:p>-0.165054161932</text:p>
          </table:table-cell>
          <table:table-cell office:value-type="float" office:value="-0.160571138721" calcext:value-type="float">
            <text:p>-0.160571138721</text:p>
          </table:table-cell>
          <table:table-cell table:number-columns-repeated="11"/>
          <table:table-cell table:formula="of:=ABS([.B187])" office:value-type="float" office:value="0.165054161932" calcext:value-type="float">
            <text:p>0.165054161932</text:p>
          </table:table-cell>
          <table:table-cell table:formula="of:=ABS([.C187])" office:value-type="float" office:value="0.160571138721" calcext:value-type="float">
            <text:p>0.1605711387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004127108185" calcext:value-type="float">
            <text:p>-0.004127108185</text:p>
          </table:table-cell>
          <table:table-cell office:value-type="float" office:value="0.049055634652" calcext:value-type="float">
            <text:p>0.049055634652</text:p>
          </table:table-cell>
          <table:table-cell table:number-columns-repeated="11"/>
          <table:table-cell table:formula="of:=ABS([.B188])" office:value-type="float" office:value="0.004127108185" calcext:value-type="float">
            <text:p>0.004127108185</text:p>
          </table:table-cell>
          <table:table-cell table:formula="of:=ABS([.C188])" office:value-type="float" office:value="0.049055634652" calcext:value-type="float">
            <text:p>0.04905563465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082761493908" calcext:value-type="float">
            <text:p>-0.082761493908</text:p>
          </table:table-cell>
          <table:table-cell office:value-type="float" office:value="0.04034884122" calcext:value-type="float">
            <text:p>0.04034884122</text:p>
          </table:table-cell>
          <table:table-cell table:number-columns-repeated="11"/>
          <table:table-cell table:formula="of:=ABS([.B189])" office:value-type="float" office:value="0.082761493908" calcext:value-type="float">
            <text:p>0.082761493908</text:p>
          </table:table-cell>
          <table:table-cell table:formula="of:=ABS([.C189])" office:value-type="float" office:value="0.04034884122" calcext:value-type="float">
            <text:p>0.040348841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40676799744" calcext:value-type="float">
            <text:p>0.040676799744</text:p>
          </table:table-cell>
          <table:table-cell office:value-type="float" office:value="0.007869188211" calcext:value-type="float">
            <text:p>0.007869188211</text:p>
          </table:table-cell>
          <table:table-cell table:number-columns-repeated="11"/>
          <table:table-cell table:formula="of:=ABS([.B190])" office:value-type="float" office:value="0.040676799744" calcext:value-type="float">
            <text:p>0.040676799744</text:p>
          </table:table-cell>
          <table:table-cell table:formula="of:=ABS([.C190])" office:value-type="float" office:value="0.007869188211" calcext:value-type="float">
            <text:p>0.0078691882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11110329" calcext:value-type="float">
            <text:p>0.0411110329</text:p>
          </table:table-cell>
          <table:table-cell office:value-type="float" office:value="0.022084552135" calcext:value-type="float">
            <text:p>0.022084552135</text:p>
          </table:table-cell>
          <table:table-cell table:number-columns-repeated="11"/>
          <table:table-cell table:formula="of:=ABS([.B191])" office:value-type="float" office:value="0.0411110329" calcext:value-type="float">
            <text:p>0.0411110329</text:p>
          </table:table-cell>
          <table:table-cell table:formula="of:=ABS([.C191])" office:value-type="float" office:value="0.022084552135" calcext:value-type="float">
            <text:p>0.02208455213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100688990739" calcext:value-type="float">
            <text:p>-0.100688990739</text:p>
          </table:table-cell>
          <table:table-cell office:value-type="float" office:value="-0.027418598591" calcext:value-type="float">
            <text:p>-0.027418598591</text:p>
          </table:table-cell>
          <table:table-cell table:number-columns-repeated="11"/>
          <table:table-cell table:formula="of:=ABS([.B192])" office:value-type="float" office:value="0.100688990739" calcext:value-type="float">
            <text:p>0.100688990739</text:p>
          </table:table-cell>
          <table:table-cell table:formula="of:=ABS([.C192])" office:value-type="float" office:value="0.027418598591" calcext:value-type="float">
            <text:p>0.0274185985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78724273022" calcext:value-type="float">
            <text:p>0.078724273022</text:p>
          </table:table-cell>
          <table:table-cell office:value-type="float" office:value="0.003205779985" calcext:value-type="float">
            <text:p>0.003205779985</text:p>
          </table:table-cell>
          <table:table-cell table:number-columns-repeated="11"/>
          <table:table-cell table:formula="of:=ABS([.B193])" office:value-type="float" office:value="0.078724273022" calcext:value-type="float">
            <text:p>0.078724273022</text:p>
          </table:table-cell>
          <table:table-cell table:formula="of:=ABS([.C193])" office:value-type="float" office:value="0.003205779985" calcext:value-type="float">
            <text:p>0.0032057799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052599305044" calcext:value-type="float">
            <text:p>-0.052599305044</text:p>
          </table:table-cell>
          <table:table-cell office:value-type="float" office:value="-0.049653122742" calcext:value-type="float">
            <text:p>-0.049653122742</text:p>
          </table:table-cell>
          <table:table-cell table:number-columns-repeated="11"/>
          <table:table-cell table:formula="of:=ABS([.B194])" office:value-type="float" office:value="0.052599305044" calcext:value-type="float">
            <text:p>0.052599305044</text:p>
          </table:table-cell>
          <table:table-cell table:formula="of:=ABS([.C194])" office:value-type="float" office:value="0.049653122742" calcext:value-type="float">
            <text:p>0.04965312274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3413730932" calcext:value-type="float">
            <text:p>0.23413730932</text:p>
          </table:table-cell>
          <table:table-cell office:value-type="float" office:value="0.010703715749" calcext:value-type="float">
            <text:p>0.010703715749</text:p>
          </table:table-cell>
          <table:table-cell table:number-columns-repeated="11"/>
          <table:table-cell table:formula="of:=ABS([.B195])" office:value-type="float" office:value="0.23413730932" calcext:value-type="float">
            <text:p>0.23413730932</text:p>
          </table:table-cell>
          <table:table-cell table:formula="of:=ABS([.C195])" office:value-type="float" office:value="0.010703715749" calcext:value-type="float">
            <text:p>0.01070371574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78438843278" calcext:value-type="float">
            <text:p>0.078438843278</text:p>
          </table:table-cell>
          <table:table-cell office:value-type="float" office:value="0.023376968732" calcext:value-type="float">
            <text:p>0.023376968732</text:p>
          </table:table-cell>
          <table:table-cell table:number-columns-repeated="11"/>
          <table:table-cell table:formula="of:=ABS([.B196])" office:value-type="float" office:value="0.078438843278" calcext:value-type="float">
            <text:p>0.078438843278</text:p>
          </table:table-cell>
          <table:table-cell table:formula="of:=ABS([.C196])" office:value-type="float" office:value="0.023376968732" calcext:value-type="float">
            <text:p>0.0233769687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68774639581" calcext:value-type="float">
            <text:p>0.068774639581</text:p>
          </table:table-cell>
          <table:table-cell office:value-type="float" office:value="0.03066252876" calcext:value-type="float">
            <text:p>0.03066252876</text:p>
          </table:table-cell>
          <table:table-cell table:number-columns-repeated="11"/>
          <table:table-cell table:formula="of:=ABS([.B197])" office:value-type="float" office:value="0.068774639581" calcext:value-type="float">
            <text:p>0.068774639581</text:p>
          </table:table-cell>
          <table:table-cell table:formula="of:=ABS([.C197])" office:value-type="float" office:value="0.03066252876" calcext:value-type="float">
            <text:p>0.0306625287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10660628927" calcext:value-type="float">
            <text:p>0.010660628927</text:p>
          </table:table-cell>
          <table:table-cell office:value-type="float" office:value="0.049751273642" calcext:value-type="float">
            <text:p>0.049751273642</text:p>
          </table:table-cell>
          <table:table-cell table:number-columns-repeated="11"/>
          <table:table-cell table:formula="of:=ABS([.B198])" office:value-type="float" office:value="0.010660628927" calcext:value-type="float">
            <text:p>0.010660628927</text:p>
          </table:table-cell>
          <table:table-cell table:formula="of:=ABS([.C198])" office:value-type="float" office:value="0.049751273642" calcext:value-type="float">
            <text:p>0.0497512736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338712915" calcext:value-type="float">
            <text:p>0.00338712915</text:p>
          </table:table-cell>
          <table:table-cell office:value-type="float" office:value="0.03767396802" calcext:value-type="float">
            <text:p>0.03767396802</text:p>
          </table:table-cell>
          <table:table-cell table:number-columns-repeated="11"/>
          <table:table-cell table:formula="of:=ABS([.B199])" office:value-type="float" office:value="0.00338712915" calcext:value-type="float">
            <text:p>0.00338712915</text:p>
          </table:table-cell>
          <table:table-cell table:formula="of:=ABS([.C199])" office:value-type="float" office:value="0.03767396802" calcext:value-type="float">
            <text:p>0.037673968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270661827058" calcext:value-type="float">
            <text:p>-0.270661827058</text:p>
          </table:table-cell>
          <table:table-cell office:value-type="float" office:value="-0.19971276443" calcext:value-type="float">
            <text:p>-0.19971276443</text:p>
          </table:table-cell>
          <table:table-cell table:number-columns-repeated="11"/>
          <table:table-cell table:formula="of:=ABS([.B200])" office:value-type="float" office:value="0.270661827058" calcext:value-type="float">
            <text:p>0.270661827058</text:p>
          </table:table-cell>
          <table:table-cell table:formula="of:=ABS([.C200])" office:value-type="float" office:value="0.19971276443" calcext:value-type="float">
            <text:p>0.199712764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217020941767" calcext:value-type="float">
            <text:p>-0.217020941767</text:p>
          </table:table-cell>
          <table:table-cell office:value-type="float" office:value="-0.103906527069" calcext:value-type="float">
            <text:p>-0.103906527069</text:p>
          </table:table-cell>
          <table:table-cell table:number-columns-repeated="11"/>
          <table:table-cell table:formula="of:=ABS([.B201])" office:value-type="float" office:value="0.217020941767" calcext:value-type="float">
            <text:p>0.217020941767</text:p>
          </table:table-cell>
          <table:table-cell table:formula="of:=ABS([.C201])" office:value-type="float" office:value="0.103906527069" calcext:value-type="float">
            <text:p>0.1039065270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0.016632682319" calcext:value-type="float">
            <text:p>-0.016632682319</text:p>
          </table:table-cell>
          <table:table-cell office:value-type="float" office:value="-0.005507677316" calcext:value-type="float">
            <text:p>-0.005507677316</text:p>
          </table:table-cell>
          <table:table-cell table:number-columns-repeated="11"/>
          <table:table-cell table:formula="of:=ABS([.B202])" office:value-type="float" office:value="0.016632682319" calcext:value-type="float">
            <text:p>0.016632682319</text:p>
          </table:table-cell>
          <table:table-cell table:formula="of:=ABS([.C202])" office:value-type="float" office:value="0.005507677316" calcext:value-type="float">
            <text:p>0.0055076773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0.083554255688" calcext:value-type="float">
            <text:p>-0.083554255688</text:p>
          </table:table-cell>
          <table:table-cell office:value-type="float" office:value="0.035911204849" calcext:value-type="float">
            <text:p>0.035911204849</text:p>
          </table:table-cell>
          <table:table-cell table:number-columns-repeated="11"/>
          <table:table-cell table:formula="of:=ABS([.B203])" office:value-type="float" office:value="0.083554255688" calcext:value-type="float">
            <text:p>0.083554255688</text:p>
          </table:table-cell>
          <table:table-cell table:formula="of:=ABS([.C203])" office:value-type="float" office:value="0.035911204849" calcext:value-type="float">
            <text:p>0.0359112048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36301678491" calcext:value-type="float">
            <text:p>0.036301678491</text:p>
          </table:table-cell>
          <table:table-cell office:value-type="float" office:value="-0.014338642968" calcext:value-type="float">
            <text:p>-0.014338642968</text:p>
          </table:table-cell>
          <table:table-cell table:number-columns-repeated="11"/>
          <table:table-cell table:formula="of:=ABS([.B204])" office:value-type="float" office:value="0.036301678491" calcext:value-type="float">
            <text:p>0.036301678491</text:p>
          </table:table-cell>
          <table:table-cell table:formula="of:=ABS([.C204])" office:value-type="float" office:value="0.014338642968" calcext:value-type="float">
            <text:p>0.01433864296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0.058944744725" calcext:value-type="float">
            <text:p>-0.058944744725</text:p>
          </table:table-cell>
          <table:table-cell office:value-type="float" office:value="-0.040047715858" calcext:value-type="float">
            <text:p>-0.040047715858</text:p>
          </table:table-cell>
          <table:table-cell table:number-columns-repeated="11"/>
          <table:table-cell table:formula="of:=ABS([.B205])" office:value-type="float" office:value="0.058944744725" calcext:value-type="float">
            <text:p>0.058944744725</text:p>
          </table:table-cell>
          <table:table-cell table:formula="of:=ABS([.C205])" office:value-type="float" office:value="0.040047715858" calcext:value-type="float">
            <text:p>0.04004771585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092030375199" calcext:value-type="float">
            <text:p>-0.092030375199</text:p>
          </table:table-cell>
          <table:table-cell office:value-type="float" office:value="-0.070918273273" calcext:value-type="float">
            <text:p>-0.070918273273</text:p>
          </table:table-cell>
          <table:table-cell table:number-columns-repeated="11"/>
          <table:table-cell table:formula="of:=ABS([.B206])" office:value-type="float" office:value="0.092030375199" calcext:value-type="float">
            <text:p>0.092030375199</text:p>
          </table:table-cell>
          <table:table-cell table:formula="of:=ABS([.C206])" office:value-type="float" office:value="0.070918273273" calcext:value-type="float">
            <text:p>0.07091827327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35573189389" calcext:value-type="float">
            <text:p>0.035573189389</text:p>
          </table:table-cell>
          <table:table-cell office:value-type="float" office:value="0.00489855599" calcext:value-type="float">
            <text:p>0.00489855599</text:p>
          </table:table-cell>
          <table:table-cell table:number-columns-repeated="11"/>
          <table:table-cell table:formula="of:=ABS([.B207])" office:value-type="float" office:value="0.035573189389" calcext:value-type="float">
            <text:p>0.035573189389</text:p>
          </table:table-cell>
          <table:table-cell table:formula="of:=ABS([.C207])" office:value-type="float" office:value="0.00489855599" calcext:value-type="float">
            <text:p>0.0048985559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8782555328" calcext:value-type="float">
            <text:p>0.008782555328</text:p>
          </table:table-cell>
          <table:table-cell office:value-type="float" office:value="-0.045320070923" calcext:value-type="float">
            <text:p>-0.045320070923</text:p>
          </table:table-cell>
          <table:table-cell table:number-columns-repeated="11"/>
          <table:table-cell table:formula="of:=ABS([.B208])" office:value-type="float" office:value="0.008782555328" calcext:value-type="float">
            <text:p>0.008782555328</text:p>
          </table:table-cell>
          <table:table-cell table:formula="of:=ABS([.C208])" office:value-type="float" office:value="0.045320070923" calcext:value-type="float">
            <text:p>0.0453200709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0.0292521691" calcext:value-type="float">
            <text:p>-0.0292521691</text:p>
          </table:table-cell>
          <table:table-cell office:value-type="float" office:value="0.043542606707" calcext:value-type="float">
            <text:p>0.043542606707</text:p>
          </table:table-cell>
          <table:table-cell table:number-columns-repeated="11"/>
          <table:table-cell table:formula="of:=ABS([.B209])" office:value-type="float" office:value="0.0292521691" calcext:value-type="float">
            <text:p>0.0292521691</text:p>
          </table:table-cell>
          <table:table-cell table:formula="of:=ABS([.C209])" office:value-type="float" office:value="0.043542606707" calcext:value-type="float">
            <text:p>0.0435426067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13911552867" calcext:value-type="float">
            <text:p>0.013911552867</text:p>
          </table:table-cell>
          <table:table-cell office:value-type="float" office:value="-0.00975410249" calcext:value-type="float">
            <text:p>-0.00975410249</text:p>
          </table:table-cell>
          <table:table-cell table:number-columns-repeated="11"/>
          <table:table-cell table:formula="of:=ABS([.B210])" office:value-type="float" office:value="0.013911552867" calcext:value-type="float">
            <text:p>0.013911552867</text:p>
          </table:table-cell>
          <table:table-cell table:formula="of:=ABS([.C210])" office:value-type="float" office:value="0.00975410249" calcext:value-type="float">
            <text:p>0.0097541024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4306049115" calcext:value-type="float">
            <text:p>0.024306049115</text:p>
          </table:table-cell>
          <table:table-cell office:value-type="float" office:value="0.047274403743" calcext:value-type="float">
            <text:p>0.047274403743</text:p>
          </table:table-cell>
          <table:table-cell table:number-columns-repeated="11"/>
          <table:table-cell table:formula="of:=ABS([.B211])" office:value-type="float" office:value="0.024306049115" calcext:value-type="float">
            <text:p>0.024306049115</text:p>
          </table:table-cell>
          <table:table-cell table:formula="of:=ABS([.C211])" office:value-type="float" office:value="0.047274403743" calcext:value-type="float">
            <text:p>0.04727440374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0.160021954071" calcext:value-type="float">
            <text:p>-0.160021954071</text:p>
          </table:table-cell>
          <table:table-cell office:value-type="float" office:value="0.009990283421" calcext:value-type="float">
            <text:p>0.009990283421</text:p>
          </table:table-cell>
          <table:table-cell table:number-columns-repeated="11"/>
          <table:table-cell table:formula="of:=ABS([.B212])" office:value-type="float" office:value="0.160021954071" calcext:value-type="float">
            <text:p>0.160021954071</text:p>
          </table:table-cell>
          <table:table-cell table:formula="of:=ABS([.C212])" office:value-type="float" office:value="0.009990283421" calcext:value-type="float">
            <text:p>0.0099902834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57837357204" calcext:value-type="float">
            <text:p>0.057837357204</text:p>
          </table:table-cell>
          <table:table-cell office:value-type="float" office:value="-0.006202813632" calcext:value-type="float">
            <text:p>-0.006202813632</text:p>
          </table:table-cell>
          <table:table-cell table:number-columns-repeated="11"/>
          <table:table-cell table:formula="of:=ABS([.B213])" office:value-type="float" office:value="0.057837357204" calcext:value-type="float">
            <text:p>0.057837357204</text:p>
          </table:table-cell>
          <table:table-cell table:formula="of:=ABS([.C213])" office:value-type="float" office:value="0.006202813632" calcext:value-type="float">
            <text:p>0.0062028136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027678088189" calcext:value-type="float">
            <text:p>-0.027678088189</text:p>
          </table:table-cell>
          <table:table-cell office:value-type="float" office:value="-0.007447861861" calcext:value-type="float">
            <text:p>-0.007447861861</text:p>
          </table:table-cell>
          <table:table-cell table:number-columns-repeated="11"/>
          <table:table-cell table:formula="of:=ABS([.B214])" office:value-type="float" office:value="0.027678088189" calcext:value-type="float">
            <text:p>0.027678088189</text:p>
          </table:table-cell>
          <table:table-cell table:formula="of:=ABS([.C214])" office:value-type="float" office:value="0.007447861861" calcext:value-type="float">
            <text:p>0.0074478618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025994842354" calcext:value-type="float">
            <text:p>-0.025994842354</text:p>
          </table:table-cell>
          <table:table-cell office:value-type="float" office:value="0.062616356964" calcext:value-type="float">
            <text:p>0.062616356964</text:p>
          </table:table-cell>
          <table:table-cell table:number-columns-repeated="11"/>
          <table:table-cell table:formula="of:=ABS([.B215])" office:value-type="float" office:value="0.025994842354" calcext:value-type="float">
            <text:p>0.025994842354</text:p>
          </table:table-cell>
          <table:table-cell table:formula="of:=ABS([.C215])" office:value-type="float" office:value="0.062616356964" calcext:value-type="float">
            <text:p>0.06261635696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706693576653" calcext:value-type="float">
            <text:p>0.706693576653</text:p>
          </table:table-cell>
          <table:table-cell office:value-type="float" office:value="0.130673682005" calcext:value-type="float">
            <text:p>0.130673682005</text:p>
          </table:table-cell>
          <table:table-cell table:number-columns-repeated="11"/>
          <table:table-cell table:formula="of:=ABS([.B216])" office:value-type="float" office:value="0.706693576653" calcext:value-type="float">
            <text:p>0.706693576653</text:p>
          </table:table-cell>
          <table:table-cell table:formula="of:=ABS([.C216])" office:value-type="float" office:value="0.130673682005" calcext:value-type="float">
            <text:p>0.1306736820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27169628938" calcext:value-type="float">
            <text:p>0.027169628938</text:p>
          </table:table-cell>
          <table:table-cell office:value-type="float" office:value="-0.054458031862" calcext:value-type="float">
            <text:p>-0.054458031862</text:p>
          </table:table-cell>
          <table:table-cell table:number-columns-repeated="11"/>
          <table:table-cell table:formula="of:=ABS([.B217])" office:value-type="float" office:value="0.027169628938" calcext:value-type="float">
            <text:p>0.027169628938</text:p>
          </table:table-cell>
          <table:table-cell table:formula="of:=ABS([.C217])" office:value-type="float" office:value="0.054458031862" calcext:value-type="float">
            <text:p>0.05445803186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60986894385" calcext:value-type="float">
            <text:p>0.060986894385</text:p>
          </table:table-cell>
          <table:table-cell office:value-type="float" office:value="0.061241698866" calcext:value-type="float">
            <text:p>0.061241698866</text:p>
          </table:table-cell>
          <table:table-cell table:number-columns-repeated="11"/>
          <table:table-cell table:formula="of:=ABS([.B218])" office:value-type="float" office:value="0.060986894385" calcext:value-type="float">
            <text:p>0.060986894385</text:p>
          </table:table-cell>
          <table:table-cell table:formula="of:=ABS([.C218])" office:value-type="float" office:value="0.061241698866" calcext:value-type="float">
            <text:p>0.06124169886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55210985461" calcext:value-type="float">
            <text:p>0.055210985461</text:p>
          </table:table-cell>
          <table:table-cell office:value-type="float" office:value="0.018352603335" calcext:value-type="float">
            <text:p>0.018352603335</text:p>
          </table:table-cell>
          <table:table-cell table:number-columns-repeated="11"/>
          <table:table-cell table:formula="of:=ABS([.B219])" office:value-type="float" office:value="0.055210985461" calcext:value-type="float">
            <text:p>0.055210985461</text:p>
          </table:table-cell>
          <table:table-cell table:formula="of:=ABS([.C219])" office:value-type="float" office:value="0.018352603335" calcext:value-type="float">
            <text:p>0.0183526033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7396752653" calcext:value-type="float">
            <text:p>0.007396752653</text:p>
          </table:table-cell>
          <table:table-cell office:value-type="float" office:value="0.010724818011" calcext:value-type="float">
            <text:p>0.010724818011</text:p>
          </table:table-cell>
          <table:table-cell table:number-columns-repeated="11"/>
          <table:table-cell table:formula="of:=ABS([.B220])" office:value-type="float" office:value="0.007396752653" calcext:value-type="float">
            <text:p>0.007396752653</text:p>
          </table:table-cell>
          <table:table-cell table:formula="of:=ABS([.C220])" office:value-type="float" office:value="0.010724818011" calcext:value-type="float">
            <text:p>0.0107248180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026635791121" calcext:value-type="float">
            <text:p>-0.026635791121</text:p>
          </table:table-cell>
          <table:table-cell office:value-type="float" office:value="0.053063081385" calcext:value-type="float">
            <text:p>0.053063081385</text:p>
          </table:table-cell>
          <table:table-cell table:number-columns-repeated="11"/>
          <table:table-cell table:formula="of:=ABS([.B221])" office:value-type="float" office:value="0.026635791121" calcext:value-type="float">
            <text:p>0.026635791121</text:p>
          </table:table-cell>
          <table:table-cell table:formula="of:=ABS([.C221])" office:value-type="float" office:value="0.053063081385" calcext:value-type="float">
            <text:p>0.0530630813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25062755505" calcext:value-type="float">
            <text:p>0.125062755505</text:p>
          </table:table-cell>
          <table:table-cell office:value-type="float" office:value="0.042035420583" calcext:value-type="float">
            <text:p>0.042035420583</text:p>
          </table:table-cell>
          <table:table-cell table:number-columns-repeated="11"/>
          <table:table-cell table:formula="of:=ABS([.B222])" office:value-type="float" office:value="0.125062755505" calcext:value-type="float">
            <text:p>0.125062755505</text:p>
          </table:table-cell>
          <table:table-cell table:formula="of:=ABS([.C222])" office:value-type="float" office:value="0.042035420583" calcext:value-type="float">
            <text:p>0.04203542058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70749815641" calcext:value-type="float">
            <text:p>0.070749815641</text:p>
          </table:table-cell>
          <table:table-cell office:value-type="float" office:value="0.029839453941" calcext:value-type="float">
            <text:p>0.029839453941</text:p>
          </table:table-cell>
          <table:table-cell table:number-columns-repeated="11"/>
          <table:table-cell table:formula="of:=ABS([.B223])" office:value-type="float" office:value="0.070749815641" calcext:value-type="float">
            <text:p>0.070749815641</text:p>
          </table:table-cell>
          <table:table-cell table:formula="of:=ABS([.C223])" office:value-type="float" office:value="0.029839453941" calcext:value-type="float">
            <text:p>0.02983945394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71634839597" calcext:value-type="float">
            <text:p>0.071634839597</text:p>
          </table:table-cell>
          <table:table-cell office:value-type="float" office:value="0.024718630457" calcext:value-type="float">
            <text:p>0.024718630457</text:p>
          </table:table-cell>
          <table:table-cell table:number-columns-repeated="11"/>
          <table:table-cell table:formula="of:=ABS([.B224])" office:value-type="float" office:value="0.071634839597" calcext:value-type="float">
            <text:p>0.071634839597</text:p>
          </table:table-cell>
          <table:table-cell table:formula="of:=ABS([.C224])" office:value-type="float" office:value="0.024718630457" calcext:value-type="float">
            <text:p>0.0247186304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320433989495" calcext:value-type="float">
            <text:p>-0.320433989495</text:p>
          </table:table-cell>
          <table:table-cell office:value-type="float" office:value="-0.020187670016" calcext:value-type="float">
            <text:p>-0.020187670016</text:p>
          </table:table-cell>
          <table:table-cell table:number-columns-repeated="11"/>
          <table:table-cell table:formula="of:=ABS([.B225])" office:value-type="float" office:value="0.320433989495" calcext:value-type="float">
            <text:p>0.320433989495</text:p>
          </table:table-cell>
          <table:table-cell table:formula="of:=ABS([.C225])" office:value-type="float" office:value="0.020187670016" calcext:value-type="float">
            <text:p>0.0201876700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125660011883" calcext:value-type="float">
            <text:p>-0.125660011883</text:p>
          </table:table-cell>
          <table:table-cell office:value-type="float" office:value="0.036997418764" calcext:value-type="float">
            <text:p>0.036997418764</text:p>
          </table:table-cell>
          <table:table-cell table:number-columns-repeated="11"/>
          <table:table-cell table:formula="of:=ABS([.B226])" office:value-type="float" office:value="0.125660011883" calcext:value-type="float">
            <text:p>0.125660011883</text:p>
          </table:table-cell>
          <table:table-cell table:formula="of:=ABS([.C226])" office:value-type="float" office:value="0.036997418764" calcext:value-type="float">
            <text:p>0.03699741876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74507939721" calcext:value-type="float">
            <text:p>0.174507939721</text:p>
          </table:table-cell>
          <table:table-cell office:value-type="float" office:value="-0.023855226644" calcext:value-type="float">
            <text:p>-0.023855226644</text:p>
          </table:table-cell>
          <table:table-cell table:number-columns-repeated="11"/>
          <table:table-cell table:formula="of:=ABS([.B227])" office:value-type="float" office:value="0.174507939721" calcext:value-type="float">
            <text:p>0.174507939721</text:p>
          </table:table-cell>
          <table:table-cell table:formula="of:=ABS([.C227])" office:value-type="float" office:value="0.023855226644" calcext:value-type="float">
            <text:p>0.02385522664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48109025417" calcext:value-type="float">
            <text:p>0.048109025417</text:p>
          </table:table-cell>
          <table:table-cell office:value-type="float" office:value="-0.06743234254" calcext:value-type="float">
            <text:p>-0.06743234254</text:p>
          </table:table-cell>
          <table:table-cell table:number-columns-repeated="11"/>
          <table:table-cell table:formula="of:=ABS([.B228])" office:value-type="float" office:value="0.048109025417" calcext:value-type="float">
            <text:p>0.048109025417</text:p>
          </table:table-cell>
          <table:table-cell table:formula="of:=ABS([.C228])" office:value-type="float" office:value="0.06743234254" calcext:value-type="float">
            <text:p>0.0674323425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69823262265" calcext:value-type="float">
            <text:p>0.069823262265</text:p>
          </table:table-cell>
          <table:table-cell office:value-type="float" office:value="0.012686704575" calcext:value-type="float">
            <text:p>0.012686704575</text:p>
          </table:table-cell>
          <table:table-cell table:number-columns-repeated="11"/>
          <table:table-cell table:formula="of:=ABS([.B229])" office:value-type="float" office:value="0.069823262265" calcext:value-type="float">
            <text:p>0.069823262265</text:p>
          </table:table-cell>
          <table:table-cell table:formula="of:=ABS([.C229])" office:value-type="float" office:value="0.012686704575" calcext:value-type="float">
            <text:p>0.0126867045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71398626091" calcext:value-type="float">
            <text:p>0.071398626091</text:p>
          </table:table-cell>
          <table:table-cell office:value-type="float" office:value="0.055786363295" calcext:value-type="float">
            <text:p>0.055786363295</text:p>
          </table:table-cell>
          <table:table-cell table:number-columns-repeated="11"/>
          <table:table-cell table:formula="of:=ABS([.B230])" office:value-type="float" office:value="0.071398626091" calcext:value-type="float">
            <text:p>0.071398626091</text:p>
          </table:table-cell>
          <table:table-cell table:formula="of:=ABS([.C230])" office:value-type="float" office:value="0.055786363295" calcext:value-type="float">
            <text:p>0.0557863632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8165114755" calcext:value-type="float">
            <text:p>0.088165114755</text:p>
          </table:table-cell>
          <table:table-cell office:value-type="float" office:value="0.036852386913" calcext:value-type="float">
            <text:p>0.036852386913</text:p>
          </table:table-cell>
          <table:table-cell table:number-columns-repeated="11"/>
          <table:table-cell table:formula="of:=ABS([.B231])" office:value-type="float" office:value="0.088165114755" calcext:value-type="float">
            <text:p>0.088165114755</text:p>
          </table:table-cell>
          <table:table-cell table:formula="of:=ABS([.C231])" office:value-type="float" office:value="0.036852386913" calcext:value-type="float">
            <text:p>0.0368523869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3232124574" calcext:value-type="float">
            <text:p>0.003232124574</text:p>
          </table:table-cell>
          <table:table-cell office:value-type="float" office:value="0.015058985217" calcext:value-type="float">
            <text:p>0.015058985217</text:p>
          </table:table-cell>
          <table:table-cell table:number-columns-repeated="11"/>
          <table:table-cell table:formula="of:=ABS([.B232])" office:value-type="float" office:value="0.003232124574" calcext:value-type="float">
            <text:p>0.003232124574</text:p>
          </table:table-cell>
          <table:table-cell table:formula="of:=ABS([.C232])" office:value-type="float" office:value="0.015058985217" calcext:value-type="float">
            <text:p>0.0150589852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2777272941" calcext:value-type="float">
            <text:p>0.002777272941</text:p>
          </table:table-cell>
          <table:table-cell office:value-type="float" office:value="0.039138429099" calcext:value-type="float">
            <text:p>0.039138429099</text:p>
          </table:table-cell>
          <table:table-cell table:number-columns-repeated="11"/>
          <table:table-cell table:formula="of:=ABS([.B233])" office:value-type="float" office:value="0.002777272941" calcext:value-type="float">
            <text:p>0.002777272941</text:p>
          </table:table-cell>
          <table:table-cell table:formula="of:=ABS([.C233])" office:value-type="float" office:value="0.039138429099" calcext:value-type="float">
            <text:p>0.03913842909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059340165054" calcext:value-type="float">
            <text:p>-0.059340165054</text:p>
          </table:table-cell>
          <table:table-cell office:value-type="float" office:value="-0.035110655158" calcext:value-type="float">
            <text:p>-0.035110655158</text:p>
          </table:table-cell>
          <table:table-cell table:number-columns-repeated="11"/>
          <table:table-cell table:formula="of:=ABS([.B234])" office:value-type="float" office:value="0.059340165054" calcext:value-type="float">
            <text:p>0.059340165054</text:p>
          </table:table-cell>
          <table:table-cell table:formula="of:=ABS([.C234])" office:value-type="float" office:value="0.035110655158" calcext:value-type="float">
            <text:p>0.0351106551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39610582397" calcext:value-type="float">
            <text:p>0.039610582397</text:p>
          </table:table-cell>
          <table:table-cell office:value-type="float" office:value="-0.006203823517" calcext:value-type="float">
            <text:p>-0.006203823517</text:p>
          </table:table-cell>
          <table:table-cell table:number-columns-repeated="11"/>
          <table:table-cell table:formula="of:=ABS([.B235])" office:value-type="float" office:value="0.039610582397" calcext:value-type="float">
            <text:p>0.039610582397</text:p>
          </table:table-cell>
          <table:table-cell table:formula="of:=ABS([.C235])" office:value-type="float" office:value="0.006203823517" calcext:value-type="float">
            <text:p>0.00620382351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80885102026" calcext:value-type="float">
            <text:p>0.080885102026</text:p>
          </table:table-cell>
          <table:table-cell office:value-type="float" office:value="0.038358393679" calcext:value-type="float">
            <text:p>0.038358393679</text:p>
          </table:table-cell>
          <table:table-cell table:number-columns-repeated="11"/>
          <table:table-cell table:formula="of:=ABS([.B236])" office:value-type="float" office:value="0.080885102026" calcext:value-type="float">
            <text:p>0.080885102026</text:p>
          </table:table-cell>
          <table:table-cell table:formula="of:=ABS([.C236])" office:value-type="float" office:value="0.038358393679" calcext:value-type="float">
            <text:p>0.03835839367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4682413274" calcext:value-type="float">
            <text:p>0.004682413274</text:p>
          </table:table-cell>
          <table:table-cell office:value-type="float" office:value="-0.118772047216" calcext:value-type="float">
            <text:p>-0.118772047216</text:p>
          </table:table-cell>
          <table:table-cell table:number-columns-repeated="11"/>
          <table:table-cell table:formula="of:=ABS([.B237])" office:value-type="float" office:value="0.004682413274" calcext:value-type="float">
            <text:p>0.004682413274</text:p>
          </table:table-cell>
          <table:table-cell table:formula="of:=ABS([.C237])" office:value-type="float" office:value="0.118772047216" calcext:value-type="float">
            <text:p>0.1187720472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04836226273" calcext:value-type="float">
            <text:p>0.104836226273</text:p>
          </table:table-cell>
          <table:table-cell office:value-type="float" office:value="0.020556036081" calcext:value-type="float">
            <text:p>0.020556036081</text:p>
          </table:table-cell>
          <table:table-cell table:number-columns-repeated="11"/>
          <table:table-cell table:formula="of:=ABS([.B238])" office:value-type="float" office:value="0.104836226273" calcext:value-type="float">
            <text:p>0.104836226273</text:p>
          </table:table-cell>
          <table:table-cell table:formula="of:=ABS([.C238])" office:value-type="float" office:value="0.020556036081" calcext:value-type="float">
            <text:p>0.02055603608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345424098601" calcext:value-type="float">
            <text:p>-0.345424098601</text:p>
          </table:table-cell>
          <table:table-cell office:value-type="float" office:value="0.000814722326" calcext:value-type="float">
            <text:p>0.000814722326</text:p>
          </table:table-cell>
          <table:table-cell table:number-columns-repeated="11"/>
          <table:table-cell table:formula="of:=ABS([.B239])" office:value-type="float" office:value="0.345424098601" calcext:value-type="float">
            <text:p>0.345424098601</text:p>
          </table:table-cell>
          <table:table-cell table:formula="of:=ABS([.C239])" office:value-type="float" office:value="0.000814722326" calcext:value-type="float">
            <text:p>0.0008147223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039766764882" calcext:value-type="float">
            <text:p>-0.039766764882</text:p>
          </table:table-cell>
          <table:table-cell office:value-type="float" office:value="-0.034545168045" calcext:value-type="float">
            <text:p>-0.034545168045</text:p>
          </table:table-cell>
          <table:table-cell table:number-columns-repeated="11"/>
          <table:table-cell table:formula="of:=ABS([.B240])" office:value-type="float" office:value="0.039766764882" calcext:value-type="float">
            <text:p>0.039766764882</text:p>
          </table:table-cell>
          <table:table-cell table:formula="of:=ABS([.C240])" office:value-type="float" office:value="0.034545168045" calcext:value-type="float">
            <text:p>0.0345451680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170704225" calcext:value-type="float">
            <text:p>0.032170704225</text:p>
          </table:table-cell>
          <table:table-cell office:value-type="float" office:value="0.051140853267" calcext:value-type="float">
            <text:p>0.051140853267</text:p>
          </table:table-cell>
          <table:table-cell table:number-columns-repeated="11"/>
          <table:table-cell table:formula="of:=ABS([.B241])" office:value-type="float" office:value="0.032170704225" calcext:value-type="float">
            <text:p>0.032170704225</text:p>
          </table:table-cell>
          <table:table-cell table:formula="of:=ABS([.C241])" office:value-type="float" office:value="0.051140853267" calcext:value-type="float">
            <text:p>0.05114085326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119655195795" calcext:value-type="float">
            <text:p>-0.119655195795</text:p>
          </table:table-cell>
          <table:table-cell office:value-type="float" office:value="-0.033028901978" calcext:value-type="float">
            <text:p>-0.033028901978</text:p>
          </table:table-cell>
          <table:table-cell table:number-columns-repeated="11"/>
          <table:table-cell table:formula="of:=ABS([.B242])" office:value-type="float" office:value="0.119655195795" calcext:value-type="float">
            <text:p>0.119655195795</text:p>
          </table:table-cell>
          <table:table-cell table:formula="of:=ABS([.C242])" office:value-type="float" office:value="0.033028901978" calcext:value-type="float">
            <text:p>0.03302890197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034121190364" calcext:value-type="float">
            <text:p>-0.034121190364</text:p>
          </table:table-cell>
          <table:table-cell office:value-type="float" office:value="-0.004752367487" calcext:value-type="float">
            <text:p>-0.004752367487</text:p>
          </table:table-cell>
          <table:table-cell table:number-columns-repeated="11"/>
          <table:table-cell table:formula="of:=ABS([.B243])" office:value-type="float" office:value="0.034121190364" calcext:value-type="float">
            <text:p>0.034121190364</text:p>
          </table:table-cell>
          <table:table-cell table:formula="of:=ABS([.C243])" office:value-type="float" office:value="0.004752367487" calcext:value-type="float">
            <text:p>0.00475236748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0.088571987835" calcext:value-type="float">
            <text:p>-0.088571987835</text:p>
          </table:table-cell>
          <table:table-cell office:value-type="float" office:value="-0.011985328956" calcext:value-type="float">
            <text:p>-0.011985328956</text:p>
          </table:table-cell>
          <table:table-cell table:number-columns-repeated="11"/>
          <table:table-cell table:formula="of:=ABS([.B244])" office:value-type="float" office:value="0.088571987835" calcext:value-type="float">
            <text:p>0.088571987835</text:p>
          </table:table-cell>
          <table:table-cell table:formula="of:=ABS([.C244])" office:value-type="float" office:value="0.011985328956" calcext:value-type="float">
            <text:p>0.0119853289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011414921492" calcext:value-type="float">
            <text:p>-0.011414921492</text:p>
          </table:table-cell>
          <table:table-cell office:value-type="float" office:value="-0.046411371604" calcext:value-type="float">
            <text:p>-0.046411371604</text:p>
          </table:table-cell>
          <table:table-cell table:number-columns-repeated="11"/>
          <table:table-cell table:formula="of:=ABS([.B245])" office:value-type="float" office:value="0.011414921492" calcext:value-type="float">
            <text:p>0.011414921492</text:p>
          </table:table-cell>
          <table:table-cell table:formula="of:=ABS([.C245])" office:value-type="float" office:value="0.046411371604" calcext:value-type="float">
            <text:p>0.04641137160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127787042813" calcext:value-type="float">
            <text:p>-0.127787042813</text:p>
          </table:table-cell>
          <table:table-cell office:value-type="float" office:value="0.032454849469" calcext:value-type="float">
            <text:p>0.032454849469</text:p>
          </table:table-cell>
          <table:table-cell table:number-columns-repeated="11"/>
          <table:table-cell table:formula="of:=ABS([.B246])" office:value-type="float" office:value="0.127787042813" calcext:value-type="float">
            <text:p>0.127787042813</text:p>
          </table:table-cell>
          <table:table-cell table:formula="of:=ABS([.C246])" office:value-type="float" office:value="0.032454849469" calcext:value-type="float">
            <text:p>0.03245484946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0.19676847015" calcext:value-type="float">
            <text:p>-0.19676847015</text:p>
          </table:table-cell>
          <table:table-cell office:value-type="float" office:value="0.036722321163" calcext:value-type="float">
            <text:p>0.036722321163</text:p>
          </table:table-cell>
          <table:table-cell table:number-columns-repeated="11"/>
          <table:table-cell table:formula="of:=ABS([.B247])" office:value-type="float" office:value="0.19676847015" calcext:value-type="float">
            <text:p>0.19676847015</text:p>
          </table:table-cell>
          <table:table-cell table:formula="of:=ABS([.C247])" office:value-type="float" office:value="0.036722321163" calcext:value-type="float">
            <text:p>0.0367223211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36293269097" calcext:value-type="float">
            <text:p>0.036293269097</text:p>
          </table:table-cell>
          <table:table-cell office:value-type="float" office:value="0.041134839034" calcext:value-type="float">
            <text:p>0.041134839034</text:p>
          </table:table-cell>
          <table:table-cell table:number-columns-repeated="11"/>
          <table:table-cell table:formula="of:=ABS([.B248])" office:value-type="float" office:value="0.036293269097" calcext:value-type="float">
            <text:p>0.036293269097</text:p>
          </table:table-cell>
          <table:table-cell table:formula="of:=ABS([.C248])" office:value-type="float" office:value="0.041134839034" calcext:value-type="float">
            <text:p>0.04113483903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335279422071" calcext:value-type="float">
            <text:p>-0.335279422071</text:p>
          </table:table-cell>
          <table:table-cell office:value-type="float" office:value="0.121558559666" calcext:value-type="float">
            <text:p>0.121558559666</text:p>
          </table:table-cell>
          <table:table-cell table:number-columns-repeated="11"/>
          <table:table-cell table:formula="of:=ABS([.B249])" office:value-type="float" office:value="0.335279422071" calcext:value-type="float">
            <text:p>0.335279422071</text:p>
          </table:table-cell>
          <table:table-cell table:formula="of:=ABS([.C249])" office:value-type="float" office:value="0.121558559666" calcext:value-type="float">
            <text:p>0.12155855966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5734788587" calcext:value-type="float">
            <text:p>0.05734788587</text:p>
          </table:table-cell>
          <table:table-cell office:value-type="float" office:value="0.025281152944" calcext:value-type="float">
            <text:p>0.025281152944</text:p>
          </table:table-cell>
          <table:table-cell table:number-columns-repeated="11"/>
          <table:table-cell table:formula="of:=ABS([.B250])" office:value-type="float" office:value="0.05734788587" calcext:value-type="float">
            <text:p>0.05734788587</text:p>
          </table:table-cell>
          <table:table-cell table:formula="of:=ABS([.C250])" office:value-type="float" office:value="0.025281152944" calcext:value-type="float">
            <text:p>0.0252811529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150253902433" calcext:value-type="float">
            <text:p>-0.150253902433</text:p>
          </table:table-cell>
          <table:table-cell office:value-type="float" office:value="-0.048285666269" calcext:value-type="float">
            <text:p>-0.048285666269</text:p>
          </table:table-cell>
          <table:table-cell table:number-columns-repeated="11"/>
          <table:table-cell table:formula="of:=ABS([.B251])" office:value-type="float" office:value="0.150253902433" calcext:value-type="float">
            <text:p>0.150253902433</text:p>
          </table:table-cell>
          <table:table-cell table:formula="of:=ABS([.C251])" office:value-type="float" office:value="0.048285666269" calcext:value-type="float">
            <text:p>0.04828566626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091437392063" calcext:value-type="float">
            <text:p>-0.091437392063</text:p>
          </table:table-cell>
          <table:table-cell office:value-type="float" office:value="0.039908583286" calcext:value-type="float">
            <text:p>0.039908583286</text:p>
          </table:table-cell>
          <table:table-cell table:number-columns-repeated="11"/>
          <table:table-cell table:formula="of:=ABS([.B252])" office:value-type="float" office:value="0.091437392063" calcext:value-type="float">
            <text:p>0.091437392063</text:p>
          </table:table-cell>
          <table:table-cell table:formula="of:=ABS([.C252])" office:value-type="float" office:value="0.039908583286" calcext:value-type="float">
            <text:p>0.03990858328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15503051378" calcext:value-type="float">
            <text:p>0.115503051378</text:p>
          </table:table-cell>
          <table:table-cell office:value-type="float" office:value="0.084987036227" calcext:value-type="float">
            <text:p>0.084987036227</text:p>
          </table:table-cell>
          <table:table-cell table:number-columns-repeated="11"/>
          <table:table-cell table:formula="of:=ABS([.B253])" office:value-type="float" office:value="0.115503051378" calcext:value-type="float">
            <text:p>0.115503051378</text:p>
          </table:table-cell>
          <table:table-cell table:formula="of:=ABS([.C253])" office:value-type="float" office:value="0.084987036227" calcext:value-type="float">
            <text:p>0.0849870362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465531136" calcext:value-type="float">
            <text:p>0.000465531136</text:p>
          </table:table-cell>
          <table:table-cell office:value-type="float" office:value="-0.20039841565" calcext:value-type="float">
            <text:p>-0.20039841565</text:p>
          </table:table-cell>
          <table:table-cell table:number-columns-repeated="11"/>
          <table:table-cell table:formula="of:=ABS([.B254])" office:value-type="float" office:value="0.000465531136" calcext:value-type="float">
            <text:p>0.000465531136</text:p>
          </table:table-cell>
          <table:table-cell table:formula="of:=ABS([.C254])" office:value-type="float" office:value="0.20039841565" calcext:value-type="float">
            <text:p>0.2003984156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076368033516" calcext:value-type="float">
            <text:p>-0.076368033516</text:p>
          </table:table-cell>
          <table:table-cell office:value-type="float" office:value="0.004368321056" calcext:value-type="float">
            <text:p>0.004368321056</text:p>
          </table:table-cell>
          <table:table-cell table:number-columns-repeated="11"/>
          <table:table-cell table:formula="of:=ABS([.B255])" office:value-type="float" office:value="0.076368033516" calcext:value-type="float">
            <text:p>0.076368033516</text:p>
          </table:table-cell>
          <table:table-cell table:formula="of:=ABS([.C255])" office:value-type="float" office:value="0.004368321056" calcext:value-type="float">
            <text:p>0.0043683210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003189852957" calcext:value-type="float">
            <text:p>-0.003189852957</text:p>
          </table:table-cell>
          <table:table-cell office:value-type="float" office:value="0.013426581858" calcext:value-type="float">
            <text:p>0.013426581858</text:p>
          </table:table-cell>
          <table:table-cell table:number-columns-repeated="11"/>
          <table:table-cell table:formula="of:=ABS([.B256])" office:value-type="float" office:value="0.003189852957" calcext:value-type="float">
            <text:p>0.003189852957</text:p>
          </table:table-cell>
          <table:table-cell table:formula="of:=ABS([.C256])" office:value-type="float" office:value="0.013426581858" calcext:value-type="float">
            <text:p>0.0134265818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107876067817" calcext:value-type="float">
            <text:p>-0.107876067817</text:p>
          </table:table-cell>
          <table:table-cell office:value-type="float" office:value="-0.001491603962" calcext:value-type="float">
            <text:p>-0.001491603962</text:p>
          </table:table-cell>
          <table:table-cell table:number-columns-repeated="11"/>
          <table:table-cell table:formula="of:=ABS([.B257])" office:value-type="float" office:value="0.107876067817" calcext:value-type="float">
            <text:p>0.107876067817</text:p>
          </table:table-cell>
          <table:table-cell table:formula="of:=ABS([.C257])" office:value-type="float" office:value="0.001491603962" calcext:value-type="float">
            <text:p>0.00149160396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82211780884" calcext:value-type="float">
            <text:p>0.082211780884</text:p>
          </table:table-cell>
          <table:table-cell office:value-type="float" office:value="0.105462828276" calcext:value-type="float">
            <text:p>0.105462828276</text:p>
          </table:table-cell>
          <table:table-cell table:number-columns-repeated="11"/>
          <table:table-cell table:formula="of:=ABS([.B258])" office:value-type="float" office:value="0.082211780884" calcext:value-type="float">
            <text:p>0.082211780884</text:p>
          </table:table-cell>
          <table:table-cell table:formula="of:=ABS([.C258])" office:value-type="float" office:value="0.105462828276" calcext:value-type="float">
            <text:p>0.10546282827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42822792407" calcext:value-type="float">
            <text:p>0.042822792407</text:p>
          </table:table-cell>
          <table:table-cell office:value-type="float" office:value="-0.088259809155" calcext:value-type="float">
            <text:p>-0.088259809155</text:p>
          </table:table-cell>
          <table:table-cell table:number-columns-repeated="11"/>
          <table:table-cell table:formula="of:=ABS([.B259])" office:value-type="float" office:value="0.042822792407" calcext:value-type="float">
            <text:p>0.042822792407</text:p>
          </table:table-cell>
          <table:table-cell table:formula="of:=ABS([.C259])" office:value-type="float" office:value="0.088259809155" calcext:value-type="float">
            <text:p>0.08825980915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080127970748" calcext:value-type="float">
            <text:p>-0.080127970748</text:p>
          </table:table-cell>
          <table:table-cell office:value-type="float" office:value="0.010081617073" calcext:value-type="float">
            <text:p>0.010081617073</text:p>
          </table:table-cell>
          <table:table-cell table:number-columns-repeated="11"/>
          <table:table-cell table:formula="of:=ABS([.B260])" office:value-type="float" office:value="0.080127970748" calcext:value-type="float">
            <text:p>0.080127970748</text:p>
          </table:table-cell>
          <table:table-cell table:formula="of:=ABS([.C260])" office:value-type="float" office:value="0.010081617073" calcext:value-type="float">
            <text:p>0.01008161707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30038763405" calcext:value-type="float">
            <text:p>0.230038763405</text:p>
          </table:table-cell>
          <table:table-cell office:value-type="float" office:value="-0.043574616733" calcext:value-type="float">
            <text:p>-0.043574616733</text:p>
          </table:table-cell>
          <table:table-cell table:number-columns-repeated="11"/>
          <table:table-cell table:formula="of:=ABS([.B261])" office:value-type="float" office:value="0.230038763405" calcext:value-type="float">
            <text:p>0.230038763405</text:p>
          </table:table-cell>
          <table:table-cell table:formula="of:=ABS([.C261])" office:value-type="float" office:value="0.043574616733" calcext:value-type="float">
            <text:p>0.0435746167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209108101339" calcext:value-type="float">
            <text:p>-0.209108101339</text:p>
          </table:table-cell>
          <table:table-cell office:value-type="float" office:value="0.002389131456" calcext:value-type="float">
            <text:p>0.002389131456</text:p>
          </table:table-cell>
          <table:table-cell table:number-columns-repeated="11"/>
          <table:table-cell table:formula="of:=ABS([.B262])" office:value-type="float" office:value="0.209108101339" calcext:value-type="float">
            <text:p>0.209108101339</text:p>
          </table:table-cell>
          <table:table-cell table:formula="of:=ABS([.C262])" office:value-type="float" office:value="0.002389131456" calcext:value-type="float">
            <text:p>0.0023891314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072779698931" calcext:value-type="float">
            <text:p>-0.072779698931</text:p>
          </table:table-cell>
          <table:table-cell office:value-type="float" office:value="0.041687002963" calcext:value-type="float">
            <text:p>0.041687002963</text:p>
          </table:table-cell>
          <table:table-cell table:number-columns-repeated="11"/>
          <table:table-cell table:formula="of:=ABS([.B263])" office:value-type="float" office:value="0.072779698931" calcext:value-type="float">
            <text:p>0.072779698931</text:p>
          </table:table-cell>
          <table:table-cell table:formula="of:=ABS([.C263])" office:value-type="float" office:value="0.041687002963" calcext:value-type="float">
            <text:p>0.04168700296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016857374757" calcext:value-type="float">
            <text:p>-0.016857374757</text:p>
          </table:table-cell>
          <table:table-cell office:value-type="float" office:value="0.026200370414" calcext:value-type="float">
            <text:p>0.026200370414</text:p>
          </table:table-cell>
          <table:table-cell table:number-columns-repeated="11"/>
          <table:table-cell table:formula="of:=ABS([.B264])" office:value-type="float" office:value="0.016857374757" calcext:value-type="float">
            <text:p>0.016857374757</text:p>
          </table:table-cell>
          <table:table-cell table:formula="of:=ABS([.C264])" office:value-type="float" office:value="0.026200370414" calcext:value-type="float">
            <text:p>0.0262003704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168973406638" calcext:value-type="float">
            <text:p>-0.168973406638</text:p>
          </table:table-cell>
          <table:table-cell office:value-type="float" office:value="-0.195674338945" calcext:value-type="float">
            <text:p>-0.195674338945</text:p>
          </table:table-cell>
          <table:table-cell table:number-columns-repeated="11"/>
          <table:table-cell table:formula="of:=ABS([.B265])" office:value-type="float" office:value="0.168973406638" calcext:value-type="float">
            <text:p>0.168973406638</text:p>
          </table:table-cell>
          <table:table-cell table:formula="of:=ABS([.C265])" office:value-type="float" office:value="0.195674338945" calcext:value-type="float">
            <text:p>0.1956743389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30961937584" calcext:value-type="float">
            <text:p>0.030961937584</text:p>
          </table:table-cell>
          <table:table-cell office:value-type="float" office:value="-0.007248160488" calcext:value-type="float">
            <text:p>-0.007248160488</text:p>
          </table:table-cell>
          <table:table-cell table:number-columns-repeated="11"/>
          <table:table-cell table:formula="of:=ABS([.B266])" office:value-type="float" office:value="0.030961937584" calcext:value-type="float">
            <text:p>0.030961937584</text:p>
          </table:table-cell>
          <table:table-cell table:formula="of:=ABS([.C266])" office:value-type="float" office:value="0.007248160488" calcext:value-type="float">
            <text:p>0.00724816048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05065530206" calcext:value-type="float">
            <text:p>-0.05065530206</text:p>
          </table:table-cell>
          <table:table-cell office:value-type="float" office:value="-0.012514551001" calcext:value-type="float">
            <text:p>-0.012514551001</text:p>
          </table:table-cell>
          <table:table-cell table:number-columns-repeated="11"/>
          <table:table-cell table:formula="of:=ABS([.B267])" office:value-type="float" office:value="0.05065530206" calcext:value-type="float">
            <text:p>0.05065530206</text:p>
          </table:table-cell>
          <table:table-cell table:formula="of:=ABS([.C267])" office:value-type="float" office:value="0.012514551001" calcext:value-type="float">
            <text:p>0.012514551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99770713655" calcext:value-type="float">
            <text:p>0.099770713655</text:p>
          </table:table-cell>
          <table:table-cell office:value-type="float" office:value="0.097975568578" calcext:value-type="float">
            <text:p>0.097975568578</text:p>
          </table:table-cell>
          <table:table-cell table:number-columns-repeated="11"/>
          <table:table-cell table:formula="of:=ABS([.B268])" office:value-type="float" office:value="0.099770713655" calcext:value-type="float">
            <text:p>0.099770713655</text:p>
          </table:table-cell>
          <table:table-cell table:formula="of:=ABS([.C268])" office:value-type="float" office:value="0.097975568578" calcext:value-type="float">
            <text:p>0.09797556857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54701431202" calcext:value-type="float">
            <text:p>0.054701431202</text:p>
          </table:table-cell>
          <table:table-cell office:value-type="float" office:value="0.03185560688" calcext:value-type="float">
            <text:p>0.03185560688</text:p>
          </table:table-cell>
          <table:table-cell table:number-columns-repeated="11"/>
          <table:table-cell table:formula="of:=ABS([.B269])" office:value-type="float" office:value="0.054701431202" calcext:value-type="float">
            <text:p>0.054701431202</text:p>
          </table:table-cell>
          <table:table-cell table:formula="of:=ABS([.C269])" office:value-type="float" office:value="0.03185560688" calcext:value-type="float">
            <text:p>0.0318556068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92710525328" calcext:value-type="float">
            <text:p>0.392710525328</text:p>
          </table:table-cell>
          <table:table-cell office:value-type="float" office:value="0.010091003303" calcext:value-type="float">
            <text:p>0.010091003303</text:p>
          </table:table-cell>
          <table:table-cell table:number-columns-repeated="11"/>
          <table:table-cell table:formula="of:=ABS([.B270])" office:value-type="float" office:value="0.392710525328" calcext:value-type="float">
            <text:p>0.392710525328</text:p>
          </table:table-cell>
          <table:table-cell table:formula="of:=ABS([.C270])" office:value-type="float" office:value="0.010091003303" calcext:value-type="float">
            <text:p>0.0100910033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70909399744" calcext:value-type="float">
            <text:p>0.070909399744</text:p>
          </table:table-cell>
          <table:table-cell office:value-type="float" office:value="0.026470744851" calcext:value-type="float">
            <text:p>0.026470744851</text:p>
          </table:table-cell>
          <table:table-cell table:number-columns-repeated="11"/>
          <table:table-cell table:formula="of:=ABS([.B271])" office:value-type="float" office:value="0.070909399744" calcext:value-type="float">
            <text:p>0.070909399744</text:p>
          </table:table-cell>
          <table:table-cell table:formula="of:=ABS([.C271])" office:value-type="float" office:value="0.026470744851" calcext:value-type="float">
            <text:p>0.0264707448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29228891697" calcext:value-type="float">
            <text:p>0.029228891697</text:p>
          </table:table-cell>
          <table:table-cell office:value-type="float" office:value="0.046981609551" calcext:value-type="float">
            <text:p>0.046981609551</text:p>
          </table:table-cell>
          <table:table-cell table:number-columns-repeated="11"/>
          <table:table-cell table:formula="of:=ABS([.B272])" office:value-type="float" office:value="0.029228891697" calcext:value-type="float">
            <text:p>0.029228891697</text:p>
          </table:table-cell>
          <table:table-cell table:formula="of:=ABS([.C272])" office:value-type="float" office:value="0.046981609551" calcext:value-type="float">
            <text:p>0.0469816095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0.094504830914" calcext:value-type="float">
            <text:p>-0.094504830914</text:p>
          </table:table-cell>
          <table:table-cell office:value-type="float" office:value="-0.160989124292" calcext:value-type="float">
            <text:p>-0.160989124292</text:p>
          </table:table-cell>
          <table:table-cell table:number-columns-repeated="11"/>
          <table:table-cell table:formula="of:=ABS([.B273])" office:value-type="float" office:value="0.094504830914" calcext:value-type="float">
            <text:p>0.094504830914</text:p>
          </table:table-cell>
          <table:table-cell table:formula="of:=ABS([.C273])" office:value-type="float" office:value="0.160989124292" calcext:value-type="float">
            <text:p>0.16098912429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41099644882" calcext:value-type="float">
            <text:p>0.141099644882</text:p>
          </table:table-cell>
          <table:table-cell office:value-type="float" office:value="-0.030386705166" calcext:value-type="float">
            <text:p>-0.030386705166</text:p>
          </table:table-cell>
          <table:table-cell table:number-columns-repeated="11"/>
          <table:table-cell table:formula="of:=ABS([.B274])" office:value-type="float" office:value="0.141099644882" calcext:value-type="float">
            <text:p>0.141099644882</text:p>
          </table:table-cell>
          <table:table-cell table:formula="of:=ABS([.C274])" office:value-type="float" office:value="0.030386705166" calcext:value-type="float">
            <text:p>0.03038670516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70830533693" calcext:value-type="float">
            <text:p>0.070830533693</text:p>
          </table:table-cell>
          <table:table-cell office:value-type="float" office:value="0.017840077534" calcext:value-type="float">
            <text:p>0.017840077534</text:p>
          </table:table-cell>
          <table:table-cell table:number-columns-repeated="11"/>
          <table:table-cell table:formula="of:=ABS([.B275])" office:value-type="float" office:value="0.070830533693" calcext:value-type="float">
            <text:p>0.070830533693</text:p>
          </table:table-cell>
          <table:table-cell table:formula="of:=ABS([.C275])" office:value-type="float" office:value="0.017840077534" calcext:value-type="float">
            <text:p>0.01784007753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59481453993" calcext:value-type="float">
            <text:p>0.159481453993</text:p>
          </table:table-cell>
          <table:table-cell office:value-type="float" office:value="0.026894258031" calcext:value-type="float">
            <text:p>0.026894258031</text:p>
          </table:table-cell>
          <table:table-cell table:number-columns-repeated="11"/>
          <table:table-cell table:formula="of:=ABS([.B276])" office:value-type="float" office:value="0.159481453993" calcext:value-type="float">
            <text:p>0.159481453993</text:p>
          </table:table-cell>
          <table:table-cell table:formula="of:=ABS([.C276])" office:value-type="float" office:value="0.026894258031" calcext:value-type="float">
            <text:p>0.0268942580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076699998616" calcext:value-type="float">
            <text:p>-0.076699998616</text:p>
          </table:table-cell>
          <table:table-cell office:value-type="float" office:value="0.304880911504" calcext:value-type="float">
            <text:p>0.304880911504</text:p>
          </table:table-cell>
          <table:table-cell table:number-columns-repeated="11"/>
          <table:table-cell table:formula="of:=ABS([.B277])" office:value-type="float" office:value="0.076699998616" calcext:value-type="float">
            <text:p>0.076699998616</text:p>
          </table:table-cell>
          <table:table-cell table:formula="of:=ABS([.C277])" office:value-type="float" office:value="0.304880911504" calcext:value-type="float">
            <text:p>0.30488091150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2197922703" calcext:value-type="float">
            <text:p>0.002197922703</text:p>
          </table:table-cell>
          <table:table-cell office:value-type="float" office:value="0.047734364343" calcext:value-type="float">
            <text:p>0.047734364343</text:p>
          </table:table-cell>
          <table:table-cell table:number-columns-repeated="11"/>
          <table:table-cell table:formula="of:=ABS([.B278])" office:value-type="float" office:value="0.002197922703" calcext:value-type="float">
            <text:p>0.002197922703</text:p>
          </table:table-cell>
          <table:table-cell table:formula="of:=ABS([.C278])" office:value-type="float" office:value="0.047734364343" calcext:value-type="float">
            <text:p>0.04773436434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3364800088" calcext:value-type="float">
            <text:p>0.03364800088</text:p>
          </table:table-cell>
          <table:table-cell office:value-type="float" office:value="0.019666032393" calcext:value-type="float">
            <text:p>0.019666032393</text:p>
          </table:table-cell>
          <table:table-cell table:number-columns-repeated="11"/>
          <table:table-cell table:formula="of:=ABS([.B279])" office:value-type="float" office:value="0.03364800088" calcext:value-type="float">
            <text:p>0.03364800088</text:p>
          </table:table-cell>
          <table:table-cell table:formula="of:=ABS([.C279])" office:value-type="float" office:value="0.019666032393" calcext:value-type="float">
            <text:p>0.01966603239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70457550736" calcext:value-type="float">
            <text:p>0.070457550736</text:p>
          </table:table-cell>
          <table:table-cell office:value-type="float" office:value="-0.222011759989" calcext:value-type="float">
            <text:p>-0.222011759989</text:p>
          </table:table-cell>
          <table:table-cell table:number-columns-repeated="11"/>
          <table:table-cell table:formula="of:=ABS([.B280])" office:value-type="float" office:value="0.070457550736" calcext:value-type="float">
            <text:p>0.070457550736</text:p>
          </table:table-cell>
          <table:table-cell table:formula="of:=ABS([.C280])" office:value-type="float" office:value="0.222011759989" calcext:value-type="float">
            <text:p>0.22201175998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6512613955" calcext:value-type="float">
            <text:p>0.006512613955</text:p>
          </table:table-cell>
          <table:table-cell office:value-type="float" office:value="0.014281876885" calcext:value-type="float">
            <text:p>0.014281876885</text:p>
          </table:table-cell>
          <table:table-cell table:number-columns-repeated="11"/>
          <table:table-cell table:formula="of:=ABS([.B281])" office:value-type="float" office:value="0.006512613955" calcext:value-type="float">
            <text:p>0.006512613955</text:p>
          </table:table-cell>
          <table:table-cell table:formula="of:=ABS([.C281])" office:value-type="float" office:value="0.014281876885" calcext:value-type="float">
            <text:p>0.01428187688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346790777816" calcext:value-type="float">
            <text:p>-0.346790777816</text:p>
          </table:table-cell>
          <table:table-cell office:value-type="float" office:value="-0.136269347929" calcext:value-type="float">
            <text:p>-0.136269347929</text:p>
          </table:table-cell>
          <table:table-cell table:number-columns-repeated="11"/>
          <table:table-cell table:formula="of:=ABS([.B282])" office:value-type="float" office:value="0.346790777816" calcext:value-type="float">
            <text:p>0.346790777816</text:p>
          </table:table-cell>
          <table:table-cell table:formula="of:=ABS([.C282])" office:value-type="float" office:value="0.136269347929" calcext:value-type="float">
            <text:p>0.13626934792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037590431014" calcext:value-type="float">
            <text:p>-0.037590431014</text:p>
          </table:table-cell>
          <table:table-cell office:value-type="float" office:value="0.023708490836" calcext:value-type="float">
            <text:p>0.023708490836</text:p>
          </table:table-cell>
          <table:table-cell table:number-columns-repeated="11"/>
          <table:table-cell table:formula="of:=ABS([.B283])" office:value-type="float" office:value="0.037590431014" calcext:value-type="float">
            <text:p>0.037590431014</text:p>
          </table:table-cell>
          <table:table-cell table:formula="of:=ABS([.C283])" office:value-type="float" office:value="0.023708490836" calcext:value-type="float">
            <text:p>0.02370849083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404078262" calcext:value-type="float">
            <text:p>0.2404078262</text:p>
          </table:table-cell>
          <table:table-cell office:value-type="float" office:value="-0.055497161372" calcext:value-type="float">
            <text:p>-0.055497161372</text:p>
          </table:table-cell>
          <table:table-cell table:number-columns-repeated="11"/>
          <table:table-cell table:formula="of:=ABS([.B284])" office:value-type="float" office:value="0.2404078262" calcext:value-type="float">
            <text:p>0.2404078262</text:p>
          </table:table-cell>
          <table:table-cell table:formula="of:=ABS([.C284])" office:value-type="float" office:value="0.055497161372" calcext:value-type="float">
            <text:p>0.05549716137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17520118088" calcext:value-type="float">
            <text:p>-0.17520118088</text:p>
          </table:table-cell>
          <table:table-cell office:value-type="float" office:value="0.148423362127" calcext:value-type="float">
            <text:p>0.148423362127</text:p>
          </table:table-cell>
          <table:table-cell table:number-columns-repeated="11"/>
          <table:table-cell table:formula="of:=ABS([.B285])" office:value-type="float" office:value="0.17520118088" calcext:value-type="float">
            <text:p>0.17520118088</text:p>
          </table:table-cell>
          <table:table-cell table:formula="of:=ABS([.C285])" office:value-type="float" office:value="0.148423362127" calcext:value-type="float">
            <text:p>0.1484233621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03422417225" calcext:value-type="float">
            <text:p>-0.03422417225</text:p>
          </table:table-cell>
          <table:table-cell office:value-type="float" office:value="0.059594615709" calcext:value-type="float">
            <text:p>0.059594615709</text:p>
          </table:table-cell>
          <table:table-cell table:number-columns-repeated="11"/>
          <table:table-cell table:formula="of:=ABS([.B286])" office:value-type="float" office:value="0.03422417225" calcext:value-type="float">
            <text:p>0.03422417225</text:p>
          </table:table-cell>
          <table:table-cell table:formula="of:=ABS([.C286])" office:value-type="float" office:value="0.059594615709" calcext:value-type="float">
            <text:p>0.05959461570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018934268811" calcext:value-type="float">
            <text:p>-0.018934268811</text:p>
          </table:table-cell>
          <table:table-cell office:value-type="float" office:value="0.001526869394" calcext:value-type="float">
            <text:p>0.001526869394</text:p>
          </table:table-cell>
          <table:table-cell table:number-columns-repeated="11"/>
          <table:table-cell table:formula="of:=ABS([.B287])" office:value-type="float" office:value="0.018934268811" calcext:value-type="float">
            <text:p>0.018934268811</text:p>
          </table:table-cell>
          <table:table-cell table:formula="of:=ABS([.C287])" office:value-type="float" office:value="0.001526869394" calcext:value-type="float">
            <text:p>0.00152686939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7376203903" calcext:value-type="float">
            <text:p>0.07376203903</text:p>
          </table:table-cell>
          <table:table-cell office:value-type="float" office:value="-0.039313428107" calcext:value-type="float">
            <text:p>-0.039313428107</text:p>
          </table:table-cell>
          <table:table-cell table:number-columns-repeated="11"/>
          <table:table-cell table:formula="of:=ABS([.B288])" office:value-type="float" office:value="0.07376203903" calcext:value-type="float">
            <text:p>0.07376203903</text:p>
          </table:table-cell>
          <table:table-cell table:formula="of:=ABS([.C288])" office:value-type="float" office:value="0.039313428107" calcext:value-type="float">
            <text:p>0.0393134281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48749379689" calcext:value-type="float">
            <text:p>0.048749379689</text:p>
          </table:table-cell>
          <table:table-cell office:value-type="float" office:value="-0.004722724678" calcext:value-type="float">
            <text:p>-0.004722724678</text:p>
          </table:table-cell>
          <table:table-cell table:number-columns-repeated="11"/>
          <table:table-cell table:formula="of:=ABS([.B289])" office:value-type="float" office:value="0.048749379689" calcext:value-type="float">
            <text:p>0.048749379689</text:p>
          </table:table-cell>
          <table:table-cell table:formula="of:=ABS([.C289])" office:value-type="float" office:value="0.004722724678" calcext:value-type="float">
            <text:p>0.00472272467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729584563961" calcext:value-type="float">
            <text:p>0.729584563961</text:p>
          </table:table-cell>
          <table:table-cell office:value-type="float" office:value="0.150326249797" calcext:value-type="float">
            <text:p>0.150326249797</text:p>
          </table:table-cell>
          <table:table-cell table:number-columns-repeated="11"/>
          <table:table-cell table:formula="of:=ABS([.B290])" office:value-type="float" office:value="0.729584563961" calcext:value-type="float">
            <text:p>0.729584563961</text:p>
          </table:table-cell>
          <table:table-cell table:formula="of:=ABS([.C290])" office:value-type="float" office:value="0.150326249797" calcext:value-type="float">
            <text:p>0.15032624979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22302373859" calcext:value-type="float">
            <text:p>0.022302373859</text:p>
          </table:table-cell>
          <table:table-cell office:value-type="float" office:value="0.028669763868" calcext:value-type="float">
            <text:p>0.028669763868</text:p>
          </table:table-cell>
          <table:table-cell table:number-columns-repeated="11"/>
          <table:table-cell table:formula="of:=ABS([.B291])" office:value-type="float" office:value="0.022302373859" calcext:value-type="float">
            <text:p>0.022302373859</text:p>
          </table:table-cell>
          <table:table-cell table:formula="of:=ABS([.C291])" office:value-type="float" office:value="0.028669763868" calcext:value-type="float">
            <text:p>0.0286697638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05052951449" calcext:value-type="float">
            <text:p>-0.005052951449</text:p>
          </table:table-cell>
          <table:table-cell office:value-type="float" office:value="0.000439186207" calcext:value-type="float">
            <text:p>0.000439186207</text:p>
          </table:table-cell>
          <table:table-cell table:number-columns-repeated="11"/>
          <table:table-cell table:formula="of:=ABS([.B292])" office:value-type="float" office:value="0.005052951449" calcext:value-type="float">
            <text:p>0.005052951449</text:p>
          </table:table-cell>
          <table:table-cell table:formula="of:=ABS([.C292])" office:value-type="float" office:value="0.000439186207" calcext:value-type="float">
            <text:p>0.0004391862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59597100685" calcext:value-type="float">
            <text:p>0.059597100685</text:p>
          </table:table-cell>
          <table:table-cell office:value-type="float" office:value="0.015634354454" calcext:value-type="float">
            <text:p>0.015634354454</text:p>
          </table:table-cell>
          <table:table-cell table:number-columns-repeated="11"/>
          <table:table-cell table:formula="of:=ABS([.B293])" office:value-type="float" office:value="0.059597100685" calcext:value-type="float">
            <text:p>0.059597100685</text:p>
          </table:table-cell>
          <table:table-cell table:formula="of:=ABS([.C293])" office:value-type="float" office:value="0.015634354454" calcext:value-type="float">
            <text:p>0.01563435445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91545251187" calcext:value-type="float">
            <text:p>0.091545251187</text:p>
          </table:table-cell>
          <table:table-cell office:value-type="float" office:value="-0.023146569805" calcext:value-type="float">
            <text:p>-0.023146569805</text:p>
          </table:table-cell>
          <table:table-cell table:number-columns-repeated="11"/>
          <table:table-cell table:formula="of:=ABS([.B294])" office:value-type="float" office:value="0.091545251187" calcext:value-type="float">
            <text:p>0.091545251187</text:p>
          </table:table-cell>
          <table:table-cell table:formula="of:=ABS([.C294])" office:value-type="float" office:value="0.023146569805" calcext:value-type="float">
            <text:p>0.0231465698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0.009646225052" calcext:value-type="float">
            <text:p>-0.009646225052</text:p>
          </table:table-cell>
          <table:table-cell office:value-type="float" office:value="0.010992259342" calcext:value-type="float">
            <text:p>0.010992259342</text:p>
          </table:table-cell>
          <table:table-cell table:number-columns-repeated="11"/>
          <table:table-cell table:formula="of:=ABS([.B295])" office:value-type="float" office:value="0.009646225052" calcext:value-type="float">
            <text:p>0.009646225052</text:p>
          </table:table-cell>
          <table:table-cell table:formula="of:=ABS([.C295])" office:value-type="float" office:value="0.010992259342" calcext:value-type="float">
            <text:p>0.0109922593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04945504741" calcext:value-type="float">
            <text:p>-0.04945504741</text:p>
          </table:table-cell>
          <table:table-cell office:value-type="float" office:value="-0.012852059109" calcext:value-type="float">
            <text:p>-0.012852059109</text:p>
          </table:table-cell>
          <table:table-cell table:number-columns-repeated="11"/>
          <table:table-cell table:formula="of:=ABS([.B296])" office:value-type="float" office:value="0.04945504741" calcext:value-type="float">
            <text:p>0.04945504741</text:p>
          </table:table-cell>
          <table:table-cell table:formula="of:=ABS([.C296])" office:value-type="float" office:value="0.012852059109" calcext:value-type="float">
            <text:p>0.01285205910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61601911113" calcext:value-type="float">
            <text:p>0.061601911113</text:p>
          </table:table-cell>
          <table:table-cell office:value-type="float" office:value="0.05382579016" calcext:value-type="float">
            <text:p>0.05382579016</text:p>
          </table:table-cell>
          <table:table-cell table:number-columns-repeated="11"/>
          <table:table-cell table:formula="of:=ABS([.B297])" office:value-type="float" office:value="0.061601911113" calcext:value-type="float">
            <text:p>0.061601911113</text:p>
          </table:table-cell>
          <table:table-cell table:formula="of:=ABS([.C297])" office:value-type="float" office:value="0.05382579016" calcext:value-type="float">
            <text:p>0.053825790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231257753844" calcext:value-type="float">
            <text:p>0.231257753844</text:p>
          </table:table-cell>
          <table:table-cell office:value-type="float" office:value="0.038265611667" calcext:value-type="float">
            <text:p>0.038265611667</text:p>
          </table:table-cell>
          <table:table-cell table:number-columns-repeated="11"/>
          <table:table-cell table:formula="of:=ABS([.B298])" office:value-type="float" office:value="0.231257753844" calcext:value-type="float">
            <text:p>0.231257753844</text:p>
          </table:table-cell>
          <table:table-cell table:formula="of:=ABS([.C298])" office:value-type="float" office:value="0.038265611667" calcext:value-type="float">
            <text:p>0.03826561166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36776547338" calcext:value-type="float">
            <text:p>0.036776547338</text:p>
          </table:table-cell>
          <table:table-cell office:value-type="float" office:value="0.006481117091" calcext:value-type="float">
            <text:p>0.006481117091</text:p>
          </table:table-cell>
          <table:table-cell table:number-columns-repeated="11"/>
          <table:table-cell table:formula="of:=ABS([.B299])" office:value-type="float" office:value="0.036776547338" calcext:value-type="float">
            <text:p>0.036776547338</text:p>
          </table:table-cell>
          <table:table-cell table:formula="of:=ABS([.C299])" office:value-type="float" office:value="0.006481117091" calcext:value-type="float">
            <text:p>0.00648111709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26304610909" calcext:value-type="float">
            <text:p>0.026304610909</text:p>
          </table:table-cell>
          <table:table-cell office:value-type="float" office:value="-0.010015339995" calcext:value-type="float">
            <text:p>-0.010015339995</text:p>
          </table:table-cell>
          <table:table-cell table:number-columns-repeated="11"/>
          <table:table-cell table:formula="of:=ABS([.B300])" office:value-type="float" office:value="0.026304610909" calcext:value-type="float">
            <text:p>0.026304610909</text:p>
          </table:table-cell>
          <table:table-cell table:formula="of:=ABS([.C300])" office:value-type="float" office:value="0.010015339995" calcext:value-type="float">
            <text:p>0.0100153399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553547361" calcext:value-type="float">
            <text:p>0.0553547361</text:p>
          </table:table-cell>
          <table:table-cell office:value-type="float" office:value="0.046158137175" calcext:value-type="float">
            <text:p>0.046158137175</text:p>
          </table:table-cell>
          <table:table-cell table:number-columns-repeated="11"/>
          <table:table-cell table:formula="of:=ABS([.B301])" office:value-type="float" office:value="0.0553547361" calcext:value-type="float">
            <text:p>0.0553547361</text:p>
          </table:table-cell>
          <table:table-cell table:formula="of:=ABS([.C301])" office:value-type="float" office:value="0.046158137175" calcext:value-type="float">
            <text:p>0.04615813717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019199389753" calcext:value-type="float">
            <text:p>-0.019199389753</text:p>
          </table:table-cell>
          <table:table-cell office:value-type="float" office:value="0.009220661841" calcext:value-type="float">
            <text:p>0.009220661841</text:p>
          </table:table-cell>
          <table:table-cell table:number-columns-repeated="11"/>
          <table:table-cell table:formula="of:=ABS([.B302])" office:value-type="float" office:value="0.019199389753" calcext:value-type="float">
            <text:p>0.019199389753</text:p>
          </table:table-cell>
          <table:table-cell table:formula="of:=ABS([.C302])" office:value-type="float" office:value="0.009220661841" calcext:value-type="float">
            <text:p>0.00922066184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031717519277" calcext:value-type="float">
            <text:p>-0.031717519277</text:p>
          </table:table-cell>
          <table:table-cell office:value-type="float" office:value="-0.004287554203" calcext:value-type="float">
            <text:p>-0.004287554203</text:p>
          </table:table-cell>
          <table:table-cell table:number-columns-repeated="11"/>
          <table:table-cell table:formula="of:=ABS([.B303])" office:value-type="float" office:value="0.031717519277" calcext:value-type="float">
            <text:p>0.031717519277</text:p>
          </table:table-cell>
          <table:table-cell table:formula="of:=ABS([.C303])" office:value-type="float" office:value="0.004287554203" calcext:value-type="float">
            <text:p>0.0042875542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99416491301" calcext:value-type="float">
            <text:p>0.099416491301</text:p>
          </table:table-cell>
          <table:table-cell office:value-type="float" office:value="0.032532633389" calcext:value-type="float">
            <text:p>0.032532633389</text:p>
          </table:table-cell>
          <table:table-cell table:number-columns-repeated="11"/>
          <table:table-cell table:formula="of:=ABS([.B304])" office:value-type="float" office:value="0.099416491301" calcext:value-type="float">
            <text:p>0.099416491301</text:p>
          </table:table-cell>
          <table:table-cell table:formula="of:=ABS([.C304])" office:value-type="float" office:value="0.032532633389" calcext:value-type="float">
            <text:p>0.03253263338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024822020336" calcext:value-type="float">
            <text:p>-0.024822020336</text:p>
          </table:table-cell>
          <table:table-cell office:value-type="float" office:value="-0.032577854145" calcext:value-type="float">
            <text:p>-0.032577854145</text:p>
          </table:table-cell>
          <table:table-cell table:number-columns-repeated="11"/>
          <table:table-cell table:formula="of:=ABS([.B305])" office:value-type="float" office:value="0.024822020336" calcext:value-type="float">
            <text:p>0.024822020336</text:p>
          </table:table-cell>
          <table:table-cell table:formula="of:=ABS([.C305])" office:value-type="float" office:value="0.032577854145" calcext:value-type="float">
            <text:p>0.03257785414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63184616666" calcext:value-type="float">
            <text:p>0.063184616666</text:p>
          </table:table-cell>
          <table:table-cell office:value-type="float" office:value="0.074918632993" calcext:value-type="float">
            <text:p>0.074918632993</text:p>
          </table:table-cell>
          <table:table-cell table:number-columns-repeated="11"/>
          <table:table-cell table:formula="of:=ABS([.B306])" office:value-type="float" office:value="0.063184616666" calcext:value-type="float">
            <text:p>0.063184616666</text:p>
          </table:table-cell>
          <table:table-cell table:formula="of:=ABS([.C306])" office:value-type="float" office:value="0.074918632993" calcext:value-type="float">
            <text:p>0.07491863299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5898596397" calcext:value-type="float">
            <text:p>0.005898596397</text:p>
          </table:table-cell>
          <table:table-cell office:value-type="float" office:value="0.017709615401" calcext:value-type="float">
            <text:p>0.017709615401</text:p>
          </table:table-cell>
          <table:table-cell table:number-columns-repeated="11"/>
          <table:table-cell table:formula="of:=ABS([.B307])" office:value-type="float" office:value="0.005898596397" calcext:value-type="float">
            <text:p>0.005898596397</text:p>
          </table:table-cell>
          <table:table-cell table:formula="of:=ABS([.C307])" office:value-type="float" office:value="0.017709615401" calcext:value-type="float">
            <text:p>0.0177096154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103569828014" calcext:value-type="float">
            <text:p>-0.103569828014</text:p>
          </table:table-cell>
          <table:table-cell office:value-type="float" office:value="-0.022468884012" calcext:value-type="float">
            <text:p>-0.022468884012</text:p>
          </table:table-cell>
          <table:table-cell table:number-columns-repeated="11"/>
          <table:table-cell table:formula="of:=ABS([.B308])" office:value-type="float" office:value="0.103569828014" calcext:value-type="float">
            <text:p>0.103569828014</text:p>
          </table:table-cell>
          <table:table-cell table:formula="of:=ABS([.C308])" office:value-type="float" office:value="0.022468884012" calcext:value-type="float">
            <text:p>0.02246888401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007305826091" calcext:value-type="float">
            <text:p>-0.007305826091</text:p>
          </table:table-cell>
          <table:table-cell office:value-type="float" office:value="0.004550157641" calcext:value-type="float">
            <text:p>0.004550157641</text:p>
          </table:table-cell>
          <table:table-cell table:number-columns-repeated="11"/>
          <table:table-cell table:formula="of:=ABS([.B309])" office:value-type="float" office:value="0.007305826091" calcext:value-type="float">
            <text:p>0.007305826091</text:p>
          </table:table-cell>
          <table:table-cell table:formula="of:=ABS([.C309])" office:value-type="float" office:value="0.004550157641" calcext:value-type="float">
            <text:p>0.0045501576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034930777981" calcext:value-type="float">
            <text:p>-0.034930777981</text:p>
          </table:table-cell>
          <table:table-cell office:value-type="float" office:value="0.026801073844" calcext:value-type="float">
            <text:p>0.026801073844</text:p>
          </table:table-cell>
          <table:table-cell table:number-columns-repeated="11"/>
          <table:table-cell table:formula="of:=ABS([.B310])" office:value-type="float" office:value="0.034930777981" calcext:value-type="float">
            <text:p>0.034930777981</text:p>
          </table:table-cell>
          <table:table-cell table:formula="of:=ABS([.C310])" office:value-type="float" office:value="0.026801073844" calcext:value-type="float">
            <text:p>0.0268010738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094537883653" calcext:value-type="float">
            <text:p>-0.094537883653</text:p>
          </table:table-cell>
          <table:table-cell office:value-type="float" office:value="0.029813565332" calcext:value-type="float">
            <text:p>0.029813565332</text:p>
          </table:table-cell>
          <table:table-cell table:number-columns-repeated="11"/>
          <table:table-cell table:formula="of:=ABS([.B311])" office:value-type="float" office:value="0.094537883653" calcext:value-type="float">
            <text:p>0.094537883653</text:p>
          </table:table-cell>
          <table:table-cell table:formula="of:=ABS([.C311])" office:value-type="float" office:value="0.029813565332" calcext:value-type="float">
            <text:p>0.0298135653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15320894018" calcext:value-type="float">
            <text:p>0.115320894018</text:p>
          </table:table-cell>
          <table:table-cell office:value-type="float" office:value="0.024004938092" calcext:value-type="float">
            <text:p>0.024004938092</text:p>
          </table:table-cell>
          <table:table-cell table:number-columns-repeated="11"/>
          <table:table-cell table:formula="of:=ABS([.B312])" office:value-type="float" office:value="0.115320894018" calcext:value-type="float">
            <text:p>0.115320894018</text:p>
          </table:table-cell>
          <table:table-cell table:formula="of:=ABS([.C312])" office:value-type="float" office:value="0.024004938092" calcext:value-type="float">
            <text:p>0.02400493809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3923596316" calcext:value-type="float">
            <text:p>0.003923596316</text:p>
          </table:table-cell>
          <table:table-cell office:value-type="float" office:value="0.078679228011" calcext:value-type="float">
            <text:p>0.078679228011</text:p>
          </table:table-cell>
          <table:table-cell table:number-columns-repeated="11"/>
          <table:table-cell table:formula="of:=ABS([.B313])" office:value-type="float" office:value="0.003923596316" calcext:value-type="float">
            <text:p>0.003923596316</text:p>
          </table:table-cell>
          <table:table-cell table:formula="of:=ABS([.C313])" office:value-type="float" office:value="0.078679228011" calcext:value-type="float">
            <text:p>0.0786792280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47513471953" calcext:value-type="float">
            <text:p>0.047513471953</text:p>
          </table:table-cell>
          <table:table-cell office:value-type="float" office:value="0.074852985466" calcext:value-type="float">
            <text:p>0.074852985466</text:p>
          </table:table-cell>
          <table:table-cell table:number-columns-repeated="11"/>
          <table:table-cell table:formula="of:=ABS([.B314])" office:value-type="float" office:value="0.047513471953" calcext:value-type="float">
            <text:p>0.047513471953</text:p>
          </table:table-cell>
          <table:table-cell table:formula="of:=ABS([.C314])" office:value-type="float" office:value="0.074852985466" calcext:value-type="float">
            <text:p>0.0748529854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011859202802" calcext:value-type="float">
            <text:p>-0.011859202802</text:p>
          </table:table-cell>
          <table:table-cell office:value-type="float" office:value="0.005321270224" calcext:value-type="float">
            <text:p>0.005321270224</text:p>
          </table:table-cell>
          <table:table-cell table:number-columns-repeated="11"/>
          <table:table-cell table:formula="of:=ABS([.B315])" office:value-type="float" office:value="0.011859202802" calcext:value-type="float">
            <text:p>0.011859202802</text:p>
          </table:table-cell>
          <table:table-cell table:formula="of:=ABS([.C315])" office:value-type="float" office:value="0.005321270224" calcext:value-type="float">
            <text:p>0.0053212702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94488776736" calcext:value-type="float">
            <text:p>0.094488776736</text:p>
          </table:table-cell>
          <table:table-cell office:value-type="float" office:value="0.034491060987" calcext:value-type="float">
            <text:p>0.034491060987</text:p>
          </table:table-cell>
          <table:table-cell table:number-columns-repeated="11"/>
          <table:table-cell table:formula="of:=ABS([.B316])" office:value-type="float" office:value="0.094488776736" calcext:value-type="float">
            <text:p>0.094488776736</text:p>
          </table:table-cell>
          <table:table-cell table:formula="of:=ABS([.C316])" office:value-type="float" office:value="0.034491060987" calcext:value-type="float">
            <text:p>0.0344910609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226223444198" calcext:value-type="float">
            <text:p>0.226223444198</text:p>
          </table:table-cell>
          <table:table-cell office:value-type="float" office:value="0.021178733379" calcext:value-type="float">
            <text:p>0.021178733379</text:p>
          </table:table-cell>
          <table:table-cell table:number-columns-repeated="11"/>
          <table:table-cell table:formula="of:=ABS([.B317])" office:value-type="float" office:value="0.226223444198" calcext:value-type="float">
            <text:p>0.226223444198</text:p>
          </table:table-cell>
          <table:table-cell table:formula="of:=ABS([.C317])" office:value-type="float" office:value="0.021178733379" calcext:value-type="float">
            <text:p>0.02117873337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033780724693" calcext:value-type="float">
            <text:p>-0.033780724693</text:p>
          </table:table-cell>
          <table:table-cell office:value-type="float" office:value="0.06761674695" calcext:value-type="float">
            <text:p>0.06761674695</text:p>
          </table:table-cell>
          <table:table-cell table:number-columns-repeated="11"/>
          <table:table-cell table:formula="of:=ABS([.B318])" office:value-type="float" office:value="0.033780724693" calcext:value-type="float">
            <text:p>0.033780724693</text:p>
          </table:table-cell>
          <table:table-cell table:formula="of:=ABS([.C318])" office:value-type="float" office:value="0.06761674695" calcext:value-type="float">
            <text:p>0.0676167469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05376999676" calcext:value-type="float">
            <text:p>0.105376999676</text:p>
          </table:table-cell>
          <table:table-cell office:value-type="float" office:value="0.014588568578" calcext:value-type="float">
            <text:p>0.014588568578</text:p>
          </table:table-cell>
          <table:table-cell table:number-columns-repeated="11"/>
          <table:table-cell table:formula="of:=ABS([.B319])" office:value-type="float" office:value="0.105376999676" calcext:value-type="float">
            <text:p>0.105376999676</text:p>
          </table:table-cell>
          <table:table-cell table:formula="of:=ABS([.C319])" office:value-type="float" office:value="0.014588568578" calcext:value-type="float">
            <text:p>0.01458856857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29223165583" calcext:value-type="float">
            <text:p>0.029223165583</text:p>
          </table:table-cell>
          <table:table-cell office:value-type="float" office:value="0.014894827258" calcext:value-type="float">
            <text:p>0.014894827258</text:p>
          </table:table-cell>
          <table:table-cell table:number-columns-repeated="11"/>
          <table:table-cell table:formula="of:=ABS([.B320])" office:value-type="float" office:value="0.029223165583" calcext:value-type="float">
            <text:p>0.029223165583</text:p>
          </table:table-cell>
          <table:table-cell table:formula="of:=ABS([.C320])" office:value-type="float" office:value="0.014894827258" calcext:value-type="float">
            <text:p>0.0148948272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5965274265" calcext:value-type="float">
            <text:p>0.025965274265</text:p>
          </table:table-cell>
          <table:table-cell office:value-type="float" office:value="0.076795675885" calcext:value-type="float">
            <text:p>0.076795675885</text:p>
          </table:table-cell>
          <table:table-cell table:number-columns-repeated="11"/>
          <table:table-cell table:formula="of:=ABS([.B321])" office:value-type="float" office:value="0.025965274265" calcext:value-type="float">
            <text:p>0.025965274265</text:p>
          </table:table-cell>
          <table:table-cell table:formula="of:=ABS([.C321])" office:value-type="float" office:value="0.076795675885" calcext:value-type="float">
            <text:p>0.07679567588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104475546732" calcext:value-type="float">
            <text:p>-0.104475546732</text:p>
          </table:table-cell>
          <table:table-cell office:value-type="float" office:value="-0.00250782231" calcext:value-type="float">
            <text:p>-0.00250782231</text:p>
          </table:table-cell>
          <table:table-cell table:number-columns-repeated="11"/>
          <table:table-cell table:formula="of:=ABS([.B322])" office:value-type="float" office:value="0.104475546732" calcext:value-type="float">
            <text:p>0.104475546732</text:p>
          </table:table-cell>
          <table:table-cell table:formula="of:=ABS([.C322])" office:value-type="float" office:value="0.00250782231" calcext:value-type="float">
            <text:p>0.002507822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295159876805" calcext:value-type="float">
            <text:p>-0.295159876805</text:p>
          </table:table-cell>
          <table:table-cell office:value-type="float" office:value="-0.087334909732" calcext:value-type="float">
            <text:p>-0.087334909732</text:p>
          </table:table-cell>
          <table:table-cell table:number-columns-repeated="11"/>
          <table:table-cell table:formula="of:=ABS([.B323])" office:value-type="float" office:value="0.295159876805" calcext:value-type="float">
            <text:p>0.295159876805</text:p>
          </table:table-cell>
          <table:table-cell table:formula="of:=ABS([.C323])" office:value-type="float" office:value="0.087334909732" calcext:value-type="float">
            <text:p>0.08733490973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139838632085" calcext:value-type="float">
            <text:p>-0.139838632085</text:p>
          </table:table-cell>
          <table:table-cell office:value-type="float" office:value="-0.128013847462" calcext:value-type="float">
            <text:p>-0.128013847462</text:p>
          </table:table-cell>
          <table:table-cell table:number-columns-repeated="11"/>
          <table:table-cell table:formula="of:=ABS([.B324])" office:value-type="float" office:value="0.139838632085" calcext:value-type="float">
            <text:p>0.139838632085</text:p>
          </table:table-cell>
          <table:table-cell table:formula="of:=ABS([.C324])" office:value-type="float" office:value="0.128013847462" calcext:value-type="float">
            <text:p>0.12801384746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021633938599" calcext:value-type="float">
            <text:p>-0.021633938599</text:p>
          </table:table-cell>
          <table:table-cell office:value-type="float" office:value="0.002720462511" calcext:value-type="float">
            <text:p>0.002720462511</text:p>
          </table:table-cell>
          <table:table-cell table:number-columns-repeated="11"/>
          <table:table-cell table:formula="of:=ABS([.B325])" office:value-type="float" office:value="0.021633938599" calcext:value-type="float">
            <text:p>0.021633938599</text:p>
          </table:table-cell>
          <table:table-cell table:formula="of:=ABS([.C325])" office:value-type="float" office:value="0.002720462511" calcext:value-type="float">
            <text:p>0.0027204625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23002710441" calcext:value-type="float">
            <text:p>-0.23002710441</text:p>
          </table:table-cell>
          <table:table-cell office:value-type="float" office:value="0.097090159424" calcext:value-type="float">
            <text:p>0.097090159424</text:p>
          </table:table-cell>
          <table:table-cell table:number-columns-repeated="11"/>
          <table:table-cell table:formula="of:=ABS([.B326])" office:value-type="float" office:value="0.23002710441" calcext:value-type="float">
            <text:p>0.23002710441</text:p>
          </table:table-cell>
          <table:table-cell table:formula="of:=ABS([.C326])" office:value-type="float" office:value="0.097090159424" calcext:value-type="float">
            <text:p>0.0970901594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0.177856105713" calcext:value-type="float">
            <text:p>-0.177856105713</text:p>
          </table:table-cell>
          <table:table-cell office:value-type="float" office:value="-0.085362663251" calcext:value-type="float">
            <text:p>-0.085362663251</text:p>
          </table:table-cell>
          <table:table-cell table:number-columns-repeated="11"/>
          <table:table-cell table:formula="of:=ABS([.B327])" office:value-type="float" office:value="0.177856105713" calcext:value-type="float">
            <text:p>0.177856105713</text:p>
          </table:table-cell>
          <table:table-cell table:formula="of:=ABS([.C327])" office:value-type="float" office:value="0.085362663251" calcext:value-type="float">
            <text:p>0.0853626632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09146023318" calcext:value-type="float">
            <text:p>0.109146023318</text:p>
          </table:table-cell>
          <table:table-cell office:value-type="float" office:value="0.01374816366" calcext:value-type="float">
            <text:p>0.01374816366</text:p>
          </table:table-cell>
          <table:table-cell table:number-columns-repeated="11"/>
          <table:table-cell table:formula="of:=ABS([.B328])" office:value-type="float" office:value="0.109146023318" calcext:value-type="float">
            <text:p>0.109146023318</text:p>
          </table:table-cell>
          <table:table-cell table:formula="of:=ABS([.C328])" office:value-type="float" office:value="0.01374816366" calcext:value-type="float">
            <text:p>0.0137481636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346615962035" calcext:value-type="float">
            <text:p>-0.346615962035</text:p>
          </table:table-cell>
          <table:table-cell office:value-type="float" office:value="-0.156036824142" calcext:value-type="float">
            <text:p>-0.156036824142</text:p>
          </table:table-cell>
          <table:table-cell table:number-columns-repeated="11"/>
          <table:table-cell table:formula="of:=ABS([.B329])" office:value-type="float" office:value="0.346615962035" calcext:value-type="float">
            <text:p>0.346615962035</text:p>
          </table:table-cell>
          <table:table-cell table:formula="of:=ABS([.C329])" office:value-type="float" office:value="0.156036824142" calcext:value-type="float">
            <text:p>0.15603682414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029616122914" calcext:value-type="float">
            <text:p>-0.029616122914</text:p>
          </table:table-cell>
          <table:table-cell office:value-type="float" office:value="0.047766537239" calcext:value-type="float">
            <text:p>0.047766537239</text:p>
          </table:table-cell>
          <table:table-cell table:number-columns-repeated="11"/>
          <table:table-cell table:formula="of:=ABS([.B330])" office:value-type="float" office:value="0.029616122914" calcext:value-type="float">
            <text:p>0.029616122914</text:p>
          </table:table-cell>
          <table:table-cell table:formula="of:=ABS([.C330])" office:value-type="float" office:value="0.047766537239" calcext:value-type="float">
            <text:p>0.0477665372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37277339818" calcext:value-type="float">
            <text:p>0.037277339818</text:p>
          </table:table-cell>
          <table:table-cell office:value-type="float" office:value="0.005907015745" calcext:value-type="float">
            <text:p>0.005907015745</text:p>
          </table:table-cell>
          <table:table-cell table:number-columns-repeated="11"/>
          <table:table-cell table:formula="of:=ABS([.B331])" office:value-type="float" office:value="0.037277339818" calcext:value-type="float">
            <text:p>0.037277339818</text:p>
          </table:table-cell>
          <table:table-cell table:formula="of:=ABS([.C331])" office:value-type="float" office:value="0.005907015745" calcext:value-type="float">
            <text:p>0.0059070157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80624279989" calcext:value-type="float">
            <text:p>0.080624279989</text:p>
          </table:table-cell>
          <table:table-cell office:value-type="float" office:value="-0.02082005664" calcext:value-type="float">
            <text:p>-0.02082005664</text:p>
          </table:table-cell>
          <table:table-cell table:number-columns-repeated="11"/>
          <table:table-cell table:formula="of:=ABS([.B332])" office:value-type="float" office:value="0.080624279989" calcext:value-type="float">
            <text:p>0.080624279989</text:p>
          </table:table-cell>
          <table:table-cell table:formula="of:=ABS([.C332])" office:value-type="float" office:value="0.02082005664" calcext:value-type="float">
            <text:p>0.0208200566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0.050152675222" calcext:value-type="float">
            <text:p>-0.050152675222</text:p>
          </table:table-cell>
          <table:table-cell office:value-type="float" office:value="0.044485562311" calcext:value-type="float">
            <text:p>0.044485562311</text:p>
          </table:table-cell>
          <table:table-cell table:number-columns-repeated="11"/>
          <table:table-cell table:formula="of:=ABS([.B333])" office:value-type="float" office:value="0.050152675222" calcext:value-type="float">
            <text:p>0.050152675222</text:p>
          </table:table-cell>
          <table:table-cell table:formula="of:=ABS([.C333])" office:value-type="float" office:value="0.044485562311" calcext:value-type="float">
            <text:p>0.0444855623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101995899754" calcext:value-type="float">
            <text:p>-0.101995899754</text:p>
          </table:table-cell>
          <table:table-cell office:value-type="float" office:value="0.035856334285" calcext:value-type="float">
            <text:p>0.035856334285</text:p>
          </table:table-cell>
          <table:table-cell table:number-columns-repeated="11"/>
          <table:table-cell table:formula="of:=ABS([.B334])" office:value-type="float" office:value="0.101995899754" calcext:value-type="float">
            <text:p>0.101995899754</text:p>
          </table:table-cell>
          <table:table-cell table:formula="of:=ABS([.C334])" office:value-type="float" office:value="0.035856334285" calcext:value-type="float">
            <text:p>0.0358563342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014690631005" calcext:value-type="float">
            <text:p>-0.014690631005</text:p>
          </table:table-cell>
          <table:table-cell office:value-type="float" office:value="-0.086981189443" calcext:value-type="float">
            <text:p>-0.086981189443</text:p>
          </table:table-cell>
          <table:table-cell table:number-columns-repeated="11"/>
          <table:table-cell table:formula="of:=ABS([.B335])" office:value-type="float" office:value="0.014690631005" calcext:value-type="float">
            <text:p>0.014690631005</text:p>
          </table:table-cell>
          <table:table-cell table:formula="of:=ABS([.C335])" office:value-type="float" office:value="0.086981189443" calcext:value-type="float">
            <text:p>0.08698118944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034405013932" calcext:value-type="float">
            <text:p>-0.034405013932</text:p>
          </table:table-cell>
          <table:table-cell office:value-type="float" office:value="-0.009623389918" calcext:value-type="float">
            <text:p>-0.009623389918</text:p>
          </table:table-cell>
          <table:table-cell table:number-columns-repeated="11"/>
          <table:table-cell table:formula="of:=ABS([.B336])" office:value-type="float" office:value="0.034405013932" calcext:value-type="float">
            <text:p>0.034405013932</text:p>
          </table:table-cell>
          <table:table-cell table:formula="of:=ABS([.C336])" office:value-type="float" office:value="0.009623389918" calcext:value-type="float">
            <text:p>0.0096233899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0.027830904167" calcext:value-type="float">
            <text:p>-0.027830904167</text:p>
          </table:table-cell>
          <table:table-cell office:value-type="float" office:value="-0.01514929354" calcext:value-type="float">
            <text:p>-0.01514929354</text:p>
          </table:table-cell>
          <table:table-cell table:number-columns-repeated="11"/>
          <table:table-cell table:formula="of:=ABS([.B337])" office:value-type="float" office:value="0.027830904167" calcext:value-type="float">
            <text:p>0.027830904167</text:p>
          </table:table-cell>
          <table:table-cell table:formula="of:=ABS([.C337])" office:value-type="float" office:value="0.01514929354" calcext:value-type="float">
            <text:p>0.015149293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29202126914" calcext:value-type="float">
            <text:p>0.129202126914</text:p>
          </table:table-cell>
          <table:table-cell office:value-type="float" office:value="-0.001595859584" calcext:value-type="float">
            <text:p>-0.001595859584</text:p>
          </table:table-cell>
          <table:table-cell table:number-columns-repeated="11"/>
          <table:table-cell table:formula="of:=ABS([.B338])" office:value-type="float" office:value="0.129202126914" calcext:value-type="float">
            <text:p>0.129202126914</text:p>
          </table:table-cell>
          <table:table-cell table:formula="of:=ABS([.C338])" office:value-type="float" office:value="0.001595859584" calcext:value-type="float">
            <text:p>0.00159585958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9990672992" calcext:value-type="float">
            <text:p>0.009990672992</text:p>
          </table:table-cell>
          <table:table-cell office:value-type="float" office:value="0.029109285261" calcext:value-type="float">
            <text:p>0.029109285261</text:p>
          </table:table-cell>
          <table:table-cell table:number-columns-repeated="11"/>
          <table:table-cell table:formula="of:=ABS([.B339])" office:value-type="float" office:value="0.009990672992" calcext:value-type="float">
            <text:p>0.009990672992</text:p>
          </table:table-cell>
          <table:table-cell table:formula="of:=ABS([.C339])" office:value-type="float" office:value="0.029109285261" calcext:value-type="float">
            <text:p>0.02910928526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77486301759" calcext:value-type="float">
            <text:p>0.077486301759</text:p>
          </table:table-cell>
          <table:table-cell office:value-type="float" office:value="0.154349499661" calcext:value-type="float">
            <text:p>0.154349499661</text:p>
          </table:table-cell>
          <table:table-cell table:number-columns-repeated="11"/>
          <table:table-cell table:formula="of:=ABS([.B340])" office:value-type="float" office:value="0.077486301759" calcext:value-type="float">
            <text:p>0.077486301759</text:p>
          </table:table-cell>
          <table:table-cell table:formula="of:=ABS([.C340])" office:value-type="float" office:value="0.154349499661" calcext:value-type="float">
            <text:p>0.15434949966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15601127977" calcext:value-type="float">
            <text:p>0.015601127977</text:p>
          </table:table-cell>
          <table:table-cell office:value-type="float" office:value="0.024383449456" calcext:value-type="float">
            <text:p>0.024383449456</text:p>
          </table:table-cell>
          <table:table-cell table:number-columns-repeated="11"/>
          <table:table-cell table:formula="of:=ABS([.B341])" office:value-type="float" office:value="0.015601127977" calcext:value-type="float">
            <text:p>0.015601127977</text:p>
          </table:table-cell>
          <table:table-cell table:formula="of:=ABS([.C341])" office:value-type="float" office:value="0.024383449456" calcext:value-type="float">
            <text:p>0.0243834494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106932685992" calcext:value-type="float">
            <text:p>0.106932685992</text:p>
          </table:table-cell>
          <table:table-cell office:value-type="float" office:value="-0.040125399376" calcext:value-type="float">
            <text:p>-0.040125399376</text:p>
          </table:table-cell>
          <table:table-cell table:number-columns-repeated="11"/>
          <table:table-cell table:formula="of:=ABS([.B342])" office:value-type="float" office:value="0.106932685992" calcext:value-type="float">
            <text:p>0.106932685992</text:p>
          </table:table-cell>
          <table:table-cell table:formula="of:=ABS([.C342])" office:value-type="float" office:value="0.040125399376" calcext:value-type="float">
            <text:p>0.04012539937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83913579621" calcext:value-type="float">
            <text:p>0.083913579621</text:p>
          </table:table-cell>
          <table:table-cell office:value-type="float" office:value="-0.035853154098" calcext:value-type="float">
            <text:p>-0.035853154098</text:p>
          </table:table-cell>
          <table:table-cell table:number-columns-repeated="11"/>
          <table:table-cell table:formula="of:=ABS([.B343])" office:value-type="float" office:value="0.083913579621" calcext:value-type="float">
            <text:p>0.083913579621</text:p>
          </table:table-cell>
          <table:table-cell table:formula="of:=ABS([.C343])" office:value-type="float" office:value="0.035853154098" calcext:value-type="float">
            <text:p>0.03585315409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7423871761" calcext:value-type="float">
            <text:p>0.007423871761</text:p>
          </table:table-cell>
          <table:table-cell office:value-type="float" office:value="-0.019041238552" calcext:value-type="float">
            <text:p>-0.019041238552</text:p>
          </table:table-cell>
          <table:table-cell table:number-columns-repeated="11"/>
          <table:table-cell table:formula="of:=ABS([.B344])" office:value-type="float" office:value="0.007423871761" calcext:value-type="float">
            <text:p>0.007423871761</text:p>
          </table:table-cell>
          <table:table-cell table:formula="of:=ABS([.C344])" office:value-type="float" office:value="0.019041238552" calcext:value-type="float">
            <text:p>0.0190412385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0.037597379004" calcext:value-type="float">
            <text:p>-0.037597379004</text:p>
          </table:table-cell>
          <table:table-cell office:value-type="float" office:value="0.008282337167" calcext:value-type="float">
            <text:p>0.008282337167</text:p>
          </table:table-cell>
          <table:table-cell table:number-columns-repeated="11"/>
          <table:table-cell table:formula="of:=ABS([.B345])" office:value-type="float" office:value="0.037597379004" calcext:value-type="float">
            <text:p>0.037597379004</text:p>
          </table:table-cell>
          <table:table-cell table:formula="of:=ABS([.C345])" office:value-type="float" office:value="0.008282337167" calcext:value-type="float">
            <text:p>0.00828233716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260605154162" calcext:value-type="float">
            <text:p>-0.260605154162</text:p>
          </table:table-cell>
          <table:table-cell office:value-type="float" office:value="-0.096082536769" calcext:value-type="float">
            <text:p>-0.096082536769</text:p>
          </table:table-cell>
          <table:table-cell table:number-columns-repeated="11"/>
          <table:table-cell table:formula="of:=ABS([.B346])" office:value-type="float" office:value="0.260605154162" calcext:value-type="float">
            <text:p>0.260605154162</text:p>
          </table:table-cell>
          <table:table-cell table:formula="of:=ABS([.C346])" office:value-type="float" office:value="0.096082536769" calcext:value-type="float">
            <text:p>0.09608253676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57458654409" calcext:value-type="float">
            <text:p>0.057458654409</text:p>
          </table:table-cell>
          <table:table-cell office:value-type="float" office:value="-0.118317258756" calcext:value-type="float">
            <text:p>-0.118317258756</text:p>
          </table:table-cell>
          <table:table-cell table:number-columns-repeated="11"/>
          <table:table-cell table:formula="of:=ABS([.B347])" office:value-type="float" office:value="0.057458654409" calcext:value-type="float">
            <text:p>0.057458654409</text:p>
          </table:table-cell>
          <table:table-cell table:formula="of:=ABS([.C347])" office:value-type="float" office:value="0.118317258756" calcext:value-type="float">
            <text:p>0.1183172587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114183529302" calcext:value-type="float">
            <text:p>-0.114183529302</text:p>
          </table:table-cell>
          <table:table-cell office:value-type="float" office:value="0.00396504097" calcext:value-type="float">
            <text:p>0.00396504097</text:p>
          </table:table-cell>
          <table:table-cell table:number-columns-repeated="11"/>
          <table:table-cell table:formula="of:=ABS([.B348])" office:value-type="float" office:value="0.114183529302" calcext:value-type="float">
            <text:p>0.114183529302</text:p>
          </table:table-cell>
          <table:table-cell table:formula="of:=ABS([.C348])" office:value-type="float" office:value="0.00396504097" calcext:value-type="float">
            <text:p>0.0039650409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15977432377" calcext:value-type="float">
            <text:p>0.015977432377</text:p>
          </table:table-cell>
          <table:table-cell office:value-type="float" office:value="0.0942826253" calcext:value-type="float">
            <text:p>0.0942826253</text:p>
          </table:table-cell>
          <table:table-cell table:number-columns-repeated="11"/>
          <table:table-cell table:formula="of:=ABS([.B349])" office:value-type="float" office:value="0.015977432377" calcext:value-type="float">
            <text:p>0.015977432377</text:p>
          </table:table-cell>
          <table:table-cell table:formula="of:=ABS([.C349])" office:value-type="float" office:value="0.0942826253" calcext:value-type="float">
            <text:p>0.09428262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414237693085" calcext:value-type="float">
            <text:p>0.414237693085</text:p>
          </table:table-cell>
          <table:table-cell office:value-type="float" office:value="-0.044383791217" calcext:value-type="float">
            <text:p>-0.044383791217</text:p>
          </table:table-cell>
          <table:table-cell table:number-columns-repeated="11"/>
          <table:table-cell table:formula="of:=ABS([.B350])" office:value-type="float" office:value="0.414237693085" calcext:value-type="float">
            <text:p>0.414237693085</text:p>
          </table:table-cell>
          <table:table-cell table:formula="of:=ABS([.C350])" office:value-type="float" office:value="0.044383791217" calcext:value-type="float">
            <text:p>0.0443837912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002005967818" calcext:value-type="float">
            <text:p>-0.002005967818</text:p>
          </table:table-cell>
          <table:table-cell office:value-type="float" office:value="0.028385250996" calcext:value-type="float">
            <text:p>0.028385250996</text:p>
          </table:table-cell>
          <table:table-cell table:number-columns-repeated="11"/>
          <table:table-cell table:formula="of:=ABS([.B351])" office:value-type="float" office:value="0.002005967818" calcext:value-type="float">
            <text:p>0.002005967818</text:p>
          </table:table-cell>
          <table:table-cell table:formula="of:=ABS([.C351])" office:value-type="float" office:value="0.028385250996" calcext:value-type="float">
            <text:p>0.02838525099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94448922856" calcext:value-type="float">
            <text:p>0.094448922856</text:p>
          </table:table-cell>
          <table:table-cell office:value-type="float" office:value="0.018178844495" calcext:value-type="float">
            <text:p>0.018178844495</text:p>
          </table:table-cell>
          <table:table-cell table:number-columns-repeated="11"/>
          <table:table-cell table:formula="of:=ABS([.B352])" office:value-type="float" office:value="0.094448922856" calcext:value-type="float">
            <text:p>0.094448922856</text:p>
          </table:table-cell>
          <table:table-cell table:formula="of:=ABS([.C352])" office:value-type="float" office:value="0.018178844495" calcext:value-type="float">
            <text:p>0.0181788444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859454744" calcext:value-type="float">
            <text:p>0.000859454744</text:p>
          </table:table-cell>
          <table:table-cell office:value-type="float" office:value="0.027504398672" calcext:value-type="float">
            <text:p>0.027504398672</text:p>
          </table:table-cell>
          <table:table-cell table:number-columns-repeated="11"/>
          <table:table-cell table:formula="of:=ABS([.B353])" office:value-type="float" office:value="0.000859454744" calcext:value-type="float">
            <text:p>0.000859454744</text:p>
          </table:table-cell>
          <table:table-cell table:formula="of:=ABS([.C353])" office:value-type="float" office:value="0.027504398672" calcext:value-type="float">
            <text:p>0.02750439867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2188851662" calcext:value-type="float">
            <text:p>0.02188851662</text:p>
          </table:table-cell>
          <table:table-cell office:value-type="float" office:value="0.017064668345" calcext:value-type="float">
            <text:p>0.017064668345</text:p>
          </table:table-cell>
          <table:table-cell table:number-columns-repeated="11"/>
          <table:table-cell table:formula="of:=ABS([.B354])" office:value-type="float" office:value="0.02188851662" calcext:value-type="float">
            <text:p>0.02188851662</text:p>
          </table:table-cell>
          <table:table-cell table:formula="of:=ABS([.C354])" office:value-type="float" office:value="0.017064668345" calcext:value-type="float">
            <text:p>0.01706466834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924978763" calcext:value-type="float">
            <text:p>0.00924978763</text:p>
          </table:table-cell>
          <table:table-cell office:value-type="float" office:value="-0.03404807286" calcext:value-type="float">
            <text:p>-0.03404807286</text:p>
          </table:table-cell>
          <table:table-cell table:number-columns-repeated="11"/>
          <table:table-cell table:formula="of:=ABS([.B355])" office:value-type="float" office:value="0.00924978763" calcext:value-type="float">
            <text:p>0.00924978763</text:p>
          </table:table-cell>
          <table:table-cell table:formula="of:=ABS([.C355])" office:value-type="float" office:value="0.03404807286" calcext:value-type="float">
            <text:p>0.0340480728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212961581293" calcext:value-type="float">
            <text:p>-0.212961581293</text:p>
          </table:table-cell>
          <table:table-cell office:value-type="float" office:value="0.094982498892" calcext:value-type="float">
            <text:p>0.094982498892</text:p>
          </table:table-cell>
          <table:table-cell table:number-columns-repeated="11"/>
          <table:table-cell table:formula="of:=ABS([.B356])" office:value-type="float" office:value="0.212961581293" calcext:value-type="float">
            <text:p>0.212961581293</text:p>
          </table:table-cell>
          <table:table-cell table:formula="of:=ABS([.C356])" office:value-type="float" office:value="0.094982498892" calcext:value-type="float">
            <text:p>0.09498249889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812326891711" calcext:value-type="float">
            <text:p>-0.812326891711</text:p>
          </table:table-cell>
          <table:table-cell office:value-type="float" office:value="0.01379616519" calcext:value-type="float">
            <text:p>0.01379616519</text:p>
          </table:table-cell>
          <table:table-cell table:number-columns-repeated="11"/>
          <table:table-cell table:formula="of:=ABS([.B357])" office:value-type="float" office:value="0.812326891711" calcext:value-type="float">
            <text:p>0.812326891711</text:p>
          </table:table-cell>
          <table:table-cell table:formula="of:=ABS([.C357])" office:value-type="float" office:value="0.01379616519" calcext:value-type="float">
            <text:p>0.013796165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53696312103" calcext:value-type="float">
            <text:p>0.053696312103</text:p>
          </table:table-cell>
          <table:table-cell office:value-type="float" office:value="0.010597307076" calcext:value-type="float">
            <text:p>0.010597307076</text:p>
          </table:table-cell>
          <table:table-cell table:number-columns-repeated="11"/>
          <table:table-cell table:formula="of:=ABS([.B358])" office:value-type="float" office:value="0.053696312103" calcext:value-type="float">
            <text:p>0.053696312103</text:p>
          </table:table-cell>
          <table:table-cell table:formula="of:=ABS([.C358])" office:value-type="float" office:value="0.010597307076" calcext:value-type="float">
            <text:p>0.01059730707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002024486256" calcext:value-type="float">
            <text:p>-0.002024486256</text:p>
          </table:table-cell>
          <table:table-cell office:value-type="float" office:value="0.104964948017" calcext:value-type="float">
            <text:p>0.104964948017</text:p>
          </table:table-cell>
          <table:table-cell table:number-columns-repeated="11"/>
          <table:table-cell table:formula="of:=ABS([.B359])" office:value-type="float" office:value="0.002024486256" calcext:value-type="float">
            <text:p>0.002024486256</text:p>
          </table:table-cell>
          <table:table-cell table:formula="of:=ABS([.C359])" office:value-type="float" office:value="0.104964948017" calcext:value-type="float">
            <text:p>0.10496494801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103106769217" calcext:value-type="float">
            <text:p>0.103106769217</text:p>
          </table:table-cell>
          <table:table-cell office:value-type="float" office:value="0.03295860664" calcext:value-type="float">
            <text:p>0.03295860664</text:p>
          </table:table-cell>
          <table:table-cell table:number-columns-repeated="11"/>
          <table:table-cell table:formula="of:=ABS([.B360])" office:value-type="float" office:value="0.103106769217" calcext:value-type="float">
            <text:p>0.103106769217</text:p>
          </table:table-cell>
          <table:table-cell table:formula="of:=ABS([.C360])" office:value-type="float" office:value="0.03295860664" calcext:value-type="float">
            <text:p>0.032958606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003066711961" calcext:value-type="float">
            <text:p>-0.003066711961</text:p>
          </table:table-cell>
          <table:table-cell office:value-type="float" office:value="0.016172351906" calcext:value-type="float">
            <text:p>0.016172351906</text:p>
          </table:table-cell>
          <table:table-cell table:number-columns-repeated="11"/>
          <table:table-cell table:formula="of:=ABS([.B361])" office:value-type="float" office:value="0.003066711961" calcext:value-type="float">
            <text:p>0.003066711961</text:p>
          </table:table-cell>
          <table:table-cell table:formula="of:=ABS([.C361])" office:value-type="float" office:value="0.016172351906" calcext:value-type="float">
            <text:p>0.0161723519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0.074631582284" calcext:value-type="float">
            <text:p>-0.074631582284</text:p>
          </table:table-cell>
          <table:table-cell office:value-type="float" office:value="0.002796547989" calcext:value-type="float">
            <text:p>0.002796547989</text:p>
          </table:table-cell>
          <table:table-cell table:number-columns-repeated="11"/>
          <table:table-cell table:formula="of:=ABS([.B362])" office:value-type="float" office:value="0.074631582284" calcext:value-type="float">
            <text:p>0.074631582284</text:p>
          </table:table-cell>
          <table:table-cell table:formula="of:=ABS([.C362])" office:value-type="float" office:value="0.002796547989" calcext:value-type="float">
            <text:p>0.00279654798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0.006677587803" calcext:value-type="float">
            <text:p>-0.006677587803</text:p>
          </table:table-cell>
          <table:table-cell office:value-type="float" office:value="-0.073448604072" calcext:value-type="float">
            <text:p>-0.073448604072</text:p>
          </table:table-cell>
          <table:table-cell table:number-columns-repeated="11"/>
          <table:table-cell table:formula="of:=ABS([.B363])" office:value-type="float" office:value="0.006677587803" calcext:value-type="float">
            <text:p>0.006677587803</text:p>
          </table:table-cell>
          <table:table-cell table:formula="of:=ABS([.C363])" office:value-type="float" office:value="0.073448604072" calcext:value-type="float">
            <text:p>0.07344860407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37543403472" calcext:value-type="float">
            <text:p>0.037543403472</text:p>
          </table:table-cell>
          <table:table-cell office:value-type="float" office:value="-0.00487637513" calcext:value-type="float">
            <text:p>-0.00487637513</text:p>
          </table:table-cell>
          <table:table-cell table:number-columns-repeated="11"/>
          <table:table-cell table:formula="of:=ABS([.B364])" office:value-type="float" office:value="0.037543403472" calcext:value-type="float">
            <text:p>0.037543403472</text:p>
          </table:table-cell>
          <table:table-cell table:formula="of:=ABS([.C364])" office:value-type="float" office:value="0.00487637513" calcext:value-type="float">
            <text:p>0.0048763751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0.097063520085" calcext:value-type="float">
            <text:p>-0.097063520085</text:p>
          </table:table-cell>
          <table:table-cell office:value-type="float" office:value="-0.081636323912" calcext:value-type="float">
            <text:p>-0.081636323912</text:p>
          </table:table-cell>
          <table:table-cell table:number-columns-repeated="11"/>
          <table:table-cell table:formula="of:=ABS([.B365])" office:value-type="float" office:value="0.097063520085" calcext:value-type="float">
            <text:p>0.097063520085</text:p>
          </table:table-cell>
          <table:table-cell table:formula="of:=ABS([.C365])" office:value-type="float" office:value="0.081636323912" calcext:value-type="float">
            <text:p>0.0816363239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85411212699" calcext:value-type="float">
            <text:p>0.185411212699</text:p>
          </table:table-cell>
          <table:table-cell office:value-type="float" office:value="-0.054478045857" calcext:value-type="float">
            <text:p>-0.054478045857</text:p>
          </table:table-cell>
          <table:table-cell table:number-columns-repeated="11"/>
          <table:table-cell table:formula="of:=ABS([.B366])" office:value-type="float" office:value="0.185411212699" calcext:value-type="float">
            <text:p>0.185411212699</text:p>
          </table:table-cell>
          <table:table-cell table:formula="of:=ABS([.C366])" office:value-type="float" office:value="0.054478045857" calcext:value-type="float">
            <text:p>0.05447804585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0.005613665756" calcext:value-type="float">
            <text:p>-0.005613665756</text:p>
          </table:table-cell>
          <table:table-cell office:value-type="float" office:value="0.064582242204" calcext:value-type="float">
            <text:p>0.064582242204</text:p>
          </table:table-cell>
          <table:table-cell table:number-columns-repeated="11"/>
          <table:table-cell table:formula="of:=ABS([.B367])" office:value-type="float" office:value="0.005613665756" calcext:value-type="float">
            <text:p>0.005613665756</text:p>
          </table:table-cell>
          <table:table-cell table:formula="of:=ABS([.C367])" office:value-type="float" office:value="0.064582242204" calcext:value-type="float">
            <text:p>0.06458224220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30794905742" calcext:value-type="float">
            <text:p>0.030794905742</text:p>
          </table:table-cell>
          <table:table-cell office:value-type="float" office:value="0.043991349477" calcext:value-type="float">
            <text:p>0.043991349477</text:p>
          </table:table-cell>
          <table:table-cell table:number-columns-repeated="11"/>
          <table:table-cell table:formula="of:=ABS([.B368])" office:value-type="float" office:value="0.030794905742" calcext:value-type="float">
            <text:p>0.030794905742</text:p>
          </table:table-cell>
          <table:table-cell table:formula="of:=ABS([.C368])" office:value-type="float" office:value="0.043991349477" calcext:value-type="float">
            <text:p>0.04399134947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157613974008" calcext:value-type="float">
            <text:p>-0.157613974008</text:p>
          </table:table-cell>
          <table:table-cell office:value-type="float" office:value="-0.019506477399" calcext:value-type="float">
            <text:p>-0.019506477399</text:p>
          </table:table-cell>
          <table:table-cell table:number-columns-repeated="11"/>
          <table:table-cell table:formula="of:=ABS([.B369])" office:value-type="float" office:value="0.157613974008" calcext:value-type="float">
            <text:p>0.157613974008</text:p>
          </table:table-cell>
          <table:table-cell table:formula="of:=ABS([.C369])" office:value-type="float" office:value="0.019506477399" calcext:value-type="float">
            <text:p>0.01950647739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0.115902383265" calcext:value-type="float">
            <text:p>-0.115902383265</text:p>
          </table:table-cell>
          <table:table-cell office:value-type="float" office:value="-0.085904881813" calcext:value-type="float">
            <text:p>-0.085904881813</text:p>
          </table:table-cell>
          <table:table-cell table:number-columns-repeated="11"/>
          <table:table-cell table:formula="of:=ABS([.B370])" office:value-type="float" office:value="0.115902383265" calcext:value-type="float">
            <text:p>0.115902383265</text:p>
          </table:table-cell>
          <table:table-cell table:formula="of:=ABS([.C370])" office:value-type="float" office:value="0.085904881813" calcext:value-type="float">
            <text:p>0.0859048818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18698346736" calcext:value-type="float">
            <text:p>0.018698346736</text:p>
          </table:table-cell>
          <table:table-cell office:value-type="float" office:value="0.034352674131" calcext:value-type="float">
            <text:p>0.034352674131</text:p>
          </table:table-cell>
          <table:table-cell table:number-columns-repeated="11"/>
          <table:table-cell table:formula="of:=ABS([.B371])" office:value-type="float" office:value="0.018698346736" calcext:value-type="float">
            <text:p>0.018698346736</text:p>
          </table:table-cell>
          <table:table-cell table:formula="of:=ABS([.C371])" office:value-type="float" office:value="0.034352674131" calcext:value-type="float">
            <text:p>0.03435267413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164757309285" calcext:value-type="float">
            <text:p>0.164757309285</text:p>
          </table:table-cell>
          <table:table-cell office:value-type="float" office:value="-0.032018346612" calcext:value-type="float">
            <text:p>-0.032018346612</text:p>
          </table:table-cell>
          <table:table-cell table:number-columns-repeated="11"/>
          <table:table-cell table:formula="of:=ABS([.B372])" office:value-type="float" office:value="0.164757309285" calcext:value-type="float">
            <text:p>0.164757309285</text:p>
          </table:table-cell>
          <table:table-cell table:formula="of:=ABS([.C372])" office:value-type="float" office:value="0.032018346612" calcext:value-type="float">
            <text:p>0.0320183466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41298604383" calcext:value-type="float">
            <text:p>0.041298604383</text:p>
          </table:table-cell>
          <table:table-cell office:value-type="float" office:value="0.016409103154" calcext:value-type="float">
            <text:p>0.016409103154</text:p>
          </table:table-cell>
          <table:table-cell table:number-columns-repeated="11"/>
          <table:table-cell table:formula="of:=ABS([.B373])" office:value-type="float" office:value="0.041298604383" calcext:value-type="float">
            <text:p>0.041298604383</text:p>
          </table:table-cell>
          <table:table-cell table:formula="of:=ABS([.C373])" office:value-type="float" office:value="0.016409103154" calcext:value-type="float">
            <text:p>0.01640910315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017438506142" calcext:value-type="float">
            <text:p>-0.017438506142</text:p>
          </table:table-cell>
          <table:table-cell office:value-type="float" office:value="-0.0162701517" calcext:value-type="float">
            <text:p>-0.0162701517</text:p>
          </table:table-cell>
          <table:table-cell table:number-columns-repeated="11"/>
          <table:table-cell table:formula="of:=ABS([.B374])" office:value-type="float" office:value="0.017438506142" calcext:value-type="float">
            <text:p>0.017438506142</text:p>
          </table:table-cell>
          <table:table-cell table:formula="of:=ABS([.C374])" office:value-type="float" office:value="0.0162701517" calcext:value-type="float">
            <text:p>0.01627015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38207996443" calcext:value-type="float">
            <text:p>0.038207996443</text:p>
          </table:table-cell>
          <table:table-cell office:value-type="float" office:value="0.022476341068" calcext:value-type="float">
            <text:p>0.022476341068</text:p>
          </table:table-cell>
          <table:table-cell table:number-columns-repeated="11"/>
          <table:table-cell table:formula="of:=ABS([.B375])" office:value-type="float" office:value="0.038207996443" calcext:value-type="float">
            <text:p>0.038207996443</text:p>
          </table:table-cell>
          <table:table-cell table:formula="of:=ABS([.C375])" office:value-type="float" office:value="0.022476341068" calcext:value-type="float">
            <text:p>0.02247634106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59148762469" calcext:value-type="float">
            <text:p>0.059148762469</text:p>
          </table:table-cell>
          <table:table-cell office:value-type="float" office:value="-0.005867001162" calcext:value-type="float">
            <text:p>-0.005867001162</text:p>
          </table:table-cell>
          <table:table-cell table:number-columns-repeated="11"/>
          <table:table-cell table:formula="of:=ABS([.B376])" office:value-type="float" office:value="0.059148762469" calcext:value-type="float">
            <text:p>0.059148762469</text:p>
          </table:table-cell>
          <table:table-cell table:formula="of:=ABS([.C376])" office:value-type="float" office:value="0.005867001162" calcext:value-type="float">
            <text:p>0.00586700116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19413980415" calcext:value-type="float">
            <text:p>0.119413980415</text:p>
          </table:table-cell>
          <table:table-cell office:value-type="float" office:value="0.061540599778" calcext:value-type="float">
            <text:p>0.061540599778</text:p>
          </table:table-cell>
          <table:table-cell table:number-columns-repeated="11"/>
          <table:table-cell table:formula="of:=ABS([.B377])" office:value-type="float" office:value="0.119413980415" calcext:value-type="float">
            <text:p>0.119413980415</text:p>
          </table:table-cell>
          <table:table-cell table:formula="of:=ABS([.C377])" office:value-type="float" office:value="0.061540599778" calcext:value-type="float">
            <text:p>0.06154059977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35316654675" calcext:value-type="float">
            <text:p>0.035316654675</text:p>
          </table:table-cell>
          <table:table-cell office:value-type="float" office:value="0.012676652213" calcext:value-type="float">
            <text:p>0.012676652213</text:p>
          </table:table-cell>
          <table:table-cell table:number-columns-repeated="11"/>
          <table:table-cell table:formula="of:=ABS([.B378])" office:value-type="float" office:value="0.035316654675" calcext:value-type="float">
            <text:p>0.035316654675</text:p>
          </table:table-cell>
          <table:table-cell table:formula="of:=ABS([.C378])" office:value-type="float" office:value="0.012676652213" calcext:value-type="float">
            <text:p>0.0126766522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1423836944" calcext:value-type="float">
            <text:p>-0.1423836944</text:p>
          </table:table-cell>
          <table:table-cell office:value-type="float" office:value="-0.055064001227" calcext:value-type="float">
            <text:p>-0.055064001227</text:p>
          </table:table-cell>
          <table:table-cell table:number-columns-repeated="11"/>
          <table:table-cell table:formula="of:=ABS([.B379])" office:value-type="float" office:value="0.1423836944" calcext:value-type="float">
            <text:p>0.1423836944</text:p>
          </table:table-cell>
          <table:table-cell table:formula="of:=ABS([.C379])" office:value-type="float" office:value="0.055064001227" calcext:value-type="float">
            <text:p>0.05506400122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223782826457" calcext:value-type="float">
            <text:p>-0.223782826457</text:p>
          </table:table-cell>
          <table:table-cell office:value-type="float" office:value="-0.079119940338" calcext:value-type="float">
            <text:p>-0.079119940338</text:p>
          </table:table-cell>
          <table:table-cell table:number-columns-repeated="11"/>
          <table:table-cell table:formula="of:=ABS([.B380])" office:value-type="float" office:value="0.223782826457" calcext:value-type="float">
            <text:p>0.223782826457</text:p>
          </table:table-cell>
          <table:table-cell table:formula="of:=ABS([.C380])" office:value-type="float" office:value="0.079119940338" calcext:value-type="float">
            <text:p>0.07911994033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38211740575" calcext:value-type="float">
            <text:p>0.038211740575</text:p>
          </table:table-cell>
          <table:table-cell office:value-type="float" office:value="0.020577947336" calcext:value-type="float">
            <text:p>0.020577947336</text:p>
          </table:table-cell>
          <table:table-cell table:number-columns-repeated="11"/>
          <table:table-cell table:formula="of:=ABS([.B381])" office:value-type="float" office:value="0.038211740575" calcext:value-type="float">
            <text:p>0.038211740575</text:p>
          </table:table-cell>
          <table:table-cell table:formula="of:=ABS([.C381])" office:value-type="float" office:value="0.020577947336" calcext:value-type="float">
            <text:p>0.02057794733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0.000146220376" calcext:value-type="float">
            <text:p>-0.000146220376</text:p>
          </table:table-cell>
          <table:table-cell office:value-type="float" office:value="0.001456322079" calcext:value-type="float">
            <text:p>0.001456322079</text:p>
          </table:table-cell>
          <table:table-cell table:number-columns-repeated="11"/>
          <table:table-cell table:formula="of:=ABS([.B382])" office:value-type="float" office:value="0.000146220376" calcext:value-type="float">
            <text:p>0.000146220376</text:p>
          </table:table-cell>
          <table:table-cell table:formula="of:=ABS([.C382])" office:value-type="float" office:value="0.001456322079" calcext:value-type="float">
            <text:p>0.00145632207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25649217928" calcext:value-type="float">
            <text:p>0.025649217928</text:p>
          </table:table-cell>
          <table:table-cell office:value-type="float" office:value="-0.040480264501" calcext:value-type="float">
            <text:p>-0.040480264501</text:p>
          </table:table-cell>
          <table:table-cell table:number-columns-repeated="11"/>
          <table:table-cell table:formula="of:=ABS([.B383])" office:value-type="float" office:value="0.025649217928" calcext:value-type="float">
            <text:p>0.025649217928</text:p>
          </table:table-cell>
          <table:table-cell table:formula="of:=ABS([.C383])" office:value-type="float" office:value="0.040480264501" calcext:value-type="float">
            <text:p>0.0404802645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0.027818067281" calcext:value-type="float">
            <text:p>-0.027818067281</text:p>
          </table:table-cell>
          <table:table-cell office:value-type="float" office:value="0.043072839641" calcext:value-type="float">
            <text:p>0.043072839641</text:p>
          </table:table-cell>
          <table:table-cell table:number-columns-repeated="11"/>
          <table:table-cell table:formula="of:=ABS([.B384])" office:value-type="float" office:value="0.027818067281" calcext:value-type="float">
            <text:p>0.027818067281</text:p>
          </table:table-cell>
          <table:table-cell table:formula="of:=ABS([.C384])" office:value-type="float" office:value="0.043072839641" calcext:value-type="float">
            <text:p>0.04307283964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44267024427" calcext:value-type="float">
            <text:p>0.144267024427</text:p>
          </table:table-cell>
          <table:table-cell office:value-type="float" office:value="0.029888089953" calcext:value-type="float">
            <text:p>0.029888089953</text:p>
          </table:table-cell>
          <table:table-cell table:number-columns-repeated="11"/>
          <table:table-cell table:formula="of:=ABS([.B385])" office:value-type="float" office:value="0.144267024427" calcext:value-type="float">
            <text:p>0.144267024427</text:p>
          </table:table-cell>
          <table:table-cell table:formula="of:=ABS([.C385])" office:value-type="float" office:value="0.029888089953" calcext:value-type="float">
            <text:p>0.02988808995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68480880916" calcext:value-type="float">
            <text:p>0.068480880916</text:p>
          </table:table-cell>
          <table:table-cell office:value-type="float" office:value="-0.042409192875" calcext:value-type="float">
            <text:p>-0.042409192875</text:p>
          </table:table-cell>
          <table:table-cell table:number-columns-repeated="11"/>
          <table:table-cell table:formula="of:=ABS([.B386])" office:value-type="float" office:value="0.068480880916" calcext:value-type="float">
            <text:p>0.068480880916</text:p>
          </table:table-cell>
          <table:table-cell table:formula="of:=ABS([.C386])" office:value-type="float" office:value="0.042409192875" calcext:value-type="float">
            <text:p>0.04240919287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66726313048" calcext:value-type="float">
            <text:p>0.066726313048</text:p>
          </table:table-cell>
          <table:table-cell office:value-type="float" office:value="0.022317129075" calcext:value-type="float">
            <text:p>0.022317129075</text:p>
          </table:table-cell>
          <table:table-cell table:number-columns-repeated="11"/>
          <table:table-cell table:formula="of:=ABS([.B387])" office:value-type="float" office:value="0.066726313048" calcext:value-type="float">
            <text:p>0.066726313048</text:p>
          </table:table-cell>
          <table:table-cell table:formula="of:=ABS([.C387])" office:value-type="float" office:value="0.022317129075" calcext:value-type="float">
            <text:p>0.02231712907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1490144152" calcext:value-type="float">
            <text:p>0.1490144152</text:p>
          </table:table-cell>
          <table:table-cell office:value-type="float" office:value="0.014298734727" calcext:value-type="float">
            <text:p>0.014298734727</text:p>
          </table:table-cell>
          <table:table-cell table:number-columns-repeated="11"/>
          <table:table-cell table:formula="of:=ABS([.B388])" office:value-type="float" office:value="0.1490144152" calcext:value-type="float">
            <text:p>0.1490144152</text:p>
          </table:table-cell>
          <table:table-cell table:formula="of:=ABS([.C388])" office:value-type="float" office:value="0.014298734727" calcext:value-type="float">
            <text:p>0.01429873472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2962052061" calcext:value-type="float">
            <text:p>0.02962052061</text:p>
          </table:table-cell>
          <table:table-cell office:value-type="float" office:value="0.05077580737" calcext:value-type="float">
            <text:p>0.05077580737</text:p>
          </table:table-cell>
          <table:table-cell table:number-columns-repeated="11"/>
          <table:table-cell table:formula="of:=ABS([.B389])" office:value-type="float" office:value="0.02962052061" calcext:value-type="float">
            <text:p>0.02962052061</text:p>
          </table:table-cell>
          <table:table-cell table:formula="of:=ABS([.C389])" office:value-type="float" office:value="0.05077580737" calcext:value-type="float">
            <text:p>0.0507758073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037642821771" calcext:value-type="float">
            <text:p>-0.037642821771</text:p>
          </table:table-cell>
          <table:table-cell office:value-type="float" office:value="-0.031968211109" calcext:value-type="float">
            <text:p>-0.031968211109</text:p>
          </table:table-cell>
          <table:table-cell table:number-columns-repeated="11"/>
          <table:table-cell table:formula="of:=ABS([.B390])" office:value-type="float" office:value="0.037642821771" calcext:value-type="float">
            <text:p>0.037642821771</text:p>
          </table:table-cell>
          <table:table-cell table:formula="of:=ABS([.C390])" office:value-type="float" office:value="0.031968211109" calcext:value-type="float">
            <text:p>0.03196821110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20270488273" calcext:value-type="float">
            <text:p>0.020270488273</text:p>
          </table:table-cell>
          <table:table-cell office:value-type="float" office:value="0.029090479308" calcext:value-type="float">
            <text:p>0.029090479308</text:p>
          </table:table-cell>
          <table:table-cell table:number-columns-repeated="11"/>
          <table:table-cell table:formula="of:=ABS([.B391])" office:value-type="float" office:value="0.020270488273" calcext:value-type="float">
            <text:p>0.020270488273</text:p>
          </table:table-cell>
          <table:table-cell table:formula="of:=ABS([.C391])" office:value-type="float" office:value="0.029090479308" calcext:value-type="float">
            <text:p>0.02909047930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116971906537" calcext:value-type="float">
            <text:p>-0.116971906537</text:p>
          </table:table-cell>
          <table:table-cell office:value-type="float" office:value="0.051068337883" calcext:value-type="float">
            <text:p>0.051068337883</text:p>
          </table:table-cell>
          <table:table-cell table:number-columns-repeated="11"/>
          <table:table-cell table:formula="of:=ABS([.B392])" office:value-type="float" office:value="0.116971906537" calcext:value-type="float">
            <text:p>0.116971906537</text:p>
          </table:table-cell>
          <table:table-cell table:formula="of:=ABS([.C392])" office:value-type="float" office:value="0.051068337883" calcext:value-type="float">
            <text:p>0.05106833788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0.089897100429" calcext:value-type="float">
            <text:p>-0.089897100429</text:p>
          </table:table-cell>
          <table:table-cell office:value-type="float" office:value="0.015584669833" calcext:value-type="float">
            <text:p>0.015584669833</text:p>
          </table:table-cell>
          <table:table-cell table:number-columns-repeated="11"/>
          <table:table-cell table:formula="of:=ABS([.B393])" office:value-type="float" office:value="0.089897100429" calcext:value-type="float">
            <text:p>0.089897100429</text:p>
          </table:table-cell>
          <table:table-cell table:formula="of:=ABS([.C393])" office:value-type="float" office:value="0.015584669833" calcext:value-type="float">
            <text:p>0.01558466983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090429174144" calcext:value-type="float">
            <text:p>-0.090429174144</text:p>
          </table:table-cell>
          <table:table-cell office:value-type="float" office:value="0.015030042871" calcext:value-type="float">
            <text:p>0.015030042871</text:p>
          </table:table-cell>
          <table:table-cell table:number-columns-repeated="11"/>
          <table:table-cell table:formula="of:=ABS([.B394])" office:value-type="float" office:value="0.090429174144" calcext:value-type="float">
            <text:p>0.090429174144</text:p>
          </table:table-cell>
          <table:table-cell table:formula="of:=ABS([.C394])" office:value-type="float" office:value="0.015030042871" calcext:value-type="float">
            <text:p>0.01503004287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24983824515" calcext:value-type="float">
            <text:p>0.024983824515</text:p>
          </table:table-cell>
          <table:table-cell office:value-type="float" office:value="0.012881004687" calcext:value-type="float">
            <text:p>0.012881004687</text:p>
          </table:table-cell>
          <table:table-cell table:number-columns-repeated="11"/>
          <table:table-cell table:formula="of:=ABS([.B395])" office:value-type="float" office:value="0.024983824515" calcext:value-type="float">
            <text:p>0.024983824515</text:p>
          </table:table-cell>
          <table:table-cell table:formula="of:=ABS([.C395])" office:value-type="float" office:value="0.012881004687" calcext:value-type="float">
            <text:p>0.01288100468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27213883621" calcext:value-type="float">
            <text:p>0.027213883621</text:p>
          </table:table-cell>
          <table:table-cell office:value-type="float" office:value="0.018155962448" calcext:value-type="float">
            <text:p>0.018155962448</text:p>
          </table:table-cell>
          <table:table-cell table:number-columns-repeated="11"/>
          <table:table-cell table:formula="of:=ABS([.B396])" office:value-type="float" office:value="0.027213883621" calcext:value-type="float">
            <text:p>0.027213883621</text:p>
          </table:table-cell>
          <table:table-cell table:formula="of:=ABS([.C396])" office:value-type="float" office:value="0.018155962448" calcext:value-type="float">
            <text:p>0.01815596244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0.012254465134" calcext:value-type="float">
            <text:p>-0.012254465134</text:p>
          </table:table-cell>
          <table:table-cell office:value-type="float" office:value="0.014561131916" calcext:value-type="float">
            <text:p>0.014561131916</text:p>
          </table:table-cell>
          <table:table-cell table:number-columns-repeated="11"/>
          <table:table-cell table:formula="of:=ABS([.B397])" office:value-type="float" office:value="0.012254465134" calcext:value-type="float">
            <text:p>0.012254465134</text:p>
          </table:table-cell>
          <table:table-cell table:formula="of:=ABS([.C397])" office:value-type="float" office:value="0.014561131916" calcext:value-type="float">
            <text:p>0.0145611319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74455615658" calcext:value-type="float">
            <text:p>0.074455615658</text:p>
          </table:table-cell>
          <table:table-cell office:value-type="float" office:value="0.022818215002" calcext:value-type="float">
            <text:p>0.022818215002</text:p>
          </table:table-cell>
          <table:table-cell table:number-columns-repeated="11"/>
          <table:table-cell table:formula="of:=ABS([.B398])" office:value-type="float" office:value="0.074455615658" calcext:value-type="float">
            <text:p>0.074455615658</text:p>
          </table:table-cell>
          <table:table-cell table:formula="of:=ABS([.C398])" office:value-type="float" office:value="0.022818215002" calcext:value-type="float">
            <text:p>0.02281821500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54348496989" calcext:value-type="float">
            <text:p>0.154348496989</text:p>
          </table:table-cell>
          <table:table-cell office:value-type="float" office:value="0.041839266096" calcext:value-type="float">
            <text:p>0.041839266096</text:p>
          </table:table-cell>
          <table:table-cell table:number-columns-repeated="11"/>
          <table:table-cell table:formula="of:=ABS([.B399])" office:value-type="float" office:value="0.154348496989" calcext:value-type="float">
            <text:p>0.154348496989</text:p>
          </table:table-cell>
          <table:table-cell table:formula="of:=ABS([.C399])" office:value-type="float" office:value="0.041839266096" calcext:value-type="float">
            <text:p>0.04183926609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304956228028" calcext:value-type="float">
            <text:p>-0.304956228028</text:p>
          </table:table-cell>
          <table:table-cell office:value-type="float" office:value="0.011730570919" calcext:value-type="float">
            <text:p>0.011730570919</text:p>
          </table:table-cell>
          <table:table-cell table:number-columns-repeated="11"/>
          <table:table-cell table:formula="of:=ABS([.B400])" office:value-type="float" office:value="0.304956228028" calcext:value-type="float">
            <text:p>0.304956228028</text:p>
          </table:table-cell>
          <table:table-cell table:formula="of:=ABS([.C400])" office:value-type="float" office:value="0.011730570919" calcext:value-type="float">
            <text:p>0.0117305709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02591578871" calcext:value-type="float">
            <text:p>0.102591578871</text:p>
          </table:table-cell>
          <table:table-cell office:value-type="float" office:value="-0.011724187052" calcext:value-type="float">
            <text:p>-0.011724187052</text:p>
          </table:table-cell>
          <table:table-cell table:number-columns-repeated="11"/>
          <table:table-cell table:formula="of:=ABS([.B401])" office:value-type="float" office:value="0.102591578871" calcext:value-type="float">
            <text:p>0.102591578871</text:p>
          </table:table-cell>
          <table:table-cell table:formula="of:=ABS([.C401])" office:value-type="float" office:value="0.011724187052" calcext:value-type="float">
            <text:p>0.01172418705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5578630753" calcext:value-type="float">
            <text:p>0.005578630753</text:p>
          </table:table-cell>
          <table:table-cell office:value-type="float" office:value="-0.021738583582" calcext:value-type="float">
            <text:p>-0.021738583582</text:p>
          </table:table-cell>
          <table:table-cell table:number-columns-repeated="11"/>
          <table:table-cell table:formula="of:=ABS([.B402])" office:value-type="float" office:value="0.005578630753" calcext:value-type="float">
            <text:p>0.005578630753</text:p>
          </table:table-cell>
          <table:table-cell table:formula="of:=ABS([.C402])" office:value-type="float" office:value="0.021738583582" calcext:value-type="float">
            <text:p>0.02173858358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60571445335" calcext:value-type="float">
            <text:p>0.060571445335</text:p>
          </table:table-cell>
          <table:table-cell office:value-type="float" office:value="-0.018722831385" calcext:value-type="float">
            <text:p>-0.018722831385</text:p>
          </table:table-cell>
          <table:table-cell table:number-columns-repeated="11"/>
          <table:table-cell table:formula="of:=ABS([.B403])" office:value-type="float" office:value="0.060571445335" calcext:value-type="float">
            <text:p>0.060571445335</text:p>
          </table:table-cell>
          <table:table-cell table:formula="of:=ABS([.C403])" office:value-type="float" office:value="0.018722831385" calcext:value-type="float">
            <text:p>0.01872283138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0.030681301686" calcext:value-type="float">
            <text:p>-0.030681301686</text:p>
          </table:table-cell>
          <table:table-cell office:value-type="float" office:value="0.051890815194" calcext:value-type="float">
            <text:p>0.051890815194</text:p>
          </table:table-cell>
          <table:table-cell table:number-columns-repeated="11"/>
          <table:table-cell table:formula="of:=ABS([.B404])" office:value-type="float" office:value="0.030681301686" calcext:value-type="float">
            <text:p>0.030681301686</text:p>
          </table:table-cell>
          <table:table-cell table:formula="of:=ABS([.C404])" office:value-type="float" office:value="0.051890815194" calcext:value-type="float">
            <text:p>0.05189081519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45042113701" calcext:value-type="float">
            <text:p>0.045042113701</text:p>
          </table:table-cell>
          <table:table-cell office:value-type="float" office:value="0.054280421545" calcext:value-type="float">
            <text:p>0.054280421545</text:p>
          </table:table-cell>
          <table:table-cell table:number-columns-repeated="11"/>
          <table:table-cell table:formula="of:=ABS([.B405])" office:value-type="float" office:value="0.045042113701" calcext:value-type="float">
            <text:p>0.045042113701</text:p>
          </table:table-cell>
          <table:table-cell table:formula="of:=ABS([.C405])" office:value-type="float" office:value="0.054280421545" calcext:value-type="float">
            <text:p>0.05428042154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0.002574367198" calcext:value-type="float">
            <text:p>-0.002574367198</text:p>
          </table:table-cell>
          <table:table-cell office:value-type="float" office:value="0.063419265102" calcext:value-type="float">
            <text:p>0.063419265102</text:p>
          </table:table-cell>
          <table:table-cell table:number-columns-repeated="11"/>
          <table:table-cell table:formula="of:=ABS([.B406])" office:value-type="float" office:value="0.002574367198" calcext:value-type="float">
            <text:p>0.002574367198</text:p>
          </table:table-cell>
          <table:table-cell table:formula="of:=ABS([.C406])" office:value-type="float" office:value="0.063419265102" calcext:value-type="float">
            <text:p>0.06341926510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17363518333" calcext:value-type="float">
            <text:p>0.017363518333</text:p>
          </table:table-cell>
          <table:table-cell office:value-type="float" office:value="0.082406933755" calcext:value-type="float">
            <text:p>0.082406933755</text:p>
          </table:table-cell>
          <table:table-cell table:number-columns-repeated="11"/>
          <table:table-cell table:formula="of:=ABS([.B407])" office:value-type="float" office:value="0.017363518333" calcext:value-type="float">
            <text:p>0.017363518333</text:p>
          </table:table-cell>
          <table:table-cell table:formula="of:=ABS([.C407])" office:value-type="float" office:value="0.082406933755" calcext:value-type="float">
            <text:p>0.08240693375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0.010968881199" calcext:value-type="float">
            <text:p>-0.010968881199</text:p>
          </table:table-cell>
          <table:table-cell office:value-type="float" office:value="0.000674670776" calcext:value-type="float">
            <text:p>0.000674670776</text:p>
          </table:table-cell>
          <table:table-cell table:number-columns-repeated="11"/>
          <table:table-cell table:formula="of:=ABS([.B408])" office:value-type="float" office:value="0.010968881199" calcext:value-type="float">
            <text:p>0.010968881199</text:p>
          </table:table-cell>
          <table:table-cell table:formula="of:=ABS([.C408])" office:value-type="float" office:value="0.000674670776" calcext:value-type="float">
            <text:p>0.00067467077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2196959867" calcext:value-type="float">
            <text:p>0.12196959867</text:p>
          </table:table-cell>
          <table:table-cell office:value-type="float" office:value="0.015078516183" calcext:value-type="float">
            <text:p>0.015078516183</text:p>
          </table:table-cell>
          <table:table-cell table:number-columns-repeated="11"/>
          <table:table-cell table:formula="of:=ABS([.B409])" office:value-type="float" office:value="0.12196959867" calcext:value-type="float">
            <text:p>0.12196959867</text:p>
          </table:table-cell>
          <table:table-cell table:formula="of:=ABS([.C409])" office:value-type="float" office:value="0.015078516183" calcext:value-type="float">
            <text:p>0.01507851618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0.315005770365" calcext:value-type="float">
            <text:p>-0.315005770365</text:p>
          </table:table-cell>
          <table:table-cell office:value-type="float" office:value="0.010149966916" calcext:value-type="float">
            <text:p>0.010149966916</text:p>
          </table:table-cell>
          <table:table-cell table:number-columns-repeated="11"/>
          <table:table-cell table:formula="of:=ABS([.B410])" office:value-type="float" office:value="0.315005770365" calcext:value-type="float">
            <text:p>0.315005770365</text:p>
          </table:table-cell>
          <table:table-cell table:formula="of:=ABS([.C410])" office:value-type="float" office:value="0.010149966916" calcext:value-type="float">
            <text:p>0.0101499669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70186892154" calcext:value-type="float">
            <text:p>0.070186892154</text:p>
          </table:table-cell>
          <table:table-cell office:value-type="float" office:value="0.022085547933" calcext:value-type="float">
            <text:p>0.022085547933</text:p>
          </table:table-cell>
          <table:table-cell table:number-columns-repeated="11"/>
          <table:table-cell table:formula="of:=ABS([.B411])" office:value-type="float" office:value="0.070186892154" calcext:value-type="float">
            <text:p>0.070186892154</text:p>
          </table:table-cell>
          <table:table-cell table:formula="of:=ABS([.C411])" office:value-type="float" office:value="0.022085547933" calcext:value-type="float">
            <text:p>0.02208554793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99991765184" calcext:value-type="float">
            <text:p>0.099991765184</text:p>
          </table:table-cell>
          <table:table-cell office:value-type="float" office:value="0.063290835097" calcext:value-type="float">
            <text:p>0.063290835097</text:p>
          </table:table-cell>
          <table:table-cell table:number-columns-repeated="11"/>
          <table:table-cell table:formula="of:=ABS([.B412])" office:value-type="float" office:value="0.099991765184" calcext:value-type="float">
            <text:p>0.099991765184</text:p>
          </table:table-cell>
          <table:table-cell table:formula="of:=ABS([.C412])" office:value-type="float" office:value="0.063290835097" calcext:value-type="float">
            <text:p>0.06329083509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0.172635743651" calcext:value-type="float">
            <text:p>-0.172635743651</text:p>
          </table:table-cell>
          <table:table-cell office:value-type="float" office:value="-0.075855653273" calcext:value-type="float">
            <text:p>-0.075855653273</text:p>
          </table:table-cell>
          <table:table-cell table:number-columns-repeated="11"/>
          <table:table-cell table:formula="of:=ABS([.B413])" office:value-type="float" office:value="0.172635743651" calcext:value-type="float">
            <text:p>0.172635743651</text:p>
          </table:table-cell>
          <table:table-cell table:formula="of:=ABS([.C413])" office:value-type="float" office:value="0.075855653273" calcext:value-type="float">
            <text:p>0.07585565327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7351107351" calcext:value-type="float">
            <text:p>0.007351107351</text:p>
          </table:table-cell>
          <table:table-cell office:value-type="float" office:value="0.023018886576" calcext:value-type="float">
            <text:p>0.023018886576</text:p>
          </table:table-cell>
          <table:table-cell table:number-columns-repeated="11"/>
          <table:table-cell table:formula="of:=ABS([.B414])" office:value-type="float" office:value="0.007351107351" calcext:value-type="float">
            <text:p>0.007351107351</text:p>
          </table:table-cell>
          <table:table-cell table:formula="of:=ABS([.C414])" office:value-type="float" office:value="0.023018886576" calcext:value-type="float">
            <text:p>0.02301888657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0.319991483117" calcext:value-type="float">
            <text:p>-0.319991483117</text:p>
          </table:table-cell>
          <table:table-cell office:value-type="float" office:value="-0.030984665312" calcext:value-type="float">
            <text:p>-0.030984665312</text:p>
          </table:table-cell>
          <table:table-cell table:number-columns-repeated="11"/>
          <table:table-cell table:formula="of:=ABS([.B415])" office:value-type="float" office:value="0.319991483117" calcext:value-type="float">
            <text:p>0.319991483117</text:p>
          </table:table-cell>
          <table:table-cell table:formula="of:=ABS([.C415])" office:value-type="float" office:value="0.030984665312" calcext:value-type="float">
            <text:p>0.0309846653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0.018963826576" calcext:value-type="float">
            <text:p>-0.018963826576</text:p>
          </table:table-cell>
          <table:table-cell office:value-type="float" office:value="0.022428166689" calcext:value-type="float">
            <text:p>0.022428166689</text:p>
          </table:table-cell>
          <table:table-cell table:number-columns-repeated="11"/>
          <table:table-cell table:formula="of:=ABS([.B416])" office:value-type="float" office:value="0.018963826576" calcext:value-type="float">
            <text:p>0.018963826576</text:p>
          </table:table-cell>
          <table:table-cell table:formula="of:=ABS([.C416])" office:value-type="float" office:value="0.022428166689" calcext:value-type="float">
            <text:p>0.02242816668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0.399903192922" calcext:value-type="float">
            <text:p>-0.399903192922</text:p>
          </table:table-cell>
          <table:table-cell office:value-type="float" office:value="0.092064913992" calcext:value-type="float">
            <text:p>0.092064913992</text:p>
          </table:table-cell>
          <table:table-cell table:number-columns-repeated="11"/>
          <table:table-cell table:formula="of:=ABS([.B417])" office:value-type="float" office:value="0.399903192922" calcext:value-type="float">
            <text:p>0.399903192922</text:p>
          </table:table-cell>
          <table:table-cell table:formula="of:=ABS([.C417])" office:value-type="float" office:value="0.092064913992" calcext:value-type="float">
            <text:p>0.09206491399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50380914183" calcext:value-type="float">
            <text:p>0.150380914183</text:p>
          </table:table-cell>
          <table:table-cell office:value-type="float" office:value="0.015633215415" calcext:value-type="float">
            <text:p>0.015633215415</text:p>
          </table:table-cell>
          <table:table-cell table:number-columns-repeated="11"/>
          <table:table-cell table:formula="of:=ABS([.B418])" office:value-type="float" office:value="0.150380914183" calcext:value-type="float">
            <text:p>0.150380914183</text:p>
          </table:table-cell>
          <table:table-cell table:formula="of:=ABS([.C418])" office:value-type="float" office:value="0.015633215415" calcext:value-type="float">
            <text:p>0.01563321541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376426269" calcext:value-type="float">
            <text:p>0.00376426269</text:p>
          </table:table-cell>
          <table:table-cell office:value-type="float" office:value="0.037056599174" calcext:value-type="float">
            <text:p>0.037056599174</text:p>
          </table:table-cell>
          <table:table-cell table:number-columns-repeated="11"/>
          <table:table-cell table:formula="of:=ABS([.B419])" office:value-type="float" office:value="0.00376426269" calcext:value-type="float">
            <text:p>0.00376426269</text:p>
          </table:table-cell>
          <table:table-cell table:formula="of:=ABS([.C419])" office:value-type="float" office:value="0.037056599174" calcext:value-type="float">
            <text:p>0.03705659917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0.045490161262" calcext:value-type="float">
            <text:p>-0.045490161262</text:p>
          </table:table-cell>
          <table:table-cell office:value-type="float" office:value="0.037899771224" calcext:value-type="float">
            <text:p>0.037899771224</text:p>
          </table:table-cell>
          <table:table-cell table:number-columns-repeated="11"/>
          <table:table-cell table:formula="of:=ABS([.B420])" office:value-type="float" office:value="0.045490161262" calcext:value-type="float">
            <text:p>0.045490161262</text:p>
          </table:table-cell>
          <table:table-cell table:formula="of:=ABS([.C420])" office:value-type="float" office:value="0.037899771224" calcext:value-type="float">
            <text:p>0.0378997712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0.098391560725" calcext:value-type="float">
            <text:p>-0.098391560725</text:p>
          </table:table-cell>
          <table:table-cell office:value-type="float" office:value="-0.02020103128" calcext:value-type="float">
            <text:p>-0.02020103128</text:p>
          </table:table-cell>
          <table:table-cell table:number-columns-repeated="11"/>
          <table:table-cell table:formula="of:=ABS([.B421])" office:value-type="float" office:value="0.098391560725" calcext:value-type="float">
            <text:p>0.098391560725</text:p>
          </table:table-cell>
          <table:table-cell table:formula="of:=ABS([.C421])" office:value-type="float" office:value="0.02020103128" calcext:value-type="float">
            <text:p>0.0202010312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0.038568113108" calcext:value-type="float">
            <text:p>-0.038568113108</text:p>
          </table:table-cell>
          <table:table-cell office:value-type="float" office:value="0.061199636515" calcext:value-type="float">
            <text:p>0.061199636515</text:p>
          </table:table-cell>
          <table:table-cell table:number-columns-repeated="11"/>
          <table:table-cell table:formula="of:=ABS([.B422])" office:value-type="float" office:value="0.038568113108" calcext:value-type="float">
            <text:p>0.038568113108</text:p>
          </table:table-cell>
          <table:table-cell table:formula="of:=ABS([.C422])" office:value-type="float" office:value="0.061199636515" calcext:value-type="float">
            <text:p>0.06119963651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6517242629" calcext:value-type="float">
            <text:p>0.06517242629</text:p>
          </table:table-cell>
          <table:table-cell office:value-type="float" office:value="0.005483171192" calcext:value-type="float">
            <text:p>0.005483171192</text:p>
          </table:table-cell>
          <table:table-cell table:number-columns-repeated="11"/>
          <table:table-cell table:formula="of:=ABS([.B423])" office:value-type="float" office:value="0.06517242629" calcext:value-type="float">
            <text:p>0.06517242629</text:p>
          </table:table-cell>
          <table:table-cell table:formula="of:=ABS([.C423])" office:value-type="float" office:value="0.005483171192" calcext:value-type="float">
            <text:p>0.00548317119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59099695376" calcext:value-type="float">
            <text:p>0.059099695376</text:p>
          </table:table-cell>
          <table:table-cell office:value-type="float" office:value="0.01400360859" calcext:value-type="float">
            <text:p>0.01400360859</text:p>
          </table:table-cell>
          <table:table-cell table:number-columns-repeated="11"/>
          <table:table-cell table:formula="of:=ABS([.B424])" office:value-type="float" office:value="0.059099695376" calcext:value-type="float">
            <text:p>0.059099695376</text:p>
          </table:table-cell>
          <table:table-cell table:formula="of:=ABS([.C424])" office:value-type="float" office:value="0.01400360859" calcext:value-type="float">
            <text:p>0.0140036085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7632039472" calcext:value-type="float">
            <text:p>0.07632039472</text:p>
          </table:table-cell>
          <table:table-cell office:value-type="float" office:value="0.055573084198" calcext:value-type="float">
            <text:p>0.055573084198</text:p>
          </table:table-cell>
          <table:table-cell table:number-columns-repeated="11"/>
          <table:table-cell table:formula="of:=ABS([.B425])" office:value-type="float" office:value="0.07632039472" calcext:value-type="float">
            <text:p>0.07632039472</text:p>
          </table:table-cell>
          <table:table-cell table:formula="of:=ABS([.C425])" office:value-type="float" office:value="0.055573084198" calcext:value-type="float">
            <text:p>0.05557308419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0.140345686505" calcext:value-type="float">
            <text:p>-0.140345686505</text:p>
          </table:table-cell>
          <table:table-cell office:value-type="float" office:value="-0.004018841549" calcext:value-type="float">
            <text:p>-0.004018841549</text:p>
          </table:table-cell>
          <table:table-cell table:number-columns-repeated="11"/>
          <table:table-cell table:formula="of:=ABS([.B426])" office:value-type="float" office:value="0.140345686505" calcext:value-type="float">
            <text:p>0.140345686505</text:p>
          </table:table-cell>
          <table:table-cell table:formula="of:=ABS([.C426])" office:value-type="float" office:value="0.004018841549" calcext:value-type="float">
            <text:p>0.00401884154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64536667752" calcext:value-type="float">
            <text:p>0.064536667752</text:p>
          </table:table-cell>
          <table:table-cell office:value-type="float" office:value="-0.012751859015" calcext:value-type="float">
            <text:p>-0.012751859015</text:p>
          </table:table-cell>
          <table:table-cell table:number-columns-repeated="11"/>
          <table:table-cell table:formula="of:=ABS([.B427])" office:value-type="float" office:value="0.064536667752" calcext:value-type="float">
            <text:p>0.064536667752</text:p>
          </table:table-cell>
          <table:table-cell table:formula="of:=ABS([.C427])" office:value-type="float" office:value="0.012751859015" calcext:value-type="float">
            <text:p>0.01275185901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0.173148237591" calcext:value-type="float">
            <text:p>-0.173148237591</text:p>
          </table:table-cell>
          <table:table-cell office:value-type="float" office:value="0.031688485806" calcext:value-type="float">
            <text:p>0.031688485806</text:p>
          </table:table-cell>
          <table:table-cell table:number-columns-repeated="11"/>
          <table:table-cell table:formula="of:=ABS([.B428])" office:value-type="float" office:value="0.173148237591" calcext:value-type="float">
            <text:p>0.173148237591</text:p>
          </table:table-cell>
          <table:table-cell table:formula="of:=ABS([.C428])" office:value-type="float" office:value="0.031688485806" calcext:value-type="float">
            <text:p>0.03168848580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33103594528" calcext:value-type="float">
            <text:p>0.033103594528</text:p>
          </table:table-cell>
          <table:table-cell office:value-type="float" office:value="0.0088944101" calcext:value-type="float">
            <text:p>0.0088944101</text:p>
          </table:table-cell>
          <table:table-cell table:number-columns-repeated="11"/>
          <table:table-cell table:formula="of:=ABS([.B429])" office:value-type="float" office:value="0.033103594528" calcext:value-type="float">
            <text:p>0.033103594528</text:p>
          </table:table-cell>
          <table:table-cell table:formula="of:=ABS([.C429])" office:value-type="float" office:value="0.0088944101" calcext:value-type="float">
            <text:p>0.008894410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33612495419" calcext:value-type="float">
            <text:p>0.033612495419</text:p>
          </table:table-cell>
          <table:table-cell office:value-type="float" office:value="-0.002986241339" calcext:value-type="float">
            <text:p>-0.002986241339</text:p>
          </table:table-cell>
          <table:table-cell table:number-columns-repeated="11"/>
          <table:table-cell table:formula="of:=ABS([.B430])" office:value-type="float" office:value="0.033612495419" calcext:value-type="float">
            <text:p>0.033612495419</text:p>
          </table:table-cell>
          <table:table-cell table:formula="of:=ABS([.C430])" office:value-type="float" office:value="0.002986241339" calcext:value-type="float">
            <text:p>0.00298624133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003460204234" calcext:value-type="float">
            <text:p>-0.003460204234</text:p>
          </table:table-cell>
          <table:table-cell office:value-type="float" office:value="0.01400922356" calcext:value-type="float">
            <text:p>0.01400922356</text:p>
          </table:table-cell>
          <table:table-cell table:number-columns-repeated="11"/>
          <table:table-cell table:formula="of:=ABS([.B431])" office:value-type="float" office:value="0.003460204234" calcext:value-type="float">
            <text:p>0.003460204234</text:p>
          </table:table-cell>
          <table:table-cell table:formula="of:=ABS([.C431])" office:value-type="float" office:value="0.01400922356" calcext:value-type="float">
            <text:p>0.0140092235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57790944453" calcext:value-type="float">
            <text:p>0.057790944453</text:p>
          </table:table-cell>
          <table:table-cell office:value-type="float" office:value="0.016267119142" calcext:value-type="float">
            <text:p>0.016267119142</text:p>
          </table:table-cell>
          <table:table-cell table:number-columns-repeated="11"/>
          <table:table-cell table:formula="of:=ABS([.B432])" office:value-type="float" office:value="0.057790944453" calcext:value-type="float">
            <text:p>0.057790944453</text:p>
          </table:table-cell>
          <table:table-cell table:formula="of:=ABS([.C432])" office:value-type="float" office:value="0.016267119142" calcext:value-type="float">
            <text:p>0.01626711914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0.068782351603" calcext:value-type="float">
            <text:p>-0.068782351603</text:p>
          </table:table-cell>
          <table:table-cell office:value-type="float" office:value="0.03703983741" calcext:value-type="float">
            <text:p>0.03703983741</text:p>
          </table:table-cell>
          <table:table-cell table:number-columns-repeated="11"/>
          <table:table-cell table:formula="of:=ABS([.B433])" office:value-type="float" office:value="0.068782351603" calcext:value-type="float">
            <text:p>0.068782351603</text:p>
          </table:table-cell>
          <table:table-cell table:formula="of:=ABS([.C433])" office:value-type="float" office:value="0.03703983741" calcext:value-type="float">
            <text:p>0.0370398374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0.588213441332" calcext:value-type="float">
            <text:p>-0.588213441332</text:p>
          </table:table-cell>
          <table:table-cell office:value-type="float" office:value="-0.172340603407" calcext:value-type="float">
            <text:p>-0.172340603407</text:p>
          </table:table-cell>
          <table:table-cell table:number-columns-repeated="11"/>
          <table:table-cell table:formula="of:=ABS([.B434])" office:value-type="float" office:value="0.588213441332" calcext:value-type="float">
            <text:p>0.588213441332</text:p>
          </table:table-cell>
          <table:table-cell table:formula="of:=ABS([.C434])" office:value-type="float" office:value="0.172340603407" calcext:value-type="float">
            <text:p>0.17234060340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0.03034837209" calcext:value-type="float">
            <text:p>-0.03034837209</text:p>
          </table:table-cell>
          <table:table-cell office:value-type="float" office:value="-0.091467680016" calcext:value-type="float">
            <text:p>-0.091467680016</text:p>
          </table:table-cell>
          <table:table-cell table:number-columns-repeated="11"/>
          <table:table-cell table:formula="of:=ABS([.B435])" office:value-type="float" office:value="0.03034837209" calcext:value-type="float">
            <text:p>0.03034837209</text:p>
          </table:table-cell>
          <table:table-cell table:formula="of:=ABS([.C435])" office:value-type="float" office:value="0.091467680016" calcext:value-type="float">
            <text:p>0.0914676800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21253389844" calcext:value-type="float">
            <text:p>-0.021253389844</text:p>
          </table:table-cell>
          <table:table-cell office:value-type="float" office:value="-0.100287083292" calcext:value-type="float">
            <text:p>-0.100287083292</text:p>
          </table:table-cell>
          <table:table-cell table:number-columns-repeated="11"/>
          <table:table-cell table:formula="of:=ABS([.B436])" office:value-type="float" office:value="0.021253389844" calcext:value-type="float">
            <text:p>0.021253389844</text:p>
          </table:table-cell>
          <table:table-cell table:formula="of:=ABS([.C436])" office:value-type="float" office:value="0.100287083292" calcext:value-type="float">
            <text:p>0.10028708329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0.390358198038" calcext:value-type="float">
            <text:p>-0.390358198038</text:p>
          </table:table-cell>
          <table:table-cell office:value-type="float" office:value="-0.188631535305" calcext:value-type="float">
            <text:p>-0.188631535305</text:p>
          </table:table-cell>
          <table:table-cell table:number-columns-repeated="11"/>
          <table:table-cell table:formula="of:=ABS([.B437])" office:value-type="float" office:value="0.390358198038" calcext:value-type="float">
            <text:p>0.390358198038</text:p>
          </table:table-cell>
          <table:table-cell table:formula="of:=ABS([.C437])" office:value-type="float" office:value="0.188631535305" calcext:value-type="float">
            <text:p>0.18863153530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0.026819145148" calcext:value-type="float">
            <text:p>-0.026819145148</text:p>
          </table:table-cell>
          <table:table-cell office:value-type="float" office:value="0.064697813753" calcext:value-type="float">
            <text:p>0.064697813753</text:p>
          </table:table-cell>
          <table:table-cell table:number-columns-repeated="11"/>
          <table:table-cell table:formula="of:=ABS([.B438])" office:value-type="float" office:value="0.026819145148" calcext:value-type="float">
            <text:p>0.026819145148</text:p>
          </table:table-cell>
          <table:table-cell table:formula="of:=ABS([.C438])" office:value-type="float" office:value="0.064697813753" calcext:value-type="float">
            <text:p>0.0646978137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75430941172" calcext:value-type="float">
            <text:p>0.075430941172</text:p>
          </table:table-cell>
          <table:table-cell office:value-type="float" office:value="-0.076512690458" calcext:value-type="float">
            <text:p>-0.076512690458</text:p>
          </table:table-cell>
          <table:table-cell table:number-columns-repeated="11"/>
          <table:table-cell table:formula="of:=ABS([.B439])" office:value-type="float" office:value="0.075430941172" calcext:value-type="float">
            <text:p>0.075430941172</text:p>
          </table:table-cell>
          <table:table-cell table:formula="of:=ABS([.C439])" office:value-type="float" office:value="0.076512690458" calcext:value-type="float">
            <text:p>0.07651269045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0.10893748127" calcext:value-type="float">
            <text:p>-0.10893748127</text:p>
          </table:table-cell>
          <table:table-cell office:value-type="float" office:value="-0.182640401651" calcext:value-type="float">
            <text:p>-0.182640401651</text:p>
          </table:table-cell>
          <table:table-cell table:number-columns-repeated="11"/>
          <table:table-cell table:formula="of:=ABS([.B440])" office:value-type="float" office:value="0.10893748127" calcext:value-type="float">
            <text:p>0.10893748127</text:p>
          </table:table-cell>
          <table:table-cell table:formula="of:=ABS([.C440])" office:value-type="float" office:value="0.182640401651" calcext:value-type="float">
            <text:p>0.1826404016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0.067453001435" calcext:value-type="float">
            <text:p>-0.067453001435</text:p>
          </table:table-cell>
          <table:table-cell office:value-type="float" office:value="-0.015234818312" calcext:value-type="float">
            <text:p>-0.015234818312</text:p>
          </table:table-cell>
          <table:table-cell table:number-columns-repeated="11"/>
          <table:table-cell table:formula="of:=ABS([.B441])" office:value-type="float" office:value="0.067453001435" calcext:value-type="float">
            <text:p>0.067453001435</text:p>
          </table:table-cell>
          <table:table-cell table:formula="of:=ABS([.C441])" office:value-type="float" office:value="0.015234818312" calcext:value-type="float">
            <text:p>0.01523481831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0.015792143771" calcext:value-type="float">
            <text:p>-0.015792143771</text:p>
          </table:table-cell>
          <table:table-cell office:value-type="float" office:value="-0.108314491043" calcext:value-type="float">
            <text:p>-0.108314491043</text:p>
          </table:table-cell>
          <table:table-cell table:number-columns-repeated="11"/>
          <table:table-cell table:formula="of:=ABS([.B442])" office:value-type="float" office:value="0.015792143771" calcext:value-type="float">
            <text:p>0.015792143771</text:p>
          </table:table-cell>
          <table:table-cell table:formula="of:=ABS([.C442])" office:value-type="float" office:value="0.108314491043" calcext:value-type="float">
            <text:p>0.10831449104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0.007301057703" calcext:value-type="float">
            <text:p>-0.007301057703</text:p>
          </table:table-cell>
          <table:table-cell office:value-type="float" office:value="0.031533071534" calcext:value-type="float">
            <text:p>0.031533071534</text:p>
          </table:table-cell>
          <table:table-cell table:number-columns-repeated="11"/>
          <table:table-cell table:formula="of:=ABS([.B443])" office:value-type="float" office:value="0.007301057703" calcext:value-type="float">
            <text:p>0.007301057703</text:p>
          </table:table-cell>
          <table:table-cell table:formula="of:=ABS([.C443])" office:value-type="float" office:value="0.031533071534" calcext:value-type="float">
            <text:p>0.03153307153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85682304447" calcext:value-type="float">
            <text:p>0.185682304447</text:p>
          </table:table-cell>
          <table:table-cell office:value-type="float" office:value="0.072936622626" calcext:value-type="float">
            <text:p>0.072936622626</text:p>
          </table:table-cell>
          <table:table-cell table:number-columns-repeated="11"/>
          <table:table-cell table:formula="of:=ABS([.B444])" office:value-type="float" office:value="0.185682304447" calcext:value-type="float">
            <text:p>0.185682304447</text:p>
          </table:table-cell>
          <table:table-cell table:formula="of:=ABS([.C444])" office:value-type="float" office:value="0.072936622626" calcext:value-type="float">
            <text:p>0.07293662262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0.083449373023" calcext:value-type="float">
            <text:p>-0.083449373023</text:p>
          </table:table-cell>
          <table:table-cell office:value-type="float" office:value="-0.050850356612" calcext:value-type="float">
            <text:p>-0.050850356612</text:p>
          </table:table-cell>
          <table:table-cell table:number-columns-repeated="11"/>
          <table:table-cell table:formula="of:=ABS([.B445])" office:value-type="float" office:value="0.083449373023" calcext:value-type="float">
            <text:p>0.083449373023</text:p>
          </table:table-cell>
          <table:table-cell table:formula="of:=ABS([.C445])" office:value-type="float" office:value="0.050850356612" calcext:value-type="float">
            <text:p>0.0508503566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067228249724" calcext:value-type="float">
            <text:p>-0.067228249724</text:p>
          </table:table-cell>
          <table:table-cell office:value-type="float" office:value="0.298570603033" calcext:value-type="float">
            <text:p>0.298570603033</text:p>
          </table:table-cell>
          <table:table-cell table:number-columns-repeated="11"/>
          <table:table-cell table:formula="of:=ABS([.B446])" office:value-type="float" office:value="0.067228249724" calcext:value-type="float">
            <text:p>0.067228249724</text:p>
          </table:table-cell>
          <table:table-cell table:formula="of:=ABS([.C446])" office:value-type="float" office:value="0.298570603033" calcext:value-type="float">
            <text:p>0.29857060303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125827621751" calcext:value-type="float">
            <text:p>0.125827621751</text:p>
          </table:table-cell>
          <table:table-cell office:value-type="float" office:value="0.00868905246" calcext:value-type="float">
            <text:p>0.00868905246</text:p>
          </table:table-cell>
          <table:table-cell table:number-columns-repeated="11"/>
          <table:table-cell table:formula="of:=ABS([.B447])" office:value-type="float" office:value="0.125827621751" calcext:value-type="float">
            <text:p>0.125827621751</text:p>
          </table:table-cell>
          <table:table-cell table:formula="of:=ABS([.C447])" office:value-type="float" office:value="0.00868905246" calcext:value-type="float">
            <text:p>0.0086890524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056495449868" calcext:value-type="float">
            <text:p>-0.056495449868</text:p>
          </table:table-cell>
          <table:table-cell office:value-type="float" office:value="-0.038731854005" calcext:value-type="float">
            <text:p>-0.038731854005</text:p>
          </table:table-cell>
          <table:table-cell table:number-columns-repeated="11"/>
          <table:table-cell table:formula="of:=ABS([.B448])" office:value-type="float" office:value="0.056495449868" calcext:value-type="float">
            <text:p>0.056495449868</text:p>
          </table:table-cell>
          <table:table-cell table:formula="of:=ABS([.C448])" office:value-type="float" office:value="0.038731854005" calcext:value-type="float">
            <text:p>0.0387318540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44521303423" calcext:value-type="float">
            <text:p>0.144521303423</text:p>
          </table:table-cell>
          <table:table-cell office:value-type="float" office:value="-0.00298521256" calcext:value-type="float">
            <text:p>-0.00298521256</text:p>
          </table:table-cell>
          <table:table-cell table:number-columns-repeated="11"/>
          <table:table-cell table:formula="of:=ABS([.B449])" office:value-type="float" office:value="0.144521303423" calcext:value-type="float">
            <text:p>0.144521303423</text:p>
          </table:table-cell>
          <table:table-cell table:formula="of:=ABS([.C449])" office:value-type="float" office:value="0.00298521256" calcext:value-type="float">
            <text:p>0.0029852125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0.069182655227" calcext:value-type="float">
            <text:p>-0.069182655227</text:p>
          </table:table-cell>
          <table:table-cell office:value-type="float" office:value="0.003654270012" calcext:value-type="float">
            <text:p>0.003654270012</text:p>
          </table:table-cell>
          <table:table-cell table:number-columns-repeated="11"/>
          <table:table-cell table:formula="of:=ABS([.B450])" office:value-type="float" office:value="0.069182655227" calcext:value-type="float">
            <text:p>0.069182655227</text:p>
          </table:table-cell>
          <table:table-cell table:formula="of:=ABS([.C450])" office:value-type="float" office:value="0.003654270012" calcext:value-type="float">
            <text:p>0.0036542700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219749929026" calcext:value-type="float">
            <text:p>-0.219749929026</text:p>
          </table:table-cell>
          <table:table-cell office:value-type="float" office:value="-0.212138606249" calcext:value-type="float">
            <text:p>-0.212138606249</text:p>
          </table:table-cell>
          <table:table-cell table:number-columns-repeated="11"/>
          <table:table-cell table:formula="of:=ABS([.B451])" office:value-type="float" office:value="0.219749929026" calcext:value-type="float">
            <text:p>0.219749929026</text:p>
          </table:table-cell>
          <table:table-cell table:formula="of:=ABS([.C451])" office:value-type="float" office:value="0.212138606249" calcext:value-type="float">
            <text:p>0.21213860624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206218814951" calcext:value-type="float">
            <text:p>-0.206218814951</text:p>
          </table:table-cell>
          <table:table-cell office:value-type="float" office:value="0.068512448349" calcext:value-type="float">
            <text:p>0.068512448349</text:p>
          </table:table-cell>
          <table:table-cell table:number-columns-repeated="11"/>
          <table:table-cell table:formula="of:=ABS([.B452])" office:value-type="float" office:value="0.206218814951" calcext:value-type="float">
            <text:p>0.206218814951</text:p>
          </table:table-cell>
          <table:table-cell table:formula="of:=ABS([.C452])" office:value-type="float" office:value="0.068512448349" calcext:value-type="float">
            <text:p>0.06851244834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069496554716" calcext:value-type="float">
            <text:p>-0.069496554716</text:p>
          </table:table-cell>
          <table:table-cell office:value-type="float" office:value="0.036574339789" calcext:value-type="float">
            <text:p>0.036574339789</text:p>
          </table:table-cell>
          <table:table-cell table:number-columns-repeated="11"/>
          <table:table-cell table:formula="of:=ABS([.B453])" office:value-type="float" office:value="0.069496554716" calcext:value-type="float">
            <text:p>0.069496554716</text:p>
          </table:table-cell>
          <table:table-cell table:formula="of:=ABS([.C453])" office:value-type="float" office:value="0.036574339789" calcext:value-type="float">
            <text:p>0.03657433978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4677576021" calcext:value-type="float">
            <text:p>0.004677576021</text:p>
          </table:table-cell>
          <table:table-cell office:value-type="float" office:value="0.04908472725" calcext:value-type="float">
            <text:p>0.04908472725</text:p>
          </table:table-cell>
          <table:table-cell table:number-columns-repeated="11"/>
          <table:table-cell table:formula="of:=ABS([.B454])" office:value-type="float" office:value="0.004677576021" calcext:value-type="float">
            <text:p>0.004677576021</text:p>
          </table:table-cell>
          <table:table-cell table:formula="of:=ABS([.C454])" office:value-type="float" office:value="0.04908472725" calcext:value-type="float">
            <text:p>0.0490847272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126443715" calcext:value-type="float">
            <text:p>0.00126443715</text:p>
          </table:table-cell>
          <table:table-cell office:value-type="float" office:value="0.082581328368" calcext:value-type="float">
            <text:p>0.082581328368</text:p>
          </table:table-cell>
          <table:table-cell table:number-columns-repeated="11"/>
          <table:table-cell table:formula="of:=ABS([.B455])" office:value-type="float" office:value="0.00126443715" calcext:value-type="float">
            <text:p>0.00126443715</text:p>
          </table:table-cell>
          <table:table-cell table:formula="of:=ABS([.C455])" office:value-type="float" office:value="0.082581328368" calcext:value-type="float">
            <text:p>0.08258132836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023823425782" calcext:value-type="float">
            <text:p>-0.023823425782</text:p>
          </table:table-cell>
          <table:table-cell office:value-type="float" office:value="0.069416808663" calcext:value-type="float">
            <text:p>0.069416808663</text:p>
          </table:table-cell>
          <table:table-cell table:number-columns-repeated="11"/>
          <table:table-cell table:formula="of:=ABS([.B456])" office:value-type="float" office:value="0.023823425782" calcext:value-type="float">
            <text:p>0.023823425782</text:p>
          </table:table-cell>
          <table:table-cell table:formula="of:=ABS([.C456])" office:value-type="float" office:value="0.069416808663" calcext:value-type="float">
            <text:p>0.06941680866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090864925509" calcext:value-type="float">
            <text:p>-0.090864925509</text:p>
          </table:table-cell>
          <table:table-cell office:value-type="float" office:value="0.012651843902" calcext:value-type="float">
            <text:p>0.012651843902</text:p>
          </table:table-cell>
          <table:table-cell table:number-columns-repeated="11"/>
          <table:table-cell table:formula="of:=ABS([.B457])" office:value-type="float" office:value="0.090864925509" calcext:value-type="float">
            <text:p>0.090864925509</text:p>
          </table:table-cell>
          <table:table-cell table:formula="of:=ABS([.C457])" office:value-type="float" office:value="0.012651843902" calcext:value-type="float">
            <text:p>0.01265184390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702783146231" calcext:value-type="float">
            <text:p>0.702783146231</text:p>
          </table:table-cell>
          <table:table-cell office:value-type="float" office:value="0.127537676599" calcext:value-type="float">
            <text:p>0.127537676599</text:p>
          </table:table-cell>
          <table:table-cell table:number-columns-repeated="11"/>
          <table:table-cell table:formula="of:=ABS([.B458])" office:value-type="float" office:value="0.702783146231" calcext:value-type="float">
            <text:p>0.702783146231</text:p>
          </table:table-cell>
          <table:table-cell table:formula="of:=ABS([.C458])" office:value-type="float" office:value="0.127537676599" calcext:value-type="float">
            <text:p>0.12753767659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36991704248" calcext:value-type="float">
            <text:p>0.036991704248</text:p>
          </table:table-cell>
          <table:table-cell office:value-type="float" office:value="-0.064150682477" calcext:value-type="float">
            <text:p>-0.064150682477</text:p>
          </table:table-cell>
          <table:table-cell table:number-columns-repeated="11"/>
          <table:table-cell table:formula="of:=ABS([.B459])" office:value-type="float" office:value="0.036991704248" calcext:value-type="float">
            <text:p>0.036991704248</text:p>
          </table:table-cell>
          <table:table-cell table:formula="of:=ABS([.C459])" office:value-type="float" office:value="0.064150682477" calcext:value-type="float">
            <text:p>0.06415068247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046780921001" calcext:value-type="float">
            <text:p>-0.046780921001</text:p>
          </table:table-cell>
          <table:table-cell office:value-type="float" office:value="0.003889441662" calcext:value-type="float">
            <text:p>0.003889441662</text:p>
          </table:table-cell>
          <table:table-cell table:number-columns-repeated="11"/>
          <table:table-cell table:formula="of:=ABS([.B460])" office:value-type="float" office:value="0.046780921001" calcext:value-type="float">
            <text:p>0.046780921001</text:p>
          </table:table-cell>
          <table:table-cell table:formula="of:=ABS([.C460])" office:value-type="float" office:value="0.003889441662" calcext:value-type="float">
            <text:p>0.00388944166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57195415845" calcext:value-type="float">
            <text:p>0.057195415845</text:p>
          </table:table-cell>
          <table:table-cell office:value-type="float" office:value="0.020966105754" calcext:value-type="float">
            <text:p>0.020966105754</text:p>
          </table:table-cell>
          <table:table-cell table:number-columns-repeated="11"/>
          <table:table-cell table:formula="of:=ABS([.B461])" office:value-type="float" office:value="0.057195415845" calcext:value-type="float">
            <text:p>0.057195415845</text:p>
          </table:table-cell>
          <table:table-cell table:formula="of:=ABS([.C461])" office:value-type="float" office:value="0.020966105754" calcext:value-type="float">
            <text:p>0.02096610575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46318436063" calcext:value-type="float">
            <text:p>0.046318436063</text:p>
          </table:table-cell>
          <table:table-cell office:value-type="float" office:value="0.102956669447" calcext:value-type="float">
            <text:p>0.102956669447</text:p>
          </table:table-cell>
          <table:table-cell table:number-columns-repeated="11"/>
          <table:table-cell table:formula="of:=ABS([.B462])" office:value-type="float" office:value="0.046318436063" calcext:value-type="float">
            <text:p>0.046318436063</text:p>
          </table:table-cell>
          <table:table-cell table:formula="of:=ABS([.C462])" office:value-type="float" office:value="0.102956669447" calcext:value-type="float">
            <text:p>0.10295666944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23266699724" calcext:value-type="float">
            <text:p>0.023266699724</text:p>
          </table:table-cell>
          <table:table-cell office:value-type="float" office:value="0.460462313986" calcext:value-type="float">
            <text:p>0.460462313986</text:p>
          </table:table-cell>
          <table:table-cell table:number-columns-repeated="11"/>
          <table:table-cell table:formula="of:=ABS([.B463])" office:value-type="float" office:value="0.023266699724" calcext:value-type="float">
            <text:p>0.023266699724</text:p>
          </table:table-cell>
          <table:table-cell table:formula="of:=ABS([.C463])" office:value-type="float" office:value="0.460462313986" calcext:value-type="float">
            <text:p>0.46046231398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9050616296" calcext:value-type="float">
            <text:p>0.19050616296</text:p>
          </table:table-cell>
          <table:table-cell office:value-type="float" office:value="0.032411433254" calcext:value-type="float">
            <text:p>0.032411433254</text:p>
          </table:table-cell>
          <table:table-cell table:number-columns-repeated="11"/>
          <table:table-cell table:formula="of:=ABS([.B464])" office:value-type="float" office:value="0.19050616296" calcext:value-type="float">
            <text:p>0.19050616296</text:p>
          </table:table-cell>
          <table:table-cell table:formula="of:=ABS([.C464])" office:value-type="float" office:value="0.032411433254" calcext:value-type="float">
            <text:p>0.03241143325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072724459088" calcext:value-type="float">
            <text:p>-0.072724459088</text:p>
          </table:table-cell>
          <table:table-cell office:value-type="float" office:value="-0.005779096409" calcext:value-type="float">
            <text:p>-0.005779096409</text:p>
          </table:table-cell>
          <table:table-cell table:number-columns-repeated="11"/>
          <table:table-cell table:formula="of:=ABS([.B465])" office:value-type="float" office:value="0.072724459088" calcext:value-type="float">
            <text:p>0.072724459088</text:p>
          </table:table-cell>
          <table:table-cell table:formula="of:=ABS([.C465])" office:value-type="float" office:value="0.005779096409" calcext:value-type="float">
            <text:p>0.00577909640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030345723896" calcext:value-type="float">
            <text:p>-0.030345723896</text:p>
          </table:table-cell>
          <table:table-cell office:value-type="float" office:value="-0.003906074059" calcext:value-type="float">
            <text:p>-0.003906074059</text:p>
          </table:table-cell>
          <table:table-cell table:number-columns-repeated="11"/>
          <table:table-cell table:formula="of:=ABS([.B466])" office:value-type="float" office:value="0.030345723896" calcext:value-type="float">
            <text:p>0.030345723896</text:p>
          </table:table-cell>
          <table:table-cell table:formula="of:=ABS([.C466])" office:value-type="float" office:value="0.003906074059" calcext:value-type="float">
            <text:p>0.00390607405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008188475564" calcext:value-type="float">
            <text:p>-0.008188475564</text:p>
          </table:table-cell>
          <table:table-cell office:value-type="float" office:value="-0.044742007853" calcext:value-type="float">
            <text:p>-0.044742007853</text:p>
          </table:table-cell>
          <table:table-cell table:number-columns-repeated="11"/>
          <table:table-cell table:formula="of:=ABS([.B467])" office:value-type="float" office:value="0.008188475564" calcext:value-type="float">
            <text:p>0.008188475564</text:p>
          </table:table-cell>
          <table:table-cell table:formula="of:=ABS([.C467])" office:value-type="float" office:value="0.044742007853" calcext:value-type="float">
            <text:p>0.04474200785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56067693203" calcext:value-type="float">
            <text:p>0.056067693203</text:p>
          </table:table-cell>
          <table:table-cell office:value-type="float" office:value="-0.011109869346" calcext:value-type="float">
            <text:p>-0.011109869346</text:p>
          </table:table-cell>
          <table:table-cell table:number-columns-repeated="11"/>
          <table:table-cell table:formula="of:=ABS([.B468])" office:value-type="float" office:value="0.056067693203" calcext:value-type="float">
            <text:p>0.056067693203</text:p>
          </table:table-cell>
          <table:table-cell table:formula="of:=ABS([.C468])" office:value-type="float" office:value="0.011109869346" calcext:value-type="float">
            <text:p>0.01110986934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004548378012" calcext:value-type="float">
            <text:p>-0.004548378012</text:p>
          </table:table-cell>
          <table:table-cell office:value-type="float" office:value="-0.191391513613" calcext:value-type="float">
            <text:p>-0.191391513613</text:p>
          </table:table-cell>
          <table:table-cell table:number-columns-repeated="11"/>
          <table:table-cell table:formula="of:=ABS([.B469])" office:value-type="float" office:value="0.004548378012" calcext:value-type="float">
            <text:p>0.004548378012</text:p>
          </table:table-cell>
          <table:table-cell table:formula="of:=ABS([.C469])" office:value-type="float" office:value="0.191391513613" calcext:value-type="float">
            <text:p>0.19139151361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860049816" calcext:value-type="float">
            <text:p>0.000860049816</text:p>
          </table:table-cell>
          <table:table-cell office:value-type="float" office:value="0.043086184839" calcext:value-type="float">
            <text:p>0.043086184839</text:p>
          </table:table-cell>
          <table:table-cell table:number-columns-repeated="11"/>
          <table:table-cell table:formula="of:=ABS([.B470])" office:value-type="float" office:value="0.000860049816" calcext:value-type="float">
            <text:p>0.000860049816</text:p>
          </table:table-cell>
          <table:table-cell table:formula="of:=ABS([.C470])" office:value-type="float" office:value="0.043086184839" calcext:value-type="float">
            <text:p>0.04308618483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276470798802" calcext:value-type="float">
            <text:p>0.276470798802</text:p>
          </table:table-cell>
          <table:table-cell office:value-type="float" office:value="0.777314020012" calcext:value-type="float">
            <text:p>0.777314020012</text:p>
          </table:table-cell>
          <table:table-cell table:number-columns-repeated="11"/>
          <table:table-cell table:formula="of:=ABS([.B471])" office:value-type="float" office:value="0.276470798802" calcext:value-type="float">
            <text:p>0.276470798802</text:p>
          </table:table-cell>
          <table:table-cell table:formula="of:=ABS([.C471])" office:value-type="float" office:value="0.777314020012" calcext:value-type="float">
            <text:p>0.7773140200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051986698279" calcext:value-type="float">
            <text:p>-0.051986698279</text:p>
          </table:table-cell>
          <table:table-cell office:value-type="float" office:value="0.030083205782" calcext:value-type="float">
            <text:p>0.030083205782</text:p>
          </table:table-cell>
          <table:table-cell table:number-columns-repeated="11"/>
          <table:table-cell table:formula="of:=ABS([.B472])" office:value-type="float" office:value="0.051986698279" calcext:value-type="float">
            <text:p>0.051986698279</text:p>
          </table:table-cell>
          <table:table-cell table:formula="of:=ABS([.C472])" office:value-type="float" office:value="0.030083205782" calcext:value-type="float">
            <text:p>0.03008320578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025778024918" calcext:value-type="float">
            <text:p>-0.025778024918</text:p>
          </table:table-cell>
          <table:table-cell office:value-type="float" office:value="0.067249540182" calcext:value-type="float">
            <text:p>0.067249540182</text:p>
          </table:table-cell>
          <table:table-cell table:number-columns-repeated="11"/>
          <table:table-cell table:formula="of:=ABS([.B473])" office:value-type="float" office:value="0.025778024918" calcext:value-type="float">
            <text:p>0.025778024918</text:p>
          </table:table-cell>
          <table:table-cell table:formula="of:=ABS([.C473])" office:value-type="float" office:value="0.067249540182" calcext:value-type="float">
            <text:p>0.06724954018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056731513775" calcext:value-type="float">
            <text:p>-0.056731513775</text:p>
          </table:table-cell>
          <table:table-cell office:value-type="float" office:value="0.036418281038" calcext:value-type="float">
            <text:p>0.036418281038</text:p>
          </table:table-cell>
          <table:table-cell table:number-columns-repeated="11"/>
          <table:table-cell table:formula="of:=ABS([.B474])" office:value-type="float" office:value="0.056731513775" calcext:value-type="float">
            <text:p>0.056731513775</text:p>
          </table:table-cell>
          <table:table-cell table:formula="of:=ABS([.C474])" office:value-type="float" office:value="0.036418281038" calcext:value-type="float">
            <text:p>0.03641828103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39526264075" calcext:value-type="float">
            <text:p>0.039526264075</text:p>
          </table:table-cell>
          <table:table-cell office:value-type="float" office:value="0.02199217862" calcext:value-type="float">
            <text:p>0.02199217862</text:p>
          </table:table-cell>
          <table:table-cell table:number-columns-repeated="11"/>
          <table:table-cell table:formula="of:=ABS([.B475])" office:value-type="float" office:value="0.039526264075" calcext:value-type="float">
            <text:p>0.039526264075</text:p>
          </table:table-cell>
          <table:table-cell table:formula="of:=ABS([.C475])" office:value-type="float" office:value="0.02199217862" calcext:value-type="float">
            <text:p>0.0219921786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02570853542" calcext:value-type="float">
            <text:p>0.102570853542</text:p>
          </table:table-cell>
          <table:table-cell office:value-type="float" office:value="0.04613323985" calcext:value-type="float">
            <text:p>0.04613323985</text:p>
          </table:table-cell>
          <table:table-cell table:number-columns-repeated="11"/>
          <table:table-cell table:formula="of:=ABS([.B476])" office:value-type="float" office:value="0.102570853542" calcext:value-type="float">
            <text:p>0.102570853542</text:p>
          </table:table-cell>
          <table:table-cell table:formula="of:=ABS([.C476])" office:value-type="float" office:value="0.04613323985" calcext:value-type="float">
            <text:p>0.0461332398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216732154638" calcext:value-type="float">
            <text:p>-0.216732154638</text:p>
          </table:table-cell>
          <table:table-cell office:value-type="float" office:value="0.013979209956" calcext:value-type="float">
            <text:p>0.013979209956</text:p>
          </table:table-cell>
          <table:table-cell table:number-columns-repeated="11"/>
          <table:table-cell table:formula="of:=ABS([.B477])" office:value-type="float" office:value="0.216732154638" calcext:value-type="float">
            <text:p>0.216732154638</text:p>
          </table:table-cell>
          <table:table-cell table:formula="of:=ABS([.C477])" office:value-type="float" office:value="0.013979209956" calcext:value-type="float">
            <text:p>0.01397920995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16792831971" calcext:value-type="float">
            <text:p>0.016792831971</text:p>
          </table:table-cell>
          <table:table-cell office:value-type="float" office:value="0.032442845392" calcext:value-type="float">
            <text:p>0.032442845392</text:p>
          </table:table-cell>
          <table:table-cell table:number-columns-repeated="11"/>
          <table:table-cell table:formula="of:=ABS([.B478])" office:value-type="float" office:value="0.016792831971" calcext:value-type="float">
            <text:p>0.016792831971</text:p>
          </table:table-cell>
          <table:table-cell table:formula="of:=ABS([.C478])" office:value-type="float" office:value="0.032442845392" calcext:value-type="float">
            <text:p>0.03244284539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022261432781" calcext:value-type="float">
            <text:p>-0.022261432781</text:p>
          </table:table-cell>
          <table:table-cell office:value-type="float" office:value="-0.015023829829" calcext:value-type="float">
            <text:p>-0.015023829829</text:p>
          </table:table-cell>
          <table:table-cell table:number-columns-repeated="11"/>
          <table:table-cell table:formula="of:=ABS([.B479])" office:value-type="float" office:value="0.022261432781" calcext:value-type="float">
            <text:p>0.022261432781</text:p>
          </table:table-cell>
          <table:table-cell table:formula="of:=ABS([.C479])" office:value-type="float" office:value="0.015023829829" calcext:value-type="float">
            <text:p>0.01502382982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158938453217" calcext:value-type="float">
            <text:p>-0.158938453217</text:p>
          </table:table-cell>
          <table:table-cell office:value-type="float" office:value="0.139007849219" calcext:value-type="float">
            <text:p>0.139007849219</text:p>
          </table:table-cell>
          <table:table-cell table:number-columns-repeated="11"/>
          <table:table-cell table:formula="of:=ABS([.B480])" office:value-type="float" office:value="0.158938453217" calcext:value-type="float">
            <text:p>0.158938453217</text:p>
          </table:table-cell>
          <table:table-cell table:formula="of:=ABS([.C480])" office:value-type="float" office:value="0.139007849219" calcext:value-type="float">
            <text:p>0.13900784921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014051041248" calcext:value-type="float">
            <text:p>-0.014051041248</text:p>
          </table:table-cell>
          <table:table-cell office:value-type="float" office:value="0.031460736165" calcext:value-type="float">
            <text:p>0.031460736165</text:p>
          </table:table-cell>
          <table:table-cell table:number-columns-repeated="11"/>
          <table:table-cell table:formula="of:=ABS([.B481])" office:value-type="float" office:value="0.014051041248" calcext:value-type="float">
            <text:p>0.014051041248</text:p>
          </table:table-cell>
          <table:table-cell table:formula="of:=ABS([.C481])" office:value-type="float" office:value="0.031460736165" calcext:value-type="float">
            <text:p>0.03146073616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81036454006" calcext:value-type="float">
            <text:p>0.081036454006</text:p>
          </table:table-cell>
          <table:table-cell office:value-type="float" office:value="0.022144934434" calcext:value-type="float">
            <text:p>0.022144934434</text:p>
          </table:table-cell>
          <table:table-cell table:number-columns-repeated="11"/>
          <table:table-cell table:formula="of:=ABS([.B482])" office:value-type="float" office:value="0.081036454006" calcext:value-type="float">
            <text:p>0.081036454006</text:p>
          </table:table-cell>
          <table:table-cell table:formula="of:=ABS([.C482])" office:value-type="float" office:value="0.022144934434" calcext:value-type="float">
            <text:p>0.02214493443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19608086128" calcext:value-type="float">
            <text:p>0.019608086128</text:p>
          </table:table-cell>
          <table:table-cell office:value-type="float" office:value="-0.000839953488" calcext:value-type="float">
            <text:p>-0.000839953488</text:p>
          </table:table-cell>
          <table:table-cell table:number-columns-repeated="11"/>
          <table:table-cell table:formula="of:=ABS([.B483])" office:value-type="float" office:value="0.019608086128" calcext:value-type="float">
            <text:p>0.019608086128</text:p>
          </table:table-cell>
          <table:table-cell table:formula="of:=ABS([.C483])" office:value-type="float" office:value="0.000839953488" calcext:value-type="float">
            <text:p>0.00083995348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52916629144" calcext:value-type="float">
            <text:p>0.052916629144</text:p>
          </table:table-cell>
          <table:table-cell office:value-type="float" office:value="0.063163078772" calcext:value-type="float">
            <text:p>0.063163078772</text:p>
          </table:table-cell>
          <table:table-cell table:number-columns-repeated="11"/>
          <table:table-cell table:formula="of:=ABS([.B484])" office:value-type="float" office:value="0.052916629144" calcext:value-type="float">
            <text:p>0.052916629144</text:p>
          </table:table-cell>
          <table:table-cell table:formula="of:=ABS([.C484])" office:value-type="float" office:value="0.063163078772" calcext:value-type="float">
            <text:p>0.06316307877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83037240823" calcext:value-type="float">
            <text:p>0.083037240823</text:p>
          </table:table-cell>
          <table:table-cell office:value-type="float" office:value="0.012798909274" calcext:value-type="float">
            <text:p>0.012798909274</text:p>
          </table:table-cell>
          <table:table-cell table:number-columns-repeated="11"/>
          <table:table-cell table:formula="of:=ABS([.B485])" office:value-type="float" office:value="0.083037240823" calcext:value-type="float">
            <text:p>0.083037240823</text:p>
          </table:table-cell>
          <table:table-cell table:formula="of:=ABS([.C485])" office:value-type="float" office:value="0.012798909274" calcext:value-type="float">
            <text:p>0.01279890927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6768753668" calcext:value-type="float">
            <text:p>0.06768753668</text:p>
          </table:table-cell>
          <table:table-cell office:value-type="float" office:value="0.025273896041" calcext:value-type="float">
            <text:p>0.025273896041</text:p>
          </table:table-cell>
          <table:table-cell table:number-columns-repeated="11"/>
          <table:table-cell table:formula="of:=ABS([.B486])" office:value-type="float" office:value="0.06768753668" calcext:value-type="float">
            <text:p>0.06768753668</text:p>
          </table:table-cell>
          <table:table-cell table:formula="of:=ABS([.C486])" office:value-type="float" office:value="0.025273896041" calcext:value-type="float">
            <text:p>0.02527389604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366454600182" calcext:value-type="float">
            <text:p>-0.366454600182</text:p>
          </table:table-cell>
          <table:table-cell office:value-type="float" office:value="-0.227297203594" calcext:value-type="float">
            <text:p>-0.227297203594</text:p>
          </table:table-cell>
          <table:table-cell table:number-columns-repeated="11"/>
          <table:table-cell table:formula="of:=ABS([.B487])" office:value-type="float" office:value="0.366454600182" calcext:value-type="float">
            <text:p>0.366454600182</text:p>
          </table:table-cell>
          <table:table-cell table:formula="of:=ABS([.C487])" office:value-type="float" office:value="0.227297203594" calcext:value-type="float">
            <text:p>0.22729720359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275131738" calcext:value-type="float">
            <text:p>0.00275131738</text:p>
          </table:table-cell>
          <table:table-cell office:value-type="float" office:value="0.056565999197" calcext:value-type="float">
            <text:p>0.056565999197</text:p>
          </table:table-cell>
          <table:table-cell table:number-columns-repeated="11"/>
          <table:table-cell table:formula="of:=ABS([.B488])" office:value-type="float" office:value="0.00275131738" calcext:value-type="float">
            <text:p>0.00275131738</text:p>
          </table:table-cell>
          <table:table-cell table:formula="of:=ABS([.C488])" office:value-type="float" office:value="0.056565999197" calcext:value-type="float">
            <text:p>0.05656599919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02221022441" calcext:value-type="float">
            <text:p>-0.02221022441</text:p>
          </table:table-cell>
          <table:table-cell office:value-type="float" office:value="-0.008714176099" calcext:value-type="float">
            <text:p>-0.008714176099</text:p>
          </table:table-cell>
          <table:table-cell table:number-columns-repeated="11"/>
          <table:table-cell table:formula="of:=ABS([.B489])" office:value-type="float" office:value="0.02221022441" calcext:value-type="float">
            <text:p>0.02221022441</text:p>
          </table:table-cell>
          <table:table-cell table:formula="of:=ABS([.C489])" office:value-type="float" office:value="0.008714176099" calcext:value-type="float">
            <text:p>0.00871417609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13951016212" calcext:value-type="float">
            <text:p>0.013951016212</text:p>
          </table:table-cell>
          <table:table-cell office:value-type="float" office:value="0.041146470648" calcext:value-type="float">
            <text:p>0.041146470648</text:p>
          </table:table-cell>
          <table:table-cell table:number-columns-repeated="11"/>
          <table:table-cell table:formula="of:=ABS([.B490])" office:value-type="float" office:value="0.013951016212" calcext:value-type="float">
            <text:p>0.013951016212</text:p>
          </table:table-cell>
          <table:table-cell table:formula="of:=ABS([.C490])" office:value-type="float" office:value="0.041146470648" calcext:value-type="float">
            <text:p>0.04114647064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2677282755" calcext:value-type="float">
            <text:p>0.002677282755</text:p>
          </table:table-cell>
          <table:table-cell office:value-type="float" office:value="0.014301011671" calcext:value-type="float">
            <text:p>0.014301011671</text:p>
          </table:table-cell>
          <table:table-cell table:number-columns-repeated="11"/>
          <table:table-cell table:formula="of:=ABS([.B491])" office:value-type="float" office:value="0.002677282755" calcext:value-type="float">
            <text:p>0.002677282755</text:p>
          </table:table-cell>
          <table:table-cell table:formula="of:=ABS([.C491])" office:value-type="float" office:value="0.014301011671" calcext:value-type="float">
            <text:p>0.01430101167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58126605595" calcext:value-type="float">
            <text:p>0.058126605595</text:p>
          </table:table-cell>
          <table:table-cell office:value-type="float" office:value="0.191486593357" calcext:value-type="float">
            <text:p>0.191486593357</text:p>
          </table:table-cell>
          <table:table-cell table:number-columns-repeated="11"/>
          <table:table-cell table:formula="of:=ABS([.B492])" office:value-type="float" office:value="0.058126605595" calcext:value-type="float">
            <text:p>0.058126605595</text:p>
          </table:table-cell>
          <table:table-cell table:formula="of:=ABS([.C492])" office:value-type="float" office:value="0.191486593357" calcext:value-type="float">
            <text:p>0.19148659335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835315609" calcext:value-type="float">
            <text:p>0.000835315609</text:p>
          </table:table-cell>
          <table:table-cell office:value-type="float" office:value="0.084594501589" calcext:value-type="float">
            <text:p>0.084594501589</text:p>
          </table:table-cell>
          <table:table-cell table:number-columns-repeated="11"/>
          <table:table-cell table:formula="of:=ABS([.B493])" office:value-type="float" office:value="0.000835315609" calcext:value-type="float">
            <text:p>0.000835315609</text:p>
          </table:table-cell>
          <table:table-cell table:formula="of:=ABS([.C493])" office:value-type="float" office:value="0.084594501589" calcext:value-type="float">
            <text:p>0.08459450158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82571988263" calcext:value-type="float">
            <text:p>0.082571988263</text:p>
          </table:table-cell>
          <table:table-cell office:value-type="float" office:value="-0.020855244053" calcext:value-type="float">
            <text:p>-0.020855244053</text:p>
          </table:table-cell>
          <table:table-cell table:number-columns-repeated="11"/>
          <table:table-cell table:formula="of:=ABS([.B494])" office:value-type="float" office:value="0.082571988263" calcext:value-type="float">
            <text:p>0.082571988263</text:p>
          </table:table-cell>
          <table:table-cell table:formula="of:=ABS([.C494])" office:value-type="float" office:value="0.020855244053" calcext:value-type="float">
            <text:p>0.02085524405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02233179864" calcext:value-type="float">
            <text:p>-0.02233179864</text:p>
          </table:table-cell>
          <table:table-cell office:value-type="float" office:value="0.001313971361" calcext:value-type="float">
            <text:p>0.001313971361</text:p>
          </table:table-cell>
          <table:table-cell table:number-columns-repeated="11"/>
          <table:table-cell table:formula="of:=ABS([.B495])" office:value-type="float" office:value="0.02233179864" calcext:value-type="float">
            <text:p>0.02233179864</text:p>
          </table:table-cell>
          <table:table-cell table:formula="of:=ABS([.C495])" office:value-type="float" office:value="0.001313971361" calcext:value-type="float">
            <text:p>0.00131397136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11255421063" calcext:value-type="float">
            <text:p>-0.11255421063</text:p>
          </table:table-cell>
          <table:table-cell office:value-type="float" office:value="0.005562812375" calcext:value-type="float">
            <text:p>0.005562812375</text:p>
          </table:table-cell>
          <table:table-cell table:number-columns-repeated="11"/>
          <table:table-cell table:formula="of:=ABS([.B496])" office:value-type="float" office:value="0.11255421063" calcext:value-type="float">
            <text:p>0.11255421063</text:p>
          </table:table-cell>
          <table:table-cell table:formula="of:=ABS([.C496])" office:value-type="float" office:value="0.005562812375" calcext:value-type="float">
            <text:p>0.00556281237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0.179893079594" calcext:value-type="float">
            <text:p>-0.179893079594</text:p>
          </table:table-cell>
          <table:table-cell office:value-type="float" office:value="-0.124184884342" calcext:value-type="float">
            <text:p>-0.124184884342</text:p>
          </table:table-cell>
          <table:table-cell table:number-columns-repeated="11"/>
          <table:table-cell table:formula="of:=ABS([.B497])" office:value-type="float" office:value="0.179893079594" calcext:value-type="float">
            <text:p>0.179893079594</text:p>
          </table:table-cell>
          <table:table-cell table:formula="of:=ABS([.C497])" office:value-type="float" office:value="0.124184884342" calcext:value-type="float">
            <text:p>0.12418488434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078009729996" calcext:value-type="float">
            <text:p>-0.078009729996</text:p>
          </table:table-cell>
          <table:table-cell office:value-type="float" office:value="0.024395282466" calcext:value-type="float">
            <text:p>0.024395282466</text:p>
          </table:table-cell>
          <table:table-cell table:number-columns-repeated="11"/>
          <table:table-cell table:formula="of:=ABS([.B498])" office:value-type="float" office:value="0.078009729996" calcext:value-type="float">
            <text:p>0.078009729996</text:p>
          </table:table-cell>
          <table:table-cell table:formula="of:=ABS([.C498])" office:value-type="float" office:value="0.024395282466" calcext:value-type="float">
            <text:p>0.02439528246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111359631126" calcext:value-type="float">
            <text:p>0.111359631126</text:p>
          </table:table-cell>
          <table:table-cell office:value-type="float" office:value="0.025869598113" calcext:value-type="float">
            <text:p>0.025869598113</text:p>
          </table:table-cell>
          <table:table-cell table:number-columns-repeated="11"/>
          <table:table-cell table:formula="of:=ABS([.B499])" office:value-type="float" office:value="0.111359631126" calcext:value-type="float">
            <text:p>0.111359631126</text:p>
          </table:table-cell>
          <table:table-cell table:formula="of:=ABS([.C499])" office:value-type="float" office:value="0.025869598113" calcext:value-type="float">
            <text:p>0.02586959811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0.024336666973" calcext:value-type="float">
            <text:p>-0.024336666973</text:p>
          </table:table-cell>
          <table:table-cell office:value-type="float" office:value="0.021154167453" calcext:value-type="float">
            <text:p>0.021154167453</text:p>
          </table:table-cell>
          <table:table-cell table:number-columns-repeated="11"/>
          <table:table-cell table:formula="of:=ABS([.B500])" office:value-type="float" office:value="0.024336666973" calcext:value-type="float">
            <text:p>0.024336666973</text:p>
          </table:table-cell>
          <table:table-cell table:formula="of:=ABS([.C500])" office:value-type="float" office:value="0.021154167453" calcext:value-type="float">
            <text:p>0.0211541674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0917236154" calcext:value-type="float">
            <text:p>0.010917236154</text:p>
          </table:table-cell>
          <table:table-cell office:value-type="float" office:value="0.023677315137" calcext:value-type="float">
            <text:p>0.023677315137</text:p>
          </table:table-cell>
          <table:table-cell table:number-columns-repeated="11"/>
          <table:table-cell table:formula="of:=ABS([.B501])" office:value-type="float" office:value="0.010917236154" calcext:value-type="float">
            <text:p>0.010917236154</text:p>
          </table:table-cell>
          <table:table-cell table:formula="of:=ABS([.C501])" office:value-type="float" office:value="0.023677315137" calcext:value-type="float">
            <text:p>0.02367731513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0.015944954733" calcext:value-type="float">
            <text:p>-0.015944954733</text:p>
          </table:table-cell>
          <table:table-cell office:value-type="float" office:value="0.042093485936" calcext:value-type="float">
            <text:p>0.042093485936</text:p>
          </table:table-cell>
          <table:table-cell table:number-columns-repeated="11"/>
          <table:table-cell table:formula="of:=ABS([.B502])" office:value-type="float" office:value="0.015944954733" calcext:value-type="float">
            <text:p>0.015944954733</text:p>
          </table:table-cell>
          <table:table-cell table:formula="of:=ABS([.C502])" office:value-type="float" office:value="0.042093485936" calcext:value-type="float">
            <text:p>0.04209348593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4095778845" calcext:value-type="float">
            <text:p>0.04095778845</text:p>
          </table:table-cell>
          <table:table-cell office:value-type="float" office:value="0.047225275672" calcext:value-type="float">
            <text:p>0.047225275672</text:p>
          </table:table-cell>
          <table:table-cell table:number-columns-repeated="11"/>
          <table:table-cell table:formula="of:=ABS([.B503])" office:value-type="float" office:value="0.04095778845" calcext:value-type="float">
            <text:p>0.04095778845</text:p>
          </table:table-cell>
          <table:table-cell table:formula="of:=ABS([.C503])" office:value-type="float" office:value="0.047225275672" calcext:value-type="float">
            <text:p>0.04722527567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14070305288" calcext:value-type="float">
            <text:p>0.014070305288</text:p>
          </table:table-cell>
          <table:table-cell office:value-type="float" office:value="0.0290247185" calcext:value-type="float">
            <text:p>0.0290247185</text:p>
          </table:table-cell>
          <table:table-cell table:number-columns-repeated="11"/>
          <table:table-cell table:formula="of:=ABS([.B504])" office:value-type="float" office:value="0.014070305288" calcext:value-type="float">
            <text:p>0.014070305288</text:p>
          </table:table-cell>
          <table:table-cell table:formula="of:=ABS([.C504])" office:value-type="float" office:value="0.0290247185" calcext:value-type="float">
            <text:p>0.029024718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108031144478" calcext:value-type="float">
            <text:p>0.108031144478</text:p>
          </table:table-cell>
          <table:table-cell office:value-type="float" office:value="0.033248950158" calcext:value-type="float">
            <text:p>0.033248950158</text:p>
          </table:table-cell>
          <table:table-cell table:number-columns-repeated="11"/>
          <table:table-cell table:formula="of:=ABS([.B505])" office:value-type="float" office:value="0.108031144478" calcext:value-type="float">
            <text:p>0.108031144478</text:p>
          </table:table-cell>
          <table:table-cell table:formula="of:=ABS([.C505])" office:value-type="float" office:value="0.033248950158" calcext:value-type="float">
            <text:p>0.03324895015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0.13039451833" calcext:value-type="float">
            <text:p>-0.13039451833</text:p>
          </table:table-cell>
          <table:table-cell office:value-type="float" office:value="-0.006067825946" calcext:value-type="float">
            <text:p>-0.006067825946</text:p>
          </table:table-cell>
          <table:table-cell table:number-columns-repeated="11"/>
          <table:table-cell table:formula="of:=ABS([.B506])" office:value-type="float" office:value="0.13039451833" calcext:value-type="float">
            <text:p>0.13039451833</text:p>
          </table:table-cell>
          <table:table-cell table:formula="of:=ABS([.C506])" office:value-type="float" office:value="0.006067825946" calcext:value-type="float">
            <text:p>0.00606782594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0.066194176328" calcext:value-type="float">
            <text:p>-0.066194176328</text:p>
          </table:table-cell>
          <table:table-cell office:value-type="float" office:value="0.101577358373" calcext:value-type="float">
            <text:p>0.101577358373</text:p>
          </table:table-cell>
          <table:table-cell table:number-columns-repeated="11"/>
          <table:table-cell table:formula="of:=ABS([.B507])" office:value-type="float" office:value="0.066194176328" calcext:value-type="float">
            <text:p>0.066194176328</text:p>
          </table:table-cell>
          <table:table-cell table:formula="of:=ABS([.C507])" office:value-type="float" office:value="0.101577358373" calcext:value-type="float">
            <text:p>0.10157735837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7937532413" calcext:value-type="float">
            <text:p>0.007937532413</text:p>
          </table:table-cell>
          <table:table-cell office:value-type="float" office:value="0.036016401688" calcext:value-type="float">
            <text:p>0.036016401688</text:p>
          </table:table-cell>
          <table:table-cell table:number-columns-repeated="11"/>
          <table:table-cell table:formula="of:=ABS([.B508])" office:value-type="float" office:value="0.007937532413" calcext:value-type="float">
            <text:p>0.007937532413</text:p>
          </table:table-cell>
          <table:table-cell table:formula="of:=ABS([.C508])" office:value-type="float" office:value="0.036016401688" calcext:value-type="float">
            <text:p>0.03601640168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0.014342801105" calcext:value-type="float">
            <text:p>-0.014342801105</text:p>
          </table:table-cell>
          <table:table-cell office:value-type="float" office:value="0.039522743292" calcext:value-type="float">
            <text:p>0.039522743292</text:p>
          </table:table-cell>
          <table:table-cell table:number-columns-repeated="11"/>
          <table:table-cell table:formula="of:=ABS([.B509])" office:value-type="float" office:value="0.014342801105" calcext:value-type="float">
            <text:p>0.014342801105</text:p>
          </table:table-cell>
          <table:table-cell table:formula="of:=ABS([.C509])" office:value-type="float" office:value="0.039522743292" calcext:value-type="float">
            <text:p>0.03952274329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0.040198778603" calcext:value-type="float">
            <text:p>-0.040198778603</text:p>
          </table:table-cell>
          <table:table-cell office:value-type="float" office:value="0.072754800281" calcext:value-type="float">
            <text:p>0.072754800281</text:p>
          </table:table-cell>
          <table:table-cell table:number-columns-repeated="11"/>
          <table:table-cell table:formula="of:=ABS([.B510])" office:value-type="float" office:value="0.040198778603" calcext:value-type="float">
            <text:p>0.040198778603</text:p>
          </table:table-cell>
          <table:table-cell table:formula="of:=ABS([.C510])" office:value-type="float" office:value="0.072754800281" calcext:value-type="float">
            <text:p>0.07275480028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45220859061" calcext:value-type="float">
            <text:p>0.045220859061</text:p>
          </table:table-cell>
          <table:table-cell office:value-type="float" office:value="0.018671053888" calcext:value-type="float">
            <text:p>0.018671053888</text:p>
          </table:table-cell>
          <table:table-cell table:number-columns-repeated="11"/>
          <table:table-cell table:formula="of:=ABS([.B511])" office:value-type="float" office:value="0.045220859061" calcext:value-type="float">
            <text:p>0.045220859061</text:p>
          </table:table-cell>
          <table:table-cell table:formula="of:=ABS([.C511])" office:value-type="float" office:value="0.018671053888" calcext:value-type="float">
            <text:p>0.01867105388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7590807441" calcext:value-type="float">
            <text:p>0.017590807441</text:p>
          </table:table-cell>
          <table:table-cell office:value-type="float" office:value="0.067089108231" calcext:value-type="float">
            <text:p>0.067089108231</text:p>
          </table:table-cell>
          <table:table-cell table:number-columns-repeated="11"/>
          <table:table-cell table:formula="of:=ABS([.B512])" office:value-type="float" office:value="0.017590807441" calcext:value-type="float">
            <text:p>0.017590807441</text:p>
          </table:table-cell>
          <table:table-cell table:formula="of:=ABS([.C512])" office:value-type="float" office:value="0.067089108231" calcext:value-type="float">
            <text:p>0.0670891082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20765865784" calcext:value-type="float">
            <text:p>0.020765865784</text:p>
          </table:table-cell>
          <table:table-cell office:value-type="float" office:value="-0.003680764702" calcext:value-type="float">
            <text:p>-0.003680764702</text:p>
          </table:table-cell>
          <table:table-cell table:number-columns-repeated="11"/>
          <table:table-cell table:formula="of:=ABS([.B513])" office:value-type="float" office:value="0.020765865784" calcext:value-type="float">
            <text:p>0.020765865784</text:p>
          </table:table-cell>
          <table:table-cell table:formula="of:=ABS([.C513])" office:value-type="float" office:value="0.003680764702" calcext:value-type="float">
            <text:p>0.00368076470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6171389355" calcext:value-type="float">
            <text:p>0.06171389355</text:p>
          </table:table-cell>
          <table:table-cell office:value-type="float" office:value="0.026030576377" calcext:value-type="float">
            <text:p>0.026030576377</text:p>
          </table:table-cell>
          <table:table-cell table:number-columns-repeated="11"/>
          <table:table-cell table:formula="of:=ABS([.B514])" office:value-type="float" office:value="0.06171389355" calcext:value-type="float">
            <text:p>0.06171389355</text:p>
          </table:table-cell>
          <table:table-cell table:formula="of:=ABS([.C514])" office:value-type="float" office:value="0.026030576377" calcext:value-type="float">
            <text:p>0.02603057637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6619026374" calcext:value-type="float">
            <text:p>0.06619026374</text:p>
          </table:table-cell>
          <table:table-cell office:value-type="float" office:value="0.022424808496" calcext:value-type="float">
            <text:p>0.022424808496</text:p>
          </table:table-cell>
          <table:table-cell table:number-columns-repeated="11"/>
          <table:table-cell table:formula="of:=ABS([.B515])" office:value-type="float" office:value="0.06619026374" calcext:value-type="float">
            <text:p>0.06619026374</text:p>
          </table:table-cell>
          <table:table-cell table:formula="of:=ABS([.C515])" office:value-type="float" office:value="0.022424808496" calcext:value-type="float">
            <text:p>0.02242480849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16496002911" calcext:value-type="float">
            <text:p>0.016496002911</text:p>
          </table:table-cell>
          <table:table-cell office:value-type="float" office:value="-0.12839009864" calcext:value-type="float">
            <text:p>-0.12839009864</text:p>
          </table:table-cell>
          <table:table-cell table:number-columns-repeated="11"/>
          <table:table-cell table:formula="of:=ABS([.B516])" office:value-type="float" office:value="0.016496002911" calcext:value-type="float">
            <text:p>0.016496002911</text:p>
          </table:table-cell>
          <table:table-cell table:formula="of:=ABS([.C516])" office:value-type="float" office:value="0.12839009864" calcext:value-type="float">
            <text:p>0.1283900986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76850599028" calcext:value-type="float">
            <text:p>0.076850599028</text:p>
          </table:table-cell>
          <table:table-cell office:value-type="float" office:value="0.04952783092" calcext:value-type="float">
            <text:p>0.04952783092</text:p>
          </table:table-cell>
          <table:table-cell table:number-columns-repeated="11"/>
          <table:table-cell table:formula="of:=ABS([.B517])" office:value-type="float" office:value="0.076850599028" calcext:value-type="float">
            <text:p>0.076850599028</text:p>
          </table:table-cell>
          <table:table-cell table:formula="of:=ABS([.C517])" office:value-type="float" office:value="0.04952783092" calcext:value-type="float">
            <text:p>0.0495278309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5124269775" calcext:value-type="float">
            <text:p>0.005124269775</text:p>
          </table:table-cell>
          <table:table-cell office:value-type="float" office:value="0.011283085565" calcext:value-type="float">
            <text:p>0.011283085565</text:p>
          </table:table-cell>
          <table:table-cell table:number-columns-repeated="11"/>
          <table:table-cell table:formula="of:=ABS([.B518])" office:value-type="float" office:value="0.005124269775" calcext:value-type="float">
            <text:p>0.005124269775</text:p>
          </table:table-cell>
          <table:table-cell table:formula="of:=ABS([.C518])" office:value-type="float" office:value="0.011283085565" calcext:value-type="float">
            <text:p>0.01128308556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0.077891617187" calcext:value-type="float">
            <text:p>-0.077891617187</text:p>
          </table:table-cell>
          <table:table-cell office:value-type="float" office:value="0.083928054993" calcext:value-type="float">
            <text:p>0.083928054993</text:p>
          </table:table-cell>
          <table:table-cell table:number-columns-repeated="11"/>
          <table:table-cell table:formula="of:=ABS([.B519])" office:value-type="float" office:value="0.077891617187" calcext:value-type="float">
            <text:p>0.077891617187</text:p>
          </table:table-cell>
          <table:table-cell table:formula="of:=ABS([.C519])" office:value-type="float" office:value="0.083928054993" calcext:value-type="float">
            <text:p>0.08392805499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80081437171" calcext:value-type="float">
            <text:p>0.080081437171</text:p>
          </table:table-cell>
          <table:table-cell office:value-type="float" office:value="-0.011782528674" calcext:value-type="float">
            <text:p>-0.011782528674</text:p>
          </table:table-cell>
          <table:table-cell table:number-columns-repeated="11"/>
          <table:table-cell table:formula="of:=ABS([.B520])" office:value-type="float" office:value="0.080081437171" calcext:value-type="float">
            <text:p>0.080081437171</text:p>
          </table:table-cell>
          <table:table-cell table:formula="of:=ABS([.C520])" office:value-type="float" office:value="0.011782528674" calcext:value-type="float">
            <text:p>0.01178252867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0.092659159371" calcext:value-type="float">
            <text:p>-0.092659159371</text:p>
          </table:table-cell>
          <table:table-cell office:value-type="float" office:value="0.005645675309" calcext:value-type="float">
            <text:p>0.005645675309</text:p>
          </table:table-cell>
          <table:table-cell table:number-columns-repeated="11"/>
          <table:table-cell table:formula="of:=ABS([.B521])" office:value-type="float" office:value="0.092659159371" calcext:value-type="float">
            <text:p>0.092659159371</text:p>
          </table:table-cell>
          <table:table-cell table:formula="of:=ABS([.C521])" office:value-type="float" office:value="0.005645675309" calcext:value-type="float">
            <text:p>0.00564567530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0.116043828497" calcext:value-type="float">
            <text:p>-0.116043828497</text:p>
          </table:table-cell>
          <table:table-cell office:value-type="float" office:value="0.035220597016" calcext:value-type="float">
            <text:p>0.035220597016</text:p>
          </table:table-cell>
          <table:table-cell table:number-columns-repeated="11"/>
          <table:table-cell table:formula="of:=ABS([.B522])" office:value-type="float" office:value="0.116043828497" calcext:value-type="float">
            <text:p>0.116043828497</text:p>
          </table:table-cell>
          <table:table-cell table:formula="of:=ABS([.C522])" office:value-type="float" office:value="0.035220597016" calcext:value-type="float">
            <text:p>0.0352205970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145600516306" calcext:value-type="float">
            <text:p>0.145600516306</text:p>
          </table:table-cell>
          <table:table-cell office:value-type="float" office:value="0.001216543722" calcext:value-type="float">
            <text:p>0.001216543722</text:p>
          </table:table-cell>
          <table:table-cell table:number-columns-repeated="11"/>
          <table:table-cell table:formula="of:=ABS([.B523])" office:value-type="float" office:value="0.145600516306" calcext:value-type="float">
            <text:p>0.145600516306</text:p>
          </table:table-cell>
          <table:table-cell table:formula="of:=ABS([.C523])" office:value-type="float" office:value="0.001216543722" calcext:value-type="float">
            <text:p>0.0012165437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84769573399" calcext:value-type="float">
            <text:p>0.084769573399</text:p>
          </table:table-cell>
          <table:table-cell office:value-type="float" office:value="-0.061268781789" calcext:value-type="float">
            <text:p>-0.061268781789</text:p>
          </table:table-cell>
          <table:table-cell table:number-columns-repeated="11"/>
          <table:table-cell table:formula="of:=ABS([.B524])" office:value-type="float" office:value="0.084769573399" calcext:value-type="float">
            <text:p>0.084769573399</text:p>
          </table:table-cell>
          <table:table-cell table:formula="of:=ABS([.C524])" office:value-type="float" office:value="0.061268781789" calcext:value-type="float">
            <text:p>0.06126878178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74703836117" calcext:value-type="float">
            <text:p>0.074703836117</text:p>
          </table:table-cell>
          <table:table-cell office:value-type="float" office:value="0.035074989851" calcext:value-type="float">
            <text:p>0.035074989851</text:p>
          </table:table-cell>
          <table:table-cell table:number-columns-repeated="11"/>
          <table:table-cell table:formula="of:=ABS([.B525])" office:value-type="float" office:value="0.074703836117" calcext:value-type="float">
            <text:p>0.074703836117</text:p>
          </table:table-cell>
          <table:table-cell table:formula="of:=ABS([.C525])" office:value-type="float" office:value="0.035074989851" calcext:value-type="float">
            <text:p>0.03507498985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34204271539" calcext:value-type="float">
            <text:p>0.034204271539</text:p>
          </table:table-cell>
          <table:table-cell office:value-type="float" office:value="-0.038582386675" calcext:value-type="float">
            <text:p>-0.038582386675</text:p>
          </table:table-cell>
          <table:table-cell table:number-columns-repeated="11"/>
          <table:table-cell table:formula="of:=ABS([.B526])" office:value-type="float" office:value="0.034204271539" calcext:value-type="float">
            <text:p>0.034204271539</text:p>
          </table:table-cell>
          <table:table-cell table:formula="of:=ABS([.C526])" office:value-type="float" office:value="0.038582386675" calcext:value-type="float">
            <text:p>0.03858238667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053740881063" calcext:value-type="float">
            <text:p>-0.053740881063</text:p>
          </table:table-cell>
          <table:table-cell office:value-type="float" office:value="0.293509301847" calcext:value-type="float">
            <text:p>0.293509301847</text:p>
          </table:table-cell>
          <table:table-cell table:number-columns-repeated="11"/>
          <table:table-cell table:formula="of:=ABS([.B527])" office:value-type="float" office:value="0.053740881063" calcext:value-type="float">
            <text:p>0.053740881063</text:p>
          </table:table-cell>
          <table:table-cell table:formula="of:=ABS([.C527])" office:value-type="float" office:value="0.293509301847" calcext:value-type="float">
            <text:p>0.29350930184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09015802735" calcext:value-type="float">
            <text:p>0.109015802735</text:p>
          </table:table-cell>
          <table:table-cell office:value-type="float" office:value="0.046724838105" calcext:value-type="float">
            <text:p>0.046724838105</text:p>
          </table:table-cell>
          <table:table-cell table:number-columns-repeated="11"/>
          <table:table-cell table:formula="of:=ABS([.B528])" office:value-type="float" office:value="0.109015802735" calcext:value-type="float">
            <text:p>0.109015802735</text:p>
          </table:table-cell>
          <table:table-cell table:formula="of:=ABS([.C528])" office:value-type="float" office:value="0.046724838105" calcext:value-type="float">
            <text:p>0.04672483810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0.007404310949" calcext:value-type="float">
            <text:p>-0.007404310949</text:p>
          </table:table-cell>
          <table:table-cell office:value-type="float" office:value="-0.002613328936" calcext:value-type="float">
            <text:p>-0.002613328936</text:p>
          </table:table-cell>
          <table:table-cell table:number-columns-repeated="11"/>
          <table:table-cell table:formula="of:=ABS([.B529])" office:value-type="float" office:value="0.007404310949" calcext:value-type="float">
            <text:p>0.007404310949</text:p>
          </table:table-cell>
          <table:table-cell table:formula="of:=ABS([.C529])" office:value-type="float" office:value="0.002613328936" calcext:value-type="float">
            <text:p>0.00261332893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0.02061608136" calcext:value-type="float">
            <text:p>-0.02061608136</text:p>
          </table:table-cell>
          <table:table-cell office:value-type="float" office:value="0.0754172809" calcext:value-type="float">
            <text:p>0.0754172809</text:p>
          </table:table-cell>
          <table:table-cell table:number-columns-repeated="11"/>
          <table:table-cell table:formula="of:=ABS([.B530])" office:value-type="float" office:value="0.02061608136" calcext:value-type="float">
            <text:p>0.02061608136</text:p>
          </table:table-cell>
          <table:table-cell table:formula="of:=ABS([.C530])" office:value-type="float" office:value="0.0754172809" calcext:value-type="float">
            <text:p>0.075417280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0.015606070397" calcext:value-type="float">
            <text:p>-0.015606070397</text:p>
          </table:table-cell>
          <table:table-cell office:value-type="float" office:value="0.035612259234" calcext:value-type="float">
            <text:p>0.035612259234</text:p>
          </table:table-cell>
          <table:table-cell table:number-columns-repeated="11"/>
          <table:table-cell table:formula="of:=ABS([.B531])" office:value-type="float" office:value="0.015606070397" calcext:value-type="float">
            <text:p>0.015606070397</text:p>
          </table:table-cell>
          <table:table-cell table:formula="of:=ABS([.C531])" office:value-type="float" office:value="0.035612259234" calcext:value-type="float">
            <text:p>0.03561225923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0.025188527555" calcext:value-type="float">
            <text:p>-0.025188527555</text:p>
          </table:table-cell>
          <table:table-cell office:value-type="float" office:value="0.047807510517" calcext:value-type="float">
            <text:p>0.047807510517</text:p>
          </table:table-cell>
          <table:table-cell table:number-columns-repeated="11"/>
          <table:table-cell table:formula="of:=ABS([.B532])" office:value-type="float" office:value="0.025188527555" calcext:value-type="float">
            <text:p>0.025188527555</text:p>
          </table:table-cell>
          <table:table-cell table:formula="of:=ABS([.C532])" office:value-type="float" office:value="0.047807510517" calcext:value-type="float">
            <text:p>0.04780751051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0.327978616185" calcext:value-type="float">
            <text:p>-0.327978616185</text:p>
          </table:table-cell>
          <table:table-cell office:value-type="float" office:value="-0.13677643313" calcext:value-type="float">
            <text:p>-0.13677643313</text:p>
          </table:table-cell>
          <table:table-cell table:number-columns-repeated="11"/>
          <table:table-cell table:formula="of:=ABS([.B533])" office:value-type="float" office:value="0.327978616185" calcext:value-type="float">
            <text:p>0.327978616185</text:p>
          </table:table-cell>
          <table:table-cell table:formula="of:=ABS([.C533])" office:value-type="float" office:value="0.13677643313" calcext:value-type="float">
            <text:p>0.1367764331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0.015012930366" calcext:value-type="float">
            <text:p>-0.015012930366</text:p>
          </table:table-cell>
          <table:table-cell office:value-type="float" office:value="-0.070842812283" calcext:value-type="float">
            <text:p>-0.070842812283</text:p>
          </table:table-cell>
          <table:table-cell table:number-columns-repeated="11"/>
          <table:table-cell table:formula="of:=ABS([.B534])" office:value-type="float" office:value="0.015012930366" calcext:value-type="float">
            <text:p>0.015012930366</text:p>
          </table:table-cell>
          <table:table-cell table:formula="of:=ABS([.C534])" office:value-type="float" office:value="0.070842812283" calcext:value-type="float">
            <text:p>0.07084281228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13379365856" calcext:value-type="float">
            <text:p>0.13379365856</text:p>
          </table:table-cell>
          <table:table-cell office:value-type="float" office:value="0.062627707898" calcext:value-type="float">
            <text:p>0.062627707898</text:p>
          </table:table-cell>
          <table:table-cell table:number-columns-repeated="11"/>
          <table:table-cell table:formula="of:=ABS([.B535])" office:value-type="float" office:value="0.13379365856" calcext:value-type="float">
            <text:p>0.13379365856</text:p>
          </table:table-cell>
          <table:table-cell table:formula="of:=ABS([.C535])" office:value-type="float" office:value="0.062627707898" calcext:value-type="float">
            <text:p>0.06262770789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27805905963" calcext:value-type="float">
            <text:p>0.027805905963</text:p>
          </table:table-cell>
          <table:table-cell office:value-type="float" office:value="-0.070659994054" calcext:value-type="float">
            <text:p>-0.070659994054</text:p>
          </table:table-cell>
          <table:table-cell table:number-columns-repeated="11"/>
          <table:table-cell table:formula="of:=ABS([.B536])" office:value-type="float" office:value="0.027805905963" calcext:value-type="float">
            <text:p>0.027805905963</text:p>
          </table:table-cell>
          <table:table-cell table:formula="of:=ABS([.C536])" office:value-type="float" office:value="0.070659994054" calcext:value-type="float">
            <text:p>0.07065999405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1636134658" calcext:value-type="float">
            <text:p>0.01636134658</text:p>
          </table:table-cell>
          <table:table-cell office:value-type="float" office:value="-0.000014948808" calcext:value-type="float">
            <text:p>-0.000014948808</text:p>
          </table:table-cell>
          <table:table-cell table:number-columns-repeated="11"/>
          <table:table-cell table:formula="of:=ABS([.B537])" office:value-type="float" office:value="0.01636134658" calcext:value-type="float">
            <text:p>0.01636134658</text:p>
          </table:table-cell>
          <table:table-cell table:formula="of:=ABS([.C537])" office:value-type="float" office:value="0.000014948808" calcext:value-type="float">
            <text:p>0.00001494880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16496228512" calcext:value-type="float">
            <text:p>0.016496228512</text:p>
          </table:table-cell>
          <table:table-cell office:value-type="float" office:value="-0.013930411557" calcext:value-type="float">
            <text:p>-0.013930411557</text:p>
          </table:table-cell>
          <table:table-cell table:number-columns-repeated="11"/>
          <table:table-cell table:formula="of:=ABS([.B538])" office:value-type="float" office:value="0.016496228512" calcext:value-type="float">
            <text:p>0.016496228512</text:p>
          </table:table-cell>
          <table:table-cell table:formula="of:=ABS([.C538])" office:value-type="float" office:value="0.013930411557" calcext:value-type="float">
            <text:p>0.01393041155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49043940351" calcext:value-type="float">
            <text:p>0.049043940351</text:p>
          </table:table-cell>
          <table:table-cell office:value-type="float" office:value="-0.022151214914" calcext:value-type="float">
            <text:p>-0.022151214914</text:p>
          </table:table-cell>
          <table:table-cell table:number-columns-repeated="11"/>
          <table:table-cell table:formula="of:=ABS([.B539])" office:value-type="float" office:value="0.049043940351" calcext:value-type="float">
            <text:p>0.049043940351</text:p>
          </table:table-cell>
          <table:table-cell table:formula="of:=ABS([.C539])" office:value-type="float" office:value="0.022151214914" calcext:value-type="float">
            <text:p>0.0221512149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0.108176219841" calcext:value-type="float">
            <text:p>-0.108176219841</text:p>
          </table:table-cell>
          <table:table-cell office:value-type="float" office:value="-0.14703446368" calcext:value-type="float">
            <text:p>-0.14703446368</text:p>
          </table:table-cell>
          <table:table-cell table:number-columns-repeated="11"/>
          <table:table-cell table:formula="of:=ABS([.B540])" office:value-type="float" office:value="0.108176219841" calcext:value-type="float">
            <text:p>0.108176219841</text:p>
          </table:table-cell>
          <table:table-cell table:formula="of:=ABS([.C540])" office:value-type="float" office:value="0.14703446368" calcext:value-type="float">
            <text:p>0.1470344636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20122656836" calcext:value-type="float">
            <text:p>0.020122656836</text:p>
          </table:table-cell>
          <table:table-cell office:value-type="float" office:value="0.06167885605" calcext:value-type="float">
            <text:p>0.06167885605</text:p>
          </table:table-cell>
          <table:table-cell table:number-columns-repeated="11"/>
          <table:table-cell table:formula="of:=ABS([.B541])" office:value-type="float" office:value="0.020122656836" calcext:value-type="float">
            <text:p>0.020122656836</text:p>
          </table:table-cell>
          <table:table-cell table:formula="of:=ABS([.C541])" office:value-type="float" office:value="0.06167885605" calcext:value-type="float">
            <text:p>0.061678856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0.003227692527" calcext:value-type="float">
            <text:p>-0.003227692527</text:p>
          </table:table-cell>
          <table:table-cell office:value-type="float" office:value="-0.001242097874" calcext:value-type="float">
            <text:p>-0.001242097874</text:p>
          </table:table-cell>
          <table:table-cell table:number-columns-repeated="11"/>
          <table:table-cell table:formula="of:=ABS([.B542])" office:value-type="float" office:value="0.003227692527" calcext:value-type="float">
            <text:p>0.003227692527</text:p>
          </table:table-cell>
          <table:table-cell table:formula="of:=ABS([.C542])" office:value-type="float" office:value="0.001242097874" calcext:value-type="float">
            <text:p>0.00124209787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12804521074" calcext:value-type="float">
            <text:p>0.012804521074</text:p>
          </table:table-cell>
          <table:table-cell office:value-type="float" office:value="0.038827476615" calcext:value-type="float">
            <text:p>0.038827476615</text:p>
          </table:table-cell>
          <table:table-cell table:number-columns-repeated="11"/>
          <table:table-cell table:formula="of:=ABS([.B543])" office:value-type="float" office:value="0.012804521074" calcext:value-type="float">
            <text:p>0.012804521074</text:p>
          </table:table-cell>
          <table:table-cell table:formula="of:=ABS([.C543])" office:value-type="float" office:value="0.038827476615" calcext:value-type="float">
            <text:p>0.03882747661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45142452423" calcext:value-type="float">
            <text:p>0.045142452423</text:p>
          </table:table-cell>
          <table:table-cell office:value-type="float" office:value="0.070904616826" calcext:value-type="float">
            <text:p>0.070904616826</text:p>
          </table:table-cell>
          <table:table-cell table:number-columns-repeated="11"/>
          <table:table-cell table:formula="of:=ABS([.B544])" office:value-type="float" office:value="0.045142452423" calcext:value-type="float">
            <text:p>0.045142452423</text:p>
          </table:table-cell>
          <table:table-cell table:formula="of:=ABS([.C544])" office:value-type="float" office:value="0.070904616826" calcext:value-type="float">
            <text:p>0.07090461682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0.059942243498" calcext:value-type="float">
            <text:p>-0.059942243498</text:p>
          </table:table-cell>
          <table:table-cell office:value-type="float" office:value="-0.012873395565" calcext:value-type="float">
            <text:p>-0.012873395565</text:p>
          </table:table-cell>
          <table:table-cell table:number-columns-repeated="11"/>
          <table:table-cell table:formula="of:=ABS([.B545])" office:value-type="float" office:value="0.059942243498" calcext:value-type="float">
            <text:p>0.059942243498</text:p>
          </table:table-cell>
          <table:table-cell table:formula="of:=ABS([.C545])" office:value-type="float" office:value="0.012873395565" calcext:value-type="float">
            <text:p>0.01287339556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0.054930290815" calcext:value-type="float">
            <text:p>-0.054930290815</text:p>
          </table:table-cell>
          <table:table-cell office:value-type="float" office:value="-0.113398468975" calcext:value-type="float">
            <text:p>-0.113398468975</text:p>
          </table:table-cell>
          <table:table-cell table:number-columns-repeated="11"/>
          <table:table-cell table:formula="of:=ABS([.B546])" office:value-type="float" office:value="0.054930290815" calcext:value-type="float">
            <text:p>0.054930290815</text:p>
          </table:table-cell>
          <table:table-cell table:formula="of:=ABS([.C546])" office:value-type="float" office:value="0.113398468975" calcext:value-type="float">
            <text:p>0.11339846897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1693971465" calcext:value-type="float">
            <text:p>0.01693971465</text:p>
          </table:table-cell>
          <table:table-cell office:value-type="float" office:value="0.017330973477" calcext:value-type="float">
            <text:p>0.017330973477</text:p>
          </table:table-cell>
          <table:table-cell table:number-columns-repeated="11"/>
          <table:table-cell table:formula="of:=ABS([.B547])" office:value-type="float" office:value="0.01693971465" calcext:value-type="float">
            <text:p>0.01693971465</text:p>
          </table:table-cell>
          <table:table-cell table:formula="of:=ABS([.C547])" office:value-type="float" office:value="0.017330973477" calcext:value-type="float">
            <text:p>0.01733097347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92720214884" calcext:value-type="float">
            <text:p>0.092720214884</text:p>
          </table:table-cell>
          <table:table-cell office:value-type="float" office:value="-0.029603043592" calcext:value-type="float">
            <text:p>-0.029603043592</text:p>
          </table:table-cell>
          <table:table-cell table:number-columns-repeated="11"/>
          <table:table-cell table:formula="of:=ABS([.B548])" office:value-type="float" office:value="0.092720214884" calcext:value-type="float">
            <text:p>0.092720214884</text:p>
          </table:table-cell>
          <table:table-cell table:formula="of:=ABS([.C548])" office:value-type="float" office:value="0.029603043592" calcext:value-type="float">
            <text:p>0.02960304359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85417262186" calcext:value-type="float">
            <text:p>-0.085417262186</text:p>
          </table:table-cell>
          <table:table-cell office:value-type="float" office:value="0.092712403563" calcext:value-type="float">
            <text:p>0.092712403563</text:p>
          </table:table-cell>
          <table:table-cell table:number-columns-repeated="11"/>
          <table:table-cell table:formula="of:=ABS([.B549])" office:value-type="float" office:value="0.085417262186" calcext:value-type="float">
            <text:p>0.085417262186</text:p>
          </table:table-cell>
          <table:table-cell table:formula="of:=ABS([.C549])" office:value-type="float" office:value="0.092712403563" calcext:value-type="float">
            <text:p>0.09271240356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180429166468" calcext:value-type="float">
            <text:p>0.180429166468</text:p>
          </table:table-cell>
          <table:table-cell office:value-type="float" office:value="0.055438751004" calcext:value-type="float">
            <text:p>0.055438751004</text:p>
          </table:table-cell>
          <table:table-cell table:number-columns-repeated="11"/>
          <table:table-cell table:formula="of:=ABS([.B550])" office:value-type="float" office:value="0.180429166468" calcext:value-type="float">
            <text:p>0.180429166468</text:p>
          </table:table-cell>
          <table:table-cell table:formula="of:=ABS([.C550])" office:value-type="float" office:value="0.055438751004" calcext:value-type="float">
            <text:p>0.05543875100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0.03150942754" calcext:value-type="float">
            <text:p>-0.03150942754</text:p>
          </table:table-cell>
          <table:table-cell office:value-type="float" office:value="-0.032345671069" calcext:value-type="float">
            <text:p>-0.032345671069</text:p>
          </table:table-cell>
          <table:table-cell table:number-columns-repeated="11"/>
          <table:table-cell table:formula="of:=ABS([.B551])" office:value-type="float" office:value="0.03150942754" calcext:value-type="float">
            <text:p>0.03150942754</text:p>
          </table:table-cell>
          <table:table-cell table:formula="of:=ABS([.C551])" office:value-type="float" office:value="0.032345671069" calcext:value-type="float">
            <text:p>0.03234567106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44745243567" calcext:value-type="float">
            <text:p>0.044745243567</text:p>
          </table:table-cell>
          <table:table-cell office:value-type="float" office:value="0.001754856425" calcext:value-type="float">
            <text:p>0.001754856425</text:p>
          </table:table-cell>
          <table:table-cell table:number-columns-repeated="11"/>
          <table:table-cell table:formula="of:=ABS([.B552])" office:value-type="float" office:value="0.044745243567" calcext:value-type="float">
            <text:p>0.044745243567</text:p>
          </table:table-cell>
          <table:table-cell table:formula="of:=ABS([.C552])" office:value-type="float" office:value="0.001754856425" calcext:value-type="float">
            <text:p>0.00175485642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0.059563652027" calcext:value-type="float">
            <text:p>-0.059563652027</text:p>
          </table:table-cell>
          <table:table-cell office:value-type="float" office:value="0.06191437013" calcext:value-type="float">
            <text:p>0.06191437013</text:p>
          </table:table-cell>
          <table:table-cell table:number-columns-repeated="11"/>
          <table:table-cell table:formula="of:=ABS([.B553])" office:value-type="float" office:value="0.059563652027" calcext:value-type="float">
            <text:p>0.059563652027</text:p>
          </table:table-cell>
          <table:table-cell table:formula="of:=ABS([.C553])" office:value-type="float" office:value="0.06191437013" calcext:value-type="float">
            <text:p>0.0619143701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106857251093" calcext:value-type="float">
            <text:p>-0.106857251093</text:p>
          </table:table-cell>
          <table:table-cell office:value-type="float" office:value="-0.199188792361" calcext:value-type="float">
            <text:p>-0.199188792361</text:p>
          </table:table-cell>
          <table:table-cell table:number-columns-repeated="11"/>
          <table:table-cell table:formula="of:=ABS([.B554])" office:value-type="float" office:value="0.106857251093" calcext:value-type="float">
            <text:p>0.106857251093</text:p>
          </table:table-cell>
          <table:table-cell table:formula="of:=ABS([.C554])" office:value-type="float" office:value="0.199188792361" calcext:value-type="float">
            <text:p>0.19918879236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93273329037" calcext:value-type="float">
            <text:p>0.693273329037</text:p>
          </table:table-cell>
          <table:table-cell office:value-type="float" office:value="0.119657893743" calcext:value-type="float">
            <text:p>0.119657893743</text:p>
          </table:table-cell>
          <table:table-cell table:number-columns-repeated="11"/>
          <table:table-cell table:formula="of:=ABS([.B555])" office:value-type="float" office:value="0.693273329037" calcext:value-type="float">
            <text:p>0.693273329037</text:p>
          </table:table-cell>
          <table:table-cell table:formula="of:=ABS([.C555])" office:value-type="float" office:value="0.119657893743" calcext:value-type="float">
            <text:p>0.11965789374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84020218034" calcext:value-type="float">
            <text:p>0.084020218034</text:p>
          </table:table-cell>
          <table:table-cell office:value-type="float" office:value="0.015925688065" calcext:value-type="float">
            <text:p>0.015925688065</text:p>
          </table:table-cell>
          <table:table-cell table:number-columns-repeated="11"/>
          <table:table-cell table:formula="of:=ABS([.B556])" office:value-type="float" office:value="0.084020218034" calcext:value-type="float">
            <text:p>0.084020218034</text:p>
          </table:table-cell>
          <table:table-cell table:formula="of:=ABS([.C556])" office:value-type="float" office:value="0.015925688065" calcext:value-type="float">
            <text:p>0.01592568806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20967443063" calcext:value-type="float">
            <text:p>0.020967443063</text:p>
          </table:table-cell>
          <table:table-cell office:value-type="float" office:value="0.027038472582" calcext:value-type="float">
            <text:p>0.027038472582</text:p>
          </table:table-cell>
          <table:table-cell table:number-columns-repeated="11"/>
          <table:table-cell table:formula="of:=ABS([.B557])" office:value-type="float" office:value="0.020967443063" calcext:value-type="float">
            <text:p>0.020967443063</text:p>
          </table:table-cell>
          <table:table-cell table:formula="of:=ABS([.C557])" office:value-type="float" office:value="0.027038472582" calcext:value-type="float">
            <text:p>0.02703847258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0.111361826908" calcext:value-type="float">
            <text:p>-0.111361826908</text:p>
          </table:table-cell>
          <table:table-cell office:value-type="float" office:value="0.055154950739" calcext:value-type="float">
            <text:p>0.055154950739</text:p>
          </table:table-cell>
          <table:table-cell table:number-columns-repeated="11"/>
          <table:table-cell table:formula="of:=ABS([.B558])" office:value-type="float" office:value="0.111361826908" calcext:value-type="float">
            <text:p>0.111361826908</text:p>
          </table:table-cell>
          <table:table-cell table:formula="of:=ABS([.C558])" office:value-type="float" office:value="0.055154950739" calcext:value-type="float">
            <text:p>0.05515495073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0.005371171313" calcext:value-type="float">
            <text:p>-0.005371171313</text:p>
          </table:table-cell>
          <table:table-cell office:value-type="float" office:value="-0.012618387636" calcext:value-type="float">
            <text:p>-0.012618387636</text:p>
          </table:table-cell>
          <table:table-cell table:number-columns-repeated="11"/>
          <table:table-cell table:formula="of:=ABS([.B559])" office:value-type="float" office:value="0.005371171313" calcext:value-type="float">
            <text:p>0.005371171313</text:p>
          </table:table-cell>
          <table:table-cell table:formula="of:=ABS([.C559])" office:value-type="float" office:value="0.012618387636" calcext:value-type="float">
            <text:p>0.01261838763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77103981098" calcext:value-type="float">
            <text:p>0.077103981098</text:p>
          </table:table-cell>
          <table:table-cell office:value-type="float" office:value="-0.008891658769" calcext:value-type="float">
            <text:p>-0.008891658769</text:p>
          </table:table-cell>
          <table:table-cell table:number-columns-repeated="11"/>
          <table:table-cell table:formula="of:=ABS([.B560])" office:value-type="float" office:value="0.077103981098" calcext:value-type="float">
            <text:p>0.077103981098</text:p>
          </table:table-cell>
          <table:table-cell table:formula="of:=ABS([.C560])" office:value-type="float" office:value="0.008891658769" calcext:value-type="float">
            <text:p>0.00889165876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39716951471" calcext:value-type="float">
            <text:p>0.039716951471</text:p>
          </table:table-cell>
          <table:table-cell office:value-type="float" office:value="0.007406463733" calcext:value-type="float">
            <text:p>0.007406463733</text:p>
          </table:table-cell>
          <table:table-cell table:number-columns-repeated="11"/>
          <table:table-cell table:formula="of:=ABS([.B561])" office:value-type="float" office:value="0.039716951471" calcext:value-type="float">
            <text:p>0.039716951471</text:p>
          </table:table-cell>
          <table:table-cell table:formula="of:=ABS([.C561])" office:value-type="float" office:value="0.007406463733" calcext:value-type="float">
            <text:p>0.00740646373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5935848997" calcext:value-type="float">
            <text:p>0.005935848997</text:p>
          </table:table-cell>
          <table:table-cell office:value-type="float" office:value="0.054171907925" calcext:value-type="float">
            <text:p>0.054171907925</text:p>
          </table:table-cell>
          <table:table-cell table:number-columns-repeated="11"/>
          <table:table-cell table:formula="of:=ABS([.B562])" office:value-type="float" office:value="0.005935848997" calcext:value-type="float">
            <text:p>0.005935848997</text:p>
          </table:table-cell>
          <table:table-cell table:formula="of:=ABS([.C562])" office:value-type="float" office:value="0.054171907925" calcext:value-type="float">
            <text:p>0.05417190792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60410279234" calcext:value-type="float">
            <text:p>0.060410279234</text:p>
          </table:table-cell>
          <table:table-cell office:value-type="float" office:value="-0.029005726122" calcext:value-type="float">
            <text:p>-0.029005726122</text:p>
          </table:table-cell>
          <table:table-cell table:number-columns-repeated="11"/>
          <table:table-cell table:formula="of:=ABS([.B563])" office:value-type="float" office:value="0.060410279234" calcext:value-type="float">
            <text:p>0.060410279234</text:p>
          </table:table-cell>
          <table:table-cell table:formula="of:=ABS([.C563])" office:value-type="float" office:value="0.029005726122" calcext:value-type="float">
            <text:p>0.02900572612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50958113446" calcext:value-type="float">
            <text:p>0.050958113446</text:p>
          </table:table-cell>
          <table:table-cell office:value-type="float" office:value="0.019519917529" calcext:value-type="float">
            <text:p>0.019519917529</text:p>
          </table:table-cell>
          <table:table-cell table:number-columns-repeated="11"/>
          <table:table-cell table:formula="of:=ABS([.B564])" office:value-type="float" office:value="0.050958113446" calcext:value-type="float">
            <text:p>0.050958113446</text:p>
          </table:table-cell>
          <table:table-cell table:formula="of:=ABS([.C564])" office:value-type="float" office:value="0.019519917529" calcext:value-type="float">
            <text:p>0.01951991752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14201182205" calcext:value-type="float">
            <text:p>-0.14201182205</text:p>
          </table:table-cell>
          <table:table-cell office:value-type="float" office:value="-0.013552565774" calcext:value-type="float">
            <text:p>-0.013552565774</text:p>
          </table:table-cell>
          <table:table-cell table:number-columns-repeated="11"/>
          <table:table-cell table:formula="of:=ABS([.B565])" office:value-type="float" office:value="0.14201182205" calcext:value-type="float">
            <text:p>0.14201182205</text:p>
          </table:table-cell>
          <table:table-cell table:formula="of:=ABS([.C565])" office:value-type="float" office:value="0.013552565774" calcext:value-type="float">
            <text:p>0.01355256577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227666929158" calcext:value-type="float">
            <text:p>-0.227666929158</text:p>
          </table:table-cell>
          <table:table-cell office:value-type="float" office:value="-0.082968364207" calcext:value-type="float">
            <text:p>-0.082968364207</text:p>
          </table:table-cell>
          <table:table-cell table:number-columns-repeated="11"/>
          <table:table-cell table:formula="of:=ABS([.B566])" office:value-type="float" office:value="0.227666929158" calcext:value-type="float">
            <text:p>0.227666929158</text:p>
          </table:table-cell>
          <table:table-cell table:formula="of:=ABS([.C566])" office:value-type="float" office:value="0.082968364207" calcext:value-type="float">
            <text:p>0.08296836420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0.235349644" calcext:value-type="float">
            <text:p>-0.235349644</text:p>
          </table:table-cell>
          <table:table-cell office:value-type="float" office:value="-0.035231062627" calcext:value-type="float">
            <text:p>-0.035231062627</text:p>
          </table:table-cell>
          <table:table-cell table:number-columns-repeated="11"/>
          <table:table-cell table:formula="of:=ABS([.B567])" office:value-type="float" office:value="0.235349644" calcext:value-type="float">
            <text:p>0.235349644</text:p>
          </table:table-cell>
          <table:table-cell table:formula="of:=ABS([.C567])" office:value-type="float" office:value="0.035231062627" calcext:value-type="float">
            <text:p>0.03523106262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146061740474" calcext:value-type="float">
            <text:p>0.146061740474</text:p>
          </table:table-cell>
          <table:table-cell office:value-type="float" office:value="0.010053641486" calcext:value-type="float">
            <text:p>0.010053641486</text:p>
          </table:table-cell>
          <table:table-cell table:number-columns-repeated="11"/>
          <table:table-cell table:formula="of:=ABS([.B568])" office:value-type="float" office:value="0.146061740474" calcext:value-type="float">
            <text:p>0.146061740474</text:p>
          </table:table-cell>
          <table:table-cell table:formula="of:=ABS([.C568])" office:value-type="float" office:value="0.010053641486" calcext:value-type="float">
            <text:p>0.01005364148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147097633168" calcext:value-type="float">
            <text:p>0.147097633168</text:p>
          </table:table-cell>
          <table:table-cell office:value-type="float" office:value="-0.094952371539" calcext:value-type="float">
            <text:p>-0.094952371539</text:p>
          </table:table-cell>
          <table:table-cell table:number-columns-repeated="11"/>
          <table:table-cell table:formula="of:=ABS([.B569])" office:value-type="float" office:value="0.147097633168" calcext:value-type="float">
            <text:p>0.147097633168</text:p>
          </table:table-cell>
          <table:table-cell table:formula="of:=ABS([.C569])" office:value-type="float" office:value="0.094952371539" calcext:value-type="float">
            <text:p>0.09495237153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45239106025" calcext:value-type="float">
            <text:p>0.045239106025</text:p>
          </table:table-cell>
          <table:table-cell office:value-type="float" office:value="0.027390833273" calcext:value-type="float">
            <text:p>0.027390833273</text:p>
          </table:table-cell>
          <table:table-cell table:number-columns-repeated="11"/>
          <table:table-cell table:formula="of:=ABS([.B570])" office:value-type="float" office:value="0.045239106025" calcext:value-type="float">
            <text:p>0.045239106025</text:p>
          </table:table-cell>
          <table:table-cell table:formula="of:=ABS([.C570])" office:value-type="float" office:value="0.027390833273" calcext:value-type="float">
            <text:p>0.02739083327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0.002910908662" calcext:value-type="float">
            <text:p>-0.002910908662</text:p>
          </table:table-cell>
          <table:table-cell office:value-type="float" office:value="0.051940326743" calcext:value-type="float">
            <text:p>0.051940326743</text:p>
          </table:table-cell>
          <table:table-cell table:number-columns-repeated="11"/>
          <table:table-cell table:formula="of:=ABS([.B571])" office:value-type="float" office:value="0.002910908662" calcext:value-type="float">
            <text:p>0.002910908662</text:p>
          </table:table-cell>
          <table:table-cell table:formula="of:=ABS([.C571])" office:value-type="float" office:value="0.051940326743" calcext:value-type="float">
            <text:p>0.05194032674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0.010573397295" calcext:value-type="float">
            <text:p>-0.010573397295</text:p>
          </table:table-cell>
          <table:table-cell office:value-type="float" office:value="0.024426795175" calcext:value-type="float">
            <text:p>0.024426795175</text:p>
          </table:table-cell>
          <table:table-cell table:number-columns-repeated="11"/>
          <table:table-cell table:formula="of:=ABS([.B572])" office:value-type="float" office:value="0.010573397295" calcext:value-type="float">
            <text:p>0.010573397295</text:p>
          </table:table-cell>
          <table:table-cell table:formula="of:=ABS([.C572])" office:value-type="float" office:value="0.024426795175" calcext:value-type="float">
            <text:p>0.02442679517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20499194748" calcext:value-type="float">
            <text:p>0.020499194748</text:p>
          </table:table-cell>
          <table:table-cell office:value-type="float" office:value="0.046426713559" calcext:value-type="float">
            <text:p>0.046426713559</text:p>
          </table:table-cell>
          <table:table-cell table:number-columns-repeated="11"/>
          <table:table-cell table:formula="of:=ABS([.B573])" office:value-type="float" office:value="0.020499194748" calcext:value-type="float">
            <text:p>0.020499194748</text:p>
          </table:table-cell>
          <table:table-cell table:formula="of:=ABS([.C573])" office:value-type="float" office:value="0.046426713559" calcext:value-type="float">
            <text:p>0.04642671355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0.07229680097" calcext:value-type="float">
            <text:p>-0.07229680097</text:p>
          </table:table-cell>
          <table:table-cell office:value-type="float" office:value="0.020780077314" calcext:value-type="float">
            <text:p>0.020780077314</text:p>
          </table:table-cell>
          <table:table-cell table:number-columns-repeated="11"/>
          <table:table-cell table:formula="of:=ABS([.B574])" office:value-type="float" office:value="0.07229680097" calcext:value-type="float">
            <text:p>0.07229680097</text:p>
          </table:table-cell>
          <table:table-cell table:formula="of:=ABS([.C574])" office:value-type="float" office:value="0.020780077314" calcext:value-type="float">
            <text:p>0.02078007731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0.15581146119" calcext:value-type="float">
            <text:p>-0.15581146119</text:p>
          </table:table-cell>
          <table:table-cell office:value-type="float" office:value="0.017168785438" calcext:value-type="float">
            <text:p>0.017168785438</text:p>
          </table:table-cell>
          <table:table-cell table:number-columns-repeated="11"/>
          <table:table-cell table:formula="of:=ABS([.B575])" office:value-type="float" office:value="0.15581146119" calcext:value-type="float">
            <text:p>0.15581146119</text:p>
          </table:table-cell>
          <table:table-cell table:formula="of:=ABS([.C575])" office:value-type="float" office:value="0.017168785438" calcext:value-type="float">
            <text:p>0.01716878543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0.01697858558" calcext:value-type="float">
            <text:p>-0.01697858558</text:p>
          </table:table-cell>
          <table:table-cell office:value-type="float" office:value="0.02178358778" calcext:value-type="float">
            <text:p>0.02178358778</text:p>
          </table:table-cell>
          <table:table-cell table:number-columns-repeated="11"/>
          <table:table-cell table:formula="of:=ABS([.B576])" office:value-type="float" office:value="0.01697858558" calcext:value-type="float">
            <text:p>0.01697858558</text:p>
          </table:table-cell>
          <table:table-cell table:formula="of:=ABS([.C576])" office:value-type="float" office:value="0.02178358778" calcext:value-type="float">
            <text:p>0.0217835877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67600215543" calcext:value-type="float">
            <text:p>0.167600215543</text:p>
          </table:table-cell>
          <table:table-cell office:value-type="float" office:value="-0.044583648063" calcext:value-type="float">
            <text:p>-0.044583648063</text:p>
          </table:table-cell>
          <table:table-cell table:number-columns-repeated="11"/>
          <table:table-cell table:formula="of:=ABS([.B577])" office:value-type="float" office:value="0.167600215543" calcext:value-type="float">
            <text:p>0.167600215543</text:p>
          </table:table-cell>
          <table:table-cell table:formula="of:=ABS([.C577])" office:value-type="float" office:value="0.044583648063" calcext:value-type="float">
            <text:p>0.04458364806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20877416235" calcext:value-type="float">
            <text:p>0.020877416235</text:p>
          </table:table-cell>
          <table:table-cell office:value-type="float" office:value="0.045697986431" calcext:value-type="float">
            <text:p>0.045697986431</text:p>
          </table:table-cell>
          <table:table-cell table:number-columns-repeated="11"/>
          <table:table-cell table:formula="of:=ABS([.B578])" office:value-type="float" office:value="0.020877416235" calcext:value-type="float">
            <text:p>0.020877416235</text:p>
          </table:table-cell>
          <table:table-cell table:formula="of:=ABS([.C578])" office:value-type="float" office:value="0.045697986431" calcext:value-type="float">
            <text:p>0.04569798643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25809768144" calcext:value-type="float">
            <text:p>0.025809768144</text:p>
          </table:table-cell>
          <table:table-cell office:value-type="float" office:value="0.020340575181" calcext:value-type="float">
            <text:p>0.020340575181</text:p>
          </table:table-cell>
          <table:table-cell table:number-columns-repeated="11"/>
          <table:table-cell table:formula="of:=ABS([.B579])" office:value-type="float" office:value="0.025809768144" calcext:value-type="float">
            <text:p>0.025809768144</text:p>
          </table:table-cell>
          <table:table-cell table:formula="of:=ABS([.C579])" office:value-type="float" office:value="0.020340575181" calcext:value-type="float">
            <text:p>0.02034057518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0.233352225088" calcext:value-type="float">
            <text:p>-0.233352225088</text:p>
          </table:table-cell>
          <table:table-cell office:value-type="float" office:value="-0.027069252194" calcext:value-type="float">
            <text:p>-0.027069252194</text:p>
          </table:table-cell>
          <table:table-cell table:number-columns-repeated="11"/>
          <table:table-cell table:formula="of:=ABS([.B580])" office:value-type="float" office:value="0.233352225088" calcext:value-type="float">
            <text:p>0.233352225088</text:p>
          </table:table-cell>
          <table:table-cell table:formula="of:=ABS([.C580])" office:value-type="float" office:value="0.027069252194" calcext:value-type="float">
            <text:p>0.02706925219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1117426338" calcext:value-type="float">
            <text:p>0.001117426338</text:p>
          </table:table-cell>
          <table:table-cell office:value-type="float" office:value="0.004170199782" calcext:value-type="float">
            <text:p>0.004170199782</text:p>
          </table:table-cell>
          <table:table-cell table:number-columns-repeated="11"/>
          <table:table-cell table:formula="of:=ABS([.B581])" office:value-type="float" office:value="0.001117426338" calcext:value-type="float">
            <text:p>0.001117426338</text:p>
          </table:table-cell>
          <table:table-cell table:formula="of:=ABS([.C581])" office:value-type="float" office:value="0.004170199782" calcext:value-type="float">
            <text:p>0.00417019978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285285233957" calcext:value-type="float">
            <text:p>-0.285285233957</text:p>
          </table:table-cell>
          <table:table-cell office:value-type="float" office:value="-0.131866646771" calcext:value-type="float">
            <text:p>-0.131866646771</text:p>
          </table:table-cell>
          <table:table-cell table:number-columns-repeated="11"/>
          <table:table-cell table:formula="of:=ABS([.B582])" office:value-type="float" office:value="0.285285233957" calcext:value-type="float">
            <text:p>0.285285233957</text:p>
          </table:table-cell>
          <table:table-cell table:formula="of:=ABS([.C582])" office:value-type="float" office:value="0.131866646771" calcext:value-type="float">
            <text:p>0.13186664677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0.013970401151" calcext:value-type="float">
            <text:p>-0.013970401151</text:p>
          </table:table-cell>
          <table:table-cell office:value-type="float" office:value="0.008230995567" calcext:value-type="float">
            <text:p>0.008230995567</text:p>
          </table:table-cell>
          <table:table-cell table:number-columns-repeated="11"/>
          <table:table-cell table:formula="of:=ABS([.B583])" office:value-type="float" office:value="0.013970401151" calcext:value-type="float">
            <text:p>0.013970401151</text:p>
          </table:table-cell>
          <table:table-cell table:formula="of:=ABS([.C583])" office:value-type="float" office:value="0.008230995567" calcext:value-type="float">
            <text:p>0.00823099556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0.062399837801" calcext:value-type="float">
            <text:p>-0.062399837801</text:p>
          </table:table-cell>
          <table:table-cell office:value-type="float" office:value="0.046979022282" calcext:value-type="float">
            <text:p>0.046979022282</text:p>
          </table:table-cell>
          <table:table-cell table:number-columns-repeated="11"/>
          <table:table-cell table:formula="of:=ABS([.B584])" office:value-type="float" office:value="0.062399837801" calcext:value-type="float">
            <text:p>0.062399837801</text:p>
          </table:table-cell>
          <table:table-cell table:formula="of:=ABS([.C584])" office:value-type="float" office:value="0.046979022282" calcext:value-type="float">
            <text:p>0.04697902228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0.063738255415" calcext:value-type="float">
            <text:p>-0.063738255415</text:p>
          </table:table-cell>
          <table:table-cell office:value-type="float" office:value="-0.01628867913" calcext:value-type="float">
            <text:p>-0.01628867913</text:p>
          </table:table-cell>
          <table:table-cell table:number-columns-repeated="11"/>
          <table:table-cell table:formula="of:=ABS([.B585])" office:value-type="float" office:value="0.063738255415" calcext:value-type="float">
            <text:p>0.063738255415</text:p>
          </table:table-cell>
          <table:table-cell table:formula="of:=ABS([.C585])" office:value-type="float" office:value="0.01628867913" calcext:value-type="float">
            <text:p>0.0162886791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0.022141846191" calcext:value-type="float">
            <text:p>-0.022141846191</text:p>
          </table:table-cell>
          <table:table-cell office:value-type="float" office:value="0.012873542811" calcext:value-type="float">
            <text:p>0.012873542811</text:p>
          </table:table-cell>
          <table:table-cell table:number-columns-repeated="11"/>
          <table:table-cell table:formula="of:=ABS([.B586])" office:value-type="float" office:value="0.022141846191" calcext:value-type="float">
            <text:p>0.022141846191</text:p>
          </table:table-cell>
          <table:table-cell table:formula="of:=ABS([.C586])" office:value-type="float" office:value="0.012873542811" calcext:value-type="float">
            <text:p>0.01287354281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38658124441" calcext:value-type="float">
            <text:p>0.038658124441</text:p>
          </table:table-cell>
          <table:table-cell office:value-type="float" office:value="0.006749187809" calcext:value-type="float">
            <text:p>0.006749187809</text:p>
          </table:table-cell>
          <table:table-cell table:number-columns-repeated="11"/>
          <table:table-cell table:formula="of:=ABS([.B587])" office:value-type="float" office:value="0.038658124441" calcext:value-type="float">
            <text:p>0.038658124441</text:p>
          </table:table-cell>
          <table:table-cell table:formula="of:=ABS([.C587])" office:value-type="float" office:value="0.006749187809" calcext:value-type="float">
            <text:p>0.00674918780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11597833564" calcext:value-type="float">
            <text:p>0.011597833564</text:p>
          </table:table-cell>
          <table:table-cell office:value-type="float" office:value="0.024668334122" calcext:value-type="float">
            <text:p>0.024668334122</text:p>
          </table:table-cell>
          <table:table-cell table:number-columns-repeated="11"/>
          <table:table-cell table:formula="of:=ABS([.B588])" office:value-type="float" office:value="0.011597833564" calcext:value-type="float">
            <text:p>0.011597833564</text:p>
          </table:table-cell>
          <table:table-cell table:formula="of:=ABS([.C588])" office:value-type="float" office:value="0.024668334122" calcext:value-type="float">
            <text:p>0.02466833412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44783191512" calcext:value-type="float">
            <text:p>0.044783191512</text:p>
          </table:table-cell>
          <table:table-cell office:value-type="float" office:value="0.110825075885" calcext:value-type="float">
            <text:p>0.110825075885</text:p>
          </table:table-cell>
          <table:table-cell table:number-columns-repeated="11"/>
          <table:table-cell table:formula="of:=ABS([.B589])" office:value-type="float" office:value="0.044783191512" calcext:value-type="float">
            <text:p>0.044783191512</text:p>
          </table:table-cell>
          <table:table-cell table:formula="of:=ABS([.C589])" office:value-type="float" office:value="0.110825075885" calcext:value-type="float">
            <text:p>0.11082507588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0.045909384844" calcext:value-type="float">
            <text:p>-0.045909384844</text:p>
          </table:table-cell>
          <table:table-cell office:value-type="float" office:value="0.003613072977" calcext:value-type="float">
            <text:p>0.003613072977</text:p>
          </table:table-cell>
          <table:table-cell table:number-columns-repeated="11"/>
          <table:table-cell table:formula="of:=ABS([.B590])" office:value-type="float" office:value="0.045909384844" calcext:value-type="float">
            <text:p>0.045909384844</text:p>
          </table:table-cell>
          <table:table-cell table:formula="of:=ABS([.C590])" office:value-type="float" office:value="0.003613072977" calcext:value-type="float">
            <text:p>0.00361307297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0.030387102247" calcext:value-type="float">
            <text:p>-0.030387102247</text:p>
          </table:table-cell>
          <table:table-cell office:value-type="float" office:value="0.039640338157" calcext:value-type="float">
            <text:p>0.039640338157</text:p>
          </table:table-cell>
          <table:table-cell table:number-columns-repeated="11"/>
          <table:table-cell table:formula="of:=ABS([.B591])" office:value-type="float" office:value="0.030387102247" calcext:value-type="float">
            <text:p>0.030387102247</text:p>
          </table:table-cell>
          <table:table-cell table:formula="of:=ABS([.C591])" office:value-type="float" office:value="0.039640338157" calcext:value-type="float">
            <text:p>0.03964033815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103732112509" calcext:value-type="float">
            <text:p>-0.103732112509</text:p>
          </table:table-cell>
          <table:table-cell office:value-type="float" office:value="0.067119169996" calcext:value-type="float">
            <text:p>0.067119169996</text:p>
          </table:table-cell>
          <table:table-cell table:number-columns-repeated="11"/>
          <table:table-cell table:formula="of:=ABS([.B592])" office:value-type="float" office:value="0.103732112509" calcext:value-type="float">
            <text:p>0.103732112509</text:p>
          </table:table-cell>
          <table:table-cell table:formula="of:=ABS([.C592])" office:value-type="float" office:value="0.067119169996" calcext:value-type="float">
            <text:p>0.06711916999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73558215232" calcext:value-type="float">
            <text:p>0.073558215232</text:p>
          </table:table-cell>
          <table:table-cell office:value-type="float" office:value="0.054816328971" calcext:value-type="float">
            <text:p>0.054816328971</text:p>
          </table:table-cell>
          <table:table-cell table:number-columns-repeated="11"/>
          <table:table-cell table:formula="of:=ABS([.B593])" office:value-type="float" office:value="0.073558215232" calcext:value-type="float">
            <text:p>0.073558215232</text:p>
          </table:table-cell>
          <table:table-cell table:formula="of:=ABS([.C593])" office:value-type="float" office:value="0.054816328971" calcext:value-type="float">
            <text:p>0.05481632897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0.187717612893" calcext:value-type="float">
            <text:p>-0.187717612893</text:p>
          </table:table-cell>
          <table:table-cell office:value-type="float" office:value="-0.150513334311" calcext:value-type="float">
            <text:p>-0.150513334311</text:p>
          </table:table-cell>
          <table:table-cell table:number-columns-repeated="11"/>
          <table:table-cell table:formula="of:=ABS([.B594])" office:value-type="float" office:value="0.187717612893" calcext:value-type="float">
            <text:p>0.187717612893</text:p>
          </table:table-cell>
          <table:table-cell table:formula="of:=ABS([.C594])" office:value-type="float" office:value="0.150513334311" calcext:value-type="float">
            <text:p>0.1505133343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068742621357" calcext:value-type="float">
            <text:p>-0.068742621357</text:p>
          </table:table-cell>
          <table:table-cell office:value-type="float" office:value="-0.037122544171" calcext:value-type="float">
            <text:p>-0.037122544171</text:p>
          </table:table-cell>
          <table:table-cell table:number-columns-repeated="11"/>
          <table:table-cell table:formula="of:=ABS([.B595])" office:value-type="float" office:value="0.068742621357" calcext:value-type="float">
            <text:p>0.068742621357</text:p>
          </table:table-cell>
          <table:table-cell table:formula="of:=ABS([.C595])" office:value-type="float" office:value="0.037122544171" calcext:value-type="float">
            <text:p>0.03712254417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0.001539959874" calcext:value-type="float">
            <text:p>-0.001539959874</text:p>
          </table:table-cell>
          <table:table-cell office:value-type="float" office:value="0.023356208277" calcext:value-type="float">
            <text:p>0.023356208277</text:p>
          </table:table-cell>
          <table:table-cell table:number-columns-repeated="11"/>
          <table:table-cell table:formula="of:=ABS([.B596])" office:value-type="float" office:value="0.001539959874" calcext:value-type="float">
            <text:p>0.001539959874</text:p>
          </table:table-cell>
          <table:table-cell table:formula="of:=ABS([.C596])" office:value-type="float" office:value="0.023356208277" calcext:value-type="float">
            <text:p>0.02335620827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122771382952" calcext:value-type="float">
            <text:p>0.122771382952</text:p>
          </table:table-cell>
          <table:table-cell office:value-type="float" office:value="0.073458275866" calcext:value-type="float">
            <text:p>0.073458275866</text:p>
          </table:table-cell>
          <table:table-cell table:number-columns-repeated="11"/>
          <table:table-cell table:formula="of:=ABS([.B597])" office:value-type="float" office:value="0.122771382952" calcext:value-type="float">
            <text:p>0.122771382952</text:p>
          </table:table-cell>
          <table:table-cell table:formula="of:=ABS([.C597])" office:value-type="float" office:value="0.073458275866" calcext:value-type="float">
            <text:p>0.07345827586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72217921408" calcext:value-type="float">
            <text:p>0.072217921408</text:p>
          </table:table-cell>
          <table:table-cell office:value-type="float" office:value="-0.136774357118" calcext:value-type="float">
            <text:p>-0.136774357118</text:p>
          </table:table-cell>
          <table:table-cell table:number-columns-repeated="11"/>
          <table:table-cell table:formula="of:=ABS([.B598])" office:value-type="float" office:value="0.072217921408" calcext:value-type="float">
            <text:p>0.072217921408</text:p>
          </table:table-cell>
          <table:table-cell table:formula="of:=ABS([.C598])" office:value-type="float" office:value="0.136774357118" calcext:value-type="float">
            <text:p>0.1367743571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111892077947" calcext:value-type="float">
            <text:p>0.111892077947</text:p>
          </table:table-cell>
          <table:table-cell office:value-type="float" office:value="0.053515243019" calcext:value-type="float">
            <text:p>0.053515243019</text:p>
          </table:table-cell>
          <table:table-cell table:number-columns-repeated="11"/>
          <table:table-cell table:formula="of:=ABS([.B599])" office:value-type="float" office:value="0.111892077947" calcext:value-type="float">
            <text:p>0.111892077947</text:p>
          </table:table-cell>
          <table:table-cell table:formula="of:=ABS([.C599])" office:value-type="float" office:value="0.053515243019" calcext:value-type="float">
            <text:p>0.05351524301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017701653243" calcext:value-type="float">
            <text:p>-0.017701653243</text:p>
          </table:table-cell>
          <table:table-cell office:value-type="float" office:value="-0.082867948082" calcext:value-type="float">
            <text:p>-0.082867948082</text:p>
          </table:table-cell>
          <table:table-cell table:number-columns-repeated="11"/>
          <table:table-cell table:formula="of:=ABS([.B600])" office:value-type="float" office:value="0.017701653243" calcext:value-type="float">
            <text:p>0.017701653243</text:p>
          </table:table-cell>
          <table:table-cell table:formula="of:=ABS([.C600])" office:value-type="float" office:value="0.082867948082" calcext:value-type="float">
            <text:p>0.0828679480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18619440426" calcext:value-type="float">
            <text:p>0.018619440426</text:p>
          </table:table-cell>
          <table:table-cell office:value-type="float" office:value="0.029506220622" calcext:value-type="float">
            <text:p>0.029506220622</text:p>
          </table:table-cell>
          <table:table-cell table:number-columns-repeated="11"/>
          <table:table-cell table:formula="of:=ABS([.B601])" office:value-type="float" office:value="0.018619440426" calcext:value-type="float">
            <text:p>0.018619440426</text:p>
          </table:table-cell>
          <table:table-cell table:formula="of:=ABS([.C601])" office:value-type="float" office:value="0.029506220622" calcext:value-type="float">
            <text:p>0.02950622062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142276698667" calcext:value-type="float">
            <text:p>0.142276698667</text:p>
          </table:table-cell>
          <table:table-cell office:value-type="float" office:value="0.031110768827" calcext:value-type="float">
            <text:p>0.031110768827</text:p>
          </table:table-cell>
          <table:table-cell table:number-columns-repeated="11"/>
          <table:table-cell table:formula="of:=ABS([.B602])" office:value-type="float" office:value="0.142276698667" calcext:value-type="float">
            <text:p>0.142276698667</text:p>
          </table:table-cell>
          <table:table-cell table:formula="of:=ABS([.C602])" office:value-type="float" office:value="0.031110768827" calcext:value-type="float">
            <text:p>0.03111076882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0.039863486418" calcext:value-type="float">
            <text:p>-0.039863486418</text:p>
          </table:table-cell>
          <table:table-cell office:value-type="float" office:value="0.030839698833" calcext:value-type="float">
            <text:p>0.030839698833</text:p>
          </table:table-cell>
          <table:table-cell table:number-columns-repeated="11"/>
          <table:table-cell table:formula="of:=ABS([.B603])" office:value-type="float" office:value="0.039863486418" calcext:value-type="float">
            <text:p>0.039863486418</text:p>
          </table:table-cell>
          <table:table-cell table:formula="of:=ABS([.C603])" office:value-type="float" office:value="0.030839698833" calcext:value-type="float">
            <text:p>0.03083969883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0.037421760307" calcext:value-type="float">
            <text:p>-0.037421760307</text:p>
          </table:table-cell>
          <table:table-cell office:value-type="float" office:value="0.022832336699" calcext:value-type="float">
            <text:p>0.022832336699</text:p>
          </table:table-cell>
          <table:table-cell table:number-columns-repeated="11"/>
          <table:table-cell table:formula="of:=ABS([.B604])" office:value-type="float" office:value="0.037421760307" calcext:value-type="float">
            <text:p>0.037421760307</text:p>
          </table:table-cell>
          <table:table-cell table:formula="of:=ABS([.C604])" office:value-type="float" office:value="0.022832336699" calcext:value-type="float">
            <text:p>0.02283233669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0.003482372257" calcext:value-type="float">
            <text:p>-0.003482372257</text:p>
          </table:table-cell>
          <table:table-cell office:value-type="float" office:value="0.041937374505" calcext:value-type="float">
            <text:p>0.041937374505</text:p>
          </table:table-cell>
          <table:table-cell table:number-columns-repeated="11"/>
          <table:table-cell table:formula="of:=ABS([.B605])" office:value-type="float" office:value="0.003482372257" calcext:value-type="float">
            <text:p>0.003482372257</text:p>
          </table:table-cell>
          <table:table-cell table:formula="of:=ABS([.C605])" office:value-type="float" office:value="0.041937374505" calcext:value-type="float">
            <text:p>0.0419373745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0.102625263511" calcext:value-type="float">
            <text:p>-0.102625263511</text:p>
          </table:table-cell>
          <table:table-cell office:value-type="float" office:value="-0.04045968071" calcext:value-type="float">
            <text:p>-0.04045968071</text:p>
          </table:table-cell>
          <table:table-cell table:number-columns-repeated="11"/>
          <table:table-cell table:formula="of:=ABS([.B606])" office:value-type="float" office:value="0.102625263511" calcext:value-type="float">
            <text:p>0.102625263511</text:p>
          </table:table-cell>
          <table:table-cell table:formula="of:=ABS([.C606])" office:value-type="float" office:value="0.04045968071" calcext:value-type="float">
            <text:p>0.0404596807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127580214147" calcext:value-type="float">
            <text:p>0.127580214147</text:p>
          </table:table-cell>
          <table:table-cell office:value-type="float" office:value="-0.021799256022" calcext:value-type="float">
            <text:p>-0.021799256022</text:p>
          </table:table-cell>
          <table:table-cell table:number-columns-repeated="11"/>
          <table:table-cell table:formula="of:=ABS([.B607])" office:value-type="float" office:value="0.127580214147" calcext:value-type="float">
            <text:p>0.127580214147</text:p>
          </table:table-cell>
          <table:table-cell table:formula="of:=ABS([.C607])" office:value-type="float" office:value="0.021799256022" calcext:value-type="float">
            <text:p>0.02179925602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0.13793798532" calcext:value-type="float">
            <text:p>-0.13793798532</text:p>
          </table:table-cell>
          <table:table-cell office:value-type="float" office:value="0.096832162051" calcext:value-type="float">
            <text:p>0.096832162051</text:p>
          </table:table-cell>
          <table:table-cell table:number-columns-repeated="11"/>
          <table:table-cell table:formula="of:=ABS([.B608])" office:value-type="float" office:value="0.13793798532" calcext:value-type="float">
            <text:p>0.13793798532</text:p>
          </table:table-cell>
          <table:table-cell table:formula="of:=ABS([.C608])" office:value-type="float" office:value="0.096832162051" calcext:value-type="float">
            <text:p>0.09683216205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81858209431" calcext:value-type="float">
            <text:p>0.081858209431</text:p>
          </table:table-cell>
          <table:table-cell office:value-type="float" office:value="-0.008332373177" calcext:value-type="float">
            <text:p>-0.008332373177</text:p>
          </table:table-cell>
          <table:table-cell table:number-columns-repeated="11"/>
          <table:table-cell table:formula="of:=ABS([.B609])" office:value-type="float" office:value="0.081858209431" calcext:value-type="float">
            <text:p>0.081858209431</text:p>
          </table:table-cell>
          <table:table-cell table:formula="of:=ABS([.C609])" office:value-type="float" office:value="0.008332373177" calcext:value-type="float">
            <text:p>0.00833237317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216980701099" calcext:value-type="float">
            <text:p>0.216980701099</text:p>
          </table:table-cell>
          <table:table-cell office:value-type="float" office:value="0.035256733115" calcext:value-type="float">
            <text:p>0.035256733115</text:p>
          </table:table-cell>
          <table:table-cell table:number-columns-repeated="11"/>
          <table:table-cell table:formula="of:=ABS([.B610])" office:value-type="float" office:value="0.216980701099" calcext:value-type="float">
            <text:p>0.216980701099</text:p>
          </table:table-cell>
          <table:table-cell table:formula="of:=ABS([.C610])" office:value-type="float" office:value="0.035256733115" calcext:value-type="float">
            <text:p>0.0352567331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10101644692" calcext:value-type="float">
            <text:p>0.010101644692</text:p>
          </table:table-cell>
          <table:table-cell office:value-type="float" office:value="0.027358618912" calcext:value-type="float">
            <text:p>0.027358618912</text:p>
          </table:table-cell>
          <table:table-cell table:number-columns-repeated="11"/>
          <table:table-cell table:formula="of:=ABS([.B611])" office:value-type="float" office:value="0.010101644692" calcext:value-type="float">
            <text:p>0.010101644692</text:p>
          </table:table-cell>
          <table:table-cell table:formula="of:=ABS([.C611])" office:value-type="float" office:value="0.027358618912" calcext:value-type="float">
            <text:p>0.0273586189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0.007059510155" calcext:value-type="float">
            <text:p>-0.007059510155</text:p>
          </table:table-cell>
          <table:table-cell office:value-type="float" office:value="-0.106356006783" calcext:value-type="float">
            <text:p>-0.106356006783</text:p>
          </table:table-cell>
          <table:table-cell table:number-columns-repeated="11"/>
          <table:table-cell table:formula="of:=ABS([.B612])" office:value-type="float" office:value="0.007059510155" calcext:value-type="float">
            <text:p>0.007059510155</text:p>
          </table:table-cell>
          <table:table-cell table:formula="of:=ABS([.C612])" office:value-type="float" office:value="0.106356006783" calcext:value-type="float">
            <text:p>0.10635600678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14973891882" calcext:value-type="float">
            <text:p>0.014973891882</text:p>
          </table:table-cell>
          <table:table-cell office:value-type="float" office:value="0.016296507768" calcext:value-type="float">
            <text:p>0.016296507768</text:p>
          </table:table-cell>
          <table:table-cell table:number-columns-repeated="11"/>
          <table:table-cell table:formula="of:=ABS([.B613])" office:value-type="float" office:value="0.014973891882" calcext:value-type="float">
            <text:p>0.014973891882</text:p>
          </table:table-cell>
          <table:table-cell table:formula="of:=ABS([.C613])" office:value-type="float" office:value="0.016296507768" calcext:value-type="float">
            <text:p>0.01629650776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23704808112" calcext:value-type="float">
            <text:p>0.023704808112</text:p>
          </table:table-cell>
          <table:table-cell office:value-type="float" office:value="-0.000874118437" calcext:value-type="float">
            <text:p>-0.000874118437</text:p>
          </table:table-cell>
          <table:table-cell table:number-columns-repeated="11"/>
          <table:table-cell table:formula="of:=ABS([.B614])" office:value-type="float" office:value="0.023704808112" calcext:value-type="float">
            <text:p>0.023704808112</text:p>
          </table:table-cell>
          <table:table-cell table:formula="of:=ABS([.C614])" office:value-type="float" office:value="0.000874118437" calcext:value-type="float">
            <text:p>0.00087411843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0.059422954632" calcext:value-type="float">
            <text:p>-0.059422954632</text:p>
          </table:table-cell>
          <table:table-cell office:value-type="float" office:value="-0.006355460612" calcext:value-type="float">
            <text:p>-0.006355460612</text:p>
          </table:table-cell>
          <table:table-cell table:number-columns-repeated="11"/>
          <table:table-cell table:formula="of:=ABS([.B615])" office:value-type="float" office:value="0.059422954632" calcext:value-type="float">
            <text:p>0.059422954632</text:p>
          </table:table-cell>
          <table:table-cell table:formula="of:=ABS([.C615])" office:value-type="float" office:value="0.006355460612" calcext:value-type="float">
            <text:p>0.00635546061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0.055581195799" calcext:value-type="float">
            <text:p>-0.055581195799</text:p>
          </table:table-cell>
          <table:table-cell office:value-type="float" office:value="0.025140726928" calcext:value-type="float">
            <text:p>0.025140726928</text:p>
          </table:table-cell>
          <table:table-cell table:number-columns-repeated="11"/>
          <table:table-cell table:formula="of:=ABS([.B616])" office:value-type="float" office:value="0.055581195799" calcext:value-type="float">
            <text:p>0.055581195799</text:p>
          </table:table-cell>
          <table:table-cell table:formula="of:=ABS([.C616])" office:value-type="float" office:value="0.025140726928" calcext:value-type="float">
            <text:p>0.02514072692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0.001117954869" calcext:value-type="float">
            <text:p>-0.001117954869</text:p>
          </table:table-cell>
          <table:table-cell office:value-type="float" office:value="0.074136186205" calcext:value-type="float">
            <text:p>0.074136186205</text:p>
          </table:table-cell>
          <table:table-cell table:number-columns-repeated="11"/>
          <table:table-cell table:formula="of:=ABS([.B617])" office:value-type="float" office:value="0.001117954869" calcext:value-type="float">
            <text:p>0.001117954869</text:p>
          </table:table-cell>
          <table:table-cell table:formula="of:=ABS([.C617])" office:value-type="float" office:value="0.074136186205" calcext:value-type="float">
            <text:p>0.07413618620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141610233321" calcext:value-type="float">
            <text:p>0.141610233321</text:p>
          </table:table-cell>
          <table:table-cell office:value-type="float" office:value="-0.138207131618" calcext:value-type="float">
            <text:p>-0.138207131618</text:p>
          </table:table-cell>
          <table:table-cell table:number-columns-repeated="11"/>
          <table:table-cell table:formula="of:=ABS([.B618])" office:value-type="float" office:value="0.141610233321" calcext:value-type="float">
            <text:p>0.141610233321</text:p>
          </table:table-cell>
          <table:table-cell table:formula="of:=ABS([.C618])" office:value-type="float" office:value="0.138207131618" calcext:value-type="float">
            <text:p>0.138207131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5431459297" calcext:value-type="float">
            <text:p>0.005431459297</text:p>
          </table:table-cell>
          <table:table-cell office:value-type="float" office:value="-0.028334975763" calcext:value-type="float">
            <text:p>-0.028334975763</text:p>
          </table:table-cell>
          <table:table-cell table:number-columns-repeated="11"/>
          <table:table-cell table:formula="of:=ABS([.B619])" office:value-type="float" office:value="0.005431459297" calcext:value-type="float">
            <text:p>0.005431459297</text:p>
          </table:table-cell>
          <table:table-cell table:formula="of:=ABS([.C619])" office:value-type="float" office:value="0.028334975763" calcext:value-type="float">
            <text:p>0.02833497576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2564549859" calcext:value-type="float">
            <text:p>0.002564549859</text:p>
          </table:table-cell>
          <table:table-cell office:value-type="float" office:value="0.043082577872" calcext:value-type="float">
            <text:p>0.043082577872</text:p>
          </table:table-cell>
          <table:table-cell table:number-columns-repeated="11"/>
          <table:table-cell table:formula="of:=ABS([.B620])" office:value-type="float" office:value="0.002564549859" calcext:value-type="float">
            <text:p>0.002564549859</text:p>
          </table:table-cell>
          <table:table-cell table:formula="of:=ABS([.C620])" office:value-type="float" office:value="0.043082577872" calcext:value-type="float">
            <text:p>0.04308257787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0.069537201773" calcext:value-type="float">
            <text:p>-0.069537201773</text:p>
          </table:table-cell>
          <table:table-cell office:value-type="float" office:value="0.032306402017" calcext:value-type="float">
            <text:p>0.032306402017</text:p>
          </table:table-cell>
          <table:table-cell table:number-columns-repeated="11"/>
          <table:table-cell table:formula="of:=ABS([.B621])" office:value-type="float" office:value="0.069537201773" calcext:value-type="float">
            <text:p>0.069537201773</text:p>
          </table:table-cell>
          <table:table-cell table:formula="of:=ABS([.C621])" office:value-type="float" office:value="0.032306402017" calcext:value-type="float">
            <text:p>0.03230640201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0.046095213611" calcext:value-type="float">
            <text:p>-0.046095213611</text:p>
          </table:table-cell>
          <table:table-cell office:value-type="float" office:value="0.018817407595" calcext:value-type="float">
            <text:p>0.018817407595</text:p>
          </table:table-cell>
          <table:table-cell table:number-columns-repeated="11"/>
          <table:table-cell table:formula="of:=ABS([.B622])" office:value-type="float" office:value="0.046095213611" calcext:value-type="float">
            <text:p>0.046095213611</text:p>
          </table:table-cell>
          <table:table-cell table:formula="of:=ABS([.C622])" office:value-type="float" office:value="0.018817407595" calcext:value-type="float">
            <text:p>0.01881740759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75432879653" calcext:value-type="float">
            <text:p>0.075432879653</text:p>
          </table:table-cell>
          <table:table-cell office:value-type="float" office:value="-0.011426410864" calcext:value-type="float">
            <text:p>-0.011426410864</text:p>
          </table:table-cell>
          <table:table-cell table:number-columns-repeated="11"/>
          <table:table-cell table:formula="of:=ABS([.B623])" office:value-type="float" office:value="0.075432879653" calcext:value-type="float">
            <text:p>0.075432879653</text:p>
          </table:table-cell>
          <table:table-cell table:formula="of:=ABS([.C623])" office:value-type="float" office:value="0.011426410864" calcext:value-type="float">
            <text:p>0.01142641086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0.010030859302" calcext:value-type="float">
            <text:p>-0.010030859302</text:p>
          </table:table-cell>
          <table:table-cell office:value-type="float" office:value="0.029642190158" calcext:value-type="float">
            <text:p>0.029642190158</text:p>
          </table:table-cell>
          <table:table-cell table:number-columns-repeated="11"/>
          <table:table-cell table:formula="of:=ABS([.B624])" office:value-type="float" office:value="0.010030859302" calcext:value-type="float">
            <text:p>0.010030859302</text:p>
          </table:table-cell>
          <table:table-cell table:formula="of:=ABS([.C624])" office:value-type="float" office:value="0.029642190158" calcext:value-type="float">
            <text:p>0.02964219015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0.007237079865" calcext:value-type="float">
            <text:p>-0.007237079865</text:p>
          </table:table-cell>
          <table:table-cell office:value-type="float" office:value="0.052635743762" calcext:value-type="float">
            <text:p>0.052635743762</text:p>
          </table:table-cell>
          <table:table-cell table:number-columns-repeated="11"/>
          <table:table-cell table:formula="of:=ABS([.B625])" office:value-type="float" office:value="0.007237079865" calcext:value-type="float">
            <text:p>0.007237079865</text:p>
          </table:table-cell>
          <table:table-cell table:formula="of:=ABS([.C625])" office:value-type="float" office:value="0.052635743762" calcext:value-type="float">
            <text:p>0.05263574376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0.051749318663" calcext:value-type="float">
            <text:p>-0.051749318663</text:p>
          </table:table-cell>
          <table:table-cell office:value-type="float" office:value="-0.072497120191" calcext:value-type="float">
            <text:p>-0.072497120191</text:p>
          </table:table-cell>
          <table:table-cell table:number-columns-repeated="11"/>
          <table:table-cell table:formula="of:=ABS([.B626])" office:value-type="float" office:value="0.051749318663" calcext:value-type="float">
            <text:p>0.051749318663</text:p>
          </table:table-cell>
          <table:table-cell table:formula="of:=ABS([.C626])" office:value-type="float" office:value="0.072497120191" calcext:value-type="float">
            <text:p>0.07249712019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138648200111" calcext:value-type="float">
            <text:p>0.138648200111</text:p>
          </table:table-cell>
          <table:table-cell office:value-type="float" office:value="0.05692415873" calcext:value-type="float">
            <text:p>0.05692415873</text:p>
          </table:table-cell>
          <table:table-cell table:number-columns-repeated="11"/>
          <table:table-cell table:formula="of:=ABS([.B627])" office:value-type="float" office:value="0.138648200111" calcext:value-type="float">
            <text:p>0.138648200111</text:p>
          </table:table-cell>
          <table:table-cell table:formula="of:=ABS([.C627])" office:value-type="float" office:value="0.05692415873" calcext:value-type="float">
            <text:p>0.0569241587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44074377572" calcext:value-type="float">
            <text:p>0.044074377572</text:p>
          </table:table-cell>
          <table:table-cell office:value-type="float" office:value="0.011446695673" calcext:value-type="float">
            <text:p>0.011446695673</text:p>
          </table:table-cell>
          <table:table-cell table:number-columns-repeated="11"/>
          <table:table-cell table:formula="of:=ABS([.B628])" office:value-type="float" office:value="0.044074377572" calcext:value-type="float">
            <text:p>0.044074377572</text:p>
          </table:table-cell>
          <table:table-cell table:formula="of:=ABS([.C628])" office:value-type="float" office:value="0.011446695673" calcext:value-type="float">
            <text:p>0.01144669567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0.244175932552" calcext:value-type="float">
            <text:p>-0.244175932552</text:p>
          </table:table-cell>
          <table:table-cell office:value-type="float" office:value="-0.114066081433" calcext:value-type="float">
            <text:p>-0.114066081433</text:p>
          </table:table-cell>
          <table:table-cell table:number-columns-repeated="11"/>
          <table:table-cell table:formula="of:=ABS([.B629])" office:value-type="float" office:value="0.244175932552" calcext:value-type="float">
            <text:p>0.244175932552</text:p>
          </table:table-cell>
          <table:table-cell table:formula="of:=ABS([.C629])" office:value-type="float" office:value="0.114066081433" calcext:value-type="float">
            <text:p>0.11406608143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80384785224" calcext:value-type="float">
            <text:p>0.080384785224</text:p>
          </table:table-cell>
          <table:table-cell office:value-type="float" office:value="-0.026599957883" calcext:value-type="float">
            <text:p>-0.026599957883</text:p>
          </table:table-cell>
          <table:table-cell table:number-columns-repeated="11"/>
          <table:table-cell table:formula="of:=ABS([.B630])" office:value-type="float" office:value="0.080384785224" calcext:value-type="float">
            <text:p>0.080384785224</text:p>
          </table:table-cell>
          <table:table-cell table:formula="of:=ABS([.C630])" office:value-type="float" office:value="0.026599957883" calcext:value-type="float">
            <text:p>0.02659995788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0.047976897633" calcext:value-type="float">
            <text:p>-0.047976897633</text:p>
          </table:table-cell>
          <table:table-cell office:value-type="float" office:value="-0.001615242036" calcext:value-type="float">
            <text:p>-0.001615242036</text:p>
          </table:table-cell>
          <table:table-cell table:number-columns-repeated="11"/>
          <table:table-cell table:formula="of:=ABS([.B631])" office:value-type="float" office:value="0.047976897633" calcext:value-type="float">
            <text:p>0.047976897633</text:p>
          </table:table-cell>
          <table:table-cell table:formula="of:=ABS([.C631])" office:value-type="float" office:value="0.001615242036" calcext:value-type="float">
            <text:p>0.00161524203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25522204374" calcext:value-type="float">
            <text:p>0.025522204374</text:p>
          </table:table-cell>
          <table:table-cell office:value-type="float" office:value="-0.014316208602" calcext:value-type="float">
            <text:p>-0.014316208602</text:p>
          </table:table-cell>
          <table:table-cell table:number-columns-repeated="11"/>
          <table:table-cell table:formula="of:=ABS([.B632])" office:value-type="float" office:value="0.025522204374" calcext:value-type="float">
            <text:p>0.025522204374</text:p>
          </table:table-cell>
          <table:table-cell table:formula="of:=ABS([.C632])" office:value-type="float" office:value="0.014316208602" calcext:value-type="float">
            <text:p>0.01431620860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5365732243" calcext:value-type="float">
            <text:p>0.05365732243</text:p>
          </table:table-cell>
          <table:table-cell office:value-type="float" office:value="0.01064937933" calcext:value-type="float">
            <text:p>0.01064937933</text:p>
          </table:table-cell>
          <table:table-cell table:number-columns-repeated="11"/>
          <table:table-cell table:formula="of:=ABS([.B633])" office:value-type="float" office:value="0.05365732243" calcext:value-type="float">
            <text:p>0.05365732243</text:p>
          </table:table-cell>
          <table:table-cell table:formula="of:=ABS([.C633])" office:value-type="float" office:value="0.01064937933" calcext:value-type="float">
            <text:p>0.0106493793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44632525986" calcext:value-type="float">
            <text:p>0.044632525986</text:p>
          </table:table-cell>
          <table:table-cell office:value-type="float" office:value="0.023446084343" calcext:value-type="float">
            <text:p>0.023446084343</text:p>
          </table:table-cell>
          <table:table-cell table:number-columns-repeated="11"/>
          <table:table-cell table:formula="of:=ABS([.B634])" office:value-type="float" office:value="0.044632525986" calcext:value-type="float">
            <text:p>0.044632525986</text:p>
          </table:table-cell>
          <table:table-cell table:formula="of:=ABS([.C634])" office:value-type="float" office:value="0.023446084343" calcext:value-type="float">
            <text:p>0.02344608434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0.104098234304" calcext:value-type="float">
            <text:p>-0.104098234304</text:p>
          </table:table-cell>
          <table:table-cell office:value-type="float" office:value="0.000886516881" calcext:value-type="float">
            <text:p>0.000886516881</text:p>
          </table:table-cell>
          <table:table-cell table:number-columns-repeated="11"/>
          <table:table-cell table:formula="of:=ABS([.B635])" office:value-type="float" office:value="0.104098234304" calcext:value-type="float">
            <text:p>0.104098234304</text:p>
          </table:table-cell>
          <table:table-cell table:formula="of:=ABS([.C635])" office:value-type="float" office:value="0.000886516881" calcext:value-type="float">
            <text:p>0.00088651688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11107173267" calcext:value-type="float">
            <text:p>0.011107173267</text:p>
          </table:table-cell>
          <table:table-cell office:value-type="float" office:value="-0.015005411542" calcext:value-type="float">
            <text:p>-0.015005411542</text:p>
          </table:table-cell>
          <table:table-cell table:number-columns-repeated="11"/>
          <table:table-cell table:formula="of:=ABS([.B636])" office:value-type="float" office:value="0.011107173267" calcext:value-type="float">
            <text:p>0.011107173267</text:p>
          </table:table-cell>
          <table:table-cell table:formula="of:=ABS([.C636])" office:value-type="float" office:value="0.015005411542" calcext:value-type="float">
            <text:p>0.01500541154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177203564737" calcext:value-type="float">
            <text:p>0.177203564737</text:p>
          </table:table-cell>
          <table:table-cell office:value-type="float" office:value="0.058163802271" calcext:value-type="float">
            <text:p>0.058163802271</text:p>
          </table:table-cell>
          <table:table-cell table:number-columns-repeated="11"/>
          <table:table-cell table:formula="of:=ABS([.B637])" office:value-type="float" office:value="0.177203564737" calcext:value-type="float">
            <text:p>0.177203564737</text:p>
          </table:table-cell>
          <table:table-cell table:formula="of:=ABS([.C637])" office:value-type="float" office:value="0.058163802271" calcext:value-type="float">
            <text:p>0.05816380227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144456075151" calcext:value-type="float">
            <text:p>0.144456075151</text:p>
          </table:table-cell>
          <table:table-cell office:value-type="float" office:value="-0.006277519948" calcext:value-type="float">
            <text:p>-0.006277519948</text:p>
          </table:table-cell>
          <table:table-cell table:number-columns-repeated="11"/>
          <table:table-cell table:formula="of:=ABS([.B638])" office:value-type="float" office:value="0.144456075151" calcext:value-type="float">
            <text:p>0.144456075151</text:p>
          </table:table-cell>
          <table:table-cell table:formula="of:=ABS([.C638])" office:value-type="float" office:value="0.006277519948" calcext:value-type="float">
            <text:p>0.00627751994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0.184276616622" calcext:value-type="float">
            <text:p>-0.184276616622</text:p>
          </table:table-cell>
          <table:table-cell office:value-type="float" office:value="-0.045901064682" calcext:value-type="float">
            <text:p>-0.045901064682</text:p>
          </table:table-cell>
          <table:table-cell table:number-columns-repeated="11"/>
          <table:table-cell table:formula="of:=ABS([.B639])" office:value-type="float" office:value="0.184276616622" calcext:value-type="float">
            <text:p>0.184276616622</text:p>
          </table:table-cell>
          <table:table-cell table:formula="of:=ABS([.C639])" office:value-type="float" office:value="0.045901064682" calcext:value-type="float">
            <text:p>0.04590106468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36558400897" calcext:value-type="float">
            <text:p>0.036558400897</text:p>
          </table:table-cell>
          <table:table-cell office:value-type="float" office:value="0.018170271529" calcext:value-type="float">
            <text:p>0.018170271529</text:p>
          </table:table-cell>
          <table:table-cell table:number-columns-repeated="11"/>
          <table:table-cell table:formula="of:=ABS([.B640])" office:value-type="float" office:value="0.036558400897" calcext:value-type="float">
            <text:p>0.036558400897</text:p>
          </table:table-cell>
          <table:table-cell table:formula="of:=ABS([.C640])" office:value-type="float" office:value="0.018170271529" calcext:value-type="float">
            <text:p>0.01817027152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2612411939" calcext:value-type="float">
            <text:p>0.032612411939</text:p>
          </table:table-cell>
          <table:table-cell office:value-type="float" office:value="0.017752308049" calcext:value-type="float">
            <text:p>0.017752308049</text:p>
          </table:table-cell>
          <table:table-cell table:number-columns-repeated="11"/>
          <table:table-cell table:formula="of:=ABS([.B641])" office:value-type="float" office:value="0.032612411939" calcext:value-type="float">
            <text:p>0.032612411939</text:p>
          </table:table-cell>
          <table:table-cell table:formula="of:=ABS([.C641])" office:value-type="float" office:value="0.017752308049" calcext:value-type="float">
            <text:p>0.01775230804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0.071561745911" calcext:value-type="float">
            <text:p>-0.071561745911</text:p>
          </table:table-cell>
          <table:table-cell office:value-type="float" office:value="0.003736434297" calcext:value-type="float">
            <text:p>0.003736434297</text:p>
          </table:table-cell>
          <table:table-cell table:number-columns-repeated="11"/>
          <table:table-cell table:formula="of:=ABS([.B642])" office:value-type="float" office:value="0.071561745911" calcext:value-type="float">
            <text:p>0.071561745911</text:p>
          </table:table-cell>
          <table:table-cell table:formula="of:=ABS([.C642])" office:value-type="float" office:value="0.003736434297" calcext:value-type="float">
            <text:p>0.00373643429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59607698375" calcext:value-type="float">
            <text:p>0.059607698375</text:p>
          </table:table-cell>
          <table:table-cell office:value-type="float" office:value="0.000923473582" calcext:value-type="float">
            <text:p>0.000923473582</text:p>
          </table:table-cell>
          <table:table-cell table:number-columns-repeated="11"/>
          <table:table-cell table:formula="of:=ABS([.B643])" office:value-type="float" office:value="0.059607698375" calcext:value-type="float">
            <text:p>0.059607698375</text:p>
          </table:table-cell>
          <table:table-cell table:formula="of:=ABS([.C643])" office:value-type="float" office:value="0.000923473582" calcext:value-type="float">
            <text:p>0.00092347358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76043233965" calcext:value-type="float">
            <text:p>0.076043233965</text:p>
          </table:table-cell>
          <table:table-cell office:value-type="float" office:value="0.032403090616" calcext:value-type="float">
            <text:p>0.032403090616</text:p>
          </table:table-cell>
          <table:table-cell table:number-columns-repeated="11"/>
          <table:table-cell table:formula="of:=ABS([.B644])" office:value-type="float" office:value="0.076043233965" calcext:value-type="float">
            <text:p>0.076043233965</text:p>
          </table:table-cell>
          <table:table-cell table:formula="of:=ABS([.C644])" office:value-type="float" office:value="0.032403090616" calcext:value-type="float">
            <text:p>0.0324030906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85422707285" calcext:value-type="float">
            <text:p>0.085422707285</text:p>
          </table:table-cell>
          <table:table-cell office:value-type="float" office:value="0.024001410146" calcext:value-type="float">
            <text:p>0.024001410146</text:p>
          </table:table-cell>
          <table:table-cell table:number-columns-repeated="11"/>
          <table:table-cell table:formula="of:=ABS([.B645])" office:value-type="float" office:value="0.085422707285" calcext:value-type="float">
            <text:p>0.085422707285</text:p>
          </table:table-cell>
          <table:table-cell table:formula="of:=ABS([.C645])" office:value-type="float" office:value="0.024001410146" calcext:value-type="float">
            <text:p>0.02400141014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210831181479" calcext:value-type="float">
            <text:p>0.210831181479</text:p>
          </table:table-cell>
          <table:table-cell office:value-type="float" office:value="0.019605951196" calcext:value-type="float">
            <text:p>0.019605951196</text:p>
          </table:table-cell>
          <table:table-cell table:number-columns-repeated="11"/>
          <table:table-cell table:formula="of:=ABS([.B646])" office:value-type="float" office:value="0.210831181479" calcext:value-type="float">
            <text:p>0.210831181479</text:p>
          </table:table-cell>
          <table:table-cell table:formula="of:=ABS([.C646])" office:value-type="float" office:value="0.019605951196" calcext:value-type="float">
            <text:p>0.01960595119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40452035692" calcext:value-type="float">
            <text:p>0.040452035692</text:p>
          </table:table-cell>
          <table:table-cell office:value-type="float" office:value="0.042570937182" calcext:value-type="float">
            <text:p>0.042570937182</text:p>
          </table:table-cell>
          <table:table-cell table:number-columns-repeated="11"/>
          <table:table-cell table:formula="of:=ABS([.B647])" office:value-type="float" office:value="0.040452035692" calcext:value-type="float">
            <text:p>0.040452035692</text:p>
          </table:table-cell>
          <table:table-cell table:formula="of:=ABS([.C647])" office:value-type="float" office:value="0.042570937182" calcext:value-type="float">
            <text:p>0.04257093718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0.061192251209" calcext:value-type="float">
            <text:p>-0.061192251209</text:p>
          </table:table-cell>
          <table:table-cell office:value-type="float" office:value="0.038560938151" calcext:value-type="float">
            <text:p>0.038560938151</text:p>
          </table:table-cell>
          <table:table-cell table:number-columns-repeated="11"/>
          <table:table-cell table:formula="of:=ABS([.B648])" office:value-type="float" office:value="0.061192251209" calcext:value-type="float">
            <text:p>0.061192251209</text:p>
          </table:table-cell>
          <table:table-cell table:formula="of:=ABS([.C648])" office:value-type="float" office:value="0.038560938151" calcext:value-type="float">
            <text:p>0.03856093815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75106267367" calcext:value-type="float">
            <text:p>0.075106267367</text:p>
          </table:table-cell>
          <table:table-cell office:value-type="float" office:value="-0.014325411173" calcext:value-type="float">
            <text:p>-0.014325411173</text:p>
          </table:table-cell>
          <table:table-cell table:number-columns-repeated="11"/>
          <table:table-cell table:formula="of:=ABS([.B649])" office:value-type="float" office:value="0.075106267367" calcext:value-type="float">
            <text:p>0.075106267367</text:p>
          </table:table-cell>
          <table:table-cell table:formula="of:=ABS([.C649])" office:value-type="float" office:value="0.014325411173" calcext:value-type="float">
            <text:p>0.01432541117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0.110540424999" calcext:value-type="float">
            <text:p>-0.110540424999</text:p>
          </table:table-cell>
          <table:table-cell office:value-type="float" office:value="-0.154220549542" calcext:value-type="float">
            <text:p>-0.154220549542</text:p>
          </table:table-cell>
          <table:table-cell table:number-columns-repeated="11"/>
          <table:table-cell table:formula="of:=ABS([.B650])" office:value-type="float" office:value="0.110540424999" calcext:value-type="float">
            <text:p>0.110540424999</text:p>
          </table:table-cell>
          <table:table-cell table:formula="of:=ABS([.C650])" office:value-type="float" office:value="0.154220549542" calcext:value-type="float">
            <text:p>0.15422054954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0.009824032377" calcext:value-type="float">
            <text:p>-0.009824032377</text:p>
          </table:table-cell>
          <table:table-cell office:value-type="float" office:value="0.007967231191" calcext:value-type="float">
            <text:p>0.007967231191</text:p>
          </table:table-cell>
          <table:table-cell table:number-columns-repeated="11"/>
          <table:table-cell table:formula="of:=ABS([.B651])" office:value-type="float" office:value="0.009824032377" calcext:value-type="float">
            <text:p>0.009824032377</text:p>
          </table:table-cell>
          <table:table-cell table:formula="of:=ABS([.C651])" office:value-type="float" office:value="0.007967231191" calcext:value-type="float">
            <text:p>0.00796723119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16959438901" calcext:value-type="float">
            <text:p>0.016959438901</text:p>
          </table:table-cell>
          <table:table-cell office:value-type="float" office:value="0.031673479667" calcext:value-type="float">
            <text:p>0.031673479667</text:p>
          </table:table-cell>
          <table:table-cell table:number-columns-repeated="11"/>
          <table:table-cell table:formula="of:=ABS([.B652])" office:value-type="float" office:value="0.016959438901" calcext:value-type="float">
            <text:p>0.016959438901</text:p>
          </table:table-cell>
          <table:table-cell table:formula="of:=ABS([.C652])" office:value-type="float" office:value="0.031673479667" calcext:value-type="float">
            <text:p>0.03167347966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73075376001" calcext:value-type="float">
            <text:p>0.073075376001</text:p>
          </table:table-cell>
          <table:table-cell office:value-type="float" office:value="0.05164158465" calcext:value-type="float">
            <text:p>0.05164158465</text:p>
          </table:table-cell>
          <table:table-cell table:number-columns-repeated="11"/>
          <table:table-cell table:formula="of:=ABS([.B653])" office:value-type="float" office:value="0.073075376001" calcext:value-type="float">
            <text:p>0.073075376001</text:p>
          </table:table-cell>
          <table:table-cell table:formula="of:=ABS([.C653])" office:value-type="float" office:value="0.05164158465" calcext:value-type="float">
            <text:p>0.0516415846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85643770667" calcext:value-type="float">
            <text:p>0.085643770667</text:p>
          </table:table-cell>
          <table:table-cell office:value-type="float" office:value="0.030752471401" calcext:value-type="float">
            <text:p>0.030752471401</text:p>
          </table:table-cell>
          <table:table-cell table:number-columns-repeated="11"/>
          <table:table-cell table:formula="of:=ABS([.B654])" office:value-type="float" office:value="0.085643770667" calcext:value-type="float">
            <text:p>0.085643770667</text:p>
          </table:table-cell>
          <table:table-cell table:formula="of:=ABS([.C654])" office:value-type="float" office:value="0.030752471401" calcext:value-type="float">
            <text:p>0.03075247140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0.095327885043" calcext:value-type="float">
            <text:p>-0.095327885043</text:p>
          </table:table-cell>
          <table:table-cell office:value-type="float" office:value="-0.043941759026" calcext:value-type="float">
            <text:p>-0.043941759026</text:p>
          </table:table-cell>
          <table:table-cell table:number-columns-repeated="11"/>
          <table:table-cell table:formula="of:=ABS([.B655])" office:value-type="float" office:value="0.095327885043" calcext:value-type="float">
            <text:p>0.095327885043</text:p>
          </table:table-cell>
          <table:table-cell table:formula="of:=ABS([.C655])" office:value-type="float" office:value="0.043941759026" calcext:value-type="float">
            <text:p>0.04394175902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100577279792" calcext:value-type="float">
            <text:p>0.100577279792</text:p>
          </table:table-cell>
          <table:table-cell office:value-type="float" office:value="0.011583897452" calcext:value-type="float">
            <text:p>0.011583897452</text:p>
          </table:table-cell>
          <table:table-cell table:number-columns-repeated="11"/>
          <table:table-cell table:formula="of:=ABS([.B656])" office:value-type="float" office:value="0.100577279792" calcext:value-type="float">
            <text:p>0.100577279792</text:p>
          </table:table-cell>
          <table:table-cell table:formula="of:=ABS([.C656])" office:value-type="float" office:value="0.011583897452" calcext:value-type="float">
            <text:p>0.01158389745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0.095985686857" calcext:value-type="float">
            <text:p>-0.095985686857</text:p>
          </table:table-cell>
          <table:table-cell office:value-type="float" office:value="0.007888556767" calcext:value-type="float">
            <text:p>0.007888556767</text:p>
          </table:table-cell>
          <table:table-cell table:number-columns-repeated="11"/>
          <table:table-cell table:formula="of:=ABS([.B657])" office:value-type="float" office:value="0.095985686857" calcext:value-type="float">
            <text:p>0.095985686857</text:p>
          </table:table-cell>
          <table:table-cell table:formula="of:=ABS([.C657])" office:value-type="float" office:value="0.007888556767" calcext:value-type="float">
            <text:p>0.00788855676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0.045564675839" calcext:value-type="float">
            <text:p>-0.045564675839</text:p>
          </table:table-cell>
          <table:table-cell office:value-type="float" office:value="-0.005006358839" calcext:value-type="float">
            <text:p>-0.005006358839</text:p>
          </table:table-cell>
          <table:table-cell table:number-columns-repeated="11"/>
          <table:table-cell table:formula="of:=ABS([.B658])" office:value-type="float" office:value="0.045564675839" calcext:value-type="float">
            <text:p>0.045564675839</text:p>
          </table:table-cell>
          <table:table-cell table:formula="of:=ABS([.C658])" office:value-type="float" office:value="0.005006358839" calcext:value-type="float">
            <text:p>0.00500635883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59882692492" calcext:value-type="float">
            <text:p>0.059882692492</text:p>
          </table:table-cell>
          <table:table-cell office:value-type="float" office:value="-0.170396177513" calcext:value-type="float">
            <text:p>-0.170396177513</text:p>
          </table:table-cell>
          <table:table-cell table:number-columns-repeated="11"/>
          <table:table-cell table:formula="of:=ABS([.B659])" office:value-type="float" office:value="0.059882692492" calcext:value-type="float">
            <text:p>0.059882692492</text:p>
          </table:table-cell>
          <table:table-cell table:formula="of:=ABS([.C659])" office:value-type="float" office:value="0.170396177513" calcext:value-type="float">
            <text:p>0.17039617751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0.006239283451" calcext:value-type="float">
            <text:p>-0.006239283451</text:p>
          </table:table-cell>
          <table:table-cell office:value-type="float" office:value="0.003746735166" calcext:value-type="float">
            <text:p>0.003746735166</text:p>
          </table:table-cell>
          <table:table-cell table:number-columns-repeated="11"/>
          <table:table-cell table:formula="of:=ABS([.B660])" office:value-type="float" office:value="0.006239283451" calcext:value-type="float">
            <text:p>0.006239283451</text:p>
          </table:table-cell>
          <table:table-cell table:formula="of:=ABS([.C660])" office:value-type="float" office:value="0.003746735166" calcext:value-type="float">
            <text:p>0.00374673516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4595583174" calcext:value-type="float">
            <text:p>0.04595583174</text:p>
          </table:table-cell>
          <table:table-cell office:value-type="float" office:value="-0.001040507263" calcext:value-type="float">
            <text:p>-0.001040507263</text:p>
          </table:table-cell>
          <table:table-cell table:number-columns-repeated="11"/>
          <table:table-cell table:formula="of:=ABS([.B661])" office:value-type="float" office:value="0.04595583174" calcext:value-type="float">
            <text:p>0.04595583174</text:p>
          </table:table-cell>
          <table:table-cell table:formula="of:=ABS([.C661])" office:value-type="float" office:value="0.001040507263" calcext:value-type="float">
            <text:p>0.00104050726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6758232392" calcext:value-type="float">
            <text:p>0.006758232392</text:p>
          </table:table-cell>
          <table:table-cell office:value-type="float" office:value="-0.103245791496" calcext:value-type="float">
            <text:p>-0.103245791496</text:p>
          </table:table-cell>
          <table:table-cell table:number-columns-repeated="11"/>
          <table:table-cell table:formula="of:=ABS([.B662])" office:value-type="float" office:value="0.006758232392" calcext:value-type="float">
            <text:p>0.006758232392</text:p>
          </table:table-cell>
          <table:table-cell table:formula="of:=ABS([.C662])" office:value-type="float" office:value="0.103245791496" calcext:value-type="float">
            <text:p>0.10324579149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786024702763" calcext:value-type="float">
            <text:p>0.786024702763</text:p>
          </table:table-cell>
          <table:table-cell office:value-type="float" office:value="0.202904834024" calcext:value-type="float">
            <text:p>0.202904834024</text:p>
          </table:table-cell>
          <table:table-cell table:number-columns-repeated="11"/>
          <table:table-cell table:formula="of:=ABS([.B663])" office:value-type="float" office:value="0.786024702763" calcext:value-type="float">
            <text:p>0.786024702763</text:p>
          </table:table-cell>
          <table:table-cell table:formula="of:=ABS([.C663])" office:value-type="float" office:value="0.202904834024" calcext:value-type="float">
            <text:p>0.20290483402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68238482325" calcext:value-type="float">
            <text:p>0.068238482325</text:p>
          </table:table-cell>
          <table:table-cell office:value-type="float" office:value="0.029027635336" calcext:value-type="float">
            <text:p>0.029027635336</text:p>
          </table:table-cell>
          <table:table-cell table:number-columns-repeated="11"/>
          <table:table-cell table:formula="of:=ABS([.B664])" office:value-type="float" office:value="0.068238482325" calcext:value-type="float">
            <text:p>0.068238482325</text:p>
          </table:table-cell>
          <table:table-cell table:formula="of:=ABS([.C664])" office:value-type="float" office:value="0.029027635336" calcext:value-type="float">
            <text:p>0.02902763533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0.164566062468" calcext:value-type="float">
            <text:p>-0.164566062468</text:p>
          </table:table-cell>
          <table:table-cell office:value-type="float" office:value="0.012787973169" calcext:value-type="float">
            <text:p>0.012787973169</text:p>
          </table:table-cell>
          <table:table-cell table:number-columns-repeated="11"/>
          <table:table-cell table:formula="of:=ABS([.B665])" office:value-type="float" office:value="0.164566062468" calcext:value-type="float">
            <text:p>0.164566062468</text:p>
          </table:table-cell>
          <table:table-cell table:formula="of:=ABS([.C665])" office:value-type="float" office:value="0.012787973169" calcext:value-type="float">
            <text:p>0.01278797316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774925471039" calcext:value-type="float">
            <text:p>0.774925471039</text:p>
          </table:table-cell>
          <table:table-cell office:value-type="float" office:value="0.192330262709" calcext:value-type="float">
            <text:p>0.192330262709</text:p>
          </table:table-cell>
          <table:table-cell table:number-columns-repeated="11"/>
          <table:table-cell table:formula="of:=ABS([.B666])" office:value-type="float" office:value="0.774925471039" calcext:value-type="float">
            <text:p>0.774925471039</text:p>
          </table:table-cell>
          <table:table-cell table:formula="of:=ABS([.C666])" office:value-type="float" office:value="0.192330262709" calcext:value-type="float">
            <text:p>0.19233026270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58767934093" calcext:value-type="float">
            <text:p>0.058767934093</text:p>
          </table:table-cell>
          <table:table-cell office:value-type="float" office:value="-0.005250704901" calcext:value-type="float">
            <text:p>-0.005250704901</text:p>
          </table:table-cell>
          <table:table-cell table:number-columns-repeated="11"/>
          <table:table-cell table:formula="of:=ABS([.B667])" office:value-type="float" office:value="0.058767934093" calcext:value-type="float">
            <text:p>0.058767934093</text:p>
          </table:table-cell>
          <table:table-cell table:formula="of:=ABS([.C667])" office:value-type="float" office:value="0.005250704901" calcext:value-type="float">
            <text:p>0.00525070490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0.247280013117" calcext:value-type="float">
            <text:p>-0.247280013117</text:p>
          </table:table-cell>
          <table:table-cell office:value-type="float" office:value="0.008476388421" calcext:value-type="float">
            <text:p>0.008476388421</text:p>
          </table:table-cell>
          <table:table-cell table:number-columns-repeated="11"/>
          <table:table-cell table:formula="of:=ABS([.B668])" office:value-type="float" office:value="0.247280013117" calcext:value-type="float">
            <text:p>0.247280013117</text:p>
          </table:table-cell>
          <table:table-cell table:formula="of:=ABS([.C668])" office:value-type="float" office:value="0.008476388421" calcext:value-type="float">
            <text:p>0.00847638842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128682926392" calcext:value-type="float">
            <text:p>0.128682926392</text:p>
          </table:table-cell>
          <table:table-cell office:value-type="float" office:value="0.045719767755" calcext:value-type="float">
            <text:p>0.045719767755</text:p>
          </table:table-cell>
          <table:table-cell table:number-columns-repeated="11"/>
          <table:table-cell table:formula="of:=ABS([.B669])" office:value-type="float" office:value="0.128682926392" calcext:value-type="float">
            <text:p>0.128682926392</text:p>
          </table:table-cell>
          <table:table-cell table:formula="of:=ABS([.C669])" office:value-type="float" office:value="0.045719767755" calcext:value-type="float">
            <text:p>0.04571976775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114505657771" calcext:value-type="float">
            <text:p>0.114505657771</text:p>
          </table:table-cell>
          <table:table-cell office:value-type="float" office:value="0.004200372281" calcext:value-type="float">
            <text:p>0.004200372281</text:p>
          </table:table-cell>
          <table:table-cell table:number-columns-repeated="11"/>
          <table:table-cell table:formula="of:=ABS([.B670])" office:value-type="float" office:value="0.114505657771" calcext:value-type="float">
            <text:p>0.114505657771</text:p>
          </table:table-cell>
          <table:table-cell table:formula="of:=ABS([.C670])" office:value-type="float" office:value="0.004200372281" calcext:value-type="float">
            <text:p>0.00420037228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0.1959439611" calcext:value-type="float">
            <text:p>-0.1959439611</text:p>
          </table:table-cell>
          <table:table-cell office:value-type="float" office:value="0.113644608465" calcext:value-type="float">
            <text:p>0.113644608465</text:p>
          </table:table-cell>
          <table:table-cell table:number-columns-repeated="11"/>
          <table:table-cell table:formula="of:=ABS([.B671])" office:value-type="float" office:value="0.1959439611" calcext:value-type="float">
            <text:p>0.1959439611</text:p>
          </table:table-cell>
          <table:table-cell table:formula="of:=ABS([.C671])" office:value-type="float" office:value="0.113644608465" calcext:value-type="float">
            <text:p>0.11364460846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1045540914" calcext:value-type="float">
            <text:p>0.001045540914</text:p>
          </table:table-cell>
          <table:table-cell office:value-type="float" office:value="0.043395962449" calcext:value-type="float">
            <text:p>0.043395962449</text:p>
          </table:table-cell>
          <table:table-cell table:number-columns-repeated="11"/>
          <table:table-cell table:formula="of:=ABS([.B672])" office:value-type="float" office:value="0.001045540914" calcext:value-type="float">
            <text:p>0.001045540914</text:p>
          </table:table-cell>
          <table:table-cell table:formula="of:=ABS([.C672])" office:value-type="float" office:value="0.043395962449" calcext:value-type="float">
            <text:p>0.04339596244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30636320847" calcext:value-type="float">
            <text:p>0.030636320847</text:p>
          </table:table-cell>
          <table:table-cell office:value-type="float" office:value="0.017007719967" calcext:value-type="float">
            <text:p>0.017007719967</text:p>
          </table:table-cell>
          <table:table-cell table:number-columns-repeated="11"/>
          <table:table-cell table:formula="of:=ABS([.B673])" office:value-type="float" office:value="0.030636320847" calcext:value-type="float">
            <text:p>0.030636320847</text:p>
          </table:table-cell>
          <table:table-cell table:formula="of:=ABS([.C673])" office:value-type="float" office:value="0.017007719967" calcext:value-type="float">
            <text:p>0.01700771996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0.153967910435" calcext:value-type="float">
            <text:p>-0.153967910435</text:p>
          </table:table-cell>
          <table:table-cell office:value-type="float" office:value="0.045096834907" calcext:value-type="float">
            <text:p>0.045096834907</text:p>
          </table:table-cell>
          <table:table-cell table:number-columns-repeated="11"/>
          <table:table-cell table:formula="of:=ABS([.B674])" office:value-type="float" office:value="0.153967910435" calcext:value-type="float">
            <text:p>0.153967910435</text:p>
          </table:table-cell>
          <table:table-cell table:formula="of:=ABS([.C674])" office:value-type="float" office:value="0.045096834907" calcext:value-type="float">
            <text:p>0.04509683490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0.148378854861" calcext:value-type="float">
            <text:p>-0.148378854861</text:p>
          </table:table-cell>
          <table:table-cell office:value-type="float" office:value="-0.07264161076" calcext:value-type="float">
            <text:p>-0.07264161076</text:p>
          </table:table-cell>
          <table:table-cell table:number-columns-repeated="11"/>
          <table:table-cell table:formula="of:=ABS([.B675])" office:value-type="float" office:value="0.148378854861" calcext:value-type="float">
            <text:p>0.148378854861</text:p>
          </table:table-cell>
          <table:table-cell table:formula="of:=ABS([.C675])" office:value-type="float" office:value="0.07264161076" calcext:value-type="float">
            <text:p>0.0726416107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98640569922" calcext:value-type="float">
            <text:p>0.098640569922</text:p>
          </table:table-cell>
          <table:table-cell office:value-type="float" office:value="-0.02146569646" calcext:value-type="float">
            <text:p>-0.02146569646</text:p>
          </table:table-cell>
          <table:table-cell table:number-columns-repeated="11"/>
          <table:table-cell table:formula="of:=ABS([.B676])" office:value-type="float" office:value="0.098640569922" calcext:value-type="float">
            <text:p>0.098640569922</text:p>
          </table:table-cell>
          <table:table-cell table:formula="of:=ABS([.C676])" office:value-type="float" office:value="0.02146569646" calcext:value-type="float">
            <text:p>0.0214656964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89616154722" calcext:value-type="float">
            <text:p>0.089616154722</text:p>
          </table:table-cell>
          <table:table-cell office:value-type="float" office:value="-0.01105617356" calcext:value-type="float">
            <text:p>-0.01105617356</text:p>
          </table:table-cell>
          <table:table-cell table:number-columns-repeated="11"/>
          <table:table-cell table:formula="of:=ABS([.B677])" office:value-type="float" office:value="0.089616154722" calcext:value-type="float">
            <text:p>0.089616154722</text:p>
          </table:table-cell>
          <table:table-cell table:formula="of:=ABS([.C677])" office:value-type="float" office:value="0.01105617356" calcext:value-type="float">
            <text:p>0.0110561735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14388118359" calcext:value-type="float">
            <text:p>0.014388118359</text:p>
          </table:table-cell>
          <table:table-cell office:value-type="float" office:value="-0.038497909439" calcext:value-type="float">
            <text:p>-0.038497909439</text:p>
          </table:table-cell>
          <table:table-cell table:number-columns-repeated="11"/>
          <table:table-cell table:formula="of:=ABS([.B678])" office:value-type="float" office:value="0.014388118359" calcext:value-type="float">
            <text:p>0.014388118359</text:p>
          </table:table-cell>
          <table:table-cell table:formula="of:=ABS([.C678])" office:value-type="float" office:value="0.038497909439" calcext:value-type="float">
            <text:p>0.03849790943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22024846932" calcext:value-type="float">
            <text:p>0.22024846932</text:p>
          </table:table-cell>
          <table:table-cell office:value-type="float" office:value="-0.055597562678" calcext:value-type="float">
            <text:p>-0.055597562678</text:p>
          </table:table-cell>
          <table:table-cell table:number-columns-repeated="11"/>
          <table:table-cell table:formula="of:=ABS([.B679])" office:value-type="float" office:value="0.22024846932" calcext:value-type="float">
            <text:p>0.22024846932</text:p>
          </table:table-cell>
          <table:table-cell table:formula="of:=ABS([.C679])" office:value-type="float" office:value="0.055597562678" calcext:value-type="float">
            <text:p>0.05559756267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127769568223" calcext:value-type="float">
            <text:p>0.127769568223</text:p>
          </table:table-cell>
          <table:table-cell office:value-type="float" office:value="0.124508096216" calcext:value-type="float">
            <text:p>0.124508096216</text:p>
          </table:table-cell>
          <table:table-cell table:number-columns-repeated="11"/>
          <table:table-cell table:formula="of:=ABS([.B680])" office:value-type="float" office:value="0.127769568223" calcext:value-type="float">
            <text:p>0.127769568223</text:p>
          </table:table-cell>
          <table:table-cell table:formula="of:=ABS([.C680])" office:value-type="float" office:value="0.124508096216" calcext:value-type="float">
            <text:p>0.1245080962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0.135197578606" calcext:value-type="float">
            <text:p>-0.135197578606</text:p>
          </table:table-cell>
          <table:table-cell office:value-type="float" office:value="0.018883533261" calcext:value-type="float">
            <text:p>0.018883533261</text:p>
          </table:table-cell>
          <table:table-cell table:number-columns-repeated="11"/>
          <table:table-cell table:formula="of:=ABS([.B681])" office:value-type="float" office:value="0.135197578606" calcext:value-type="float">
            <text:p>0.135197578606</text:p>
          </table:table-cell>
          <table:table-cell table:formula="of:=ABS([.C681])" office:value-type="float" office:value="0.018883533261" calcext:value-type="float">
            <text:p>0.01888353326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0.067030357243" calcext:value-type="float">
            <text:p>-0.067030357243</text:p>
          </table:table-cell>
          <table:table-cell office:value-type="float" office:value="-0.050737171937" calcext:value-type="float">
            <text:p>-0.050737171937</text:p>
          </table:table-cell>
          <table:table-cell table:number-columns-repeated="11"/>
          <table:table-cell table:formula="of:=ABS([.B682])" office:value-type="float" office:value="0.067030357243" calcext:value-type="float">
            <text:p>0.067030357243</text:p>
          </table:table-cell>
          <table:table-cell table:formula="of:=ABS([.C682])" office:value-type="float" office:value="0.050737171937" calcext:value-type="float">
            <text:p>0.05073717193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6473206143" calcext:value-type="float">
            <text:p>0.06473206143</text:p>
          </table:table-cell>
          <table:table-cell office:value-type="float" office:value="0.055147435853" calcext:value-type="float">
            <text:p>0.055147435853</text:p>
          </table:table-cell>
          <table:table-cell table:number-columns-repeated="11"/>
          <table:table-cell table:formula="of:=ABS([.B683])" office:value-type="float" office:value="0.06473206143" calcext:value-type="float">
            <text:p>0.06473206143</text:p>
          </table:table-cell>
          <table:table-cell table:formula="of:=ABS([.C683])" office:value-type="float" office:value="0.055147435853" calcext:value-type="float">
            <text:p>0.05514743585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1508184189" calcext:value-type="float">
            <text:p>0.001508184189</text:p>
          </table:table-cell>
          <table:table-cell office:value-type="float" office:value="-0.056196025816" calcext:value-type="float">
            <text:p>-0.056196025816</text:p>
          </table:table-cell>
          <table:table-cell table:number-columns-repeated="11"/>
          <table:table-cell table:formula="of:=ABS([.B684])" office:value-type="float" office:value="0.001508184189" calcext:value-type="float">
            <text:p>0.001508184189</text:p>
          </table:table-cell>
          <table:table-cell table:formula="of:=ABS([.C684])" office:value-type="float" office:value="0.056196025816" calcext:value-type="float">
            <text:p>0.0561960258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0.116291609531" calcext:value-type="float">
            <text:p>-0.116291609531</text:p>
          </table:table-cell>
          <table:table-cell office:value-type="float" office:value="-0.14507756914" calcext:value-type="float">
            <text:p>-0.14507756914</text:p>
          </table:table-cell>
          <table:table-cell table:number-columns-repeated="11"/>
          <table:table-cell table:formula="of:=ABS([.B685])" office:value-type="float" office:value="0.116291609531" calcext:value-type="float">
            <text:p>0.116291609531</text:p>
          </table:table-cell>
          <table:table-cell table:formula="of:=ABS([.C685])" office:value-type="float" office:value="0.14507756914" calcext:value-type="float">
            <text:p>0.1450775691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60879096663" calcext:value-type="float">
            <text:p>0.060879096663</text:p>
          </table:table-cell>
          <table:table-cell office:value-type="float" office:value="-0.079800730717" calcext:value-type="float">
            <text:p>-0.079800730717</text:p>
          </table:table-cell>
          <table:table-cell table:number-columns-repeated="11"/>
          <table:table-cell table:formula="of:=ABS([.B686])" office:value-type="float" office:value="0.060879096663" calcext:value-type="float">
            <text:p>0.060879096663</text:p>
          </table:table-cell>
          <table:table-cell table:formula="of:=ABS([.C686])" office:value-type="float" office:value="0.079800730717" calcext:value-type="float">
            <text:p>0.07980073071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0.007201879949" calcext:value-type="float">
            <text:p>-0.007201879949</text:p>
          </table:table-cell>
          <table:table-cell office:value-type="float" office:value="-0.080855175093" calcext:value-type="float">
            <text:p>-0.080855175093</text:p>
          </table:table-cell>
          <table:table-cell table:number-columns-repeated="11"/>
          <table:table-cell table:formula="of:=ABS([.B687])" office:value-type="float" office:value="0.007201879949" calcext:value-type="float">
            <text:p>0.007201879949</text:p>
          </table:table-cell>
          <table:table-cell table:formula="of:=ABS([.C687])" office:value-type="float" office:value="0.080855175093" calcext:value-type="float">
            <text:p>0.08085517509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81821348328" calcext:value-type="float">
            <text:p>0.081821348328</text:p>
          </table:table-cell>
          <table:table-cell office:value-type="float" office:value="0.07608159197" calcext:value-type="float">
            <text:p>0.07608159197</text:p>
          </table:table-cell>
          <table:table-cell table:number-columns-repeated="11"/>
          <table:table-cell table:formula="of:=ABS([.B688])" office:value-type="float" office:value="0.081821348328" calcext:value-type="float">
            <text:p>0.081821348328</text:p>
          </table:table-cell>
          <table:table-cell table:formula="of:=ABS([.C688])" office:value-type="float" office:value="0.07608159197" calcext:value-type="float">
            <text:p>0.0760815919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0.083574120466" calcext:value-type="float">
            <text:p>-0.083574120466</text:p>
          </table:table-cell>
          <table:table-cell office:value-type="float" office:value="-0.001231329262" calcext:value-type="float">
            <text:p>-0.001231329262</text:p>
          </table:table-cell>
          <table:table-cell table:number-columns-repeated="11"/>
          <table:table-cell table:formula="of:=ABS([.B689])" office:value-type="float" office:value="0.083574120466" calcext:value-type="float">
            <text:p>0.083574120466</text:p>
          </table:table-cell>
          <table:table-cell table:formula="of:=ABS([.C689])" office:value-type="float" office:value="0.001231329262" calcext:value-type="float">
            <text:p>0.00123132926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0.173209549386" calcext:value-type="float">
            <text:p>-0.173209549386</text:p>
          </table:table-cell>
          <table:table-cell office:value-type="float" office:value="-0.010315574286" calcext:value-type="float">
            <text:p>-0.010315574286</text:p>
          </table:table-cell>
          <table:table-cell table:number-columns-repeated="11"/>
          <table:table-cell table:formula="of:=ABS([.B690])" office:value-type="float" office:value="0.173209549386" calcext:value-type="float">
            <text:p>0.173209549386</text:p>
          </table:table-cell>
          <table:table-cell table:formula="of:=ABS([.C690])" office:value-type="float" office:value="0.010315574286" calcext:value-type="float">
            <text:p>0.01031557428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32029458889" calcext:value-type="float">
            <text:p>0.032029458889</text:p>
          </table:table-cell>
          <table:table-cell office:value-type="float" office:value="-0.00926645702" calcext:value-type="float">
            <text:p>-0.00926645702</text:p>
          </table:table-cell>
          <table:table-cell table:number-columns-repeated="11"/>
          <table:table-cell table:formula="of:=ABS([.B691])" office:value-type="float" office:value="0.032029458889" calcext:value-type="float">
            <text:p>0.032029458889</text:p>
          </table:table-cell>
          <table:table-cell table:formula="of:=ABS([.C691])" office:value-type="float" office:value="0.00926645702" calcext:value-type="float">
            <text:p>0.0092664570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0.389328195717" calcext:value-type="float">
            <text:p>-0.389328195717</text:p>
          </table:table-cell>
          <table:table-cell office:value-type="float" office:value="-0.195728085455" calcext:value-type="float">
            <text:p>-0.195728085455</text:p>
          </table:table-cell>
          <table:table-cell table:number-columns-repeated="11"/>
          <table:table-cell table:formula="of:=ABS([.B692])" office:value-type="float" office:value="0.389328195717" calcext:value-type="float">
            <text:p>0.389328195717</text:p>
          </table:table-cell>
          <table:table-cell table:formula="of:=ABS([.C692])" office:value-type="float" office:value="0.195728085455" calcext:value-type="float">
            <text:p>0.19572808545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1110903531" calcext:value-type="float">
            <text:p>0.001110903531</text:p>
          </table:table-cell>
          <table:table-cell office:value-type="float" office:value="-0.121466457325" calcext:value-type="float">
            <text:p>-0.121466457325</text:p>
          </table:table-cell>
          <table:table-cell table:number-columns-repeated="11"/>
          <table:table-cell table:formula="of:=ABS([.B693])" office:value-type="float" office:value="0.001110903531" calcext:value-type="float">
            <text:p>0.001110903531</text:p>
          </table:table-cell>
          <table:table-cell table:formula="of:=ABS([.C693])" office:value-type="float" office:value="0.121466457325" calcext:value-type="float">
            <text:p>0.12146645732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41170342463" calcext:value-type="float">
            <text:p>0.041170342463</text:p>
          </table:table-cell>
          <table:table-cell office:value-type="float" office:value="0.023500610338" calcext:value-type="float">
            <text:p>0.023500610338</text:p>
          </table:table-cell>
          <table:table-cell table:number-columns-repeated="11"/>
          <table:table-cell table:formula="of:=ABS([.B694])" office:value-type="float" office:value="0.041170342463" calcext:value-type="float">
            <text:p>0.041170342463</text:p>
          </table:table-cell>
          <table:table-cell table:formula="of:=ABS([.C694])" office:value-type="float" office:value="0.023500610338" calcext:value-type="float">
            <text:p>0.02350061033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0.405401590159" calcext:value-type="float">
            <text:p>-0.405401590159</text:p>
          </table:table-cell>
          <table:table-cell office:value-type="float" office:value="0.051355280862" calcext:value-type="float">
            <text:p>0.051355280862</text:p>
          </table:table-cell>
          <table:table-cell table:number-columns-repeated="11"/>
          <table:table-cell table:formula="of:=ABS([.B695])" office:value-type="float" office:value="0.405401590159" calcext:value-type="float">
            <text:p>0.405401590159</text:p>
          </table:table-cell>
          <table:table-cell table:formula="of:=ABS([.C695])" office:value-type="float" office:value="0.051355280862" calcext:value-type="float">
            <text:p>0.05135528086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0.183207333369" calcext:value-type="float">
            <text:p>-0.183207333369</text:p>
          </table:table-cell>
          <table:table-cell office:value-type="float" office:value="0.03087518962" calcext:value-type="float">
            <text:p>0.03087518962</text:p>
          </table:table-cell>
          <table:table-cell table:number-columns-repeated="11"/>
          <table:table-cell table:formula="of:=ABS([.B696])" office:value-type="float" office:value="0.183207333369" calcext:value-type="float">
            <text:p>0.183207333369</text:p>
          </table:table-cell>
          <table:table-cell table:formula="of:=ABS([.C696])" office:value-type="float" office:value="0.03087518962" calcext:value-type="float">
            <text:p>0.0308751896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0.133126159326" calcext:value-type="float">
            <text:p>-0.133126159326</text:p>
          </table:table-cell>
          <table:table-cell office:value-type="float" office:value="-0.094895502507" calcext:value-type="float">
            <text:p>-0.094895502507</text:p>
          </table:table-cell>
          <table:table-cell table:number-columns-repeated="11"/>
          <table:table-cell table:formula="of:=ABS([.B697])" office:value-type="float" office:value="0.133126159326" calcext:value-type="float">
            <text:p>0.133126159326</text:p>
          </table:table-cell>
          <table:table-cell table:formula="of:=ABS([.C697])" office:value-type="float" office:value="0.094895502507" calcext:value-type="float">
            <text:p>0.09489550250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26566110067" calcext:value-type="float">
            <text:p>0.026566110067</text:p>
          </table:table-cell>
          <table:table-cell office:value-type="float" office:value="-0.0056043176" calcext:value-type="float">
            <text:p>-0.0056043176</text:p>
          </table:table-cell>
          <table:table-cell table:number-columns-repeated="11"/>
          <table:table-cell table:formula="of:=ABS([.B698])" office:value-type="float" office:value="0.026566110067" calcext:value-type="float">
            <text:p>0.026566110067</text:p>
          </table:table-cell>
          <table:table-cell table:formula="of:=ABS([.C698])" office:value-type="float" office:value="0.0056043176" calcext:value-type="float">
            <text:p>0.005604317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44968595026" calcext:value-type="float">
            <text:p>0.044968595026</text:p>
          </table:table-cell>
          <table:table-cell office:value-type="float" office:value="0.001241580826" calcext:value-type="float">
            <text:p>0.001241580826</text:p>
          </table:table-cell>
          <table:table-cell table:number-columns-repeated="11"/>
          <table:table-cell table:formula="of:=ABS([.B699])" office:value-type="float" office:value="0.044968595026" calcext:value-type="float">
            <text:p>0.044968595026</text:p>
          </table:table-cell>
          <table:table-cell table:formula="of:=ABS([.C699])" office:value-type="float" office:value="0.001241580826" calcext:value-type="float">
            <text:p>0.00124158082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0.115521842257" calcext:value-type="float">
            <text:p>-0.115521842257</text:p>
          </table:table-cell>
          <table:table-cell office:value-type="float" office:value="-0.135071912254" calcext:value-type="float">
            <text:p>-0.135071912254</text:p>
          </table:table-cell>
          <table:table-cell table:number-columns-repeated="11"/>
          <table:table-cell table:formula="of:=ABS([.B700])" office:value-type="float" office:value="0.115521842257" calcext:value-type="float">
            <text:p>0.115521842257</text:p>
          </table:table-cell>
          <table:table-cell table:formula="of:=ABS([.C700])" office:value-type="float" office:value="0.135071912254" calcext:value-type="float">
            <text:p>0.1350719122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0.098934077761" calcext:value-type="float">
            <text:p>-0.098934077761</text:p>
          </table:table-cell>
          <table:table-cell office:value-type="float" office:value="-0.156374437351" calcext:value-type="float">
            <text:p>-0.156374437351</text:p>
          </table:table-cell>
          <table:table-cell table:number-columns-repeated="11"/>
          <table:table-cell table:formula="of:=ABS([.B701])" office:value-type="float" office:value="0.098934077761" calcext:value-type="float">
            <text:p>0.098934077761</text:p>
          </table:table-cell>
          <table:table-cell table:formula="of:=ABS([.C701])" office:value-type="float" office:value="0.156374437351" calcext:value-type="float">
            <text:p>0.15637443735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141384279231" calcext:value-type="float">
            <text:p>0.141384279231</text:p>
          </table:table-cell>
          <table:table-cell office:value-type="float" office:value="-0.033745606335" calcext:value-type="float">
            <text:p>-0.033745606335</text:p>
          </table:table-cell>
          <table:table-cell table:number-columns-repeated="11"/>
          <table:table-cell table:formula="of:=ABS([.B702])" office:value-type="float" office:value="0.141384279231" calcext:value-type="float">
            <text:p>0.141384279231</text:p>
          </table:table-cell>
          <table:table-cell table:formula="of:=ABS([.C702])" office:value-type="float" office:value="0.033745606335" calcext:value-type="float">
            <text:p>0.03374560633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4283697936" calcext:value-type="float">
            <text:p>0.04283697936</text:p>
          </table:table-cell>
          <table:table-cell office:value-type="float" office:value="0.021873892554" calcext:value-type="float">
            <text:p>0.021873892554</text:p>
          </table:table-cell>
          <table:table-cell table:number-columns-repeated="11"/>
          <table:table-cell table:formula="of:=ABS([.B703])" office:value-type="float" office:value="0.04283697936" calcext:value-type="float">
            <text:p>0.04283697936</text:p>
          </table:table-cell>
          <table:table-cell table:formula="of:=ABS([.C703])" office:value-type="float" office:value="0.021873892554" calcext:value-type="float">
            <text:p>0.02187389255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0.247286019152" calcext:value-type="float">
            <text:p>-0.247286019152</text:p>
          </table:table-cell>
          <table:table-cell office:value-type="float" office:value="0.06694035115" calcext:value-type="float">
            <text:p>0.06694035115</text:p>
          </table:table-cell>
          <table:table-cell table:number-columns-repeated="11"/>
          <table:table-cell table:formula="of:=ABS([.B704])" office:value-type="float" office:value="0.247286019152" calcext:value-type="float">
            <text:p>0.247286019152</text:p>
          </table:table-cell>
          <table:table-cell table:formula="of:=ABS([.C704])" office:value-type="float" office:value="0.06694035115" calcext:value-type="float">
            <text:p>0.0669403511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31528416095" calcext:value-type="float">
            <text:p>0.031528416095</text:p>
          </table:table-cell>
          <table:table-cell office:value-type="float" office:value="0.052020073035" calcext:value-type="float">
            <text:p>0.052020073035</text:p>
          </table:table-cell>
          <table:table-cell table:number-columns-repeated="11"/>
          <table:table-cell table:formula="of:=ABS([.B705])" office:value-type="float" office:value="0.031528416095" calcext:value-type="float">
            <text:p>0.031528416095</text:p>
          </table:table-cell>
          <table:table-cell table:formula="of:=ABS([.C705])" office:value-type="float" office:value="0.052020073035" calcext:value-type="float">
            <text:p>0.05202007303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60257598668" calcext:value-type="float">
            <text:p>0.060257598668</text:p>
          </table:table-cell>
          <table:table-cell office:value-type="float" office:value="0.01794162808" calcext:value-type="float">
            <text:p>0.01794162808</text:p>
          </table:table-cell>
          <table:table-cell table:number-columns-repeated="11"/>
          <table:table-cell table:formula="of:=ABS([.B706])" office:value-type="float" office:value="0.060257598668" calcext:value-type="float">
            <text:p>0.060257598668</text:p>
          </table:table-cell>
          <table:table-cell table:formula="of:=ABS([.C706])" office:value-type="float" office:value="0.01794162808" calcext:value-type="float">
            <text:p>0.0179416280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109445740531" calcext:value-type="float">
            <text:p>0.109445740531</text:p>
          </table:table-cell>
          <table:table-cell office:value-type="float" office:value="0.036316570065" calcext:value-type="float">
            <text:p>0.036316570065</text:p>
          </table:table-cell>
          <table:table-cell table:number-columns-repeated="11"/>
          <table:table-cell table:formula="of:=ABS([.B707])" office:value-type="float" office:value="0.109445740531" calcext:value-type="float">
            <text:p>0.109445740531</text:p>
          </table:table-cell>
          <table:table-cell table:formula="of:=ABS([.C707])" office:value-type="float" office:value="0.036316570065" calcext:value-type="float">
            <text:p>0.03631657006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8923677135" calcext:value-type="float">
            <text:p>0.008923677135</text:p>
          </table:table-cell>
          <table:table-cell office:value-type="float" office:value="0.009551722223" calcext:value-type="float">
            <text:p>0.009551722223</text:p>
          </table:table-cell>
          <table:table-cell table:number-columns-repeated="11"/>
          <table:table-cell table:formula="of:=ABS([.B708])" office:value-type="float" office:value="0.008923677135" calcext:value-type="float">
            <text:p>0.008923677135</text:p>
          </table:table-cell>
          <table:table-cell table:formula="of:=ABS([.C708])" office:value-type="float" office:value="0.009551722223" calcext:value-type="float">
            <text:p>0.00955172222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0.145279477049" calcext:value-type="float">
            <text:p>-0.145279477049</text:p>
          </table:table-cell>
          <table:table-cell office:value-type="float" office:value="0.043243231135" calcext:value-type="float">
            <text:p>0.043243231135</text:p>
          </table:table-cell>
          <table:table-cell table:number-columns-repeated="11"/>
          <table:table-cell table:formula="of:=ABS([.B709])" office:value-type="float" office:value="0.145279477049" calcext:value-type="float">
            <text:p>0.145279477049</text:p>
          </table:table-cell>
          <table:table-cell table:formula="of:=ABS([.C709])" office:value-type="float" office:value="0.043243231135" calcext:value-type="float">
            <text:p>0.04324323113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0.134028044085" calcext:value-type="float">
            <text:p>-0.134028044085</text:p>
          </table:table-cell>
          <table:table-cell office:value-type="float" office:value="-0.113990810555" calcext:value-type="float">
            <text:p>-0.113990810555</text:p>
          </table:table-cell>
          <table:table-cell table:number-columns-repeated="11"/>
          <table:table-cell table:formula="of:=ABS([.B710])" office:value-type="float" office:value="0.134028044085" calcext:value-type="float">
            <text:p>0.134028044085</text:p>
          </table:table-cell>
          <table:table-cell table:formula="of:=ABS([.C710])" office:value-type="float" office:value="0.113990810555" calcext:value-type="float">
            <text:p>0.11399081055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60128137091" calcext:value-type="float">
            <text:p>0.060128137091</text:p>
          </table:table-cell>
          <table:table-cell office:value-type="float" office:value="0.018375627003" calcext:value-type="float">
            <text:p>0.018375627003</text:p>
          </table:table-cell>
          <table:table-cell table:number-columns-repeated="11"/>
          <table:table-cell table:formula="of:=ABS([.B711])" office:value-type="float" office:value="0.060128137091" calcext:value-type="float">
            <text:p>0.060128137091</text:p>
          </table:table-cell>
          <table:table-cell table:formula="of:=ABS([.C711])" office:value-type="float" office:value="0.018375627003" calcext:value-type="float">
            <text:p>0.01837562700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0.04513716618" calcext:value-type="float">
            <text:p>-0.04513716618</text:p>
          </table:table-cell>
          <table:table-cell office:value-type="float" office:value="-0.142656542352" calcext:value-type="float">
            <text:p>-0.142656542352</text:p>
          </table:table-cell>
          <table:table-cell table:number-columns-repeated="11"/>
          <table:table-cell table:formula="of:=ABS([.B712])" office:value-type="float" office:value="0.04513716618" calcext:value-type="float">
            <text:p>0.04513716618</text:p>
          </table:table-cell>
          <table:table-cell table:formula="of:=ABS([.C712])" office:value-type="float" office:value="0.142656542352" calcext:value-type="float">
            <text:p>0.14265654235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88173573503" calcext:value-type="float">
            <text:p>0.088173573503</text:p>
          </table:table-cell>
          <table:table-cell office:value-type="float" office:value="0.015009495241" calcext:value-type="float">
            <text:p>0.015009495241</text:p>
          </table:table-cell>
          <table:table-cell table:number-columns-repeated="11"/>
          <table:table-cell table:formula="of:=ABS([.B713])" office:value-type="float" office:value="0.088173573503" calcext:value-type="float">
            <text:p>0.088173573503</text:p>
          </table:table-cell>
          <table:table-cell table:formula="of:=ABS([.C713])" office:value-type="float" office:value="0.015009495241" calcext:value-type="float">
            <text:p>0.01500949524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0.112226378484" calcext:value-type="float">
            <text:p>-0.112226378484</text:p>
          </table:table-cell>
          <table:table-cell office:value-type="float" office:value="-0.009293290064" calcext:value-type="float">
            <text:p>-0.009293290064</text:p>
          </table:table-cell>
          <table:table-cell table:number-columns-repeated="11"/>
          <table:table-cell table:formula="of:=ABS([.B714])" office:value-type="float" office:value="0.112226378484" calcext:value-type="float">
            <text:p>0.112226378484</text:p>
          </table:table-cell>
          <table:table-cell table:formula="of:=ABS([.C714])" office:value-type="float" office:value="0.009293290064" calcext:value-type="float">
            <text:p>0.00929329006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132660089814" calcext:value-type="float">
            <text:p>0.132660089814</text:p>
          </table:table-cell>
          <table:table-cell office:value-type="float" office:value="-0.001397602909" calcext:value-type="float">
            <text:p>-0.001397602909</text:p>
          </table:table-cell>
          <table:table-cell table:number-columns-repeated="11"/>
          <table:table-cell table:formula="of:=ABS([.B715])" office:value-type="float" office:value="0.132660089814" calcext:value-type="float">
            <text:p>0.132660089814</text:p>
          </table:table-cell>
          <table:table-cell table:formula="of:=ABS([.C715])" office:value-type="float" office:value="0.001397602909" calcext:value-type="float">
            <text:p>0.00139760290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0.006980402241" calcext:value-type="float">
            <text:p>-0.006980402241</text:p>
          </table:table-cell>
          <table:table-cell office:value-type="float" office:value="-0.023931587678" calcext:value-type="float">
            <text:p>-0.023931587678</text:p>
          </table:table-cell>
          <table:table-cell table:number-columns-repeated="11"/>
          <table:table-cell table:formula="of:=ABS([.B716])" office:value-type="float" office:value="0.006980402241" calcext:value-type="float">
            <text:p>0.006980402241</text:p>
          </table:table-cell>
          <table:table-cell table:formula="of:=ABS([.C716])" office:value-type="float" office:value="0.023931587678" calcext:value-type="float">
            <text:p>0.02393158767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86956924815" calcext:value-type="float">
            <text:p>0.086956924815</text:p>
          </table:table-cell>
          <table:table-cell office:value-type="float" office:value="0.028506121316" calcext:value-type="float">
            <text:p>0.028506121316</text:p>
          </table:table-cell>
          <table:table-cell table:number-columns-repeated="11"/>
          <table:table-cell table:formula="of:=ABS([.B717])" office:value-type="float" office:value="0.086956924815" calcext:value-type="float">
            <text:p>0.086956924815</text:p>
          </table:table-cell>
          <table:table-cell table:formula="of:=ABS([.C717])" office:value-type="float" office:value="0.028506121316" calcext:value-type="float">
            <text:p>0.0285061213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34254791704" calcext:value-type="float">
            <text:p>0.034254791704</text:p>
          </table:table-cell>
          <table:table-cell office:value-type="float" office:value="0.022363842209" calcext:value-type="float">
            <text:p>0.022363842209</text:p>
          </table:table-cell>
          <table:table-cell table:number-columns-repeated="11"/>
          <table:table-cell table:formula="of:=ABS([.B718])" office:value-type="float" office:value="0.034254791704" calcext:value-type="float">
            <text:p>0.034254791704</text:p>
          </table:table-cell>
          <table:table-cell table:formula="of:=ABS([.C718])" office:value-type="float" office:value="0.022363842209" calcext:value-type="float">
            <text:p>0.02236384220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1132836762" calcext:value-type="float">
            <text:p>0.1132836762</text:p>
          </table:table-cell>
          <table:table-cell office:value-type="float" office:value="0.052517910862" calcext:value-type="float">
            <text:p>0.052517910862</text:p>
          </table:table-cell>
          <table:table-cell table:number-columns-repeated="11"/>
          <table:table-cell table:formula="of:=ABS([.B719])" office:value-type="float" office:value="0.1132836762" calcext:value-type="float">
            <text:p>0.1132836762</text:p>
          </table:table-cell>
          <table:table-cell table:formula="of:=ABS([.C719])" office:value-type="float" office:value="0.052517910862" calcext:value-type="float">
            <text:p>0.05251791086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66370244537" calcext:value-type="float">
            <text:p>0.066370244537</text:p>
          </table:table-cell>
          <table:table-cell office:value-type="float" office:value="0.029849583461" calcext:value-type="float">
            <text:p>0.029849583461</text:p>
          </table:table-cell>
          <table:table-cell table:number-columns-repeated="11"/>
          <table:table-cell table:formula="of:=ABS([.B720])" office:value-type="float" office:value="0.066370244537" calcext:value-type="float">
            <text:p>0.066370244537</text:p>
          </table:table-cell>
          <table:table-cell table:formula="of:=ABS([.C720])" office:value-type="float" office:value="0.029849583461" calcext:value-type="float">
            <text:p>0.02984958346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0.191819374365" calcext:value-type="float">
            <text:p>-0.191819374365</text:p>
          </table:table-cell>
          <table:table-cell office:value-type="float" office:value="-0.115149763963" calcext:value-type="float">
            <text:p>-0.115149763963</text:p>
          </table:table-cell>
          <table:table-cell table:number-columns-repeated="11"/>
          <table:table-cell table:formula="of:=ABS([.B721])" office:value-type="float" office:value="0.191819374365" calcext:value-type="float">
            <text:p>0.191819374365</text:p>
          </table:table-cell>
          <table:table-cell table:formula="of:=ABS([.C721])" office:value-type="float" office:value="0.115149763963" calcext:value-type="float">
            <text:p>0.11514976396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6953799836" calcext:value-type="float">
            <text:p>0.06953799836</text:p>
          </table:table-cell>
          <table:table-cell office:value-type="float" office:value="0.038202893943" calcext:value-type="float">
            <text:p>0.038202893943</text:p>
          </table:table-cell>
          <table:table-cell table:number-columns-repeated="11"/>
          <table:table-cell table:formula="of:=ABS([.B722])" office:value-type="float" office:value="0.06953799836" calcext:value-type="float">
            <text:p>0.06953799836</text:p>
          </table:table-cell>
          <table:table-cell table:formula="of:=ABS([.C722])" office:value-type="float" office:value="0.038202893943" calcext:value-type="float">
            <text:p>0.03820289394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34154817145" calcext:value-type="float">
            <text:p>0.034154817145</text:p>
          </table:table-cell>
          <table:table-cell office:value-type="float" office:value="0.009547814171" calcext:value-type="float">
            <text:p>0.009547814171</text:p>
          </table:table-cell>
          <table:table-cell table:number-columns-repeated="11"/>
          <table:table-cell table:formula="of:=ABS([.B723])" office:value-type="float" office:value="0.034154817145" calcext:value-type="float">
            <text:p>0.034154817145</text:p>
          </table:table-cell>
          <table:table-cell table:formula="of:=ABS([.C723])" office:value-type="float" office:value="0.009547814171" calcext:value-type="float">
            <text:p>0.00954781417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93111271925" calcext:value-type="float">
            <text:p>0.093111271925</text:p>
          </table:table-cell>
          <table:table-cell office:value-type="float" office:value="-0.01949203999" calcext:value-type="float">
            <text:p>-0.01949203999</text:p>
          </table:table-cell>
          <table:table-cell table:number-columns-repeated="11"/>
          <table:table-cell table:formula="of:=ABS([.B724])" office:value-type="float" office:value="0.093111271925" calcext:value-type="float">
            <text:p>0.093111271925</text:p>
          </table:table-cell>
          <table:table-cell table:formula="of:=ABS([.C724])" office:value-type="float" office:value="0.01949203999" calcext:value-type="float">
            <text:p>0.0194920399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24902883949" calcext:value-type="float">
            <text:p>0.024902883949</text:p>
          </table:table-cell>
          <table:table-cell office:value-type="float" office:value="-0.012991133037" calcext:value-type="float">
            <text:p>-0.012991133037</text:p>
          </table:table-cell>
          <table:table-cell table:number-columns-repeated="11"/>
          <table:table-cell table:formula="of:=ABS([.B725])" office:value-type="float" office:value="0.024902883949" calcext:value-type="float">
            <text:p>0.024902883949</text:p>
          </table:table-cell>
          <table:table-cell table:formula="of:=ABS([.C725])" office:value-type="float" office:value="0.012991133037" calcext:value-type="float">
            <text:p>0.01299113303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973425875967" calcext:value-type="float">
            <text:p>0.973425875967</text:p>
          </table:table-cell>
          <table:table-cell office:value-type="float" office:value="0.420914064462" calcext:value-type="float">
            <text:p>0.420914064462</text:p>
          </table:table-cell>
          <table:table-cell table:number-columns-repeated="11"/>
          <table:table-cell table:formula="of:=ABS([.B726])" office:value-type="float" office:value="0.973425875967" calcext:value-type="float">
            <text:p>0.973425875967</text:p>
          </table:table-cell>
          <table:table-cell table:formula="of:=ABS([.C726])" office:value-type="float" office:value="0.420914064462" calcext:value-type="float">
            <text:p>0.42091406446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0.006759066397" calcext:value-type="float">
            <text:p>-0.006759066397</text:p>
          </table:table-cell>
          <table:table-cell office:value-type="float" office:value="-0.021911582977" calcext:value-type="float">
            <text:p>-0.021911582977</text:p>
          </table:table-cell>
          <table:table-cell table:number-columns-repeated="11"/>
          <table:table-cell table:formula="of:=ABS([.B727])" office:value-type="float" office:value="0.006759066397" calcext:value-type="float">
            <text:p>0.006759066397</text:p>
          </table:table-cell>
          <table:table-cell table:formula="of:=ABS([.C727])" office:value-type="float" office:value="0.021911582977" calcext:value-type="float">
            <text:p>0.02191158297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0.008362120007" calcext:value-type="float">
            <text:p>-0.008362120007</text:p>
          </table:table-cell>
          <table:table-cell office:value-type="float" office:value="-0.024090917311" calcext:value-type="float">
            <text:p>-0.024090917311</text:p>
          </table:table-cell>
          <table:table-cell table:number-columns-repeated="11"/>
          <table:table-cell table:formula="of:=ABS([.B728])" office:value-type="float" office:value="0.008362120007" calcext:value-type="float">
            <text:p>0.008362120007</text:p>
          </table:table-cell>
          <table:table-cell table:formula="of:=ABS([.C728])" office:value-type="float" office:value="0.024090917311" calcext:value-type="float">
            <text:p>0.02409091731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60890122436" calcext:value-type="float">
            <text:p>0.060890122436</text:p>
          </table:table-cell>
          <table:table-cell office:value-type="float" office:value="-0.018592100889" calcext:value-type="float">
            <text:p>-0.018592100889</text:p>
          </table:table-cell>
          <table:table-cell table:number-columns-repeated="11"/>
          <table:table-cell table:formula="of:=ABS([.B729])" office:value-type="float" office:value="0.060890122436" calcext:value-type="float">
            <text:p>0.060890122436</text:p>
          </table:table-cell>
          <table:table-cell table:formula="of:=ABS([.C729])" office:value-type="float" office:value="0.018592100889" calcext:value-type="float">
            <text:p>0.01859210088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0.055963712725" calcext:value-type="float">
            <text:p>-0.055963712725</text:p>
          </table:table-cell>
          <table:table-cell office:value-type="float" office:value="-0.23981349486" calcext:value-type="float">
            <text:p>-0.23981349486</text:p>
          </table:table-cell>
          <table:table-cell table:number-columns-repeated="11"/>
          <table:table-cell table:formula="of:=ABS([.B730])" office:value-type="float" office:value="0.055963712725" calcext:value-type="float">
            <text:p>0.055963712725</text:p>
          </table:table-cell>
          <table:table-cell table:formula="of:=ABS([.C730])" office:value-type="float" office:value="0.23981349486" calcext:value-type="float">
            <text:p>0.2398134948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0.05021870217" calcext:value-type="float">
            <text:p>-0.05021870217</text:p>
          </table:table-cell>
          <table:table-cell office:value-type="float" office:value="-0.088719324267" calcext:value-type="float">
            <text:p>-0.088719324267</text:p>
          </table:table-cell>
          <table:table-cell table:number-columns-repeated="11"/>
          <table:table-cell table:formula="of:=ABS([.B731])" office:value-type="float" office:value="0.05021870217" calcext:value-type="float">
            <text:p>0.05021870217</text:p>
          </table:table-cell>
          <table:table-cell table:formula="of:=ABS([.C731])" office:value-type="float" office:value="0.088719324267" calcext:value-type="float">
            <text:p>0.08871932426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40393389433" calcext:value-type="float">
            <text:p>0.040393389433</text:p>
          </table:table-cell>
          <table:table-cell office:value-type="float" office:value="0.007793210206" calcext:value-type="float">
            <text:p>0.007793210206</text:p>
          </table:table-cell>
          <table:table-cell table:number-columns-repeated="11"/>
          <table:table-cell table:formula="of:=ABS([.B732])" office:value-type="float" office:value="0.040393389433" calcext:value-type="float">
            <text:p>0.040393389433</text:p>
          </table:table-cell>
          <table:table-cell table:formula="of:=ABS([.C732])" office:value-type="float" office:value="0.007793210206" calcext:value-type="float">
            <text:p>0.00779321020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0.032005422221" calcext:value-type="float">
            <text:p>-0.032005422221</text:p>
          </table:table-cell>
          <table:table-cell office:value-type="float" office:value="-0.005878652758" calcext:value-type="float">
            <text:p>-0.005878652758</text:p>
          </table:table-cell>
          <table:table-cell table:number-columns-repeated="11"/>
          <table:table-cell table:formula="of:=ABS([.B733])" office:value-type="float" office:value="0.032005422221" calcext:value-type="float">
            <text:p>0.032005422221</text:p>
          </table:table-cell>
          <table:table-cell table:formula="of:=ABS([.C733])" office:value-type="float" office:value="0.005878652758" calcext:value-type="float">
            <text:p>0.00587865275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178144338808" calcext:value-type="float">
            <text:p>0.178144338808</text:p>
          </table:table-cell>
          <table:table-cell office:value-type="float" office:value="-0.056411430457" calcext:value-type="float">
            <text:p>-0.056411430457</text:p>
          </table:table-cell>
          <table:table-cell table:number-columns-repeated="11"/>
          <table:table-cell table:formula="of:=ABS([.B734])" office:value-type="float" office:value="0.178144338808" calcext:value-type="float">
            <text:p>0.178144338808</text:p>
          </table:table-cell>
          <table:table-cell table:formula="of:=ABS([.C734])" office:value-type="float" office:value="0.056411430457" calcext:value-type="float">
            <text:p>0.05641143045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898591369" calcext:value-type="float">
            <text:p>0.0898591369</text:p>
          </table:table-cell>
          <table:table-cell office:value-type="float" office:value="0.012266929561" calcext:value-type="float">
            <text:p>0.012266929561</text:p>
          </table:table-cell>
          <table:table-cell table:number-columns-repeated="11"/>
          <table:table-cell table:formula="of:=ABS([.B735])" office:value-type="float" office:value="0.0898591369" calcext:value-type="float">
            <text:p>0.0898591369</text:p>
          </table:table-cell>
          <table:table-cell table:formula="of:=ABS([.C735])" office:value-type="float" office:value="0.012266929561" calcext:value-type="float">
            <text:p>0.01226692956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2677242422" calcext:value-type="float">
            <text:p>0.02677242422</text:p>
          </table:table-cell>
          <table:table-cell office:value-type="float" office:value="0.007661419155" calcext:value-type="float">
            <text:p>0.007661419155</text:p>
          </table:table-cell>
          <table:table-cell table:number-columns-repeated="11"/>
          <table:table-cell table:formula="of:=ABS([.B736])" office:value-type="float" office:value="0.02677242422" calcext:value-type="float">
            <text:p>0.02677242422</text:p>
          </table:table-cell>
          <table:table-cell table:formula="of:=ABS([.C736])" office:value-type="float" office:value="0.007661419155" calcext:value-type="float">
            <text:p>0.00766141915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207305282079" calcext:value-type="float">
            <text:p>0.207305282079</text:p>
          </table:table-cell>
          <table:table-cell office:value-type="float" office:value="0.05869148551" calcext:value-type="float">
            <text:p>0.05869148551</text:p>
          </table:table-cell>
          <table:table-cell table:number-columns-repeated="11"/>
          <table:table-cell table:formula="of:=ABS([.B737])" office:value-type="float" office:value="0.207305282079" calcext:value-type="float">
            <text:p>0.207305282079</text:p>
          </table:table-cell>
          <table:table-cell table:formula="of:=ABS([.C737])" office:value-type="float" office:value="0.05869148551" calcext:value-type="float">
            <text:p>0.0586914855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0.053853711245" calcext:value-type="float">
            <text:p>-0.053853711245</text:p>
          </table:table-cell>
          <table:table-cell office:value-type="float" office:value="-0.091432874928" calcext:value-type="float">
            <text:p>-0.091432874928</text:p>
          </table:table-cell>
          <table:table-cell table:number-columns-repeated="11"/>
          <table:table-cell table:formula="of:=ABS([.B738])" office:value-type="float" office:value="0.053853711245" calcext:value-type="float">
            <text:p>0.053853711245</text:p>
          </table:table-cell>
          <table:table-cell table:formula="of:=ABS([.C738])" office:value-type="float" office:value="0.091432874928" calcext:value-type="float">
            <text:p>0.09143287492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0.043413465995" calcext:value-type="float">
            <text:p>-0.043413465995</text:p>
          </table:table-cell>
          <table:table-cell office:value-type="float" office:value="-0.042508854835" calcext:value-type="float">
            <text:p>-0.042508854835</text:p>
          </table:table-cell>
          <table:table-cell table:number-columns-repeated="11"/>
          <table:table-cell table:formula="of:=ABS([.B739])" office:value-type="float" office:value="0.043413465995" calcext:value-type="float">
            <text:p>0.043413465995</text:p>
          </table:table-cell>
          <table:table-cell table:formula="of:=ABS([.C739])" office:value-type="float" office:value="0.042508854835" calcext:value-type="float">
            <text:p>0.04250885483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4802098165" calcext:value-type="float">
            <text:p>0.04802098165</text:p>
          </table:table-cell>
          <table:table-cell office:value-type="float" office:value="0.041789303211" calcext:value-type="float">
            <text:p>0.041789303211</text:p>
          </table:table-cell>
          <table:table-cell table:number-columns-repeated="11"/>
          <table:table-cell table:formula="of:=ABS([.B740])" office:value-type="float" office:value="0.04802098165" calcext:value-type="float">
            <text:p>0.04802098165</text:p>
          </table:table-cell>
          <table:table-cell table:formula="of:=ABS([.C740])" office:value-type="float" office:value="0.041789303211" calcext:value-type="float">
            <text:p>0.04178930321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294585093901" calcext:value-type="float">
            <text:p>0.294585093901</text:p>
          </table:table-cell>
          <table:table-cell office:value-type="float" office:value="-0.116441131567" calcext:value-type="float">
            <text:p>-0.116441131567</text:p>
          </table:table-cell>
          <table:table-cell table:number-columns-repeated="11"/>
          <table:table-cell table:formula="of:=ABS([.B741])" office:value-type="float" office:value="0.294585093901" calcext:value-type="float">
            <text:p>0.294585093901</text:p>
          </table:table-cell>
          <table:table-cell table:formula="of:=ABS([.C741])" office:value-type="float" office:value="0.116441131567" calcext:value-type="float">
            <text:p>0.11644113156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0.138121276985" calcext:value-type="float">
            <text:p>-0.138121276985</text:p>
          </table:table-cell>
          <table:table-cell office:value-type="float" office:value="0.028620921203" calcext:value-type="float">
            <text:p>0.028620921203</text:p>
          </table:table-cell>
          <table:table-cell table:number-columns-repeated="11"/>
          <table:table-cell table:formula="of:=ABS([.B742])" office:value-type="float" office:value="0.138121276985" calcext:value-type="float">
            <text:p>0.138121276985</text:p>
          </table:table-cell>
          <table:table-cell table:formula="of:=ABS([.C742])" office:value-type="float" office:value="0.028620921203" calcext:value-type="float">
            <text:p>0.02862092120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0.003450203822" calcext:value-type="float">
            <text:p>-0.003450203822</text:p>
          </table:table-cell>
          <table:table-cell office:value-type="float" office:value="0.066087171133" calcext:value-type="float">
            <text:p>0.066087171133</text:p>
          </table:table-cell>
          <table:table-cell table:number-columns-repeated="11"/>
          <table:table-cell table:formula="of:=ABS([.B743])" office:value-type="float" office:value="0.003450203822" calcext:value-type="float">
            <text:p>0.003450203822</text:p>
          </table:table-cell>
          <table:table-cell table:formula="of:=ABS([.C743])" office:value-type="float" office:value="0.066087171133" calcext:value-type="float">
            <text:p>0.06608717113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631900601" calcext:value-type="float">
            <text:p>0.000631900601</text:p>
          </table:table-cell>
          <table:table-cell office:value-type="float" office:value="-0.01879188768" calcext:value-type="float">
            <text:p>-0.01879188768</text:p>
          </table:table-cell>
          <table:table-cell table:number-columns-repeated="11"/>
          <table:table-cell table:formula="of:=ABS([.B744])" office:value-type="float" office:value="0.000631900601" calcext:value-type="float">
            <text:p>0.000631900601</text:p>
          </table:table-cell>
          <table:table-cell table:formula="of:=ABS([.C744])" office:value-type="float" office:value="0.01879188768" calcext:value-type="float">
            <text:p>0.0187918876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0.087361275141" calcext:value-type="float">
            <text:p>-0.087361275141</text:p>
          </table:table-cell>
          <table:table-cell office:value-type="float" office:value="0.317300828193" calcext:value-type="float">
            <text:p>0.317300828193</text:p>
          </table:table-cell>
          <table:table-cell table:number-columns-repeated="11"/>
          <table:table-cell table:formula="of:=ABS([.B745])" office:value-type="float" office:value="0.087361275141" calcext:value-type="float">
            <text:p>0.087361275141</text:p>
          </table:table-cell>
          <table:table-cell table:formula="of:=ABS([.C745])" office:value-type="float" office:value="0.317300828193" calcext:value-type="float">
            <text:p>0.31730082819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201841306595" calcext:value-type="float">
            <text:p>0.201841306595</text:p>
          </table:table-cell>
          <table:table-cell office:value-type="float" office:value="-0.063083011678" calcext:value-type="float">
            <text:p>-0.063083011678</text:p>
          </table:table-cell>
          <table:table-cell table:number-columns-repeated="11"/>
          <table:table-cell table:formula="of:=ABS([.B746])" office:value-type="float" office:value="0.201841306595" calcext:value-type="float">
            <text:p>0.201841306595</text:p>
          </table:table-cell>
          <table:table-cell table:formula="of:=ABS([.C746])" office:value-type="float" office:value="0.063083011678" calcext:value-type="float">
            <text:p>0.06308301167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0.036187681387" calcext:value-type="float">
            <text:p>-0.036187681387</text:p>
          </table:table-cell>
          <table:table-cell office:value-type="float" office:value="-0.013579819552" calcext:value-type="float">
            <text:p>-0.013579819552</text:p>
          </table:table-cell>
          <table:table-cell table:number-columns-repeated="11"/>
          <table:table-cell table:formula="of:=ABS([.B747])" office:value-type="float" office:value="0.036187681387" calcext:value-type="float">
            <text:p>0.036187681387</text:p>
          </table:table-cell>
          <table:table-cell table:formula="of:=ABS([.C747])" office:value-type="float" office:value="0.013579819552" calcext:value-type="float">
            <text:p>0.01357981955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0.145806143681" calcext:value-type="float">
            <text:p>-0.145806143681</text:p>
          </table:table-cell>
          <table:table-cell office:value-type="float" office:value="-0.074936465124" calcext:value-type="float">
            <text:p>-0.074936465124</text:p>
          </table:table-cell>
          <table:table-cell table:number-columns-repeated="11"/>
          <table:table-cell table:formula="of:=ABS([.B748])" office:value-type="float" office:value="0.145806143681" calcext:value-type="float">
            <text:p>0.145806143681</text:p>
          </table:table-cell>
          <table:table-cell table:formula="of:=ABS([.C748])" office:value-type="float" office:value="0.074936465124" calcext:value-type="float">
            <text:p>0.07493646512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0.049044619491" calcext:value-type="float">
            <text:p>-0.049044619491</text:p>
          </table:table-cell>
          <table:table-cell office:value-type="float" office:value="0.017677957779" calcext:value-type="float">
            <text:p>0.017677957779</text:p>
          </table:table-cell>
          <table:table-cell table:number-columns-repeated="11"/>
          <table:table-cell table:formula="of:=ABS([.B749])" office:value-type="float" office:value="0.049044619491" calcext:value-type="float">
            <text:p>0.049044619491</text:p>
          </table:table-cell>
          <table:table-cell table:formula="of:=ABS([.C749])" office:value-type="float" office:value="0.017677957779" calcext:value-type="float">
            <text:p>0.01767795777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0.22966987591" calcext:value-type="float">
            <text:p>-0.22966987591</text:p>
          </table:table-cell>
          <table:table-cell office:value-type="float" office:value="-0.018764498048" calcext:value-type="float">
            <text:p>-0.018764498048</text:p>
          </table:table-cell>
          <table:table-cell table:number-columns-repeated="11"/>
          <table:table-cell table:formula="of:=ABS([.B750])" office:value-type="float" office:value="0.22966987591" calcext:value-type="float">
            <text:p>0.22966987591</text:p>
          </table:table-cell>
          <table:table-cell table:formula="of:=ABS([.C750])" office:value-type="float" office:value="0.018764498048" calcext:value-type="float">
            <text:p>0.01876449804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0.03732996268" calcext:value-type="float">
            <text:p>-0.03732996268</text:p>
          </table:table-cell>
          <table:table-cell office:value-type="float" office:value="0.039588906503" calcext:value-type="float">
            <text:p>0.039588906503</text:p>
          </table:table-cell>
          <table:table-cell table:number-columns-repeated="11"/>
          <table:table-cell table:formula="of:=ABS([.B751])" office:value-type="float" office:value="0.03732996268" calcext:value-type="float">
            <text:p>0.03732996268</text:p>
          </table:table-cell>
          <table:table-cell table:formula="of:=ABS([.C751])" office:value-type="float" office:value="0.039588906503" calcext:value-type="float">
            <text:p>0.03958890650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29705897977" calcext:value-type="float">
            <text:p>0.029705897977</text:p>
          </table:table-cell>
          <table:table-cell office:value-type="float" office:value="-0.042865902797" calcext:value-type="float">
            <text:p>-0.042865902797</text:p>
          </table:table-cell>
          <table:table-cell table:number-columns-repeated="11"/>
          <table:table-cell table:formula="of:=ABS([.B752])" office:value-type="float" office:value="0.029705897977" calcext:value-type="float">
            <text:p>0.029705897977</text:p>
          </table:table-cell>
          <table:table-cell table:formula="of:=ABS([.C752])" office:value-type="float" office:value="0.042865902797" calcext:value-type="float">
            <text:p>0.04286590279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15200539289" calcext:value-type="float">
            <text:p>0.015200539289</text:p>
          </table:table-cell>
          <table:table-cell office:value-type="float" office:value="-0.035665559635" calcext:value-type="float">
            <text:p>-0.035665559635</text:p>
          </table:table-cell>
          <table:table-cell table:number-columns-repeated="11"/>
          <table:table-cell table:formula="of:=ABS([.B753])" office:value-type="float" office:value="0.015200539289" calcext:value-type="float">
            <text:p>0.015200539289</text:p>
          </table:table-cell>
          <table:table-cell table:formula="of:=ABS([.C753])" office:value-type="float" office:value="0.035665559635" calcext:value-type="float">
            <text:p>0.03566555963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0.015435080082" calcext:value-type="float">
            <text:p>-0.015435080082</text:p>
          </table:table-cell>
          <table:table-cell office:value-type="float" office:value="0.011369742126" calcext:value-type="float">
            <text:p>0.011369742126</text:p>
          </table:table-cell>
          <table:table-cell table:number-columns-repeated="11"/>
          <table:table-cell table:formula="of:=ABS([.B754])" office:value-type="float" office:value="0.015435080082" calcext:value-type="float">
            <text:p>0.015435080082</text:p>
          </table:table-cell>
          <table:table-cell table:formula="of:=ABS([.C754])" office:value-type="float" office:value="0.011369742126" calcext:value-type="float">
            <text:p>0.01136974212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0.010726220647" calcext:value-type="float">
            <text:p>-0.010726220647</text:p>
          </table:table-cell>
          <table:table-cell office:value-type="float" office:value="-0.042860757954" calcext:value-type="float">
            <text:p>-0.042860757954</text:p>
          </table:table-cell>
          <table:table-cell table:number-columns-repeated="11"/>
          <table:table-cell table:formula="of:=ABS([.B755])" office:value-type="float" office:value="0.010726220647" calcext:value-type="float">
            <text:p>0.010726220647</text:p>
          </table:table-cell>
          <table:table-cell table:formula="of:=ABS([.C755])" office:value-type="float" office:value="0.042860757954" calcext:value-type="float">
            <text:p>0.04286075795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27624308827" calcext:value-type="float">
            <text:p>0.027624308827</text:p>
          </table:table-cell>
          <table:table-cell office:value-type="float" office:value="0.012060659658" calcext:value-type="float">
            <text:p>0.012060659658</text:p>
          </table:table-cell>
          <table:table-cell table:number-columns-repeated="11"/>
          <table:table-cell table:formula="of:=ABS([.B756])" office:value-type="float" office:value="0.027624308827" calcext:value-type="float">
            <text:p>0.027624308827</text:p>
          </table:table-cell>
          <table:table-cell table:formula="of:=ABS([.C756])" office:value-type="float" office:value="0.012060659658" calcext:value-type="float">
            <text:p>0.01206065965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54053510516" calcext:value-type="float">
            <text:p>0.054053510516</text:p>
          </table:table-cell>
          <table:table-cell office:value-type="float" office:value="0.061633326612" calcext:value-type="float">
            <text:p>0.061633326612</text:p>
          </table:table-cell>
          <table:table-cell table:number-columns-repeated="11"/>
          <table:table-cell table:formula="of:=ABS([.B757])" office:value-type="float" office:value="0.054053510516" calcext:value-type="float">
            <text:p>0.054053510516</text:p>
          </table:table-cell>
          <table:table-cell table:formula="of:=ABS([.C757])" office:value-type="float" office:value="0.061633326612" calcext:value-type="float">
            <text:p>0.06163332661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0.019226457396" calcext:value-type="float">
            <text:p>-0.019226457396</text:p>
          </table:table-cell>
          <table:table-cell office:value-type="float" office:value="-0.022009460277" calcext:value-type="float">
            <text:p>-0.022009460277</text:p>
          </table:table-cell>
          <table:table-cell table:number-columns-repeated="11"/>
          <table:table-cell table:formula="of:=ABS([.B758])" office:value-type="float" office:value="0.019226457396" calcext:value-type="float">
            <text:p>0.019226457396</text:p>
          </table:table-cell>
          <table:table-cell table:formula="of:=ABS([.C758])" office:value-type="float" office:value="0.022009460277" calcext:value-type="float">
            <text:p>0.02200946027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0.089600261163" calcext:value-type="float">
            <text:p>-0.089600261163</text:p>
          </table:table-cell>
          <table:table-cell office:value-type="float" office:value="-0.003177354177" calcext:value-type="float">
            <text:p>-0.003177354177</text:p>
          </table:table-cell>
          <table:table-cell table:number-columns-repeated="11"/>
          <table:table-cell table:formula="of:=ABS([.B759])" office:value-type="float" office:value="0.089600261163" calcext:value-type="float">
            <text:p>0.089600261163</text:p>
          </table:table-cell>
          <table:table-cell table:formula="of:=ABS([.C759])" office:value-type="float" office:value="0.003177354177" calcext:value-type="float">
            <text:p>0.00317735417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95931195105" calcext:value-type="float">
            <text:p>0.095931195105</text:p>
          </table:table-cell>
          <table:table-cell office:value-type="float" office:value="0.001985526347" calcext:value-type="float">
            <text:p>0.001985526347</text:p>
          </table:table-cell>
          <table:table-cell table:number-columns-repeated="11"/>
          <table:table-cell table:formula="of:=ABS([.B760])" office:value-type="float" office:value="0.095931195105" calcext:value-type="float">
            <text:p>0.095931195105</text:p>
          </table:table-cell>
          <table:table-cell table:formula="of:=ABS([.C760])" office:value-type="float" office:value="0.001985526347" calcext:value-type="float">
            <text:p>0.00198552634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101596861457" calcext:value-type="float">
            <text:p>0.101596861457</text:p>
          </table:table-cell>
          <table:table-cell office:value-type="float" office:value="-0.008299486203" calcext:value-type="float">
            <text:p>-0.008299486203</text:p>
          </table:table-cell>
          <table:table-cell table:number-columns-repeated="11"/>
          <table:table-cell table:formula="of:=ABS([.B761])" office:value-type="float" office:value="0.101596861457" calcext:value-type="float">
            <text:p>0.101596861457</text:p>
          </table:table-cell>
          <table:table-cell table:formula="of:=ABS([.C761])" office:value-type="float" office:value="0.008299486203" calcext:value-type="float">
            <text:p>0.00829948620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7009377864" calcext:value-type="float">
            <text:p>0.007009377864</text:p>
          </table:table-cell>
          <table:table-cell office:value-type="float" office:value="0.02171868827" calcext:value-type="float">
            <text:p>0.02171868827</text:p>
          </table:table-cell>
          <table:table-cell table:number-columns-repeated="11"/>
          <table:table-cell table:formula="of:=ABS([.B762])" office:value-type="float" office:value="0.007009377864" calcext:value-type="float">
            <text:p>0.007009377864</text:p>
          </table:table-cell>
          <table:table-cell table:formula="of:=ABS([.C762])" office:value-type="float" office:value="0.02171868827" calcext:value-type="float">
            <text:p>0.0217186882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123170565302" calcext:value-type="float">
            <text:p>0.123170565302</text:p>
          </table:table-cell>
          <table:table-cell office:value-type="float" office:value="0.042934488236" calcext:value-type="float">
            <text:p>0.042934488236</text:p>
          </table:table-cell>
          <table:table-cell table:number-columns-repeated="11"/>
          <table:table-cell table:formula="of:=ABS([.B763])" office:value-type="float" office:value="0.123170565302" calcext:value-type="float">
            <text:p>0.123170565302</text:p>
          </table:table-cell>
          <table:table-cell table:formula="of:=ABS([.C763])" office:value-type="float" office:value="0.042934488236" calcext:value-type="float">
            <text:p>0.04293448823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0.061166575866" calcext:value-type="float">
            <text:p>-0.061166575866</text:p>
          </table:table-cell>
          <table:table-cell office:value-type="float" office:value="-0.018490737771" calcext:value-type="float">
            <text:p>-0.018490737771</text:p>
          </table:table-cell>
          <table:table-cell table:number-columns-repeated="11"/>
          <table:table-cell table:formula="of:=ABS([.B764])" office:value-type="float" office:value="0.061166575866" calcext:value-type="float">
            <text:p>0.061166575866</text:p>
          </table:table-cell>
          <table:table-cell table:formula="of:=ABS([.C764])" office:value-type="float" office:value="0.018490737771" calcext:value-type="float">
            <text:p>0.01849073777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14869983702" calcext:value-type="float">
            <text:p>0.014869983702</text:p>
          </table:table-cell>
          <table:table-cell office:value-type="float" office:value="-0.095428882198" calcext:value-type="float">
            <text:p>-0.095428882198</text:p>
          </table:table-cell>
          <table:table-cell table:number-columns-repeated="11"/>
          <table:table-cell table:formula="of:=ABS([.B765])" office:value-type="float" office:value="0.014869983702" calcext:value-type="float">
            <text:p>0.014869983702</text:p>
          </table:table-cell>
          <table:table-cell table:formula="of:=ABS([.C765])" office:value-type="float" office:value="0.095428882198" calcext:value-type="float">
            <text:p>0.09542888219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0.146176237104" calcext:value-type="float">
            <text:p>-0.146176237104</text:p>
          </table:table-cell>
          <table:table-cell office:value-type="float" office:value="0.01227091558" calcext:value-type="float">
            <text:p>0.01227091558</text:p>
          </table:table-cell>
          <table:table-cell table:number-columns-repeated="11"/>
          <table:table-cell table:formula="of:=ABS([.B766])" office:value-type="float" office:value="0.146176237104" calcext:value-type="float">
            <text:p>0.146176237104</text:p>
          </table:table-cell>
          <table:table-cell table:formula="of:=ABS([.C766])" office:value-type="float" office:value="0.01227091558" calcext:value-type="float">
            <text:p>0.0122709155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0.001286012808" calcext:value-type="float">
            <text:p>-0.001286012808</text:p>
          </table:table-cell>
          <table:table-cell office:value-type="float" office:value="0.050215305015" calcext:value-type="float">
            <text:p>0.050215305015</text:p>
          </table:table-cell>
          <table:table-cell table:number-columns-repeated="11"/>
          <table:table-cell table:formula="of:=ABS([.B767])" office:value-type="float" office:value="0.001286012808" calcext:value-type="float">
            <text:p>0.001286012808</text:p>
          </table:table-cell>
          <table:table-cell table:formula="of:=ABS([.C767])" office:value-type="float" office:value="0.050215305015" calcext:value-type="float">
            <text:p>0.0502153050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0.014975765044" calcext:value-type="float">
            <text:p>-0.014975765044</text:p>
          </table:table-cell>
          <table:table-cell office:value-type="float" office:value="0.004485299228" calcext:value-type="float">
            <text:p>0.004485299228</text:p>
          </table:table-cell>
          <table:table-cell table:number-columns-repeated="11"/>
          <table:table-cell table:formula="of:=ABS([.B768])" office:value-type="float" office:value="0.014975765044" calcext:value-type="float">
            <text:p>0.014975765044</text:p>
          </table:table-cell>
          <table:table-cell table:formula="of:=ABS([.C768])" office:value-type="float" office:value="0.004485299228" calcext:value-type="float">
            <text:p>0.00448529922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74430553819" calcext:value-type="float">
            <text:p>0.074430553819</text:p>
          </table:table-cell>
          <table:table-cell office:value-type="float" office:value="0.001725134995" calcext:value-type="float">
            <text:p>0.001725134995</text:p>
          </table:table-cell>
          <table:table-cell table:number-columns-repeated="11"/>
          <table:table-cell table:formula="of:=ABS([.B769])" office:value-type="float" office:value="0.074430553819" calcext:value-type="float">
            <text:p>0.074430553819</text:p>
          </table:table-cell>
          <table:table-cell table:formula="of:=ABS([.C769])" office:value-type="float" office:value="0.001725134995" calcext:value-type="float">
            <text:p>0.00172513499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62374693974" calcext:value-type="float">
            <text:p>0.062374693974</text:p>
          </table:table-cell>
          <table:table-cell office:value-type="float" office:value="0.038413531573" calcext:value-type="float">
            <text:p>0.038413531573</text:p>
          </table:table-cell>
          <table:table-cell table:number-columns-repeated="11"/>
          <table:table-cell table:formula="of:=ABS([.B770])" office:value-type="float" office:value="0.062374693974" calcext:value-type="float">
            <text:p>0.062374693974</text:p>
          </table:table-cell>
          <table:table-cell table:formula="of:=ABS([.C770])" office:value-type="float" office:value="0.038413531573" calcext:value-type="float">
            <text:p>0.03841353157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7696447313" calcext:value-type="float">
            <text:p>0.007696447313</text:p>
          </table:table-cell>
          <table:table-cell office:value-type="float" office:value="-0.049370311321" calcext:value-type="float">
            <text:p>-0.049370311321</text:p>
          </table:table-cell>
          <table:table-cell table:number-columns-repeated="11"/>
          <table:table-cell table:formula="of:=ABS([.B771])" office:value-type="float" office:value="0.007696447313" calcext:value-type="float">
            <text:p>0.007696447313</text:p>
          </table:table-cell>
          <table:table-cell table:formula="of:=ABS([.C771])" office:value-type="float" office:value="0.049370311321" calcext:value-type="float">
            <text:p>0.04937031132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34538562591" calcext:value-type="float">
            <text:p>0.034538562591</text:p>
          </table:table-cell>
          <table:table-cell office:value-type="float" office:value="0.038379478401" calcext:value-type="float">
            <text:p>0.038379478401</text:p>
          </table:table-cell>
          <table:table-cell table:number-columns-repeated="11"/>
          <table:table-cell table:formula="of:=ABS([.B772])" office:value-type="float" office:value="0.034538562591" calcext:value-type="float">
            <text:p>0.034538562591</text:p>
          </table:table-cell>
          <table:table-cell table:formula="of:=ABS([.C772])" office:value-type="float" office:value="0.038379478401" calcext:value-type="float">
            <text:p>0.03837947840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147306809488" calcext:value-type="float">
            <text:p>0.147306809488</text:p>
          </table:table-cell>
          <table:table-cell office:value-type="float" office:value="0.070219262813" calcext:value-type="float">
            <text:p>0.070219262813</text:p>
          </table:table-cell>
          <table:table-cell table:number-columns-repeated="11"/>
          <table:table-cell table:formula="of:=ABS([.B773])" office:value-type="float" office:value="0.147306809488" calcext:value-type="float">
            <text:p>0.147306809488</text:p>
          </table:table-cell>
          <table:table-cell table:formula="of:=ABS([.C773])" office:value-type="float" office:value="0.070219262813" calcext:value-type="float">
            <text:p>0.07021926281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0.092199176947" calcext:value-type="float">
            <text:p>-0.092199176947</text:p>
          </table:table-cell>
          <table:table-cell office:value-type="float" office:value="0.086558092019" calcext:value-type="float">
            <text:p>0.086558092019</text:p>
          </table:table-cell>
          <table:table-cell table:number-columns-repeated="11"/>
          <table:table-cell table:formula="of:=ABS([.B774])" office:value-type="float" office:value="0.092199176947" calcext:value-type="float">
            <text:p>0.092199176947</text:p>
          </table:table-cell>
          <table:table-cell table:formula="of:=ABS([.C774])" office:value-type="float" office:value="0.086558092019" calcext:value-type="float">
            <text:p>0.08655809201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182384752473" calcext:value-type="float">
            <text:p>0.182384752473</text:p>
          </table:table-cell>
          <table:table-cell office:value-type="float" office:value="0.01752006298" calcext:value-type="float">
            <text:p>0.01752006298</text:p>
          </table:table-cell>
          <table:table-cell table:number-columns-repeated="11"/>
          <table:table-cell table:formula="of:=ABS([.B775])" office:value-type="float" office:value="0.182384752473" calcext:value-type="float">
            <text:p>0.182384752473</text:p>
          </table:table-cell>
          <table:table-cell table:formula="of:=ABS([.C775])" office:value-type="float" office:value="0.01752006298" calcext:value-type="float">
            <text:p>0.0175200629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50372356166" calcext:value-type="float">
            <text:p>0.050372356166</text:p>
          </table:table-cell>
          <table:table-cell office:value-type="float" office:value="-0.009601945699" calcext:value-type="float">
            <text:p>-0.009601945699</text:p>
          </table:table-cell>
          <table:table-cell table:number-columns-repeated="11"/>
          <table:table-cell table:formula="of:=ABS([.B776])" office:value-type="float" office:value="0.050372356166" calcext:value-type="float">
            <text:p>0.050372356166</text:p>
          </table:table-cell>
          <table:table-cell table:formula="of:=ABS([.C776])" office:value-type="float" office:value="0.009601945699" calcext:value-type="float">
            <text:p>0.00960194569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0.093297592913" calcext:value-type="float">
            <text:p>-0.093297592913</text:p>
          </table:table-cell>
          <table:table-cell office:value-type="float" office:value="-0.083993523728" calcext:value-type="float">
            <text:p>-0.083993523728</text:p>
          </table:table-cell>
          <table:table-cell table:number-columns-repeated="11"/>
          <table:table-cell table:formula="of:=ABS([.B777])" office:value-type="float" office:value="0.093297592913" calcext:value-type="float">
            <text:p>0.093297592913</text:p>
          </table:table-cell>
          <table:table-cell table:formula="of:=ABS([.C777])" office:value-type="float" office:value="0.083993523728" calcext:value-type="float">
            <text:p>0.08399352372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0.188751379364" calcext:value-type="float">
            <text:p>-0.188751379364</text:p>
          </table:table-cell>
          <table:table-cell office:value-type="float" office:value="0.048110069099" calcext:value-type="float">
            <text:p>0.048110069099</text:p>
          </table:table-cell>
          <table:table-cell table:number-columns-repeated="11"/>
          <table:table-cell table:formula="of:=ABS([.B778])" office:value-type="float" office:value="0.188751379364" calcext:value-type="float">
            <text:p>0.188751379364</text:p>
          </table:table-cell>
          <table:table-cell table:formula="of:=ABS([.C778])" office:value-type="float" office:value="0.048110069099" calcext:value-type="float">
            <text:p>0.04811006909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99788450987" calcext:value-type="float">
            <text:p>0.099788450987</text:p>
          </table:table-cell>
          <table:table-cell office:value-type="float" office:value="0.019099458196" calcext:value-type="float">
            <text:p>0.019099458196</text:p>
          </table:table-cell>
          <table:table-cell table:number-columns-repeated="11"/>
          <table:table-cell table:formula="of:=ABS([.B779])" office:value-type="float" office:value="0.099788450987" calcext:value-type="float">
            <text:p>0.099788450987</text:p>
          </table:table-cell>
          <table:table-cell table:formula="of:=ABS([.C779])" office:value-type="float" office:value="0.019099458196" calcext:value-type="float">
            <text:p>0.01909945819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70542967758" calcext:value-type="float">
            <text:p>0.070542967758</text:p>
          </table:table-cell>
          <table:table-cell office:value-type="float" office:value="0.056579379362" calcext:value-type="float">
            <text:p>0.056579379362</text:p>
          </table:table-cell>
          <table:table-cell table:number-columns-repeated="11"/>
          <table:table-cell table:formula="of:=ABS([.B780])" office:value-type="float" office:value="0.070542967758" calcext:value-type="float">
            <text:p>0.070542967758</text:p>
          </table:table-cell>
          <table:table-cell table:formula="of:=ABS([.C780])" office:value-type="float" office:value="0.056579379362" calcext:value-type="float">
            <text:p>0.05657937936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156884807956" calcext:value-type="float">
            <text:p>0.156884807956</text:p>
          </table:table-cell>
          <table:table-cell office:value-type="float" office:value="0.00385251559" calcext:value-type="float">
            <text:p>0.00385251559</text:p>
          </table:table-cell>
          <table:table-cell table:number-columns-repeated="11"/>
          <table:table-cell table:formula="of:=ABS([.B781])" office:value-type="float" office:value="0.156884807956" calcext:value-type="float">
            <text:p>0.156884807956</text:p>
          </table:table-cell>
          <table:table-cell table:formula="of:=ABS([.C781])" office:value-type="float" office:value="0.00385251559" calcext:value-type="float">
            <text:p>0.0038525155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0.000618452351" calcext:value-type="float">
            <text:p>-0.000618452351</text:p>
          </table:table-cell>
          <table:table-cell office:value-type="float" office:value="0.087280761188" calcext:value-type="float">
            <text:p>0.087280761188</text:p>
          </table:table-cell>
          <table:table-cell table:number-columns-repeated="11"/>
          <table:table-cell table:formula="of:=ABS([.B782])" office:value-type="float" office:value="0.000618452351" calcext:value-type="float">
            <text:p>0.000618452351</text:p>
          </table:table-cell>
          <table:table-cell table:formula="of:=ABS([.C782])" office:value-type="float" office:value="0.087280761188" calcext:value-type="float">
            <text:p>0.08728076118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776653596" calcext:value-type="float">
            <text:p>0.00776653596</text:p>
          </table:table-cell>
          <table:table-cell office:value-type="float" office:value="-0.012676255739" calcext:value-type="float">
            <text:p>-0.012676255739</text:p>
          </table:table-cell>
          <table:table-cell table:number-columns-repeated="11"/>
          <table:table-cell table:formula="of:=ABS([.B783])" office:value-type="float" office:value="0.00776653596" calcext:value-type="float">
            <text:p>0.00776653596</text:p>
          </table:table-cell>
          <table:table-cell table:formula="of:=ABS([.C783])" office:value-type="float" office:value="0.012676255739" calcext:value-type="float">
            <text:p>0.01267625573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245941921141" calcext:value-type="float">
            <text:p>0.245941921141</text:p>
          </table:table-cell>
          <table:table-cell office:value-type="float" office:value="0.04897524022" calcext:value-type="float">
            <text:p>0.04897524022</text:p>
          </table:table-cell>
          <table:table-cell table:number-columns-repeated="11"/>
          <table:table-cell table:formula="of:=ABS([.B784])" office:value-type="float" office:value="0.245941921141" calcext:value-type="float">
            <text:p>0.245941921141</text:p>
          </table:table-cell>
          <table:table-cell table:formula="of:=ABS([.C784])" office:value-type="float" office:value="0.04897524022" calcext:value-type="float">
            <text:p>0.0489752402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1815601761" calcext:value-type="float">
            <text:p>0.001815601761</text:p>
          </table:table-cell>
          <table:table-cell office:value-type="float" office:value="0.041153431207" calcext:value-type="float">
            <text:p>0.041153431207</text:p>
          </table:table-cell>
          <table:table-cell table:number-columns-repeated="11"/>
          <table:table-cell table:formula="of:=ABS([.B785])" office:value-type="float" office:value="0.001815601761" calcext:value-type="float">
            <text:p>0.001815601761</text:p>
          </table:table-cell>
          <table:table-cell table:formula="of:=ABS([.C785])" office:value-type="float" office:value="0.041153431207" calcext:value-type="float">
            <text:p>0.04115343120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70687900103" calcext:value-type="float">
            <text:p>0.070687900103</text:p>
          </table:table-cell>
          <table:table-cell office:value-type="float" office:value="-0.05782273668" calcext:value-type="float">
            <text:p>-0.05782273668</text:p>
          </table:table-cell>
          <table:table-cell table:number-columns-repeated="11"/>
          <table:table-cell table:formula="of:=ABS([.B786])" office:value-type="float" office:value="0.070687900103" calcext:value-type="float">
            <text:p>0.070687900103</text:p>
          </table:table-cell>
          <table:table-cell table:formula="of:=ABS([.C786])" office:value-type="float" office:value="0.05782273668" calcext:value-type="float">
            <text:p>0.0578227366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0.080660696017" calcext:value-type="float">
            <text:p>-0.080660696017</text:p>
          </table:table-cell>
          <table:table-cell office:value-type="float" office:value="-0.118705696518" calcext:value-type="float">
            <text:p>-0.118705696518</text:p>
          </table:table-cell>
          <table:table-cell table:number-columns-repeated="11"/>
          <table:table-cell table:formula="of:=ABS([.B787])" office:value-type="float" office:value="0.080660696017" calcext:value-type="float">
            <text:p>0.080660696017</text:p>
          </table:table-cell>
          <table:table-cell table:formula="of:=ABS([.C787])" office:value-type="float" office:value="0.118705696518" calcext:value-type="float">
            <text:p>0.1187056965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8409681222" calcext:value-type="float">
            <text:p>0.008409681222</text:p>
          </table:table-cell>
          <table:table-cell office:value-type="float" office:value="-0.002483252563" calcext:value-type="float">
            <text:p>-0.002483252563</text:p>
          </table:table-cell>
          <table:table-cell table:number-columns-repeated="11"/>
          <table:table-cell table:formula="of:=ABS([.B788])" office:value-type="float" office:value="0.008409681222" calcext:value-type="float">
            <text:p>0.008409681222</text:p>
          </table:table-cell>
          <table:table-cell table:formula="of:=ABS([.C788])" office:value-type="float" office:value="0.002483252563" calcext:value-type="float">
            <text:p>0.00248325256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102881377937" calcext:value-type="float">
            <text:p>0.102881377937</text:p>
          </table:table-cell>
          <table:table-cell office:value-type="float" office:value="-0.005677732071" calcext:value-type="float">
            <text:p>-0.005677732071</text:p>
          </table:table-cell>
          <table:table-cell table:number-columns-repeated="11"/>
          <table:table-cell table:formula="of:=ABS([.B789])" office:value-type="float" office:value="0.102881377937" calcext:value-type="float">
            <text:p>0.102881377937</text:p>
          </table:table-cell>
          <table:table-cell table:formula="of:=ABS([.C789])" office:value-type="float" office:value="0.005677732071" calcext:value-type="float">
            <text:p>0.00567773207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0.032041271404" calcext:value-type="float">
            <text:p>-0.032041271404</text:p>
          </table:table-cell>
          <table:table-cell office:value-type="float" office:value="-0.064238437007" calcext:value-type="float">
            <text:p>-0.064238437007</text:p>
          </table:table-cell>
          <table:table-cell table:number-columns-repeated="11"/>
          <table:table-cell table:formula="of:=ABS([.B790])" office:value-type="float" office:value="0.032041271404" calcext:value-type="float">
            <text:p>0.032041271404</text:p>
          </table:table-cell>
          <table:table-cell table:formula="of:=ABS([.C790])" office:value-type="float" office:value="0.064238437007" calcext:value-type="float">
            <text:p>0.06423843700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0.181809994877" calcext:value-type="float">
            <text:p>-0.181809994877</text:p>
          </table:table-cell>
          <table:table-cell office:value-type="float" office:value="-0.020787067302" calcext:value-type="float">
            <text:p>-0.020787067302</text:p>
          </table:table-cell>
          <table:table-cell table:number-columns-repeated="11"/>
          <table:table-cell table:formula="of:=ABS([.B791])" office:value-type="float" office:value="0.181809994877" calcext:value-type="float">
            <text:p>0.181809994877</text:p>
          </table:table-cell>
          <table:table-cell table:formula="of:=ABS([.C791])" office:value-type="float" office:value="0.020787067302" calcext:value-type="float">
            <text:p>0.02078706730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601211274" calcext:value-type="float">
            <text:p>0.000601211274</text:p>
          </table:table-cell>
          <table:table-cell office:value-type="float" office:value="0.022479932999" calcext:value-type="float">
            <text:p>0.022479932999</text:p>
          </table:table-cell>
          <table:table-cell table:number-columns-repeated="11"/>
          <table:table-cell table:formula="of:=ABS([.B792])" office:value-type="float" office:value="0.000601211274" calcext:value-type="float">
            <text:p>0.000601211274</text:p>
          </table:table-cell>
          <table:table-cell table:formula="of:=ABS([.C792])" office:value-type="float" office:value="0.022479932999" calcext:value-type="float">
            <text:p>0.02247993299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0.158420269417" calcext:value-type="float">
            <text:p>-0.158420269417</text:p>
          </table:table-cell>
          <table:table-cell office:value-type="float" office:value="-0.048873741555" calcext:value-type="float">
            <text:p>-0.048873741555</text:p>
          </table:table-cell>
          <table:table-cell table:number-columns-repeated="11"/>
          <table:table-cell table:formula="of:=ABS([.B793])" office:value-type="float" office:value="0.158420269417" calcext:value-type="float">
            <text:p>0.158420269417</text:p>
          </table:table-cell>
          <table:table-cell table:formula="of:=ABS([.C793])" office:value-type="float" office:value="0.048873741555" calcext:value-type="float">
            <text:p>0.04887374155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0.113668038523" calcext:value-type="float">
            <text:p>-0.113668038523</text:p>
          </table:table-cell>
          <table:table-cell office:value-type="float" office:value="0.003264324265" calcext:value-type="float">
            <text:p>0.003264324265</text:p>
          </table:table-cell>
          <table:table-cell table:number-columns-repeated="11"/>
          <table:table-cell table:formula="of:=ABS([.B794])" office:value-type="float" office:value="0.113668038523" calcext:value-type="float">
            <text:p>0.113668038523</text:p>
          </table:table-cell>
          <table:table-cell table:formula="of:=ABS([.C794])" office:value-type="float" office:value="0.003264324265" calcext:value-type="float">
            <text:p>0.00326432426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239774111241" calcext:value-type="float">
            <text:p>0.239774111241</text:p>
          </table:table-cell>
          <table:table-cell office:value-type="float" office:value="-0.004110072077" calcext:value-type="float">
            <text:p>-0.004110072077</text:p>
          </table:table-cell>
          <table:table-cell table:number-columns-repeated="11"/>
          <table:table-cell table:formula="of:=ABS([.B795])" office:value-type="float" office:value="0.239774111241" calcext:value-type="float">
            <text:p>0.239774111241</text:p>
          </table:table-cell>
          <table:table-cell table:formula="of:=ABS([.C795])" office:value-type="float" office:value="0.004110072077" calcext:value-type="float">
            <text:p>0.00411007207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147751121419" calcext:value-type="float">
            <text:p>0.147751121419</text:p>
          </table:table-cell>
          <table:table-cell office:value-type="float" office:value="-0.076297747353" calcext:value-type="float">
            <text:p>-0.076297747353</text:p>
          </table:table-cell>
          <table:table-cell table:number-columns-repeated="11"/>
          <table:table-cell table:formula="of:=ABS([.B796])" office:value-type="float" office:value="0.147751121419" calcext:value-type="float">
            <text:p>0.147751121419</text:p>
          </table:table-cell>
          <table:table-cell table:formula="of:=ABS([.C796])" office:value-type="float" office:value="0.076297747353" calcext:value-type="float">
            <text:p>0.07629774735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0.065335347343" calcext:value-type="float">
            <text:p>-0.065335347343</text:p>
          </table:table-cell>
          <table:table-cell office:value-type="float" office:value="-0.048676609165" calcext:value-type="float">
            <text:p>-0.048676609165</text:p>
          </table:table-cell>
          <table:table-cell table:number-columns-repeated="11"/>
          <table:table-cell table:formula="of:=ABS([.B797])" office:value-type="float" office:value="0.065335347343" calcext:value-type="float">
            <text:p>0.065335347343</text:p>
          </table:table-cell>
          <table:table-cell table:formula="of:=ABS([.C797])" office:value-type="float" office:value="0.048676609165" calcext:value-type="float">
            <text:p>0.04867660916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33762079567" calcext:value-type="float">
            <text:p>0.033762079567</text:p>
          </table:table-cell>
          <table:table-cell office:value-type="float" office:value="0.016786875736" calcext:value-type="float">
            <text:p>0.016786875736</text:p>
          </table:table-cell>
          <table:table-cell table:number-columns-repeated="11"/>
          <table:table-cell table:formula="of:=ABS([.B798])" office:value-type="float" office:value="0.033762079567" calcext:value-type="float">
            <text:p>0.033762079567</text:p>
          </table:table-cell>
          <table:table-cell table:formula="of:=ABS([.C798])" office:value-type="float" office:value="0.016786875736" calcext:value-type="float">
            <text:p>0.01678687573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0.061942039573" calcext:value-type="float">
            <text:p>-0.061942039573</text:p>
          </table:table-cell>
          <table:table-cell office:value-type="float" office:value="-0.111408796308" calcext:value-type="float">
            <text:p>-0.111408796308</text:p>
          </table:table-cell>
          <table:table-cell table:number-columns-repeated="11"/>
          <table:table-cell table:formula="of:=ABS([.B799])" office:value-type="float" office:value="0.061942039573" calcext:value-type="float">
            <text:p>0.061942039573</text:p>
          </table:table-cell>
          <table:table-cell table:formula="of:=ABS([.C799])" office:value-type="float" office:value="0.111408796308" calcext:value-type="float">
            <text:p>0.11140879630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202839867985" calcext:value-type="float">
            <text:p>0.202839867985</text:p>
          </table:table-cell>
          <table:table-cell office:value-type="float" office:value="0.032905914533" calcext:value-type="float">
            <text:p>0.032905914533</text:p>
          </table:table-cell>
          <table:table-cell table:number-columns-repeated="11"/>
          <table:table-cell table:formula="of:=ABS([.B800])" office:value-type="float" office:value="0.202839867985" calcext:value-type="float">
            <text:p>0.202839867985</text:p>
          </table:table-cell>
          <table:table-cell table:formula="of:=ABS([.C800])" office:value-type="float" office:value="0.032905914533" calcext:value-type="float">
            <text:p>0.0329059145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4943749396" calcext:value-type="float">
            <text:p>0.014943749396</text:p>
          </table:table-cell>
          <table:table-cell office:value-type="float" office:value="-0.026678783539" calcext:value-type="float">
            <text:p>-0.026678783539</text:p>
          </table:table-cell>
          <table:table-cell table:number-columns-repeated="11"/>
          <table:table-cell table:formula="of:=ABS([.B801])" office:value-type="float" office:value="0.014943749396" calcext:value-type="float">
            <text:p>0.014943749396</text:p>
          </table:table-cell>
          <table:table-cell table:formula="of:=ABS([.C801])" office:value-type="float" office:value="0.026678783539" calcext:value-type="float">
            <text:p>0.02667878353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0.020033077265" calcext:value-type="float">
            <text:p>-0.020033077265</text:p>
          </table:table-cell>
          <table:table-cell office:value-type="float" office:value="0.033810224579" calcext:value-type="float">
            <text:p>0.033810224579</text:p>
          </table:table-cell>
          <table:table-cell table:number-columns-repeated="11"/>
          <table:table-cell table:formula="of:=ABS([.B802])" office:value-type="float" office:value="0.020033077265" calcext:value-type="float">
            <text:p>0.020033077265</text:p>
          </table:table-cell>
          <table:table-cell table:formula="of:=ABS([.C802])" office:value-type="float" office:value="0.033810224579" calcext:value-type="float">
            <text:p>0.03381022457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162122425676" calcext:value-type="float">
            <text:p>0.162122425676</text:p>
          </table:table-cell>
          <table:table-cell office:value-type="float" office:value="-0.011651412776" calcext:value-type="float">
            <text:p>-0.011651412776</text:p>
          </table:table-cell>
          <table:table-cell table:number-columns-repeated="11"/>
          <table:table-cell table:formula="of:=ABS([.B803])" office:value-type="float" office:value="0.162122425676" calcext:value-type="float">
            <text:p>0.162122425676</text:p>
          </table:table-cell>
          <table:table-cell table:formula="of:=ABS([.C803])" office:value-type="float" office:value="0.011651412776" calcext:value-type="float">
            <text:p>0.01165141277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0.067340228098" calcext:value-type="float">
            <text:p>-0.067340228098</text:p>
          </table:table-cell>
          <table:table-cell office:value-type="float" office:value="-0.06295772284" calcext:value-type="float">
            <text:p>-0.06295772284</text:p>
          </table:table-cell>
          <table:table-cell table:number-columns-repeated="11"/>
          <table:table-cell table:formula="of:=ABS([.B804])" office:value-type="float" office:value="0.067340228098" calcext:value-type="float">
            <text:p>0.067340228098</text:p>
          </table:table-cell>
          <table:table-cell table:formula="of:=ABS([.C804])" office:value-type="float" office:value="0.06295772284" calcext:value-type="float">
            <text:p>0.0629577228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68378382703" calcext:value-type="float">
            <text:p>0.068378382703</text:p>
          </table:table-cell>
          <table:table-cell office:value-type="float" office:value="0.035419014987" calcext:value-type="float">
            <text:p>0.035419014987</text:p>
          </table:table-cell>
          <table:table-cell table:number-columns-repeated="11"/>
          <table:table-cell table:formula="of:=ABS([.B805])" office:value-type="float" office:value="0.068378382703" calcext:value-type="float">
            <text:p>0.068378382703</text:p>
          </table:table-cell>
          <table:table-cell table:formula="of:=ABS([.C805])" office:value-type="float" office:value="0.035419014987" calcext:value-type="float">
            <text:p>0.03541901498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174949418654" calcext:value-type="float">
            <text:p>0.174949418654</text:p>
          </table:table-cell>
          <table:table-cell office:value-type="float" office:value="-0.003878805824" calcext:value-type="float">
            <text:p>-0.003878805824</text:p>
          </table:table-cell>
          <table:table-cell table:number-columns-repeated="11"/>
          <table:table-cell table:formula="of:=ABS([.B806])" office:value-type="float" office:value="0.174949418654" calcext:value-type="float">
            <text:p>0.174949418654</text:p>
          </table:table-cell>
          <table:table-cell table:formula="of:=ABS([.C806])" office:value-type="float" office:value="0.003878805824" calcext:value-type="float">
            <text:p>0.00387880582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0.19556354786" calcext:value-type="float">
            <text:p>-0.19556354786</text:p>
          </table:table-cell>
          <table:table-cell office:value-type="float" office:value="0.093174739772" calcext:value-type="float">
            <text:p>0.093174739772</text:p>
          </table:table-cell>
          <table:table-cell table:number-columns-repeated="11"/>
          <table:table-cell table:formula="of:=ABS([.B807])" office:value-type="float" office:value="0.19556354786" calcext:value-type="float">
            <text:p>0.19556354786</text:p>
          </table:table-cell>
          <table:table-cell table:formula="of:=ABS([.C807])" office:value-type="float" office:value="0.093174739772" calcext:value-type="float">
            <text:p>0.09317473977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14994563149" calcext:value-type="float">
            <text:p>0.014994563149</text:p>
          </table:table-cell>
          <table:table-cell office:value-type="float" office:value="0.041648668767" calcext:value-type="float">
            <text:p>0.041648668767</text:p>
          </table:table-cell>
          <table:table-cell table:number-columns-repeated="11"/>
          <table:table-cell table:formula="of:=ABS([.B808])" office:value-type="float" office:value="0.014994563149" calcext:value-type="float">
            <text:p>0.014994563149</text:p>
          </table:table-cell>
          <table:table-cell table:formula="of:=ABS([.C808])" office:value-type="float" office:value="0.041648668767" calcext:value-type="float">
            <text:p>0.04164866876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50479199645" calcext:value-type="float">
            <text:p>0.050479199645</text:p>
          </table:table-cell>
          <table:table-cell office:value-type="float" office:value="0.016650444991" calcext:value-type="float">
            <text:p>0.016650444991</text:p>
          </table:table-cell>
          <table:table-cell table:number-columns-repeated="11"/>
          <table:table-cell table:formula="of:=ABS([.B809])" office:value-type="float" office:value="0.050479199645" calcext:value-type="float">
            <text:p>0.050479199645</text:p>
          </table:table-cell>
          <table:table-cell table:formula="of:=ABS([.C809])" office:value-type="float" office:value="0.016650444991" calcext:value-type="float">
            <text:p>0.01665044499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148526077786" calcext:value-type="float">
            <text:p>0.148526077786</text:p>
          </table:table-cell>
          <table:table-cell office:value-type="float" office:value="-0.045697502448" calcext:value-type="float">
            <text:p>-0.045697502448</text:p>
          </table:table-cell>
          <table:table-cell table:number-columns-repeated="11"/>
          <table:table-cell table:formula="of:=ABS([.B810])" office:value-type="float" office:value="0.148526077786" calcext:value-type="float">
            <text:p>0.148526077786</text:p>
          </table:table-cell>
          <table:table-cell table:formula="of:=ABS([.C810])" office:value-type="float" office:value="0.045697502448" calcext:value-type="float">
            <text:p>0.04569750244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0.221234845911" calcext:value-type="float">
            <text:p>-0.221234845911</text:p>
          </table:table-cell>
          <table:table-cell office:value-type="float" office:value="0.033107931934" calcext:value-type="float">
            <text:p>0.033107931934</text:p>
          </table:table-cell>
          <table:table-cell table:number-columns-repeated="11"/>
          <table:table-cell table:formula="of:=ABS([.B811])" office:value-type="float" office:value="0.221234845911" calcext:value-type="float">
            <text:p>0.221234845911</text:p>
          </table:table-cell>
          <table:table-cell table:formula="of:=ABS([.C811])" office:value-type="float" office:value="0.033107931934" calcext:value-type="float">
            <text:p>0.03310793193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0.073403020635" calcext:value-type="float">
            <text:p>-0.073403020635</text:p>
          </table:table-cell>
          <table:table-cell office:value-type="float" office:value="0.013065494188" calcext:value-type="float">
            <text:p>0.013065494188</text:p>
          </table:table-cell>
          <table:table-cell table:number-columns-repeated="11"/>
          <table:table-cell table:formula="of:=ABS([.B812])" office:value-type="float" office:value="0.073403020635" calcext:value-type="float">
            <text:p>0.073403020635</text:p>
          </table:table-cell>
          <table:table-cell table:formula="of:=ABS([.C812])" office:value-type="float" office:value="0.013065494188" calcext:value-type="float">
            <text:p>0.01306549418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0.301902612355" calcext:value-type="float">
            <text:p>-0.301902612355</text:p>
          </table:table-cell>
          <table:table-cell office:value-type="float" office:value="-0.126535479295" calcext:value-type="float">
            <text:p>-0.126535479295</text:p>
          </table:table-cell>
          <table:table-cell table:number-columns-repeated="11"/>
          <table:table-cell table:formula="of:=ABS([.B813])" office:value-type="float" office:value="0.301902612355" calcext:value-type="float">
            <text:p>0.301902612355</text:p>
          </table:table-cell>
          <table:table-cell table:formula="of:=ABS([.C813])" office:value-type="float" office:value="0.126535479295" calcext:value-type="float">
            <text:p>0.12653547929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70336031396" calcext:value-type="float">
            <text:p>0.070336031396</text:p>
          </table:table-cell>
          <table:table-cell office:value-type="float" office:value="-0.053480970212" calcext:value-type="float">
            <text:p>-0.053480970212</text:p>
          </table:table-cell>
          <table:table-cell table:number-columns-repeated="11"/>
          <table:table-cell table:formula="of:=ABS([.B814])" office:value-type="float" office:value="0.070336031396" calcext:value-type="float">
            <text:p>0.070336031396</text:p>
          </table:table-cell>
          <table:table-cell table:formula="of:=ABS([.C814])" office:value-type="float" office:value="0.053480970212" calcext:value-type="float">
            <text:p>0.05348097021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0.091053650669" calcext:value-type="float">
            <text:p>-0.091053650669</text:p>
          </table:table-cell>
          <table:table-cell office:value-type="float" office:value="-0.094641391992" calcext:value-type="float">
            <text:p>-0.094641391992</text:p>
          </table:table-cell>
          <table:table-cell table:number-columns-repeated="11"/>
          <table:table-cell table:formula="of:=ABS([.B815])" office:value-type="float" office:value="0.091053650669" calcext:value-type="float">
            <text:p>0.091053650669</text:p>
          </table:table-cell>
          <table:table-cell table:formula="of:=ABS([.C815])" office:value-type="float" office:value="0.094641391992" calcext:value-type="float">
            <text:p>0.09464139199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16332093492" calcext:value-type="float">
            <text:p>0.016332093492</text:p>
          </table:table-cell>
          <table:table-cell office:value-type="float" office:value="0.056463913744" calcext:value-type="float">
            <text:p>0.056463913744</text:p>
          </table:table-cell>
          <table:table-cell table:number-columns-repeated="11"/>
          <table:table-cell table:formula="of:=ABS([.B816])" office:value-type="float" office:value="0.016332093492" calcext:value-type="float">
            <text:p>0.016332093492</text:p>
          </table:table-cell>
          <table:table-cell table:formula="of:=ABS([.C816])" office:value-type="float" office:value="0.056463913744" calcext:value-type="float">
            <text:p>0.05646391374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9792657897" calcext:value-type="float">
            <text:p>0.009792657897</text:p>
          </table:table-cell>
          <table:table-cell office:value-type="float" office:value="0.053572169564" calcext:value-type="float">
            <text:p>0.053572169564</text:p>
          </table:table-cell>
          <table:table-cell table:number-columns-repeated="11"/>
          <table:table-cell table:formula="of:=ABS([.B817])" office:value-type="float" office:value="0.009792657897" calcext:value-type="float">
            <text:p>0.009792657897</text:p>
          </table:table-cell>
          <table:table-cell table:formula="of:=ABS([.C817])" office:value-type="float" office:value="0.053572169564" calcext:value-type="float">
            <text:p>0.05357216956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33645252281" calcext:value-type="float">
            <text:p>0.033645252281</text:p>
          </table:table-cell>
          <table:table-cell office:value-type="float" office:value="0.016580074864" calcext:value-type="float">
            <text:p>0.016580074864</text:p>
          </table:table-cell>
          <table:table-cell table:number-columns-repeated="11"/>
          <table:table-cell table:formula="of:=ABS([.B818])" office:value-type="float" office:value="0.033645252281" calcext:value-type="float">
            <text:p>0.033645252281</text:p>
          </table:table-cell>
          <table:table-cell table:formula="of:=ABS([.C818])" office:value-type="float" office:value="0.016580074864" calcext:value-type="float">
            <text:p>0.01658007486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0.048157356931" calcext:value-type="float">
            <text:p>-0.048157356931</text:p>
          </table:table-cell>
          <table:table-cell office:value-type="float" office:value="0.017693669043" calcext:value-type="float">
            <text:p>0.017693669043</text:p>
          </table:table-cell>
          <table:table-cell table:number-columns-repeated="11"/>
          <table:table-cell table:formula="of:=ABS([.B819])" office:value-type="float" office:value="0.048157356931" calcext:value-type="float">
            <text:p>0.048157356931</text:p>
          </table:table-cell>
          <table:table-cell table:formula="of:=ABS([.C819])" office:value-type="float" office:value="0.017693669043" calcext:value-type="float">
            <text:p>0.01769366904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0.287462014364" calcext:value-type="float">
            <text:p>-0.287462014364</text:p>
          </table:table-cell>
          <table:table-cell office:value-type="float" office:value="-0.034646772388" calcext:value-type="float">
            <text:p>-0.034646772388</text:p>
          </table:table-cell>
          <table:table-cell table:number-columns-repeated="11"/>
          <table:table-cell table:formula="of:=ABS([.B820])" office:value-type="float" office:value="0.287462014364" calcext:value-type="float">
            <text:p>0.287462014364</text:p>
          </table:table-cell>
          <table:table-cell table:formula="of:=ABS([.C820])" office:value-type="float" office:value="0.034646772388" calcext:value-type="float">
            <text:p>0.03464677238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0.062447730715" calcext:value-type="float">
            <text:p>-0.062447730715</text:p>
          </table:table-cell>
          <table:table-cell office:value-type="float" office:value="0.002386263393" calcext:value-type="float">
            <text:p>0.002386263393</text:p>
          </table:table-cell>
          <table:table-cell table:number-columns-repeated="11"/>
          <table:table-cell table:formula="of:=ABS([.B821])" office:value-type="float" office:value="0.062447730715" calcext:value-type="float">
            <text:p>0.062447730715</text:p>
          </table:table-cell>
          <table:table-cell table:formula="of:=ABS([.C821])" office:value-type="float" office:value="0.002386263393" calcext:value-type="float">
            <text:p>0.00238626339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81897671666" calcext:value-type="float">
            <text:p>0.081897671666</text:p>
          </table:table-cell>
          <table:table-cell office:value-type="float" office:value="0.053176555708" calcext:value-type="float">
            <text:p>0.053176555708</text:p>
          </table:table-cell>
          <table:table-cell table:number-columns-repeated="11"/>
          <table:table-cell table:formula="of:=ABS([.B822])" office:value-type="float" office:value="0.081897671666" calcext:value-type="float">
            <text:p>0.081897671666</text:p>
          </table:table-cell>
          <table:table-cell table:formula="of:=ABS([.C822])" office:value-type="float" office:value="0.053176555708" calcext:value-type="float">
            <text:p>0.05317655570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14811860346" calcext:value-type="float">
            <text:p>0.014811860346</text:p>
          </table:table-cell>
          <table:table-cell office:value-type="float" office:value="0.049321162183" calcext:value-type="float">
            <text:p>0.049321162183</text:p>
          </table:table-cell>
          <table:table-cell table:number-columns-repeated="11"/>
          <table:table-cell table:formula="of:=ABS([.B823])" office:value-type="float" office:value="0.014811860346" calcext:value-type="float">
            <text:p>0.014811860346</text:p>
          </table:table-cell>
          <table:table-cell table:formula="of:=ABS([.C823])" office:value-type="float" office:value="0.049321162183" calcext:value-type="float">
            <text:p>0.04932116218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0.030233523988" calcext:value-type="float">
            <text:p>-0.030233523988</text:p>
          </table:table-cell>
          <table:table-cell office:value-type="float" office:value="-0.017471366094" calcext:value-type="float">
            <text:p>-0.017471366094</text:p>
          </table:table-cell>
          <table:table-cell table:number-columns-repeated="11"/>
          <table:table-cell table:formula="of:=ABS([.B824])" office:value-type="float" office:value="0.030233523988" calcext:value-type="float">
            <text:p>0.030233523988</text:p>
          </table:table-cell>
          <table:table-cell table:formula="of:=ABS([.C824])" office:value-type="float" office:value="0.017471366094" calcext:value-type="float">
            <text:p>0.01747136609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0.040150419538" calcext:value-type="float">
            <text:p>-0.040150419538</text:p>
          </table:table-cell>
          <table:table-cell office:value-type="float" office:value="-0.048449938605" calcext:value-type="float">
            <text:p>-0.048449938605</text:p>
          </table:table-cell>
          <table:table-cell table:number-columns-repeated="11"/>
          <table:table-cell table:formula="of:=ABS([.B825])" office:value-type="float" office:value="0.040150419538" calcext:value-type="float">
            <text:p>0.040150419538</text:p>
          </table:table-cell>
          <table:table-cell table:formula="of:=ABS([.C825])" office:value-type="float" office:value="0.048449938605" calcext:value-type="float">
            <text:p>0.04844993860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24138797362" calcext:value-type="float">
            <text:p>0.024138797362</text:p>
          </table:table-cell>
          <table:table-cell office:value-type="float" office:value="0.03248079735" calcext:value-type="float">
            <text:p>0.03248079735</text:p>
          </table:table-cell>
          <table:table-cell table:number-columns-repeated="11"/>
          <table:table-cell table:formula="of:=ABS([.B826])" office:value-type="float" office:value="0.024138797362" calcext:value-type="float">
            <text:p>0.024138797362</text:p>
          </table:table-cell>
          <table:table-cell table:formula="of:=ABS([.C826])" office:value-type="float" office:value="0.03248079735" calcext:value-type="float">
            <text:p>0.0324807973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29692769465" calcext:value-type="float">
            <text:p>0.029692769465</text:p>
          </table:table-cell>
          <table:table-cell office:value-type="float" office:value="0.007471019076" calcext:value-type="float">
            <text:p>0.007471019076</text:p>
          </table:table-cell>
          <table:table-cell table:number-columns-repeated="11"/>
          <table:table-cell table:formula="of:=ABS([.B827])" office:value-type="float" office:value="0.029692769465" calcext:value-type="float">
            <text:p>0.029692769465</text:p>
          </table:table-cell>
          <table:table-cell table:formula="of:=ABS([.C827])" office:value-type="float" office:value="0.007471019076" calcext:value-type="float">
            <text:p>0.00747101907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93232200004" calcext:value-type="float">
            <text:p>0.693232200004</text:p>
          </table:table-cell>
          <table:table-cell office:value-type="float" office:value="0.119966113154" calcext:value-type="float">
            <text:p>0.119966113154</text:p>
          </table:table-cell>
          <table:table-cell table:number-columns-repeated="11"/>
          <table:table-cell table:formula="of:=ABS([.B828])" office:value-type="float" office:value="0.693232200004" calcext:value-type="float">
            <text:p>0.693232200004</text:p>
          </table:table-cell>
          <table:table-cell table:formula="of:=ABS([.C828])" office:value-type="float" office:value="0.119966113154" calcext:value-type="float">
            <text:p>0.11996611315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0.023931824373" calcext:value-type="float">
            <text:p>-0.023931824373</text:p>
          </table:table-cell>
          <table:table-cell office:value-type="float" office:value="-0.015935443484" calcext:value-type="float">
            <text:p>-0.015935443484</text:p>
          </table:table-cell>
          <table:table-cell table:number-columns-repeated="11"/>
          <table:table-cell table:formula="of:=ABS([.B829])" office:value-type="float" office:value="0.023931824373" calcext:value-type="float">
            <text:p>0.023931824373</text:p>
          </table:table-cell>
          <table:table-cell table:formula="of:=ABS([.C829])" office:value-type="float" office:value="0.015935443484" calcext:value-type="float">
            <text:p>0.01593544348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0.165835200249" calcext:value-type="float">
            <text:p>-0.165835200249</text:p>
          </table:table-cell>
          <table:table-cell office:value-type="float" office:value="0.059473518131" calcext:value-type="float">
            <text:p>0.059473518131</text:p>
          </table:table-cell>
          <table:table-cell table:number-columns-repeated="11"/>
          <table:table-cell table:formula="of:=ABS([.B830])" office:value-type="float" office:value="0.165835200249" calcext:value-type="float">
            <text:p>0.165835200249</text:p>
          </table:table-cell>
          <table:table-cell table:formula="of:=ABS([.C830])" office:value-type="float" office:value="0.059473518131" calcext:value-type="float">
            <text:p>0.05947351813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0.134027482198" calcext:value-type="float">
            <text:p>-0.134027482198</text:p>
          </table:table-cell>
          <table:table-cell office:value-type="float" office:value="0.038911694375" calcext:value-type="float">
            <text:p>0.038911694375</text:p>
          </table:table-cell>
          <table:table-cell table:number-columns-repeated="11"/>
          <table:table-cell table:formula="of:=ABS([.B831])" office:value-type="float" office:value="0.134027482198" calcext:value-type="float">
            <text:p>0.134027482198</text:p>
          </table:table-cell>
          <table:table-cell table:formula="of:=ABS([.C831])" office:value-type="float" office:value="0.038911694375" calcext:value-type="float">
            <text:p>0.03891169437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82776161818" calcext:value-type="float">
            <text:p>0.082776161818</text:p>
          </table:table-cell>
          <table:table-cell office:value-type="float" office:value="0.029256528704" calcext:value-type="float">
            <text:p>0.029256528704</text:p>
          </table:table-cell>
          <table:table-cell table:number-columns-repeated="11"/>
          <table:table-cell table:formula="of:=ABS([.B832])" office:value-type="float" office:value="0.082776161818" calcext:value-type="float">
            <text:p>0.082776161818</text:p>
          </table:table-cell>
          <table:table-cell table:formula="of:=ABS([.C832])" office:value-type="float" office:value="0.029256528704" calcext:value-type="float">
            <text:p>0.02925652870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0.337278575446" calcext:value-type="float">
            <text:p>-0.337278575446</text:p>
          </table:table-cell>
          <table:table-cell office:value-type="float" office:value="-0.144177350019" calcext:value-type="float">
            <text:p>-0.144177350019</text:p>
          </table:table-cell>
          <table:table-cell table:number-columns-repeated="11"/>
          <table:table-cell table:formula="of:=ABS([.B833])" office:value-type="float" office:value="0.337278575446" calcext:value-type="float">
            <text:p>0.337278575446</text:p>
          </table:table-cell>
          <table:table-cell table:formula="of:=ABS([.C833])" office:value-type="float" office:value="0.144177350019" calcext:value-type="float">
            <text:p>0.14417735001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0.10517833683" calcext:value-type="float">
            <text:p>-0.10517833683</text:p>
          </table:table-cell>
          <table:table-cell office:value-type="float" office:value="-0.085165844742" calcext:value-type="float">
            <text:p>-0.085165844742</text:p>
          </table:table-cell>
          <table:table-cell table:number-columns-repeated="11"/>
          <table:table-cell table:formula="of:=ABS([.B834])" office:value-type="float" office:value="0.10517833683" calcext:value-type="float">
            <text:p>0.10517833683</text:p>
          </table:table-cell>
          <table:table-cell table:formula="of:=ABS([.C834])" office:value-type="float" office:value="0.085165844742" calcext:value-type="float">
            <text:p>0.08516584474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40088989932" calcext:value-type="float">
            <text:p>0.040088989932</text:p>
          </table:table-cell>
          <table:table-cell office:value-type="float" office:value="0.024013957717" calcext:value-type="float">
            <text:p>0.024013957717</text:p>
          </table:table-cell>
          <table:table-cell table:number-columns-repeated="11"/>
          <table:table-cell table:formula="of:=ABS([.B835])" office:value-type="float" office:value="0.040088989932" calcext:value-type="float">
            <text:p>0.040088989932</text:p>
          </table:table-cell>
          <table:table-cell table:formula="of:=ABS([.C835])" office:value-type="float" office:value="0.024013957717" calcext:value-type="float">
            <text:p>0.02401395771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0.000096862919" calcext:value-type="float">
            <text:p>-0.000096862919</text:p>
          </table:table-cell>
          <table:table-cell office:value-type="float" office:value="0.044932410399" calcext:value-type="float">
            <text:p>0.044932410399</text:p>
          </table:table-cell>
          <table:table-cell table:number-columns-repeated="11"/>
          <table:table-cell table:formula="of:=ABS([.B836])" office:value-type="float" office:value="0.000096862919" calcext:value-type="float">
            <text:p>0.000096862919</text:p>
          </table:table-cell>
          <table:table-cell table:formula="of:=ABS([.C836])" office:value-type="float" office:value="0.044932410399" calcext:value-type="float">
            <text:p>0.04493241039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2276542745" calcext:value-type="float">
            <text:p>0.002276542745</text:p>
          </table:table-cell>
          <table:table-cell office:value-type="float" office:value="-0.035025116919" calcext:value-type="float">
            <text:p>-0.035025116919</text:p>
          </table:table-cell>
          <table:table-cell table:number-columns-repeated="11"/>
          <table:table-cell table:formula="of:=ABS([.B837])" office:value-type="float" office:value="0.002276542745" calcext:value-type="float">
            <text:p>0.002276542745</text:p>
          </table:table-cell>
          <table:table-cell table:formula="of:=ABS([.C837])" office:value-type="float" office:value="0.035025116919" calcext:value-type="float">
            <text:p>0.03502511691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0.068385080174" calcext:value-type="float">
            <text:p>-0.068385080174</text:p>
          </table:table-cell>
          <table:table-cell office:value-type="float" office:value="-0.063564383402" calcext:value-type="float">
            <text:p>-0.063564383402</text:p>
          </table:table-cell>
          <table:table-cell table:number-columns-repeated="11"/>
          <table:table-cell table:formula="of:=ABS([.B838])" office:value-type="float" office:value="0.068385080174" calcext:value-type="float">
            <text:p>0.068385080174</text:p>
          </table:table-cell>
          <table:table-cell table:formula="of:=ABS([.C838])" office:value-type="float" office:value="0.063564383402" calcext:value-type="float">
            <text:p>0.06356438340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0.006215119551" calcext:value-type="float">
            <text:p>-0.006215119551</text:p>
          </table:table-cell>
          <table:table-cell office:value-type="float" office:value="0.041731322177" calcext:value-type="float">
            <text:p>0.041731322177</text:p>
          </table:table-cell>
          <table:table-cell table:number-columns-repeated="11"/>
          <table:table-cell table:formula="of:=ABS([.B839])" office:value-type="float" office:value="0.006215119551" calcext:value-type="float">
            <text:p>0.006215119551</text:p>
          </table:table-cell>
          <table:table-cell table:formula="of:=ABS([.C839])" office:value-type="float" office:value="0.041731322177" calcext:value-type="float">
            <text:p>0.04173132217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102254131091" calcext:value-type="float">
            <text:p>0.102254131091</text:p>
          </table:table-cell>
          <table:table-cell office:value-type="float" office:value="0.021281913185" calcext:value-type="float">
            <text:p>0.021281913185</text:p>
          </table:table-cell>
          <table:table-cell table:number-columns-repeated="11"/>
          <table:table-cell table:formula="of:=ABS([.B840])" office:value-type="float" office:value="0.102254131091" calcext:value-type="float">
            <text:p>0.102254131091</text:p>
          </table:table-cell>
          <table:table-cell table:formula="of:=ABS([.C840])" office:value-type="float" office:value="0.021281913185" calcext:value-type="float">
            <text:p>0.02128191318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78548248261" calcext:value-type="float">
            <text:p>0.078548248261</text:p>
          </table:table-cell>
          <table:table-cell office:value-type="float" office:value="0.01789701877" calcext:value-type="float">
            <text:p>0.01789701877</text:p>
          </table:table-cell>
          <table:table-cell table:number-columns-repeated="11"/>
          <table:table-cell table:formula="of:=ABS([.B841])" office:value-type="float" office:value="0.078548248261" calcext:value-type="float">
            <text:p>0.078548248261</text:p>
          </table:table-cell>
          <table:table-cell table:formula="of:=ABS([.C841])" office:value-type="float" office:value="0.01789701877" calcext:value-type="float">
            <text:p>0.0178970187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0.011467029867" calcext:value-type="float">
            <text:p>-0.011467029867</text:p>
          </table:table-cell>
          <table:table-cell office:value-type="float" office:value="-0.193188655644" calcext:value-type="float">
            <text:p>-0.193188655644</text:p>
          </table:table-cell>
          <table:table-cell table:number-columns-repeated="11"/>
          <table:table-cell table:formula="of:=ABS([.B842])" office:value-type="float" office:value="0.011467029867" calcext:value-type="float">
            <text:p>0.011467029867</text:p>
          </table:table-cell>
          <table:table-cell table:formula="of:=ABS([.C842])" office:value-type="float" office:value="0.193188655644" calcext:value-type="float">
            <text:p>0.19318865564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10469983397" calcext:value-type="float">
            <text:p>0.010469983397</text:p>
          </table:table-cell>
          <table:table-cell office:value-type="float" office:value="-0.006894626328" calcext:value-type="float">
            <text:p>-0.006894626328</text:p>
          </table:table-cell>
          <table:table-cell table:number-columns-repeated="11"/>
          <table:table-cell table:formula="of:=ABS([.B843])" office:value-type="float" office:value="0.010469983397" calcext:value-type="float">
            <text:p>0.010469983397</text:p>
          </table:table-cell>
          <table:table-cell table:formula="of:=ABS([.C843])" office:value-type="float" office:value="0.006894626328" calcext:value-type="float">
            <text:p>0.00689462632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0.199841307976" calcext:value-type="float">
            <text:p>-0.199841307976</text:p>
          </table:table-cell>
          <table:table-cell office:value-type="float" office:value="-0.012030760459" calcext:value-type="float">
            <text:p>-0.012030760459</text:p>
          </table:table-cell>
          <table:table-cell table:number-columns-repeated="11"/>
          <table:table-cell table:formula="of:=ABS([.B844])" office:value-type="float" office:value="0.199841307976" calcext:value-type="float">
            <text:p>0.199841307976</text:p>
          </table:table-cell>
          <table:table-cell table:formula="of:=ABS([.C844])" office:value-type="float" office:value="0.012030760459" calcext:value-type="float">
            <text:p>0.01203076045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0.067490283132" calcext:value-type="float">
            <text:p>-0.067490283132</text:p>
          </table:table-cell>
          <table:table-cell office:value-type="float" office:value="-0.153140481934" calcext:value-type="float">
            <text:p>-0.153140481934</text:p>
          </table:table-cell>
          <table:table-cell table:number-columns-repeated="11"/>
          <table:table-cell table:formula="of:=ABS([.B845])" office:value-type="float" office:value="0.067490283132" calcext:value-type="float">
            <text:p>0.067490283132</text:p>
          </table:table-cell>
          <table:table-cell table:formula="of:=ABS([.C845])" office:value-type="float" office:value="0.153140481934" calcext:value-type="float">
            <text:p>0.15314048193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51523283422" calcext:value-type="float">
            <text:p>0.051523283422</text:p>
          </table:table-cell>
          <table:table-cell office:value-type="float" office:value="0.017442534357" calcext:value-type="float">
            <text:p>0.017442534357</text:p>
          </table:table-cell>
          <table:table-cell table:number-columns-repeated="11"/>
          <table:table-cell table:formula="of:=ABS([.B846])" office:value-type="float" office:value="0.051523283422" calcext:value-type="float">
            <text:p>0.051523283422</text:p>
          </table:table-cell>
          <table:table-cell table:formula="of:=ABS([.C846])" office:value-type="float" office:value="0.017442534357" calcext:value-type="float">
            <text:p>0.01744253435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0.127913137312" calcext:value-type="float">
            <text:p>-0.127913137312</text:p>
          </table:table-cell>
          <table:table-cell office:value-type="float" office:value="-0.083195703561" calcext:value-type="float">
            <text:p>-0.083195703561</text:p>
          </table:table-cell>
          <table:table-cell table:number-columns-repeated="11"/>
          <table:table-cell table:formula="of:=ABS([.B847])" office:value-type="float" office:value="0.127913137312" calcext:value-type="float">
            <text:p>0.127913137312</text:p>
          </table:table-cell>
          <table:table-cell table:formula="of:=ABS([.C847])" office:value-type="float" office:value="0.083195703561" calcext:value-type="float">
            <text:p>0.08319570356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0.153776358988" calcext:value-type="float">
            <text:p>-0.153776358988</text:p>
          </table:table-cell>
          <table:table-cell office:value-type="float" office:value="-0.133710914136" calcext:value-type="float">
            <text:p>-0.133710914136</text:p>
          </table:table-cell>
          <table:table-cell table:number-columns-repeated="11"/>
          <table:table-cell table:formula="of:=ABS([.B848])" office:value-type="float" office:value="0.153776358988" calcext:value-type="float">
            <text:p>0.153776358988</text:p>
          </table:table-cell>
          <table:table-cell table:formula="of:=ABS([.C848])" office:value-type="float" office:value="0.133710914136" calcext:value-type="float">
            <text:p>0.13371091413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70082654547" calcext:value-type="float">
            <text:p>0.070082654547</text:p>
          </table:table-cell>
          <table:table-cell office:value-type="float" office:value="-0.056811429328" calcext:value-type="float">
            <text:p>-0.056811429328</text:p>
          </table:table-cell>
          <table:table-cell table:number-columns-repeated="11"/>
          <table:table-cell table:formula="of:=ABS([.B849])" office:value-type="float" office:value="0.070082654547" calcext:value-type="float">
            <text:p>0.070082654547</text:p>
          </table:table-cell>
          <table:table-cell table:formula="of:=ABS([.C849])" office:value-type="float" office:value="0.056811429328" calcext:value-type="float">
            <text:p>0.05681142932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0.063424454695" calcext:value-type="float">
            <text:p>-0.063424454695</text:p>
          </table:table-cell>
          <table:table-cell office:value-type="float" office:value="0.033597994861" calcext:value-type="float">
            <text:p>0.033597994861</text:p>
          </table:table-cell>
          <table:table-cell table:number-columns-repeated="11"/>
          <table:table-cell table:formula="of:=ABS([.B850])" office:value-type="float" office:value="0.063424454695" calcext:value-type="float">
            <text:p>0.063424454695</text:p>
          </table:table-cell>
          <table:table-cell table:formula="of:=ABS([.C850])" office:value-type="float" office:value="0.033597994861" calcext:value-type="float">
            <text:p>0.03359799486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0.174223306213" calcext:value-type="float">
            <text:p>-0.174223306213</text:p>
          </table:table-cell>
          <table:table-cell office:value-type="float" office:value="-0.00208452686" calcext:value-type="float">
            <text:p>-0.00208452686</text:p>
          </table:table-cell>
          <table:table-cell table:number-columns-repeated="11"/>
          <table:table-cell table:formula="of:=ABS([.B851])" office:value-type="float" office:value="0.174223306213" calcext:value-type="float">
            <text:p>0.174223306213</text:p>
          </table:table-cell>
          <table:table-cell table:formula="of:=ABS([.C851])" office:value-type="float" office:value="0.00208452686" calcext:value-type="float">
            <text:p>0.0020845268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9819192098" calcext:value-type="float">
            <text:p>0.009819192098</text:p>
          </table:table-cell>
          <table:table-cell office:value-type="float" office:value="0.108831525582" calcext:value-type="float">
            <text:p>0.108831525582</text:p>
          </table:table-cell>
          <table:table-cell table:number-columns-repeated="11"/>
          <table:table-cell table:formula="of:=ABS([.B852])" office:value-type="float" office:value="0.009819192098" calcext:value-type="float">
            <text:p>0.009819192098</text:p>
          </table:table-cell>
          <table:table-cell table:formula="of:=ABS([.C852])" office:value-type="float" office:value="0.108831525582" calcext:value-type="float">
            <text:p>0.10883152558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66802591324" calcext:value-type="float">
            <text:p>0.066802591324</text:p>
          </table:table-cell>
          <table:table-cell office:value-type="float" office:value="0.019631236837" calcext:value-type="float">
            <text:p>0.019631236837</text:p>
          </table:table-cell>
          <table:table-cell table:number-columns-repeated="11"/>
          <table:table-cell table:formula="of:=ABS([.B853])" office:value-type="float" office:value="0.066802591324" calcext:value-type="float">
            <text:p>0.066802591324</text:p>
          </table:table-cell>
          <table:table-cell table:formula="of:=ABS([.C853])" office:value-type="float" office:value="0.019631236837" calcext:value-type="float">
            <text:p>0.01963123683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13731470484" calcext:value-type="float">
            <text:p>0.013731470484</text:p>
          </table:table-cell>
          <table:table-cell office:value-type="float" office:value="-0.105688197307" calcext:value-type="float">
            <text:p>-0.105688197307</text:p>
          </table:table-cell>
          <table:table-cell table:number-columns-repeated="11"/>
          <table:table-cell table:formula="of:=ABS([.B854])" office:value-type="float" office:value="0.013731470484" calcext:value-type="float">
            <text:p>0.013731470484</text:p>
          </table:table-cell>
          <table:table-cell table:formula="of:=ABS([.C854])" office:value-type="float" office:value="0.105688197307" calcext:value-type="float">
            <text:p>0.10568819730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125249827527" calcext:value-type="float">
            <text:p>0.125249827527</text:p>
          </table:table-cell>
          <table:table-cell office:value-type="float" office:value="-0.002686744255" calcext:value-type="float">
            <text:p>-0.002686744255</text:p>
          </table:table-cell>
          <table:table-cell table:number-columns-repeated="11"/>
          <table:table-cell table:formula="of:=ABS([.B855])" office:value-type="float" office:value="0.125249827527" calcext:value-type="float">
            <text:p>0.125249827527</text:p>
          </table:table-cell>
          <table:table-cell table:formula="of:=ABS([.C855])" office:value-type="float" office:value="0.002686744255" calcext:value-type="float">
            <text:p>0.00268674425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0.08198047576" calcext:value-type="float">
            <text:p>-0.08198047576</text:p>
          </table:table-cell>
          <table:table-cell office:value-type="float" office:value="-0.002221395981" calcext:value-type="float">
            <text:p>-0.002221395981</text:p>
          </table:table-cell>
          <table:table-cell table:number-columns-repeated="11"/>
          <table:table-cell table:formula="of:=ABS([.B856])" office:value-type="float" office:value="0.08198047576" calcext:value-type="float">
            <text:p>0.08198047576</text:p>
          </table:table-cell>
          <table:table-cell table:formula="of:=ABS([.C856])" office:value-type="float" office:value="0.002221395981" calcext:value-type="float">
            <text:p>0.00222139598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0.314870006897" calcext:value-type="float">
            <text:p>-0.314870006897</text:p>
          </table:table-cell>
          <table:table-cell office:value-type="float" office:value="0.03227851639" calcext:value-type="float">
            <text:p>0.03227851639</text:p>
          </table:table-cell>
          <table:table-cell table:number-columns-repeated="11"/>
          <table:table-cell table:formula="of:=ABS([.B857])" office:value-type="float" office:value="0.314870006897" calcext:value-type="float">
            <text:p>0.314870006897</text:p>
          </table:table-cell>
          <table:table-cell table:formula="of:=ABS([.C857])" office:value-type="float" office:value="0.03227851639" calcext:value-type="float">
            <text:p>0.0322785163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78426719373" calcext:value-type="float">
            <text:p>0.078426719373</text:p>
          </table:table-cell>
          <table:table-cell office:value-type="float" office:value="-0.004038927863" calcext:value-type="float">
            <text:p>-0.004038927863</text:p>
          </table:table-cell>
          <table:table-cell table:number-columns-repeated="11"/>
          <table:table-cell table:formula="of:=ABS([.B858])" office:value-type="float" office:value="0.078426719373" calcext:value-type="float">
            <text:p>0.078426719373</text:p>
          </table:table-cell>
          <table:table-cell table:formula="of:=ABS([.C858])" office:value-type="float" office:value="0.004038927863" calcext:value-type="float">
            <text:p>0.00403892786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0.011995506049" calcext:value-type="float">
            <text:p>-0.011995506049</text:p>
          </table:table-cell>
          <table:table-cell office:value-type="float" office:value="-0.001203250208" calcext:value-type="float">
            <text:p>-0.001203250208</text:p>
          </table:table-cell>
          <table:table-cell table:number-columns-repeated="11"/>
          <table:table-cell table:formula="of:=ABS([.B859])" office:value-type="float" office:value="0.011995506049" calcext:value-type="float">
            <text:p>0.011995506049</text:p>
          </table:table-cell>
          <table:table-cell table:formula="of:=ABS([.C859])" office:value-type="float" office:value="0.001203250208" calcext:value-type="float">
            <text:p>0.00120325020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0.015412577651" calcext:value-type="float">
            <text:p>-0.015412577651</text:p>
          </table:table-cell>
          <table:table-cell office:value-type="float" office:value="-0.011628037367" calcext:value-type="float">
            <text:p>-0.011628037367</text:p>
          </table:table-cell>
          <table:table-cell table:number-columns-repeated="11"/>
          <table:table-cell table:formula="of:=ABS([.B860])" office:value-type="float" office:value="0.015412577651" calcext:value-type="float">
            <text:p>0.015412577651</text:p>
          </table:table-cell>
          <table:table-cell table:formula="of:=ABS([.C860])" office:value-type="float" office:value="0.011628037367" calcext:value-type="float">
            <text:p>0.01162803736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49953569587" calcext:value-type="float">
            <text:p>0.049953569587</text:p>
          </table:table-cell>
          <table:table-cell office:value-type="float" office:value="0.017794711331" calcext:value-type="float">
            <text:p>0.017794711331</text:p>
          </table:table-cell>
          <table:table-cell table:number-columns-repeated="11"/>
          <table:table-cell table:formula="of:=ABS([.B861])" office:value-type="float" office:value="0.049953569587" calcext:value-type="float">
            <text:p>0.049953569587</text:p>
          </table:table-cell>
          <table:table-cell table:formula="of:=ABS([.C861])" office:value-type="float" office:value="0.017794711331" calcext:value-type="float">
            <text:p>0.01779471133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0.123032740857" calcext:value-type="float">
            <text:p>-0.123032740857</text:p>
          </table:table-cell>
          <table:table-cell office:value-type="float" office:value="-0.016617421093" calcext:value-type="float">
            <text:p>-0.016617421093</text:p>
          </table:table-cell>
          <table:table-cell table:number-columns-repeated="11"/>
          <table:table-cell table:formula="of:=ABS([.B862])" office:value-type="float" office:value="0.123032740857" calcext:value-type="float">
            <text:p>0.123032740857</text:p>
          </table:table-cell>
          <table:table-cell table:formula="of:=ABS([.C862])" office:value-type="float" office:value="0.016617421093" calcext:value-type="float">
            <text:p>0.01661742109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61398369763" calcext:value-type="float">
            <text:p>0.061398369763</text:p>
          </table:table-cell>
          <table:table-cell office:value-type="float" office:value="0.027275838591" calcext:value-type="float">
            <text:p>0.027275838591</text:p>
          </table:table-cell>
          <table:table-cell table:number-columns-repeated="11"/>
          <table:table-cell table:formula="of:=ABS([.B863])" office:value-type="float" office:value="0.061398369763" calcext:value-type="float">
            <text:p>0.061398369763</text:p>
          </table:table-cell>
          <table:table-cell table:formula="of:=ABS([.C863])" office:value-type="float" office:value="0.027275838591" calcext:value-type="float">
            <text:p>0.02727583859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707253336997" calcext:value-type="float">
            <text:p>0.707253336997</text:p>
          </table:table-cell>
          <table:table-cell office:value-type="float" office:value="-0.095023646301" calcext:value-type="float">
            <text:p>-0.095023646301</text:p>
          </table:table-cell>
          <table:table-cell table:number-columns-repeated="11"/>
          <table:table-cell table:formula="of:=ABS([.B864])" office:value-type="float" office:value="0.707253336997" calcext:value-type="float">
            <text:p>0.707253336997</text:p>
          </table:table-cell>
          <table:table-cell table:formula="of:=ABS([.C864])" office:value-type="float" office:value="0.095023646301" calcext:value-type="float">
            <text:p>0.09502364630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0.139213899654" calcext:value-type="float">
            <text:p>-0.139213899654</text:p>
          </table:table-cell>
          <table:table-cell office:value-type="float" office:value="-0.014333127855" calcext:value-type="float">
            <text:p>-0.014333127855</text:p>
          </table:table-cell>
          <table:table-cell table:number-columns-repeated="11"/>
          <table:table-cell table:formula="of:=ABS([.B865])" office:value-type="float" office:value="0.139213899654" calcext:value-type="float">
            <text:p>0.139213899654</text:p>
          </table:table-cell>
          <table:table-cell table:formula="of:=ABS([.C865])" office:value-type="float" office:value="0.014333127855" calcext:value-type="float">
            <text:p>0.01433312785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12270838351" calcext:value-type="float">
            <text:p>0.012270838351</text:p>
          </table:table-cell>
          <table:table-cell office:value-type="float" office:value="-0.001326008159" calcext:value-type="float">
            <text:p>-0.001326008159</text:p>
          </table:table-cell>
          <table:table-cell table:number-columns-repeated="11"/>
          <table:table-cell table:formula="of:=ABS([.B866])" office:value-type="float" office:value="0.012270838351" calcext:value-type="float">
            <text:p>0.012270838351</text:p>
          </table:table-cell>
          <table:table-cell table:formula="of:=ABS([.C866])" office:value-type="float" office:value="0.001326008159" calcext:value-type="float">
            <text:p>0.00132600815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0.015257017904" calcext:value-type="float">
            <text:p>-0.015257017904</text:p>
          </table:table-cell>
          <table:table-cell office:value-type="float" office:value="-0.001466336152" calcext:value-type="float">
            <text:p>-0.001466336152</text:p>
          </table:table-cell>
          <table:table-cell table:number-columns-repeated="11"/>
          <table:table-cell table:formula="of:=ABS([.B867])" office:value-type="float" office:value="0.015257017904" calcext:value-type="float">
            <text:p>0.015257017904</text:p>
          </table:table-cell>
          <table:table-cell table:formula="of:=ABS([.C867])" office:value-type="float" office:value="0.001466336152" calcext:value-type="float">
            <text:p>0.00146633615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2688760363" calcext:value-type="float">
            <text:p>0.02688760363</text:p>
          </table:table-cell>
          <table:table-cell office:value-type="float" office:value="0.028690202574" calcext:value-type="float">
            <text:p>0.028690202574</text:p>
          </table:table-cell>
          <table:table-cell table:number-columns-repeated="11"/>
          <table:table-cell table:formula="of:=ABS([.B868])" office:value-type="float" office:value="0.02688760363" calcext:value-type="float">
            <text:p>0.02688760363</text:p>
          </table:table-cell>
          <table:table-cell table:formula="of:=ABS([.C868])" office:value-type="float" office:value="0.028690202574" calcext:value-type="float">
            <text:p>0.02869020257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58438447802" calcext:value-type="float">
            <text:p>0.058438447802</text:p>
          </table:table-cell>
          <table:table-cell office:value-type="float" office:value="0.004341348443" calcext:value-type="float">
            <text:p>0.004341348443</text:p>
          </table:table-cell>
          <table:table-cell table:number-columns-repeated="11"/>
          <table:table-cell table:formula="of:=ABS([.B869])" office:value-type="float" office:value="0.058438447802" calcext:value-type="float">
            <text:p>0.058438447802</text:p>
          </table:table-cell>
          <table:table-cell table:formula="of:=ABS([.C869])" office:value-type="float" office:value="0.004341348443" calcext:value-type="float">
            <text:p>0.00434134844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1476380128" calcext:value-type="float">
            <text:p>0.01476380128</text:p>
          </table:table-cell>
          <table:table-cell office:value-type="float" office:value="0.025934484474" calcext:value-type="float">
            <text:p>0.025934484474</text:p>
          </table:table-cell>
          <table:table-cell table:number-columns-repeated="11"/>
          <table:table-cell table:formula="of:=ABS([.B870])" office:value-type="float" office:value="0.01476380128" calcext:value-type="float">
            <text:p>0.01476380128</text:p>
          </table:table-cell>
          <table:table-cell table:formula="of:=ABS([.C870])" office:value-type="float" office:value="0.025934484474" calcext:value-type="float">
            <text:p>0.02593448447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0.145461588346" calcext:value-type="float">
            <text:p>-0.145461588346</text:p>
          </table:table-cell>
          <table:table-cell office:value-type="float" office:value="-0.091596983608" calcext:value-type="float">
            <text:p>-0.091596983608</text:p>
          </table:table-cell>
          <table:table-cell table:number-columns-repeated="11"/>
          <table:table-cell table:formula="of:=ABS([.B871])" office:value-type="float" office:value="0.145461588346" calcext:value-type="float">
            <text:p>0.145461588346</text:p>
          </table:table-cell>
          <table:table-cell table:formula="of:=ABS([.C871])" office:value-type="float" office:value="0.091596983608" calcext:value-type="float">
            <text:p>0.09159698360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144167746631" calcext:value-type="float">
            <text:p>0.144167746631</text:p>
          </table:table-cell>
          <table:table-cell office:value-type="float" office:value="0.017169122902" calcext:value-type="float">
            <text:p>0.017169122902</text:p>
          </table:table-cell>
          <table:table-cell table:number-columns-repeated="11"/>
          <table:table-cell table:formula="of:=ABS([.B872])" office:value-type="float" office:value="0.144167746631" calcext:value-type="float">
            <text:p>0.144167746631</text:p>
          </table:table-cell>
          <table:table-cell table:formula="of:=ABS([.C872])" office:value-type="float" office:value="0.017169122902" calcext:value-type="float">
            <text:p>0.01716912290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0.100884007847" calcext:value-type="float">
            <text:p>-0.100884007847</text:p>
          </table:table-cell>
          <table:table-cell office:value-type="float" office:value="-0.021225276728" calcext:value-type="float">
            <text:p>-0.021225276728</text:p>
          </table:table-cell>
          <table:table-cell table:number-columns-repeated="11"/>
          <table:table-cell table:formula="of:=ABS([.B873])" office:value-type="float" office:value="0.100884007847" calcext:value-type="float">
            <text:p>0.100884007847</text:p>
          </table:table-cell>
          <table:table-cell table:formula="of:=ABS([.C873])" office:value-type="float" office:value="0.021225276728" calcext:value-type="float">
            <text:p>0.02122527672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70282390232" calcext:value-type="float">
            <text:p>0.070282390232</text:p>
          </table:table-cell>
          <table:table-cell office:value-type="float" office:value="0.053671907771" calcext:value-type="float">
            <text:p>0.053671907771</text:p>
          </table:table-cell>
          <table:table-cell table:number-columns-repeated="11"/>
          <table:table-cell table:formula="of:=ABS([.B874])" office:value-type="float" office:value="0.070282390232" calcext:value-type="float">
            <text:p>0.070282390232</text:p>
          </table:table-cell>
          <table:table-cell table:formula="of:=ABS([.C874])" office:value-type="float" office:value="0.053671907771" calcext:value-type="float">
            <text:p>0.05367190777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0.006429731638" calcext:value-type="float">
            <text:p>-0.006429731638</text:p>
          </table:table-cell>
          <table:table-cell office:value-type="float" office:value="0.043134407606" calcext:value-type="float">
            <text:p>0.043134407606</text:p>
          </table:table-cell>
          <table:table-cell table:number-columns-repeated="11"/>
          <table:table-cell table:formula="of:=ABS([.B875])" office:value-type="float" office:value="0.006429731638" calcext:value-type="float">
            <text:p>0.006429731638</text:p>
          </table:table-cell>
          <table:table-cell table:formula="of:=ABS([.C875])" office:value-type="float" office:value="0.043134407606" calcext:value-type="float">
            <text:p>0.04313440760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0.05113686864" calcext:value-type="float">
            <text:p>-0.05113686864</text:p>
          </table:table-cell>
          <table:table-cell office:value-type="float" office:value="0.033007687558" calcext:value-type="float">
            <text:p>0.033007687558</text:p>
          </table:table-cell>
          <table:table-cell table:number-columns-repeated="11"/>
          <table:table-cell table:formula="of:=ABS([.B876])" office:value-type="float" office:value="0.05113686864" calcext:value-type="float">
            <text:p>0.05113686864</text:p>
          </table:table-cell>
          <table:table-cell table:formula="of:=ABS([.C876])" office:value-type="float" office:value="0.033007687558" calcext:value-type="float">
            <text:p>0.03300768755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0.007318596833" calcext:value-type="float">
            <text:p>-0.007318596833</text:p>
          </table:table-cell>
          <table:table-cell office:value-type="float" office:value="0.02829434195" calcext:value-type="float">
            <text:p>0.02829434195</text:p>
          </table:table-cell>
          <table:table-cell table:number-columns-repeated="11"/>
          <table:table-cell table:formula="of:=ABS([.B877])" office:value-type="float" office:value="0.007318596833" calcext:value-type="float">
            <text:p>0.007318596833</text:p>
          </table:table-cell>
          <table:table-cell table:formula="of:=ABS([.C877])" office:value-type="float" office:value="0.02829434195" calcext:value-type="float">
            <text:p>0.0282943419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0.032574268468" calcext:value-type="float">
            <text:p>-0.032574268468</text:p>
          </table:table-cell>
          <table:table-cell office:value-type="float" office:value="-0.009840564164" calcext:value-type="float">
            <text:p>-0.009840564164</text:p>
          </table:table-cell>
          <table:table-cell table:number-columns-repeated="11"/>
          <table:table-cell table:formula="of:=ABS([.B878])" office:value-type="float" office:value="0.032574268468" calcext:value-type="float">
            <text:p>0.032574268468</text:p>
          </table:table-cell>
          <table:table-cell table:formula="of:=ABS([.C878])" office:value-type="float" office:value="0.009840564164" calcext:value-type="float">
            <text:p>0.00984056416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0.027753260279" calcext:value-type="float">
            <text:p>-0.027753260279</text:p>
          </table:table-cell>
          <table:table-cell office:value-type="float" office:value="0.011995409642" calcext:value-type="float">
            <text:p>0.011995409642</text:p>
          </table:table-cell>
          <table:table-cell table:number-columns-repeated="11"/>
          <table:table-cell table:formula="of:=ABS([.B879])" office:value-type="float" office:value="0.027753260279" calcext:value-type="float">
            <text:p>0.027753260279</text:p>
          </table:table-cell>
          <table:table-cell table:formula="of:=ABS([.C879])" office:value-type="float" office:value="0.011995409642" calcext:value-type="float">
            <text:p>0.01199540964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108108361353" calcext:value-type="float">
            <text:p>0.108108361353</text:p>
          </table:table-cell>
          <table:table-cell office:value-type="float" office:value="-0.005071334058" calcext:value-type="float">
            <text:p>-0.005071334058</text:p>
          </table:table-cell>
          <table:table-cell table:number-columns-repeated="11"/>
          <table:table-cell table:formula="of:=ABS([.B880])" office:value-type="float" office:value="0.108108361353" calcext:value-type="float">
            <text:p>0.108108361353</text:p>
          </table:table-cell>
          <table:table-cell table:formula="of:=ABS([.C880])" office:value-type="float" office:value="0.005071334058" calcext:value-type="float">
            <text:p>0.00507133405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3709154805" calcext:value-type="float">
            <text:p>0.03709154805</text:p>
          </table:table-cell>
          <table:table-cell office:value-type="float" office:value="-0.003042211676" calcext:value-type="float">
            <text:p>-0.003042211676</text:p>
          </table:table-cell>
          <table:table-cell table:number-columns-repeated="11"/>
          <table:table-cell table:formula="of:=ABS([.B881])" office:value-type="float" office:value="0.03709154805" calcext:value-type="float">
            <text:p>0.03709154805</text:p>
          </table:table-cell>
          <table:table-cell table:formula="of:=ABS([.C881])" office:value-type="float" office:value="0.003042211676" calcext:value-type="float">
            <text:p>0.00304221167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15367315027" calcext:value-type="float">
            <text:p>0.015367315027</text:p>
          </table:table-cell>
          <table:table-cell office:value-type="float" office:value="-0.013664000938" calcext:value-type="float">
            <text:p>-0.013664000938</text:p>
          </table:table-cell>
          <table:table-cell table:number-columns-repeated="11"/>
          <table:table-cell table:formula="of:=ABS([.B882])" office:value-type="float" office:value="0.015367315027" calcext:value-type="float">
            <text:p>0.015367315027</text:p>
          </table:table-cell>
          <table:table-cell table:formula="of:=ABS([.C882])" office:value-type="float" office:value="0.013664000938" calcext:value-type="float">
            <text:p>0.01366400093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16622951741" calcext:value-type="float">
            <text:p>0.016622951741</text:p>
          </table:table-cell>
          <table:table-cell office:value-type="float" office:value="0.05344439593" calcext:value-type="float">
            <text:p>0.05344439593</text:p>
          </table:table-cell>
          <table:table-cell table:number-columns-repeated="11"/>
          <table:table-cell table:formula="of:=ABS([.B883])" office:value-type="float" office:value="0.016622951741" calcext:value-type="float">
            <text:p>0.016622951741</text:p>
          </table:table-cell>
          <table:table-cell table:formula="of:=ABS([.C883])" office:value-type="float" office:value="0.05344439593" calcext:value-type="float">
            <text:p>0.0534443959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1026695731" calcext:value-type="float">
            <text:p>0.001026695731</text:p>
          </table:table-cell>
          <table:table-cell office:value-type="float" office:value="-0.026510449137" calcext:value-type="float">
            <text:p>-0.026510449137</text:p>
          </table:table-cell>
          <table:table-cell table:number-columns-repeated="11"/>
          <table:table-cell table:formula="of:=ABS([.B884])" office:value-type="float" office:value="0.001026695731" calcext:value-type="float">
            <text:p>0.001026695731</text:p>
          </table:table-cell>
          <table:table-cell table:formula="of:=ABS([.C884])" office:value-type="float" office:value="0.026510449137" calcext:value-type="float">
            <text:p>0.02651044913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48165682159" calcext:value-type="float">
            <text:p>0.048165682159</text:p>
          </table:table-cell>
          <table:table-cell office:value-type="float" office:value="-0.02395194819" calcext:value-type="float">
            <text:p>-0.02395194819</text:p>
          </table:table-cell>
          <table:table-cell table:number-columns-repeated="11"/>
          <table:table-cell table:formula="of:=ABS([.B885])" office:value-type="float" office:value="0.048165682159" calcext:value-type="float">
            <text:p>0.048165682159</text:p>
          </table:table-cell>
          <table:table-cell table:formula="of:=ABS([.C885])" office:value-type="float" office:value="0.02395194819" calcext:value-type="float">
            <text:p>0.0239519481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108911491844" calcext:value-type="float">
            <text:p>0.108911491844</text:p>
          </table:table-cell>
          <table:table-cell office:value-type="float" office:value="0.022956012279" calcext:value-type="float">
            <text:p>0.022956012279</text:p>
          </table:table-cell>
          <table:table-cell table:number-columns-repeated="11"/>
          <table:table-cell table:formula="of:=ABS([.B886])" office:value-type="float" office:value="0.108911491844" calcext:value-type="float">
            <text:p>0.108911491844</text:p>
          </table:table-cell>
          <table:table-cell table:formula="of:=ABS([.C886])" office:value-type="float" office:value="0.022956012279" calcext:value-type="float">
            <text:p>0.02295601227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17746106158" calcext:value-type="float">
            <text:p>0.017746106158</text:p>
          </table:table-cell>
          <table:table-cell office:value-type="float" office:value="0.020464174283" calcext:value-type="float">
            <text:p>0.020464174283</text:p>
          </table:table-cell>
          <table:table-cell table:number-columns-repeated="11"/>
          <table:table-cell table:formula="of:=ABS([.B887])" office:value-type="float" office:value="0.017746106158" calcext:value-type="float">
            <text:p>0.017746106158</text:p>
          </table:table-cell>
          <table:table-cell table:formula="of:=ABS([.C887])" office:value-type="float" office:value="0.020464174283" calcext:value-type="float">
            <text:p>0.02046417428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0.064895941464" calcext:value-type="float">
            <text:p>-0.064895941464</text:p>
          </table:table-cell>
          <table:table-cell office:value-type="float" office:value="-0.092742655325" calcext:value-type="float">
            <text:p>-0.092742655325</text:p>
          </table:table-cell>
          <table:table-cell table:number-columns-repeated="11"/>
          <table:table-cell table:formula="of:=ABS([.B888])" office:value-type="float" office:value="0.064895941464" calcext:value-type="float">
            <text:p>0.064895941464</text:p>
          </table:table-cell>
          <table:table-cell table:formula="of:=ABS([.C888])" office:value-type="float" office:value="0.092742655325" calcext:value-type="float">
            <text:p>0.09274265532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51927374458" calcext:value-type="float">
            <text:p>0.051927374458</text:p>
          </table:table-cell>
          <table:table-cell office:value-type="float" office:value="0.051983418964" calcext:value-type="float">
            <text:p>0.051983418964</text:p>
          </table:table-cell>
          <table:table-cell table:number-columns-repeated="11"/>
          <table:table-cell table:formula="of:=ABS([.B889])" office:value-type="float" office:value="0.051927374458" calcext:value-type="float">
            <text:p>0.051927374458</text:p>
          </table:table-cell>
          <table:table-cell table:formula="of:=ABS([.C889])" office:value-type="float" office:value="0.051983418964" calcext:value-type="float">
            <text:p>0.05198341896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0.31765067617" calcext:value-type="float">
            <text:p>-0.31765067617</text:p>
          </table:table-cell>
          <table:table-cell office:value-type="float" office:value="-0.133723702289" calcext:value-type="float">
            <text:p>-0.133723702289</text:p>
          </table:table-cell>
          <table:table-cell table:number-columns-repeated="11"/>
          <table:table-cell table:formula="of:=ABS([.B890])" office:value-type="float" office:value="0.31765067617" calcext:value-type="float">
            <text:p>0.31765067617</text:p>
          </table:table-cell>
          <table:table-cell table:formula="of:=ABS([.C890])" office:value-type="float" office:value="0.133723702289" calcext:value-type="float">
            <text:p>0.13372370228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0.136461573751" calcext:value-type="float">
            <text:p>-0.136461573751</text:p>
          </table:table-cell>
          <table:table-cell office:value-type="float" office:value="-0.100111154517" calcext:value-type="float">
            <text:p>-0.100111154517</text:p>
          </table:table-cell>
          <table:table-cell table:number-columns-repeated="11"/>
          <table:table-cell table:formula="of:=ABS([.B891])" office:value-type="float" office:value="0.136461573751" calcext:value-type="float">
            <text:p>0.136461573751</text:p>
          </table:table-cell>
          <table:table-cell table:formula="of:=ABS([.C891])" office:value-type="float" office:value="0.100111154517" calcext:value-type="float">
            <text:p>0.10011115451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492123526" calcext:value-type="float">
            <text:p>0.00492123526</text:p>
          </table:table-cell>
          <table:table-cell office:value-type="float" office:value="0.049450684836" calcext:value-type="float">
            <text:p>0.049450684836</text:p>
          </table:table-cell>
          <table:table-cell table:number-columns-repeated="11"/>
          <table:table-cell table:formula="of:=ABS([.B892])" office:value-type="float" office:value="0.00492123526" calcext:value-type="float">
            <text:p>0.00492123526</text:p>
          </table:table-cell>
          <table:table-cell table:formula="of:=ABS([.C892])" office:value-type="float" office:value="0.049450684836" calcext:value-type="float">
            <text:p>0.04945068483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4325376358" calcext:value-type="float">
            <text:p>0.004325376358</text:p>
          </table:table-cell>
          <table:table-cell office:value-type="float" office:value="0.046304324762" calcext:value-type="float">
            <text:p>0.046304324762</text:p>
          </table:table-cell>
          <table:table-cell table:number-columns-repeated="11"/>
          <table:table-cell table:formula="of:=ABS([.B893])" office:value-type="float" office:value="0.004325376358" calcext:value-type="float">
            <text:p>0.004325376358</text:p>
          </table:table-cell>
          <table:table-cell table:formula="of:=ABS([.C893])" office:value-type="float" office:value="0.046304324762" calcext:value-type="float">
            <text:p>0.04630432476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148340170112" calcext:value-type="float">
            <text:p>0.148340170112</text:p>
          </table:table-cell>
          <table:table-cell office:value-type="float" office:value="0.100836965154" calcext:value-type="float">
            <text:p>0.100836965154</text:p>
          </table:table-cell>
          <table:table-cell table:number-columns-repeated="11"/>
          <table:table-cell table:formula="of:=ABS([.B894])" office:value-type="float" office:value="0.148340170112" calcext:value-type="float">
            <text:p>0.148340170112</text:p>
          </table:table-cell>
          <table:table-cell table:formula="of:=ABS([.C894])" office:value-type="float" office:value="0.100836965154" calcext:value-type="float">
            <text:p>0.10083696515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0.045744167037" calcext:value-type="float">
            <text:p>-0.045744167037</text:p>
          </table:table-cell>
          <table:table-cell office:value-type="float" office:value="-0.039793974069" calcext:value-type="float">
            <text:p>-0.039793974069</text:p>
          </table:table-cell>
          <table:table-cell table:number-columns-repeated="11"/>
          <table:table-cell table:formula="of:=ABS([.B895])" office:value-type="float" office:value="0.045744167037" calcext:value-type="float">
            <text:p>0.045744167037</text:p>
          </table:table-cell>
          <table:table-cell table:formula="of:=ABS([.C895])" office:value-type="float" office:value="0.039793974069" calcext:value-type="float">
            <text:p>0.03979397406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0.037264047927" calcext:value-type="float">
            <text:p>-0.037264047927</text:p>
          </table:table-cell>
          <table:table-cell office:value-type="float" office:value="-0.04876397395" calcext:value-type="float">
            <text:p>-0.04876397395</text:p>
          </table:table-cell>
          <table:table-cell table:number-columns-repeated="11"/>
          <table:table-cell table:formula="of:=ABS([.B896])" office:value-type="float" office:value="0.037264047927" calcext:value-type="float">
            <text:p>0.037264047927</text:p>
          </table:table-cell>
          <table:table-cell table:formula="of:=ABS([.C896])" office:value-type="float" office:value="0.04876397395" calcext:value-type="float">
            <text:p>0.048763973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125034893949" calcext:value-type="float">
            <text:p>0.125034893949</text:p>
          </table:table-cell>
          <table:table-cell office:value-type="float" office:value="-0.004664651496" calcext:value-type="float">
            <text:p>-0.004664651496</text:p>
          </table:table-cell>
          <table:table-cell table:number-columns-repeated="11"/>
          <table:table-cell table:formula="of:=ABS([.B897])" office:value-type="float" office:value="0.125034893949" calcext:value-type="float">
            <text:p>0.125034893949</text:p>
          </table:table-cell>
          <table:table-cell table:formula="of:=ABS([.C897])" office:value-type="float" office:value="0.004664651496" calcext:value-type="float">
            <text:p>0.00466465149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26120645732" calcext:value-type="float">
            <text:p>0.026120645732</text:p>
          </table:table-cell>
          <table:table-cell office:value-type="float" office:value="0.011886974266" calcext:value-type="float">
            <text:p>0.011886974266</text:p>
          </table:table-cell>
          <table:table-cell table:number-columns-repeated="11"/>
          <table:table-cell table:formula="of:=ABS([.B898])" office:value-type="float" office:value="0.026120645732" calcext:value-type="float">
            <text:p>0.026120645732</text:p>
          </table:table-cell>
          <table:table-cell table:formula="of:=ABS([.C898])" office:value-type="float" office:value="0.011886974266" calcext:value-type="float">
            <text:p>0.01188697426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233095941287" calcext:value-type="float">
            <text:p>0.233095941287</text:p>
          </table:table-cell>
          <table:table-cell office:value-type="float" office:value="0.015839300836" calcext:value-type="float">
            <text:p>0.015839300836</text:p>
          </table:table-cell>
          <table:table-cell table:number-columns-repeated="11"/>
          <table:table-cell table:formula="of:=ABS([.B899])" office:value-type="float" office:value="0.233095941287" calcext:value-type="float">
            <text:p>0.233095941287</text:p>
          </table:table-cell>
          <table:table-cell table:formula="of:=ABS([.C899])" office:value-type="float" office:value="0.015839300836" calcext:value-type="float">
            <text:p>0.01583930083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48976118538" calcext:value-type="float">
            <text:p>0.048976118538</text:p>
          </table:table-cell>
          <table:table-cell office:value-type="float" office:value="0.038771938634" calcext:value-type="float">
            <text:p>0.038771938634</text:p>
          </table:table-cell>
          <table:table-cell table:number-columns-repeated="11"/>
          <table:table-cell table:formula="of:=ABS([.B900])" office:value-type="float" office:value="0.048976118538" calcext:value-type="float">
            <text:p>0.048976118538</text:p>
          </table:table-cell>
          <table:table-cell table:formula="of:=ABS([.C900])" office:value-type="float" office:value="0.038771938634" calcext:value-type="float">
            <text:p>0.0387719386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0.071432193782" calcext:value-type="float">
            <text:p>-0.071432193782</text:p>
          </table:table-cell>
          <table:table-cell office:value-type="float" office:value="-0.026303849876" calcext:value-type="float">
            <text:p>-0.026303849876</text:p>
          </table:table-cell>
          <table:table-cell table:number-columns-repeated="11"/>
          <table:table-cell table:formula="of:=ABS([.B901])" office:value-type="float" office:value="0.071432193782" calcext:value-type="float">
            <text:p>0.071432193782</text:p>
          </table:table-cell>
          <table:table-cell table:formula="of:=ABS([.C901])" office:value-type="float" office:value="0.026303849876" calcext:value-type="float">
            <text:p>0.02630384987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0.394760260061" calcext:value-type="float">
            <text:p>-0.394760260061</text:p>
          </table:table-cell>
          <table:table-cell office:value-type="float" office:value="0.058016917785" calcext:value-type="float">
            <text:p>0.058016917785</text:p>
          </table:table-cell>
          <table:table-cell table:number-columns-repeated="11"/>
          <table:table-cell table:formula="of:=ABS([.B902])" office:value-type="float" office:value="0.394760260061" calcext:value-type="float">
            <text:p>0.394760260061</text:p>
          </table:table-cell>
          <table:table-cell table:formula="of:=ABS([.C902])" office:value-type="float" office:value="0.058016917785" calcext:value-type="float">
            <text:p>0.05801691778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126575383314" calcext:value-type="float">
            <text:p>0.126575383314</text:p>
          </table:table-cell>
          <table:table-cell office:value-type="float" office:value="0.013842586112" calcext:value-type="float">
            <text:p>0.013842586112</text:p>
          </table:table-cell>
          <table:table-cell table:number-columns-repeated="11"/>
          <table:table-cell table:formula="of:=ABS([.B903])" office:value-type="float" office:value="0.126575383314" calcext:value-type="float">
            <text:p>0.126575383314</text:p>
          </table:table-cell>
          <table:table-cell table:formula="of:=ABS([.C903])" office:value-type="float" office:value="0.013842586112" calcext:value-type="float">
            <text:p>0.01384258611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0.274989880131" calcext:value-type="float">
            <text:p>-0.274989880131</text:p>
          </table:table-cell>
          <table:table-cell office:value-type="float" office:value="-0.115915203053" calcext:value-type="float">
            <text:p>-0.115915203053</text:p>
          </table:table-cell>
          <table:table-cell table:number-columns-repeated="11"/>
          <table:table-cell table:formula="of:=ABS([.B904])" office:value-type="float" office:value="0.274989880131" calcext:value-type="float">
            <text:p>0.274989880131</text:p>
          </table:table-cell>
          <table:table-cell table:formula="of:=ABS([.C904])" office:value-type="float" office:value="0.115915203053" calcext:value-type="float">
            <text:p>0.11591520305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0.010736189373" calcext:value-type="float">
            <text:p>-0.010736189373</text:p>
          </table:table-cell>
          <table:table-cell office:value-type="float" office:value="-0.029631912227" calcext:value-type="float">
            <text:p>-0.029631912227</text:p>
          </table:table-cell>
          <table:table-cell table:number-columns-repeated="11"/>
          <table:table-cell table:formula="of:=ABS([.B905])" office:value-type="float" office:value="0.010736189373" calcext:value-type="float">
            <text:p>0.010736189373</text:p>
          </table:table-cell>
          <table:table-cell table:formula="of:=ABS([.C905])" office:value-type="float" office:value="0.029631912227" calcext:value-type="float">
            <text:p>0.02963191222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54178093274" calcext:value-type="float">
            <text:p>0.054178093274</text:p>
          </table:table-cell>
          <table:table-cell office:value-type="float" office:value="0.050369358229" calcext:value-type="float">
            <text:p>0.050369358229</text:p>
          </table:table-cell>
          <table:table-cell table:number-columns-repeated="11"/>
          <table:table-cell table:formula="of:=ABS([.B906])" office:value-type="float" office:value="0.054178093274" calcext:value-type="float">
            <text:p>0.054178093274</text:p>
          </table:table-cell>
          <table:table-cell table:formula="of:=ABS([.C906])" office:value-type="float" office:value="0.050369358229" calcext:value-type="float">
            <text:p>0.05036935822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0.196122728286" calcext:value-type="float">
            <text:p>-0.196122728286</text:p>
          </table:table-cell>
          <table:table-cell office:value-type="float" office:value="-0.013683027344" calcext:value-type="float">
            <text:p>-0.013683027344</text:p>
          </table:table-cell>
          <table:table-cell table:number-columns-repeated="11"/>
          <table:table-cell table:formula="of:=ABS([.B907])" office:value-type="float" office:value="0.196122728286" calcext:value-type="float">
            <text:p>0.196122728286</text:p>
          </table:table-cell>
          <table:table-cell table:formula="of:=ABS([.C907])" office:value-type="float" office:value="0.013683027344" calcext:value-type="float">
            <text:p>0.01368302734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40636017474" calcext:value-type="float">
            <text:p>0.040636017474</text:p>
          </table:table-cell>
          <table:table-cell office:value-type="float" office:value="0.011053869103" calcext:value-type="float">
            <text:p>0.011053869103</text:p>
          </table:table-cell>
          <table:table-cell table:number-columns-repeated="11"/>
          <table:table-cell table:formula="of:=ABS([.B908])" office:value-type="float" office:value="0.040636017474" calcext:value-type="float">
            <text:p>0.040636017474</text:p>
          </table:table-cell>
          <table:table-cell table:formula="of:=ABS([.C908])" office:value-type="float" office:value="0.011053869103" calcext:value-type="float">
            <text:p>0.01105386910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0.162208289751" calcext:value-type="float">
            <text:p>-0.162208289751</text:p>
          </table:table-cell>
          <table:table-cell office:value-type="float" office:value="0.002471240746" calcext:value-type="float">
            <text:p>0.002471240746</text:p>
          </table:table-cell>
          <table:table-cell table:number-columns-repeated="11"/>
          <table:table-cell table:formula="of:=ABS([.B909])" office:value-type="float" office:value="0.162208289751" calcext:value-type="float">
            <text:p>0.162208289751</text:p>
          </table:table-cell>
          <table:table-cell table:formula="of:=ABS([.C909])" office:value-type="float" office:value="0.002471240746" calcext:value-type="float">
            <text:p>0.00247124074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5784075163" calcext:value-type="float">
            <text:p>0.005784075163</text:p>
          </table:table-cell>
          <table:table-cell office:value-type="float" office:value="0.004763655571" calcext:value-type="float">
            <text:p>0.004763655571</text:p>
          </table:table-cell>
          <table:table-cell table:number-columns-repeated="11"/>
          <table:table-cell table:formula="of:=ABS([.B910])" office:value-type="float" office:value="0.005784075163" calcext:value-type="float">
            <text:p>0.005784075163</text:p>
          </table:table-cell>
          <table:table-cell table:formula="of:=ABS([.C910])" office:value-type="float" office:value="0.004763655571" calcext:value-type="float">
            <text:p>0.00476365557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128397923487" calcext:value-type="float">
            <text:p>0.128397923487</text:p>
          </table:table-cell>
          <table:table-cell office:value-type="float" office:value="0.000650335906" calcext:value-type="float">
            <text:p>0.000650335906</text:p>
          </table:table-cell>
          <table:table-cell table:number-columns-repeated="11"/>
          <table:table-cell table:formula="of:=ABS([.B911])" office:value-type="float" office:value="0.128397923487" calcext:value-type="float">
            <text:p>0.128397923487</text:p>
          </table:table-cell>
          <table:table-cell table:formula="of:=ABS([.C911])" office:value-type="float" office:value="0.000650335906" calcext:value-type="float">
            <text:p>0.00065033590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0.023277948861" calcext:value-type="float">
            <text:p>-0.023277948861</text:p>
          </table:table-cell>
          <table:table-cell office:value-type="float" office:value="0.068217413239" calcext:value-type="float">
            <text:p>0.068217413239</text:p>
          </table:table-cell>
          <table:table-cell table:number-columns-repeated="11"/>
          <table:table-cell table:formula="of:=ABS([.B912])" office:value-type="float" office:value="0.023277948861" calcext:value-type="float">
            <text:p>0.023277948861</text:p>
          </table:table-cell>
          <table:table-cell table:formula="of:=ABS([.C912])" office:value-type="float" office:value="0.068217413239" calcext:value-type="float">
            <text:p>0.06821741323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54679919942" calcext:value-type="float">
            <text:p>0.054679919942</text:p>
          </table:table-cell>
          <table:table-cell office:value-type="float" office:value="-0.014053570704" calcext:value-type="float">
            <text:p>-0.014053570704</text:p>
          </table:table-cell>
          <table:table-cell table:number-columns-repeated="11"/>
          <table:table-cell table:formula="of:=ABS([.B913])" office:value-type="float" office:value="0.054679919942" calcext:value-type="float">
            <text:p>0.054679919942</text:p>
          </table:table-cell>
          <table:table-cell table:formula="of:=ABS([.C913])" office:value-type="float" office:value="0.014053570704" calcext:value-type="float">
            <text:p>0.01405357070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9940996291" calcext:value-type="float">
            <text:p>0.09940996291</text:p>
          </table:table-cell>
          <table:table-cell office:value-type="float" office:value="0.004674691454" calcext:value-type="float">
            <text:p>0.004674691454</text:p>
          </table:table-cell>
          <table:table-cell table:number-columns-repeated="11"/>
          <table:table-cell table:formula="of:=ABS([.B914])" office:value-type="float" office:value="0.09940996291" calcext:value-type="float">
            <text:p>0.09940996291</text:p>
          </table:table-cell>
          <table:table-cell table:formula="of:=ABS([.C914])" office:value-type="float" office:value="0.004674691454" calcext:value-type="float">
            <text:p>0.00467469145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3792296406" calcext:value-type="float">
            <text:p>0.003792296406</text:p>
          </table:table-cell>
          <table:table-cell office:value-type="float" office:value="0.057666128076" calcext:value-type="float">
            <text:p>0.057666128076</text:p>
          </table:table-cell>
          <table:table-cell table:number-columns-repeated="11"/>
          <table:table-cell table:formula="of:=ABS([.B915])" office:value-type="float" office:value="0.003792296406" calcext:value-type="float">
            <text:p>0.003792296406</text:p>
          </table:table-cell>
          <table:table-cell table:formula="of:=ABS([.C915])" office:value-type="float" office:value="0.057666128076" calcext:value-type="float">
            <text:p>0.05766612807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38486620432" calcext:value-type="float">
            <text:p>0.038486620432</text:p>
          </table:table-cell>
          <table:table-cell office:value-type="float" office:value="0.028802131321" calcext:value-type="float">
            <text:p>0.028802131321</text:p>
          </table:table-cell>
          <table:table-cell table:number-columns-repeated="11"/>
          <table:table-cell table:formula="of:=ABS([.B916])" office:value-type="float" office:value="0.038486620432" calcext:value-type="float">
            <text:p>0.038486620432</text:p>
          </table:table-cell>
          <table:table-cell table:formula="of:=ABS([.C916])" office:value-type="float" office:value="0.028802131321" calcext:value-type="float">
            <text:p>0.02880213132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0.068310073674" calcext:value-type="float">
            <text:p>-0.068310073674</text:p>
          </table:table-cell>
          <table:table-cell office:value-type="float" office:value="-0.066779462575" calcext:value-type="float">
            <text:p>-0.066779462575</text:p>
          </table:table-cell>
          <table:table-cell table:number-columns-repeated="11"/>
          <table:table-cell table:formula="of:=ABS([.B917])" office:value-type="float" office:value="0.068310073674" calcext:value-type="float">
            <text:p>0.068310073674</text:p>
          </table:table-cell>
          <table:table-cell table:formula="of:=ABS([.C917])" office:value-type="float" office:value="0.066779462575" calcext:value-type="float">
            <text:p>0.06677946257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0.025531422569" calcext:value-type="float">
            <text:p>-0.025531422569</text:p>
          </table:table-cell>
          <table:table-cell office:value-type="float" office:value="0.0217191627" calcext:value-type="float">
            <text:p>0.0217191627</text:p>
          </table:table-cell>
          <table:table-cell table:number-columns-repeated="11"/>
          <table:table-cell table:formula="of:=ABS([.B918])" office:value-type="float" office:value="0.025531422569" calcext:value-type="float">
            <text:p>0.025531422569</text:p>
          </table:table-cell>
          <table:table-cell table:formula="of:=ABS([.C918])" office:value-type="float" office:value="0.0217191627" calcext:value-type="float">
            <text:p>0.021719162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0.342681515792" calcext:value-type="float">
            <text:p>-0.342681515792</text:p>
          </table:table-cell>
          <table:table-cell office:value-type="float" office:value="0.124620542266" calcext:value-type="float">
            <text:p>0.124620542266</text:p>
          </table:table-cell>
          <table:table-cell table:number-columns-repeated="11"/>
          <table:table-cell table:formula="of:=ABS([.B919])" office:value-type="float" office:value="0.342681515792" calcext:value-type="float">
            <text:p>0.342681515792</text:p>
          </table:table-cell>
          <table:table-cell table:formula="of:=ABS([.C919])" office:value-type="float" office:value="0.124620542266" calcext:value-type="float">
            <text:p>0.12462054226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0.019575318763" calcext:value-type="float">
            <text:p>-0.019575318763</text:p>
          </table:table-cell>
          <table:table-cell office:value-type="float" office:value="-0.050791642625" calcext:value-type="float">
            <text:p>-0.050791642625</text:p>
          </table:table-cell>
          <table:table-cell table:number-columns-repeated="11"/>
          <table:table-cell table:formula="of:=ABS([.B920])" office:value-type="float" office:value="0.019575318763" calcext:value-type="float">
            <text:p>0.019575318763</text:p>
          </table:table-cell>
          <table:table-cell table:formula="of:=ABS([.C920])" office:value-type="float" office:value="0.050791642625" calcext:value-type="float">
            <text:p>0.05079164262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0.048197762965" calcext:value-type="float">
            <text:p>-0.048197762965</text:p>
          </table:table-cell>
          <table:table-cell office:value-type="float" office:value="0.000578960438" calcext:value-type="float">
            <text:p>0.000578960438</text:p>
          </table:table-cell>
          <table:table-cell table:number-columns-repeated="11"/>
          <table:table-cell table:formula="of:=ABS([.B921])" office:value-type="float" office:value="0.048197762965" calcext:value-type="float">
            <text:p>0.048197762965</text:p>
          </table:table-cell>
          <table:table-cell table:formula="of:=ABS([.C921])" office:value-type="float" office:value="0.000578960438" calcext:value-type="float">
            <text:p>0.00057896043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61744211584" calcext:value-type="float">
            <text:p>0.061744211584</text:p>
          </table:table-cell>
          <table:table-cell office:value-type="float" office:value="0.005330578356" calcext:value-type="float">
            <text:p>0.005330578356</text:p>
          </table:table-cell>
          <table:table-cell table:number-columns-repeated="11"/>
          <table:table-cell table:formula="of:=ABS([.B922])" office:value-type="float" office:value="0.061744211584" calcext:value-type="float">
            <text:p>0.061744211584</text:p>
          </table:table-cell>
          <table:table-cell table:formula="of:=ABS([.C922])" office:value-type="float" office:value="0.005330578356" calcext:value-type="float">
            <text:p>0.00533057835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0.085398857336" calcext:value-type="float">
            <text:p>-0.085398857336</text:p>
          </table:table-cell>
          <table:table-cell office:value-type="float" office:value="-0.070526318627" calcext:value-type="float">
            <text:p>-0.070526318627</text:p>
          </table:table-cell>
          <table:table-cell table:number-columns-repeated="11"/>
          <table:table-cell table:formula="of:=ABS([.B923])" office:value-type="float" office:value="0.085398857336" calcext:value-type="float">
            <text:p>0.085398857336</text:p>
          </table:table-cell>
          <table:table-cell table:formula="of:=ABS([.C923])" office:value-type="float" office:value="0.070526318627" calcext:value-type="float">
            <text:p>0.07052631862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17395214978" calcext:value-type="float">
            <text:p>0.17395214978</text:p>
          </table:table-cell>
          <table:table-cell office:value-type="float" office:value="-0.023978024873" calcext:value-type="float">
            <text:p>-0.023978024873</text:p>
          </table:table-cell>
          <table:table-cell table:number-columns-repeated="11"/>
          <table:table-cell table:formula="of:=ABS([.B924])" office:value-type="float" office:value="0.17395214978" calcext:value-type="float">
            <text:p>0.17395214978</text:p>
          </table:table-cell>
          <table:table-cell table:formula="of:=ABS([.C924])" office:value-type="float" office:value="0.023978024873" calcext:value-type="float">
            <text:p>0.02397802487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0.014635299037" calcext:value-type="float">
            <text:p>-0.014635299037</text:p>
          </table:table-cell>
          <table:table-cell office:value-type="float" office:value="0.018189074265" calcext:value-type="float">
            <text:p>0.018189074265</text:p>
          </table:table-cell>
          <table:table-cell table:number-columns-repeated="11"/>
          <table:table-cell table:formula="of:=ABS([.B925])" office:value-type="float" office:value="0.014635299037" calcext:value-type="float">
            <text:p>0.014635299037</text:p>
          </table:table-cell>
          <table:table-cell table:formula="of:=ABS([.C925])" office:value-type="float" office:value="0.018189074265" calcext:value-type="float">
            <text:p>0.01818907426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113247576744" calcext:value-type="float">
            <text:p>0.113247576744</text:p>
          </table:table-cell>
          <table:table-cell office:value-type="float" office:value="0.02761449305" calcext:value-type="float">
            <text:p>0.02761449305</text:p>
          </table:table-cell>
          <table:table-cell table:number-columns-repeated="11"/>
          <table:table-cell table:formula="of:=ABS([.B926])" office:value-type="float" office:value="0.113247576744" calcext:value-type="float">
            <text:p>0.113247576744</text:p>
          </table:table-cell>
          <table:table-cell table:formula="of:=ABS([.C926])" office:value-type="float" office:value="0.02761449305" calcext:value-type="float">
            <text:p>0.0276144930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213475532973" calcext:value-type="float">
            <text:p>0.213475532973</text:p>
          </table:table-cell>
          <table:table-cell office:value-type="float" office:value="-0.050030685825" calcext:value-type="float">
            <text:p>-0.050030685825</text:p>
          </table:table-cell>
          <table:table-cell table:number-columns-repeated="11"/>
          <table:table-cell table:formula="of:=ABS([.B927])" office:value-type="float" office:value="0.213475532973" calcext:value-type="float">
            <text:p>0.213475532973</text:p>
          </table:table-cell>
          <table:table-cell table:formula="of:=ABS([.C927])" office:value-type="float" office:value="0.050030685825" calcext:value-type="float">
            <text:p>0.05003068582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11885929843" calcext:value-type="float">
            <text:p>0.011885929843</text:p>
          </table:table-cell>
          <table:table-cell office:value-type="float" office:value="0.075260442629" calcext:value-type="float">
            <text:p>0.075260442629</text:p>
          </table:table-cell>
          <table:table-cell table:number-columns-repeated="11"/>
          <table:table-cell table:formula="of:=ABS([.B928])" office:value-type="float" office:value="0.011885929843" calcext:value-type="float">
            <text:p>0.011885929843</text:p>
          </table:table-cell>
          <table:table-cell table:formula="of:=ABS([.C928])" office:value-type="float" office:value="0.075260442629" calcext:value-type="float">
            <text:p>0.07526044262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35002320545" calcext:value-type="float">
            <text:p>0.035002320545</text:p>
          </table:table-cell>
          <table:table-cell office:value-type="float" office:value="0.005768673898" calcext:value-type="float">
            <text:p>0.005768673898</text:p>
          </table:table-cell>
          <table:table-cell table:number-columns-repeated="11"/>
          <table:table-cell table:formula="of:=ABS([.B929])" office:value-type="float" office:value="0.035002320545" calcext:value-type="float">
            <text:p>0.035002320545</text:p>
          </table:table-cell>
          <table:table-cell table:formula="of:=ABS([.C929])" office:value-type="float" office:value="0.005768673898" calcext:value-type="float">
            <text:p>0.00576867389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0.068346849096" calcext:value-type="float">
            <text:p>-0.068346849096</text:p>
          </table:table-cell>
          <table:table-cell office:value-type="float" office:value="-0.027860104277" calcext:value-type="float">
            <text:p>-0.027860104277</text:p>
          </table:table-cell>
          <table:table-cell table:number-columns-repeated="11"/>
          <table:table-cell table:formula="of:=ABS([.B930])" office:value-type="float" office:value="0.068346849096" calcext:value-type="float">
            <text:p>0.068346849096</text:p>
          </table:table-cell>
          <table:table-cell table:formula="of:=ABS([.C930])" office:value-type="float" office:value="0.027860104277" calcext:value-type="float">
            <text:p>0.02786010427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0.049430606465" calcext:value-type="float">
            <text:p>-0.049430606465</text:p>
          </table:table-cell>
          <table:table-cell office:value-type="float" office:value="0.012520219171" calcext:value-type="float">
            <text:p>0.012520219171</text:p>
          </table:table-cell>
          <table:table-cell table:number-columns-repeated="11"/>
          <table:table-cell table:formula="of:=ABS([.B931])" office:value-type="float" office:value="0.049430606465" calcext:value-type="float">
            <text:p>0.049430606465</text:p>
          </table:table-cell>
          <table:table-cell table:formula="of:=ABS([.C931])" office:value-type="float" office:value="0.012520219171" calcext:value-type="float">
            <text:p>0.01252021917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144848064081" calcext:value-type="float">
            <text:p>0.144848064081</text:p>
          </table:table-cell>
          <table:table-cell office:value-type="float" office:value="0.114325010719" calcext:value-type="float">
            <text:p>0.114325010719</text:p>
          </table:table-cell>
          <table:table-cell table:number-columns-repeated="11"/>
          <table:table-cell table:formula="of:=ABS([.B932])" office:value-type="float" office:value="0.144848064081" calcext:value-type="float">
            <text:p>0.144848064081</text:p>
          </table:table-cell>
          <table:table-cell table:formula="of:=ABS([.C932])" office:value-type="float" office:value="0.114325010719" calcext:value-type="float">
            <text:p>0.11432501071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16642089568" calcext:value-type="float">
            <text:p>0.016642089568</text:p>
          </table:table-cell>
          <table:table-cell office:value-type="float" office:value="-0.144913097946" calcext:value-type="float">
            <text:p>-0.144913097946</text:p>
          </table:table-cell>
          <table:table-cell table:number-columns-repeated="11"/>
          <table:table-cell table:formula="of:=ABS([.B933])" office:value-type="float" office:value="0.016642089568" calcext:value-type="float">
            <text:p>0.016642089568</text:p>
          </table:table-cell>
          <table:table-cell table:formula="of:=ABS([.C933])" office:value-type="float" office:value="0.144913097946" calcext:value-type="float">
            <text:p>0.14491309794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126192609941" calcext:value-type="float">
            <text:p>0.126192609941</text:p>
          </table:table-cell>
          <table:table-cell office:value-type="float" office:value="0.036917070721" calcext:value-type="float">
            <text:p>0.036917070721</text:p>
          </table:table-cell>
          <table:table-cell table:number-columns-repeated="11"/>
          <table:table-cell table:formula="of:=ABS([.B934])" office:value-type="float" office:value="0.126192609941" calcext:value-type="float">
            <text:p>0.126192609941</text:p>
          </table:table-cell>
          <table:table-cell table:formula="of:=ABS([.C934])" office:value-type="float" office:value="0.036917070721" calcext:value-type="float">
            <text:p>0.03691707072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0.043377116011" calcext:value-type="float">
            <text:p>-0.043377116011</text:p>
          </table:table-cell>
          <table:table-cell office:value-type="float" office:value="-0.127589664231" calcext:value-type="float">
            <text:p>-0.127589664231</text:p>
          </table:table-cell>
          <table:table-cell table:number-columns-repeated="11"/>
          <table:table-cell table:formula="of:=ABS([.B935])" office:value-type="float" office:value="0.043377116011" calcext:value-type="float">
            <text:p>0.043377116011</text:p>
          </table:table-cell>
          <table:table-cell table:formula="of:=ABS([.C935])" office:value-type="float" office:value="0.127589664231" calcext:value-type="float">
            <text:p>0.12758966423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0.180016193183" calcext:value-type="float">
            <text:p>-0.180016193183</text:p>
          </table:table-cell>
          <table:table-cell office:value-type="float" office:value="-0.001889674671" calcext:value-type="float">
            <text:p>-0.001889674671</text:p>
          </table:table-cell>
          <table:table-cell table:number-columns-repeated="11"/>
          <table:table-cell table:formula="of:=ABS([.B936])" office:value-type="float" office:value="0.180016193183" calcext:value-type="float">
            <text:p>0.180016193183</text:p>
          </table:table-cell>
          <table:table-cell table:formula="of:=ABS([.C936])" office:value-type="float" office:value="0.001889674671" calcext:value-type="float">
            <text:p>0.00188967467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0.161055966727" calcext:value-type="float">
            <text:p>-0.161055966727</text:p>
          </table:table-cell>
          <table:table-cell office:value-type="float" office:value="-0.002511260335" calcext:value-type="float">
            <text:p>-0.002511260335</text:p>
          </table:table-cell>
          <table:table-cell table:number-columns-repeated="11"/>
          <table:table-cell table:formula="of:=ABS([.B937])" office:value-type="float" office:value="0.161055966727" calcext:value-type="float">
            <text:p>0.161055966727</text:p>
          </table:table-cell>
          <table:table-cell table:formula="of:=ABS([.C937])" office:value-type="float" office:value="0.002511260335" calcext:value-type="float">
            <text:p>0.00251126033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0.272294409581" calcext:value-type="float">
            <text:p>-0.272294409581</text:p>
          </table:table-cell>
          <table:table-cell office:value-type="float" office:value="-0.165619969225" calcext:value-type="float">
            <text:p>-0.165619969225</text:p>
          </table:table-cell>
          <table:table-cell table:number-columns-repeated="11"/>
          <table:table-cell table:formula="of:=ABS([.B938])" office:value-type="float" office:value="0.272294409581" calcext:value-type="float">
            <text:p>0.272294409581</text:p>
          </table:table-cell>
          <table:table-cell table:formula="of:=ABS([.C938])" office:value-type="float" office:value="0.165619969225" calcext:value-type="float">
            <text:p>0.16561996922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0.004009208686" calcext:value-type="float">
            <text:p>-0.004009208686</text:p>
          </table:table-cell>
          <table:table-cell office:value-type="float" office:value="0.035156982277" calcext:value-type="float">
            <text:p>0.035156982277</text:p>
          </table:table-cell>
          <table:table-cell table:number-columns-repeated="11"/>
          <table:table-cell table:formula="of:=ABS([.B939])" office:value-type="float" office:value="0.004009208686" calcext:value-type="float">
            <text:p>0.004009208686</text:p>
          </table:table-cell>
          <table:table-cell table:formula="of:=ABS([.C939])" office:value-type="float" office:value="0.035156982277" calcext:value-type="float">
            <text:p>0.03515698227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23064543724" calcext:value-type="float">
            <text:p>0.023064543724</text:p>
          </table:table-cell>
          <table:table-cell office:value-type="float" office:value="0.019044561183" calcext:value-type="float">
            <text:p>0.019044561183</text:p>
          </table:table-cell>
          <table:table-cell table:number-columns-repeated="11"/>
          <table:table-cell table:formula="of:=ABS([.B940])" office:value-type="float" office:value="0.023064543724" calcext:value-type="float">
            <text:p>0.023064543724</text:p>
          </table:table-cell>
          <table:table-cell table:formula="of:=ABS([.C940])" office:value-type="float" office:value="0.019044561183" calcext:value-type="float">
            <text:p>0.01904456118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3142993848" calcext:value-type="float">
            <text:p>0.003142993848</text:p>
          </table:table-cell>
          <table:table-cell office:value-type="float" office:value="0.001132665247" calcext:value-type="float">
            <text:p>0.001132665247</text:p>
          </table:table-cell>
          <table:table-cell table:number-columns-repeated="11"/>
          <table:table-cell table:formula="of:=ABS([.B941])" office:value-type="float" office:value="0.003142993848" calcext:value-type="float">
            <text:p>0.003142993848</text:p>
          </table:table-cell>
          <table:table-cell table:formula="of:=ABS([.C941])" office:value-type="float" office:value="0.001132665247" calcext:value-type="float">
            <text:p>0.00113266524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10881761601" calcext:value-type="float">
            <text:p>0.010881761601</text:p>
          </table:table-cell>
          <table:table-cell office:value-type="float" office:value="-0.011776781454" calcext:value-type="float">
            <text:p>-0.011776781454</text:p>
          </table:table-cell>
          <table:table-cell table:number-columns-repeated="11"/>
          <table:table-cell table:formula="of:=ABS([.B942])" office:value-type="float" office:value="0.010881761601" calcext:value-type="float">
            <text:p>0.010881761601</text:p>
          </table:table-cell>
          <table:table-cell table:formula="of:=ABS([.C942])" office:value-type="float" office:value="0.011776781454" calcext:value-type="float">
            <text:p>0.01177678145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61154518465" calcext:value-type="float">
            <text:p>0.061154518465</text:p>
          </table:table-cell>
          <table:table-cell office:value-type="float" office:value="0.051373795757" calcext:value-type="float">
            <text:p>0.051373795757</text:p>
          </table:table-cell>
          <table:table-cell table:number-columns-repeated="11"/>
          <table:table-cell table:formula="of:=ABS([.B943])" office:value-type="float" office:value="0.061154518465" calcext:value-type="float">
            <text:p>0.061154518465</text:p>
          </table:table-cell>
          <table:table-cell table:formula="of:=ABS([.C943])" office:value-type="float" office:value="0.051373795757" calcext:value-type="float">
            <text:p>0.05137379575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0.27945891754" calcext:value-type="float">
            <text:p>-0.27945891754</text:p>
          </table:table-cell>
          <table:table-cell office:value-type="float" office:value="-0.112983697106" calcext:value-type="float">
            <text:p>-0.112983697106</text:p>
          </table:table-cell>
          <table:table-cell table:number-columns-repeated="11"/>
          <table:table-cell table:formula="of:=ABS([.B944])" office:value-type="float" office:value="0.27945891754" calcext:value-type="float">
            <text:p>0.27945891754</text:p>
          </table:table-cell>
          <table:table-cell table:formula="of:=ABS([.C944])" office:value-type="float" office:value="0.112983697106" calcext:value-type="float">
            <text:p>0.11298369710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48035227434" calcext:value-type="float">
            <text:p>0.048035227434</text:p>
          </table:table-cell>
          <table:table-cell office:value-type="float" office:value="0.081954266506" calcext:value-type="float">
            <text:p>0.081954266506</text:p>
          </table:table-cell>
          <table:table-cell table:number-columns-repeated="11"/>
          <table:table-cell table:formula="of:=ABS([.B945])" office:value-type="float" office:value="0.048035227434" calcext:value-type="float">
            <text:p>0.048035227434</text:p>
          </table:table-cell>
          <table:table-cell table:formula="of:=ABS([.C945])" office:value-type="float" office:value="0.081954266506" calcext:value-type="float">
            <text:p>0.08195426650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4929438375" calcext:value-type="float">
            <text:p>0.04929438375</text:p>
          </table:table-cell>
          <table:table-cell office:value-type="float" office:value="0.029785921204" calcext:value-type="float">
            <text:p>0.029785921204</text:p>
          </table:table-cell>
          <table:table-cell table:number-columns-repeated="11"/>
          <table:table-cell table:formula="of:=ABS([.B946])" office:value-type="float" office:value="0.04929438375" calcext:value-type="float">
            <text:p>0.04929438375</text:p>
          </table:table-cell>
          <table:table-cell table:formula="of:=ABS([.C946])" office:value-type="float" office:value="0.029785921204" calcext:value-type="float">
            <text:p>0.02978592120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0.085082352929" calcext:value-type="float">
            <text:p>-0.085082352929</text:p>
          </table:table-cell>
          <table:table-cell office:value-type="float" office:value="-0.251872094533" calcext:value-type="float">
            <text:p>-0.251872094533</text:p>
          </table:table-cell>
          <table:table-cell table:number-columns-repeated="11"/>
          <table:table-cell table:formula="of:=ABS([.B947])" office:value-type="float" office:value="0.085082352929" calcext:value-type="float">
            <text:p>0.085082352929</text:p>
          </table:table-cell>
          <table:table-cell table:formula="of:=ABS([.C947])" office:value-type="float" office:value="0.251872094533" calcext:value-type="float">
            <text:p>0.25187209453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0.006472835143" calcext:value-type="float">
            <text:p>-0.006472835143</text:p>
          </table:table-cell>
          <table:table-cell office:value-type="float" office:value="0.093260747594" calcext:value-type="float">
            <text:p>0.093260747594</text:p>
          </table:table-cell>
          <table:table-cell table:number-columns-repeated="11"/>
          <table:table-cell table:formula="of:=ABS([.B948])" office:value-type="float" office:value="0.006472835143" calcext:value-type="float">
            <text:p>0.006472835143</text:p>
          </table:table-cell>
          <table:table-cell table:formula="of:=ABS([.C948])" office:value-type="float" office:value="0.093260747594" calcext:value-type="float">
            <text:p>0.09326074759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1011788336" calcext:value-type="float">
            <text:p>0.1011788336</text:p>
          </table:table-cell>
          <table:table-cell office:value-type="float" office:value="0.085489502447" calcext:value-type="float">
            <text:p>0.085489502447</text:p>
          </table:table-cell>
          <table:table-cell table:number-columns-repeated="11"/>
          <table:table-cell table:formula="of:=ABS([.B949])" office:value-type="float" office:value="0.1011788336" calcext:value-type="float">
            <text:p>0.1011788336</text:p>
          </table:table-cell>
          <table:table-cell table:formula="of:=ABS([.C949])" office:value-type="float" office:value="0.085489502447" calcext:value-type="float">
            <text:p>0.08548950244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0.068320995948" calcext:value-type="float">
            <text:p>-0.068320995948</text:p>
          </table:table-cell>
          <table:table-cell office:value-type="float" office:value="0.003746378251" calcext:value-type="float">
            <text:p>0.003746378251</text:p>
          </table:table-cell>
          <table:table-cell table:number-columns-repeated="11"/>
          <table:table-cell table:formula="of:=ABS([.B950])" office:value-type="float" office:value="0.068320995948" calcext:value-type="float">
            <text:p>0.068320995948</text:p>
          </table:table-cell>
          <table:table-cell table:formula="of:=ABS([.C950])" office:value-type="float" office:value="0.003746378251" calcext:value-type="float">
            <text:p>0.00374637825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25860098278" calcext:value-type="float">
            <text:p>0.025860098278</text:p>
          </table:table-cell>
          <table:table-cell office:value-type="float" office:value="-0.001918968193" calcext:value-type="float">
            <text:p>-0.001918968193</text:p>
          </table:table-cell>
          <table:table-cell table:number-columns-repeated="11"/>
          <table:table-cell table:formula="of:=ABS([.B951])" office:value-type="float" office:value="0.025860098278" calcext:value-type="float">
            <text:p>0.025860098278</text:p>
          </table:table-cell>
          <table:table-cell table:formula="of:=ABS([.C951])" office:value-type="float" office:value="0.001918968193" calcext:value-type="float">
            <text:p>0.00191896819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44948836858" calcext:value-type="float">
            <text:p>0.044948836858</text:p>
          </table:table-cell>
          <table:table-cell office:value-type="float" office:value="0.035284397693" calcext:value-type="float">
            <text:p>0.035284397693</text:p>
          </table:table-cell>
          <table:table-cell table:number-columns-repeated="11"/>
          <table:table-cell table:formula="of:=ABS([.B952])" office:value-type="float" office:value="0.044948836858" calcext:value-type="float">
            <text:p>0.044948836858</text:p>
          </table:table-cell>
          <table:table-cell table:formula="of:=ABS([.C952])" office:value-type="float" office:value="0.035284397693" calcext:value-type="float">
            <text:p>0.03528439769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1223591215" calcext:value-type="float">
            <text:p>0.01223591215</text:p>
          </table:table-cell>
          <table:table-cell office:value-type="float" office:value="0.018600057015" calcext:value-type="float">
            <text:p>0.018600057015</text:p>
          </table:table-cell>
          <table:table-cell table:number-columns-repeated="11"/>
          <table:table-cell table:formula="of:=ABS([.B953])" office:value-type="float" office:value="0.01223591215" calcext:value-type="float">
            <text:p>0.01223591215</text:p>
          </table:table-cell>
          <table:table-cell table:formula="of:=ABS([.C953])" office:value-type="float" office:value="0.018600057015" calcext:value-type="float">
            <text:p>0.0186000570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0.037494962955" calcext:value-type="float">
            <text:p>-0.037494962955</text:p>
          </table:table-cell>
          <table:table-cell office:value-type="float" office:value="-0.011185856863" calcext:value-type="float">
            <text:p>-0.011185856863</text:p>
          </table:table-cell>
          <table:table-cell table:number-columns-repeated="11"/>
          <table:table-cell table:formula="of:=ABS([.B954])" office:value-type="float" office:value="0.037494962955" calcext:value-type="float">
            <text:p>0.037494962955</text:p>
          </table:table-cell>
          <table:table-cell table:formula="of:=ABS([.C954])" office:value-type="float" office:value="0.011185856863" calcext:value-type="float">
            <text:p>0.01118585686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99276197187" calcext:value-type="float">
            <text:p>0.099276197187</text:p>
          </table:table-cell>
          <table:table-cell office:value-type="float" office:value="0.047431308734" calcext:value-type="float">
            <text:p>0.047431308734</text:p>
          </table:table-cell>
          <table:table-cell table:number-columns-repeated="11"/>
          <table:table-cell table:formula="of:=ABS([.B955])" office:value-type="float" office:value="0.099276197187" calcext:value-type="float">
            <text:p>0.099276197187</text:p>
          </table:table-cell>
          <table:table-cell table:formula="of:=ABS([.C955])" office:value-type="float" office:value="0.047431308734" calcext:value-type="float">
            <text:p>0.04743130873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35122978538" calcext:value-type="float">
            <text:p>0.035122978538</text:p>
          </table:table-cell>
          <table:table-cell office:value-type="float" office:value="0.037572943974" calcext:value-type="float">
            <text:p>0.037572943974</text:p>
          </table:table-cell>
          <table:table-cell table:number-columns-repeated="11"/>
          <table:table-cell table:formula="of:=ABS([.B956])" office:value-type="float" office:value="0.035122978538" calcext:value-type="float">
            <text:p>0.035122978538</text:p>
          </table:table-cell>
          <table:table-cell table:formula="of:=ABS([.C956])" office:value-type="float" office:value="0.037572943974" calcext:value-type="float">
            <text:p>0.03757294397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271457004833" calcext:value-type="float">
            <text:p>0.271457004833</text:p>
          </table:table-cell>
          <table:table-cell office:value-type="float" office:value="0.104188505228" calcext:value-type="float">
            <text:p>0.104188505228</text:p>
          </table:table-cell>
          <table:table-cell table:number-columns-repeated="11"/>
          <table:table-cell table:formula="of:=ABS([.B957])" office:value-type="float" office:value="0.271457004833" calcext:value-type="float">
            <text:p>0.271457004833</text:p>
          </table:table-cell>
          <table:table-cell table:formula="of:=ABS([.C957])" office:value-type="float" office:value="0.104188505228" calcext:value-type="float">
            <text:p>0.10418850522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0.070514115303" calcext:value-type="float">
            <text:p>-0.070514115303</text:p>
          </table:table-cell>
          <table:table-cell office:value-type="float" office:value="-0.014005910771" calcext:value-type="float">
            <text:p>-0.014005910771</text:p>
          </table:table-cell>
          <table:table-cell table:number-columns-repeated="11"/>
          <table:table-cell table:formula="of:=ABS([.B958])" office:value-type="float" office:value="0.070514115303" calcext:value-type="float">
            <text:p>0.070514115303</text:p>
          </table:table-cell>
          <table:table-cell table:formula="of:=ABS([.C958])" office:value-type="float" office:value="0.014005910771" calcext:value-type="float">
            <text:p>0.01400591077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0.027585422903" calcext:value-type="float">
            <text:p>-0.027585422903</text:p>
          </table:table-cell>
          <table:table-cell office:value-type="float" office:value="0.024024914191" calcext:value-type="float">
            <text:p>0.024024914191</text:p>
          </table:table-cell>
          <table:table-cell table:number-columns-repeated="11"/>
          <table:table-cell table:formula="of:=ABS([.B959])" office:value-type="float" office:value="0.027585422903" calcext:value-type="float">
            <text:p>0.027585422903</text:p>
          </table:table-cell>
          <table:table-cell table:formula="of:=ABS([.C959])" office:value-type="float" office:value="0.024024914191" calcext:value-type="float">
            <text:p>0.02402491419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33380795491" calcext:value-type="float">
            <text:p>0.033380795491</text:p>
          </table:table-cell>
          <table:table-cell office:value-type="float" office:value="0.011419890957" calcext:value-type="float">
            <text:p>0.011419890957</text:p>
          </table:table-cell>
          <table:table-cell table:number-columns-repeated="11"/>
          <table:table-cell table:formula="of:=ABS([.B960])" office:value-type="float" office:value="0.033380795491" calcext:value-type="float">
            <text:p>0.033380795491</text:p>
          </table:table-cell>
          <table:table-cell table:formula="of:=ABS([.C960])" office:value-type="float" office:value="0.011419890957" calcext:value-type="float">
            <text:p>0.01141989095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16849411285" calcext:value-type="float">
            <text:p>0.16849411285</text:p>
          </table:table-cell>
          <table:table-cell office:value-type="float" office:value="0.091643674191" calcext:value-type="float">
            <text:p>0.091643674191</text:p>
          </table:table-cell>
          <table:table-cell table:number-columns-repeated="11"/>
          <table:table-cell table:formula="of:=ABS([.B961])" office:value-type="float" office:value="0.16849411285" calcext:value-type="float">
            <text:p>0.16849411285</text:p>
          </table:table-cell>
          <table:table-cell table:formula="of:=ABS([.C961])" office:value-type="float" office:value="0.091643674191" calcext:value-type="float">
            <text:p>0.09164367419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42426163999" calcext:value-type="float">
            <text:p>0.042426163999</text:p>
          </table:table-cell>
          <table:table-cell office:value-type="float" office:value="-0.028615241315" calcext:value-type="float">
            <text:p>-0.028615241315</text:p>
          </table:table-cell>
          <table:table-cell table:number-columns-repeated="11"/>
          <table:table-cell table:formula="of:=ABS([.B962])" office:value-type="float" office:value="0.042426163999" calcext:value-type="float">
            <text:p>0.042426163999</text:p>
          </table:table-cell>
          <table:table-cell table:formula="of:=ABS([.C962])" office:value-type="float" office:value="0.028615241315" calcext:value-type="float">
            <text:p>0.02861524131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92458185373" calcext:value-type="float">
            <text:p>0.092458185373</text:p>
          </table:table-cell>
          <table:table-cell office:value-type="float" office:value="-0.060924595851" calcext:value-type="float">
            <text:p>-0.060924595851</text:p>
          </table:table-cell>
          <table:table-cell table:number-columns-repeated="11"/>
          <table:table-cell table:formula="of:=ABS([.B963])" office:value-type="float" office:value="0.092458185373" calcext:value-type="float">
            <text:p>0.092458185373</text:p>
          </table:table-cell>
          <table:table-cell table:formula="of:=ABS([.C963])" office:value-type="float" office:value="0.060924595851" calcext:value-type="float">
            <text:p>0.06092459585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0.019260215249" calcext:value-type="float">
            <text:p>-0.019260215249</text:p>
          </table:table-cell>
          <table:table-cell office:value-type="float" office:value="0.022247592203" calcext:value-type="float">
            <text:p>0.022247592203</text:p>
          </table:table-cell>
          <table:table-cell table:number-columns-repeated="11"/>
          <table:table-cell table:formula="of:=ABS([.B964])" office:value-type="float" office:value="0.019260215249" calcext:value-type="float">
            <text:p>0.019260215249</text:p>
          </table:table-cell>
          <table:table-cell table:formula="of:=ABS([.C964])" office:value-type="float" office:value="0.022247592203" calcext:value-type="float">
            <text:p>0.02224759220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107674073742" calcext:value-type="float">
            <text:p>0.107674073742</text:p>
          </table:table-cell>
          <table:table-cell office:value-type="float" office:value="0.014975042419" calcext:value-type="float">
            <text:p>0.014975042419</text:p>
          </table:table-cell>
          <table:table-cell table:number-columns-repeated="11"/>
          <table:table-cell table:formula="of:=ABS([.B965])" office:value-type="float" office:value="0.107674073742" calcext:value-type="float">
            <text:p>0.107674073742</text:p>
          </table:table-cell>
          <table:table-cell table:formula="of:=ABS([.C965])" office:value-type="float" office:value="0.014975042419" calcext:value-type="float">
            <text:p>0.01497504241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0.008629470152" calcext:value-type="float">
            <text:p>-0.008629470152</text:p>
          </table:table-cell>
          <table:table-cell office:value-type="float" office:value="-0.013658689241" calcext:value-type="float">
            <text:p>-0.013658689241</text:p>
          </table:table-cell>
          <table:table-cell table:number-columns-repeated="11"/>
          <table:table-cell table:formula="of:=ABS([.B966])" office:value-type="float" office:value="0.008629470152" calcext:value-type="float">
            <text:p>0.008629470152</text:p>
          </table:table-cell>
          <table:table-cell table:formula="of:=ABS([.C966])" office:value-type="float" office:value="0.013658689241" calcext:value-type="float">
            <text:p>0.01365868924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231317383959" calcext:value-type="float">
            <text:p>0.231317383959</text:p>
          </table:table-cell>
          <table:table-cell office:value-type="float" office:value="0.036775492839" calcext:value-type="float">
            <text:p>0.036775492839</text:p>
          </table:table-cell>
          <table:table-cell table:number-columns-repeated="11"/>
          <table:table-cell table:formula="of:=ABS([.B967])" office:value-type="float" office:value="0.231317383959" calcext:value-type="float">
            <text:p>0.231317383959</text:p>
          </table:table-cell>
          <table:table-cell table:formula="of:=ABS([.C967])" office:value-type="float" office:value="0.036775492839" calcext:value-type="float">
            <text:p>0.03677549283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0.010170844127" calcext:value-type="float">
            <text:p>-0.010170844127</text:p>
          </table:table-cell>
          <table:table-cell office:value-type="float" office:value="0.011227917745" calcext:value-type="float">
            <text:p>0.011227917745</text:p>
          </table:table-cell>
          <table:table-cell table:number-columns-repeated="11"/>
          <table:table-cell table:formula="of:=ABS([.B968])" office:value-type="float" office:value="0.010170844127" calcext:value-type="float">
            <text:p>0.010170844127</text:p>
          </table:table-cell>
          <table:table-cell table:formula="of:=ABS([.C968])" office:value-type="float" office:value="0.011227917745" calcext:value-type="float">
            <text:p>0.01122791774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27646837265" calcext:value-type="float">
            <text:p>0.027646837265</text:p>
          </table:table-cell>
          <table:table-cell office:value-type="float" office:value="0.016728543113" calcext:value-type="float">
            <text:p>0.016728543113</text:p>
          </table:table-cell>
          <table:table-cell table:number-columns-repeated="11"/>
          <table:table-cell table:formula="of:=ABS([.B969])" office:value-type="float" office:value="0.027646837265" calcext:value-type="float">
            <text:p>0.027646837265</text:p>
          </table:table-cell>
          <table:table-cell table:formula="of:=ABS([.C969])" office:value-type="float" office:value="0.016728543113" calcext:value-type="float">
            <text:p>0.0167285431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0.024043424597" calcext:value-type="float">
            <text:p>-0.024043424597</text:p>
          </table:table-cell>
          <table:table-cell office:value-type="float" office:value="-0.094500379438" calcext:value-type="float">
            <text:p>-0.094500379438</text:p>
          </table:table-cell>
          <table:table-cell table:number-columns-repeated="11"/>
          <table:table-cell table:formula="of:=ABS([.B970])" office:value-type="float" office:value="0.024043424597" calcext:value-type="float">
            <text:p>0.024043424597</text:p>
          </table:table-cell>
          <table:table-cell table:formula="of:=ABS([.C970])" office:value-type="float" office:value="0.094500379438" calcext:value-type="float">
            <text:p>0.09450037943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0.00129856135" calcext:value-type="float">
            <text:p>-0.00129856135</text:p>
          </table:table-cell>
          <table:table-cell office:value-type="float" office:value="0.020639191843" calcext:value-type="float">
            <text:p>0.020639191843</text:p>
          </table:table-cell>
          <table:table-cell table:number-columns-repeated="11"/>
          <table:table-cell table:formula="of:=ABS([.B971])" office:value-type="float" office:value="0.00129856135" calcext:value-type="float">
            <text:p>0.00129856135</text:p>
          </table:table-cell>
          <table:table-cell table:formula="of:=ABS([.C971])" office:value-type="float" office:value="0.020639191843" calcext:value-type="float">
            <text:p>0.02063919184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0.049260247641" calcext:value-type="float">
            <text:p>-0.049260247641</text:p>
          </table:table-cell>
          <table:table-cell office:value-type="float" office:value="-0.014438172763" calcext:value-type="float">
            <text:p>-0.014438172763</text:p>
          </table:table-cell>
          <table:table-cell table:number-columns-repeated="11"/>
          <table:table-cell table:formula="of:=ABS([.B972])" office:value-type="float" office:value="0.049260247641" calcext:value-type="float">
            <text:p>0.049260247641</text:p>
          </table:table-cell>
          <table:table-cell table:formula="of:=ABS([.C972])" office:value-type="float" office:value="0.014438172763" calcext:value-type="float">
            <text:p>0.01443817276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0.016700992995" calcext:value-type="float">
            <text:p>-0.016700992995</text:p>
          </table:table-cell>
          <table:table-cell office:value-type="float" office:value="-0.012471552586" calcext:value-type="float">
            <text:p>-0.012471552586</text:p>
          </table:table-cell>
          <table:table-cell table:number-columns-repeated="11"/>
          <table:table-cell table:formula="of:=ABS([.B973])" office:value-type="float" office:value="0.016700992995" calcext:value-type="float">
            <text:p>0.016700992995</text:p>
          </table:table-cell>
          <table:table-cell table:formula="of:=ABS([.C973])" office:value-type="float" office:value="0.012471552586" calcext:value-type="float">
            <text:p>0.01247155258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44806288857" calcext:value-type="float">
            <text:p>0.044806288857</text:p>
          </table:table-cell>
          <table:table-cell office:value-type="float" office:value="-0.004229741521" calcext:value-type="float">
            <text:p>-0.004229741521</text:p>
          </table:table-cell>
          <table:table-cell table:number-columns-repeated="11"/>
          <table:table-cell table:formula="of:=ABS([.B974])" office:value-type="float" office:value="0.044806288857" calcext:value-type="float">
            <text:p>0.044806288857</text:p>
          </table:table-cell>
          <table:table-cell table:formula="of:=ABS([.C974])" office:value-type="float" office:value="0.004229741521" calcext:value-type="float">
            <text:p>0.00422974152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33791070642" calcext:value-type="float">
            <text:p>0.033791070642</text:p>
          </table:table-cell>
          <table:table-cell office:value-type="float" office:value="0.01715303175" calcext:value-type="float">
            <text:p>0.01715303175</text:p>
          </table:table-cell>
          <table:table-cell table:number-columns-repeated="11"/>
          <table:table-cell table:formula="of:=ABS([.B975])" office:value-type="float" office:value="0.033791070642" calcext:value-type="float">
            <text:p>0.033791070642</text:p>
          </table:table-cell>
          <table:table-cell table:formula="of:=ABS([.C975])" office:value-type="float" office:value="0.01715303175" calcext:value-type="float">
            <text:p>0.0171530317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21576547494" calcext:value-type="float">
            <text:p>0.021576547494</text:p>
          </table:table-cell>
          <table:table-cell office:value-type="float" office:value="0.011624019924" calcext:value-type="float">
            <text:p>0.011624019924</text:p>
          </table:table-cell>
          <table:table-cell table:number-columns-repeated="11"/>
          <table:table-cell table:formula="of:=ABS([.B976])" office:value-type="float" office:value="0.021576547494" calcext:value-type="float">
            <text:p>0.021576547494</text:p>
          </table:table-cell>
          <table:table-cell table:formula="of:=ABS([.C976])" office:value-type="float" office:value="0.011624019924" calcext:value-type="float">
            <text:p>0.01162401992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0.196925453272" calcext:value-type="float">
            <text:p>-0.196925453272</text:p>
          </table:table-cell>
          <table:table-cell office:value-type="float" office:value="-0.112667547923" calcext:value-type="float">
            <text:p>-0.112667547923</text:p>
          </table:table-cell>
          <table:table-cell table:number-columns-repeated="11"/>
          <table:table-cell table:formula="of:=ABS([.B977])" office:value-type="float" office:value="0.196925453272" calcext:value-type="float">
            <text:p>0.196925453272</text:p>
          </table:table-cell>
          <table:table-cell table:formula="of:=ABS([.C977])" office:value-type="float" office:value="0.112667547923" calcext:value-type="float">
            <text:p>0.11266754792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0.006306257431" calcext:value-type="float">
            <text:p>-0.006306257431</text:p>
          </table:table-cell>
          <table:table-cell office:value-type="float" office:value="0.008539033026" calcext:value-type="float">
            <text:p>0.008539033026</text:p>
          </table:table-cell>
          <table:table-cell table:number-columns-repeated="11"/>
          <table:table-cell table:formula="of:=ABS([.B978])" office:value-type="float" office:value="0.006306257431" calcext:value-type="float">
            <text:p>0.006306257431</text:p>
          </table:table-cell>
          <table:table-cell table:formula="of:=ABS([.C978])" office:value-type="float" office:value="0.008539033026" calcext:value-type="float">
            <text:p>0.00853903302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0.330242330419" calcext:value-type="float">
            <text:p>-0.330242330419</text:p>
          </table:table-cell>
          <table:table-cell office:value-type="float" office:value="0.033045435521" calcext:value-type="float">
            <text:p>0.033045435521</text:p>
          </table:table-cell>
          <table:table-cell table:number-columns-repeated="11"/>
          <table:table-cell table:formula="of:=ABS([.B979])" office:value-type="float" office:value="0.330242330419" calcext:value-type="float">
            <text:p>0.330242330419</text:p>
          </table:table-cell>
          <table:table-cell table:formula="of:=ABS([.C979])" office:value-type="float" office:value="0.033045435521" calcext:value-type="float">
            <text:p>0.03304543552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415956234" calcext:value-type="float">
            <text:p>0.00415956234</text:p>
          </table:table-cell>
          <table:table-cell office:value-type="float" office:value="0.011495015141" calcext:value-type="float">
            <text:p>0.011495015141</text:p>
          </table:table-cell>
          <table:table-cell table:number-columns-repeated="11"/>
          <table:table-cell table:formula="of:=ABS([.B980])" office:value-type="float" office:value="0.00415956234" calcext:value-type="float">
            <text:p>0.00415956234</text:p>
          </table:table-cell>
          <table:table-cell table:formula="of:=ABS([.C980])" office:value-type="float" office:value="0.011495015141" calcext:value-type="float">
            <text:p>0.01149501514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0.010267637587" calcext:value-type="float">
            <text:p>-0.010267637587</text:p>
          </table:table-cell>
          <table:table-cell office:value-type="float" office:value="0.066130108327" calcext:value-type="float">
            <text:p>0.066130108327</text:p>
          </table:table-cell>
          <table:table-cell table:number-columns-repeated="11"/>
          <table:table-cell table:formula="of:=ABS([.B981])" office:value-type="float" office:value="0.010267637587" calcext:value-type="float">
            <text:p>0.010267637587</text:p>
          </table:table-cell>
          <table:table-cell table:formula="of:=ABS([.C981])" office:value-type="float" office:value="0.066130108327" calcext:value-type="float">
            <text:p>0.06613010832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0.007059837368" calcext:value-type="float">
            <text:p>-0.007059837368</text:p>
          </table:table-cell>
          <table:table-cell office:value-type="float" office:value="0.009186566128" calcext:value-type="float">
            <text:p>0.009186566128</text:p>
          </table:table-cell>
          <table:table-cell table:number-columns-repeated="11"/>
          <table:table-cell table:formula="of:=ABS([.B982])" office:value-type="float" office:value="0.007059837368" calcext:value-type="float">
            <text:p>0.007059837368</text:p>
          </table:table-cell>
          <table:table-cell table:formula="of:=ABS([.C982])" office:value-type="float" office:value="0.009186566128" calcext:value-type="float">
            <text:p>0.00918656612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41421138117" calcext:value-type="float">
            <text:p>0.041421138117</text:p>
          </table:table-cell>
          <table:table-cell office:value-type="float" office:value="0.012184910103" calcext:value-type="float">
            <text:p>0.012184910103</text:p>
          </table:table-cell>
          <table:table-cell table:number-columns-repeated="11"/>
          <table:table-cell table:formula="of:=ABS([.B983])" office:value-type="float" office:value="0.041421138117" calcext:value-type="float">
            <text:p>0.041421138117</text:p>
          </table:table-cell>
          <table:table-cell table:formula="of:=ABS([.C983])" office:value-type="float" office:value="0.012184910103" calcext:value-type="float">
            <text:p>0.01218491010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18474951649" calcext:value-type="float">
            <text:p>0.018474951649</text:p>
          </table:table-cell>
          <table:table-cell office:value-type="float" office:value="0.007306419018" calcext:value-type="float">
            <text:p>0.007306419018</text:p>
          </table:table-cell>
          <table:table-cell table:number-columns-repeated="11"/>
          <table:table-cell table:formula="of:=ABS([.B984])" office:value-type="float" office:value="0.018474951649" calcext:value-type="float">
            <text:p>0.018474951649</text:p>
          </table:table-cell>
          <table:table-cell table:formula="of:=ABS([.C984])" office:value-type="float" office:value="0.007306419018" calcext:value-type="float">
            <text:p>0.007306419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26692748636" calcext:value-type="float">
            <text:p>0.026692748636</text:p>
          </table:table-cell>
          <table:table-cell office:value-type="float" office:value="0.073346429684" calcext:value-type="float">
            <text:p>0.073346429684</text:p>
          </table:table-cell>
          <table:table-cell table:number-columns-repeated="11"/>
          <table:table-cell table:formula="of:=ABS([.B985])" office:value-type="float" office:value="0.026692748636" calcext:value-type="float">
            <text:p>0.026692748636</text:p>
          </table:table-cell>
          <table:table-cell table:formula="of:=ABS([.C985])" office:value-type="float" office:value="0.073346429684" calcext:value-type="float">
            <text:p>0.07334642968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58215036926" calcext:value-type="float">
            <text:p>0.058215036926</text:p>
          </table:table-cell>
          <table:table-cell office:value-type="float" office:value="0.039040677254" calcext:value-type="float">
            <text:p>0.039040677254</text:p>
          </table:table-cell>
          <table:table-cell table:number-columns-repeated="11"/>
          <table:table-cell table:formula="of:=ABS([.B986])" office:value-type="float" office:value="0.058215036926" calcext:value-type="float">
            <text:p>0.058215036926</text:p>
          </table:table-cell>
          <table:table-cell table:formula="of:=ABS([.C986])" office:value-type="float" office:value="0.039040677254" calcext:value-type="float">
            <text:p>0.03904067725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0.054425739337" calcext:value-type="float">
            <text:p>-0.054425739337</text:p>
          </table:table-cell>
          <table:table-cell office:value-type="float" office:value="0.049067896619" calcext:value-type="float">
            <text:p>0.049067896619</text:p>
          </table:table-cell>
          <table:table-cell table:number-columns-repeated="11"/>
          <table:table-cell table:formula="of:=ABS([.B987])" office:value-type="float" office:value="0.054425739337" calcext:value-type="float">
            <text:p>0.054425739337</text:p>
          </table:table-cell>
          <table:table-cell table:formula="of:=ABS([.C987])" office:value-type="float" office:value="0.049067896619" calcext:value-type="float">
            <text:p>0.04906789661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13745134928" calcext:value-type="float">
            <text:p>0.013745134928</text:p>
          </table:table-cell>
          <table:table-cell office:value-type="float" office:value="0.041374806277" calcext:value-type="float">
            <text:p>0.041374806277</text:p>
          </table:table-cell>
          <table:table-cell table:number-columns-repeated="11"/>
          <table:table-cell table:formula="of:=ABS([.B988])" office:value-type="float" office:value="0.013745134928" calcext:value-type="float">
            <text:p>0.013745134928</text:p>
          </table:table-cell>
          <table:table-cell table:formula="of:=ABS([.C988])" office:value-type="float" office:value="0.041374806277" calcext:value-type="float">
            <text:p>0.04137480627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143357158293" calcext:value-type="float">
            <text:p>0.143357158293</text:p>
          </table:table-cell>
          <table:table-cell office:value-type="float" office:value="0.03486825903" calcext:value-type="float">
            <text:p>0.03486825903</text:p>
          </table:table-cell>
          <table:table-cell table:number-columns-repeated="11"/>
          <table:table-cell table:formula="of:=ABS([.B989])" office:value-type="float" office:value="0.143357158293" calcext:value-type="float">
            <text:p>0.143357158293</text:p>
          </table:table-cell>
          <table:table-cell table:formula="of:=ABS([.C989])" office:value-type="float" office:value="0.03486825903" calcext:value-type="float">
            <text:p>0.0348682590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0.033869291489" calcext:value-type="float">
            <text:p>-0.033869291489</text:p>
          </table:table-cell>
          <table:table-cell office:value-type="float" office:value="-0.03084961796" calcext:value-type="float">
            <text:p>-0.03084961796</text:p>
          </table:table-cell>
          <table:table-cell table:number-columns-repeated="11"/>
          <table:table-cell table:formula="of:=ABS([.B990])" office:value-type="float" office:value="0.033869291489" calcext:value-type="float">
            <text:p>0.033869291489</text:p>
          </table:table-cell>
          <table:table-cell table:formula="of:=ABS([.C990])" office:value-type="float" office:value="0.03084961796" calcext:value-type="float">
            <text:p>0.0308496179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0.014043330429" calcext:value-type="float">
            <text:p>-0.014043330429</text:p>
          </table:table-cell>
          <table:table-cell office:value-type="float" office:value="-0.051811028395" calcext:value-type="float">
            <text:p>-0.051811028395</text:p>
          </table:table-cell>
          <table:table-cell table:number-columns-repeated="11"/>
          <table:table-cell table:formula="of:=ABS([.B991])" office:value-type="float" office:value="0.014043330429" calcext:value-type="float">
            <text:p>0.014043330429</text:p>
          </table:table-cell>
          <table:table-cell table:formula="of:=ABS([.C991])" office:value-type="float" office:value="0.051811028395" calcext:value-type="float">
            <text:p>0.05181102839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0382874774" calcext:value-type="float">
            <text:p>0.000382874774</text:p>
          </table:table-cell>
          <table:table-cell office:value-type="float" office:value="0.001599424074" calcext:value-type="float">
            <text:p>0.001599424074</text:p>
          </table:table-cell>
          <table:table-cell table:number-columns-repeated="11"/>
          <table:table-cell table:formula="of:=ABS([.B992])" office:value-type="float" office:value="0.000382874774" calcext:value-type="float">
            <text:p>0.000382874774</text:p>
          </table:table-cell>
          <table:table-cell table:formula="of:=ABS([.C992])" office:value-type="float" office:value="0.001599424074" calcext:value-type="float">
            <text:p>0.00159942407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34916154564" calcext:value-type="float">
            <text:p>0.034916154564</text:p>
          </table:table-cell>
          <table:table-cell office:value-type="float" office:value="0.001545581338" calcext:value-type="float">
            <text:p>0.001545581338</text:p>
          </table:table-cell>
          <table:table-cell table:number-columns-repeated="11"/>
          <table:table-cell table:formula="of:=ABS([.B993])" office:value-type="float" office:value="0.034916154564" calcext:value-type="float">
            <text:p>0.034916154564</text:p>
          </table:table-cell>
          <table:table-cell table:formula="of:=ABS([.C993])" office:value-type="float" office:value="0.001545581338" calcext:value-type="float">
            <text:p>0.00154558133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0.116754213905" calcext:value-type="float">
            <text:p>-0.116754213905</text:p>
          </table:table-cell>
          <table:table-cell office:value-type="float" office:value="0.016938814186" calcext:value-type="float">
            <text:p>0.016938814186</text:p>
          </table:table-cell>
          <table:table-cell table:number-columns-repeated="11"/>
          <table:table-cell table:formula="of:=ABS([.B994])" office:value-type="float" office:value="0.116754213905" calcext:value-type="float">
            <text:p>0.116754213905</text:p>
          </table:table-cell>
          <table:table-cell table:formula="of:=ABS([.C994])" office:value-type="float" office:value="0.016938814186" calcext:value-type="float">
            <text:p>0.01693881418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0.171749982184" calcext:value-type="float">
            <text:p>-0.171749982184</text:p>
          </table:table-cell>
          <table:table-cell office:value-type="float" office:value="-0.109043631165" calcext:value-type="float">
            <text:p>-0.109043631165</text:p>
          </table:table-cell>
          <table:table-cell table:number-columns-repeated="11"/>
          <table:table-cell table:formula="of:=ABS([.B995])" office:value-type="float" office:value="0.171749982184" calcext:value-type="float">
            <text:p>0.171749982184</text:p>
          </table:table-cell>
          <table:table-cell table:formula="of:=ABS([.C995])" office:value-type="float" office:value="0.109043631165" calcext:value-type="float">
            <text:p>0.10904363116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4894208284" calcext:value-type="float">
            <text:p>0.04894208284</text:p>
          </table:table-cell>
          <table:table-cell office:value-type="float" office:value="-0.00249821826" calcext:value-type="float">
            <text:p>-0.00249821826</text:p>
          </table:table-cell>
          <table:table-cell table:number-columns-repeated="11"/>
          <table:table-cell table:formula="of:=ABS([.B996])" office:value-type="float" office:value="0.04894208284" calcext:value-type="float">
            <text:p>0.04894208284</text:p>
          </table:table-cell>
          <table:table-cell table:formula="of:=ABS([.C996])" office:value-type="float" office:value="0.00249821826" calcext:value-type="float">
            <text:p>0.0024982182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114183333028" calcext:value-type="float">
            <text:p>0.114183333028</text:p>
          </table:table-cell>
          <table:table-cell office:value-type="float" office:value="0.027533534167" calcext:value-type="float">
            <text:p>0.027533534167</text:p>
          </table:table-cell>
          <table:table-cell table:number-columns-repeated="11"/>
          <table:table-cell table:formula="of:=ABS([.B997])" office:value-type="float" office:value="0.114183333028" calcext:value-type="float">
            <text:p>0.114183333028</text:p>
          </table:table-cell>
          <table:table-cell table:formula="of:=ABS([.C997])" office:value-type="float" office:value="0.027533534167" calcext:value-type="float">
            <text:p>0.02753353416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0.021594153747" calcext:value-type="float">
            <text:p>-0.021594153747</text:p>
          </table:table-cell>
          <table:table-cell office:value-type="float" office:value="0.047339205287" calcext:value-type="float">
            <text:p>0.047339205287</text:p>
          </table:table-cell>
          <table:table-cell table:number-columns-repeated="11"/>
          <table:table-cell table:formula="of:=ABS([.B998])" office:value-type="float" office:value="0.021594153747" calcext:value-type="float">
            <text:p>0.021594153747</text:p>
          </table:table-cell>
          <table:table-cell table:formula="of:=ABS([.C998])" office:value-type="float" office:value="0.047339205287" calcext:value-type="float">
            <text:p>0.04733920528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0.046309034173" calcext:value-type="float">
            <text:p>-0.046309034173</text:p>
          </table:table-cell>
          <table:table-cell office:value-type="float" office:value="0.036652185873" calcext:value-type="float">
            <text:p>0.036652185873</text:p>
          </table:table-cell>
          <table:table-cell table:number-columns-repeated="11"/>
          <table:table-cell table:formula="of:=ABS([.B999])" office:value-type="float" office:value="0.046309034173" calcext:value-type="float">
            <text:p>0.046309034173</text:p>
          </table:table-cell>
          <table:table-cell table:formula="of:=ABS([.C999])" office:value-type="float" office:value="0.036652185873" calcext:value-type="float">
            <text:p>0.03665218587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0.077676465448" calcext:value-type="float">
            <text:p>-0.077676465448</text:p>
          </table:table-cell>
          <table:table-cell office:value-type="float" office:value="0.015400029278" calcext:value-type="float">
            <text:p>0.015400029278</text:p>
          </table:table-cell>
          <table:table-cell table:number-columns-repeated="11"/>
          <table:table-cell table:formula="of:=ABS([.B1000])" office:value-type="float" office:value="0.077676465448" calcext:value-type="float">
            <text:p>0.077676465448</text:p>
          </table:table-cell>
          <table:table-cell table:formula="of:=ABS([.C1000])" office:value-type="float" office:value="0.015400029278" calcext:value-type="float">
            <text:p>0.0154000292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80706615598" calcext:value-type="float">
            <text:p>0.080706615598</text:p>
          </table:table-cell>
          <table:table-cell office:value-type="float" office:value="0.011842031617" calcext:value-type="float">
            <text:p>0.011842031617</text:p>
          </table:table-cell>
          <table:table-cell table:number-columns-repeated="11"/>
          <table:table-cell table:formula="of:=ABS([.B1001])" office:value-type="float" office:value="0.080706615598" calcext:value-type="float">
            <text:p>0.080706615598</text:p>
          </table:table-cell>
          <table:table-cell table:formula="of:=ABS([.C1001])" office:value-type="float" office:value="0.011842031617" calcext:value-type="float">
            <text:p>0.011842031617</text:p>
          </table:table-cell>
        </table:table-row>
        <table:table-row table:style-name="ro1">
          <table:table-cell table:number-columns-repeated="14"/>
          <table:table-cell table:formula="of:=AVERAGE([.O2:.O1001])" office:value-type="float" office:value="0.089306322047772" calcext:value-type="float">
            <text:p>0.089306322047772</text:p>
          </table:table-cell>
          <table:table-cell table:formula="of:=AVERAGE([.P2:.P1001])" office:value-type="float" office:value="0.048569579729713" calcext:value-type="float">
            <text:p>0.048569579729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02:30:06.3226034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21:53:46.708970652</meta:creation-date>
    <dc:date>2022-06-13T02:31:32.789714698</dc:date>
    <meta:editing-duration>PT3H6M13S</meta:editing-duration>
    <meta:editing-cycles>10</meta:editing-cycles>
    <meta:generator>LibreOffice/7.3.3.2$Linux_X86_64 LibreOffice_project/30$Build-2</meta:generator>
    <meta:document-statistic meta:table-count="2" meta:cell-count="762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04cm" svg:height="12.771cm" xlink:href=".." xlink:type="simple" chart:class="chart:scatter" chart:style-name="ch1">
        <chart:title svg:x="10.528cm" svg:y="0.391cm" chart:style-name="ch2">
          <text:p>Tutorial</text:p>
        </chart:title>
        <chart:legend chart:legend-position="end" svg:x="20.116cm" svg:y="5.837cm" style:legend-expansion="high" chart:style-name="ch3"/>
        <chart:plot-area chart:style-name="ch4" table:cell-range-address="tutorial.A1:tutorial.C1001" chart:data-source-has-labels="row" svg:x="1.465cm" svg:y="1.425cm" svg:width="18.197cm" svg:height="10.11cm">
          <chart:coordinate-region svg:x="2.298cm" svg:y="1.624cm" svg:width="16.992cm" svg:height="9.712cm"/>
          <chart:axis chart:dimension="x" chart:name="primary-x" chart:style-name="ch5">
            <chart:title svg:x="10.387cm" svg:y="11.79cm" chart:style-name="ch6">
              <text:p>N</text:p>
            </chart:title>
          </chart:axis>
          <chart:axis chart:dimension="y" chart:name="primary-y" chart:style-name="ch7">
            <chart:title svg:x="0.451cm" svg:y="7.08cm" chart:style-name="ch8">
              <text:p>dE (eV)</text:p>
            </chart:title>
            <chart:grid chart:style-name="ch9" chart:class="major"/>
          </chart:axis>
          <chart:series chart:style-name="ch10" chart:values-cell-range-address="tutorial.B2:tutorial.B1001" chart:label-cell-address="tutorial.B1:tutorial.B1" chart:class="chart:scatter">
            <chart:domain table:cell-range-address="tutorial.A2:tutorial.A1001"/>
            <chart:data-point chart:repeated="1000"/>
          </chart:series>
          <chart:series chart:style-name="ch11" chart:values-cell-range-address="tutorial.C2:tutorial.C1001" chart:label-cell-address="tutorial.C1:tutorial.C1" chart:class="chart:scatter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</text:p>
                <draw:g>
                  <svg:desc>tutorial.B1:tutorial.B1</svg:desc>
                </draw:g>
              </table:table-cell>
              <table:table-cell office:value-type="string">
                <text:p>en+grad</text:p>
                <draw:g>
                  <svg:desc>tutorial.C1:tutoria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utorial.A2:tutorial.A1001</svg:desc>
                </draw:g>
              </table:table-cell>
              <table:table-cell office:value-type="float" office:value="0.055607374301">
                <text:p>0.055607374301</text:p>
                <draw:g>
                  <svg:desc>tutorial.B2:tutorial.B1001</svg:desc>
                </draw:g>
              </table:table-cell>
              <table:table-cell office:value-type="float" office:value="0.066063559907">
                <text:p>0.066063559907</text:p>
                <draw:g>
                  <svg:desc>tutorial.C2:tutorial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9083289654">
                <text:p>0.049083289654</text:p>
              </table:table-cell>
              <table:table-cell office:value-type="float" office:value="0.006135758506">
                <text:p>0.006135758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89112379772">
                <text:p>0.089112379772</text:p>
              </table:table-cell>
              <table:table-cell office:value-type="float" office:value="0.012494003605">
                <text:p>0.012494003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0351113695">
                <text:p>0.080351113695</text:p>
              </table:table-cell>
              <table:table-cell office:value-type="float" office:value="0.025199720547">
                <text:p>0.025199720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51851449632">
                <text:p>0.051851449632</text:p>
              </table:table-cell>
              <table:table-cell office:value-type="float" office:value="0.010003600336">
                <text:p>0.01000360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085138276626">
                <text:p>-0.085138276626</text:p>
              </table:table-cell>
              <table:table-cell office:value-type="float" office:value="0.014743010355">
                <text:p>0.014743010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00742651641">
                <text:p>0.200742651641</text:p>
              </table:table-cell>
              <table:table-cell office:value-type="float" office:value="0.034529554323">
                <text:p>0.034529554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20029435587">
                <text:p>0.020029435587</text:p>
              </table:table-cell>
              <table:table-cell office:value-type="float" office:value="0.049014473749">
                <text:p>0.049014473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60782011642">
                <text:p>0.060782011642</text:p>
              </table:table-cell>
              <table:table-cell office:value-type="float" office:value="0.019899488135">
                <text:p>0.019899488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6564688466">
                <text:p>0.26564688466</text:p>
              </table:table-cell>
              <table:table-cell office:value-type="float" office:value="0.202550121557">
                <text:p>0.202550121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09638851312">
                <text:p>0.109638851312</text:p>
              </table:table-cell>
              <table:table-cell office:value-type="float" office:value="0.136238624035">
                <text:p>0.136238624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64439621315">
                <text:p>0.764439621315</text:p>
              </table:table-cell>
              <table:table-cell office:value-type="float" office:value="0.182417488265">
                <text:p>0.182417488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80583112656">
                <text:p>0.080583112656</text:p>
              </table:table-cell>
              <table:table-cell office:value-type="float" office:value="0.019814927817">
                <text:p>0.019814927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065729808043">
                <text:p>-0.065729808043</text:p>
              </table:table-cell>
              <table:table-cell office:value-type="float" office:value="-0.046546122364">
                <text:p>-0.046546122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198632932612">
                <text:p>-0.198632932612</text:p>
              </table:table-cell>
              <table:table-cell office:value-type="float" office:value="-0.064315690885">
                <text:p>-0.064315690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225763535923">
                <text:p>-0.225763535923</text:p>
              </table:table-cell>
              <table:table-cell office:value-type="float" office:value="-0.034217073652">
                <text:p>-0.034217073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005889329776">
                <text:p>-0.005889329776</text:p>
              </table:table-cell>
              <table:table-cell office:value-type="float" office:value="0.031593682193">
                <text:p>0.031593682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19525177573">
                <text:p>0.019525177573</text:p>
              </table:table-cell>
              <table:table-cell office:value-type="float" office:value="0.078881798646">
                <text:p>0.078881798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165101858285">
                <text:p>-0.165101858285</text:p>
              </table:table-cell>
              <table:table-cell office:value-type="float" office:value="-0.266636376547">
                <text:p>-0.266636376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59778251931">
                <text:p>-0.059778251931</text:p>
              </table:table-cell>
              <table:table-cell office:value-type="float" office:value="0.073469659228">
                <text:p>0.073469659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32517827092">
                <text:p>0.032517827092</text:p>
              </table:table-cell>
              <table:table-cell office:value-type="float" office:value="0.040498248866">
                <text:p>0.040498248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031633331588">
                <text:p>-0.031633331588</text:p>
              </table:table-cell>
              <table:table-cell office:value-type="float" office:value="-0.153873446061">
                <text:p>-0.153873446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42814236843">
                <text:p>0.042814236843</text:p>
              </table:table-cell>
              <table:table-cell office:value-type="float" office:value="0.042038189751">
                <text:p>0.042038189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5786778543">
                <text:p>0.05786778543</text:p>
              </table:table-cell>
              <table:table-cell office:value-type="float" office:value="0.068504454214">
                <text:p>0.068504454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42865699353">
                <text:p>0.042865699353</text:p>
              </table:table-cell>
              <table:table-cell office:value-type="float" office:value="-0.011729347016">
                <text:p>-0.011729347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46683598518">
                <text:p>0.046683598518</text:p>
              </table:table-cell>
              <table:table-cell office:value-type="float" office:value="0.067323270635">
                <text:p>0.0673232706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.014608896868">
                <text:p>-0.014608896868</text:p>
              </table:table-cell>
              <table:table-cell office:value-type="float" office:value="0.313650518617">
                <text:p>0.313650518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018199669096">
                <text:p>-0.018199669096</text:p>
              </table:table-cell>
              <table:table-cell office:value-type="float" office:value="-0.012640746855">
                <text:p>-0.012640746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022443964017">
                <text:p>-0.022443964017</text:p>
              </table:table-cell>
              <table:table-cell office:value-type="float" office:value="0.04277648368">
                <text:p>0.04277648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1045845825">
                <text:p>0.01045845825</text:p>
              </table:table-cell>
              <table:table-cell office:value-type="float" office:value="-0.0077413258">
                <text:p>-0.00774132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0.028943587838">
                <text:p>-0.028943587838</text:p>
              </table:table-cell>
              <table:table-cell office:value-type="float" office:value="-0.083745344241">
                <text:p>-0.083745344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0.043083481761">
                <text:p>-0.043083481761</text:p>
              </table:table-cell>
              <table:table-cell office:value-type="float" office:value="0.05594778558">
                <text:p>0.055947785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0.024150489377">
                <text:p>-0.024150489377</text:p>
              </table:table-cell>
              <table:table-cell office:value-type="float" office:value="-0.017901577663">
                <text:p>-0.0179015776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49310407522">
                <text:p>0.049310407522</text:p>
              </table:table-cell>
              <table:table-cell office:value-type="float" office:value="-0.066111419185">
                <text:p>-0.066111419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43694343649">
                <text:p>0.043694343649</text:p>
              </table:table-cell>
              <table:table-cell office:value-type="float" office:value="0.000968180101">
                <text:p>0.000968180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62711850053">
                <text:p>0.162711850053</text:p>
              </table:table-cell>
              <table:table-cell office:value-type="float" office:value="0.02538897154">
                <text:p>0.02538897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23752827402">
                <text:p>0.123752827402</text:p>
              </table:table-cell>
              <table:table-cell office:value-type="float" office:value="0.025847054625">
                <text:p>0.025847054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0.180237539733">
                <text:p>-0.180237539733</text:p>
              </table:table-cell>
              <table:table-cell office:value-type="float" office:value="0.143238371147">
                <text:p>0.1432383711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0.035749801933">
                <text:p>-0.035749801933</text:p>
              </table:table-cell>
              <table:table-cell office:value-type="float" office:value="0.001100968653">
                <text:p>0.001100968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9956856098">
                <text:p>0.69956856098</text:p>
              </table:table-cell>
              <table:table-cell office:value-type="float" office:value="0.125029339946">
                <text:p>0.125029339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47408285455">
                <text:p>0.047408285455</text:p>
              </table:table-cell>
              <table:table-cell office:value-type="float" office:value="0.006563958608">
                <text:p>0.006563958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11190671993">
                <text:p>0.111190671993</text:p>
              </table:table-cell>
              <table:table-cell office:value-type="float" office:value="0.033324666701">
                <text:p>0.033324666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63217074797">
                <text:p>0.063217074797</text:p>
              </table:table-cell>
              <table:table-cell office:value-type="float" office:value="0.023233460895">
                <text:p>0.023233460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26994496274">
                <text:p>0.026994496274</text:p>
              </table:table-cell>
              <table:table-cell office:value-type="float" office:value="0.034114676275">
                <text:p>0.034114676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47866083438">
                <text:p>-0.047866083438</text:p>
              </table:table-cell>
              <table:table-cell office:value-type="float" office:value="0.314133739306">
                <text:p>0.314133739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7953563373">
                <text:p>0.007953563373</text:p>
              </table:table-cell>
              <table:table-cell office:value-type="float" office:value="-0.138591555455">
                <text:p>-0.138591555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6380611015">
                <text:p>0.16380611015</text:p>
              </table:table-cell>
              <table:table-cell office:value-type="float" office:value="0.040670865545">
                <text:p>0.040670865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31555837492">
                <text:p>0.031555837492</text:p>
              </table:table-cell>
              <table:table-cell office:value-type="float" office:value="0.052087228417">
                <text:p>0.052087228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077371405068">
                <text:p>-0.077371405068</text:p>
              </table:table-cell>
              <table:table-cell office:value-type="float" office:value="-0.031100589585">
                <text:p>-0.031100589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859634099">
                <text:p>0.00859634099</text:p>
              </table:table-cell>
              <table:table-cell office:value-type="float" office:value="0.028746273024">
                <text:p>0.028746273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177378222458">
                <text:p>-0.177378222458</text:p>
              </table:table-cell>
              <table:table-cell office:value-type="float" office:value="-0.036034428277">
                <text:p>-0.036034428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21593574959">
                <text:p>-0.21593574959</text:p>
              </table:table-cell>
              <table:table-cell office:value-type="float" office:value="-0.119997017357">
                <text:p>-0.119997017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33215810569">
                <text:p>0.133215810569</text:p>
              </table:table-cell>
              <table:table-cell office:value-type="float" office:value="-0.020590530291">
                <text:p>-0.020590530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49182226374">
                <text:p>0.149182226374</text:p>
              </table:table-cell>
              <table:table-cell office:value-type="float" office:value="-0.029630114676">
                <text:p>-0.0296301146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79745401332">
                <text:p>0.079745401332</text:p>
              </table:table-cell>
              <table:table-cell office:value-type="float" office:value="0.058941590829">
                <text:p>0.0589415908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041910729973">
                <text:p>-0.041910729973</text:p>
              </table:table-cell>
              <table:table-cell office:value-type="float" office:value="-0.010636642656">
                <text:p>-0.010636642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3283602822">
                <text:p>-0.03283602822</text:p>
              </table:table-cell>
              <table:table-cell office:value-type="float" office:value="-0.013865984382">
                <text:p>-0.0138659843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59696368996">
                <text:p>0.059696368996</text:p>
              </table:table-cell>
              <table:table-cell office:value-type="float" office:value="0.070504131038">
                <text:p>0.070504131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06312282786">
                <text:p>0.106312282786</text:p>
              </table:table-cell>
              <table:table-cell office:value-type="float" office:value="0.033255049046">
                <text:p>0.033255049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008767639731">
                <text:p>-0.008767639731</text:p>
              </table:table-cell>
              <table:table-cell office:value-type="float" office:value="-0.014316129888">
                <text:p>-0.0143161298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55146987838">
                <text:p>0.055146987838</text:p>
              </table:table-cell>
              <table:table-cell office:value-type="float" office:value="0.056137058778">
                <text:p>0.056137058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18800680299">
                <text:p>0.018800680299</text:p>
              </table:table-cell>
              <table:table-cell office:value-type="float" office:value="0.035770325473">
                <text:p>0.0357703254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02501567095">
                <text:p>-0.002501567095</text:p>
              </table:table-cell>
              <table:table-cell office:value-type="float" office:value="0.043089729331">
                <text:p>0.0430897293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03050462944">
                <text:p>-0.003050462944</text:p>
              </table:table-cell>
              <table:table-cell office:value-type="float" office:value="0.002174582621">
                <text:p>0.0021745826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50789963126">
                <text:p>0.050789963126</text:p>
              </table:table-cell>
              <table:table-cell office:value-type="float" office:value="0.048638855863">
                <text:p>0.0486388558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129722562753">
                <text:p>-0.129722562753</text:p>
              </table:table-cell>
              <table:table-cell office:value-type="float" office:value="0.025783406015">
                <text:p>0.025783406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052481989644">
                <text:p>-0.052481989644</text:p>
              </table:table-cell>
              <table:table-cell office:value-type="float" office:value="0.051743791147">
                <text:p>0.051743791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59206778583">
                <text:p>0.059206778583</text:p>
              </table:table-cell>
              <table:table-cell office:value-type="float" office:value="0.030694102347">
                <text:p>0.0306941023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084834974125">
                <text:p>-0.084834974125</text:p>
              </table:table-cell>
              <table:table-cell office:value-type="float" office:value="-0.027421902377">
                <text:p>-0.0274219023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437885381">
                <text:p>0.000437885381</text:p>
              </table:table-cell>
              <table:table-cell office:value-type="float" office:value="-0.030698690177">
                <text:p>-0.0306986901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17569039433">
                <text:p>0.117569039433</text:p>
              </table:table-cell>
              <table:table-cell office:value-type="float" office:value="0.044521178757">
                <text:p>0.044521178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135303359705">
                <text:p>-0.135303359705</text:p>
              </table:table-cell>
              <table:table-cell office:value-type="float" office:value="0.030292708809">
                <text:p>0.0302927088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65336840524">
                <text:p>0.065336840524</text:p>
              </table:table-cell>
              <table:table-cell office:value-type="float" office:value="-0.011594897927">
                <text:p>-0.0115948979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002401014511">
                <text:p>-0.002401014511</text:p>
              </table:table-cell>
              <table:table-cell office:value-type="float" office:value="0.076938897197">
                <text:p>0.076938897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8947391099">
                <text:p>0.008947391099</text:p>
              </table:table-cell>
              <table:table-cell office:value-type="float" office:value="0.02333222408">
                <text:p>0.02333222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37136810676">
                <text:p>0.037136810676</text:p>
              </table:table-cell>
              <table:table-cell office:value-type="float" office:value="0.006010871018">
                <text:p>0.0060108710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202481273713">
                <text:p>0.202481273713</text:p>
              </table:table-cell>
              <table:table-cell office:value-type="float" office:value="0.05088531032">
                <text:p>0.05088531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007952849553">
                <text:p>-0.007952849553</text:p>
              </table:table-cell>
              <table:table-cell office:value-type="float" office:value="-0.005220378622">
                <text:p>-0.0052203786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08467057965">
                <text:p>-0.08467057965</text:p>
              </table:table-cell>
              <table:table-cell office:value-type="float" office:value="0.028089660758">
                <text:p>0.028089660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46176575937">
                <text:p>0.046176575937</text:p>
              </table:table-cell>
              <table:table-cell office:value-type="float" office:value="0.05582947129">
                <text:p>0.055829471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38063675779">
                <text:p>-0.38063675779</text:p>
              </table:table-cell>
              <table:table-cell office:value-type="float" office:value="-0.347371360719">
                <text:p>-0.3473713607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55715036987">
                <text:p>0.055715036987</text:p>
              </table:table-cell>
              <table:table-cell office:value-type="float" office:value="0.018409038455">
                <text:p>0.018409038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57401329432">
                <text:p>0.057401329432</text:p>
              </table:table-cell>
              <table:table-cell office:value-type="float" office:value="0.014575683662">
                <text:p>0.0145756836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34970804376">
                <text:p>0.034970804376</text:p>
              </table:table-cell>
              <table:table-cell office:value-type="float" office:value="0.036625932901">
                <text:p>0.0366259329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0.014190909829">
                <text:p>-0.014190909829</text:p>
              </table:table-cell>
              <table:table-cell office:value-type="float" office:value="0.010122998417">
                <text:p>0.0101229984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42113034165">
                <text:p>0.042113034165</text:p>
              </table:table-cell>
              <table:table-cell office:value-type="float" office:value="0.051336372861">
                <text:p>0.0513363728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19073462775">
                <text:p>0.019073462775</text:p>
              </table:table-cell>
              <table:table-cell office:value-type="float" office:value="-0.002384652646">
                <text:p>-0.002384652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58907727526">
                <text:p>0.158907727526</text:p>
              </table:table-cell>
              <table:table-cell office:value-type="float" office:value="0.011081128437">
                <text:p>0.0110811284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0.134590655571">
                <text:p>-0.134590655571</text:p>
              </table:table-cell>
              <table:table-cell office:value-type="float" office:value="-0.030643341763">
                <text:p>-0.030643341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0.051177240882">
                <text:p>-0.051177240882</text:p>
              </table:table-cell>
              <table:table-cell office:value-type="float" office:value="0.003273966158">
                <text:p>0.003273966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47822721186">
                <text:p>0.147822721186</text:p>
              </table:table-cell>
              <table:table-cell office:value-type="float" office:value="0.056686623184">
                <text:p>0.0566866231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0.005975938851">
                <text:p>-0.005975938851</text:p>
              </table:table-cell>
              <table:table-cell office:value-type="float" office:value="0.020368442663">
                <text:p>0.0203684426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88667956255">
                <text:p>0.088667956255</text:p>
              </table:table-cell>
              <table:table-cell office:value-type="float" office:value="0.015431981904">
                <text:p>0.0154319819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24615456779">
                <text:p>0.024615456779</text:p>
              </table:table-cell>
              <table:table-cell office:value-type="float" office:value="0.022080565594">
                <text:p>0.0220805655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0.024430131272">
                <text:p>-0.024430131272</text:p>
              </table:table-cell>
              <table:table-cell office:value-type="float" office:value="-0.038696321629">
                <text:p>-0.0386963216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14541939846">
                <text:p>0.014541939846</text:p>
              </table:table-cell>
              <table:table-cell office:value-type="float" office:value="0.038924173341">
                <text:p>0.0389241733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97874175762">
                <text:p>0.097874175762</text:p>
              </table:table-cell>
              <table:table-cell office:value-type="float" office:value="0.011395678364">
                <text:p>0.011395678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61121451106">
                <text:p>0.061121451106</text:p>
              </table:table-cell>
              <table:table-cell office:value-type="float" office:value="0.072109106614">
                <text:p>0.0721091066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0.316053590929">
                <text:p>-0.316053590929</text:p>
              </table:table-cell>
              <table:table-cell office:value-type="float" office:value="0.114967385654">
                <text:p>0.1149673856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07926834586">
                <text:p>-0.07926834586</text:p>
              </table:table-cell>
              <table:table-cell office:value-type="float" office:value="-0.016565502149">
                <text:p>-0.0165655021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0.033520247388">
                <text:p>-0.033520247388</text:p>
              </table:table-cell>
              <table:table-cell office:value-type="float" office:value="0.032064101474">
                <text:p>0.0320641014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91600827788">
                <text:p>0.191600827788</text:p>
              </table:table-cell>
              <table:table-cell office:value-type="float" office:value="-0.075310547089">
                <text:p>-0.0753105470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81265345929">
                <text:p>0.081265345929</text:p>
              </table:table-cell>
              <table:table-cell office:value-type="float" office:value="0.026474003608">
                <text:p>0.026474003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30967694205">
                <text:p>0.030967694205</text:p>
              </table:table-cell>
              <table:table-cell office:value-type="float" office:value="0.03583819582">
                <text:p>0.035838195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0.01839289927">
                <text:p>-0.01839289927</text:p>
              </table:table-cell>
              <table:table-cell office:value-type="float" office:value="0.065037662385">
                <text:p>0.0650376623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1446524109">
                <text:p>0.001446524109</text:p>
              </table:table-cell>
              <table:table-cell office:value-type="float" office:value="0.01749723052">
                <text:p>0.017497230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370662959689">
                <text:p>0.370662959689</text:p>
              </table:table-cell>
              <table:table-cell office:value-type="float" office:value="0.141034885755">
                <text:p>0.1410348857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0.124339376047">
                <text:p>-0.124339376047</text:p>
              </table:table-cell>
              <table:table-cell office:value-type="float" office:value="-0.080809400999">
                <text:p>-0.080809400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0.03515637975">
                <text:p>-0.03515637975</text:p>
              </table:table-cell>
              <table:table-cell office:value-type="float" office:value="-0.042985237914">
                <text:p>-0.042985237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0.046743036555">
                <text:p>-0.046743036555</text:p>
              </table:table-cell>
              <table:table-cell office:value-type="float" office:value="-0.135639971711">
                <text:p>-0.1356399717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287253348444">
                <text:p>0.287253348444</text:p>
              </table:table-cell>
              <table:table-cell office:value-type="float" office:value="0.017140638915">
                <text:p>0.0171406389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5575888267">
                <text:p>0.05575888267</text:p>
              </table:table-cell>
              <table:table-cell office:value-type="float" office:value="-0.196203584879">
                <text:p>-0.1962035848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4181837392">
                <text:p>0.004181837392</text:p>
              </table:table-cell>
              <table:table-cell office:value-type="float" office:value="0.02306608465">
                <text:p>0.023066084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37564168183">
                <text:p>0.037564168183</text:p>
              </table:table-cell>
              <table:table-cell office:value-type="float" office:value="0.04623791975">
                <text:p>0.04623791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51911561598">
                <text:p>0.151911561598</text:p>
              </table:table-cell>
              <table:table-cell office:value-type="float" office:value="-0.141930632288">
                <text:p>-0.1419306322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18212944388">
                <text:p>0.018212944388</text:p>
              </table:table-cell>
              <table:table-cell office:value-type="float" office:value="-0.002857136589">
                <text:p>-0.0028571365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25630086592">
                <text:p>0.025630086592</text:p>
              </table:table-cell>
              <table:table-cell office:value-type="float" office:value="0.018410541005">
                <text:p>0.0184105410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0.078723865985">
                <text:p>-0.078723865985</text:p>
              </table:table-cell>
              <table:table-cell office:value-type="float" office:value="-0.112532134369">
                <text:p>-0.1125321343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0.122829267584">
                <text:p>-0.122829267584</text:p>
              </table:table-cell>
              <table:table-cell office:value-type="float" office:value="0.035861710326">
                <text:p>0.035861710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0.065087679815">
                <text:p>-0.065087679815</text:p>
              </table:table-cell>
              <table:table-cell office:value-type="float" office:value="0.046387957629">
                <text:p>0.0463879576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0.119297871513">
                <text:p>-0.119297871513</text:p>
              </table:table-cell>
              <table:table-cell office:value-type="float" office:value="0.046432055749">
                <text:p>0.0464320557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0.074776325001">
                <text:p>-0.074776325001</text:p>
              </table:table-cell>
              <table:table-cell office:value-type="float" office:value="-0.022664006616">
                <text:p>-0.0226640066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4977138352">
                <text:p>0.04977138352</text:p>
              </table:table-cell>
              <table:table-cell office:value-type="float" office:value="0.059757556451">
                <text:p>0.059757556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722738338263">
                <text:p>0.722738338263</text:p>
              </table:table-cell>
              <table:table-cell office:value-type="float" office:value="0.144270805322">
                <text:p>0.1442708053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0.032779053629">
                <text:p>-0.032779053629</text:p>
              </table:table-cell>
              <table:table-cell office:value-type="float" office:value="-0.016755457489">
                <text:p>-0.0167554574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0.077268440273">
                <text:p>-0.077268440273</text:p>
              </table:table-cell>
              <table:table-cell office:value-type="float" office:value="0.000666779755">
                <text:p>0.0006667797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32864965608">
                <text:p>0.032864965608</text:p>
              </table:table-cell>
              <table:table-cell office:value-type="float" office:value="0.048389921509">
                <text:p>0.0483899215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0.0196491164">
                <text:p>-0.0196491164</text:p>
              </table:table-cell>
              <table:table-cell office:value-type="float" office:value="0.054171595712">
                <text:p>0.0541715957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70906830568">
                <text:p>0.070906830568</text:p>
              </table:table-cell>
              <table:table-cell office:value-type="float" office:value="0.054955108476">
                <text:p>0.054955108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0.058650792976">
                <text:p>-0.058650792976</text:p>
              </table:table-cell>
              <table:table-cell office:value-type="float" office:value="0.062246935736">
                <text:p>0.0622469357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0.001676380183">
                <text:p>-0.001676380183</text:p>
              </table:table-cell>
              <table:table-cell office:value-type="float" office:value="0.00324883161">
                <text:p>0.003248831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0.015515389523">
                <text:p>-0.015515389523</text:p>
              </table:table-cell>
              <table:table-cell office:value-type="float" office:value="0.017437424707">
                <text:p>0.0174374247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0.313305234021">
                <text:p>-0.313305234021</text:p>
              </table:table-cell>
              <table:table-cell office:value-type="float" office:value="-0.041796280997">
                <text:p>-0.0417962809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100242021712">
                <text:p>0.100242021712</text:p>
              </table:table-cell>
              <table:table-cell office:value-type="float" office:value="0.056313192555">
                <text:p>0.0563131925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0.18235499084">
                <text:p>-0.18235499084</text:p>
              </table:table-cell>
              <table:table-cell office:value-type="float" office:value="0.019764422948">
                <text:p>0.0197644229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0.009955311593">
                <text:p>-0.009955311593</text:p>
              </table:table-cell>
              <table:table-cell office:value-type="float" office:value="0.018880924486">
                <text:p>0.0188809244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10612064449">
                <text:p>0.010612064449</text:p>
              </table:table-cell>
              <table:table-cell office:value-type="float" office:value="-0.044411488963">
                <text:p>-0.0444114889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29856652557">
                <text:p>0.029856652557</text:p>
              </table:table-cell>
              <table:table-cell office:value-type="float" office:value="0.054918144623">
                <text:p>0.0549181446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0.042138735006">
                <text:p>-0.042138735006</text:p>
              </table:table-cell>
              <table:table-cell office:value-type="float" office:value="0.131308164328">
                <text:p>0.1313081643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12807480051">
                <text:p>0.112807480051</text:p>
              </table:table-cell>
              <table:table-cell office:value-type="float" office:value="0.033008044753">
                <text:p>0.0330080447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11670929838">
                <text:p>0.011670929838</text:p>
              </table:table-cell>
              <table:table-cell office:value-type="float" office:value="0.030675223057">
                <text:p>0.0306752230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04062843271">
                <text:p>0.104062843271</text:p>
              </table:table-cell>
              <table:table-cell office:value-type="float" office:value="0.033938328687">
                <text:p>0.0339383286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0.028344297893">
                <text:p>-0.028344297893</text:p>
              </table:table-cell>
              <table:table-cell office:value-type="float" office:value="-0.0268083497">
                <text:p>-0.02680834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74872648917">
                <text:p>0.074872648917</text:p>
              </table:table-cell>
              <table:table-cell office:value-type="float" office:value="0.030475845593">
                <text:p>0.0304758455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0.033962658396">
                <text:p>-0.033962658396</text:p>
              </table:table-cell>
              <table:table-cell office:value-type="float" office:value="0.028700494258">
                <text:p>0.0287004942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74441747089">
                <text:p>0.174441747089</text:p>
              </table:table-cell>
              <table:table-cell office:value-type="float" office:value="0.035241319876">
                <text:p>0.0352413198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0.066089312655">
                <text:p>-0.066089312655</text:p>
              </table:table-cell>
              <table:table-cell office:value-type="float" office:value="-0.050491094966">
                <text:p>-0.0504910949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22100777216">
                <text:p>0.022100777216</text:p>
              </table:table-cell>
              <table:table-cell office:value-type="float" office:value="0.002904281477">
                <text:p>0.0029042814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13981592428">
                <text:p>0.113981592428</text:p>
              </table:table-cell>
              <table:table-cell office:value-type="float" office:value="0.030044916458">
                <text:p>0.0300449164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115475935">
                <text:p>0.00115475935</text:p>
              </table:table-cell>
              <table:table-cell office:value-type="float" office:value="0.036977544034">
                <text:p>0.0369775440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19142525502">
                <text:p>0.019142525502</text:p>
              </table:table-cell>
              <table:table-cell office:value-type="float" office:value="0.022027771487">
                <text:p>0.0220277714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1157151689">
                <text:p>0.001157151689</text:p>
              </table:table-cell>
              <table:table-cell office:value-type="float" office:value="-0.007231577181">
                <text:p>-0.0072315771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6559541219">
                <text:p>0.06559541219</text:p>
              </table:table-cell>
              <table:table-cell office:value-type="float" office:value="0.021095991843">
                <text:p>0.0210959918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0.184501317748">
                <text:p>-0.184501317748</text:p>
              </table:table-cell>
              <table:table-cell office:value-type="float" office:value="0.001334027502">
                <text:p>0.0013340275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0.054181321957">
                <text:p>-0.054181321957</text:p>
              </table:table-cell>
              <table:table-cell office:value-type="float" office:value="0.070278560888">
                <text:p>0.0702785608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0.294878951117">
                <text:p>-0.294878951117</text:p>
              </table:table-cell>
              <table:table-cell office:value-type="float" office:value="-0.040323068696">
                <text:p>-0.0403230686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56414096104">
                <text:p>0.156414096104</text:p>
              </table:table-cell>
              <table:table-cell office:value-type="float" office:value="0.037327389008">
                <text:p>0.0373273890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0.045576866621">
                <text:p>-0.045576866621</text:p>
              </table:table-cell>
              <table:table-cell office:value-type="float" office:value="0.026055548036">
                <text:p>0.0260555480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0.359435913539">
                <text:p>-0.359435913539</text:p>
              </table:table-cell>
              <table:table-cell office:value-type="float" office:value="-0.270225290553">
                <text:p>-0.2702252905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82486177435">
                <text:p>0.082486177435</text:p>
              </table:table-cell>
              <table:table-cell office:value-type="float" office:value="0.062655394986">
                <text:p>0.0626553949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51553448364">
                <text:p>0.051553448364</text:p>
              </table:table-cell>
              <table:table-cell office:value-type="float" office:value="-0.004386505813">
                <text:p>-0.0043865058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0.011839106847">
                <text:p>-0.011839106847</text:p>
              </table:table-cell>
              <table:table-cell office:value-type="float" office:value="0.043765083879">
                <text:p>0.0437650838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0.0340071807">
                <text:p>-0.0340071807</text:p>
              </table:table-cell>
              <table:table-cell office:value-type="float" office:value="0.291962736261">
                <text:p>0.2919627362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84207540092">
                <text:p>0.184207540092</text:p>
              </table:table-cell>
              <table:table-cell office:value-type="float" office:value="-0.064277911444">
                <text:p>-0.064277911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29263924896">
                <text:p>0.129263924896</text:p>
              </table:table-cell>
              <table:table-cell office:value-type="float" office:value="0.018115886638">
                <text:p>0.018115886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0.172849084167">
                <text:p>-0.172849084167</text:p>
              </table:table-cell>
              <table:table-cell office:value-type="float" office:value="-0.182595758787">
                <text:p>-0.1825957587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0.035685747343">
                <text:p>-0.035685747343</text:p>
              </table:table-cell>
              <table:table-cell office:value-type="float" office:value="-0.116448454633">
                <text:p>-0.1164484546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0.02580536376">
                <text:p>-0.02580536376</text:p>
              </table:table-cell>
              <table:table-cell office:value-type="float" office:value="-0.09157485193">
                <text:p>-0.091574851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33615972724">
                <text:p>0.033615972724</text:p>
              </table:table-cell>
              <table:table-cell office:value-type="float" office:value="0.003808219584">
                <text:p>0.003808219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73053239825">
                <text:p>0.073053239825</text:p>
              </table:table-cell>
              <table:table-cell office:value-type="float" office:value="-0.011811044104">
                <text:p>-0.0118110441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0.043884362699">
                <text:p>-0.043884362699</text:p>
              </table:table-cell>
              <table:table-cell office:value-type="float" office:value="0.081879327696">
                <text:p>0.0818793276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8604434546">
                <text:p>0.008604434546</text:p>
              </table:table-cell>
              <table:table-cell office:value-type="float" office:value="0.020413535126">
                <text:p>0.0204135351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48293250128">
                <text:p>0.048293250128</text:p>
              </table:table-cell>
              <table:table-cell office:value-type="float" office:value="-0.064742975199">
                <text:p>-0.064742975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0.04242513697">
                <text:p>-0.04242513697</text:p>
              </table:table-cell>
              <table:table-cell office:value-type="float" office:value="-0.027218659288">
                <text:p>-0.0272186592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85823870971">
                <text:p>0.085823870971</text:p>
              </table:table-cell>
              <table:table-cell office:value-type="float" office:value="0.048547886476">
                <text:p>0.0485478864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0.130557944189">
                <text:p>-0.130557944189</text:p>
              </table:table-cell>
              <table:table-cell office:value-type="float" office:value="-0.198703957478">
                <text:p>-0.1987039574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0.101930484326">
                <text:p>-0.101930484326</text:p>
              </table:table-cell>
              <table:table-cell office:value-type="float" office:value="0.091479456503">
                <text:p>0.0914794565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25206605314">
                <text:p>0.025206605314</text:p>
              </table:table-cell>
              <table:table-cell office:value-type="float" office:value="0.048819670356">
                <text:p>0.0488196703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0.023941455173">
                <text:p>-0.023941455173</text:p>
              </table:table-cell>
              <table:table-cell office:value-type="float" office:value="0.031152526322">
                <text:p>0.0311525263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22945629548">
                <text:p>0.022945629548</text:p>
              </table:table-cell>
              <table:table-cell office:value-type="float" office:value="-0.00723308394">
                <text:p>-0.007233083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0.086687525185">
                <text:p>-0.086687525185</text:p>
              </table:table-cell>
              <table:table-cell office:value-type="float" office:value="-0.006862976807">
                <text:p>-0.0068629768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0.337046799854">
                <text:p>-0.337046799854</text:p>
              </table:table-cell>
              <table:table-cell office:value-type="float" office:value="-0.124867984899">
                <text:p>-0.1248679848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9524895419">
                <text:p>0.09524895419</text:p>
              </table:table-cell>
              <table:table-cell office:value-type="float" office:value="0.031994242333">
                <text:p>0.031994242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79259646557">
                <text:p>0.079259646557</text:p>
              </table:table-cell>
              <table:table-cell office:value-type="float" office:value="0.024832216231">
                <text:p>0.0248322162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54584257728">
                <text:p>0.154584257728</text:p>
              </table:table-cell>
              <table:table-cell office:value-type="float" office:value="-0.143674108316">
                <text:p>-0.1436741083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0.165054161932">
                <text:p>-0.165054161932</text:p>
              </table:table-cell>
              <table:table-cell office:value-type="float" office:value="-0.160571138721">
                <text:p>-0.1605711387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0.004127108185">
                <text:p>-0.004127108185</text:p>
              </table:table-cell>
              <table:table-cell office:value-type="float" office:value="0.049055634652">
                <text:p>0.049055634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0.082761493908">
                <text:p>-0.082761493908</text:p>
              </table:table-cell>
              <table:table-cell office:value-type="float" office:value="0.04034884122">
                <text:p>0.040348841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40676799744">
                <text:p>0.040676799744</text:p>
              </table:table-cell>
              <table:table-cell office:value-type="float" office:value="0.007869188211">
                <text:p>0.0078691882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411110329">
                <text:p>0.0411110329</text:p>
              </table:table-cell>
              <table:table-cell office:value-type="float" office:value="0.022084552135">
                <text:p>0.0220845521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0.100688990739">
                <text:p>-0.100688990739</text:p>
              </table:table-cell>
              <table:table-cell office:value-type="float" office:value="-0.027418598591">
                <text:p>-0.0274185985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78724273022">
                <text:p>0.078724273022</text:p>
              </table:table-cell>
              <table:table-cell office:value-type="float" office:value="0.003205779985">
                <text:p>0.0032057799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0.052599305044">
                <text:p>-0.052599305044</text:p>
              </table:table-cell>
              <table:table-cell office:value-type="float" office:value="-0.049653122742">
                <text:p>-0.0496531227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23413730932">
                <text:p>0.23413730932</text:p>
              </table:table-cell>
              <table:table-cell office:value-type="float" office:value="0.010703715749">
                <text:p>0.0107037157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78438843278">
                <text:p>0.078438843278</text:p>
              </table:table-cell>
              <table:table-cell office:value-type="float" office:value="0.023376968732">
                <text:p>0.0233769687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68774639581">
                <text:p>0.068774639581</text:p>
              </table:table-cell>
              <table:table-cell office:value-type="float" office:value="0.03066252876">
                <text:p>0.030662528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10660628927">
                <text:p>0.010660628927</text:p>
              </table:table-cell>
              <table:table-cell office:value-type="float" office:value="0.049751273642">
                <text:p>0.0497512736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338712915">
                <text:p>0.00338712915</text:p>
              </table:table-cell>
              <table:table-cell office:value-type="float" office:value="0.03767396802">
                <text:p>0.037673968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0.270661827058">
                <text:p>-0.270661827058</text:p>
              </table:table-cell>
              <table:table-cell office:value-type="float" office:value="-0.19971276443">
                <text:p>-0.199712764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0.217020941767">
                <text:p>-0.217020941767</text:p>
              </table:table-cell>
              <table:table-cell office:value-type="float" office:value="-0.103906527069">
                <text:p>-0.1039065270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0.016632682319">
                <text:p>-0.016632682319</text:p>
              </table:table-cell>
              <table:table-cell office:value-type="float" office:value="-0.005507677316">
                <text:p>-0.0055076773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0.083554255688">
                <text:p>-0.083554255688</text:p>
              </table:table-cell>
              <table:table-cell office:value-type="float" office:value="0.035911204849">
                <text:p>0.0359112048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36301678491">
                <text:p>0.036301678491</text:p>
              </table:table-cell>
              <table:table-cell office:value-type="float" office:value="-0.014338642968">
                <text:p>-0.0143386429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.058944744725">
                <text:p>-0.058944744725</text:p>
              </table:table-cell>
              <table:table-cell office:value-type="float" office:value="-0.040047715858">
                <text:p>-0.0400477158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.092030375199">
                <text:p>-0.092030375199</text:p>
              </table:table-cell>
              <table:table-cell office:value-type="float" office:value="-0.070918273273">
                <text:p>-0.0709182732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35573189389">
                <text:p>0.035573189389</text:p>
              </table:table-cell>
              <table:table-cell office:value-type="float" office:value="0.00489855599">
                <text:p>0.004898555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08782555328">
                <text:p>0.008782555328</text:p>
              </table:table-cell>
              <table:table-cell office:value-type="float" office:value="-0.045320070923">
                <text:p>-0.0453200709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292521691">
                <text:p>-0.0292521691</text:p>
              </table:table-cell>
              <table:table-cell office:value-type="float" office:value="0.043542606707">
                <text:p>0.0435426067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13911552867">
                <text:p>0.013911552867</text:p>
              </table:table-cell>
              <table:table-cell office:value-type="float" office:value="-0.00975410249">
                <text:p>-0.009754102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24306049115">
                <text:p>0.024306049115</text:p>
              </table:table-cell>
              <table:table-cell office:value-type="float" office:value="0.047274403743">
                <text:p>0.0472744037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160021954071">
                <text:p>-0.160021954071</text:p>
              </table:table-cell>
              <table:table-cell office:value-type="float" office:value="0.009990283421">
                <text:p>0.0099902834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57837357204">
                <text:p>0.057837357204</text:p>
              </table:table-cell>
              <table:table-cell office:value-type="float" office:value="-0.006202813632">
                <text:p>-0.006202813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.027678088189">
                <text:p>-0.027678088189</text:p>
              </table:table-cell>
              <table:table-cell office:value-type="float" office:value="-0.007447861861">
                <text:p>-0.0074478618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0.025994842354">
                <text:p>-0.025994842354</text:p>
              </table:table-cell>
              <table:table-cell office:value-type="float" office:value="0.062616356964">
                <text:p>0.0626163569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706693576653">
                <text:p>0.706693576653</text:p>
              </table:table-cell>
              <table:table-cell office:value-type="float" office:value="0.130673682005">
                <text:p>0.1306736820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27169628938">
                <text:p>0.027169628938</text:p>
              </table:table-cell>
              <table:table-cell office:value-type="float" office:value="-0.054458031862">
                <text:p>-0.0544580318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60986894385">
                <text:p>0.060986894385</text:p>
              </table:table-cell>
              <table:table-cell office:value-type="float" office:value="0.061241698866">
                <text:p>0.0612416988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55210985461">
                <text:p>0.055210985461</text:p>
              </table:table-cell>
              <table:table-cell office:value-type="float" office:value="0.018352603335">
                <text:p>0.0183526033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7396752653">
                <text:p>0.007396752653</text:p>
              </table:table-cell>
              <table:table-cell office:value-type="float" office:value="0.010724818011">
                <text:p>0.010724818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26635791121">
                <text:p>-0.026635791121</text:p>
              </table:table-cell>
              <table:table-cell office:value-type="float" office:value="0.053063081385">
                <text:p>0.0530630813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125062755505">
                <text:p>0.125062755505</text:p>
              </table:table-cell>
              <table:table-cell office:value-type="float" office:value="0.042035420583">
                <text:p>0.0420354205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70749815641">
                <text:p>0.070749815641</text:p>
              </table:table-cell>
              <table:table-cell office:value-type="float" office:value="0.029839453941">
                <text:p>0.0298394539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71634839597">
                <text:p>0.071634839597</text:p>
              </table:table-cell>
              <table:table-cell office:value-type="float" office:value="0.024718630457">
                <text:p>0.0247186304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0.320433989495">
                <text:p>-0.320433989495</text:p>
              </table:table-cell>
              <table:table-cell office:value-type="float" office:value="-0.020187670016">
                <text:p>-0.0201876700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0.125660011883">
                <text:p>-0.125660011883</text:p>
              </table:table-cell>
              <table:table-cell office:value-type="float" office:value="0.036997418764">
                <text:p>0.0369974187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174507939721">
                <text:p>0.174507939721</text:p>
              </table:table-cell>
              <table:table-cell office:value-type="float" office:value="-0.023855226644">
                <text:p>-0.0238552266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48109025417">
                <text:p>0.048109025417</text:p>
              </table:table-cell>
              <table:table-cell office:value-type="float" office:value="-0.06743234254">
                <text:p>-0.067432342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69823262265">
                <text:p>0.069823262265</text:p>
              </table:table-cell>
              <table:table-cell office:value-type="float" office:value="0.012686704575">
                <text:p>0.0126867045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71398626091">
                <text:p>0.071398626091</text:p>
              </table:table-cell>
              <table:table-cell office:value-type="float" office:value="0.055786363295">
                <text:p>0.0557863632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88165114755">
                <text:p>0.088165114755</text:p>
              </table:table-cell>
              <table:table-cell office:value-type="float" office:value="0.036852386913">
                <text:p>0.0368523869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3232124574">
                <text:p>0.003232124574</text:p>
              </table:table-cell>
              <table:table-cell office:value-type="float" office:value="0.015058985217">
                <text:p>0.0150589852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2777272941">
                <text:p>0.002777272941</text:p>
              </table:table-cell>
              <table:table-cell office:value-type="float" office:value="0.039138429099">
                <text:p>0.0391384290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0.059340165054">
                <text:p>-0.059340165054</text:p>
              </table:table-cell>
              <table:table-cell office:value-type="float" office:value="-0.035110655158">
                <text:p>-0.0351106551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39610582397">
                <text:p>0.039610582397</text:p>
              </table:table-cell>
              <table:table-cell office:value-type="float" office:value="-0.006203823517">
                <text:p>-0.0062038235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80885102026">
                <text:p>0.080885102026</text:p>
              </table:table-cell>
              <table:table-cell office:value-type="float" office:value="0.038358393679">
                <text:p>0.0383583936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4682413274">
                <text:p>0.004682413274</text:p>
              </table:table-cell>
              <table:table-cell office:value-type="float" office:value="-0.118772047216">
                <text:p>-0.1187720472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104836226273">
                <text:p>0.104836226273</text:p>
              </table:table-cell>
              <table:table-cell office:value-type="float" office:value="0.020556036081">
                <text:p>0.0205560360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0.345424098601">
                <text:p>-0.345424098601</text:p>
              </table:table-cell>
              <table:table-cell office:value-type="float" office:value="0.000814722326">
                <text:p>0.0008147223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0.039766764882">
                <text:p>-0.039766764882</text:p>
              </table:table-cell>
              <table:table-cell office:value-type="float" office:value="-0.034545168045">
                <text:p>-0.0345451680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32170704225">
                <text:p>0.032170704225</text:p>
              </table:table-cell>
              <table:table-cell office:value-type="float" office:value="0.051140853267">
                <text:p>0.0511408532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0.119655195795">
                <text:p>-0.119655195795</text:p>
              </table:table-cell>
              <table:table-cell office:value-type="float" office:value="-0.033028901978">
                <text:p>-0.0330289019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0.034121190364">
                <text:p>-0.034121190364</text:p>
              </table:table-cell>
              <table:table-cell office:value-type="float" office:value="-0.004752367487">
                <text:p>-0.0047523674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0.088571987835">
                <text:p>-0.088571987835</text:p>
              </table:table-cell>
              <table:table-cell office:value-type="float" office:value="-0.011985328956">
                <text:p>-0.0119853289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0.011414921492">
                <text:p>-0.011414921492</text:p>
              </table:table-cell>
              <table:table-cell office:value-type="float" office:value="-0.046411371604">
                <text:p>-0.0464113716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0.127787042813">
                <text:p>-0.127787042813</text:p>
              </table:table-cell>
              <table:table-cell office:value-type="float" office:value="0.032454849469">
                <text:p>0.0324548494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19676847015">
                <text:p>-0.19676847015</text:p>
              </table:table-cell>
              <table:table-cell office:value-type="float" office:value="0.036722321163">
                <text:p>0.0367223211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36293269097">
                <text:p>0.036293269097</text:p>
              </table:table-cell>
              <table:table-cell office:value-type="float" office:value="0.041134839034">
                <text:p>0.0411348390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0.335279422071">
                <text:p>-0.335279422071</text:p>
              </table:table-cell>
              <table:table-cell office:value-type="float" office:value="0.121558559666">
                <text:p>0.1215585596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5734788587">
                <text:p>0.05734788587</text:p>
              </table:table-cell>
              <table:table-cell office:value-type="float" office:value="0.025281152944">
                <text:p>0.0252811529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0.150253902433">
                <text:p>-0.150253902433</text:p>
              </table:table-cell>
              <table:table-cell office:value-type="float" office:value="-0.048285666269">
                <text:p>-0.0482856662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0.091437392063">
                <text:p>-0.091437392063</text:p>
              </table:table-cell>
              <table:table-cell office:value-type="float" office:value="0.039908583286">
                <text:p>0.0399085832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115503051378">
                <text:p>0.115503051378</text:p>
              </table:table-cell>
              <table:table-cell office:value-type="float" office:value="0.084987036227">
                <text:p>0.0849870362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00465531136">
                <text:p>0.000465531136</text:p>
              </table:table-cell>
              <table:table-cell office:value-type="float" office:value="-0.20039841565">
                <text:p>-0.200398415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076368033516">
                <text:p>-0.076368033516</text:p>
              </table:table-cell>
              <table:table-cell office:value-type="float" office:value="0.004368321056">
                <text:p>0.0043683210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0.003189852957">
                <text:p>-0.003189852957</text:p>
              </table:table-cell>
              <table:table-cell office:value-type="float" office:value="0.013426581858">
                <text:p>0.0134265818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0.107876067817">
                <text:p>-0.107876067817</text:p>
              </table:table-cell>
              <table:table-cell office:value-type="float" office:value="-0.001491603962">
                <text:p>-0.0014916039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82211780884">
                <text:p>0.082211780884</text:p>
              </table:table-cell>
              <table:table-cell office:value-type="float" office:value="0.105462828276">
                <text:p>0.1054628282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42822792407">
                <text:p>0.042822792407</text:p>
              </table:table-cell>
              <table:table-cell office:value-type="float" office:value="-0.088259809155">
                <text:p>-0.0882598091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0.080127970748">
                <text:p>-0.080127970748</text:p>
              </table:table-cell>
              <table:table-cell office:value-type="float" office:value="0.010081617073">
                <text:p>0.0100816170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30038763405">
                <text:p>0.230038763405</text:p>
              </table:table-cell>
              <table:table-cell office:value-type="float" office:value="-0.043574616733">
                <text:p>-0.0435746167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0.209108101339">
                <text:p>-0.209108101339</text:p>
              </table:table-cell>
              <table:table-cell office:value-type="float" office:value="0.002389131456">
                <text:p>0.0023891314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0.072779698931">
                <text:p>-0.072779698931</text:p>
              </table:table-cell>
              <table:table-cell office:value-type="float" office:value="0.041687002963">
                <text:p>0.0416870029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-0.016857374757">
                <text:p>-0.016857374757</text:p>
              </table:table-cell>
              <table:table-cell office:value-type="float" office:value="0.026200370414">
                <text:p>0.0262003704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-0.168973406638">
                <text:p>-0.168973406638</text:p>
              </table:table-cell>
              <table:table-cell office:value-type="float" office:value="-0.195674338945">
                <text:p>-0.1956743389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30961937584">
                <text:p>0.030961937584</text:p>
              </table:table-cell>
              <table:table-cell office:value-type="float" office:value="-0.007248160488">
                <text:p>-0.0072481604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-0.05065530206">
                <text:p>-0.05065530206</text:p>
              </table:table-cell>
              <table:table-cell office:value-type="float" office:value="-0.012514551001">
                <text:p>-0.012514551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99770713655">
                <text:p>0.099770713655</text:p>
              </table:table-cell>
              <table:table-cell office:value-type="float" office:value="0.097975568578">
                <text:p>0.0979755685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54701431202">
                <text:p>0.054701431202</text:p>
              </table:table-cell>
              <table:table-cell office:value-type="float" office:value="0.03185560688">
                <text:p>0.031855606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392710525328">
                <text:p>0.392710525328</text:p>
              </table:table-cell>
              <table:table-cell office:value-type="float" office:value="0.010091003303">
                <text:p>0.0100910033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70909399744">
                <text:p>0.070909399744</text:p>
              </table:table-cell>
              <table:table-cell office:value-type="float" office:value="0.026470744851">
                <text:p>0.0264707448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29228891697">
                <text:p>0.029228891697</text:p>
              </table:table-cell>
              <table:table-cell office:value-type="float" office:value="0.046981609551">
                <text:p>0.0469816095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-0.094504830914">
                <text:p>-0.094504830914</text:p>
              </table:table-cell>
              <table:table-cell office:value-type="float" office:value="-0.160989124292">
                <text:p>-0.1609891242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141099644882">
                <text:p>0.141099644882</text:p>
              </table:table-cell>
              <table:table-cell office:value-type="float" office:value="-0.030386705166">
                <text:p>-0.0303867051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70830533693">
                <text:p>0.070830533693</text:p>
              </table:table-cell>
              <table:table-cell office:value-type="float" office:value="0.017840077534">
                <text:p>0.0178400775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159481453993">
                <text:p>0.159481453993</text:p>
              </table:table-cell>
              <table:table-cell office:value-type="float" office:value="0.026894258031">
                <text:p>0.0268942580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-0.076699998616">
                <text:p>-0.076699998616</text:p>
              </table:table-cell>
              <table:table-cell office:value-type="float" office:value="0.304880911504">
                <text:p>0.3048809115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02197922703">
                <text:p>0.002197922703</text:p>
              </table:table-cell>
              <table:table-cell office:value-type="float" office:value="0.047734364343">
                <text:p>0.0477343643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3364800088">
                <text:p>0.03364800088</text:p>
              </table:table-cell>
              <table:table-cell office:value-type="float" office:value="0.019666032393">
                <text:p>0.0196660323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70457550736">
                <text:p>0.070457550736</text:p>
              </table:table-cell>
              <table:table-cell office:value-type="float" office:value="-0.222011759989">
                <text:p>-0.2220117599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6512613955">
                <text:p>0.006512613955</text:p>
              </table:table-cell>
              <table:table-cell office:value-type="float" office:value="0.014281876885">
                <text:p>0.0142818768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-0.346790777816">
                <text:p>-0.346790777816</text:p>
              </table:table-cell>
              <table:table-cell office:value-type="float" office:value="-0.136269347929">
                <text:p>-0.1362693479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0.037590431014">
                <text:p>-0.037590431014</text:p>
              </table:table-cell>
              <table:table-cell office:value-type="float" office:value="0.023708490836">
                <text:p>0.0237084908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2404078262">
                <text:p>0.2404078262</text:p>
              </table:table-cell>
              <table:table-cell office:value-type="float" office:value="-0.055497161372">
                <text:p>-0.0554971613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-0.17520118088">
                <text:p>-0.17520118088</text:p>
              </table:table-cell>
              <table:table-cell office:value-type="float" office:value="0.148423362127">
                <text:p>0.1484233621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-0.03422417225">
                <text:p>-0.03422417225</text:p>
              </table:table-cell>
              <table:table-cell office:value-type="float" office:value="0.059594615709">
                <text:p>0.0595946157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-0.018934268811">
                <text:p>-0.018934268811</text:p>
              </table:table-cell>
              <table:table-cell office:value-type="float" office:value="0.001526869394">
                <text:p>0.0015268693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7376203903">
                <text:p>0.07376203903</text:p>
              </table:table-cell>
              <table:table-cell office:value-type="float" office:value="-0.039313428107">
                <text:p>-0.0393134281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48749379689">
                <text:p>0.048749379689</text:p>
              </table:table-cell>
              <table:table-cell office:value-type="float" office:value="-0.004722724678">
                <text:p>-0.0047227246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729584563961">
                <text:p>0.729584563961</text:p>
              </table:table-cell>
              <table:table-cell office:value-type="float" office:value="0.150326249797">
                <text:p>0.1503262497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22302373859">
                <text:p>0.022302373859</text:p>
              </table:table-cell>
              <table:table-cell office:value-type="float" office:value="0.028669763868">
                <text:p>0.0286697638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0.005052951449">
                <text:p>-0.005052951449</text:p>
              </table:table-cell>
              <table:table-cell office:value-type="float" office:value="0.000439186207">
                <text:p>0.0004391862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59597100685">
                <text:p>0.059597100685</text:p>
              </table:table-cell>
              <table:table-cell office:value-type="float" office:value="0.015634354454">
                <text:p>0.0156343544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91545251187">
                <text:p>0.091545251187</text:p>
              </table:table-cell>
              <table:table-cell office:value-type="float" office:value="-0.023146569805">
                <text:p>-0.0231465698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-0.009646225052">
                <text:p>-0.009646225052</text:p>
              </table:table-cell>
              <table:table-cell office:value-type="float" office:value="0.010992259342">
                <text:p>0.0109922593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-0.04945504741">
                <text:p>-0.04945504741</text:p>
              </table:table-cell>
              <table:table-cell office:value-type="float" office:value="-0.012852059109">
                <text:p>-0.0128520591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61601911113">
                <text:p>0.061601911113</text:p>
              </table:table-cell>
              <table:table-cell office:value-type="float" office:value="0.05382579016">
                <text:p>0.053825790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231257753844">
                <text:p>0.231257753844</text:p>
              </table:table-cell>
              <table:table-cell office:value-type="float" office:value="0.038265611667">
                <text:p>0.038265611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36776547338">
                <text:p>0.036776547338</text:p>
              </table:table-cell>
              <table:table-cell office:value-type="float" office:value="0.006481117091">
                <text:p>0.0064811170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26304610909">
                <text:p>0.026304610909</text:p>
              </table:table-cell>
              <table:table-cell office:value-type="float" office:value="-0.010015339995">
                <text:p>-0.0100153399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553547361">
                <text:p>0.0553547361</text:p>
              </table:table-cell>
              <table:table-cell office:value-type="float" office:value="0.046158137175">
                <text:p>0.0461581371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-0.019199389753">
                <text:p>-0.019199389753</text:p>
              </table:table-cell>
              <table:table-cell office:value-type="float" office:value="0.009220661841">
                <text:p>0.0092206618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-0.031717519277">
                <text:p>-0.031717519277</text:p>
              </table:table-cell>
              <table:table-cell office:value-type="float" office:value="-0.004287554203">
                <text:p>-0.0042875542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99416491301">
                <text:p>0.099416491301</text:p>
              </table:table-cell>
              <table:table-cell office:value-type="float" office:value="0.032532633389">
                <text:p>0.0325326333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-0.024822020336">
                <text:p>-0.024822020336</text:p>
              </table:table-cell>
              <table:table-cell office:value-type="float" office:value="-0.032577854145">
                <text:p>-0.0325778541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63184616666">
                <text:p>0.063184616666</text:p>
              </table:table-cell>
              <table:table-cell office:value-type="float" office:value="0.074918632993">
                <text:p>0.0749186329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5898596397">
                <text:p>0.005898596397</text:p>
              </table:table-cell>
              <table:table-cell office:value-type="float" office:value="0.017709615401">
                <text:p>0.0177096154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-0.103569828014">
                <text:p>-0.103569828014</text:p>
              </table:table-cell>
              <table:table-cell office:value-type="float" office:value="-0.022468884012">
                <text:p>-0.0224688840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0.007305826091">
                <text:p>-0.007305826091</text:p>
              </table:table-cell>
              <table:table-cell office:value-type="float" office:value="0.004550157641">
                <text:p>0.0045501576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0.034930777981">
                <text:p>-0.034930777981</text:p>
              </table:table-cell>
              <table:table-cell office:value-type="float" office:value="0.026801073844">
                <text:p>0.0268010738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0.094537883653">
                <text:p>-0.094537883653</text:p>
              </table:table-cell>
              <table:table-cell office:value-type="float" office:value="0.029813565332">
                <text:p>0.0298135653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115320894018">
                <text:p>0.115320894018</text:p>
              </table:table-cell>
              <table:table-cell office:value-type="float" office:value="0.024004938092">
                <text:p>0.0240049380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03923596316">
                <text:p>0.003923596316</text:p>
              </table:table-cell>
              <table:table-cell office:value-type="float" office:value="0.078679228011">
                <text:p>0.0786792280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47513471953">
                <text:p>0.047513471953</text:p>
              </table:table-cell>
              <table:table-cell office:value-type="float" office:value="0.074852985466">
                <text:p>0.0748529854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-0.011859202802">
                <text:p>-0.011859202802</text:p>
              </table:table-cell>
              <table:table-cell office:value-type="float" office:value="0.005321270224">
                <text:p>0.0053212702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94488776736">
                <text:p>0.094488776736</text:p>
              </table:table-cell>
              <table:table-cell office:value-type="float" office:value="0.034491060987">
                <text:p>0.0344910609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226223444198">
                <text:p>0.226223444198</text:p>
              </table:table-cell>
              <table:table-cell office:value-type="float" office:value="0.021178733379">
                <text:p>0.0211787333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0.033780724693">
                <text:p>-0.033780724693</text:p>
              </table:table-cell>
              <table:table-cell office:value-type="float" office:value="0.06761674695">
                <text:p>0.067616746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105376999676">
                <text:p>0.105376999676</text:p>
              </table:table-cell>
              <table:table-cell office:value-type="float" office:value="0.014588568578">
                <text:p>0.0145885685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29223165583">
                <text:p>0.029223165583</text:p>
              </table:table-cell>
              <table:table-cell office:value-type="float" office:value="0.014894827258">
                <text:p>0.0148948272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25965274265">
                <text:p>0.025965274265</text:p>
              </table:table-cell>
              <table:table-cell office:value-type="float" office:value="0.076795675885">
                <text:p>0.0767956758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0.104475546732">
                <text:p>-0.104475546732</text:p>
              </table:table-cell>
              <table:table-cell office:value-type="float" office:value="-0.00250782231">
                <text:p>-0.002507822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0.295159876805">
                <text:p>-0.295159876805</text:p>
              </table:table-cell>
              <table:table-cell office:value-type="float" office:value="-0.087334909732">
                <text:p>-0.0873349097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0.139838632085">
                <text:p>-0.139838632085</text:p>
              </table:table-cell>
              <table:table-cell office:value-type="float" office:value="-0.128013847462">
                <text:p>-0.1280138474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0.021633938599">
                <text:p>-0.021633938599</text:p>
              </table:table-cell>
              <table:table-cell office:value-type="float" office:value="0.002720462511">
                <text:p>0.0027204625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0.23002710441">
                <text:p>-0.23002710441</text:p>
              </table:table-cell>
              <table:table-cell office:value-type="float" office:value="0.097090159424">
                <text:p>0.0970901594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0.177856105713">
                <text:p>-0.177856105713</text:p>
              </table:table-cell>
              <table:table-cell office:value-type="float" office:value="-0.085362663251">
                <text:p>-0.0853626632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109146023318">
                <text:p>0.109146023318</text:p>
              </table:table-cell>
              <table:table-cell office:value-type="float" office:value="0.01374816366">
                <text:p>0.013748163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0.346615962035">
                <text:p>-0.346615962035</text:p>
              </table:table-cell>
              <table:table-cell office:value-type="float" office:value="-0.156036824142">
                <text:p>-0.1560368241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0.029616122914">
                <text:p>-0.029616122914</text:p>
              </table:table-cell>
              <table:table-cell office:value-type="float" office:value="0.047766537239">
                <text:p>0.0477665372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37277339818">
                <text:p>0.037277339818</text:p>
              </table:table-cell>
              <table:table-cell office:value-type="float" office:value="0.005907015745">
                <text:p>0.0059070157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80624279989">
                <text:p>0.080624279989</text:p>
              </table:table-cell>
              <table:table-cell office:value-type="float" office:value="-0.02082005664">
                <text:p>-0.020820056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0.050152675222">
                <text:p>-0.050152675222</text:p>
              </table:table-cell>
              <table:table-cell office:value-type="float" office:value="0.044485562311">
                <text:p>0.0444855623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0.101995899754">
                <text:p>-0.101995899754</text:p>
              </table:table-cell>
              <table:table-cell office:value-type="float" office:value="0.035856334285">
                <text:p>0.0358563342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0.014690631005">
                <text:p>-0.014690631005</text:p>
              </table:table-cell>
              <table:table-cell office:value-type="float" office:value="-0.086981189443">
                <text:p>-0.0869811894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0.034405013932">
                <text:p>-0.034405013932</text:p>
              </table:table-cell>
              <table:table-cell office:value-type="float" office:value="-0.009623389918">
                <text:p>-0.0096233899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0.027830904167">
                <text:p>-0.027830904167</text:p>
              </table:table-cell>
              <table:table-cell office:value-type="float" office:value="-0.01514929354">
                <text:p>-0.015149293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129202126914">
                <text:p>0.129202126914</text:p>
              </table:table-cell>
              <table:table-cell office:value-type="float" office:value="-0.001595859584">
                <text:p>-0.0015958595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9990672992">
                <text:p>0.009990672992</text:p>
              </table:table-cell>
              <table:table-cell office:value-type="float" office:value="0.029109285261">
                <text:p>0.0291092852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77486301759">
                <text:p>0.077486301759</text:p>
              </table:table-cell>
              <table:table-cell office:value-type="float" office:value="0.154349499661">
                <text:p>0.1543494996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15601127977">
                <text:p>0.015601127977</text:p>
              </table:table-cell>
              <table:table-cell office:value-type="float" office:value="0.024383449456">
                <text:p>0.0243834494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106932685992">
                <text:p>0.106932685992</text:p>
              </table:table-cell>
              <table:table-cell office:value-type="float" office:value="-0.040125399376">
                <text:p>-0.0401253993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83913579621">
                <text:p>0.083913579621</text:p>
              </table:table-cell>
              <table:table-cell office:value-type="float" office:value="-0.035853154098">
                <text:p>-0.0358531540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07423871761">
                <text:p>0.007423871761</text:p>
              </table:table-cell>
              <table:table-cell office:value-type="float" office:value="-0.019041238552">
                <text:p>-0.0190412385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0.037597379004">
                <text:p>-0.037597379004</text:p>
              </table:table-cell>
              <table:table-cell office:value-type="float" office:value="0.008282337167">
                <text:p>0.0082823371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0.260605154162">
                <text:p>-0.260605154162</text:p>
              </table:table-cell>
              <table:table-cell office:value-type="float" office:value="-0.096082536769">
                <text:p>-0.0960825367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57458654409">
                <text:p>0.057458654409</text:p>
              </table:table-cell>
              <table:table-cell office:value-type="float" office:value="-0.118317258756">
                <text:p>-0.1183172587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0.114183529302">
                <text:p>-0.114183529302</text:p>
              </table:table-cell>
              <table:table-cell office:value-type="float" office:value="0.00396504097">
                <text:p>0.003965040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15977432377">
                <text:p>0.015977432377</text:p>
              </table:table-cell>
              <table:table-cell office:value-type="float" office:value="0.0942826253">
                <text:p>0.09428262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414237693085">
                <text:p>0.414237693085</text:p>
              </table:table-cell>
              <table:table-cell office:value-type="float" office:value="-0.044383791217">
                <text:p>-0.0443837912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0.002005967818">
                <text:p>-0.002005967818</text:p>
              </table:table-cell>
              <table:table-cell office:value-type="float" office:value="0.028385250996">
                <text:p>0.0283852509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94448922856">
                <text:p>0.094448922856</text:p>
              </table:table-cell>
              <table:table-cell office:value-type="float" office:value="0.018178844495">
                <text:p>0.0181788444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00859454744">
                <text:p>0.000859454744</text:p>
              </table:table-cell>
              <table:table-cell office:value-type="float" office:value="0.027504398672">
                <text:p>0.0275043986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2188851662">
                <text:p>0.02188851662</text:p>
              </table:table-cell>
              <table:table-cell office:value-type="float" office:value="0.017064668345">
                <text:p>0.0170646683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924978763">
                <text:p>0.00924978763</text:p>
              </table:table-cell>
              <table:table-cell office:value-type="float" office:value="-0.03404807286">
                <text:p>-0.034048072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0.212961581293">
                <text:p>-0.212961581293</text:p>
              </table:table-cell>
              <table:table-cell office:value-type="float" office:value="0.094982498892">
                <text:p>0.0949824988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0.812326891711">
                <text:p>-0.812326891711</text:p>
              </table:table-cell>
              <table:table-cell office:value-type="float" office:value="0.01379616519">
                <text:p>0.013796165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53696312103">
                <text:p>0.053696312103</text:p>
              </table:table-cell>
              <table:table-cell office:value-type="float" office:value="0.010597307076">
                <text:p>0.0105973070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0.002024486256">
                <text:p>-0.002024486256</text:p>
              </table:table-cell>
              <table:table-cell office:value-type="float" office:value="0.104964948017">
                <text:p>0.1049649480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103106769217">
                <text:p>0.103106769217</text:p>
              </table:table-cell>
              <table:table-cell office:value-type="float" office:value="0.03295860664">
                <text:p>0.032958606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0.003066711961">
                <text:p>-0.003066711961</text:p>
              </table:table-cell>
              <table:table-cell office:value-type="float" office:value="0.016172351906">
                <text:p>0.0161723519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-0.074631582284">
                <text:p>-0.074631582284</text:p>
              </table:table-cell>
              <table:table-cell office:value-type="float" office:value="0.002796547989">
                <text:p>0.0027965479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0.006677587803">
                <text:p>-0.006677587803</text:p>
              </table:table-cell>
              <table:table-cell office:value-type="float" office:value="-0.073448604072">
                <text:p>-0.0734486040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37543403472">
                <text:p>0.037543403472</text:p>
              </table:table-cell>
              <table:table-cell office:value-type="float" office:value="-0.00487637513">
                <text:p>-0.004876375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0.097063520085">
                <text:p>-0.097063520085</text:p>
              </table:table-cell>
              <table:table-cell office:value-type="float" office:value="-0.081636323912">
                <text:p>-0.0816363239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185411212699">
                <text:p>0.185411212699</text:p>
              </table:table-cell>
              <table:table-cell office:value-type="float" office:value="-0.054478045857">
                <text:p>-0.0544780458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0.005613665756">
                <text:p>-0.005613665756</text:p>
              </table:table-cell>
              <table:table-cell office:value-type="float" office:value="0.064582242204">
                <text:p>0.0645822422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30794905742">
                <text:p>0.030794905742</text:p>
              </table:table-cell>
              <table:table-cell office:value-type="float" office:value="0.043991349477">
                <text:p>0.0439913494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0.157613974008">
                <text:p>-0.157613974008</text:p>
              </table:table-cell>
              <table:table-cell office:value-type="float" office:value="-0.019506477399">
                <text:p>-0.0195064773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0.115902383265">
                <text:p>-0.115902383265</text:p>
              </table:table-cell>
              <table:table-cell office:value-type="float" office:value="-0.085904881813">
                <text:p>-0.0859048818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18698346736">
                <text:p>0.018698346736</text:p>
              </table:table-cell>
              <table:table-cell office:value-type="float" office:value="0.034352674131">
                <text:p>0.0343526741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164757309285">
                <text:p>0.164757309285</text:p>
              </table:table-cell>
              <table:table-cell office:value-type="float" office:value="-0.032018346612">
                <text:p>-0.0320183466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41298604383">
                <text:p>0.041298604383</text:p>
              </table:table-cell>
              <table:table-cell office:value-type="float" office:value="0.016409103154">
                <text:p>0.0164091031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0.017438506142">
                <text:p>-0.017438506142</text:p>
              </table:table-cell>
              <table:table-cell office:value-type="float" office:value="-0.0162701517">
                <text:p>-0.01627015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38207996443">
                <text:p>0.038207996443</text:p>
              </table:table-cell>
              <table:table-cell office:value-type="float" office:value="0.022476341068">
                <text:p>0.0224763410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59148762469">
                <text:p>0.059148762469</text:p>
              </table:table-cell>
              <table:table-cell office:value-type="float" office:value="-0.005867001162">
                <text:p>-0.0058670011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119413980415">
                <text:p>0.119413980415</text:p>
              </table:table-cell>
              <table:table-cell office:value-type="float" office:value="0.061540599778">
                <text:p>0.0615405997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35316654675">
                <text:p>0.035316654675</text:p>
              </table:table-cell>
              <table:table-cell office:value-type="float" office:value="0.012676652213">
                <text:p>0.0126766522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0.1423836944">
                <text:p>-0.1423836944</text:p>
              </table:table-cell>
              <table:table-cell office:value-type="float" office:value="-0.055064001227">
                <text:p>-0.0550640012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0.223782826457">
                <text:p>-0.223782826457</text:p>
              </table:table-cell>
              <table:table-cell office:value-type="float" office:value="-0.079119940338">
                <text:p>-0.0791199403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38211740575">
                <text:p>0.038211740575</text:p>
              </table:table-cell>
              <table:table-cell office:value-type="float" office:value="0.020577947336">
                <text:p>0.0205779473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0.000146220376">
                <text:p>-0.000146220376</text:p>
              </table:table-cell>
              <table:table-cell office:value-type="float" office:value="0.001456322079">
                <text:p>0.0014563220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25649217928">
                <text:p>0.025649217928</text:p>
              </table:table-cell>
              <table:table-cell office:value-type="float" office:value="-0.040480264501">
                <text:p>-0.0404802645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0.027818067281">
                <text:p>-0.027818067281</text:p>
              </table:table-cell>
              <table:table-cell office:value-type="float" office:value="0.043072839641">
                <text:p>0.0430728396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144267024427">
                <text:p>0.144267024427</text:p>
              </table:table-cell>
              <table:table-cell office:value-type="float" office:value="0.029888089953">
                <text:p>0.0298880899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68480880916">
                <text:p>0.068480880916</text:p>
              </table:table-cell>
              <table:table-cell office:value-type="float" office:value="-0.042409192875">
                <text:p>-0.0424091928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66726313048">
                <text:p>0.066726313048</text:p>
              </table:table-cell>
              <table:table-cell office:value-type="float" office:value="0.022317129075">
                <text:p>0.0223171290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1490144152">
                <text:p>0.1490144152</text:p>
              </table:table-cell>
              <table:table-cell office:value-type="float" office:value="0.014298734727">
                <text:p>0.0142987347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2962052061">
                <text:p>0.02962052061</text:p>
              </table:table-cell>
              <table:table-cell office:value-type="float" office:value="0.05077580737">
                <text:p>0.050775807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0.037642821771">
                <text:p>-0.037642821771</text:p>
              </table:table-cell>
              <table:table-cell office:value-type="float" office:value="-0.031968211109">
                <text:p>-0.0319682111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20270488273">
                <text:p>0.020270488273</text:p>
              </table:table-cell>
              <table:table-cell office:value-type="float" office:value="0.029090479308">
                <text:p>0.0290904793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0.116971906537">
                <text:p>-0.116971906537</text:p>
              </table:table-cell>
              <table:table-cell office:value-type="float" office:value="0.051068337883">
                <text:p>0.0510683378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0.089897100429">
                <text:p>-0.089897100429</text:p>
              </table:table-cell>
              <table:table-cell office:value-type="float" office:value="0.015584669833">
                <text:p>0.0155846698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0.090429174144">
                <text:p>-0.090429174144</text:p>
              </table:table-cell>
              <table:table-cell office:value-type="float" office:value="0.015030042871">
                <text:p>0.0150300428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24983824515">
                <text:p>0.024983824515</text:p>
              </table:table-cell>
              <table:table-cell office:value-type="float" office:value="0.012881004687">
                <text:p>0.0128810046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27213883621">
                <text:p>0.027213883621</text:p>
              </table:table-cell>
              <table:table-cell office:value-type="float" office:value="0.018155962448">
                <text:p>0.0181559624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0.012254465134">
                <text:p>-0.012254465134</text:p>
              </table:table-cell>
              <table:table-cell office:value-type="float" office:value="0.014561131916">
                <text:p>0.0145611319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74455615658">
                <text:p>0.074455615658</text:p>
              </table:table-cell>
              <table:table-cell office:value-type="float" office:value="0.022818215002">
                <text:p>0.0228182150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154348496989">
                <text:p>0.154348496989</text:p>
              </table:table-cell>
              <table:table-cell office:value-type="float" office:value="0.041839266096">
                <text:p>0.0418392660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0.304956228028">
                <text:p>-0.304956228028</text:p>
              </table:table-cell>
              <table:table-cell office:value-type="float" office:value="0.011730570919">
                <text:p>0.0117305709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02591578871">
                <text:p>0.102591578871</text:p>
              </table:table-cell>
              <table:table-cell office:value-type="float" office:value="-0.011724187052">
                <text:p>-0.0117241870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05578630753">
                <text:p>0.005578630753</text:p>
              </table:table-cell>
              <table:table-cell office:value-type="float" office:value="-0.021738583582">
                <text:p>-0.0217385835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60571445335">
                <text:p>0.060571445335</text:p>
              </table:table-cell>
              <table:table-cell office:value-type="float" office:value="-0.018722831385">
                <text:p>-0.0187228313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0.030681301686">
                <text:p>-0.030681301686</text:p>
              </table:table-cell>
              <table:table-cell office:value-type="float" office:value="0.051890815194">
                <text:p>0.0518908151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45042113701">
                <text:p>0.045042113701</text:p>
              </table:table-cell>
              <table:table-cell office:value-type="float" office:value="0.054280421545">
                <text:p>0.0542804215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-0.002574367198">
                <text:p>-0.002574367198</text:p>
              </table:table-cell>
              <table:table-cell office:value-type="float" office:value="0.063419265102">
                <text:p>0.0634192651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17363518333">
                <text:p>0.017363518333</text:p>
              </table:table-cell>
              <table:table-cell office:value-type="float" office:value="0.082406933755">
                <text:p>0.0824069337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-0.010968881199">
                <text:p>-0.010968881199</text:p>
              </table:table-cell>
              <table:table-cell office:value-type="float" office:value="0.000674670776">
                <text:p>0.0006746707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12196959867">
                <text:p>0.12196959867</text:p>
              </table:table-cell>
              <table:table-cell office:value-type="float" office:value="0.015078516183">
                <text:p>0.0150785161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0.315005770365">
                <text:p>-0.315005770365</text:p>
              </table:table-cell>
              <table:table-cell office:value-type="float" office:value="0.010149966916">
                <text:p>0.0101499669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70186892154">
                <text:p>0.070186892154</text:p>
              </table:table-cell>
              <table:table-cell office:value-type="float" office:value="0.022085547933">
                <text:p>0.0220855479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99991765184">
                <text:p>0.099991765184</text:p>
              </table:table-cell>
              <table:table-cell office:value-type="float" office:value="0.063290835097">
                <text:p>0.0632908350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0.172635743651">
                <text:p>-0.172635743651</text:p>
              </table:table-cell>
              <table:table-cell office:value-type="float" office:value="-0.075855653273">
                <text:p>-0.0758556532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07351107351">
                <text:p>0.007351107351</text:p>
              </table:table-cell>
              <table:table-cell office:value-type="float" office:value="0.023018886576">
                <text:p>0.0230188865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0.319991483117">
                <text:p>-0.319991483117</text:p>
              </table:table-cell>
              <table:table-cell office:value-type="float" office:value="-0.030984665312">
                <text:p>-0.0309846653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0.018963826576">
                <text:p>-0.018963826576</text:p>
              </table:table-cell>
              <table:table-cell office:value-type="float" office:value="0.022428166689">
                <text:p>0.0224281666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0.399903192922">
                <text:p>-0.399903192922</text:p>
              </table:table-cell>
              <table:table-cell office:value-type="float" office:value="0.092064913992">
                <text:p>0.0920649139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150380914183">
                <text:p>0.150380914183</text:p>
              </table:table-cell>
              <table:table-cell office:value-type="float" office:value="0.015633215415">
                <text:p>0.0156332154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0376426269">
                <text:p>0.00376426269</text:p>
              </table:table-cell>
              <table:table-cell office:value-type="float" office:value="0.037056599174">
                <text:p>0.0370565991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0.045490161262">
                <text:p>-0.045490161262</text:p>
              </table:table-cell>
              <table:table-cell office:value-type="float" office:value="0.037899771224">
                <text:p>0.0378997712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0.098391560725">
                <text:p>-0.098391560725</text:p>
              </table:table-cell>
              <table:table-cell office:value-type="float" office:value="-0.02020103128">
                <text:p>-0.020201031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0.038568113108">
                <text:p>-0.038568113108</text:p>
              </table:table-cell>
              <table:table-cell office:value-type="float" office:value="0.061199636515">
                <text:p>0.0611996365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6517242629">
                <text:p>0.06517242629</text:p>
              </table:table-cell>
              <table:table-cell office:value-type="float" office:value="0.005483171192">
                <text:p>0.0054831711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59099695376">
                <text:p>0.059099695376</text:p>
              </table:table-cell>
              <table:table-cell office:value-type="float" office:value="0.01400360859">
                <text:p>0.014003608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7632039472">
                <text:p>0.07632039472</text:p>
              </table:table-cell>
              <table:table-cell office:value-type="float" office:value="0.055573084198">
                <text:p>0.0555730841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-0.140345686505">
                <text:p>-0.140345686505</text:p>
              </table:table-cell>
              <table:table-cell office:value-type="float" office:value="-0.004018841549">
                <text:p>-0.0040188415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64536667752">
                <text:p>0.064536667752</text:p>
              </table:table-cell>
              <table:table-cell office:value-type="float" office:value="-0.012751859015">
                <text:p>-0.0127518590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-0.173148237591">
                <text:p>-0.173148237591</text:p>
              </table:table-cell>
              <table:table-cell office:value-type="float" office:value="0.031688485806">
                <text:p>0.0316884858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33103594528">
                <text:p>0.033103594528</text:p>
              </table:table-cell>
              <table:table-cell office:value-type="float" office:value="0.0088944101">
                <text:p>0.00889441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33612495419">
                <text:p>0.033612495419</text:p>
              </table:table-cell>
              <table:table-cell office:value-type="float" office:value="-0.002986241339">
                <text:p>-0.0029862413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-0.003460204234">
                <text:p>-0.003460204234</text:p>
              </table:table-cell>
              <table:table-cell office:value-type="float" office:value="0.01400922356">
                <text:p>0.014009223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57790944453">
                <text:p>0.057790944453</text:p>
              </table:table-cell>
              <table:table-cell office:value-type="float" office:value="0.016267119142">
                <text:p>0.0162671191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-0.068782351603">
                <text:p>-0.068782351603</text:p>
              </table:table-cell>
              <table:table-cell office:value-type="float" office:value="0.03703983741">
                <text:p>0.037039837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-0.588213441332">
                <text:p>-0.588213441332</text:p>
              </table:table-cell>
              <table:table-cell office:value-type="float" office:value="-0.172340603407">
                <text:p>-0.1723406034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-0.03034837209">
                <text:p>-0.03034837209</text:p>
              </table:table-cell>
              <table:table-cell office:value-type="float" office:value="-0.091467680016">
                <text:p>-0.0914676800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-0.021253389844">
                <text:p>-0.021253389844</text:p>
              </table:table-cell>
              <table:table-cell office:value-type="float" office:value="-0.100287083292">
                <text:p>-0.1002870832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0.390358198038">
                <text:p>-0.390358198038</text:p>
              </table:table-cell>
              <table:table-cell office:value-type="float" office:value="-0.188631535305">
                <text:p>-0.1886315353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0.026819145148">
                <text:p>-0.026819145148</text:p>
              </table:table-cell>
              <table:table-cell office:value-type="float" office:value="0.064697813753">
                <text:p>0.0646978137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75430941172">
                <text:p>0.075430941172</text:p>
              </table:table-cell>
              <table:table-cell office:value-type="float" office:value="-0.076512690458">
                <text:p>-0.0765126904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0.10893748127">
                <text:p>-0.10893748127</text:p>
              </table:table-cell>
              <table:table-cell office:value-type="float" office:value="-0.182640401651">
                <text:p>-0.1826404016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0.067453001435">
                <text:p>-0.067453001435</text:p>
              </table:table-cell>
              <table:table-cell office:value-type="float" office:value="-0.015234818312">
                <text:p>-0.0152348183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-0.015792143771">
                <text:p>-0.015792143771</text:p>
              </table:table-cell>
              <table:table-cell office:value-type="float" office:value="-0.108314491043">
                <text:p>-0.1083144910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0.007301057703">
                <text:p>-0.007301057703</text:p>
              </table:table-cell>
              <table:table-cell office:value-type="float" office:value="0.031533071534">
                <text:p>0.0315330715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185682304447">
                <text:p>0.185682304447</text:p>
              </table:table-cell>
              <table:table-cell office:value-type="float" office:value="0.072936622626">
                <text:p>0.0729366226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0.083449373023">
                <text:p>-0.083449373023</text:p>
              </table:table-cell>
              <table:table-cell office:value-type="float" office:value="-0.050850356612">
                <text:p>-0.0508503566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0.067228249724">
                <text:p>-0.067228249724</text:p>
              </table:table-cell>
              <table:table-cell office:value-type="float" office:value="0.298570603033">
                <text:p>0.2985706030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125827621751">
                <text:p>0.125827621751</text:p>
              </table:table-cell>
              <table:table-cell office:value-type="float" office:value="0.00868905246">
                <text:p>0.008689052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0.056495449868">
                <text:p>-0.056495449868</text:p>
              </table:table-cell>
              <table:table-cell office:value-type="float" office:value="-0.038731854005">
                <text:p>-0.0387318540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144521303423">
                <text:p>0.144521303423</text:p>
              </table:table-cell>
              <table:table-cell office:value-type="float" office:value="-0.00298521256">
                <text:p>-0.002985212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-0.069182655227">
                <text:p>-0.069182655227</text:p>
              </table:table-cell>
              <table:table-cell office:value-type="float" office:value="0.003654270012">
                <text:p>0.0036542700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0.219749929026">
                <text:p>-0.219749929026</text:p>
              </table:table-cell>
              <table:table-cell office:value-type="float" office:value="-0.212138606249">
                <text:p>-0.2121386062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-0.206218814951">
                <text:p>-0.206218814951</text:p>
              </table:table-cell>
              <table:table-cell office:value-type="float" office:value="0.068512448349">
                <text:p>0.0685124483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0.069496554716">
                <text:p>-0.069496554716</text:p>
              </table:table-cell>
              <table:table-cell office:value-type="float" office:value="0.036574339789">
                <text:p>0.0365743397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04677576021">
                <text:p>0.004677576021</text:p>
              </table:table-cell>
              <table:table-cell office:value-type="float" office:value="0.04908472725">
                <text:p>0.049084727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0126443715">
                <text:p>0.00126443715</text:p>
              </table:table-cell>
              <table:table-cell office:value-type="float" office:value="0.082581328368">
                <text:p>0.0825813283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0.023823425782">
                <text:p>-0.023823425782</text:p>
              </table:table-cell>
              <table:table-cell office:value-type="float" office:value="0.069416808663">
                <text:p>0.0694168086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0.090864925509">
                <text:p>-0.090864925509</text:p>
              </table:table-cell>
              <table:table-cell office:value-type="float" office:value="0.012651843902">
                <text:p>0.0126518439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702783146231">
                <text:p>0.702783146231</text:p>
              </table:table-cell>
              <table:table-cell office:value-type="float" office:value="0.127537676599">
                <text:p>0.1275376765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36991704248">
                <text:p>0.036991704248</text:p>
              </table:table-cell>
              <table:table-cell office:value-type="float" office:value="-0.064150682477">
                <text:p>-0.0641506824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-0.046780921001">
                <text:p>-0.046780921001</text:p>
              </table:table-cell>
              <table:table-cell office:value-type="float" office:value="0.003889441662">
                <text:p>0.0038894416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57195415845">
                <text:p>0.057195415845</text:p>
              </table:table-cell>
              <table:table-cell office:value-type="float" office:value="0.020966105754">
                <text:p>0.0209661057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46318436063">
                <text:p>0.046318436063</text:p>
              </table:table-cell>
              <table:table-cell office:value-type="float" office:value="0.102956669447">
                <text:p>0.1029566694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23266699724">
                <text:p>0.023266699724</text:p>
              </table:table-cell>
              <table:table-cell office:value-type="float" office:value="0.460462313986">
                <text:p>0.4604623139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19050616296">
                <text:p>0.19050616296</text:p>
              </table:table-cell>
              <table:table-cell office:value-type="float" office:value="0.032411433254">
                <text:p>0.0324114332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0.072724459088">
                <text:p>-0.072724459088</text:p>
              </table:table-cell>
              <table:table-cell office:value-type="float" office:value="-0.005779096409">
                <text:p>-0.0057790964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0.030345723896">
                <text:p>-0.030345723896</text:p>
              </table:table-cell>
              <table:table-cell office:value-type="float" office:value="-0.003906074059">
                <text:p>-0.0039060740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0.008188475564">
                <text:p>-0.008188475564</text:p>
              </table:table-cell>
              <table:table-cell office:value-type="float" office:value="-0.044742007853">
                <text:p>-0.0447420078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56067693203">
                <text:p>0.056067693203</text:p>
              </table:table-cell>
              <table:table-cell office:value-type="float" office:value="-0.011109869346">
                <text:p>-0.0111098693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0.004548378012">
                <text:p>-0.004548378012</text:p>
              </table:table-cell>
              <table:table-cell office:value-type="float" office:value="-0.191391513613">
                <text:p>-0.1913915136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00860049816">
                <text:p>0.000860049816</text:p>
              </table:table-cell>
              <table:table-cell office:value-type="float" office:value="0.043086184839">
                <text:p>0.0430861848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276470798802">
                <text:p>0.276470798802</text:p>
              </table:table-cell>
              <table:table-cell office:value-type="float" office:value="0.777314020012">
                <text:p>0.7773140200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0.051986698279">
                <text:p>-0.051986698279</text:p>
              </table:table-cell>
              <table:table-cell office:value-type="float" office:value="0.030083205782">
                <text:p>0.0300832057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-0.025778024918">
                <text:p>-0.025778024918</text:p>
              </table:table-cell>
              <table:table-cell office:value-type="float" office:value="0.067249540182">
                <text:p>0.0672495401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0.056731513775">
                <text:p>-0.056731513775</text:p>
              </table:table-cell>
              <table:table-cell office:value-type="float" office:value="0.036418281038">
                <text:p>0.0364182810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39526264075">
                <text:p>0.039526264075</text:p>
              </table:table-cell>
              <table:table-cell office:value-type="float" office:value="0.02199217862">
                <text:p>0.021992178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102570853542">
                <text:p>0.102570853542</text:p>
              </table:table-cell>
              <table:table-cell office:value-type="float" office:value="0.04613323985">
                <text:p>0.046133239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-0.216732154638">
                <text:p>-0.216732154638</text:p>
              </table:table-cell>
              <table:table-cell office:value-type="float" office:value="0.013979209956">
                <text:p>0.0139792099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16792831971">
                <text:p>0.016792831971</text:p>
              </table:table-cell>
              <table:table-cell office:value-type="float" office:value="0.032442845392">
                <text:p>0.0324428453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-0.022261432781">
                <text:p>-0.022261432781</text:p>
              </table:table-cell>
              <table:table-cell office:value-type="float" office:value="-0.015023829829">
                <text:p>-0.0150238298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-0.158938453217">
                <text:p>-0.158938453217</text:p>
              </table:table-cell>
              <table:table-cell office:value-type="float" office:value="0.139007849219">
                <text:p>0.1390078492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-0.014051041248">
                <text:p>-0.014051041248</text:p>
              </table:table-cell>
              <table:table-cell office:value-type="float" office:value="0.031460736165">
                <text:p>0.0314607361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81036454006">
                <text:p>0.081036454006</text:p>
              </table:table-cell>
              <table:table-cell office:value-type="float" office:value="0.022144934434">
                <text:p>0.0221449344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19608086128">
                <text:p>0.019608086128</text:p>
              </table:table-cell>
              <table:table-cell office:value-type="float" office:value="-0.000839953488">
                <text:p>-0.0008399534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52916629144">
                <text:p>0.052916629144</text:p>
              </table:table-cell>
              <table:table-cell office:value-type="float" office:value="0.063163078772">
                <text:p>0.0631630787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83037240823">
                <text:p>0.083037240823</text:p>
              </table:table-cell>
              <table:table-cell office:value-type="float" office:value="0.012798909274">
                <text:p>0.0127989092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6768753668">
                <text:p>0.06768753668</text:p>
              </table:table-cell>
              <table:table-cell office:value-type="float" office:value="0.025273896041">
                <text:p>0.0252738960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0.366454600182">
                <text:p>-0.366454600182</text:p>
              </table:table-cell>
              <table:table-cell office:value-type="float" office:value="-0.227297203594">
                <text:p>-0.2272972035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0275131738">
                <text:p>0.00275131738</text:p>
              </table:table-cell>
              <table:table-cell office:value-type="float" office:value="0.056565999197">
                <text:p>0.0565659991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0.02221022441">
                <text:p>-0.02221022441</text:p>
              </table:table-cell>
              <table:table-cell office:value-type="float" office:value="-0.008714176099">
                <text:p>-0.0087141760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13951016212">
                <text:p>0.013951016212</text:p>
              </table:table-cell>
              <table:table-cell office:value-type="float" office:value="0.041146470648">
                <text:p>0.0411464706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02677282755">
                <text:p>0.002677282755</text:p>
              </table:table-cell>
              <table:table-cell office:value-type="float" office:value="0.014301011671">
                <text:p>0.0143010116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58126605595">
                <text:p>0.058126605595</text:p>
              </table:table-cell>
              <table:table-cell office:value-type="float" office:value="0.191486593357">
                <text:p>0.1914865933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00835315609">
                <text:p>0.000835315609</text:p>
              </table:table-cell>
              <table:table-cell office:value-type="float" office:value="0.084594501589">
                <text:p>0.0845945015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82571988263">
                <text:p>0.082571988263</text:p>
              </table:table-cell>
              <table:table-cell office:value-type="float" office:value="-0.020855244053">
                <text:p>-0.0208552440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-0.02233179864">
                <text:p>-0.02233179864</text:p>
              </table:table-cell>
              <table:table-cell office:value-type="float" office:value="0.001313971361">
                <text:p>0.0013139713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-0.11255421063">
                <text:p>-0.11255421063</text:p>
              </table:table-cell>
              <table:table-cell office:value-type="float" office:value="0.005562812375">
                <text:p>0.0055628123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0.179893079594">
                <text:p>-0.179893079594</text:p>
              </table:table-cell>
              <table:table-cell office:value-type="float" office:value="-0.124184884342">
                <text:p>-0.1241848843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-0.078009729996">
                <text:p>-0.078009729996</text:p>
              </table:table-cell>
              <table:table-cell office:value-type="float" office:value="0.024395282466">
                <text:p>0.0243952824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111359631126">
                <text:p>0.111359631126</text:p>
              </table:table-cell>
              <table:table-cell office:value-type="float" office:value="0.025869598113">
                <text:p>0.0258695981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-0.024336666973">
                <text:p>-0.024336666973</text:p>
              </table:table-cell>
              <table:table-cell office:value-type="float" office:value="0.021154167453">
                <text:p>0.0211541674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10917236154">
                <text:p>0.010917236154</text:p>
              </table:table-cell>
              <table:table-cell office:value-type="float" office:value="0.023677315137">
                <text:p>0.0236773151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0.015944954733">
                <text:p>-0.015944954733</text:p>
              </table:table-cell>
              <table:table-cell office:value-type="float" office:value="0.042093485936">
                <text:p>0.0420934859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04095778845">
                <text:p>0.04095778845</text:p>
              </table:table-cell>
              <table:table-cell office:value-type="float" office:value="0.047225275672">
                <text:p>0.0472252756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014070305288">
                <text:p>0.014070305288</text:p>
              </table:table-cell>
              <table:table-cell office:value-type="float" office:value="0.0290247185">
                <text:p>0.029024718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108031144478">
                <text:p>0.108031144478</text:p>
              </table:table-cell>
              <table:table-cell office:value-type="float" office:value="0.033248950158">
                <text:p>0.0332489501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0.13039451833">
                <text:p>-0.13039451833</text:p>
              </table:table-cell>
              <table:table-cell office:value-type="float" office:value="-0.006067825946">
                <text:p>-0.0060678259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0.066194176328">
                <text:p>-0.066194176328</text:p>
              </table:table-cell>
              <table:table-cell office:value-type="float" office:value="0.101577358373">
                <text:p>0.1015773583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007937532413">
                <text:p>0.007937532413</text:p>
              </table:table-cell>
              <table:table-cell office:value-type="float" office:value="0.036016401688">
                <text:p>0.0360164016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0.014342801105">
                <text:p>-0.014342801105</text:p>
              </table:table-cell>
              <table:table-cell office:value-type="float" office:value="0.039522743292">
                <text:p>0.0395227432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0.040198778603">
                <text:p>-0.040198778603</text:p>
              </table:table-cell>
              <table:table-cell office:value-type="float" office:value="0.072754800281">
                <text:p>0.0727548002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045220859061">
                <text:p>0.045220859061</text:p>
              </table:table-cell>
              <table:table-cell office:value-type="float" office:value="0.018671053888">
                <text:p>0.0186710538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017590807441">
                <text:p>0.017590807441</text:p>
              </table:table-cell>
              <table:table-cell office:value-type="float" office:value="0.067089108231">
                <text:p>0.0670891082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020765865784">
                <text:p>0.020765865784</text:p>
              </table:table-cell>
              <table:table-cell office:value-type="float" office:value="-0.003680764702">
                <text:p>-0.0036807647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06171389355">
                <text:p>0.06171389355</text:p>
              </table:table-cell>
              <table:table-cell office:value-type="float" office:value="0.026030576377">
                <text:p>0.0260305763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06619026374">
                <text:p>0.06619026374</text:p>
              </table:table-cell>
              <table:table-cell office:value-type="float" office:value="0.022424808496">
                <text:p>0.0224248084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016496002911">
                <text:p>0.016496002911</text:p>
              </table:table-cell>
              <table:table-cell office:value-type="float" office:value="-0.12839009864">
                <text:p>-0.128390098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076850599028">
                <text:p>0.076850599028</text:p>
              </table:table-cell>
              <table:table-cell office:value-type="float" office:value="0.04952783092">
                <text:p>0.049527830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005124269775">
                <text:p>0.005124269775</text:p>
              </table:table-cell>
              <table:table-cell office:value-type="float" office:value="0.011283085565">
                <text:p>0.0112830855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0.077891617187">
                <text:p>-0.077891617187</text:p>
              </table:table-cell>
              <table:table-cell office:value-type="float" office:value="0.083928054993">
                <text:p>0.0839280549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080081437171">
                <text:p>0.080081437171</text:p>
              </table:table-cell>
              <table:table-cell office:value-type="float" office:value="-0.011782528674">
                <text:p>-0.0117825286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-0.092659159371">
                <text:p>-0.092659159371</text:p>
              </table:table-cell>
              <table:table-cell office:value-type="float" office:value="0.005645675309">
                <text:p>0.0056456753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0.116043828497">
                <text:p>-0.116043828497</text:p>
              </table:table-cell>
              <table:table-cell office:value-type="float" office:value="0.035220597016">
                <text:p>0.0352205970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145600516306">
                <text:p>0.145600516306</text:p>
              </table:table-cell>
              <table:table-cell office:value-type="float" office:value="0.001216543722">
                <text:p>0.0012165437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084769573399">
                <text:p>0.084769573399</text:p>
              </table:table-cell>
              <table:table-cell office:value-type="float" office:value="-0.061268781789">
                <text:p>-0.06126878178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074703836117">
                <text:p>0.074703836117</text:p>
              </table:table-cell>
              <table:table-cell office:value-type="float" office:value="0.035074989851">
                <text:p>0.0350749898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034204271539">
                <text:p>0.034204271539</text:p>
              </table:table-cell>
              <table:table-cell office:value-type="float" office:value="-0.038582386675">
                <text:p>-0.0385823866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-0.053740881063">
                <text:p>-0.053740881063</text:p>
              </table:table-cell>
              <table:table-cell office:value-type="float" office:value="0.293509301847">
                <text:p>0.29350930184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109015802735">
                <text:p>0.109015802735</text:p>
              </table:table-cell>
              <table:table-cell office:value-type="float" office:value="0.046724838105">
                <text:p>0.0467248381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0.007404310949">
                <text:p>-0.007404310949</text:p>
              </table:table-cell>
              <table:table-cell office:value-type="float" office:value="-0.002613328936">
                <text:p>-0.0026133289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0.02061608136">
                <text:p>-0.02061608136</text:p>
              </table:table-cell>
              <table:table-cell office:value-type="float" office:value="0.0754172809">
                <text:p>0.075417280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0.015606070397">
                <text:p>-0.015606070397</text:p>
              </table:table-cell>
              <table:table-cell office:value-type="float" office:value="0.035612259234">
                <text:p>0.0356122592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0.025188527555">
                <text:p>-0.025188527555</text:p>
              </table:table-cell>
              <table:table-cell office:value-type="float" office:value="0.047807510517">
                <text:p>0.0478075105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0.327978616185">
                <text:p>-0.327978616185</text:p>
              </table:table-cell>
              <table:table-cell office:value-type="float" office:value="-0.13677643313">
                <text:p>-0.136776433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0.015012930366">
                <text:p>-0.015012930366</text:p>
              </table:table-cell>
              <table:table-cell office:value-type="float" office:value="-0.070842812283">
                <text:p>-0.0708428122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13379365856">
                <text:p>0.13379365856</text:p>
              </table:table-cell>
              <table:table-cell office:value-type="float" office:value="0.062627707898">
                <text:p>0.0626277078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027805905963">
                <text:p>0.027805905963</text:p>
              </table:table-cell>
              <table:table-cell office:value-type="float" office:value="-0.070659994054">
                <text:p>-0.0706599940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01636134658">
                <text:p>0.01636134658</text:p>
              </table:table-cell>
              <table:table-cell office:value-type="float" office:value="-0.000014948808">
                <text:p>-0.0000149488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016496228512">
                <text:p>0.016496228512</text:p>
              </table:table-cell>
              <table:table-cell office:value-type="float" office:value="-0.013930411557">
                <text:p>-0.0139304115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049043940351">
                <text:p>0.049043940351</text:p>
              </table:table-cell>
              <table:table-cell office:value-type="float" office:value="-0.022151214914">
                <text:p>-0.0221512149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-0.108176219841">
                <text:p>-0.108176219841</text:p>
              </table:table-cell>
              <table:table-cell office:value-type="float" office:value="-0.14703446368">
                <text:p>-0.147034463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20122656836">
                <text:p>0.020122656836</text:p>
              </table:table-cell>
              <table:table-cell office:value-type="float" office:value="0.06167885605">
                <text:p>0.061678856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-0.003227692527">
                <text:p>-0.003227692527</text:p>
              </table:table-cell>
              <table:table-cell office:value-type="float" office:value="-0.001242097874">
                <text:p>-0.00124209787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012804521074">
                <text:p>0.012804521074</text:p>
              </table:table-cell>
              <table:table-cell office:value-type="float" office:value="0.038827476615">
                <text:p>0.0388274766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045142452423">
                <text:p>0.045142452423</text:p>
              </table:table-cell>
              <table:table-cell office:value-type="float" office:value="0.070904616826">
                <text:p>0.0709046168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-0.059942243498">
                <text:p>-0.059942243498</text:p>
              </table:table-cell>
              <table:table-cell office:value-type="float" office:value="-0.012873395565">
                <text:p>-0.0128733955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-0.054930290815">
                <text:p>-0.054930290815</text:p>
              </table:table-cell>
              <table:table-cell office:value-type="float" office:value="-0.113398468975">
                <text:p>-0.1133984689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01693971465">
                <text:p>0.01693971465</text:p>
              </table:table-cell>
              <table:table-cell office:value-type="float" office:value="0.017330973477">
                <text:p>0.0173309734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092720214884">
                <text:p>0.092720214884</text:p>
              </table:table-cell>
              <table:table-cell office:value-type="float" office:value="-0.029603043592">
                <text:p>-0.0296030435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-0.085417262186">
                <text:p>-0.085417262186</text:p>
              </table:table-cell>
              <table:table-cell office:value-type="float" office:value="0.092712403563">
                <text:p>0.0927124035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180429166468">
                <text:p>0.180429166468</text:p>
              </table:table-cell>
              <table:table-cell office:value-type="float" office:value="0.055438751004">
                <text:p>0.0554387510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-0.03150942754">
                <text:p>-0.03150942754</text:p>
              </table:table-cell>
              <table:table-cell office:value-type="float" office:value="-0.032345671069">
                <text:p>-0.0323456710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044745243567">
                <text:p>0.044745243567</text:p>
              </table:table-cell>
              <table:table-cell office:value-type="float" office:value="0.001754856425">
                <text:p>0.0017548564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-0.059563652027">
                <text:p>-0.059563652027</text:p>
              </table:table-cell>
              <table:table-cell office:value-type="float" office:value="0.06191437013">
                <text:p>0.061914370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0.106857251093">
                <text:p>-0.106857251093</text:p>
              </table:table-cell>
              <table:table-cell office:value-type="float" office:value="-0.199188792361">
                <text:p>-0.19918879236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693273329037">
                <text:p>0.693273329037</text:p>
              </table:table-cell>
              <table:table-cell office:value-type="float" office:value="0.119657893743">
                <text:p>0.1196578937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084020218034">
                <text:p>0.084020218034</text:p>
              </table:table-cell>
              <table:table-cell office:value-type="float" office:value="0.015925688065">
                <text:p>0.0159256880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020967443063">
                <text:p>0.020967443063</text:p>
              </table:table-cell>
              <table:table-cell office:value-type="float" office:value="0.027038472582">
                <text:p>0.0270384725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0.111361826908">
                <text:p>-0.111361826908</text:p>
              </table:table-cell>
              <table:table-cell office:value-type="float" office:value="0.055154950739">
                <text:p>0.0551549507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0.005371171313">
                <text:p>-0.005371171313</text:p>
              </table:table-cell>
              <table:table-cell office:value-type="float" office:value="-0.012618387636">
                <text:p>-0.0126183876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077103981098">
                <text:p>0.077103981098</text:p>
              </table:table-cell>
              <table:table-cell office:value-type="float" office:value="-0.008891658769">
                <text:p>-0.0088916587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039716951471">
                <text:p>0.039716951471</text:p>
              </table:table-cell>
              <table:table-cell office:value-type="float" office:value="0.007406463733">
                <text:p>0.0074064637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005935848997">
                <text:p>0.005935848997</text:p>
              </table:table-cell>
              <table:table-cell office:value-type="float" office:value="0.054171907925">
                <text:p>0.0541719079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060410279234">
                <text:p>0.060410279234</text:p>
              </table:table-cell>
              <table:table-cell office:value-type="float" office:value="-0.029005726122">
                <text:p>-0.0290057261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050958113446">
                <text:p>0.050958113446</text:p>
              </table:table-cell>
              <table:table-cell office:value-type="float" office:value="0.019519917529">
                <text:p>0.0195199175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0.14201182205">
                <text:p>-0.14201182205</text:p>
              </table:table-cell>
              <table:table-cell office:value-type="float" office:value="-0.013552565774">
                <text:p>-0.0135525657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-0.227666929158">
                <text:p>-0.227666929158</text:p>
              </table:table-cell>
              <table:table-cell office:value-type="float" office:value="-0.082968364207">
                <text:p>-0.0829683642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0.235349644">
                <text:p>-0.235349644</text:p>
              </table:table-cell>
              <table:table-cell office:value-type="float" office:value="-0.035231062627">
                <text:p>-0.0352310626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146061740474">
                <text:p>0.146061740474</text:p>
              </table:table-cell>
              <table:table-cell office:value-type="float" office:value="0.010053641486">
                <text:p>0.0100536414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147097633168">
                <text:p>0.147097633168</text:p>
              </table:table-cell>
              <table:table-cell office:value-type="float" office:value="-0.094952371539">
                <text:p>-0.0949523715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045239106025">
                <text:p>0.045239106025</text:p>
              </table:table-cell>
              <table:table-cell office:value-type="float" office:value="0.027390833273">
                <text:p>0.02739083327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0.002910908662">
                <text:p>-0.002910908662</text:p>
              </table:table-cell>
              <table:table-cell office:value-type="float" office:value="0.051940326743">
                <text:p>0.0519403267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0.010573397295">
                <text:p>-0.010573397295</text:p>
              </table:table-cell>
              <table:table-cell office:value-type="float" office:value="0.024426795175">
                <text:p>0.0244267951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020499194748">
                <text:p>0.020499194748</text:p>
              </table:table-cell>
              <table:table-cell office:value-type="float" office:value="0.046426713559">
                <text:p>0.0464267135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-0.07229680097">
                <text:p>-0.07229680097</text:p>
              </table:table-cell>
              <table:table-cell office:value-type="float" office:value="0.020780077314">
                <text:p>0.0207800773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0.15581146119">
                <text:p>-0.15581146119</text:p>
              </table:table-cell>
              <table:table-cell office:value-type="float" office:value="0.017168785438">
                <text:p>0.0171687854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0.01697858558">
                <text:p>-0.01697858558</text:p>
              </table:table-cell>
              <table:table-cell office:value-type="float" office:value="0.02178358778">
                <text:p>0.021783587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167600215543">
                <text:p>0.167600215543</text:p>
              </table:table-cell>
              <table:table-cell office:value-type="float" office:value="-0.044583648063">
                <text:p>-0.0445836480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020877416235">
                <text:p>0.020877416235</text:p>
              </table:table-cell>
              <table:table-cell office:value-type="float" office:value="0.045697986431">
                <text:p>0.0456979864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025809768144">
                <text:p>0.025809768144</text:p>
              </table:table-cell>
              <table:table-cell office:value-type="float" office:value="0.020340575181">
                <text:p>0.0203405751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0.233352225088">
                <text:p>-0.233352225088</text:p>
              </table:table-cell>
              <table:table-cell office:value-type="float" office:value="-0.027069252194">
                <text:p>-0.0270692521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001117426338">
                <text:p>0.001117426338</text:p>
              </table:table-cell>
              <table:table-cell office:value-type="float" office:value="0.004170199782">
                <text:p>0.0041701997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0.285285233957">
                <text:p>-0.285285233957</text:p>
              </table:table-cell>
              <table:table-cell office:value-type="float" office:value="-0.131866646771">
                <text:p>-0.1318666467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0.013970401151">
                <text:p>-0.013970401151</text:p>
              </table:table-cell>
              <table:table-cell office:value-type="float" office:value="0.008230995567">
                <text:p>0.0082309955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0.062399837801">
                <text:p>-0.062399837801</text:p>
              </table:table-cell>
              <table:table-cell office:value-type="float" office:value="0.046979022282">
                <text:p>0.0469790222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0.063738255415">
                <text:p>-0.063738255415</text:p>
              </table:table-cell>
              <table:table-cell office:value-type="float" office:value="-0.01628867913">
                <text:p>-0.016288679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-0.022141846191">
                <text:p>-0.022141846191</text:p>
              </table:table-cell>
              <table:table-cell office:value-type="float" office:value="0.012873542811">
                <text:p>0.0128735428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038658124441">
                <text:p>0.038658124441</text:p>
              </table:table-cell>
              <table:table-cell office:value-type="float" office:value="0.006749187809">
                <text:p>0.0067491878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011597833564">
                <text:p>0.011597833564</text:p>
              </table:table-cell>
              <table:table-cell office:value-type="float" office:value="0.024668334122">
                <text:p>0.0246683341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044783191512">
                <text:p>0.044783191512</text:p>
              </table:table-cell>
              <table:table-cell office:value-type="float" office:value="0.110825075885">
                <text:p>0.11082507588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-0.045909384844">
                <text:p>-0.045909384844</text:p>
              </table:table-cell>
              <table:table-cell office:value-type="float" office:value="0.003613072977">
                <text:p>0.00361307297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-0.030387102247">
                <text:p>-0.030387102247</text:p>
              </table:table-cell>
              <table:table-cell office:value-type="float" office:value="0.039640338157">
                <text:p>0.0396403381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-0.103732112509">
                <text:p>-0.103732112509</text:p>
              </table:table-cell>
              <table:table-cell office:value-type="float" office:value="0.067119169996">
                <text:p>0.0671191699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073558215232">
                <text:p>0.073558215232</text:p>
              </table:table-cell>
              <table:table-cell office:value-type="float" office:value="0.054816328971">
                <text:p>0.05481632897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-0.187717612893">
                <text:p>-0.187717612893</text:p>
              </table:table-cell>
              <table:table-cell office:value-type="float" office:value="-0.150513334311">
                <text:p>-0.1505133343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-0.068742621357">
                <text:p>-0.068742621357</text:p>
              </table:table-cell>
              <table:table-cell office:value-type="float" office:value="-0.037122544171">
                <text:p>-0.0371225441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-0.001539959874">
                <text:p>-0.001539959874</text:p>
              </table:table-cell>
              <table:table-cell office:value-type="float" office:value="0.023356208277">
                <text:p>0.0233562082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122771382952">
                <text:p>0.122771382952</text:p>
              </table:table-cell>
              <table:table-cell office:value-type="float" office:value="0.073458275866">
                <text:p>0.0734582758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072217921408">
                <text:p>0.072217921408</text:p>
              </table:table-cell>
              <table:table-cell office:value-type="float" office:value="-0.136774357118">
                <text:p>-0.1367743571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111892077947">
                <text:p>0.111892077947</text:p>
              </table:table-cell>
              <table:table-cell office:value-type="float" office:value="0.053515243019">
                <text:p>0.0535152430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-0.017701653243">
                <text:p>-0.017701653243</text:p>
              </table:table-cell>
              <table:table-cell office:value-type="float" office:value="-0.082867948082">
                <text:p>-0.0828679480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18619440426">
                <text:p>0.018619440426</text:p>
              </table:table-cell>
              <table:table-cell office:value-type="float" office:value="0.029506220622">
                <text:p>0.0295062206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142276698667">
                <text:p>0.142276698667</text:p>
              </table:table-cell>
              <table:table-cell office:value-type="float" office:value="0.031110768827">
                <text:p>0.0311107688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-0.039863486418">
                <text:p>-0.039863486418</text:p>
              </table:table-cell>
              <table:table-cell office:value-type="float" office:value="0.030839698833">
                <text:p>0.0308396988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-0.037421760307">
                <text:p>-0.037421760307</text:p>
              </table:table-cell>
              <table:table-cell office:value-type="float" office:value="0.022832336699">
                <text:p>0.0228323366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-0.003482372257">
                <text:p>-0.003482372257</text:p>
              </table:table-cell>
              <table:table-cell office:value-type="float" office:value="0.041937374505">
                <text:p>0.0419373745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-0.102625263511">
                <text:p>-0.102625263511</text:p>
              </table:table-cell>
              <table:table-cell office:value-type="float" office:value="-0.04045968071">
                <text:p>-0.040459680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127580214147">
                <text:p>0.127580214147</text:p>
              </table:table-cell>
              <table:table-cell office:value-type="float" office:value="-0.021799256022">
                <text:p>-0.0217992560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-0.13793798532">
                <text:p>-0.13793798532</text:p>
              </table:table-cell>
              <table:table-cell office:value-type="float" office:value="0.096832162051">
                <text:p>0.0968321620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081858209431">
                <text:p>0.081858209431</text:p>
              </table:table-cell>
              <table:table-cell office:value-type="float" office:value="-0.008332373177">
                <text:p>-0.00833237317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216980701099">
                <text:p>0.216980701099</text:p>
              </table:table-cell>
              <table:table-cell office:value-type="float" office:value="0.035256733115">
                <text:p>0.0352567331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010101644692">
                <text:p>0.010101644692</text:p>
              </table:table-cell>
              <table:table-cell office:value-type="float" office:value="0.027358618912">
                <text:p>0.0273586189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-0.007059510155">
                <text:p>-0.007059510155</text:p>
              </table:table-cell>
              <table:table-cell office:value-type="float" office:value="-0.106356006783">
                <text:p>-0.1063560067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014973891882">
                <text:p>0.014973891882</text:p>
              </table:table-cell>
              <table:table-cell office:value-type="float" office:value="0.016296507768">
                <text:p>0.0162965077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023704808112">
                <text:p>0.023704808112</text:p>
              </table:table-cell>
              <table:table-cell office:value-type="float" office:value="-0.000874118437">
                <text:p>-0.0008741184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-0.059422954632">
                <text:p>-0.059422954632</text:p>
              </table:table-cell>
              <table:table-cell office:value-type="float" office:value="-0.006355460612">
                <text:p>-0.0063554606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-0.055581195799">
                <text:p>-0.055581195799</text:p>
              </table:table-cell>
              <table:table-cell office:value-type="float" office:value="0.025140726928">
                <text:p>0.0251407269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-0.001117954869">
                <text:p>-0.001117954869</text:p>
              </table:table-cell>
              <table:table-cell office:value-type="float" office:value="0.074136186205">
                <text:p>0.0741361862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141610233321">
                <text:p>0.141610233321</text:p>
              </table:table-cell>
              <table:table-cell office:value-type="float" office:value="-0.138207131618">
                <text:p>-0.1382071316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005431459297">
                <text:p>0.005431459297</text:p>
              </table:table-cell>
              <table:table-cell office:value-type="float" office:value="-0.028334975763">
                <text:p>-0.0283349757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002564549859">
                <text:p>0.002564549859</text:p>
              </table:table-cell>
              <table:table-cell office:value-type="float" office:value="0.043082577872">
                <text:p>0.0430825778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-0.069537201773">
                <text:p>-0.069537201773</text:p>
              </table:table-cell>
              <table:table-cell office:value-type="float" office:value="0.032306402017">
                <text:p>0.0323064020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-0.046095213611">
                <text:p>-0.046095213611</text:p>
              </table:table-cell>
              <table:table-cell office:value-type="float" office:value="0.018817407595">
                <text:p>0.01881740759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075432879653">
                <text:p>0.075432879653</text:p>
              </table:table-cell>
              <table:table-cell office:value-type="float" office:value="-0.011426410864">
                <text:p>-0.0114264108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-0.010030859302">
                <text:p>-0.010030859302</text:p>
              </table:table-cell>
              <table:table-cell office:value-type="float" office:value="0.029642190158">
                <text:p>0.02964219015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-0.007237079865">
                <text:p>-0.007237079865</text:p>
              </table:table-cell>
              <table:table-cell office:value-type="float" office:value="0.052635743762">
                <text:p>0.05263574376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-0.051749318663">
                <text:p>-0.051749318663</text:p>
              </table:table-cell>
              <table:table-cell office:value-type="float" office:value="-0.072497120191">
                <text:p>-0.0724971201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138648200111">
                <text:p>0.138648200111</text:p>
              </table:table-cell>
              <table:table-cell office:value-type="float" office:value="0.05692415873">
                <text:p>0.056924158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044074377572">
                <text:p>0.044074377572</text:p>
              </table:table-cell>
              <table:table-cell office:value-type="float" office:value="0.011446695673">
                <text:p>0.0114466956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-0.244175932552">
                <text:p>-0.244175932552</text:p>
              </table:table-cell>
              <table:table-cell office:value-type="float" office:value="-0.114066081433">
                <text:p>-0.1140660814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080384785224">
                <text:p>0.080384785224</text:p>
              </table:table-cell>
              <table:table-cell office:value-type="float" office:value="-0.026599957883">
                <text:p>-0.0265999578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-0.047976897633">
                <text:p>-0.047976897633</text:p>
              </table:table-cell>
              <table:table-cell office:value-type="float" office:value="-0.001615242036">
                <text:p>-0.0016152420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025522204374">
                <text:p>0.025522204374</text:p>
              </table:table-cell>
              <table:table-cell office:value-type="float" office:value="-0.014316208602">
                <text:p>-0.0143162086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05365732243">
                <text:p>0.05365732243</text:p>
              </table:table-cell>
              <table:table-cell office:value-type="float" office:value="0.01064937933">
                <text:p>0.010649379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044632525986">
                <text:p>0.044632525986</text:p>
              </table:table-cell>
              <table:table-cell office:value-type="float" office:value="0.023446084343">
                <text:p>0.0234460843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-0.104098234304">
                <text:p>-0.104098234304</text:p>
              </table:table-cell>
              <table:table-cell office:value-type="float" office:value="0.000886516881">
                <text:p>0.00088651688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011107173267">
                <text:p>0.011107173267</text:p>
              </table:table-cell>
              <table:table-cell office:value-type="float" office:value="-0.015005411542">
                <text:p>-0.01500541154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177203564737">
                <text:p>0.177203564737</text:p>
              </table:table-cell>
              <table:table-cell office:value-type="float" office:value="0.058163802271">
                <text:p>0.0581638022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144456075151">
                <text:p>0.144456075151</text:p>
              </table:table-cell>
              <table:table-cell office:value-type="float" office:value="-0.006277519948">
                <text:p>-0.0062775199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-0.184276616622">
                <text:p>-0.184276616622</text:p>
              </table:table-cell>
              <table:table-cell office:value-type="float" office:value="-0.045901064682">
                <text:p>-0.0459010646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036558400897">
                <text:p>0.036558400897</text:p>
              </table:table-cell>
              <table:table-cell office:value-type="float" office:value="0.018170271529">
                <text:p>0.0181702715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032612411939">
                <text:p>0.032612411939</text:p>
              </table:table-cell>
              <table:table-cell office:value-type="float" office:value="0.017752308049">
                <text:p>0.0177523080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-0.071561745911">
                <text:p>-0.071561745911</text:p>
              </table:table-cell>
              <table:table-cell office:value-type="float" office:value="0.003736434297">
                <text:p>0.0037364342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059607698375">
                <text:p>0.059607698375</text:p>
              </table:table-cell>
              <table:table-cell office:value-type="float" office:value="0.000923473582">
                <text:p>0.0009234735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076043233965">
                <text:p>0.076043233965</text:p>
              </table:table-cell>
              <table:table-cell office:value-type="float" office:value="0.032403090616">
                <text:p>0.0324030906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085422707285">
                <text:p>0.085422707285</text:p>
              </table:table-cell>
              <table:table-cell office:value-type="float" office:value="0.024001410146">
                <text:p>0.0240014101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210831181479">
                <text:p>0.210831181479</text:p>
              </table:table-cell>
              <table:table-cell office:value-type="float" office:value="0.019605951196">
                <text:p>0.0196059511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040452035692">
                <text:p>0.040452035692</text:p>
              </table:table-cell>
              <table:table-cell office:value-type="float" office:value="0.042570937182">
                <text:p>0.0425709371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-0.061192251209">
                <text:p>-0.061192251209</text:p>
              </table:table-cell>
              <table:table-cell office:value-type="float" office:value="0.038560938151">
                <text:p>0.0385609381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075106267367">
                <text:p>0.075106267367</text:p>
              </table:table-cell>
              <table:table-cell office:value-type="float" office:value="-0.014325411173">
                <text:p>-0.01432541117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-0.110540424999">
                <text:p>-0.110540424999</text:p>
              </table:table-cell>
              <table:table-cell office:value-type="float" office:value="-0.154220549542">
                <text:p>-0.15422054954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-0.009824032377">
                <text:p>-0.009824032377</text:p>
              </table:table-cell>
              <table:table-cell office:value-type="float" office:value="0.007967231191">
                <text:p>0.0079672311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016959438901">
                <text:p>0.016959438901</text:p>
              </table:table-cell>
              <table:table-cell office:value-type="float" office:value="0.031673479667">
                <text:p>0.03167347966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073075376001">
                <text:p>0.073075376001</text:p>
              </table:table-cell>
              <table:table-cell office:value-type="float" office:value="0.05164158465">
                <text:p>0.051641584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085643770667">
                <text:p>0.085643770667</text:p>
              </table:table-cell>
              <table:table-cell office:value-type="float" office:value="0.030752471401">
                <text:p>0.0307524714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-0.095327885043">
                <text:p>-0.095327885043</text:p>
              </table:table-cell>
              <table:table-cell office:value-type="float" office:value="-0.043941759026">
                <text:p>-0.0439417590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100577279792">
                <text:p>0.100577279792</text:p>
              </table:table-cell>
              <table:table-cell office:value-type="float" office:value="0.011583897452">
                <text:p>0.0115838974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-0.095985686857">
                <text:p>-0.095985686857</text:p>
              </table:table-cell>
              <table:table-cell office:value-type="float" office:value="0.007888556767">
                <text:p>0.0078885567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-0.045564675839">
                <text:p>-0.045564675839</text:p>
              </table:table-cell>
              <table:table-cell office:value-type="float" office:value="-0.005006358839">
                <text:p>-0.0050063588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059882692492">
                <text:p>0.059882692492</text:p>
              </table:table-cell>
              <table:table-cell office:value-type="float" office:value="-0.170396177513">
                <text:p>-0.1703961775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-0.006239283451">
                <text:p>-0.006239283451</text:p>
              </table:table-cell>
              <table:table-cell office:value-type="float" office:value="0.003746735166">
                <text:p>0.00374673516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04595583174">
                <text:p>0.04595583174</text:p>
              </table:table-cell>
              <table:table-cell office:value-type="float" office:value="-0.001040507263">
                <text:p>-0.0010405072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006758232392">
                <text:p>0.006758232392</text:p>
              </table:table-cell>
              <table:table-cell office:value-type="float" office:value="-0.103245791496">
                <text:p>-0.1032457914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786024702763">
                <text:p>0.786024702763</text:p>
              </table:table-cell>
              <table:table-cell office:value-type="float" office:value="0.202904834024">
                <text:p>0.2029048340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8238482325">
                <text:p>0.068238482325</text:p>
              </table:table-cell>
              <table:table-cell office:value-type="float" office:value="0.029027635336">
                <text:p>0.0290276353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-0.164566062468">
                <text:p>-0.164566062468</text:p>
              </table:table-cell>
              <table:table-cell office:value-type="float" office:value="0.012787973169">
                <text:p>0.01278797316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774925471039">
                <text:p>0.774925471039</text:p>
              </table:table-cell>
              <table:table-cell office:value-type="float" office:value="0.192330262709">
                <text:p>0.1923302627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058767934093">
                <text:p>0.058767934093</text:p>
              </table:table-cell>
              <table:table-cell office:value-type="float" office:value="-0.005250704901">
                <text:p>-0.00525070490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-0.247280013117">
                <text:p>-0.247280013117</text:p>
              </table:table-cell>
              <table:table-cell office:value-type="float" office:value="0.008476388421">
                <text:p>0.0084763884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128682926392">
                <text:p>0.128682926392</text:p>
              </table:table-cell>
              <table:table-cell office:value-type="float" office:value="0.045719767755">
                <text:p>0.0457197677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114505657771">
                <text:p>0.114505657771</text:p>
              </table:table-cell>
              <table:table-cell office:value-type="float" office:value="0.004200372281">
                <text:p>0.00420037228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-0.1959439611">
                <text:p>-0.1959439611</text:p>
              </table:table-cell>
              <table:table-cell office:value-type="float" office:value="0.113644608465">
                <text:p>0.1136446084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001045540914">
                <text:p>0.001045540914</text:p>
              </table:table-cell>
              <table:table-cell office:value-type="float" office:value="0.043395962449">
                <text:p>0.0433959624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030636320847">
                <text:p>0.030636320847</text:p>
              </table:table-cell>
              <table:table-cell office:value-type="float" office:value="0.017007719967">
                <text:p>0.0170077199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-0.153967910435">
                <text:p>-0.153967910435</text:p>
              </table:table-cell>
              <table:table-cell office:value-type="float" office:value="0.045096834907">
                <text:p>0.0450968349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-0.148378854861">
                <text:p>-0.148378854861</text:p>
              </table:table-cell>
              <table:table-cell office:value-type="float" office:value="-0.07264161076">
                <text:p>-0.072641610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098640569922">
                <text:p>0.098640569922</text:p>
              </table:table-cell>
              <table:table-cell office:value-type="float" office:value="-0.02146569646">
                <text:p>-0.021465696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089616154722">
                <text:p>0.089616154722</text:p>
              </table:table-cell>
              <table:table-cell office:value-type="float" office:value="-0.01105617356">
                <text:p>-0.011056173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014388118359">
                <text:p>0.014388118359</text:p>
              </table:table-cell>
              <table:table-cell office:value-type="float" office:value="-0.038497909439">
                <text:p>-0.03849790943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22024846932">
                <text:p>0.22024846932</text:p>
              </table:table-cell>
              <table:table-cell office:value-type="float" office:value="-0.055597562678">
                <text:p>-0.05559756267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127769568223">
                <text:p>0.127769568223</text:p>
              </table:table-cell>
              <table:table-cell office:value-type="float" office:value="0.124508096216">
                <text:p>0.1245080962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-0.135197578606">
                <text:p>-0.135197578606</text:p>
              </table:table-cell>
              <table:table-cell office:value-type="float" office:value="0.018883533261">
                <text:p>0.01888353326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-0.067030357243">
                <text:p>-0.067030357243</text:p>
              </table:table-cell>
              <table:table-cell office:value-type="float" office:value="-0.050737171937">
                <text:p>-0.0507371719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06473206143">
                <text:p>0.06473206143</text:p>
              </table:table-cell>
              <table:table-cell office:value-type="float" office:value="0.055147435853">
                <text:p>0.05514743585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001508184189">
                <text:p>0.001508184189</text:p>
              </table:table-cell>
              <table:table-cell office:value-type="float" office:value="-0.056196025816">
                <text:p>-0.0561960258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-0.116291609531">
                <text:p>-0.116291609531</text:p>
              </table:table-cell>
              <table:table-cell office:value-type="float" office:value="-0.14507756914">
                <text:p>-0.145077569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060879096663">
                <text:p>0.060879096663</text:p>
              </table:table-cell>
              <table:table-cell office:value-type="float" office:value="-0.079800730717">
                <text:p>-0.0798007307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-0.007201879949">
                <text:p>-0.007201879949</text:p>
              </table:table-cell>
              <table:table-cell office:value-type="float" office:value="-0.080855175093">
                <text:p>-0.0808551750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081821348328">
                <text:p>0.081821348328</text:p>
              </table:table-cell>
              <table:table-cell office:value-type="float" office:value="0.07608159197">
                <text:p>0.076081591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-0.083574120466">
                <text:p>-0.083574120466</text:p>
              </table:table-cell>
              <table:table-cell office:value-type="float" office:value="-0.001231329262">
                <text:p>-0.0012313292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-0.173209549386">
                <text:p>-0.173209549386</text:p>
              </table:table-cell>
              <table:table-cell office:value-type="float" office:value="-0.010315574286">
                <text:p>-0.0103155742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032029458889">
                <text:p>0.032029458889</text:p>
              </table:table-cell>
              <table:table-cell office:value-type="float" office:value="-0.00926645702">
                <text:p>-0.0092664570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-0.389328195717">
                <text:p>-0.389328195717</text:p>
              </table:table-cell>
              <table:table-cell office:value-type="float" office:value="-0.195728085455">
                <text:p>-0.1957280854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001110903531">
                <text:p>0.001110903531</text:p>
              </table:table-cell>
              <table:table-cell office:value-type="float" office:value="-0.121466457325">
                <text:p>-0.1214664573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041170342463">
                <text:p>0.041170342463</text:p>
              </table:table-cell>
              <table:table-cell office:value-type="float" office:value="0.023500610338">
                <text:p>0.0235006103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-0.405401590159">
                <text:p>-0.405401590159</text:p>
              </table:table-cell>
              <table:table-cell office:value-type="float" office:value="0.051355280862">
                <text:p>0.0513552808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-0.183207333369">
                <text:p>-0.183207333369</text:p>
              </table:table-cell>
              <table:table-cell office:value-type="float" office:value="0.03087518962">
                <text:p>0.0308751896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-0.133126159326">
                <text:p>-0.133126159326</text:p>
              </table:table-cell>
              <table:table-cell office:value-type="float" office:value="-0.094895502507">
                <text:p>-0.0948955025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026566110067">
                <text:p>0.026566110067</text:p>
              </table:table-cell>
              <table:table-cell office:value-type="float" office:value="-0.0056043176">
                <text:p>-0.00560431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044968595026">
                <text:p>0.044968595026</text:p>
              </table:table-cell>
              <table:table-cell office:value-type="float" office:value="0.001241580826">
                <text:p>0.0012415808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-0.115521842257">
                <text:p>-0.115521842257</text:p>
              </table:table-cell>
              <table:table-cell office:value-type="float" office:value="-0.135071912254">
                <text:p>-0.13507191225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-0.098934077761">
                <text:p>-0.098934077761</text:p>
              </table:table-cell>
              <table:table-cell office:value-type="float" office:value="-0.156374437351">
                <text:p>-0.1563744373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141384279231">
                <text:p>0.141384279231</text:p>
              </table:table-cell>
              <table:table-cell office:value-type="float" office:value="-0.033745606335">
                <text:p>-0.0337456063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04283697936">
                <text:p>0.04283697936</text:p>
              </table:table-cell>
              <table:table-cell office:value-type="float" office:value="0.021873892554">
                <text:p>0.0218738925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-0.247286019152">
                <text:p>-0.247286019152</text:p>
              </table:table-cell>
              <table:table-cell office:value-type="float" office:value="0.06694035115">
                <text:p>0.066940351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031528416095">
                <text:p>0.031528416095</text:p>
              </table:table-cell>
              <table:table-cell office:value-type="float" office:value="0.052020073035">
                <text:p>0.0520200730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060257598668">
                <text:p>0.060257598668</text:p>
              </table:table-cell>
              <table:table-cell office:value-type="float" office:value="0.01794162808">
                <text:p>0.017941628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109445740531">
                <text:p>0.109445740531</text:p>
              </table:table-cell>
              <table:table-cell office:value-type="float" office:value="0.036316570065">
                <text:p>0.03631657006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008923677135">
                <text:p>0.008923677135</text:p>
              </table:table-cell>
              <table:table-cell office:value-type="float" office:value="0.009551722223">
                <text:p>0.00955172222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-0.145279477049">
                <text:p>-0.145279477049</text:p>
              </table:table-cell>
              <table:table-cell office:value-type="float" office:value="0.043243231135">
                <text:p>0.0432432311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-0.134028044085">
                <text:p>-0.134028044085</text:p>
              </table:table-cell>
              <table:table-cell office:value-type="float" office:value="-0.113990810555">
                <text:p>-0.1139908105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060128137091">
                <text:p>0.060128137091</text:p>
              </table:table-cell>
              <table:table-cell office:value-type="float" office:value="0.018375627003">
                <text:p>0.01837562700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-0.04513716618">
                <text:p>-0.04513716618</text:p>
              </table:table-cell>
              <table:table-cell office:value-type="float" office:value="-0.142656542352">
                <text:p>-0.14265654235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088173573503">
                <text:p>0.088173573503</text:p>
              </table:table-cell>
              <table:table-cell office:value-type="float" office:value="0.015009495241">
                <text:p>0.01500949524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-0.112226378484">
                <text:p>-0.112226378484</text:p>
              </table:table-cell>
              <table:table-cell office:value-type="float" office:value="-0.009293290064">
                <text:p>-0.00929329006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132660089814">
                <text:p>0.132660089814</text:p>
              </table:table-cell>
              <table:table-cell office:value-type="float" office:value="-0.001397602909">
                <text:p>-0.00139760290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-0.006980402241">
                <text:p>-0.006980402241</text:p>
              </table:table-cell>
              <table:table-cell office:value-type="float" office:value="-0.023931587678">
                <text:p>-0.0239315876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086956924815">
                <text:p>0.086956924815</text:p>
              </table:table-cell>
              <table:table-cell office:value-type="float" office:value="0.028506121316">
                <text:p>0.0285061213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034254791704">
                <text:p>0.034254791704</text:p>
              </table:table-cell>
              <table:table-cell office:value-type="float" office:value="0.022363842209">
                <text:p>0.02236384220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1132836762">
                <text:p>0.1132836762</text:p>
              </table:table-cell>
              <table:table-cell office:value-type="float" office:value="0.052517910862">
                <text:p>0.0525179108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066370244537">
                <text:p>0.066370244537</text:p>
              </table:table-cell>
              <table:table-cell office:value-type="float" office:value="0.029849583461">
                <text:p>0.0298495834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-0.191819374365">
                <text:p>-0.191819374365</text:p>
              </table:table-cell>
              <table:table-cell office:value-type="float" office:value="-0.115149763963">
                <text:p>-0.11514976396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06953799836">
                <text:p>0.06953799836</text:p>
              </table:table-cell>
              <table:table-cell office:value-type="float" office:value="0.038202893943">
                <text:p>0.0382028939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034154817145">
                <text:p>0.034154817145</text:p>
              </table:table-cell>
              <table:table-cell office:value-type="float" office:value="0.009547814171">
                <text:p>0.0095478141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093111271925">
                <text:p>0.093111271925</text:p>
              </table:table-cell>
              <table:table-cell office:value-type="float" office:value="-0.01949203999">
                <text:p>-0.019492039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024902883949">
                <text:p>0.024902883949</text:p>
              </table:table-cell>
              <table:table-cell office:value-type="float" office:value="-0.012991133037">
                <text:p>-0.0129911330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973425875967">
                <text:p>0.973425875967</text:p>
              </table:table-cell>
              <table:table-cell office:value-type="float" office:value="0.420914064462">
                <text:p>0.42091406446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-0.006759066397">
                <text:p>-0.006759066397</text:p>
              </table:table-cell>
              <table:table-cell office:value-type="float" office:value="-0.021911582977">
                <text:p>-0.0219115829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-0.008362120007">
                <text:p>-0.008362120007</text:p>
              </table:table-cell>
              <table:table-cell office:value-type="float" office:value="-0.024090917311">
                <text:p>-0.0240909173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060890122436">
                <text:p>0.060890122436</text:p>
              </table:table-cell>
              <table:table-cell office:value-type="float" office:value="-0.018592100889">
                <text:p>-0.0185921008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-0.055963712725">
                <text:p>-0.055963712725</text:p>
              </table:table-cell>
              <table:table-cell office:value-type="float" office:value="-0.23981349486">
                <text:p>-0.2398134948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-0.05021870217">
                <text:p>-0.05021870217</text:p>
              </table:table-cell>
              <table:table-cell office:value-type="float" office:value="-0.088719324267">
                <text:p>-0.0887193242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040393389433">
                <text:p>0.040393389433</text:p>
              </table:table-cell>
              <table:table-cell office:value-type="float" office:value="0.007793210206">
                <text:p>0.0077932102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-0.032005422221">
                <text:p>-0.032005422221</text:p>
              </table:table-cell>
              <table:table-cell office:value-type="float" office:value="-0.005878652758">
                <text:p>-0.00587865275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178144338808">
                <text:p>0.178144338808</text:p>
              </table:table-cell>
              <table:table-cell office:value-type="float" office:value="-0.056411430457">
                <text:p>-0.0564114304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0898591369">
                <text:p>0.0898591369</text:p>
              </table:table-cell>
              <table:table-cell office:value-type="float" office:value="0.012266929561">
                <text:p>0.01226692956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02677242422">
                <text:p>0.02677242422</text:p>
              </table:table-cell>
              <table:table-cell office:value-type="float" office:value="0.007661419155">
                <text:p>0.0076614191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207305282079">
                <text:p>0.207305282079</text:p>
              </table:table-cell>
              <table:table-cell office:value-type="float" office:value="0.05869148551">
                <text:p>0.058691485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-0.053853711245">
                <text:p>-0.053853711245</text:p>
              </table:table-cell>
              <table:table-cell office:value-type="float" office:value="-0.091432874928">
                <text:p>-0.0914328749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-0.043413465995">
                <text:p>-0.043413465995</text:p>
              </table:table-cell>
              <table:table-cell office:value-type="float" office:value="-0.042508854835">
                <text:p>-0.0425088548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04802098165">
                <text:p>0.04802098165</text:p>
              </table:table-cell>
              <table:table-cell office:value-type="float" office:value="0.041789303211">
                <text:p>0.0417893032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294585093901">
                <text:p>0.294585093901</text:p>
              </table:table-cell>
              <table:table-cell office:value-type="float" office:value="-0.116441131567">
                <text:p>-0.1164411315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-0.138121276985">
                <text:p>-0.138121276985</text:p>
              </table:table-cell>
              <table:table-cell office:value-type="float" office:value="0.028620921203">
                <text:p>0.0286209212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-0.003450203822">
                <text:p>-0.003450203822</text:p>
              </table:table-cell>
              <table:table-cell office:value-type="float" office:value="0.066087171133">
                <text:p>0.0660871711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000631900601">
                <text:p>0.000631900601</text:p>
              </table:table-cell>
              <table:table-cell office:value-type="float" office:value="-0.01879188768">
                <text:p>-0.0187918876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-0.087361275141">
                <text:p>-0.087361275141</text:p>
              </table:table-cell>
              <table:table-cell office:value-type="float" office:value="0.317300828193">
                <text:p>0.3173008281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201841306595">
                <text:p>0.201841306595</text:p>
              </table:table-cell>
              <table:table-cell office:value-type="float" office:value="-0.063083011678">
                <text:p>-0.0630830116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-0.036187681387">
                <text:p>-0.036187681387</text:p>
              </table:table-cell>
              <table:table-cell office:value-type="float" office:value="-0.013579819552">
                <text:p>-0.01357981955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-0.145806143681">
                <text:p>-0.145806143681</text:p>
              </table:table-cell>
              <table:table-cell office:value-type="float" office:value="-0.074936465124">
                <text:p>-0.0749364651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-0.049044619491">
                <text:p>-0.049044619491</text:p>
              </table:table-cell>
              <table:table-cell office:value-type="float" office:value="0.017677957779">
                <text:p>0.0176779577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-0.22966987591">
                <text:p>-0.22966987591</text:p>
              </table:table-cell>
              <table:table-cell office:value-type="float" office:value="-0.018764498048">
                <text:p>-0.0187644980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-0.03732996268">
                <text:p>-0.03732996268</text:p>
              </table:table-cell>
              <table:table-cell office:value-type="float" office:value="0.039588906503">
                <text:p>0.03958890650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029705897977">
                <text:p>0.029705897977</text:p>
              </table:table-cell>
              <table:table-cell office:value-type="float" office:value="-0.042865902797">
                <text:p>-0.0428659027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015200539289">
                <text:p>0.015200539289</text:p>
              </table:table-cell>
              <table:table-cell office:value-type="float" office:value="-0.035665559635">
                <text:p>-0.0356655596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-0.015435080082">
                <text:p>-0.015435080082</text:p>
              </table:table-cell>
              <table:table-cell office:value-type="float" office:value="0.011369742126">
                <text:p>0.01136974212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-0.010726220647">
                <text:p>-0.010726220647</text:p>
              </table:table-cell>
              <table:table-cell office:value-type="float" office:value="-0.042860757954">
                <text:p>-0.04286075795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027624308827">
                <text:p>0.027624308827</text:p>
              </table:table-cell>
              <table:table-cell office:value-type="float" office:value="0.012060659658">
                <text:p>0.0120606596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054053510516">
                <text:p>0.054053510516</text:p>
              </table:table-cell>
              <table:table-cell office:value-type="float" office:value="0.061633326612">
                <text:p>0.0616333266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-0.019226457396">
                <text:p>-0.019226457396</text:p>
              </table:table-cell>
              <table:table-cell office:value-type="float" office:value="-0.022009460277">
                <text:p>-0.02200946027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-0.089600261163">
                <text:p>-0.089600261163</text:p>
              </table:table-cell>
              <table:table-cell office:value-type="float" office:value="-0.003177354177">
                <text:p>-0.0031773541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095931195105">
                <text:p>0.095931195105</text:p>
              </table:table-cell>
              <table:table-cell office:value-type="float" office:value="0.001985526347">
                <text:p>0.00198552634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101596861457">
                <text:p>0.101596861457</text:p>
              </table:table-cell>
              <table:table-cell office:value-type="float" office:value="-0.008299486203">
                <text:p>-0.0082994862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007009377864">
                <text:p>0.007009377864</text:p>
              </table:table-cell>
              <table:table-cell office:value-type="float" office:value="0.02171868827">
                <text:p>0.021718688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123170565302">
                <text:p>0.123170565302</text:p>
              </table:table-cell>
              <table:table-cell office:value-type="float" office:value="0.042934488236">
                <text:p>0.0429344882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-0.061166575866">
                <text:p>-0.061166575866</text:p>
              </table:table-cell>
              <table:table-cell office:value-type="float" office:value="-0.018490737771">
                <text:p>-0.01849073777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014869983702">
                <text:p>0.014869983702</text:p>
              </table:table-cell>
              <table:table-cell office:value-type="float" office:value="-0.095428882198">
                <text:p>-0.0954288821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-0.146176237104">
                <text:p>-0.146176237104</text:p>
              </table:table-cell>
              <table:table-cell office:value-type="float" office:value="0.01227091558">
                <text:p>0.012270915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-0.001286012808">
                <text:p>-0.001286012808</text:p>
              </table:table-cell>
              <table:table-cell office:value-type="float" office:value="0.050215305015">
                <text:p>0.0502153050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-0.014975765044">
                <text:p>-0.014975765044</text:p>
              </table:table-cell>
              <table:table-cell office:value-type="float" office:value="0.004485299228">
                <text:p>0.0044852992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074430553819">
                <text:p>0.074430553819</text:p>
              </table:table-cell>
              <table:table-cell office:value-type="float" office:value="0.001725134995">
                <text:p>0.0017251349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062374693974">
                <text:p>0.062374693974</text:p>
              </table:table-cell>
              <table:table-cell office:value-type="float" office:value="0.038413531573">
                <text:p>0.03841353157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007696447313">
                <text:p>0.007696447313</text:p>
              </table:table-cell>
              <table:table-cell office:value-type="float" office:value="-0.049370311321">
                <text:p>-0.0493703113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034538562591">
                <text:p>0.034538562591</text:p>
              </table:table-cell>
              <table:table-cell office:value-type="float" office:value="0.038379478401">
                <text:p>0.0383794784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147306809488">
                <text:p>0.147306809488</text:p>
              </table:table-cell>
              <table:table-cell office:value-type="float" office:value="0.070219262813">
                <text:p>0.0702192628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-0.092199176947">
                <text:p>-0.092199176947</text:p>
              </table:table-cell>
              <table:table-cell office:value-type="float" office:value="0.086558092019">
                <text:p>0.0865580920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182384752473">
                <text:p>0.182384752473</text:p>
              </table:table-cell>
              <table:table-cell office:value-type="float" office:value="0.01752006298">
                <text:p>0.017520062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050372356166">
                <text:p>0.050372356166</text:p>
              </table:table-cell>
              <table:table-cell office:value-type="float" office:value="-0.009601945699">
                <text:p>-0.0096019456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-0.093297592913">
                <text:p>-0.093297592913</text:p>
              </table:table-cell>
              <table:table-cell office:value-type="float" office:value="-0.083993523728">
                <text:p>-0.0839935237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-0.188751379364">
                <text:p>-0.188751379364</text:p>
              </table:table-cell>
              <table:table-cell office:value-type="float" office:value="0.048110069099">
                <text:p>0.04811006909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099788450987">
                <text:p>0.099788450987</text:p>
              </table:table-cell>
              <table:table-cell office:value-type="float" office:value="0.019099458196">
                <text:p>0.0190994581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070542967758">
                <text:p>0.070542967758</text:p>
              </table:table-cell>
              <table:table-cell office:value-type="float" office:value="0.056579379362">
                <text:p>0.05657937936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156884807956">
                <text:p>0.156884807956</text:p>
              </table:table-cell>
              <table:table-cell office:value-type="float" office:value="0.00385251559">
                <text:p>0.003852515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-0.000618452351">
                <text:p>-0.000618452351</text:p>
              </table:table-cell>
              <table:table-cell office:value-type="float" office:value="0.087280761188">
                <text:p>0.08728076118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00776653596">
                <text:p>0.00776653596</text:p>
              </table:table-cell>
              <table:table-cell office:value-type="float" office:value="-0.012676255739">
                <text:p>-0.01267625573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245941921141">
                <text:p>0.245941921141</text:p>
              </table:table-cell>
              <table:table-cell office:value-type="float" office:value="0.04897524022">
                <text:p>0.048975240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001815601761">
                <text:p>0.001815601761</text:p>
              </table:table-cell>
              <table:table-cell office:value-type="float" office:value="0.041153431207">
                <text:p>0.0411534312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070687900103">
                <text:p>0.070687900103</text:p>
              </table:table-cell>
              <table:table-cell office:value-type="float" office:value="-0.05782273668">
                <text:p>-0.057822736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-0.080660696017">
                <text:p>-0.080660696017</text:p>
              </table:table-cell>
              <table:table-cell office:value-type="float" office:value="-0.118705696518">
                <text:p>-0.11870569651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008409681222">
                <text:p>0.008409681222</text:p>
              </table:table-cell>
              <table:table-cell office:value-type="float" office:value="-0.002483252563">
                <text:p>-0.00248325256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102881377937">
                <text:p>0.102881377937</text:p>
              </table:table-cell>
              <table:table-cell office:value-type="float" office:value="-0.005677732071">
                <text:p>-0.0056777320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-0.032041271404">
                <text:p>-0.032041271404</text:p>
              </table:table-cell>
              <table:table-cell office:value-type="float" office:value="-0.064238437007">
                <text:p>-0.06423843700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-0.181809994877">
                <text:p>-0.181809994877</text:p>
              </table:table-cell>
              <table:table-cell office:value-type="float" office:value="-0.020787067302">
                <text:p>-0.02078706730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000601211274">
                <text:p>0.000601211274</text:p>
              </table:table-cell>
              <table:table-cell office:value-type="float" office:value="0.022479932999">
                <text:p>0.02247993299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-0.158420269417">
                <text:p>-0.158420269417</text:p>
              </table:table-cell>
              <table:table-cell office:value-type="float" office:value="-0.048873741555">
                <text:p>-0.0488737415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-0.113668038523">
                <text:p>-0.113668038523</text:p>
              </table:table-cell>
              <table:table-cell office:value-type="float" office:value="0.003264324265">
                <text:p>0.0032643242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239774111241">
                <text:p>0.239774111241</text:p>
              </table:table-cell>
              <table:table-cell office:value-type="float" office:value="-0.004110072077">
                <text:p>-0.0041100720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147751121419">
                <text:p>0.147751121419</text:p>
              </table:table-cell>
              <table:table-cell office:value-type="float" office:value="-0.076297747353">
                <text:p>-0.07629774735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-0.065335347343">
                <text:p>-0.065335347343</text:p>
              </table:table-cell>
              <table:table-cell office:value-type="float" office:value="-0.048676609165">
                <text:p>-0.04867660916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033762079567">
                <text:p>0.033762079567</text:p>
              </table:table-cell>
              <table:table-cell office:value-type="float" office:value="0.016786875736">
                <text:p>0.0167868757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-0.061942039573">
                <text:p>-0.061942039573</text:p>
              </table:table-cell>
              <table:table-cell office:value-type="float" office:value="-0.111408796308">
                <text:p>-0.1114087963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202839867985">
                <text:p>0.202839867985</text:p>
              </table:table-cell>
              <table:table-cell office:value-type="float" office:value="0.032905914533">
                <text:p>0.0329059145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14943749396">
                <text:p>0.014943749396</text:p>
              </table:table-cell>
              <table:table-cell office:value-type="float" office:value="-0.026678783539">
                <text:p>-0.02667878353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-0.020033077265">
                <text:p>-0.020033077265</text:p>
              </table:table-cell>
              <table:table-cell office:value-type="float" office:value="0.033810224579">
                <text:p>0.03381022457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162122425676">
                <text:p>0.162122425676</text:p>
              </table:table-cell>
              <table:table-cell office:value-type="float" office:value="-0.011651412776">
                <text:p>-0.01165141277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-0.067340228098">
                <text:p>-0.067340228098</text:p>
              </table:table-cell>
              <table:table-cell office:value-type="float" office:value="-0.06295772284">
                <text:p>-0.0629577228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068378382703">
                <text:p>0.068378382703</text:p>
              </table:table-cell>
              <table:table-cell office:value-type="float" office:value="0.035419014987">
                <text:p>0.03541901498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174949418654">
                <text:p>0.174949418654</text:p>
              </table:table-cell>
              <table:table-cell office:value-type="float" office:value="-0.003878805824">
                <text:p>-0.0038788058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-0.19556354786">
                <text:p>-0.19556354786</text:p>
              </table:table-cell>
              <table:table-cell office:value-type="float" office:value="0.093174739772">
                <text:p>0.09317473977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014994563149">
                <text:p>0.014994563149</text:p>
              </table:table-cell>
              <table:table-cell office:value-type="float" office:value="0.041648668767">
                <text:p>0.0416486687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050479199645">
                <text:p>0.050479199645</text:p>
              </table:table-cell>
              <table:table-cell office:value-type="float" office:value="0.016650444991">
                <text:p>0.0166504449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148526077786">
                <text:p>0.148526077786</text:p>
              </table:table-cell>
              <table:table-cell office:value-type="float" office:value="-0.045697502448">
                <text:p>-0.0456975024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-0.221234845911">
                <text:p>-0.221234845911</text:p>
              </table:table-cell>
              <table:table-cell office:value-type="float" office:value="0.033107931934">
                <text:p>0.03310793193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-0.073403020635">
                <text:p>-0.073403020635</text:p>
              </table:table-cell>
              <table:table-cell office:value-type="float" office:value="0.013065494188">
                <text:p>0.01306549418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-0.301902612355">
                <text:p>-0.301902612355</text:p>
              </table:table-cell>
              <table:table-cell office:value-type="float" office:value="-0.126535479295">
                <text:p>-0.1265354792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070336031396">
                <text:p>0.070336031396</text:p>
              </table:table-cell>
              <table:table-cell office:value-type="float" office:value="-0.053480970212">
                <text:p>-0.0534809702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-0.091053650669">
                <text:p>-0.091053650669</text:p>
              </table:table-cell>
              <table:table-cell office:value-type="float" office:value="-0.094641391992">
                <text:p>-0.0946413919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016332093492">
                <text:p>0.016332093492</text:p>
              </table:table-cell>
              <table:table-cell office:value-type="float" office:value="0.056463913744">
                <text:p>0.0564639137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009792657897">
                <text:p>0.009792657897</text:p>
              </table:table-cell>
              <table:table-cell office:value-type="float" office:value="0.053572169564">
                <text:p>0.05357216956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033645252281">
                <text:p>0.033645252281</text:p>
              </table:table-cell>
              <table:table-cell office:value-type="float" office:value="0.016580074864">
                <text:p>0.0165800748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-0.048157356931">
                <text:p>-0.048157356931</text:p>
              </table:table-cell>
              <table:table-cell office:value-type="float" office:value="0.017693669043">
                <text:p>0.0176936690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-0.287462014364">
                <text:p>-0.287462014364</text:p>
              </table:table-cell>
              <table:table-cell office:value-type="float" office:value="-0.034646772388">
                <text:p>-0.03464677238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-0.062447730715">
                <text:p>-0.062447730715</text:p>
              </table:table-cell>
              <table:table-cell office:value-type="float" office:value="0.002386263393">
                <text:p>0.00238626339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081897671666">
                <text:p>0.081897671666</text:p>
              </table:table-cell>
              <table:table-cell office:value-type="float" office:value="0.053176555708">
                <text:p>0.0531765557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014811860346">
                <text:p>0.014811860346</text:p>
              </table:table-cell>
              <table:table-cell office:value-type="float" office:value="0.049321162183">
                <text:p>0.04932116218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-0.030233523988">
                <text:p>-0.030233523988</text:p>
              </table:table-cell>
              <table:table-cell office:value-type="float" office:value="-0.017471366094">
                <text:p>-0.01747136609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-0.040150419538">
                <text:p>-0.040150419538</text:p>
              </table:table-cell>
              <table:table-cell office:value-type="float" office:value="-0.048449938605">
                <text:p>-0.0484499386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024138797362">
                <text:p>0.024138797362</text:p>
              </table:table-cell>
              <table:table-cell office:value-type="float" office:value="0.03248079735">
                <text:p>0.032480797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029692769465">
                <text:p>0.029692769465</text:p>
              </table:table-cell>
              <table:table-cell office:value-type="float" office:value="0.007471019076">
                <text:p>0.0074710190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693232200004">
                <text:p>0.693232200004</text:p>
              </table:table-cell>
              <table:table-cell office:value-type="float" office:value="0.119966113154">
                <text:p>0.11996611315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-0.023931824373">
                <text:p>-0.023931824373</text:p>
              </table:table-cell>
              <table:table-cell office:value-type="float" office:value="-0.015935443484">
                <text:p>-0.01593544348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-0.165835200249">
                <text:p>-0.165835200249</text:p>
              </table:table-cell>
              <table:table-cell office:value-type="float" office:value="0.059473518131">
                <text:p>0.0594735181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-0.134027482198">
                <text:p>-0.134027482198</text:p>
              </table:table-cell>
              <table:table-cell office:value-type="float" office:value="0.038911694375">
                <text:p>0.0389116943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082776161818">
                <text:p>0.082776161818</text:p>
              </table:table-cell>
              <table:table-cell office:value-type="float" office:value="0.029256528704">
                <text:p>0.02925652870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-0.337278575446">
                <text:p>-0.337278575446</text:p>
              </table:table-cell>
              <table:table-cell office:value-type="float" office:value="-0.144177350019">
                <text:p>-0.1441773500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-0.10517833683">
                <text:p>-0.10517833683</text:p>
              </table:table-cell>
              <table:table-cell office:value-type="float" office:value="-0.085165844742">
                <text:p>-0.08516584474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040088989932">
                <text:p>0.040088989932</text:p>
              </table:table-cell>
              <table:table-cell office:value-type="float" office:value="0.024013957717">
                <text:p>0.0240139577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-0.000096862919">
                <text:p>-0.000096862919</text:p>
              </table:table-cell>
              <table:table-cell office:value-type="float" office:value="0.044932410399">
                <text:p>0.04493241039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002276542745">
                <text:p>0.002276542745</text:p>
              </table:table-cell>
              <table:table-cell office:value-type="float" office:value="-0.035025116919">
                <text:p>-0.0350251169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-0.068385080174">
                <text:p>-0.068385080174</text:p>
              </table:table-cell>
              <table:table-cell office:value-type="float" office:value="-0.063564383402">
                <text:p>-0.0635643834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-0.006215119551">
                <text:p>-0.006215119551</text:p>
              </table:table-cell>
              <table:table-cell office:value-type="float" office:value="0.041731322177">
                <text:p>0.0417313221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102254131091">
                <text:p>0.102254131091</text:p>
              </table:table-cell>
              <table:table-cell office:value-type="float" office:value="0.021281913185">
                <text:p>0.0212819131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078548248261">
                <text:p>0.078548248261</text:p>
              </table:table-cell>
              <table:table-cell office:value-type="float" office:value="0.01789701877">
                <text:p>0.017897018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-0.011467029867">
                <text:p>-0.011467029867</text:p>
              </table:table-cell>
              <table:table-cell office:value-type="float" office:value="-0.193188655644">
                <text:p>-0.19318865564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010469983397">
                <text:p>0.010469983397</text:p>
              </table:table-cell>
              <table:table-cell office:value-type="float" office:value="-0.006894626328">
                <text:p>-0.00689462632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-0.199841307976">
                <text:p>-0.199841307976</text:p>
              </table:table-cell>
              <table:table-cell office:value-type="float" office:value="-0.012030760459">
                <text:p>-0.01203076045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-0.067490283132">
                <text:p>-0.067490283132</text:p>
              </table:table-cell>
              <table:table-cell office:value-type="float" office:value="-0.153140481934">
                <text:p>-0.1531404819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051523283422">
                <text:p>0.051523283422</text:p>
              </table:table-cell>
              <table:table-cell office:value-type="float" office:value="0.017442534357">
                <text:p>0.0174425343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-0.127913137312">
                <text:p>-0.127913137312</text:p>
              </table:table-cell>
              <table:table-cell office:value-type="float" office:value="-0.083195703561">
                <text:p>-0.08319570356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-0.153776358988">
                <text:p>-0.153776358988</text:p>
              </table:table-cell>
              <table:table-cell office:value-type="float" office:value="-0.133710914136">
                <text:p>-0.13371091413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070082654547">
                <text:p>0.070082654547</text:p>
              </table:table-cell>
              <table:table-cell office:value-type="float" office:value="-0.056811429328">
                <text:p>-0.05681142932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-0.063424454695">
                <text:p>-0.063424454695</text:p>
              </table:table-cell>
              <table:table-cell office:value-type="float" office:value="0.033597994861">
                <text:p>0.03359799486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-0.174223306213">
                <text:p>-0.174223306213</text:p>
              </table:table-cell>
              <table:table-cell office:value-type="float" office:value="-0.00208452686">
                <text:p>-0.0020845268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009819192098">
                <text:p>0.009819192098</text:p>
              </table:table-cell>
              <table:table-cell office:value-type="float" office:value="0.108831525582">
                <text:p>0.10883152558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066802591324">
                <text:p>0.066802591324</text:p>
              </table:table-cell>
              <table:table-cell office:value-type="float" office:value="0.019631236837">
                <text:p>0.01963123683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013731470484">
                <text:p>0.013731470484</text:p>
              </table:table-cell>
              <table:table-cell office:value-type="float" office:value="-0.105688197307">
                <text:p>-0.1056881973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125249827527">
                <text:p>0.125249827527</text:p>
              </table:table-cell>
              <table:table-cell office:value-type="float" office:value="-0.002686744255">
                <text:p>-0.0026867442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-0.08198047576">
                <text:p>-0.08198047576</text:p>
              </table:table-cell>
              <table:table-cell office:value-type="float" office:value="-0.002221395981">
                <text:p>-0.0022213959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-0.314870006897">
                <text:p>-0.314870006897</text:p>
              </table:table-cell>
              <table:table-cell office:value-type="float" office:value="0.03227851639">
                <text:p>0.032278516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078426719373">
                <text:p>0.078426719373</text:p>
              </table:table-cell>
              <table:table-cell office:value-type="float" office:value="-0.004038927863">
                <text:p>-0.00403892786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-0.011995506049">
                <text:p>-0.011995506049</text:p>
              </table:table-cell>
              <table:table-cell office:value-type="float" office:value="-0.001203250208">
                <text:p>-0.0012032502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-0.015412577651">
                <text:p>-0.015412577651</text:p>
              </table:table-cell>
              <table:table-cell office:value-type="float" office:value="-0.011628037367">
                <text:p>-0.0116280373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049953569587">
                <text:p>0.049953569587</text:p>
              </table:table-cell>
              <table:table-cell office:value-type="float" office:value="0.017794711331">
                <text:p>0.01779471133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-0.123032740857">
                <text:p>-0.123032740857</text:p>
              </table:table-cell>
              <table:table-cell office:value-type="float" office:value="-0.016617421093">
                <text:p>-0.01661742109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061398369763">
                <text:p>0.061398369763</text:p>
              </table:table-cell>
              <table:table-cell office:value-type="float" office:value="0.027275838591">
                <text:p>0.0272758385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707253336997">
                <text:p>0.707253336997</text:p>
              </table:table-cell>
              <table:table-cell office:value-type="float" office:value="-0.095023646301">
                <text:p>-0.0950236463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-0.139213899654">
                <text:p>-0.139213899654</text:p>
              </table:table-cell>
              <table:table-cell office:value-type="float" office:value="-0.014333127855">
                <text:p>-0.0143331278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012270838351">
                <text:p>0.012270838351</text:p>
              </table:table-cell>
              <table:table-cell office:value-type="float" office:value="-0.001326008159">
                <text:p>-0.00132600815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-0.015257017904">
                <text:p>-0.015257017904</text:p>
              </table:table-cell>
              <table:table-cell office:value-type="float" office:value="-0.001466336152">
                <text:p>-0.00146633615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02688760363">
                <text:p>0.02688760363</text:p>
              </table:table-cell>
              <table:table-cell office:value-type="float" office:value="0.028690202574">
                <text:p>0.02869020257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058438447802">
                <text:p>0.058438447802</text:p>
              </table:table-cell>
              <table:table-cell office:value-type="float" office:value="0.004341348443">
                <text:p>0.00434134844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01476380128">
                <text:p>0.01476380128</text:p>
              </table:table-cell>
              <table:table-cell office:value-type="float" office:value="0.025934484474">
                <text:p>0.02593448447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-0.145461588346">
                <text:p>-0.145461588346</text:p>
              </table:table-cell>
              <table:table-cell office:value-type="float" office:value="-0.091596983608">
                <text:p>-0.0915969836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144167746631">
                <text:p>0.144167746631</text:p>
              </table:table-cell>
              <table:table-cell office:value-type="float" office:value="0.017169122902">
                <text:p>0.01716912290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-0.100884007847">
                <text:p>-0.100884007847</text:p>
              </table:table-cell>
              <table:table-cell office:value-type="float" office:value="-0.021225276728">
                <text:p>-0.02122527672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070282390232">
                <text:p>0.070282390232</text:p>
              </table:table-cell>
              <table:table-cell office:value-type="float" office:value="0.053671907771">
                <text:p>0.05367190777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-0.006429731638">
                <text:p>-0.006429731638</text:p>
              </table:table-cell>
              <table:table-cell office:value-type="float" office:value="0.043134407606">
                <text:p>0.0431344076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-0.05113686864">
                <text:p>-0.05113686864</text:p>
              </table:table-cell>
              <table:table-cell office:value-type="float" office:value="0.033007687558">
                <text:p>0.03300768755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-0.007318596833">
                <text:p>-0.007318596833</text:p>
              </table:table-cell>
              <table:table-cell office:value-type="float" office:value="0.02829434195">
                <text:p>0.028294341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-0.032574268468">
                <text:p>-0.032574268468</text:p>
              </table:table-cell>
              <table:table-cell office:value-type="float" office:value="-0.009840564164">
                <text:p>-0.00984056416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-0.027753260279">
                <text:p>-0.027753260279</text:p>
              </table:table-cell>
              <table:table-cell office:value-type="float" office:value="0.011995409642">
                <text:p>0.0119954096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108108361353">
                <text:p>0.108108361353</text:p>
              </table:table-cell>
              <table:table-cell office:value-type="float" office:value="-0.005071334058">
                <text:p>-0.0050713340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03709154805">
                <text:p>0.03709154805</text:p>
              </table:table-cell>
              <table:table-cell office:value-type="float" office:value="-0.003042211676">
                <text:p>-0.00304221167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015367315027">
                <text:p>0.015367315027</text:p>
              </table:table-cell>
              <table:table-cell office:value-type="float" office:value="-0.013664000938">
                <text:p>-0.01366400093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016622951741">
                <text:p>0.016622951741</text:p>
              </table:table-cell>
              <table:table-cell office:value-type="float" office:value="0.05344439593">
                <text:p>0.0534443959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001026695731">
                <text:p>0.001026695731</text:p>
              </table:table-cell>
              <table:table-cell office:value-type="float" office:value="-0.026510449137">
                <text:p>-0.02651044913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048165682159">
                <text:p>0.048165682159</text:p>
              </table:table-cell>
              <table:table-cell office:value-type="float" office:value="-0.02395194819">
                <text:p>-0.023951948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108911491844">
                <text:p>0.108911491844</text:p>
              </table:table-cell>
              <table:table-cell office:value-type="float" office:value="0.022956012279">
                <text:p>0.02295601227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017746106158">
                <text:p>0.017746106158</text:p>
              </table:table-cell>
              <table:table-cell office:value-type="float" office:value="0.020464174283">
                <text:p>0.02046417428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-0.064895941464">
                <text:p>-0.064895941464</text:p>
              </table:table-cell>
              <table:table-cell office:value-type="float" office:value="-0.092742655325">
                <text:p>-0.0927426553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051927374458">
                <text:p>0.051927374458</text:p>
              </table:table-cell>
              <table:table-cell office:value-type="float" office:value="0.051983418964">
                <text:p>0.0519834189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-0.31765067617">
                <text:p>-0.31765067617</text:p>
              </table:table-cell>
              <table:table-cell office:value-type="float" office:value="-0.133723702289">
                <text:p>-0.13372370228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-0.136461573751">
                <text:p>-0.136461573751</text:p>
              </table:table-cell>
              <table:table-cell office:value-type="float" office:value="-0.100111154517">
                <text:p>-0.1001111545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00492123526">
                <text:p>0.00492123526</text:p>
              </table:table-cell>
              <table:table-cell office:value-type="float" office:value="0.049450684836">
                <text:p>0.0494506848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004325376358">
                <text:p>0.004325376358</text:p>
              </table:table-cell>
              <table:table-cell office:value-type="float" office:value="0.046304324762">
                <text:p>0.04630432476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148340170112">
                <text:p>0.148340170112</text:p>
              </table:table-cell>
              <table:table-cell office:value-type="float" office:value="0.100836965154">
                <text:p>0.1008369651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-0.045744167037">
                <text:p>-0.045744167037</text:p>
              </table:table-cell>
              <table:table-cell office:value-type="float" office:value="-0.039793974069">
                <text:p>-0.03979397406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-0.037264047927">
                <text:p>-0.037264047927</text:p>
              </table:table-cell>
              <table:table-cell office:value-type="float" office:value="-0.04876397395">
                <text:p>-0.048763973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125034893949">
                <text:p>0.125034893949</text:p>
              </table:table-cell>
              <table:table-cell office:value-type="float" office:value="-0.004664651496">
                <text:p>-0.00466465149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026120645732">
                <text:p>0.026120645732</text:p>
              </table:table-cell>
              <table:table-cell office:value-type="float" office:value="0.011886974266">
                <text:p>0.01188697426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233095941287">
                <text:p>0.233095941287</text:p>
              </table:table-cell>
              <table:table-cell office:value-type="float" office:value="0.015839300836">
                <text:p>0.0158393008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048976118538">
                <text:p>0.048976118538</text:p>
              </table:table-cell>
              <table:table-cell office:value-type="float" office:value="0.038771938634">
                <text:p>0.0387719386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-0.071432193782">
                <text:p>-0.071432193782</text:p>
              </table:table-cell>
              <table:table-cell office:value-type="float" office:value="-0.026303849876">
                <text:p>-0.02630384987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-0.394760260061">
                <text:p>-0.394760260061</text:p>
              </table:table-cell>
              <table:table-cell office:value-type="float" office:value="0.058016917785">
                <text:p>0.05801691778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126575383314">
                <text:p>0.126575383314</text:p>
              </table:table-cell>
              <table:table-cell office:value-type="float" office:value="0.013842586112">
                <text:p>0.01384258611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-0.274989880131">
                <text:p>-0.274989880131</text:p>
              </table:table-cell>
              <table:table-cell office:value-type="float" office:value="-0.115915203053">
                <text:p>-0.1159152030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-0.010736189373">
                <text:p>-0.010736189373</text:p>
              </table:table-cell>
              <table:table-cell office:value-type="float" office:value="-0.029631912227">
                <text:p>-0.0296319122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054178093274">
                <text:p>0.054178093274</text:p>
              </table:table-cell>
              <table:table-cell office:value-type="float" office:value="0.050369358229">
                <text:p>0.05036935822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-0.196122728286">
                <text:p>-0.196122728286</text:p>
              </table:table-cell>
              <table:table-cell office:value-type="float" office:value="-0.013683027344">
                <text:p>-0.0136830273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040636017474">
                <text:p>0.040636017474</text:p>
              </table:table-cell>
              <table:table-cell office:value-type="float" office:value="0.011053869103">
                <text:p>0.01105386910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-0.162208289751">
                <text:p>-0.162208289751</text:p>
              </table:table-cell>
              <table:table-cell office:value-type="float" office:value="0.002471240746">
                <text:p>0.00247124074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005784075163">
                <text:p>0.005784075163</text:p>
              </table:table-cell>
              <table:table-cell office:value-type="float" office:value="0.004763655571">
                <text:p>0.00476365557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128397923487">
                <text:p>0.128397923487</text:p>
              </table:table-cell>
              <table:table-cell office:value-type="float" office:value="0.000650335906">
                <text:p>0.0006503359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-0.023277948861">
                <text:p>-0.023277948861</text:p>
              </table:table-cell>
              <table:table-cell office:value-type="float" office:value="0.068217413239">
                <text:p>0.0682174132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054679919942">
                <text:p>0.054679919942</text:p>
              </table:table-cell>
              <table:table-cell office:value-type="float" office:value="-0.014053570704">
                <text:p>-0.0140535707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09940996291">
                <text:p>0.09940996291</text:p>
              </table:table-cell>
              <table:table-cell office:value-type="float" office:value="0.004674691454">
                <text:p>0.0046746914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003792296406">
                <text:p>0.003792296406</text:p>
              </table:table-cell>
              <table:table-cell office:value-type="float" office:value="0.057666128076">
                <text:p>0.05766612807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038486620432">
                <text:p>0.038486620432</text:p>
              </table:table-cell>
              <table:table-cell office:value-type="float" office:value="0.028802131321">
                <text:p>0.0288021313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-0.068310073674">
                <text:p>-0.068310073674</text:p>
              </table:table-cell>
              <table:table-cell office:value-type="float" office:value="-0.066779462575">
                <text:p>-0.0667794625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-0.025531422569">
                <text:p>-0.025531422569</text:p>
              </table:table-cell>
              <table:table-cell office:value-type="float" office:value="0.0217191627">
                <text:p>0.021719162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-0.342681515792">
                <text:p>-0.342681515792</text:p>
              </table:table-cell>
              <table:table-cell office:value-type="float" office:value="0.124620542266">
                <text:p>0.12462054226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-0.019575318763">
                <text:p>-0.019575318763</text:p>
              </table:table-cell>
              <table:table-cell office:value-type="float" office:value="-0.050791642625">
                <text:p>-0.0507916426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-0.048197762965">
                <text:p>-0.048197762965</text:p>
              </table:table-cell>
              <table:table-cell office:value-type="float" office:value="0.000578960438">
                <text:p>0.00057896043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061744211584">
                <text:p>0.061744211584</text:p>
              </table:table-cell>
              <table:table-cell office:value-type="float" office:value="0.005330578356">
                <text:p>0.0053305783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-0.085398857336">
                <text:p>-0.085398857336</text:p>
              </table:table-cell>
              <table:table-cell office:value-type="float" office:value="-0.070526318627">
                <text:p>-0.0705263186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17395214978">
                <text:p>0.17395214978</text:p>
              </table:table-cell>
              <table:table-cell office:value-type="float" office:value="-0.023978024873">
                <text:p>-0.0239780248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-0.014635299037">
                <text:p>-0.014635299037</text:p>
              </table:table-cell>
              <table:table-cell office:value-type="float" office:value="0.018189074265">
                <text:p>0.01818907426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113247576744">
                <text:p>0.113247576744</text:p>
              </table:table-cell>
              <table:table-cell office:value-type="float" office:value="0.02761449305">
                <text:p>0.027614493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213475532973">
                <text:p>0.213475532973</text:p>
              </table:table-cell>
              <table:table-cell office:value-type="float" office:value="-0.050030685825">
                <text:p>-0.0500306858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011885929843">
                <text:p>0.011885929843</text:p>
              </table:table-cell>
              <table:table-cell office:value-type="float" office:value="0.075260442629">
                <text:p>0.07526044262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035002320545">
                <text:p>0.035002320545</text:p>
              </table:table-cell>
              <table:table-cell office:value-type="float" office:value="0.005768673898">
                <text:p>0.0057686738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-0.068346849096">
                <text:p>-0.068346849096</text:p>
              </table:table-cell>
              <table:table-cell office:value-type="float" office:value="-0.027860104277">
                <text:p>-0.02786010427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-0.049430606465">
                <text:p>-0.049430606465</text:p>
              </table:table-cell>
              <table:table-cell office:value-type="float" office:value="0.012520219171">
                <text:p>0.01252021917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144848064081">
                <text:p>0.144848064081</text:p>
              </table:table-cell>
              <table:table-cell office:value-type="float" office:value="0.114325010719">
                <text:p>0.1143250107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016642089568">
                <text:p>0.016642089568</text:p>
              </table:table-cell>
              <table:table-cell office:value-type="float" office:value="-0.144913097946">
                <text:p>-0.14491309794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126192609941">
                <text:p>0.126192609941</text:p>
              </table:table-cell>
              <table:table-cell office:value-type="float" office:value="0.036917070721">
                <text:p>0.0369170707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-0.043377116011">
                <text:p>-0.043377116011</text:p>
              </table:table-cell>
              <table:table-cell office:value-type="float" office:value="-0.127589664231">
                <text:p>-0.1275896642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-0.180016193183">
                <text:p>-0.180016193183</text:p>
              </table:table-cell>
              <table:table-cell office:value-type="float" office:value="-0.001889674671">
                <text:p>-0.00188967467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-0.161055966727">
                <text:p>-0.161055966727</text:p>
              </table:table-cell>
              <table:table-cell office:value-type="float" office:value="-0.002511260335">
                <text:p>-0.0025112603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-0.272294409581">
                <text:p>-0.272294409581</text:p>
              </table:table-cell>
              <table:table-cell office:value-type="float" office:value="-0.165619969225">
                <text:p>-0.1656199692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-0.004009208686">
                <text:p>-0.004009208686</text:p>
              </table:table-cell>
              <table:table-cell office:value-type="float" office:value="0.035156982277">
                <text:p>0.0351569822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023064543724">
                <text:p>0.023064543724</text:p>
              </table:table-cell>
              <table:table-cell office:value-type="float" office:value="0.019044561183">
                <text:p>0.0190445611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003142993848">
                <text:p>0.003142993848</text:p>
              </table:table-cell>
              <table:table-cell office:value-type="float" office:value="0.001132665247">
                <text:p>0.00113266524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010881761601">
                <text:p>0.010881761601</text:p>
              </table:table-cell>
              <table:table-cell office:value-type="float" office:value="-0.011776781454">
                <text:p>-0.0117767814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061154518465">
                <text:p>0.061154518465</text:p>
              </table:table-cell>
              <table:table-cell office:value-type="float" office:value="0.051373795757">
                <text:p>0.05137379575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-0.27945891754">
                <text:p>-0.27945891754</text:p>
              </table:table-cell>
              <table:table-cell office:value-type="float" office:value="-0.112983697106">
                <text:p>-0.1129836971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048035227434">
                <text:p>0.048035227434</text:p>
              </table:table-cell>
              <table:table-cell office:value-type="float" office:value="0.081954266506">
                <text:p>0.0819542665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04929438375">
                <text:p>0.04929438375</text:p>
              </table:table-cell>
              <table:table-cell office:value-type="float" office:value="0.029785921204">
                <text:p>0.0297859212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-0.085082352929">
                <text:p>-0.085082352929</text:p>
              </table:table-cell>
              <table:table-cell office:value-type="float" office:value="-0.251872094533">
                <text:p>-0.2518720945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-0.006472835143">
                <text:p>-0.006472835143</text:p>
              </table:table-cell>
              <table:table-cell office:value-type="float" office:value="0.093260747594">
                <text:p>0.09326074759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1011788336">
                <text:p>0.1011788336</text:p>
              </table:table-cell>
              <table:table-cell office:value-type="float" office:value="0.085489502447">
                <text:p>0.08548950244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-0.068320995948">
                <text:p>-0.068320995948</text:p>
              </table:table-cell>
              <table:table-cell office:value-type="float" office:value="0.003746378251">
                <text:p>0.00374637825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025860098278">
                <text:p>0.025860098278</text:p>
              </table:table-cell>
              <table:table-cell office:value-type="float" office:value="-0.001918968193">
                <text:p>-0.00191896819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044948836858">
                <text:p>0.044948836858</text:p>
              </table:table-cell>
              <table:table-cell office:value-type="float" office:value="0.035284397693">
                <text:p>0.03528439769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01223591215">
                <text:p>0.01223591215</text:p>
              </table:table-cell>
              <table:table-cell office:value-type="float" office:value="0.018600057015">
                <text:p>0.0186000570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-0.037494962955">
                <text:p>-0.037494962955</text:p>
              </table:table-cell>
              <table:table-cell office:value-type="float" office:value="-0.011185856863">
                <text:p>-0.01118585686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099276197187">
                <text:p>0.099276197187</text:p>
              </table:table-cell>
              <table:table-cell office:value-type="float" office:value="0.047431308734">
                <text:p>0.0474313087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035122978538">
                <text:p>0.035122978538</text:p>
              </table:table-cell>
              <table:table-cell office:value-type="float" office:value="0.037572943974">
                <text:p>0.0375729439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271457004833">
                <text:p>0.271457004833</text:p>
              </table:table-cell>
              <table:table-cell office:value-type="float" office:value="0.104188505228">
                <text:p>0.10418850522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-0.070514115303">
                <text:p>-0.070514115303</text:p>
              </table:table-cell>
              <table:table-cell office:value-type="float" office:value="-0.014005910771">
                <text:p>-0.01400591077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-0.027585422903">
                <text:p>-0.027585422903</text:p>
              </table:table-cell>
              <table:table-cell office:value-type="float" office:value="0.024024914191">
                <text:p>0.0240249141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033380795491">
                <text:p>0.033380795491</text:p>
              </table:table-cell>
              <table:table-cell office:value-type="float" office:value="0.011419890957">
                <text:p>0.0114198909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16849411285">
                <text:p>0.16849411285</text:p>
              </table:table-cell>
              <table:table-cell office:value-type="float" office:value="0.091643674191">
                <text:p>0.09164367419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042426163999">
                <text:p>0.042426163999</text:p>
              </table:table-cell>
              <table:table-cell office:value-type="float" office:value="-0.028615241315">
                <text:p>-0.0286152413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092458185373">
                <text:p>0.092458185373</text:p>
              </table:table-cell>
              <table:table-cell office:value-type="float" office:value="-0.060924595851">
                <text:p>-0.06092459585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-0.019260215249">
                <text:p>-0.019260215249</text:p>
              </table:table-cell>
              <table:table-cell office:value-type="float" office:value="0.022247592203">
                <text:p>0.02224759220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107674073742">
                <text:p>0.107674073742</text:p>
              </table:table-cell>
              <table:table-cell office:value-type="float" office:value="0.014975042419">
                <text:p>0.0149750424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-0.008629470152">
                <text:p>-0.008629470152</text:p>
              </table:table-cell>
              <table:table-cell office:value-type="float" office:value="-0.013658689241">
                <text:p>-0.01365868924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231317383959">
                <text:p>0.231317383959</text:p>
              </table:table-cell>
              <table:table-cell office:value-type="float" office:value="0.036775492839">
                <text:p>0.03677549283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-0.010170844127">
                <text:p>-0.010170844127</text:p>
              </table:table-cell>
              <table:table-cell office:value-type="float" office:value="0.011227917745">
                <text:p>0.01122791774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027646837265">
                <text:p>0.027646837265</text:p>
              </table:table-cell>
              <table:table-cell office:value-type="float" office:value="0.016728543113">
                <text:p>0.0167285431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-0.024043424597">
                <text:p>-0.024043424597</text:p>
              </table:table-cell>
              <table:table-cell office:value-type="float" office:value="-0.094500379438">
                <text:p>-0.09450037943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-0.00129856135">
                <text:p>-0.00129856135</text:p>
              </table:table-cell>
              <table:table-cell office:value-type="float" office:value="0.020639191843">
                <text:p>0.02063919184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-0.049260247641">
                <text:p>-0.049260247641</text:p>
              </table:table-cell>
              <table:table-cell office:value-type="float" office:value="-0.014438172763">
                <text:p>-0.0144381727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-0.016700992995">
                <text:p>-0.016700992995</text:p>
              </table:table-cell>
              <table:table-cell office:value-type="float" office:value="-0.012471552586">
                <text:p>-0.01247155258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044806288857">
                <text:p>0.044806288857</text:p>
              </table:table-cell>
              <table:table-cell office:value-type="float" office:value="-0.004229741521">
                <text:p>-0.00422974152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033791070642">
                <text:p>0.033791070642</text:p>
              </table:table-cell>
              <table:table-cell office:value-type="float" office:value="0.01715303175">
                <text:p>0.017153031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021576547494">
                <text:p>0.021576547494</text:p>
              </table:table-cell>
              <table:table-cell office:value-type="float" office:value="0.011624019924">
                <text:p>0.0116240199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-0.196925453272">
                <text:p>-0.196925453272</text:p>
              </table:table-cell>
              <table:table-cell office:value-type="float" office:value="-0.112667547923">
                <text:p>-0.1126675479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-0.006306257431">
                <text:p>-0.006306257431</text:p>
              </table:table-cell>
              <table:table-cell office:value-type="float" office:value="0.008539033026">
                <text:p>0.00853903302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-0.330242330419">
                <text:p>-0.330242330419</text:p>
              </table:table-cell>
              <table:table-cell office:value-type="float" office:value="0.033045435521">
                <text:p>0.0330454355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00415956234">
                <text:p>0.00415956234</text:p>
              </table:table-cell>
              <table:table-cell office:value-type="float" office:value="0.011495015141">
                <text:p>0.0114950151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-0.010267637587">
                <text:p>-0.010267637587</text:p>
              </table:table-cell>
              <table:table-cell office:value-type="float" office:value="0.066130108327">
                <text:p>0.06613010832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-0.007059837368">
                <text:p>-0.007059837368</text:p>
              </table:table-cell>
              <table:table-cell office:value-type="float" office:value="0.009186566128">
                <text:p>0.0091865661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041421138117">
                <text:p>0.041421138117</text:p>
              </table:table-cell>
              <table:table-cell office:value-type="float" office:value="0.012184910103">
                <text:p>0.01218491010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018474951649">
                <text:p>0.018474951649</text:p>
              </table:table-cell>
              <table:table-cell office:value-type="float" office:value="0.007306419018">
                <text:p>0.00730641901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026692748636">
                <text:p>0.026692748636</text:p>
              </table:table-cell>
              <table:table-cell office:value-type="float" office:value="0.073346429684">
                <text:p>0.07334642968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058215036926">
                <text:p>0.058215036926</text:p>
              </table:table-cell>
              <table:table-cell office:value-type="float" office:value="0.039040677254">
                <text:p>0.03904067725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-0.054425739337">
                <text:p>-0.054425739337</text:p>
              </table:table-cell>
              <table:table-cell office:value-type="float" office:value="0.049067896619">
                <text:p>0.0490678966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013745134928">
                <text:p>0.013745134928</text:p>
              </table:table-cell>
              <table:table-cell office:value-type="float" office:value="0.041374806277">
                <text:p>0.04137480627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143357158293">
                <text:p>0.143357158293</text:p>
              </table:table-cell>
              <table:table-cell office:value-type="float" office:value="0.03486825903">
                <text:p>0.0348682590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-0.033869291489">
                <text:p>-0.033869291489</text:p>
              </table:table-cell>
              <table:table-cell office:value-type="float" office:value="-0.03084961796">
                <text:p>-0.030849617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-0.014043330429">
                <text:p>-0.014043330429</text:p>
              </table:table-cell>
              <table:table-cell office:value-type="float" office:value="-0.051811028395">
                <text:p>-0.05181102839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000382874774">
                <text:p>0.000382874774</text:p>
              </table:table-cell>
              <table:table-cell office:value-type="float" office:value="0.001599424074">
                <text:p>0.0015994240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034916154564">
                <text:p>0.034916154564</text:p>
              </table:table-cell>
              <table:table-cell office:value-type="float" office:value="0.001545581338">
                <text:p>0.00154558133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-0.116754213905">
                <text:p>-0.116754213905</text:p>
              </table:table-cell>
              <table:table-cell office:value-type="float" office:value="0.016938814186">
                <text:p>0.0169388141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-0.171749982184">
                <text:p>-0.171749982184</text:p>
              </table:table-cell>
              <table:table-cell office:value-type="float" office:value="-0.109043631165">
                <text:p>-0.10904363116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04894208284">
                <text:p>0.04894208284</text:p>
              </table:table-cell>
              <table:table-cell office:value-type="float" office:value="-0.00249821826">
                <text:p>-0.0024982182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114183333028">
                <text:p>0.114183333028</text:p>
              </table:table-cell>
              <table:table-cell office:value-type="float" office:value="0.027533534167">
                <text:p>0.0275335341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-0.021594153747">
                <text:p>-0.021594153747</text:p>
              </table:table-cell>
              <table:table-cell office:value-type="float" office:value="0.047339205287">
                <text:p>0.04733920528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-0.046309034173">
                <text:p>-0.046309034173</text:p>
              </table:table-cell>
              <table:table-cell office:value-type="float" office:value="0.036652185873">
                <text:p>0.03665218587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-0.077676465448">
                <text:p>-0.077676465448</text:p>
              </table:table-cell>
              <table:table-cell office:value-type="float" office:value="0.015400029278">
                <text:p>0.01540002927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80706615598">
                <text:p>0.080706615598</text:p>
              </table:table-cell>
              <table:table-cell office:value-type="float" office:value="0.011842031617">
                <text:p>0.011842031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2" chart:maximum="0.2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93cm" svg:height="9cm" xlink:href=".." xlink:type="simple" chart:class="chart:scatter" chart:style-name="ch1">
        <chart:title svg:x="9.195cm" svg:y="0.316cm" chart:style-name="ch2">
          <text:p>ADC 1k</text:p>
        </chart:title>
        <chart:legend chart:legend-position="end" svg:x="16.632cm" svg:y="2.956cm" style:legend-expansion="high" chart:style-name="ch3"/>
        <chart:plot-area chart:style-name="ch4" table:cell-range-address="Sheet2.M2:Sheet2.S112 Sheet2.N1:Sheet2.S1" chart:data-source-has-labels="row" svg:x="1.412cm" svg:y="1.275cm" svg:width="14.819cm" svg:height="6.564cm">
          <chart:coordinate-region svg:x="2.43cm" svg:y="1.474cm" svg:width="13.615cm" svg:height="6.166cm"/>
          <chart:axis chart:dimension="x" chart:name="primary-x" chart:style-name="ch5">
            <chart:title svg:x="8.195cm" svg:y="8.019cm" chart:style-name="ch6">
              <text:p>time (fs)</text:p>
            </chart:title>
          </chart:axis>
          <chart:axis chart:dimension="y" chart:name="primary-y" chart:style-name="ch7">
            <chart:title svg:x="0.451cm" svg:y="6.003cm" chart:style-name="ch8">
              <text:p>ENERGY GAP (eV)</text:p>
            </chart:title>
            <chart:grid chart:style-name="ch9" chart:class="major"/>
          </chart:axis>
          <chart:series chart:style-name="ch10" chart:values-cell-range-address="Sheet2.N2:Sheet2.N112" chart:label-cell-address="Sheet2.N1:Sheet2.N1" chart:class="chart:scatter">
            <chart:domain table:cell-range-address="Sheet2.M2:Sheet2.M112"/>
            <chart:data-point chart:repeated="111"/>
          </chart:series>
          <chart:series chart:style-name="ch11" chart:values-cell-range-address="Sheet2.O2:Sheet2.O112" chart:label-cell-address="Sheet2.O1:Sheet2.O1" chart:class="chart:scatter">
            <chart:data-point chart:repeated="111"/>
          </chart:series>
          <chart:series chart:style-name="ch12" chart:values-cell-range-address="Sheet2.P2:Sheet2.P112" chart:label-cell-address="Sheet2.P1:Sheet2.P1" chart:class="chart:scatter">
            <chart:data-point chart:repeated="111"/>
          </chart:series>
          <chart:series chart:style-name="ch13" chart:values-cell-range-address="Sheet2.Q2:Sheet2.Q112" chart:label-cell-address="Sheet2.Q1:Sheet2.Q1" chart:class="chart:scatter">
            <chart:data-point chart:repeated="111"/>
          </chart:series>
          <chart:series chart:style-name="ch14" chart:values-cell-range-address="Sheet2.R2:Sheet2.R112" chart:label-cell-address="Sheet2.R1:Sheet2.R1" chart:class="chart:scatter">
            <chart:data-point chart:repeated="111"/>
          </chart:series>
          <chart:series chart:style-name="ch15" chart:values-cell-range-address="Sheet2.S2:Sheet2.S112" chart:label-cell-address="Sheet2.S1:Sheet2.S1" chart:class="chart:scatter">
            <chart:data-point chart:repeated="1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en</text:p>
                <draw:g>
                  <svg:desc>Sheet2.N1:Sheet2.N1</svg:desc>
                </draw:g>
              </table:table-cell>
              <table:table-cell office:value-type="string">
                <text:p>en+grad</text:p>
                <draw:g>
                  <svg:desc>Sheet2.O1:Sheet2.O1</svg:desc>
                </draw:g>
              </table:table-cell>
              <table:table-cell office:value-type="string">
                <text:p>en+grad(0.25)</text:p>
                <draw:g>
                  <svg:desc>Sheet2.P1:Sheet2.P1</svg:desc>
                </draw:g>
              </table:table-cell>
              <table:table-cell office:value-type="string">
                <text:p>en+grad(0.2)</text:p>
                <draw:g>
                  <svg:desc>Sheet2.Q1:Sheet2.Q1</svg:desc>
                </draw:g>
              </table:table-cell>
              <table:table-cell office:value-type="string">
                <text:p>en+grad(0.15)</text:p>
                <draw:g>
                  <svg:desc>Sheet2.R1:Sheet2.R1</svg:desc>
                </draw:g>
              </table:table-cell>
              <table:table-cell office:value-type="string">
                <text:p>en+grad(0.1)</text:p>
                <draw:g>
                  <svg:desc>Sheet2.S1:Sheet2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M2:Sheet2.M112</svg:desc>
                </draw:g>
              </table:table-cell>
              <table:table-cell office:value-type="float" office:value="-0.007180540059">
                <text:p>-0.007180540059</text:p>
                <draw:g>
                  <svg:desc>Sheet2.N2:Sheet2.N112</svg:desc>
                </draw:g>
              </table:table-cell>
              <table:table-cell office:value-type="float" office:value="0.0980515269">
                <text:p>0.0980515269</text:p>
                <draw:g>
                  <svg:desc>Sheet2.O2:Sheet2.O112</svg:desc>
                </draw:g>
              </table:table-cell>
              <table:table-cell office:value-type="float" office:value="0.109033733298">
                <text:p>0.109033733298</text:p>
                <draw:g>
                  <svg:desc>Sheet2.P2:Sheet2.P112</svg:desc>
                </draw:g>
              </table:table-cell>
              <table:table-cell office:value-type="float" office:value="0.103350095005">
                <text:p>0.103350095005</text:p>
                <draw:g>
                  <svg:desc>Sheet2.Q2:Sheet2.Q112</svg:desc>
                </draw:g>
              </table:table-cell>
              <table:table-cell office:value-type="float" office:value="0.097604097208">
                <text:p>0.097604097208</text:p>
                <draw:g>
                  <svg:desc>Sheet2.R2:Sheet2.R112</svg:desc>
                </draw:g>
              </table:table-cell>
              <table:table-cell office:value-type="float" office:value="NaN">
                <text:p>NaN</text:p>
                <draw:g>
                  <svg:desc>Sheet2.S2:Sheet2.S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3811505794">
                <text:p>0.003811505794</text:p>
              </table:table-cell>
              <table:table-cell office:value-type="float" office:value="0.326259257227">
                <text:p>0.326259257227</text:p>
              </table:table-cell>
              <table:table-cell office:value-type="float" office:value="0.341576666301">
                <text:p>0.341576666301</text:p>
              </table:table-cell>
              <table:table-cell office:value-type="float" office:value="0.336915409114">
                <text:p>0.336915409114</text:p>
              </table:table-cell>
              <table:table-cell office:value-type="float" office:value="0.331739064894">
                <text:p>0.33173906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557012632">
                <text:p>0.00557012632</text:p>
              </table:table-cell>
              <table:table-cell office:value-type="float" office:value="0.502560140055">
                <text:p>0.502560140055</text:p>
              </table:table-cell>
              <table:table-cell office:value-type="float" office:value="0.520340055363">
                <text:p>0.520340055363</text:p>
              </table:table-cell>
              <table:table-cell office:value-type="float" office:value="0.516227377875">
                <text:p>0.516227377875</text:p>
              </table:table-cell>
              <table:table-cell office:value-type="float" office:value="0.510938797087">
                <text:p>0.510938797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4785100815">
                <text:p>0.004785100815</text:p>
              </table:table-cell>
              <table:table-cell office:value-type="float" office:value="0.557911561636">
                <text:p>0.557911561636</text:p>
              </table:table-cell>
              <table:table-cell office:value-type="float" office:value="0.575908964144">
                <text:p>0.575908964144</text:p>
              </table:table-cell>
              <table:table-cell office:value-type="float" office:value="0.571813712188">
                <text:p>0.571813712188</text:p>
              </table:table-cell>
              <table:table-cell office:value-type="float" office:value="0.565953870627">
                <text:p>0.565953870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3174191968">
                <text:p>0.003174191968</text:p>
              </table:table-cell>
              <table:table-cell office:value-type="float" office:value="0.507259957583">
                <text:p>0.507259957583</text:p>
              </table:table-cell>
              <table:table-cell office:value-type="float" office:value="0.525221608328">
                <text:p>0.525221608328</text:p>
              </table:table-cell>
              <table:table-cell office:value-type="float" office:value="0.520908739007">
                <text:p>0.520908739007</text:p>
              </table:table-cell>
              <table:table-cell office:value-type="float" office:value="0.514845098078">
                <text:p>0.514845098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0235197625">
                <text:p>0.000235197625</text:p>
              </table:table-cell>
              <table:table-cell office:value-type="float" office:value="0.39643268872">
                <text:p>0.39643268872</text:p>
              </table:table-cell>
              <table:table-cell office:value-type="float" office:value="0.414884201323">
                <text:p>0.414884201323</text:p>
              </table:table-cell>
              <table:table-cell office:value-type="float" office:value="0.410320449546">
                <text:p>0.410320449546</text:p>
              </table:table-cell>
              <table:table-cell office:value-type="float" office:value="0.404787601332">
                <text:p>0.40478760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-0.003650394096">
                <text:p>-0.003650394096</text:p>
              </table:table-cell>
              <table:table-cell office:value-type="float" office:value="0.266993054699">
                <text:p>0.266993054699</text:p>
              </table:table-cell>
              <table:table-cell office:value-type="float" office:value="0.286013257033">
                <text:p>0.286013257033</text:p>
              </table:table-cell>
              <table:table-cell office:value-type="float" office:value="0.28122041586">
                <text:p>0.28122041586</text:p>
              </table:table-cell>
              <table:table-cell office:value-type="float" office:value="0.276797729687">
                <text:p>0.276797729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-0.007039125489">
                <text:p>-0.007039125489</text:p>
              </table:table-cell>
              <table:table-cell office:value-type="float" office:value="0.149487596164">
                <text:p>0.149487596164</text:p>
              </table:table-cell>
              <table:table-cell office:value-type="float" office:value="0.168707368932">
                <text:p>0.168707368932</text:p>
              </table:table-cell>
              <table:table-cell office:value-type="float" office:value="0.163698787547">
                <text:p>0.163698787547</text:p>
              </table:table-cell>
              <table:table-cell office:value-type="float" office:value="0.160643491339">
                <text:p>0.16064349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-0.007879929474">
                <text:p>-0.007879929474</text:p>
              </table:table-cell>
              <table:table-cell office:value-type="float" office:value="0.058087232931">
                <text:p>0.058087232931</text:p>
              </table:table-cell>
              <table:table-cell office:value-type="float" office:value="0.077234087001">
                <text:p>0.077234087001</text:p>
              </table:table-cell>
              <table:table-cell office:value-type="float" office:value="0.072002384147">
                <text:p>0.072002384147</text:p>
              </table:table-cell>
              <table:table-cell office:value-type="float" office:value="0.070306146637">
                <text:p>0.070306146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-0.00501893498">
                <text:p>-0.00501893498</text:p>
              </table:table-cell>
              <table:table-cell office:value-type="float" office:value="-0.006871695151">
                <text:p>-0.006871695151</text:p>
              </table:table-cell>
              <table:table-cell office:value-type="float" office:value="0.012304014906">
                <text:p>0.012304014906</text:p>
              </table:table-cell>
              <table:table-cell office:value-type="float" office:value="0.006847783814">
                <text:p>0.006847783814</text:p>
              </table:table-cell>
              <table:table-cell office:value-type="float" office:value="0.006309618344">
                <text:p>0.006309618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.000767570782">
                <text:p>0.000767570782</text:p>
              </table:table-cell>
              <table:table-cell office:value-type="float" office:value="-0.052612676091">
                <text:p>-0.052612676091</text:p>
              </table:table-cell>
              <table:table-cell office:value-type="float" office:value="-0.033029470822">
                <text:p>-0.033029470822</text:p>
              </table:table-cell>
              <table:table-cell office:value-type="float" office:value="-0.038679106208">
                <text:p>-0.038679106208</text:p>
              </table:table-cell>
              <table:table-cell office:value-type="float" office:value="-0.038394308592">
                <text:p>-0.038394308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7287982411">
                <text:p>0.007287982411</text:p>
              </table:table-cell>
              <table:table-cell office:value-type="float" office:value="-0.086444306982">
                <text:p>-0.086444306982</text:p>
              </table:table-cell>
              <table:table-cell office:value-type="float" office:value="-0.066033284619">
                <text:p>-0.066033284619</text:p>
              </table:table-cell>
              <table:table-cell office:value-type="float" office:value="-0.07181063198">
                <text:p>-0.07181063198</text:p>
              </table:table-cell>
              <table:table-cell office:value-type="float" office:value="-0.071095755983">
                <text:p>-0.071095755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0.012219952626">
                <text:p>0.012219952626</text:p>
              </table:table-cell>
              <table:table-cell office:value-type="float" office:value="-0.111349141715">
                <text:p>-0.111349141715</text:p>
              </table:table-cell>
              <table:table-cell office:value-type="float" office:value="-0.08979430472">
                <text:p>-0.08979430472</text:p>
              </table:table-cell>
              <table:table-cell office:value-type="float" office:value="-0.09561652266">
                <text:p>-0.09561652266</text:p>
              </table:table-cell>
              <table:table-cell office:value-type="float" office:value="-0.09483049469">
                <text:p>-0.09483049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014155644401">
                <text:p>0.014155644401</text:p>
              </table:table-cell>
              <table:table-cell office:value-type="float" office:value="-0.125724044385">
                <text:p>-0.125724044385</text:p>
              </table:table-cell>
              <table:table-cell office:value-type="float" office:value="-0.102840752619">
                <text:p>-0.102840752619</text:p>
              </table:table-cell>
              <table:table-cell office:value-type="float" office:value="-0.108631107314">
                <text:p>-0.108631107314</text:p>
              </table:table-cell>
              <table:table-cell office:value-type="float" office:value="-0.108026123244">
                <text:p>-0.108026123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0.012842426339">
                <text:p>0.012842426339</text:p>
              </table:table-cell>
              <table:table-cell office:value-type="float" office:value="-0.125789393676">
                <text:p>-0.125789393676</text:p>
              </table:table-cell>
              <table:table-cell office:value-type="float" office:value="-0.101504148211">
                <text:p>-0.101504148211</text:p>
              </table:table-cell>
              <table:table-cell office:value-type="float" office:value="-0.107215139548">
                <text:p>-0.107215139548</text:p>
              </table:table-cell>
              <table:table-cell office:value-type="float" office:value="-0.106910124181">
                <text:p>-0.106910124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008942874477">
                <text:p>0.008942874477</text:p>
              </table:table-cell>
              <table:table-cell office:value-type="float" office:value="-0.108886595797">
                <text:p>-0.108886595797</text:p>
              </table:table-cell>
              <table:table-cell office:value-type="float" office:value="-0.083215750034">
                <text:p>-0.083215750034</text:p>
              </table:table-cell>
              <table:table-cell office:value-type="float" office:value="-0.088847799245">
                <text:p>-0.088847799245</text:p>
              </table:table-cell>
              <table:table-cell office:value-type="float" office:value="-0.088851510093">
                <text:p>-0.088851510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0.003842880318">
                <text:p>0.003842880318</text:p>
              </table:table-cell>
              <table:table-cell office:value-type="float" office:value="-0.076896067764">
                <text:p>-0.076896067764</text:p>
              </table:table-cell>
              <table:table-cell office:value-type="float" office:value="-0.049945922652">
                <text:p>-0.049945922652</text:p>
              </table:table-cell>
              <table:table-cell office:value-type="float" office:value="-0.055549908646">
                <text:p>-0.055549908646</text:p>
              </table:table-cell>
              <table:table-cell office:value-type="float" office:value="-0.055815019158">
                <text:p>-0.055815019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-0.000489080063">
                <text:p>-0.000489080063</text:p>
              </table:table-cell>
              <table:table-cell office:value-type="float" office:value="-0.039854006041">
                <text:p>-0.039854006041</text:p>
              </table:table-cell>
              <table:table-cell office:value-type="float" office:value="-0.011916034746">
                <text:p>-0.011916034746</text:p>
              </table:table-cell>
              <table:table-cell office:value-type="float" office:value="-0.017558548141">
                <text:p>-0.017558548141</text:p>
              </table:table-cell>
              <table:table-cell office:value-type="float" office:value="-0.018014713628">
                <text:p>-0.018014713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-0.002017325604">
                <text:p>-0.002017325604</text:p>
              </table:table-cell>
              <table:table-cell office:value-type="float" office:value="-0.019761471441">
                <text:p>-0.019761471441</text:p>
              </table:table-cell>
              <table:table-cell office:value-type="float" office:value="0.008348312222">
                <text:p>0.008348312222</text:p>
              </table:table-cell>
              <table:table-cell office:value-type="float" office:value="0.00267442116">
                <text:p>0.00267442116</text:p>
              </table:table-cell>
              <table:table-cell office:value-type="float" office:value="0.002255712798">
                <text:p>0.002255712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-0.000409544838">
                <text:p>-0.000409544838</text:p>
              </table:table-cell>
              <table:table-cell office:value-type="float" office:value="-0.050820465415">
                <text:p>-0.050820465415</text:p>
              </table:table-cell>
              <table:table-cell office:value-type="float" office:value="-0.024532254152">
                <text:p>-0.024532254152</text:p>
              </table:table-cell>
              <table:table-cell office:value-type="float" office:value="-0.030038426171">
                <text:p>-0.030038426171</text:p>
              </table:table-cell>
              <table:table-cell office:value-type="float" office:value="-0.029430222586">
                <text:p>-0.029430222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0.000958450253">
                <text:p>0.000958450253</text:p>
              </table:table-cell>
              <table:table-cell office:value-type="float" office:value="-0.167661948666">
                <text:p>-0.167661948666</text:p>
              </table:table-cell>
              <table:table-cell office:value-type="float" office:value="-0.146717984449">
                <text:p>-0.146717984449</text:p>
              </table:table-cell>
              <table:table-cell office:value-type="float" office:value="-0.15166524656">
                <text:p>-0.15166524656</text:p>
              </table:table-cell>
              <table:table-cell office:value-type="float" office:value="-0.147122750217">
                <text:p>-0.147122750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-0.003929191932">
                <text:p>-0.003929191932</text:p>
              </table:table-cell>
              <table:table-cell office:value-type="float" office:value="-0.367898207409">
                <text:p>-0.367898207409</text:p>
              </table:table-cell>
              <table:table-cell office:value-type="float" office:value="-0.355476984631">
                <text:p>-0.355476984631</text:p>
              </table:table-cell>
              <table:table-cell office:value-type="float" office:value="-0.359610078378">
                <text:p>-0.359610078378</text:p>
              </table:table-cell>
              <table:table-cell office:value-type="float" office:value="-0.346424292027">
                <text:p>-0.346424292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-0.014905425674">
                <text:p>-0.014905425674</text:p>
              </table:table-cell>
              <table:table-cell office:value-type="float" office:value="-0.562261910256">
                <text:p>-0.562261910256</text:p>
              </table:table-cell>
              <table:table-cell office:value-type="float" office:value="-0.556839032829">
                <text:p>-0.556839032829</text:p>
              </table:table-cell>
              <table:table-cell office:value-type="float" office:value="-0.560489858825">
                <text:p>-0.560489858825</text:p>
              </table:table-cell>
              <table:table-cell office:value-type="float" office:value="-0.537691138801">
                <text:p>-0.537691138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-0.016505543259">
                <text:p>-0.016505543259</text:p>
              </table:table-cell>
              <table:table-cell office:value-type="float" office:value="-0.60981387229">
                <text:p>-0.60981387229</text:p>
              </table:table-cell>
              <table:table-cell office:value-type="float" office:value="-0.604296138773">
                <text:p>-0.604296138773</text:p>
              </table:table-cell>
              <table:table-cell office:value-type="float" office:value="-0.608179426281">
                <text:p>-0.608179426281</text:p>
              </table:table-cell>
              <table:table-cell office:value-type="float" office:value="-0.584812231231">
                <text:p>-0.58481223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-0.007121464032">
                <text:p>-0.007121464032</text:p>
              </table:table-cell>
              <table:table-cell office:value-type="float" office:value="-0.484411887405">
                <text:p>-0.484411887405</text:p>
              </table:table-cell>
              <table:table-cell office:value-type="float" office:value="-0.471391349436">
                <text:p>-0.471391349436</text:p>
              </table:table-cell>
              <table:table-cell office:value-type="float" office:value="-0.475918439098">
                <text:p>-0.475918439098</text:p>
              </table:table-cell>
              <table:table-cell office:value-type="float" office:value="-0.462347373026">
                <text:p>-0.462347373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-0.003477188212">
                <text:p>-0.003477188212</text:p>
              </table:table-cell>
              <table:table-cell office:value-type="float" office:value="-0.314274118846">
                <text:p>-0.314274118846</text:p>
              </table:table-cell>
              <table:table-cell office:value-type="float" office:value="-0.291839233227">
                <text:p>-0.291839233227</text:p>
              </table:table-cell>
              <table:table-cell office:value-type="float" office:value="-0.296954374517">
                <text:p>-0.296954374517</text:p>
              </table:table-cell>
              <table:table-cell office:value-type="float" office:value="-0.29318928376">
                <text:p>-0.29318928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-0.0055655294">
                <text:p>-0.0055655294</text:p>
              </table:table-cell>
              <table:table-cell office:value-type="float" office:value="-0.216947833121">
                <text:p>-0.216947833121</text:p>
              </table:table-cell>
              <table:table-cell office:value-type="float" office:value="-0.188749073055">
                <text:p>-0.188749073055</text:p>
              </table:table-cell>
              <table:table-cell office:value-type="float" office:value="-0.194140940393">
                <text:p>-0.194140940393</text:p>
              </table:table-cell>
              <table:table-cell office:value-type="float" office:value="-0.194668583742">
                <text:p>-0.194668583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-0.007551518419">
                <text:p>-0.007551518419</text:p>
              </table:table-cell>
              <table:table-cell office:value-type="float" office:value="-0.215540740026">
                <text:p>-0.215540740026</text:p>
              </table:table-cell>
              <table:table-cell office:value-type="float" office:value="-0.18568061517">
                <text:p>-0.18568061517</text:p>
              </table:table-cell>
              <table:table-cell office:value-type="float" office:value="-0.191031746138">
                <text:p>-0.191031746138</text:p>
              </table:table-cell>
              <table:table-cell office:value-type="float" office:value="-0.192160474521">
                <text:p>-0.192160474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-0.008803097271">
                <text:p>-0.008803097271</text:p>
              </table:table-cell>
              <table:table-cell office:value-type="float" office:value="-0.277559301729">
                <text:p>-0.277559301729</text:p>
              </table:table-cell>
              <table:table-cell office:value-type="float" office:value="-0.247942414685">
                <text:p>-0.247942414685</text:p>
              </table:table-cell>
              <table:table-cell office:value-type="float" office:value="-0.253138749489">
                <text:p>-0.253138749489</text:p>
              </table:table-cell>
              <table:table-cell office:value-type="float" office:value="-0.253658884325">
                <text:p>-0.25365888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-0.01047455461">
                <text:p>-0.01047455461</text:p>
              </table:table-cell>
              <table:table-cell office:value-type="float" office:value="-0.362503282399">
                <text:p>-0.362503282399</text:p>
              </table:table-cell>
              <table:table-cell office:value-type="float" office:value="-0.333535661286">
                <text:p>-0.333535661286</text:p>
              </table:table-cell>
              <table:table-cell office:value-type="float" office:value="-0.338708827161">
                <text:p>-0.338708827161</text:p>
              </table:table-cell>
              <table:table-cell office:value-type="float" office:value="-0.338373782107">
                <text:p>-0.33837378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">
                <text:p>15.5</text:p>
              </table:table-cell>
              <table:table-cell office:value-type="float" office:value="-0.012534622763">
                <text:p>-0.012534622763</text:p>
              </table:table-cell>
              <table:table-cell office:value-type="float" office:value="-0.442450379585">
                <text:p>-0.442450379585</text:p>
              </table:table-cell>
              <table:table-cell office:value-type="float" office:value="-0.414169485894">
                <text:p>-0.414169485894</text:p>
              </table:table-cell>
              <table:table-cell office:value-type="float" office:value="-0.419574277559">
                <text:p>-0.419574277559</text:p>
              </table:table-cell>
              <table:table-cell office:value-type="float" office:value="-0.418304415464">
                <text:p>-0.418304415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-0.013838892118">
                <text:p>-0.013838892118</text:p>
              </table:table-cell>
              <table:table-cell office:value-type="float" office:value="-0.504588487255">
                <text:p>-0.504588487255</text:p>
              </table:table-cell>
              <table:table-cell office:value-type="float" office:value="-0.477123226301">
                <text:p>-0.477123226301</text:p>
              </table:table-cell>
              <table:table-cell office:value-type="float" office:value="-0.482970014311">
                <text:p>-0.482970014311</text:p>
              </table:table-cell>
              <table:table-cell office:value-type="float" office:value="-0.480731220504">
                <text:p>-0.480731220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-0.013496803452">
                <text:p>-0.013496803452</text:p>
              </table:table-cell>
              <table:table-cell office:value-type="float" office:value="-0.546852237911">
                <text:p>-0.546852237911</text:p>
              </table:table-cell>
              <table:table-cell office:value-type="float" office:value="-0.520438763554">
                <text:p>-0.520438763554</text:p>
              </table:table-cell>
              <table:table-cell office:value-type="float" office:value="-0.52678423742">
                <text:p>-0.52678423742</text:p>
              </table:table-cell>
              <table:table-cell office:value-type="float" office:value="-0.523649550358">
                <text:p>-0.523649550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-0.011459524301">
                <text:p>-0.011459524301</text:p>
              </table:table-cell>
              <table:table-cell office:value-type="float" office:value="-0.571356905046">
                <text:p>-0.571356905046</text:p>
              </table:table-cell>
              <table:table-cell office:value-type="float" office:value="-0.546252905272">
                <text:p>-0.546252905272</text:p>
              </table:table-cell>
              <table:table-cell office:value-type="float" office:value="-0.55298029261">
                <text:p>-0.55298029261</text:p>
              </table:table-cell>
              <table:table-cell office:value-type="float" office:value="-0.549159179649">
                <text:p>-0.549159179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-0.00817392916">
                <text:p>-0.00817392916</text:p>
              </table:table-cell>
              <table:table-cell office:value-type="float" office:value="-0.57890542691">
                <text:p>-0.57890542691</text:p>
              </table:table-cell>
              <table:table-cell office:value-type="float" office:value="-0.555348604307">
                <text:p>-0.555348604307</text:p>
              </table:table-cell>
              <table:table-cell office:value-type="float" office:value="-0.56222182747">
                <text:p>-0.56222182747</text:p>
              </table:table-cell>
              <table:table-cell office:value-type="float" office:value="-0.558024762964">
                <text:p>-0.558024762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-0.004191502974">
                <text:p>-0.004191502974</text:p>
              </table:table-cell>
              <table:table-cell office:value-type="float" office:value="-0.567194167949">
                <text:p>-0.567194167949</text:p>
              </table:table-cell>
              <table:table-cell office:value-type="float" office:value="-0.545332578956">
                <text:p>-0.545332578956</text:p>
              </table:table-cell>
              <table:table-cell office:value-type="float" office:value="-0.552090495122">
                <text:p>-0.552090495122</text:p>
              </table:table-cell>
              <table:table-cell office:value-type="float" office:value="-0.547853328737">
                <text:p>-0.547853328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5">
                <text:p>18.5</text:p>
              </table:table-cell>
              <table:table-cell office:value-type="float" office:value="0.000574894021">
                <text:p>0.000574894021</text:p>
              </table:table-cell>
              <table:table-cell office:value-type="float" office:value="-0.533245590494">
                <text:p>-0.533245590494</text:p>
              </table:table-cell>
              <table:table-cell office:value-type="float" office:value="-0.513069858984">
                <text:p>-0.513069858984</text:p>
              </table:table-cell>
              <table:table-cell office:value-type="float" office:value="-0.519495196228">
                <text:p>-0.519495196228</text:p>
              </table:table-cell>
              <table:table-cell office:value-type="float" office:value="-0.515484385441">
                <text:p>-0.515484385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0.005770913133">
                <text:p>0.005770913133</text:p>
              </table:table-cell>
              <table:table-cell office:value-type="float" office:value="-0.474355344077">
                <text:p>-0.474355344077</text:p>
              </table:table-cell>
              <table:table-cell office:value-type="float" office:value="-0.455594374002">
                <text:p>-0.455594374002</text:p>
              </table:table-cell>
              <table:table-cell office:value-type="float" office:value="-0.46157277676">
                <text:p>-0.46157277676</text:p>
              </table:table-cell>
              <table:table-cell office:value-type="float" office:value="-0.457932619706">
                <text:p>-0.457932619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5">
                <text:p>19.5</text:p>
              </table:table-cell>
              <table:table-cell office:value-type="float" office:value="0.010638797458">
                <text:p>0.010638797458</text:p>
              </table:table-cell>
              <table:table-cell office:value-type="float" office:value="-0.390247882452">
                <text:p>-0.390247882452</text:p>
              </table:table-cell>
              <table:table-cell office:value-type="float" office:value="-0.372309174324">
                <text:p>-0.372309174324</text:p>
              </table:table-cell>
              <table:table-cell office:value-type="float" office:value="-0.377851397501">
                <text:p>-0.377851397501</text:p>
              </table:table-cell>
              <table:table-cell office:value-type="float" office:value="-0.374585077154">
                <text:p>-0.374585077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.013961665532">
                <text:p>0.013961665532</text:p>
              </table:table-cell>
              <table:table-cell office:value-type="float" office:value="-0.285548351062">
                <text:p>-0.285548351062</text:p>
              </table:table-cell>
              <table:table-cell office:value-type="float" office:value="-0.267560208411">
                <text:p>-0.267560208411</text:p>
              </table:table-cell>
              <table:table-cell office:value-type="float" office:value="-0.272784284292">
                <text:p>-0.272784284292</text:p>
              </table:table-cell>
              <table:table-cell office:value-type="float" office:value="-0.269783284089">
                <text:p>-0.269783284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5">
                <text:p>20.5</text:p>
              </table:table-cell>
              <table:table-cell office:value-type="float" office:value="0.014720295329">
                <text:p>0.014720295329</text:p>
              </table:table-cell>
              <table:table-cell office:value-type="float" office:value="-0.172737004584">
                <text:p>-0.172737004584</text:p>
              </table:table-cell>
              <table:table-cell office:value-type="float" office:value="-0.153715158426">
                <text:p>-0.153715158426</text:p>
              </table:table-cell>
              <table:table-cell office:value-type="float" office:value="-0.158782704074">
                <text:p>-0.158782704074</text:p>
              </table:table-cell>
              <table:table-cell office:value-type="float" office:value="-0.155906498301">
                <text:p>-0.155906498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0.012955181129">
                <text:p>0.012955181129</text:p>
              </table:table-cell>
              <table:table-cell office:value-type="float" office:value="-0.075838910929">
                <text:p>-0.075838910929</text:p>
              </table:table-cell>
              <table:table-cell office:value-type="float" office:value="-0.054899282486">
                <text:p>-0.054899282486</text:p>
              </table:table-cell>
              <table:table-cell office:value-type="float" office:value="-0.059908809389">
                <text:p>-0.059908809389</text:p>
              </table:table-cell>
              <table:table-cell office:value-type="float" office:value="-0.0571037054">
                <text:p>-0.0571037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5">
                <text:p>21.5</text:p>
              </table:table-cell>
              <table:table-cell office:value-type="float" office:value="0.010133613584">
                <text:p>0.010133613584</text:p>
              </table:table-cell>
              <table:table-cell office:value-type="float" office:value="-0.03279325712">
                <text:p>-0.03279325712</text:p>
              </table:table-cell>
              <table:table-cell office:value-type="float" office:value="-0.009290368512">
                <text:p>-0.009290368512</text:p>
              </table:table-cell>
              <table:table-cell office:value-type="float" office:value="-0.014164546419">
                <text:p>-0.014164546419</text:p>
              </table:table-cell>
              <table:table-cell office:value-type="float" office:value="-0.011570760458">
                <text:p>-0.011570760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0.007583270074">
                <text:p>0.007583270074</text:p>
              </table:table-cell>
              <table:table-cell office:value-type="float" office:value="-0.088867063657">
                <text:p>-0.088867063657</text:p>
              </table:table-cell>
              <table:table-cell office:value-type="float" office:value="-0.0624403314">
                <text:p>-0.0624403314</text:p>
              </table:table-cell>
              <table:table-cell office:value-type="float" office:value="-0.066911764728">
                <text:p>-0.066911764728</text:p>
              </table:table-cell>
              <table:table-cell office:value-type="float" office:value="-0.064811967038">
                <text:p>-0.064811967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0.001776362258">
                <text:p>0.001776362258</text:p>
              </table:table-cell>
              <table:table-cell office:value-type="float" office:value="-0.265662242344">
                <text:p>-0.265662242344</text:p>
              </table:table-cell>
              <table:table-cell office:value-type="float" office:value="-0.236066123038">
                <text:p>-0.236066123038</text:p>
              </table:table-cell>
              <table:table-cell office:value-type="float" office:value="-0.239873949007">
                <text:p>-0.239873949007</text:p>
              </table:table-cell>
              <table:table-cell office:value-type="float" office:value="-0.23833275188">
                <text:p>-0.23833275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-0.014933894989">
                <text:p>-0.014933894989</text:p>
              </table:table-cell>
              <table:table-cell office:value-type="float" office:value="-0.502685978107">
                <text:p>-0.502685978107</text:p>
              </table:table-cell>
              <table:table-cell office:value-type="float" office:value="-0.46976757879">
                <text:p>-0.46976757879</text:p>
              </table:table-cell>
              <table:table-cell office:value-type="float" office:value="-0.472903698769">
                <text:p>-0.472903698769</text:p>
              </table:table-cell>
              <table:table-cell office:value-type="float" office:value="-0.471567357958">
                <text:p>-0.471567357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5">
                <text:p>23.5</text:p>
              </table:table-cell>
              <table:table-cell office:value-type="float" office:value="-0.025569647162">
                <text:p>-0.025569647162</text:p>
              </table:table-cell>
              <table:table-cell office:value-type="float" office:value="-0.647438437783">
                <text:p>-0.647438437783</text:p>
              </table:table-cell>
              <table:table-cell office:value-type="float" office:value="-0.613694021755">
                <text:p>-0.613694021755</text:p>
              </table:table-cell>
              <table:table-cell office:value-type="float" office:value="-0.616300518896">
                <text:p>-0.616300518896</text:p>
              </table:table-cell>
              <table:table-cell office:value-type="float" office:value="-0.61501653775">
                <text:p>-0.6150165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-0.002156778405">
                <text:p>-0.002156778405</text:p>
              </table:table-cell>
              <table:table-cell office:value-type="float" office:value="-0.609095126634">
                <text:p>-0.609095126634</text:p>
              </table:table-cell>
              <table:table-cell office:value-type="float" office:value="-0.579177952744">
                <text:p>-0.579177952744</text:p>
              </table:table-cell>
              <table:table-cell office:value-type="float" office:value="-0.581446790877">
                <text:p>-0.581446790877</text:p>
              </table:table-cell>
              <table:table-cell office:value-type="float" office:value="-0.5800065044">
                <text:p>-0.580006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5">
                <text:p>24.5</text:p>
              </table:table-cell>
              <table:table-cell office:value-type="float" office:value="0.028259104815">
                <text:p>0.028259104815</text:p>
              </table:table-cell>
              <table:table-cell office:value-type="float" office:value="-0.483898571526">
                <text:p>-0.483898571526</text:p>
              </table:table-cell>
              <table:table-cell office:value-type="float" office:value="-0.457767118443">
                <text:p>-0.457767118443</text:p>
              </table:table-cell>
              <table:table-cell office:value-type="float" office:value="-0.460163039394">
                <text:p>-0.460163039394</text:p>
              </table:table-cell>
              <table:table-cell office:value-type="float" office:value="-0.457822315097">
                <text:p>-0.457822315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0.034039166684">
                <text:p>0.034039166684</text:p>
              </table:table-cell>
              <table:table-cell office:value-type="float" office:value="-0.410857023771">
                <text:p>-0.410857023771</text:p>
              </table:table-cell>
              <table:table-cell office:value-type="float" office:value="-0.386132330927">
                <text:p>-0.386132330927</text:p>
              </table:table-cell>
              <table:table-cell office:value-type="float" office:value="-0.389095800144">
                <text:p>-0.389095800144</text:p>
              </table:table-cell>
              <table:table-cell office:value-type="float" office:value="-0.385726510202">
                <text:p>-0.385726510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0.021683368978">
                <text:p>0.021683368978</text:p>
              </table:table-cell>
              <table:table-cell office:value-type="float" office:value="-0.435170130775">
                <text:p>-0.435170130775</text:p>
              </table:table-cell>
              <table:table-cell office:value-type="float" office:value="-0.411530364329">
                <text:p>-0.411530364329</text:p>
              </table:table-cell>
              <table:table-cell office:value-type="float" office:value="-0.415063735301">
                <text:p>-0.415063735301</text:p>
              </table:table-cell>
              <table:table-cell office:value-type="float" office:value="-0.410805670691">
                <text:p>-0.410805670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0.008298385352">
                <text:p>0.008298385352</text:p>
              </table:table-cell>
              <table:table-cell office:value-type="float" office:value="-0.534724284674">
                <text:p>-0.534724284674</text:p>
              </table:table-cell>
              <table:table-cell office:value-type="float" office:value="-0.512576987368">
                <text:p>-0.512576987368</text:p>
              </table:table-cell>
              <table:table-cell office:value-type="float" office:value="-0.516409158602">
                <text:p>-0.516409158602</text:p>
              </table:table-cell>
              <table:table-cell office:value-type="float" office:value="-0.510924296995">
                <text:p>-0.51092429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5">
                <text:p>26.5</text:p>
              </table:table-cell>
              <table:table-cell office:value-type="float" office:value="0.002246839983">
                <text:p>0.002246839983</text:p>
              </table:table-cell>
              <table:table-cell office:value-type="float" office:value="-0.676157070225">
                <text:p>-0.676157070225</text:p>
              </table:table-cell>
              <table:table-cell office:value-type="float" office:value="-0.655151442396">
                <text:p>-0.655151442396</text:p>
              </table:table-cell>
              <table:table-cell office:value-type="float" office:value="-0.65905646328">
                <text:p>-0.65905646328</text:p>
              </table:table-cell>
              <table:table-cell office:value-type="float" office:value="-0.651976697186">
                <text:p>-0.651976697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0.002413270826">
                <text:p>0.002413270826</text:p>
              </table:table-cell>
              <table:table-cell office:value-type="float" office:value="-0.836180158117">
                <text:p>-0.836180158117</text:p>
              </table:table-cell>
              <table:table-cell office:value-type="float" office:value="-0.815148100983">
                <text:p>-0.815148100983</text:p>
              </table:table-cell>
              <table:table-cell office:value-type="float" office:value="-0.81905645754">
                <text:p>-0.81905645754</text:p>
              </table:table-cell>
              <table:table-cell office:value-type="float" office:value="-0.810579194714">
                <text:p>-0.810579194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5">
                <text:p>27.5</text:p>
              </table:table-cell>
              <table:table-cell office:value-type="float" office:value="0.002819599107">
                <text:p>0.002819599107</text:p>
              </table:table-cell>
              <table:table-cell office:value-type="float" office:value="-1.001191364595">
                <text:p>-1.001191364595</text:p>
              </table:table-cell>
              <table:table-cell office:value-type="float" office:value="-0.9784218876">
                <text:p>-0.9784218876</text:p>
              </table:table-cell>
              <table:table-cell office:value-type="float" office:value="-0.982380461809">
                <text:p>-0.982380461809</text:p>
              </table:table-cell>
              <table:table-cell office:value-type="float" office:value="-0.973362307721">
                <text:p>-0.973362307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-0.002748534199">
                <text:p>-0.002748534199</text:p>
              </table:table-cell>
              <table:table-cell office:value-type="float" office:value="-1.162200198553">
                <text:p>-1.162200198553</text:p>
              </table:table-cell>
              <table:table-cell office:value-type="float" office:value="-1.135733566378">
                <text:p>-1.135733566378</text:p>
              </table:table-cell>
              <table:table-cell office:value-type="float" office:value="-1.139831941267">
                <text:p>-1.139831941267</text:p>
              </table:table-cell>
              <table:table-cell office:value-type="float" office:value="-1.131551518615">
                <text:p>-1.131551518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5">
                <text:p>28.5</text:p>
              </table:table-cell>
              <table:table-cell office:value-type="float" office:value="-0.017733527123">
                <text:p>-0.017733527123</text:p>
              </table:table-cell>
              <table:table-cell office:value-type="float" office:value="-1.311570267588">
                <text:p>-1.311570267588</text:p>
              </table:table-cell>
              <table:table-cell office:value-type="float" office:value="-1.2796331581">
                <text:p>-1.2796331581</text:p>
              </table:table-cell>
              <table:table-cell office:value-type="float" office:value="-1.283944586461">
                <text:p>-1.283944586461</text:p>
              </table:table-cell>
              <table:table-cell office:value-type="float" office:value="-1.277801320433">
                <text:p>-1.277801320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-0.041956769189">
                <text:p>-0.041956769189</text:p>
              </table:table-cell>
              <table:table-cell office:value-type="float" office:value="-1.442156846415">
                <text:p>-1.442156846415</text:p>
              </table:table-cell>
              <table:table-cell office:value-type="float" office:value="-1.403715509368">
                <text:p>-1.403715509368</text:p>
              </table:table-cell>
              <table:table-cell office:value-type="float" office:value="-1.408257759153">
                <text:p>-1.408257759153</text:p>
              </table:table-cell>
              <table:table-cell office:value-type="float" office:value="-1.40553003839">
                <text:p>-1.40553003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5">
                <text:p>29.5</text:p>
              </table:table-cell>
              <table:table-cell office:value-type="float" office:value="-0.072443388112">
                <text:p>-0.072443388112</text:p>
              </table:table-cell>
              <table:table-cell office:value-type="float" office:value="-1.547426506542">
                <text:p>-1.547426506542</text:p>
              </table:table-cell>
              <table:table-cell office:value-type="float" office:value="-1.502671823895">
                <text:p>-1.502671823895</text:p>
              </table:table-cell>
              <table:table-cell office:value-type="float" office:value="-1.507386515737">
                <text:p>-1.507386515737</text:p>
              </table:table-cell>
              <table:table-cell office:value-type="float" office:value="-1.509068340196">
                <text:p>-1.50906834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-0.105227477365">
                <text:p>-0.105227477365</text:p>
              </table:table-cell>
              <table:table-cell office:value-type="float" office:value="-1.622097881274">
                <text:p>-1.622097881274</text:p>
              </table:table-cell>
              <table:table-cell office:value-type="float" office:value="-1.572682330536">
                <text:p>-1.572682330536</text:p>
              </table:table-cell>
              <table:table-cell office:value-type="float" office:value="-1.577432563718">
                <text:p>-1.577432563718</text:p>
              </table:table-cell>
              <table:table-cell office:value-type="float" office:value="-1.584130975014">
                <text:p>-1.584130975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5">
                <text:p>30.5</text:p>
              </table:table-cell>
              <table:table-cell office:value-type="float" office:value="-0.13697433352">
                <text:p>-0.13697433352</text:p>
              </table:table-cell>
              <table:table-cell office:value-type="float" office:value="-1.662755072171">
                <text:p>-1.662755072171</text:p>
              </table:table-cell>
              <table:table-cell office:value-type="float" office:value="-1.611688790244">
                <text:p>-1.611688790244</text:p>
              </table:table-cell>
              <table:table-cell office:value-type="float" office:value="-1.616278487477">
                <text:p>-1.616278487477</text:p>
              </table:table-cell>
              <table:table-cell office:value-type="float" office:value="-1.628135562898">
                <text:p>-1.628135562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-0.165944748931">
                <text:p>-0.165944748931</text:p>
              </table:table-cell>
              <table:table-cell office:value-type="float" office:value="-1.6686356429">
                <text:p>-1.6686356429</text:p>
              </table:table-cell>
              <table:table-cell office:value-type="float" office:value="-1.61983578341">
                <text:p>-1.61983578341</text:p>
              </table:table-cell>
              <table:table-cell office:value-type="float" office:value="-1.624051742313">
                <text:p>-1.624051742313</text:p>
              </table:table-cell>
              <table:table-cell office:value-type="float" office:value="-1.640668145291">
                <text:p>-1.640668145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5">
                <text:p>31.5</text:p>
              </table:table-cell>
              <table:table-cell office:value-type="float" office:value="-0.191928253566">
                <text:p>-0.191928253566</text:p>
              </table:table-cell>
              <table:table-cell office:value-type="float" office:value="-1.642620291775">
                <text:p>-1.642620291775</text:p>
              </table:table-cell>
              <table:table-cell office:value-type="float" office:value="-1.600168201889">
                <text:p>-1.600168201889</text:p>
              </table:table-cell>
              <table:table-cell office:value-type="float" office:value="-1.603844203575">
                <text:p>-1.603844203575</text:p>
              </table:table-cell>
              <table:table-cell office:value-type="float" office:value="-1.62418731146">
                <text:p>-1.6241873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-0.215240926929">
                <text:p>-0.215240926929</text:p>
              </table:table-cell>
              <table:table-cell office:value-type="float" office:value="-1.592542528148">
                <text:p>-1.592542528148</text:p>
              </table:table-cell>
              <table:table-cell office:value-type="float" office:value="-1.559769137398">
                <text:p>-1.559769137398</text:p>
              </table:table-cell>
              <table:table-cell office:value-type="float" office:value="-1.562862466951">
                <text:p>-1.562862466951</text:p>
              </table:table-cell>
              <table:table-cell office:value-type="float" office:value="-1.585174627441">
                <text:p>-1.585174627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.5">
                <text:p>32.5</text:p>
              </table:table-cell>
              <table:table-cell office:value-type="float" office:value="-0.235078647902">
                <text:p>-0.235078647902</text:p>
              </table:table-cell>
              <table:table-cell office:value-type="float" office:value="-1.532594041923">
                <text:p>-1.532594041923</text:p>
              </table:table-cell>
              <table:table-cell office:value-type="float" office:value="-1.511213379062">
                <text:p>-1.511213379062</text:p>
              </table:table-cell>
              <table:table-cell office:value-type="float" office:value="-1.513871274028">
                <text:p>-1.513871274028</text:p>
              </table:table-cell>
              <table:table-cell office:value-type="float" office:value="-1.535641152472">
                <text:p>-1.535641152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-0.247350466063">
                <text:p>-0.247350466063</text:p>
              </table:table-cell>
              <table:table-cell office:value-type="float" office:value="-1.484583134471">
                <text:p>-1.484583134471</text:p>
              </table:table-cell>
              <table:table-cell office:value-type="float" office:value="-1.473657785962">
                <text:p>-1.473657785962</text:p>
              </table:table-cell>
              <table:table-cell office:value-type="float" office:value="-1.47621991023">
                <text:p>-1.47621991023</text:p>
              </table:table-cell>
              <table:table-cell office:value-type="float" office:value="-1.494620133419">
                <text:p>-1.494620133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5">
                <text:p>33.5</text:p>
              </table:table-cell>
              <table:table-cell office:value-type="float" office:value="-0.250286947883">
                <text:p>-0.250286947883</text:p>
              </table:table-cell>
              <table:table-cell office:value-type="float" office:value="-1.465556896929">
                <text:p>-1.465556896929</text:p>
              </table:table-cell>
              <table:table-cell office:value-type="float" office:value="-1.463395436666">
                <text:p>-1.463395436666</text:p>
              </table:table-cell>
              <table:table-cell office:value-type="float" office:value="-1.466285145288">
                <text:p>-1.466285145288</text:p>
              </table:table-cell>
              <table:table-cell office:value-type="float" office:value="-1.478312823243">
                <text:p>-1.47831282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-0.245601488069">
                <text:p>-0.245601488069</text:p>
              </table:table-cell>
              <table:table-cell office:value-type="float" office:value="-1.498796295394">
                <text:p>-1.498796295394</text:p>
              </table:table-cell>
              <table:table-cell office:value-type="float" office:value="-1.502684001854">
                <text:p>-1.502684001854</text:p>
              </table:table-cell>
              <table:table-cell office:value-type="float" office:value="-1.506300659438">
                <text:p>-1.506300659438</text:p>
              </table:table-cell>
              <table:table-cell office:value-type="float" office:value="-1.509554037132">
                <text:p>-1.509554037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5">
                <text:p>34.5</text:p>
              </table:table-cell>
              <table:table-cell office:value-type="float" office:value="-0.24428758175">
                <text:p>-0.24428758175</text:p>
              </table:table-cell>
              <table:table-cell office:value-type="float" office:value="-1.594343914103">
                <text:p>-1.594343914103</text:p>
              </table:table-cell>
              <table:table-cell office:value-type="float" office:value="-1.601134662136">
                <text:p>-1.601134662136</text:p>
              </table:table-cell>
              <table:table-cell office:value-type="float" office:value="-1.605732101473">
                <text:p>-1.605732101473</text:p>
              </table:table-cell>
              <table:table-cell office:value-type="float" office:value="-1.599332644733">
                <text:p>-1.599332644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-0.259545803837">
                <text:p>-0.259545803837</text:p>
              </table:table-cell>
              <table:table-cell office:value-type="float" office:value="-1.73122417996">
                <text:p>-1.73122417996</text:p>
              </table:table-cell>
              <table:table-cell office:value-type="float" office:value="-1.737564702952">
                <text:p>-1.737564702952</text:p>
              </table:table-cell>
              <table:table-cell office:value-type="float" office:value="-1.743279178637">
                <text:p>-1.743279178637</text:p>
              </table:table-cell>
              <table:table-cell office:value-type="float" office:value="-1.728380704622">
                <text:p>-1.728380704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5">
                <text:p>35.5</text:p>
              </table:table-cell>
              <table:table-cell office:value-type="float" office:value="-0.285702415324">
                <text:p>-0.285702415324</text:p>
              </table:table-cell>
              <table:table-cell office:value-type="float" office:value="-1.852661590671">
                <text:p>-1.852661590671</text:p>
              </table:table-cell>
              <table:table-cell office:value-type="float" office:value="-1.856241739927">
                <text:p>-1.856241739927</text:p>
              </table:table-cell>
              <table:table-cell office:value-type="float" office:value="-1.863223815207">
                <text:p>-1.863223815207</text:p>
              </table:table-cell>
              <table:table-cell office:value-type="float" office:value="-1.842520800056">
                <text:p>-1.84252080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-0.292242337291">
                <text:p>-0.292242337291</text:p>
              </table:table-cell>
              <table:table-cell office:value-type="float" office:value="-1.888471146067">
                <text:p>-1.888471146067</text:p>
              </table:table-cell>
              <table:table-cell office:value-type="float" office:value="-1.88865503657">
                <text:p>-1.88865503657</text:p>
              </table:table-cell>
              <table:table-cell office:value-type="float" office:value="-1.897209175958">
                <text:p>-1.897209175958</text:p>
              </table:table-cell>
              <table:table-cell office:value-type="float" office:value="-1.873363770558">
                <text:p>-1.873363770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5">
                <text:p>36.5</text:p>
              </table:table-cell>
              <table:table-cell office:value-type="float" office:value="-0.269454366728">
                <text:p>-0.269454366728</text:p>
              </table:table-cell>
              <table:table-cell office:value-type="float" office:value="-1.827356545648">
                <text:p>-1.827356545648</text:p>
              </table:table-cell>
              <table:table-cell office:value-type="float" office:value="-1.823175625515">
                <text:p>-1.823175625515</text:p>
              </table:table-cell>
              <table:table-cell office:value-type="float" office:value="-1.833644932552">
                <text:p>-1.833644932552</text:p>
              </table:table-cell>
              <table:table-cell office:value-type="float" office:value="-1.808224949855">
                <text:p>-1.808224949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-0.241901299879">
                <text:p>-0.241901299879</text:p>
              </table:table-cell>
              <table:table-cell office:value-type="float" office:value="-1.720383042161">
                <text:p>-1.720383042161</text:p>
              </table:table-cell>
              <table:table-cell office:value-type="float" office:value="-1.707591151197">
                <text:p>-1.707591151197</text:p>
              </table:table-cell>
              <table:table-cell office:value-type="float" office:value="-1.720182802143">
                <text:p>-1.720182802143</text:p>
              </table:table-cell>
              <table:table-cell office:value-type="float" office:value="-1.693980911861">
                <text:p>-1.693980911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-0.232668633726">
                <text:p>-0.232668633726</text:p>
              </table:table-cell>
              <table:table-cell office:value-type="float" office:value="-1.623428512135">
                <text:p>-1.623428512135</text:p>
              </table:table-cell>
              <table:table-cell office:value-type="float" office:value="-1.59435157857">
                <text:p>-1.59435157857</text:p>
              </table:table-cell>
              <table:table-cell office:value-type="float" office:value="-1.609320301595">
                <text:p>-1.609320301595</text:p>
              </table:table-cell>
              <table:table-cell office:value-type="float" office:value="-1.583164823381">
                <text:p>-1.583164823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-0.242395663326">
                <text:p>-0.242395663326</text:p>
              </table:table-cell>
              <table:table-cell office:value-type="float" office:value="-1.577467337653">
                <text:p>-1.577467337653</text:p>
              </table:table-cell>
              <table:table-cell office:value-type="float" office:value="-1.525558302767">
                <text:p>-1.525558302767</text:p>
              </table:table-cell>
              <table:table-cell office:value-type="float" office:value="-1.542846921333">
                <text:p>-1.542846921333</text:p>
              </table:table-cell>
              <table:table-cell office:value-type="float" office:value="-1.517344048855">
                <text:p>-1.517344048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5">
                <text:p>38.5</text:p>
              </table:table-cell>
              <table:table-cell office:value-type="float" office:value="-0.258112091555">
                <text:p>-0.258112091555</text:p>
              </table:table-cell>
              <table:table-cell office:value-type="float" office:value="-1.584224223166">
                <text:p>-1.584224223166</text:p>
              </table:table-cell>
              <table:table-cell office:value-type="float" office:value="-1.506345825106">
                <text:p>-1.506345825106</text:p>
              </table:table-cell>
              <table:table-cell office:value-type="float" office:value="-1.525882898696">
                <text:p>-1.525882898696</text:p>
              </table:table-cell>
              <table:table-cell office:value-type="float" office:value="-1.500878016083">
                <text:p>-1.500878016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-0.270458187073">
                <text:p>-0.270458187073</text:p>
              </table:table-cell>
              <table:table-cell office:value-type="float" office:value="-1.632842783053">
                <text:p>-1.632842783053</text:p>
              </table:table-cell>
              <table:table-cell office:value-type="float" office:value="-1.529923589244">
                <text:p>-1.529923589244</text:p>
              </table:table-cell>
              <table:table-cell office:value-type="float" office:value="-1.551609441021">
                <text:p>-1.551609441021</text:p>
              </table:table-cell>
              <table:table-cell office:value-type="float" office:value="-1.526190126547">
                <text:p>-1.526190126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5">
                <text:p>39.5</text:p>
              </table:table-cell>
              <table:table-cell office:value-type="float" office:value="-0.279095574203">
                <text:p>-0.279095574203</text:p>
              </table:table-cell>
              <table:table-cell office:value-type="float" office:value="-1.718823039089">
                <text:p>-1.718823039089</text:p>
              </table:table-cell>
              <table:table-cell office:value-type="float" office:value="-1.593120298991">
                <text:p>-1.593120298991</text:p>
              </table:table-cell>
              <table:table-cell office:value-type="float" office:value="-1.61699849015">
                <text:p>-1.61699849015</text:p>
              </table:table-cell>
              <table:table-cell office:value-type="float" office:value="-1.589782154561">
                <text:p>-1.589782154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-0.28785876459">
                <text:p>-0.28785876459</text:p>
              </table:table-cell>
              <table:table-cell office:value-type="float" office:value="-1.820680137661">
                <text:p>-1.820680137661</text:p>
              </table:table-cell>
              <table:table-cell office:value-type="float" office:value="-1.678941957509">
                <text:p>-1.678941957509</text:p>
              </table:table-cell>
              <table:table-cell office:value-type="float" office:value="-1.704720466802">
                <text:p>-1.704720466802</text:p>
              </table:table-cell>
              <table:table-cell office:value-type="float" office:value="-1.674631934767">
                <text:p>-1.674631934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.5">
                <text:p>40.5</text:p>
              </table:table-cell>
              <table:table-cell office:value-type="float" office:value="-0.29922596923">
                <text:p>-0.29922596923</text:p>
              </table:table-cell>
              <table:table-cell office:value-type="float" office:value="-1.912800307694">
                <text:p>-1.912800307694</text:p>
              </table:table-cell>
              <table:table-cell office:value-type="float" office:value="-1.761893487077">
                <text:p>-1.761893487077</text:p>
              </table:table-cell>
              <table:table-cell office:value-type="float" office:value="-1.789099481891">
                <text:p>-1.789099481891</text:p>
              </table:table-cell>
              <table:table-cell office:value-type="float" office:value="-1.755844757524">
                <text:p>-1.755844757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-0.311061741527">
                <text:p>-0.311061741527</text:p>
              </table:table-cell>
              <table:table-cell office:value-type="float" office:value="-1.982967422143">
                <text:p>-1.982967422143</text:p>
              </table:table-cell>
              <table:table-cell office:value-type="float" office:value="-1.827828078181">
                <text:p>-1.827828078181</text:p>
              </table:table-cell>
              <table:table-cell office:value-type="float" office:value="-1.855999460057">
                <text:p>-1.855999460057</text:p>
              </table:table-cell>
              <table:table-cell office:value-type="float" office:value="-1.819744054942">
                <text:p>-1.819744054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5">
                <text:p>41.5</text:p>
              </table:table-cell>
              <table:table-cell office:value-type="float" office:value="-0.3174371336">
                <text:p>-0.3174371336</text:p>
              </table:table-cell>
              <table:table-cell office:value-type="float" office:value="-2.020875958725">
                <text:p>-2.020875958725</text:p>
              </table:table-cell>
              <table:table-cell office:value-type="float" office:value="-1.864914556385">
                <text:p>-1.864914556385</text:p>
              </table:table-cell>
              <table:table-cell office:value-type="float" office:value="-1.893574172307">
                <text:p>-1.893574172307</text:p>
              </table:table-cell>
              <table:table-cell office:value-type="float" office:value="-1.854849206705">
                <text:p>-1.85484920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-0.311798400535">
                <text:p>-0.311798400535</text:p>
              </table:table-cell>
              <table:table-cell office:value-type="float" office:value="-2.020841735779">
                <text:p>-2.020841735779</text:p>
              </table:table-cell>
              <table:table-cell office:value-type="float" office:value="-1.86592797954">
                <text:p>-1.86592797954</text:p>
              </table:table-cell>
              <table:table-cell office:value-type="float" office:value="-1.894626206439">
                <text:p>-1.894626206439</text:p>
              </table:table-cell>
              <table:table-cell office:value-type="float" office:value="-1.85410634389">
                <text:p>-1.85410634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.5">
                <text:p>42.5</text:p>
              </table:table-cell>
              <table:table-cell office:value-type="float" office:value="-0.289912409713">
                <text:p>-0.289912409713</text:p>
              </table:table-cell>
              <table:table-cell office:value-type="float" office:value="-1.981303213236">
                <text:p>-1.981303213236</text:p>
              </table:table-cell>
              <table:table-cell office:value-type="float" office:value="-1.82769194489">
                <text:p>-1.82769194489</text:p>
              </table:table-cell>
              <table:table-cell office:value-type="float" office:value="-1.856034121993">
                <text:p>-1.856034121993</text:p>
              </table:table-cell>
              <table:table-cell office:value-type="float" office:value="-1.814335521989">
                <text:p>-1.814335521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-0.251978725555">
                <text:p>-0.251978725555</text:p>
              </table:table-cell>
              <table:table-cell office:value-type="float" office:value="-1.904783772665">
                <text:p>-1.904783772665</text:p>
              </table:table-cell>
              <table:table-cell office:value-type="float" office:value="-1.75095485853">
                <text:p>-1.75095485853</text:p>
              </table:table-cell>
              <table:table-cell office:value-type="float" office:value="-1.778613280747">
                <text:p>-1.778613280747</text:p>
              </table:table-cell>
              <table:table-cell office:value-type="float" office:value="-1.736135003548">
                <text:p>-1.73613500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5">
                <text:p>43.5</text:p>
              </table:table-cell>
              <table:table-cell office:value-type="float" office:value="-0.202840184472">
                <text:p>-0.202840184472</text:p>
              </table:table-cell>
              <table:table-cell office:value-type="float" office:value="-1.797658951052">
                <text:p>-1.797658951052</text:p>
              </table:table-cell>
              <table:table-cell office:value-type="float" office:value="-1.640281561333">
                <text:p>-1.640281561333</text:p>
              </table:table-cell>
              <table:table-cell office:value-type="float" office:value="-1.666985666503">
                <text:p>-1.666985666503</text:p>
              </table:table-cell>
              <table:table-cell office:value-type="float" office:value="-1.623817040376">
                <text:p>-1.623817040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-0.150873738963">
                <text:p>-0.150873738963</text:p>
              </table:table-cell>
              <table:table-cell office:value-type="float" office:value="-1.67049975319">
                <text:p>-1.67049975319</text:p>
              </table:table-cell>
              <table:table-cell office:value-type="float" office:value="-1.504839265364">
                <text:p>-1.504839265364</text:p>
              </table:table-cell>
              <table:table-cell office:value-type="float" office:value="-1.530331378469">
                <text:p>-1.530331378469</text:p>
              </table:table-cell>
              <table:table-cell office:value-type="float" office:value="-1.486251016163">
                <text:p>-1.486251016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.5">
                <text:p>44.5</text:p>
              </table:table-cell>
              <table:table-cell office:value-type="float" office:value="-0.105156652246">
                <text:p>-0.105156652246</text:p>
              </table:table-cell>
              <table:table-cell office:value-type="float" office:value="-1.538346216378">
                <text:p>-1.538346216378</text:p>
              </table:table-cell>
              <table:table-cell office:value-type="float" office:value="-1.359432686727">
                <text:p>-1.359432686727</text:p>
              </table:table-cell>
              <table:table-cell office:value-type="float" office:value="-1.383356581254">
                <text:p>-1.383356581254</text:p>
              </table:table-cell>
              <table:table-cell office:value-type="float" office:value="-1.337956010817">
                <text:p>-1.337956010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-0.072595187424">
                <text:p>-0.072595187424</text:p>
              </table:table-cell>
              <table:table-cell office:value-type="float" office:value="-1.422494738395">
                <text:p>-1.422494738395</text:p>
              </table:table-cell>
              <table:table-cell office:value-type="float" office:value="-1.227425251527">
                <text:p>-1.227425251527</text:p>
              </table:table-cell>
              <table:table-cell office:value-type="float" office:value="-1.249126538224">
                <text:p>-1.249126538224</text:p>
              </table:table-cell>
              <table:table-cell office:value-type="float" office:value="-1.202120763334">
                <text:p>-1.20212076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.5">
                <text:p>45.5</text:p>
              </table:table-cell>
              <table:table-cell office:value-type="float" office:value="-0.057326681409">
                <text:p>-0.057326681409</text:p>
              </table:table-cell>
              <table:table-cell office:value-type="float" office:value="-1.349775908277">
                <text:p>-1.349775908277</text:p>
              </table:table-cell>
              <table:table-cell office:value-type="float" office:value="-1.14051226343">
                <text:p>-1.14051226343</text:p>
              </table:table-cell>
              <table:table-cell office:value-type="float" office:value="-1.158718025227">
                <text:p>-1.158718025227</text:p>
              </table:table-cell>
              <table:table-cell office:value-type="float" office:value="-1.110415821398">
                <text:p>-1.11041582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-0.06813862721">
                <text:p>-0.06813862721</text:p>
              </table:table-cell>
              <table:table-cell office:value-type="float" office:value="-1.350260360843">
                <text:p>-1.350260360843</text:p>
              </table:table-cell>
              <table:table-cell office:value-type="float" office:value="-1.135214140378">
                <text:p>-1.135214140378</text:p>
              </table:table-cell>
              <table:table-cell office:value-type="float" office:value="-1.147740161706">
                <text:p>-1.147740161706</text:p>
              </table:table-cell>
              <table:table-cell office:value-type="float" office:value="-1.099478921043">
                <text:p>-1.09947892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5">
                <text:p>46.5</text:p>
              </table:table-cell>
              <table:table-cell office:value-type="float" office:value="-0.126753514541">
                <text:p>-0.126753514541</text:p>
              </table:table-cell>
              <table:table-cell office:value-type="float" office:value="-1.445122004708">
                <text:p>-1.445122004708</text:p>
              </table:table-cell>
              <table:table-cell office:value-type="float" office:value="-1.236171929442">
                <text:p>-1.236171929442</text:p>
              </table:table-cell>
              <table:table-cell office:value-type="float" office:value="-1.240150976238">
                <text:p>-1.240150976238</text:p>
              </table:table-cell>
              <table:table-cell office:value-type="float" office:value="-1.194068774576">
                <text:p>-1.194068774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-0.247148220397">
                <text:p>-0.247148220397</text:p>
              </table:table-cell>
              <table:table-cell office:value-type="float" office:value="-1.618098094916">
                <text:p>-1.618098094916</text:p>
              </table:table-cell>
              <table:table-cell office:value-type="float" office:value="-1.422366418892">
                <text:p>-1.422366418892</text:p>
              </table:table-cell>
              <table:table-cell office:value-type="float" office:value="-1.415714295661">
                <text:p>-1.415714295661</text:p>
              </table:table-cell>
              <table:table-cell office:value-type="float" office:value="-1.373050484593">
                <text:p>-1.373050484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5">
                <text:p>47.5</text:p>
              </table:table-cell>
              <table:table-cell office:value-type="float" office:value="-0.381890802324">
                <text:p>-0.381890802324</text:p>
              </table:table-cell>
              <table:table-cell office:value-type="float" office:value="-1.79357342716">
                <text:p>-1.79357342716</text:p>
              </table:table-cell>
              <table:table-cell office:value-type="float" office:value="-1.60887430623">
                <text:p>-1.60887430623</text:p>
              </table:table-cell>
              <table:table-cell office:value-type="float" office:value="-1.592634922227">
                <text:p>-1.592634922227</text:p>
              </table:table-cell>
              <table:table-cell office:value-type="float" office:value="-1.551169336468">
                <text:p>-1.551169336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-0.437412144864">
                <text:p>-0.437412144864</text:p>
              </table:table-cell>
              <table:table-cell office:value-type="float" office:value="-1.8832380038">
                <text:p>-1.8832380038</text:p>
              </table:table-cell>
              <table:table-cell office:value-type="float" office:value="-1.702928420605">
                <text:p>-1.702928420605</text:p>
              </table:table-cell>
              <table:table-cell office:value-type="float" office:value="-1.681964026678">
                <text:p>-1.681964026678</text:p>
              </table:table-cell>
              <table:table-cell office:value-type="float" office:value="-1.635183358821">
                <text:p>-1.63518335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5">
                <text:p>48.5</text:p>
              </table:table-cell>
              <table:table-cell office:value-type="float" office:value="-0.389409161713">
                <text:p>-0.389409161713</text:p>
              </table:table-cell>
              <table:table-cell office:value-type="float" office:value="-1.87904532355">
                <text:p>-1.87904532355</text:p>
              </table:table-cell>
              <table:table-cell office:value-type="float" office:value="-1.696501159086">
                <text:p>-1.696501159086</text:p>
              </table:table-cell>
              <table:table-cell office:value-type="float" office:value="-1.676756154493">
                <text:p>-1.676756154493</text:p>
              </table:table-cell>
              <table:table-cell office:value-type="float" office:value="-1.616293744083">
                <text:p>-1.616293744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-0.297214820705">
                <text:p>-0.297214820705</text:p>
              </table:table-cell>
              <table:table-cell office:value-type="float" office:value="-1.844784995446">
                <text:p>-1.844784995446</text:p>
              </table:table-cell>
              <table:table-cell office:value-type="float" office:value="-1.657062631251">
                <text:p>-1.657062631251</text:p>
              </table:table-cell>
              <table:table-cell office:value-type="float" office:value="-1.642306836259">
                <text:p>-1.642306836259</text:p>
              </table:table-cell>
              <table:table-cell office:value-type="float" office:value="-1.561339125498">
                <text:p>-1.561339125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5">
                <text:p>49.5</text:p>
              </table:table-cell>
              <table:table-cell office:value-type="float" office:value="-0.215613337735">
                <text:p>-0.215613337735</text:p>
              </table:table-cell>
              <table:table-cell office:value-type="float" office:value="-1.837636497601">
                <text:p>-1.837636497601</text:p>
              </table:table-cell>
              <table:table-cell office:value-type="float" office:value="-1.648764048863">
                <text:p>-1.648764048863</text:p>
              </table:table-cell>
              <table:table-cell office:value-type="float" office:value="-1.639954502923">
                <text:p>-1.639954502923</text:p>
              </table:table-cell>
              <table:table-cell office:value-type="float" office:value="-1.534591498756">
                <text:p>-1.534591498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-0.166650628643">
                <text:p>-0.166650628643</text:p>
              </table:table-cell>
              <table:table-cell office:value-type="float" office:value="-1.885932898599">
                <text:p>-1.885932898599</text:p>
              </table:table-cell>
              <table:table-cell office:value-type="float" office:value="-1.703355617548">
                <text:p>-1.703355617548</text:p>
              </table:table-cell>
              <table:table-cell office:value-type="float" office:value="-1.699707021496">
                <text:p>-1.699707021496</text:p>
              </table:table-cell>
              <table:table-cell office:value-type="float" office:value="-1.568825400822">
                <text:p>-1.568825400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5">
                <text:p>50.5</text:p>
              </table:table-cell>
              <table:table-cell office:value-type="float" office:value="-0.15993849629">
                <text:p>-0.15993849629</text:p>
              </table:table-cell>
              <table:table-cell office:value-type="float" office:value="-2.000791379003">
                <text:p>-2.000791379003</text:p>
              </table:table-cell>
              <table:table-cell office:value-type="float" office:value="-1.829122542765">
                <text:p>-1.829122542765</text:p>
              </table:table-cell>
              <table:table-cell office:value-type="float" office:value="-1.829242334188">
                <text:p>-1.829242334188</text:p>
              </table:table-cell>
              <table:table-cell office:value-type="float" office:value="-1.674198151664">
                <text:p>-1.67419815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-0.204400529742">
                <text:p>-0.204400529742</text:p>
              </table:table-cell>
              <table:table-cell office:value-type="float" office:value="-2.1808308332">
                <text:p>-2.1808308332</text:p>
              </table:table-cell>
              <table:table-cell office:value-type="float" office:value="-2.017810445583">
                <text:p>-2.017810445583</text:p>
              </table:table-cell>
              <table:table-cell office:value-type="float" office:value="-2.020596154996">
                <text:p>-2.020596154996</text:p>
              </table:table-cell>
              <table:table-cell office:value-type="float" office:value="-1.844473969273">
                <text:p>-1.844473969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5">
                <text:p>51.5</text:p>
              </table:table-cell>
              <table:table-cell office:value-type="float" office:value="-0.30429542387">
                <text:p>-0.30429542387</text:p>
              </table:table-cell>
              <table:table-cell office:value-type="float" office:value="-2.413865356562">
                <text:p>-2.413865356562</text:p>
              </table:table-cell>
              <table:table-cell office:value-type="float" office:value="-2.249366161231">
                <text:p>-2.249366161231</text:p>
              </table:table-cell>
              <table:table-cell office:value-type="float" office:value="-2.254613054525">
                <text:p>-2.254613054525</text:p>
              </table:table-cell>
              <table:table-cell office:value-type="float" office:value="-2.06080163485">
                <text:p>-2.06080163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">
                <text:p>52</text:p>
              </table:table-cell>
              <table:table-cell office:value-type="float" office:value="-0.448500250268">
                <text:p>-0.448500250268</text:p>
              </table:table-cell>
              <table:table-cell office:value-type="float" office:value="-2.6759661603">
                <text:p>-2.6759661603</text:p>
              </table:table-cell>
              <table:table-cell office:value-type="float" office:value="-2.49375464893">
                <text:p>-2.49375464893</text:p>
              </table:table-cell>
              <table:table-cell office:value-type="float" office:value="-2.502344552306">
                <text:p>-2.502344552306</text:p>
              </table:table-cell>
              <table:table-cell office:value-type="float" office:value="-2.2933605611">
                <text:p>-2.2933605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.5">
                <text:p>52.5</text:p>
              </table:table-cell>
              <table:table-cell office:value-type="float" office:value="-0.604304551241">
                <text:p>-0.604304551241</text:p>
              </table:table-cell>
              <table:table-cell office:value-type="float" office:value="-2.932122516261">
                <text:p>-2.932122516261</text:p>
              </table:table-cell>
              <table:table-cell office:value-type="float" office:value="-2.713611104385">
                <text:p>-2.713611104385</text:p>
              </table:table-cell>
              <table:table-cell office:value-type="float" office:value="-2.727362438415">
                <text:p>-2.727362438415</text:p>
              </table:table-cell>
              <table:table-cell office:value-type="float" office:value="-2.504022536804">
                <text:p>-2.504022536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">
                <text:p>53</text:p>
              </table:table-cell>
              <table:table-cell office:value-type="float" office:value="-0.725759737886">
                <text:p>-0.725759737886</text:p>
              </table:table-cell>
              <table:table-cell office:value-type="float" office:value="-3.141514817105">
                <text:p>-3.141514817105</text:p>
              </table:table-cell>
              <table:table-cell office:value-type="float" office:value="-2.86927428595">
                <text:p>-2.86927428595</text:p>
              </table:table-cell>
              <table:table-cell office:value-type="float" office:value="-2.890612492788">
                <text:p>-2.890612492788</text:p>
              </table:table-cell>
              <table:table-cell office:value-type="float" office:value="-2.651906412661">
                <text:p>-2.651906412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.5">
                <text:p>53.5</text:p>
              </table:table-cell>
              <table:table-cell office:value-type="float" office:value="-0.7952245589">
                <text:p>-0.7952245589</text:p>
              </table:table-cell>
              <table:table-cell office:value-type="float" office:value="-3.293884243832">
                <text:p>-3.293884243832</text:p>
              </table:table-cell>
              <table:table-cell office:value-type="float" office:value="-2.952938651652">
                <text:p>-2.952938651652</text:p>
              </table:table-cell>
              <table:table-cell office:value-type="float" office:value="-2.984656607942">
                <text:p>-2.984656607942</text:p>
              </table:table-cell>
              <table:table-cell office:value-type="float" office:value="-2.727840736758">
                <text:p>-2.727840736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">
                <text:p>54</text:p>
              </table:table-cell>
              <table:table-cell office:value-type="float" office:value="-0.834819356836">
                <text:p>-0.834819356836</text:p>
              </table:table-cell>
              <table:table-cell office:value-type="float" office:value="-3.412826371929">
                <text:p>-3.412826371929</text:p>
              </table:table-cell>
              <table:table-cell office:value-type="float" office:value="-2.993611629715">
                <text:p>-2.993611629715</text:p>
              </table:table-cell>
              <table:table-cell office:value-type="float" office:value="-3.038232695233">
                <text:p>-3.038232695233</text:p>
              </table:table-cell>
              <table:table-cell office:value-type="float" office:value="-2.759933387094">
                <text:p>-2.759933387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.5">
                <text:p>54.5</text:p>
              </table:table-cell>
              <table:table-cell office:value-type="float" office:value="-0.861588113487">
                <text:p>-0.861588113487</text:p>
              </table:table-cell>
              <table:table-cell office:value-type="float" office:value="-3.516414978749">
                <text:p>-3.516414978749</text:p>
              </table:table-cell>
              <table:table-cell office:value-type="float" office:value="-3.013107159081">
                <text:p>-3.013107159081</text:p>
              </table:table-cell>
              <table:table-cell office:value-type="float" office:value="-3.072895997731">
                <text:p>-3.072895997731</text:p>
              </table:table-cell>
              <table:table-cell office:value-type="float" office:value="-2.76906225152">
                <text:p>-2.7690622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">
                <text:p>55</text:p>
              </table:table-cell>
              <table:table-cell office:value-type="float" office:value="-0.881160238431">
                <text:p>-0.881160238431</text:p>
              </table:table-cell>
              <table:table-cell office:value-type="float" office:value="-3.601426054808">
                <text:p>-3.601426054808</text:p>
              </table:table-cell>
              <table:table-cell office:value-type="float" office:value="-3.018964168095">
                <text:p>-3.018964168095</text:p>
              </table:table-cell>
              <table:table-cell office:value-type="float" office:value="-3.094282107972">
                <text:p>-3.094282107972</text:p>
              </table:table-cell>
              <table:table-cell office:value-type="float" office:value="-2.763406520985">
                <text:p>-2.763406520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5">
                <text:p>55.5</text:p>
              </table:table-cell>
              <table:table-cell office:value-type="float" office:value="-0.901786569627">
                <text:p>-0.901786569627</text:p>
              </table:table-cell>
              <table:table-cell office:value-type="float" office:value="-3.675874348473">
                <text:p>-3.675874348473</text:p>
              </table:table-cell>
              <table:table-cell office:value-type="float" office:value="-3.014419709452">
                <text:p>-3.014419709452</text:p>
              </table:table-cell>
              <table:table-cell office:value-type="float" office:value="-3.106360838522">
                <text:p>-3.106360838522</text:p>
              </table:table-cell>
              <table:table-cell office:value-type="float" office:value="-2.745560147008">
                <text:p>-2.7455601470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4" chart:maximum="0.4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93cm" svg:height="9cm" xlink:href=".." xlink:type="simple" chart:class="chart:scatter" chart:style-name="ch1">
        <chart:title svg:x="9.209cm" svg:y="0.316cm" chart:style-name="ch2">
          <text:p>CAS 1k</text:p>
        </chart:title>
        <chart:legend chart:legend-position="end" svg:x="16.632cm" svg:y="2.956cm" style:legend-expansion="high" chart:style-name="ch3"/>
        <chart:plot-area chart:style-name="ch4" table:cell-range-address="Sheet2.U3:Sheet2.AA112 Sheet2.N1:Sheet2.S1 Sheet2.V1:Sheet2.AA1" chart:data-source-has-labels="row" svg:x="1.412cm" svg:y="1.275cm" svg:width="14.819cm" svg:height="6.564cm">
          <chart:coordinate-region svg:x="2.245cm" svg:y="1.474cm" svg:width="13.8cm" svg:height="6.166cm"/>
          <chart:axis chart:dimension="x" chart:name="primary-x" chart:style-name="ch5">
            <chart:title svg:x="8.195cm" svg:y="8.019cm" chart:style-name="ch6">
              <text:p>time (fs)</text:p>
            </chart:title>
          </chart:axis>
          <chart:axis chart:dimension="y" chart:name="primary-y" chart:style-name="ch7">
            <chart:title svg:x="0.451cm" svg:y="6.003cm" chart:style-name="ch8">
              <text:p>ENERGY GAP (eV)</text:p>
            </chart:title>
            <chart:grid chart:style-name="ch9" chart:class="major"/>
          </chart:axis>
          <chart:series chart:style-name="ch10" chart:values-cell-range-address="Sheet2.V3:Sheet2.V112 Sheet2.O1:Sheet2.O1" chart:label-cell-address="Sheet2.V1:Sheet2.V1" chart:class="chart:scatter">
            <chart:domain table:cell-range-address="Sheet2.U3:Sheet2.U112 Sheet2.N1:Sheet2.N1"/>
            <chart:data-point chart:repeated="111"/>
          </chart:series>
          <chart:series chart:style-name="ch11" chart:values-cell-range-address="Sheet2.W3:Sheet2.W112 Sheet2.P1:Sheet2.P1" chart:label-cell-address="Sheet2.W1:Sheet2.W1" chart:class="chart:scatter">
            <chart:data-point chart:repeated="111"/>
          </chart:series>
          <chart:series chart:style-name="ch12" chart:values-cell-range-address="Sheet2.X3:Sheet2.X112 Sheet2.Q1:Sheet2.Q1" chart:label-cell-address="Sheet2.X1:Sheet2.X1" chart:class="chart:scatter">
            <chart:data-point chart:repeated="111"/>
          </chart:series>
          <chart:series chart:style-name="ch13" chart:values-cell-range-address="Sheet2.Y3:Sheet2.Y112 Sheet2.R1:Sheet2.R1" chart:label-cell-address="Sheet2.Y1:Sheet2.Y1" chart:class="chart:scatter">
            <chart:data-point chart:repeated="111"/>
          </chart:series>
          <chart:series chart:style-name="ch14" chart:values-cell-range-address="Sheet2.Z3:Sheet2.Z112 Sheet2.S1:Sheet2.S1" chart:label-cell-address="Sheet2.Z1:Sheet2.Z1" chart:class="chart:scatter">
            <chart:data-point chart:repeated="111"/>
          </chart:series>
          <chart:series chart:style-name="ch15" chart:values-cell-range-address="Sheet2.AA3:Sheet2.AA112" chart:label-cell-address="Sheet2.AA1:Sheet2.AA1" chart:class="chart:scatter">
            <chart:data-point chart:repeated="1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 Column N</text:p>
              </table:table-cell>
              <table:table-cell office:value-type="string">
                <text:p>en</text:p>
                <draw:g>
                  <svg:desc>Sheet2.V1:Sheet2.V1</svg:desc>
                </draw:g>
              </table:table-cell>
              <table:table-cell office:value-type="string">
                <text:p>en+grad</text:p>
                <draw:g>
                  <svg:desc>Sheet2.W1:Sheet2.W1</svg:desc>
                </draw:g>
              </table:table-cell>
              <table:table-cell office:value-type="string">
                <text:p>en+grad(0.25)</text:p>
                <draw:g>
                  <svg:desc>Sheet2.X1:Sheet2.X1</svg:desc>
                </draw:g>
              </table:table-cell>
              <table:table-cell office:value-type="string">
                <text:p>en+grad(0.2)</text:p>
                <draw:g>
                  <svg:desc>Sheet2.Y1:Sheet2.Y1</svg:desc>
                </draw:g>
              </table:table-cell>
              <table:table-cell office:value-type="string">
                <text:p>en+grad(0.15)</text:p>
                <draw:g>
                  <svg:desc>Sheet2.Z1:Sheet2.Z1</svg:desc>
                </draw:g>
              </table:table-cell>
              <table:table-cell office:value-type="string">
                <text:p>en+grad(0.1)</text:p>
                <draw:g>
                  <svg:desc>Sheet2.AA1:Sheet2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U3:Sheet2.U112 Sheet2.N1:Sheet2.N1</svg:desc>
                </draw:g>
              </table:table-cell>
              <table:table-cell office:value-type="float" office:value="-0.00577612899">
                <text:p>-0.00577612899</text:p>
                <draw:g>
                  <svg:desc>Sheet2.V3:Sheet2.V112 Sheet2.O1:Sheet2.O1</svg:desc>
                </draw:g>
              </table:table-cell>
              <table:table-cell office:value-type="float" office:value="NaN">
                <text:p>NaN</text:p>
                <draw:g>
                  <svg:desc>Sheet2.W3:Sheet2.W112 Sheet2.P1:Sheet2.P1</svg:desc>
                </draw:g>
              </table:table-cell>
              <table:table-cell office:value-type="float" office:value="NaN">
                <text:p>NaN</text:p>
                <draw:g>
                  <svg:desc>Sheet2.X3:Sheet2.X112 Sheet2.Q1:Sheet2.Q1</svg:desc>
                </draw:g>
              </table:table-cell>
              <table:table-cell office:value-type="float" office:value="NaN">
                <text:p>NaN</text:p>
                <draw:g>
                  <svg:desc>Sheet2.Y3:Sheet2.Y112 Sheet2.R1:Sheet2.R1</svg:desc>
                </draw:g>
              </table:table-cell>
              <table:table-cell office:value-type="float" office:value="NaN">
                <text:p>NaN</text:p>
                <draw:g>
                  <svg:desc>Sheet2.Z3:Sheet2.Z112 Sheet2.S1:Sheet2.S1</svg:desc>
                </draw:g>
              </table:table-cell>
              <table:table-cell office:value-type="float" office:value="NaN">
                <text:p>NaN</text:p>
                <draw:g>
                  <svg:desc>Sheet2.AA3:Sheet2.AA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7778088933">
                <text:p>0.00777808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1375707676">
                <text:p>0.01375707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1494753763">
                <text:p>0.0149475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14261448794">
                <text:p>0.014261448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11922154259">
                <text:p>0.01192215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07118797969">
                <text:p>0.00711879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-0.000057360383">
                <text:p>-0.000057360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-0.00906937073">
                <text:p>-0.0090693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-0.018986067741">
                <text:p>-0.018986067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-0.028269572921">
                <text:p>-0.02826957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-0.03513134306">
                <text:p>-0.0351313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0.027274303623">
                <text:p>0.027274303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028987644056">
                <text:p>0.02898764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0.025913368218">
                <text:p>0.025913368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022159165427">
                <text:p>0.02215916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0.019174196138">
                <text:p>0.019174196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013549110081">
                <text:p>0.01354911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0.00174572122">
                <text:p>0.0017457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-0.010893836396">
                <text:p>-0.010893836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-0.01967438636">
                <text:p>-0.01967438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-0.02835575447">
                <text:p>-0.0283557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-0.035103567348">
                <text:p>-0.03510356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-0.03308753175">
                <text:p>-0.0330875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-0.018716890584">
                <text:p>-0.01871689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.006535267197">
                <text:p>0.006535267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0.038581735083">
                <text:p>0.038581735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0.073908055021">
                <text:p>0.07390805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0.110910296604">
                <text:p>0.11091029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.149869592271">
                <text:p>0.14986959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">
                <text:p>15.5</text:p>
              </table:table-cell>
              <table:table-cell office:value-type="float" office:value="0.192818607426">
                <text:p>0.19281860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0.242720497708">
                <text:p>0.24272049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0.301833897494">
                <text:p>0.30183389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0.370509161294">
                <text:p>0.37050916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0.447182368143">
                <text:p>0.44718236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0.528899942058">
                <text:p>0.52889994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5">
                <text:p>18.5</text:p>
              </table:table-cell>
              <table:table-cell office:value-type="float" office:value="0.611503670746">
                <text:p>0.6115036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0.689215317221">
                <text:p>0.689215317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5">
                <text:p>19.5</text:p>
              </table:table-cell>
              <table:table-cell office:value-type="float" office:value="0.756877583232">
                <text:p>0.75687758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.821876164811">
                <text:p>0.82187616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5">
                <text:p>20.5</text:p>
              </table:table-cell>
              <table:table-cell office:value-type="float" office:value="0.912144695374">
                <text:p>0.912144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1.04124737217">
                <text:p>1.04124737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5">
                <text:p>21.5</text:p>
              </table:table-cell>
              <table:table-cell office:value-type="float" office:value="1.183409255004">
                <text:p>1.183409255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.312831053967">
                <text:p>1.31283105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1.425780497718">
                <text:p>1.425780497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.528664196159">
                <text:p>1.52866419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5">
                <text:p>23.5</text:p>
              </table:table-cell>
              <table:table-cell office:value-type="float" office:value="1.627760684995">
                <text:p>1.62776068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1.726621736169">
                <text:p>1.726621736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5">
                <text:p>24.5</text:p>
              </table:table-cell>
              <table:table-cell office:value-type="float" office:value="1.825079897119">
                <text:p>1.82507989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.919590484072">
                <text:p>1.919590484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2.005977778512">
                <text:p>2.00597777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2.08170129299">
                <text:p>2.08170129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5">
                <text:p>26.5</text:p>
              </table:table-cell>
              <table:table-cell office:value-type="float" office:value="2.147618011764">
                <text:p>2.14761801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2.207228720434">
                <text:p>2.207228720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5">
                <text:p>27.5</text:p>
              </table:table-cell>
              <table:table-cell office:value-type="float" office:value="2.264760624821">
                <text:p>2.26476062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.322516015397">
                <text:p>2.32251601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5">
                <text:p>28.5</text:p>
              </table:table-cell>
              <table:table-cell office:value-type="float" office:value="2.381043540636">
                <text:p>2.38104354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2.43746422675">
                <text:p>2.4374642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5">
                <text:p>29.5</text:p>
              </table:table-cell>
              <table:table-cell office:value-type="float" office:value="2.485140330683">
                <text:p>2.48514033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.517813531223">
                <text:p>2.51781353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5">
                <text:p>30.5</text:p>
              </table:table-cell>
              <table:table-cell office:value-type="float" office:value="2.546031916621">
                <text:p>2.54603191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2.620966466762">
                <text:p>2.620966466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5">
                <text:p>31.5</text:p>
              </table:table-cell>
              <table:table-cell office:value-type="float" office:value="2.802269979579">
                <text:p>2.802269979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3.066220259107">
                <text:p>3.066220259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.5">
                <text:p>32.5</text:p>
              </table:table-cell>
              <table:table-cell office:value-type="float" office:value="3.323035180429">
                <text:p>3.323035180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3.511758377013">
                <text:p>3.51175837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5">
                <text:p>33.5</text:p>
              </table:table-cell>
              <table:table-cell office:value-type="float" office:value="3.626278446028">
                <text:p>3.62627844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3.686266492806">
                <text:p>3.68626649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5">
                <text:p>34.5</text:p>
              </table:table-cell>
              <table:table-cell office:value-type="float" office:value="3.712337025723">
                <text:p>3.71233702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3.717594915518">
                <text:p>3.71759491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5">
                <text:p>35.5</text:p>
              </table:table-cell>
              <table:table-cell office:value-type="float" office:value="3.709349229741">
                <text:p>3.70934922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3.692453600281">
                <text:p>3.69245360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5">
                <text:p>36.5</text:p>
              </table:table-cell>
              <table:table-cell office:value-type="float" office:value="3.673297200125">
                <text:p>3.6732972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3.659303388929">
                <text:p>3.65930338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3.656976882442">
                <text:p>3.65697688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3.671427288315">
                <text:p>3.67142728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5">
                <text:p>38.5</text:p>
              </table:table-cell>
              <table:table-cell office:value-type="float" office:value="3.704044705599">
                <text:p>3.70404470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3.753389332247">
                <text:p>3.75338933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5">
                <text:p>39.5</text:p>
              </table:table-cell>
              <table:table-cell office:value-type="float" office:value="3.814330251548">
                <text:p>3.81433025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3.877516404143">
                <text:p>3.877516404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.5">
                <text:p>40.5</text:p>
              </table:table-cell>
              <table:table-cell office:value-type="float" office:value="3.929482798088">
                <text:p>3.929482798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3.958283280574">
                <text:p>3.95828328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5">
                <text:p>41.5</text:p>
              </table:table-cell>
              <table:table-cell office:value-type="float" office:value="3.972352453188">
                <text:p>3.97235245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4.019514138186">
                <text:p>4.019514138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.5">
                <text:p>42.5</text:p>
              </table:table-cell>
              <table:table-cell office:value-type="float" office:value="4.149053356497">
                <text:p>4.14905335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4.331847685758">
                <text:p>4.33184768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5">
                <text:p>43.5</text:p>
              </table:table-cell>
              <table:table-cell office:value-type="float" office:value="4.481504387354">
                <text:p>4.481504387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4.550484473767">
                <text:p>4.550484473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.5">
                <text:p>44.5</text:p>
              </table:table-cell>
              <table:table-cell office:value-type="float" office:value="4.546936834498">
                <text:p>4.54693683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4.499881598011">
                <text:p>4.49988159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.5">
                <text:p>45.5</text:p>
              </table:table-cell>
              <table:table-cell office:value-type="float" office:value="4.434430936017">
                <text:p>4.434430936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4.367751026943">
                <text:p>4.36775102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5">
                <text:p>46.5</text:p>
              </table:table-cell>
              <table:table-cell office:value-type="float" office:value="4.311471140608">
                <text:p>4.31147114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4.274013405622">
                <text:p>4.274013405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5">
                <text:p>47.5</text:p>
              </table:table-cell>
              <table:table-cell office:value-type="float" office:value="4.261592235844">
                <text:p>4.26159223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4.277844882449">
                <text:p>4.27784488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5">
                <text:p>48.5</text:p>
              </table:table-cell>
              <table:table-cell office:value-type="float" office:value="4.324292147183">
                <text:p>4.324292147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4.4003655225">
                <text:p>4.400365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5">
                <text:p>49.5</text:p>
              </table:table-cell>
              <table:table-cell office:value-type="float" office:value="4.5025008759">
                <text:p>4.502500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4.624961138236">
                <text:p>4.624961138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5">
                <text:p>50.5</text:p>
              </table:table-cell>
              <table:table-cell office:value-type="float" office:value="4.757238691087">
                <text:p>4.75723869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4.885054843785">
                <text:p>4.88505484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5">
                <text:p>51.5</text:p>
              </table:table-cell>
              <table:table-cell office:value-type="float" office:value="4.990816767519">
                <text:p>4.990816767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">
                <text:p>52</text:p>
              </table:table-cell>
              <table:table-cell office:value-type="float" office:value="5.058460185661">
                <text:p>5.05846018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.5">
                <text:p>52.5</text:p>
              </table:table-cell>
              <table:table-cell office:value-type="float" office:value="5.090552058533">
                <text:p>5.09055205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">
                <text:p>53</text:p>
              </table:table-cell>
              <table:table-cell office:value-type="float" office:value="5.1305870764">
                <text:p>5.1305870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.5">
                <text:p>53.5</text:p>
              </table:table-cell>
              <table:table-cell office:value-type="float" office:value="5.239012682945">
                <text:p>5.23901268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">
                <text:p>54</text:p>
              </table:table-cell>
              <table:table-cell office:value-type="float" office:value="5.41072248173">
                <text:p>5.41072248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.5">
                <text:p>54.5</text:p>
              </table:table-cell>
              <table:table-cell office:value-type="float" office:value="5.5591184004">
                <text:p>5.559118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">
                <text:p>55</text:p>
              </table:table-cell>
              <table:table-cell office:value-type="float" office:value="5.609264941475">
                <text:p>5.60926494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